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733062" calcext:value-type="float">
            <text:p>-0.733062</text:p>
          </table:table-cell>
          <table:table-cell office:value-type="float" office:value="0.12945" calcext:value-type="float">
            <text:p>0.12945</text:p>
          </table:table-cell>
          <table:table-cell office:value-type="float" office:value="0.512701" calcext:value-type="float">
            <text:p>0.512701</text:p>
          </table:table-cell>
          <table:table-cell office:value-type="float" office:value="-0.860361" calcext:value-type="float">
            <text:p>-0.8603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6038" calcext:value-type="float">
            <text:p>-0.76038</text:p>
          </table:table-cell>
          <table:table-cell office:value-type="float" office:value="-0.251647" calcext:value-type="float">
            <text:p>-0.251647</text:p>
          </table:table-cell>
          <table:table-cell office:value-type="float" office:value="-0.131106" calcext:value-type="float">
            <text:p>-0.131106</text:p>
          </table:table-cell>
          <table:table-cell office:value-type="float" office:value="-0.056791" calcext:value-type="float">
            <text:p>-0.056791</text:p>
          </table:table-cell>
          <table:table-cell office:value-type="float" office:value="0.011352" calcext:value-type="float">
            <text:p>0.011352</text:p>
          </table:table-cell>
          <table:table-cell office:value-type="float" office:value="0.128005" calcext:value-type="float">
            <text:p>0.128005</text:p>
          </table:table-cell>
          <table:table-cell office:value-type="float" office:value="0.255429" calcext:value-type="float">
            <text:p>0.255429</text:p>
          </table:table-cell>
          <table:table-cell office:value-type="float" office:value="0.336379" calcext:value-type="float">
            <text:p>0.336379</text:p>
          </table:table-cell>
          <table:table-cell office:value-type="float" office:value="0.470114" calcext:value-type="float">
            <text:p>0.470114</text:p>
          </table:table-cell>
          <table:table-cell office:value-type="float" office:value="0.513438" calcext:value-type="float">
            <text:p>0.513438</text:p>
          </table:table-cell>
          <table:table-cell office:value-type="float" office:value="-0.099865" calcext:value-type="float">
            <text:p>-0.0998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17311" calcext:value-type="float">
            <text:p>-0.917311</text:p>
          </table:table-cell>
          <table:table-cell office:value-type="float" office:value="-0.270582" calcext:value-type="float">
            <text:p>-0.270582</text:p>
          </table:table-cell>
          <table:table-cell office:value-type="float" office:value="-0.119589" calcext:value-type="float">
            <text:p>-0.119589</text:p>
          </table:table-cell>
          <table:table-cell office:value-type="float" office:value="-0.045116" calcext:value-type="float">
            <text:p>-0.045116</text:p>
          </table:table-cell>
          <table:table-cell office:value-type="float" office:value="0.035142" calcext:value-type="float">
            <text:p>0.035142</text:p>
          </table:table-cell>
          <table:table-cell office:value-type="float" office:value="0.160596" calcext:value-type="float">
            <text:p>0.160596</text:p>
          </table:table-cell>
          <table:table-cell office:value-type="float" office:value="0.272988" calcext:value-type="float">
            <text:p>0.272988</text:p>
          </table:table-cell>
          <table:table-cell office:value-type="float" office:value="0.33697" calcext:value-type="float">
            <text:p>0.33697</text:p>
          </table:table-cell>
          <table:table-cell office:value-type="float" office:value="0.465835" calcext:value-type="float">
            <text:p>0.465835</text:p>
          </table:table-cell>
          <table:table-cell office:value-type="float" office:value="0.513438" calcext:value-type="float">
            <text:p>0.513438</text:p>
          </table:table-cell>
          <table:table-cell office:value-type="float" office:value="-0.108107" calcext:value-type="float">
            <text:p>-0.1081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84379" calcext:value-type="float">
            <text:p>-0.984379</text:p>
          </table:table-cell>
          <table:table-cell office:value-type="float" office:value="-0.239069" calcext:value-type="float">
            <text:p>-0.239069</text:p>
          </table:table-cell>
          <table:table-cell office:value-type="float" office:value="-0.064752" calcext:value-type="float">
            <text:p>-0.064752</text:p>
          </table:table-cell>
          <table:table-cell office:value-type="float" office:value="0.040306" calcext:value-type="float">
            <text:p>0.040306</text:p>
          </table:table-cell>
          <table:table-cell office:value-type="float" office:value="0.144979" calcext:value-type="float">
            <text:p>0.144979</text:p>
          </table:table-cell>
          <table:table-cell office:value-type="float" office:value="0.24285" calcext:value-type="float">
            <text:p>0.24285</text:p>
          </table:table-cell>
          <table:table-cell office:value-type="float" office:value="0.302685" calcext:value-type="float">
            <text:p>0.302685</text:p>
          </table:table-cell>
          <table:table-cell office:value-type="float" office:value="0.362312" calcext:value-type="float">
            <text:p>0.362312</text:p>
          </table:table-cell>
          <table:table-cell office:value-type="float" office:value="0.499756" calcext:value-type="float">
            <text:p>0.499756</text:p>
          </table:table-cell>
          <table:table-cell office:value-type="float" office:value="0.513438" calcext:value-type="float">
            <text:p>0.513438</text:p>
          </table:table-cell>
          <table:table-cell office:value-type="float" office:value="-0.069531" calcext:value-type="float">
            <text:p>-0.0695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305868" calcext:value-type="float">
            <text:p>-0.305868</text:p>
          </table:table-cell>
          <table:table-cell office:value-type="float" office:value="-0.041708" calcext:value-type="float">
            <text:p>-0.041708</text:p>
          </table:table-cell>
          <table:table-cell office:value-type="float" office:value="0.059191" calcext:value-type="float">
            <text:p>0.059191</text:p>
          </table:table-cell>
          <table:table-cell office:value-type="float" office:value="0.158487" calcext:value-type="float">
            <text:p>0.158487</text:p>
          </table:table-cell>
          <table:table-cell office:value-type="float" office:value="0.233212" calcext:value-type="float">
            <text:p>0.233212</text:p>
          </table:table-cell>
          <table:table-cell office:value-type="float" office:value="0.304069" calcext:value-type="float">
            <text:p>0.304069</text:p>
          </table:table-cell>
          <table:table-cell office:value-type="float" office:value="0.374743" calcext:value-type="float">
            <text:p>0.374743</text:p>
          </table:table-cell>
          <table:table-cell office:value-type="float" office:value="0.501882" calcext:value-type="float">
            <text:p>0.501882</text:p>
          </table:table-cell>
          <table:table-cell office:value-type="float" office:value="0.576597" calcext:value-type="float">
            <text:p>0.576597</text:p>
          </table:table-cell>
          <table:table-cell office:value-type="float" office:value="-0.071599" calcext:value-type="float">
            <text:p>-0.0715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47234" calcext:value-type="float">
            <text:p>-0.947234</text:p>
          </table:table-cell>
          <table:table-cell office:value-type="float" office:value="-0.125452" calcext:value-type="float">
            <text:p>-0.125452</text:p>
          </table:table-cell>
          <table:table-cell office:value-type="float" office:value="0.015395" calcext:value-type="float">
            <text:p>0.015395</text:p>
          </table:table-cell>
          <table:table-cell office:value-type="float" office:value="0.100796" calcext:value-type="float">
            <text:p>0.100796</text:p>
          </table:table-cell>
          <table:table-cell office:value-type="float" office:value="0.188942" calcext:value-type="float">
            <text:p>0.188942</text:p>
          </table:table-cell>
          <table:table-cell office:value-type="float" office:value="0.268301" calcext:value-type="float">
            <text:p>0.268301</text:p>
          </table:table-cell>
          <table:table-cell office:value-type="float" office:value="0.333302" calcext:value-type="float">
            <text:p>0.333302</text:p>
          </table:table-cell>
          <table:table-cell office:value-type="float" office:value="0.421691" calcext:value-type="float">
            <text:p>0.421691</text:p>
          </table:table-cell>
          <table:table-cell office:value-type="float" office:value="0.513848" calcext:value-type="float">
            <text:p>0.513848</text:p>
          </table:table-cell>
          <table:table-cell office:value-type="float" office:value="0.576597" calcext:value-type="float">
            <text:p>0.576597</text:p>
          </table:table-cell>
          <table:table-cell office:value-type="float" office:value="-0.023041" calcext:value-type="float">
            <text:p>-0.0230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12618" calcext:value-type="float">
            <text:p>-0.912618</text:p>
          </table:table-cell>
          <table:table-cell office:value-type="float" office:value="-0.062564" calcext:value-type="float">
            <text:p>-0.062564</text:p>
          </table:table-cell>
          <table:table-cell office:value-type="float" office:value="0.047565" calcext:value-type="float">
            <text:p>0.047565</text:p>
          </table:table-cell>
          <table:table-cell office:value-type="float" office:value="0.138742" calcext:value-type="float">
            <text:p>0.138742</text:p>
          </table:table-cell>
          <table:table-cell office:value-type="float" office:value="0.21472" calcext:value-type="float">
            <text:p>0.21472</text:p>
          </table:table-cell>
          <table:table-cell office:value-type="float" office:value="0.290042" calcext:value-type="float">
            <text:p>0.290042</text:p>
          </table:table-cell>
          <table:table-cell office:value-type="float" office:value="0.344251" calcext:value-type="float">
            <text:p>0.344251</text:p>
          </table:table-cell>
          <table:table-cell office:value-type="float" office:value="0.432955" calcext:value-type="float">
            <text:p>0.432955</text:p>
          </table:table-cell>
          <table:table-cell office:value-type="float" office:value="0.52094" calcext:value-type="float">
            <text:p>0.52094</text:p>
          </table:table-cell>
          <table:table-cell office:value-type="float" office:value="0.610683" calcext:value-type="float">
            <text:p>0.610683</text:p>
          </table:table-cell>
          <table:table-cell office:value-type="float" office:value="0.001403" calcext:value-type="float">
            <text:p>0.0014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6749" calcext:value-type="float">
            <text:p>-0.26749</text:p>
          </table:table-cell>
          <table:table-cell office:value-type="float" office:value="0.017367" calcext:value-type="float">
            <text:p>0.017367</text:p>
          </table:table-cell>
          <table:table-cell office:value-type="float" office:value="0.123825" calcext:value-type="float">
            <text:p>0.123825</text:p>
          </table:table-cell>
          <table:table-cell office:value-type="float" office:value="0.218716" calcext:value-type="float">
            <text:p>0.218716</text:p>
          </table:table-cell>
          <table:table-cell office:value-type="float" office:value="0.293639" calcext:value-type="float">
            <text:p>0.293639</text:p>
          </table:table-cell>
          <table:table-cell office:value-type="float" office:value="0.346141" calcext:value-type="float">
            <text:p>0.346141</text:p>
          </table:table-cell>
          <table:table-cell office:value-type="float" office:value="0.424671" calcext:value-type="float">
            <text:p>0.424671</text:p>
          </table:table-cell>
          <table:table-cell office:value-type="float" office:value="0.521061" calcext:value-type="float">
            <text:p>0.521061</text:p>
          </table:table-cell>
          <table:table-cell office:value-type="float" office:value="0.610683" calcext:value-type="float">
            <text:p>0.610683</text:p>
          </table:table-cell>
          <table:table-cell office:value-type="float" office:value="-0.032207" calcext:value-type="float">
            <text:p>-0.0322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35328" calcext:value-type="float">
            <text:p>-0.635328</text:p>
          </table:table-cell>
          <table:table-cell office:value-type="float" office:value="-0.010065" calcext:value-type="float">
            <text:p>-0.010065</text:p>
          </table:table-cell>
          <table:table-cell office:value-type="float" office:value="0.098042" calcext:value-type="float">
            <text:p>0.098042</text:p>
          </table:table-cell>
          <table:table-cell office:value-type="float" office:value="0.185833" calcext:value-type="float">
            <text:p>0.185833</text:p>
          </table:table-cell>
          <table:table-cell office:value-type="float" office:value="0.269055" calcext:value-type="float">
            <text:p>0.269055</text:p>
          </table:table-cell>
          <table:table-cell office:value-type="float" office:value="0.32818" calcext:value-type="float">
            <text:p>0.32818</text:p>
          </table:table-cell>
          <table:table-cell office:value-type="float" office:value="0.387982" calcext:value-type="float">
            <text:p>0.387982</text:p>
          </table:table-cell>
          <table:table-cell office:value-type="float" office:value="0.469745" calcext:value-type="float">
            <text:p>0.469745</text:p>
          </table:table-cell>
          <table:table-cell office:value-type="float" office:value="0.526057" calcext:value-type="float">
            <text:p>0.526057</text:p>
          </table:table-cell>
          <table:table-cell office:value-type="float" office:value="0.610683" calcext:value-type="float">
            <text:p>0.610683</text:p>
          </table:table-cell>
          <table:table-cell office:value-type="float" office:value="0.06195" calcext:value-type="float">
            <text:p>0.061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37066" calcext:value-type="float">
            <text:p>-0.237066</text:p>
          </table:table-cell>
          <table:table-cell office:value-type="float" office:value="0.071553" calcext:value-type="float">
            <text:p>0.071553</text:p>
          </table:table-cell>
          <table:table-cell office:value-type="float" office:value="0.184672" calcext:value-type="float">
            <text:p>0.184672</text:p>
          </table:table-cell>
          <table:table-cell office:value-type="float" office:value="0.280557" calcext:value-type="float">
            <text:p>0.280557</text:p>
          </table:table-cell>
          <table:table-cell office:value-type="float" office:value="0.33345" calcext:value-type="float">
            <text:p>0.33345</text:p>
          </table:table-cell>
          <table:table-cell office:value-type="float" office:value="0.391932" calcext:value-type="float">
            <text:p>0.391932</text:p>
          </table:table-cell>
          <table:table-cell office:value-type="float" office:value="0.466745" calcext:value-type="float">
            <text:p>0.466745</text:p>
          </table:table-cell>
          <table:table-cell office:value-type="float" office:value="0.53012" calcext:value-type="float">
            <text:p>0.53012</text:p>
          </table:table-cell>
          <table:table-cell office:value-type="float" office:value="0.66843" calcext:value-type="float">
            <text:p>0.66843</text:p>
          </table:table-cell>
          <table:table-cell office:value-type="float" office:value="0.002196" calcext:value-type="float">
            <text:p>0.0021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45021" calcext:value-type="float">
            <text:p>-0.645021</text:p>
          </table:table-cell>
          <table:table-cell office:value-type="float" office:value="0.037008" calcext:value-type="float">
            <text:p>0.037008</text:p>
          </table:table-cell>
          <table:table-cell office:value-type="float" office:value="0.132826" calcext:value-type="float">
            <text:p>0.132826</text:p>
          </table:table-cell>
          <table:table-cell office:value-type="float" office:value="0.240246" calcext:value-type="float">
            <text:p>0.240246</text:p>
          </table:table-cell>
          <table:table-cell office:value-type="float" office:value="0.314517" calcext:value-type="float">
            <text:p>0.314517</text:p>
          </table:table-cell>
          <table:table-cell office:value-type="float" office:value="0.361205" calcext:value-type="float">
            <text:p>0.361205</text:p>
          </table:table-cell>
          <table:table-cell office:value-type="float" office:value="0.419599" calcext:value-type="float">
            <text:p>0.419599</text:p>
          </table:table-cell>
          <table:table-cell office:value-type="float" office:value="0.476016" calcext:value-type="float">
            <text:p>0.476016</text:p>
          </table:table-cell>
          <table:table-cell office:value-type="float" office:value="0.538669" calcext:value-type="float">
            <text:p>0.538669</text:p>
          </table:table-cell>
          <table:table-cell office:value-type="float" office:value="0.66843" calcext:value-type="float">
            <text:p>0.66843</text:p>
          </table:table-cell>
          <table:table-cell office:value-type="float" office:value="0.087507" calcext:value-type="float">
            <text:p>0.08750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7009" calcext:value-type="float">
            <text:p>-0.87009</text:p>
          </table:table-cell>
          <table:table-cell office:value-type="float" office:value="-0.015237" calcext:value-type="float">
            <text:p>-0.015237</text:p>
          </table:table-cell>
          <table:table-cell office:value-type="float" office:value="0.094195" calcext:value-type="float">
            <text:p>0.094195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28575" calcext:value-type="float">
            <text:p>0.28575</text:p>
          </table:table-cell>
          <table:table-cell office:value-type="float" office:value="0.344669" calcext:value-type="float">
            <text:p>0.344669</text:p>
          </table:table-cell>
          <table:table-cell office:value-type="float" office:value="0.418916" calcext:value-type="float">
            <text:p>0.418916</text:p>
          </table:table-cell>
          <table:table-cell office:value-type="float" office:value="0.469196" calcext:value-type="float">
            <text:p>0.469196</text:p>
          </table:table-cell>
          <table:table-cell office:value-type="float" office:value="0.54622" calcext:value-type="float">
            <text:p>0.54622</text:p>
          </table:table-cell>
          <table:table-cell office:value-type="float" office:value="0.693104" calcext:value-type="float">
            <text:p>0.693104</text:p>
          </table:table-cell>
          <table:table-cell office:value-type="float" office:value="0.046497" calcext:value-type="float">
            <text:p>0.04649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54066" calcext:value-type="float">
            <text:p>-0.654066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3462" calcext:value-type="float">
            <text:p>0.123462</text:p>
          </table:table-cell>
          <table:table-cell office:value-type="float" office:value="0.230765" calcext:value-type="float">
            <text:p>0.230765</text:p>
          </table:table-cell>
          <table:table-cell office:value-type="float" office:value="0.308982" calcext:value-type="float">
            <text:p>0.308982</text:p>
          </table:table-cell>
          <table:table-cell office:value-type="float" office:value="0.370294" calcext:value-type="float">
            <text:p>0.370294</text:p>
          </table:table-cell>
          <table:table-cell office:value-type="float" office:value="0.432215" calcext:value-type="float">
            <text:p>0.432215</text:p>
          </table:table-cell>
          <table:table-cell office:value-type="float" office:value="0.468953" calcext:value-type="float">
            <text:p>0.468953</text:p>
          </table:table-cell>
          <table:table-cell office:value-type="float" office:value="0.550763" calcext:value-type="float">
            <text:p>0.550763</text:p>
          </table:table-cell>
          <table:table-cell office:value-type="float" office:value="0.693104" calcext:value-type="float">
            <text:p>0.693104</text:p>
          </table:table-cell>
          <table:table-cell office:value-type="float" office:value="0.086637" calcext:value-type="float">
            <text:p>0.0866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34871" calcext:value-type="float">
            <text:p>-0.934871</text:p>
          </table:table-cell>
          <table:table-cell office:value-type="float" office:value="0.009626" calcext:value-type="float">
            <text:p>0.009626</text:p>
          </table:table-cell>
          <table:table-cell office:value-type="float" office:value="0.139005" calcext:value-type="float">
            <text:p>0.139005</text:p>
          </table:table-cell>
          <table:table-cell office:value-type="float" office:value="0.25009" calcext:value-type="float">
            <text:p>0.25009</text:p>
          </table:table-cell>
          <table:table-cell office:value-type="float" office:value="0.320014" calcext:value-type="float">
            <text:p>0.320014</text:p>
          </table:table-cell>
          <table:table-cell office:value-type="float" office:value="0.37518" calcext:value-type="float">
            <text:p>0.37518</text:p>
          </table:table-cell>
          <table:table-cell office:value-type="float" office:value="0.430211" calcext:value-type="float">
            <text:p>0.430211</text:p>
          </table:table-cell>
          <table:table-cell office:value-type="float" office:value="0.473121" calcext:value-type="float">
            <text:p>0.473121</text:p>
          </table:table-cell>
          <table:table-cell office:value-type="float" office:value="0.57768" calcext:value-type="float">
            <text:p>0.57768</text:p>
          </table:table-cell>
          <table:table-cell office:value-type="float" office:value="0.775481" calcext:value-type="float">
            <text:p>0.775481</text:p>
          </table:table-cell>
          <table:table-cell office:value-type="float" office:value="0.064006" calcext:value-type="float">
            <text:p>0.0640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60287" calcext:value-type="float">
            <text:p>-0.560287</text:p>
          </table:table-cell>
          <table:table-cell office:value-type="float" office:value="0.059432" calcext:value-type="float">
            <text:p>0.059432</text:p>
          </table:table-cell>
          <table:table-cell office:value-type="float" office:value="0.172666" calcext:value-type="float">
            <text:p>0.172666</text:p>
          </table:table-cell>
          <table:table-cell office:value-type="float" office:value="0.256497" calcext:value-type="float">
            <text:p>0.256497</text:p>
          </table:table-cell>
          <table:table-cell office:value-type="float" office:value="0.315676" calcext:value-type="float">
            <text:p>0.315676</text:p>
          </table:table-cell>
          <table:table-cell office:value-type="float" office:value="0.367382" calcext:value-type="float">
            <text:p>0.367382</text:p>
          </table:table-cell>
          <table:table-cell office:value-type="float" office:value="0.42431" calcext:value-type="float">
            <text:p>0.42431</text:p>
          </table:table-cell>
          <table:table-cell office:value-type="float" office:value="0.478339" calcext:value-type="float">
            <text:p>0.478339</text:p>
          </table:table-cell>
          <table:table-cell office:value-type="float" office:value="0.594397" calcext:value-type="float">
            <text:p>0.594397</text:p>
          </table:table-cell>
          <table:table-cell office:value-type="float" office:value="0.775481" calcext:value-type="float">
            <text:p>0.775481</text:p>
          </table:table-cell>
          <table:table-cell office:value-type="float" office:value="0.110841" calcext:value-type="float">
            <text:p>0.1108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03416" calcext:value-type="float">
            <text:p>-0.603416</text:p>
          </table:table-cell>
          <table:table-cell office:value-type="float" office:value="0.043427" calcext:value-type="float">
            <text:p>0.043427</text:p>
          </table:table-cell>
          <table:table-cell office:value-type="float" office:value="0.171729" calcext:value-type="float">
            <text:p>0.171729</text:p>
          </table:table-cell>
          <table:table-cell office:value-type="float" office:value="0.252754" calcext:value-type="float">
            <text:p>0.252754</text:p>
          </table:table-cell>
          <table:table-cell office:value-type="float" office:value="0.31563" calcext:value-type="float">
            <text:p>0.31563</text:p>
          </table:table-cell>
          <table:table-cell office:value-type="float" office:value="0.377221" calcext:value-type="float">
            <text:p>0.377221</text:p>
          </table:table-cell>
          <table:table-cell office:value-type="float" office:value="0.426628" calcext:value-type="float">
            <text:p>0.426628</text:p>
          </table:table-cell>
          <table:table-cell office:value-type="float" office:value="0.476797" calcext:value-type="float">
            <text:p>0.476797</text:p>
          </table:table-cell>
          <table:table-cell office:value-type="float" office:value="0.589573" calcext:value-type="float">
            <text:p>0.589573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105034" calcext:value-type="float">
            <text:p>0.1050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74333" calcext:value-type="float">
            <text:p>-0.674333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132963" calcext:value-type="float">
            <text:p>0.132963</text:p>
          </table:table-cell>
          <table:table-cell office:value-type="float" office:value="0.244407" calcext:value-type="float">
            <text:p>0.244407</text:p>
          </table:table-cell>
          <table:table-cell office:value-type="float" office:value="0.319584" calcext:value-type="float">
            <text:p>0.319584</text:p>
          </table:table-cell>
          <table:table-cell office:value-type="float" office:value="0.37571" calcext:value-type="float">
            <text:p>0.37571</text:p>
          </table:table-cell>
          <table:table-cell office:value-type="float" office:value="0.421276" calcext:value-type="float">
            <text:p>0.421276</text:p>
          </table:table-cell>
          <table:table-cell office:value-type="float" office:value="0.471903" calcext:value-type="float">
            <text:p>0.471903</text:p>
          </table:table-cell>
          <table:table-cell office:value-type="float" office:value="0.604593" calcext:value-type="float">
            <text:p>0.604593</text:p>
          </table:table-cell>
          <table:table-cell office:value-type="float" office:value="0.796806" calcext:value-type="float">
            <text:p>0.796806</text:p>
          </table:table-cell>
          <table:table-cell office:value-type="float" office:value="0.089679" calcext:value-type="float">
            <text:p>0.0896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77755" calcext:value-type="float">
            <text:p>-0.477755</text:p>
          </table:table-cell>
          <table:table-cell office:value-type="float" office:value="0.079195" calcext:value-type="float">
            <text:p>0.079195</text:p>
          </table:table-cell>
          <table:table-cell office:value-type="float" office:value="0.190119" calcext:value-type="float">
            <text:p>0.190119</text:p>
          </table:table-cell>
          <table:table-cell office:value-type="float" office:value="0.283359" calcext:value-type="float">
            <text:p>0.283359</text:p>
          </table:table-cell>
          <table:table-cell office:value-type="float" office:value="0.340931" calcext:value-type="float">
            <text:p>0.340931</text:p>
          </table:table-cell>
          <table:table-cell office:value-type="float" office:value="0.391324" calcext:value-type="float">
            <text:p>0.391324</text:p>
          </table:table-cell>
          <table:table-cell office:value-type="float" office:value="0.436788" calcext:value-type="float">
            <text:p>0.436788</text:p>
          </table:table-cell>
          <table:table-cell office:value-type="float" office:value="0.482704" calcext:value-type="float">
            <text:p>0.482704</text:p>
          </table:table-cell>
          <table:table-cell office:value-type="float" office:value="0.62348" calcext:value-type="float">
            <text:p>0.62348</text:p>
          </table:table-cell>
          <table:table-cell office:value-type="float" office:value="0.797165" calcext:value-type="float">
            <text:p>0.797165</text:p>
          </table:table-cell>
          <table:table-cell office:value-type="float" office:value="0.135015" calcext:value-type="float">
            <text:p>0.1350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98712" calcext:value-type="float">
            <text:p>-0.598712</text:p>
          </table:table-cell>
          <table:table-cell office:value-type="float" office:value="0.087416" calcext:value-type="float">
            <text:p>0.087416</text:p>
          </table:table-cell>
          <table:table-cell office:value-type="float" office:value="0.19433" calcext:value-type="float">
            <text:p>0.19433</text:p>
          </table:table-cell>
          <table:table-cell office:value-type="float" office:value="0.276362" calcext:value-type="float">
            <text:p>0.276362</text:p>
          </table:table-cell>
          <table:table-cell office:value-type="float" office:value="0.339469" calcext:value-type="float">
            <text:p>0.339469</text:p>
          </table:table-cell>
          <table:table-cell office:value-type="float" office:value="0.389309" calcext:value-type="float">
            <text:p>0.389309</text:p>
          </table:table-cell>
          <table:table-cell office:value-type="float" office:value="0.434126" calcext:value-type="float">
            <text:p>0.434126</text:p>
          </table:table-cell>
          <table:table-cell office:value-type="float" office:value="0.488013" calcext:value-type="float">
            <text:p>0.488013</text:p>
          </table:table-cell>
          <table:table-cell office:value-type="float" office:value="0.67632" calcext:value-type="float">
            <text:p>0.67632</text:p>
          </table:table-cell>
          <table:table-cell office:value-type="float" office:value="0.799245" calcext:value-type="float">
            <text:p>0.799245</text:p>
          </table:table-cell>
          <table:table-cell office:value-type="float" office:value="0.128663" calcext:value-type="float">
            <text:p>0.1286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88903" calcext:value-type="float">
            <text:p>-0.188903</text:p>
          </table:table-cell>
          <table:table-cell office:value-type="float" office:value="0.135036" calcext:value-type="float">
            <text:p>0.135036</text:p>
          </table:table-cell>
          <table:table-cell office:value-type="float" office:value="0.235472" calcext:value-type="float">
            <text:p>0.235472</text:p>
          </table:table-cell>
          <table:table-cell office:value-type="float" office:value="0.318417" calcext:value-type="float">
            <text:p>0.318417</text:p>
          </table:table-cell>
          <table:table-cell office:value-type="float" office:value="0.377093" calcext:value-type="float">
            <text:p>0.377093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462317" calcext:value-type="float">
            <text:p>0.462317</text:p>
          </table:table-cell>
          <table:table-cell office:value-type="float" office:value="0.528515" calcext:value-type="float">
            <text:p>0.528515</text:p>
          </table:table-cell>
          <table:table-cell office:value-type="float" office:value="0.74522" calcext:value-type="float">
            <text:p>0.74522</text:p>
          </table:table-cell>
          <table:table-cell office:value-type="float" office:value="0.849695" calcext:value-type="float">
            <text:p>0.849695</text:p>
          </table:table-cell>
          <table:table-cell office:value-type="float" office:value="0.203889" calcext:value-type="float">
            <text:p>0.2038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2071" calcext:value-type="float">
            <text:p>-0.32071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226103" calcext:value-type="float">
            <text:p>0.226103</text:p>
          </table:table-cell>
          <table:table-cell office:value-type="float" office:value="0.334141" calcext:value-type="float">
            <text:p>0.334141</text:p>
          </table:table-cell>
          <table:table-cell office:value-type="float" office:value="0.392691" calcext:value-type="float">
            <text:p>0.392691</text:p>
          </table:table-cell>
          <table:table-cell office:value-type="float" office:value="0.447273" calcext:value-type="float">
            <text:p>0.447273</text:p>
          </table:table-cell>
          <table:table-cell office:value-type="float" office:value="0.498866" calcext:value-type="float">
            <text:p>0.498866</text:p>
          </table:table-cell>
          <table:table-cell office:value-type="float" office:value="0.606457" calcext:value-type="float">
            <text:p>0.606457</text:p>
          </table:table-cell>
          <table:table-cell office:value-type="float" office:value="0.793968" calcext:value-type="float">
            <text:p>0.793968</text:p>
          </table:table-cell>
          <table:table-cell office:value-type="float" office:value="0.855235" calcext:value-type="float">
            <text:p>0.855235</text:p>
          </table:table-cell>
          <table:table-cell office:value-type="float" office:value="0.209349" calcext:value-type="float">
            <text:p>0.20934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904492" calcext:value-type="float">
            <text:p>-0.904492</text:p>
          </table:table-cell>
          <table:table-cell office:value-type="float" office:value="0.029782" calcext:value-type="float">
            <text:p>0.029782</text:p>
          </table:table-cell>
          <table:table-cell office:value-type="float" office:value="0.207919" calcext:value-type="float">
            <text:p>0.207919</text:p>
          </table:table-cell>
          <table:table-cell office:value-type="float" office:value="0.299562" calcext:value-type="float">
            <text:p>0.299562</text:p>
          </table:table-cell>
          <table:table-cell office:value-type="float" office:value="0.377845" calcext:value-type="float">
            <text:p>0.377845</text:p>
          </table:table-cell>
          <table:table-cell office:value-type="float" office:value="0.431389" calcext:value-type="float">
            <text:p>0.431389</text:p>
          </table:table-cell>
          <table:table-cell office:value-type="float" office:value="0.467891" calcext:value-type="float">
            <text:p>0.467891</text:p>
          </table:table-cell>
          <table:table-cell office:value-type="float" office:value="0.51669" calcext:value-type="float">
            <text:p>0.51669</text:p>
          </table:table-cell>
          <table:table-cell office:value-type="float" office:value="0.658452" calcext:value-type="float">
            <text:p>0.658452</text:p>
          </table:table-cell>
          <table:table-cell office:value-type="float" office:value="0.809684" calcext:value-type="float">
            <text:p>0.809684</text:p>
          </table:table-cell>
          <table:table-cell office:value-type="float" office:value="0.859488" calcext:value-type="float">
            <text:p>0.859488</text:p>
          </table:table-cell>
          <table:table-cell office:value-type="float" office:value="0.289472" calcext:value-type="float">
            <text:p>0.28947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752642" calcext:value-type="float">
            <text:p>-0.752642</text:p>
          </table:table-cell>
          <table:table-cell office:value-type="float" office:value="0.064602" calcext:value-type="float">
            <text:p>0.064602</text:p>
          </table:table-cell>
          <table:table-cell office:value-type="float" office:value="0.241786" calcext:value-type="float">
            <text:p>0.241786</text:p>
          </table:table-cell>
          <table:table-cell office:value-type="float" office:value="0.33603" calcext:value-type="float">
            <text:p>0.33603</text:p>
          </table:table-cell>
          <table:table-cell office:value-type="float" office:value="0.396583" calcext:value-type="float">
            <text:p>0.396583</text:p>
          </table:table-cell>
          <table:table-cell office:value-type="float" office:value="0.450817" calcext:value-type="float">
            <text:p>0.450817</text:p>
          </table:table-cell>
          <table:table-cell office:value-type="float" office:value="0.495583" calcext:value-type="float">
            <text:p>0.495583</text:p>
          </table:table-cell>
          <table:table-cell office:value-type="float" office:value="0.559967" calcext:value-type="float">
            <text:p>0.559967</text:p>
          </table:table-cell>
          <table:table-cell office:value-type="float" office:value="0.691918" calcext:value-type="float">
            <text:p>0.691918</text:p>
          </table:table-cell>
          <table:table-cell office:value-type="float" office:value="0.807956" calcext:value-type="float">
            <text:p>0.807956</text:p>
          </table:table-cell>
          <table:table-cell office:value-type="float" office:value="0.859488" calcext:value-type="float">
            <text:p>0.859488</text:p>
          </table:table-cell>
          <table:table-cell office:value-type="float" office:value="0.32926" calcext:value-type="float">
            <text:p>0.3292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829468" calcext:value-type="float">
            <text:p>-0.829468</text:p>
          </table:table-cell>
          <table:table-cell office:value-type="float" office:value="0.121951" calcext:value-type="float">
            <text:p>0.121951</text:p>
          </table:table-cell>
          <table:table-cell office:value-type="float" office:value="0.239107" calcext:value-type="float">
            <text:p>0.239107</text:p>
          </table:table-cell>
          <table:table-cell office:value-type="float" office:value="0.334703" calcext:value-type="float">
            <text:p>0.334703</text:p>
          </table:table-cell>
          <table:table-cell office:value-type="float" office:value="0.39635" calcext:value-type="float">
            <text:p>0.39635</text:p>
          </table:table-cell>
          <table:table-cell office:value-type="float" office:value="0.455986" calcext:value-type="float">
            <text:p>0.455986</text:p>
          </table:table-cell>
          <table:table-cell office:value-type="float" office:value="0.51158" calcext:value-type="float">
            <text:p>0.51158</text:p>
          </table:table-cell>
          <table:table-cell office:value-type="float" office:value="0.566813" calcext:value-type="float">
            <text:p>0.566813</text:p>
          </table:table-cell>
          <table:table-cell office:value-type="float" office:value="0.70433" calcext:value-type="float">
            <text:p>0.70433</text:p>
          </table:table-cell>
          <table:table-cell office:value-type="float" office:value="0.816277" calcext:value-type="float">
            <text:p>0.816277</text:p>
          </table:table-cell>
          <table:table-cell office:value-type="float" office:value="0.862553" calcext:value-type="float">
            <text:p>0.862553</text:p>
          </table:table-cell>
          <table:table-cell office:value-type="float" office:value="0.331763" calcext:value-type="float">
            <text:p>0.33176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620565" calcext:value-type="float">
            <text:p>-0.620565</text:p>
          </table:table-cell>
          <table:table-cell office:value-type="float" office:value="0.162396" calcext:value-type="float">
            <text:p>0.162396</text:p>
          </table:table-cell>
          <table:table-cell office:value-type="float" office:value="0.281136" calcext:value-type="float">
            <text:p>0.281136</text:p>
          </table:table-cell>
          <table:table-cell office:value-type="float" office:value="0.364923" calcext:value-type="float">
            <text:p>0.364923</text:p>
          </table:table-cell>
          <table:table-cell office:value-type="float" office:value="0.438497" calcext:value-type="float">
            <text:p>0.438497</text:p>
          </table:table-cell>
          <table:table-cell office:value-type="float" office:value="0.488109" calcext:value-type="float">
            <text:p>0.488109</text:p>
          </table:table-cell>
          <table:table-cell office:value-type="float" office:value="0.532521" calcext:value-type="float">
            <text:p>0.532521</text:p>
          </table:table-cell>
          <table:table-cell office:value-type="float" office:value="0.618489" calcext:value-type="float">
            <text:p>0.618489</text:p>
          </table:table-cell>
          <table:table-cell office:value-type="float" office:value="0.740768" calcext:value-type="float">
            <text:p>0.740768</text:p>
          </table:table-cell>
          <table:table-cell office:value-type="float" office:value="0.82499" calcext:value-type="float">
            <text:p>0.82499</text:p>
          </table:table-cell>
          <table:table-cell office:value-type="float" office:value="0.869145" calcext:value-type="float">
            <text:p>0.869145</text:p>
          </table:table-cell>
          <table:table-cell office:value-type="float" office:value="0.383126" calcext:value-type="float">
            <text:p>0.3831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621883" calcext:value-type="float">
            <text:p>-0.621883</text:p>
          </table:table-cell>
          <table:table-cell office:value-type="float" office:value="0.153452" calcext:value-type="float">
            <text:p>0.153452</text:p>
          </table:table-cell>
          <table:table-cell office:value-type="float" office:value="0.281052" calcext:value-type="float">
            <text:p>0.281052</text:p>
          </table:table-cell>
          <table:table-cell office:value-type="float" office:value="0.376077" calcext:value-type="float">
            <text:p>0.376077</text:p>
          </table:table-cell>
          <table:table-cell office:value-type="float" office:value="0.449275" calcext:value-type="float">
            <text:p>0.449275</text:p>
          </table:table-cell>
          <table:table-cell office:value-type="float" office:value="0.498322" calcext:value-type="float">
            <text:p>0.498322</text:p>
          </table:table-cell>
          <table:table-cell office:value-type="float" office:value="0.546655" calcext:value-type="float">
            <text:p>0.546655</text:p>
          </table:table-cell>
          <table:table-cell office:value-type="float" office:value="0.64469" calcext:value-type="float">
            <text:p>0.64469</text:p>
          </table:table-cell>
          <table:table-cell office:value-type="float" office:value="0.764756" calcext:value-type="float">
            <text:p>0.764756</text:p>
          </table:table-cell>
          <table:table-cell office:value-type="float" office:value="0.833898" calcext:value-type="float">
            <text:p>0.833898</text:p>
          </table:table-cell>
          <table:table-cell office:value-type="float" office:value="0.869145" calcext:value-type="float">
            <text:p>0.869145</text:p>
          </table:table-cell>
          <table:table-cell office:value-type="float" office:value="0.39263" calcext:value-type="float">
            <text:p>0.3926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371655" calcext:value-type="float">
            <text:p>-0.371655</text:p>
          </table:table-cell>
          <table:table-cell office:value-type="float" office:value="0.190206" calcext:value-type="float">
            <text:p>0.190206</text:p>
          </table:table-cell>
          <table:table-cell office:value-type="float" office:value="0.317671" calcext:value-type="float">
            <text:p>0.317671</text:p>
          </table:table-cell>
          <table:table-cell office:value-type="float" office:value="0.403559" calcext:value-type="float">
            <text:p>0.403559</text:p>
          </table:table-cell>
          <table:table-cell office:value-type="float" office:value="0.461693" calcext:value-type="float">
            <text:p>0.461693</text:p>
          </table:table-cell>
          <table:table-cell office:value-type="float" office:value="0.504809" calcext:value-type="float">
            <text:p>0.504809</text:p>
          </table:table-cell>
          <table:table-cell office:value-type="float" office:value="0.539067" calcext:value-type="float">
            <text:p>0.539067</text:p>
          </table:table-cell>
          <table:table-cell office:value-type="float" office:value="0.625403" calcext:value-type="float">
            <text:p>0.625403</text:p>
          </table:table-cell>
          <table:table-cell office:value-type="float" office:value="0.751715" calcext:value-type="float">
            <text:p>0.751715</text:p>
          </table:table-cell>
          <table:table-cell office:value-type="float" office:value="0.83051" calcext:value-type="float">
            <text:p>0.83051</text:p>
          </table:table-cell>
          <table:table-cell office:value-type="float" office:value="0.869145" calcext:value-type="float">
            <text:p>0.869145</text:p>
          </table:table-cell>
          <table:table-cell office:value-type="float" office:value="0.425298" calcext:value-type="float">
            <text:p>0.42529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245102" calcext:value-type="float">
            <text:p>-0.245102</text:p>
          </table:table-cell>
          <table:table-cell office:value-type="float" office:value="0.213283" calcext:value-type="float">
            <text:p>0.213283</text:p>
          </table:table-cell>
          <table:table-cell office:value-type="float" office:value="0.311568" calcext:value-type="float">
            <text:p>0.311568</text:p>
          </table:table-cell>
          <table:table-cell office:value-type="float" office:value="0.388314" calcext:value-type="float">
            <text:p>0.388314</text:p>
          </table:table-cell>
          <table:table-cell office:value-type="float" office:value="0.450438" calcext:value-type="float">
            <text:p>0.450438</text:p>
          </table:table-cell>
          <table:table-cell office:value-type="float" office:value="0.496968" calcext:value-type="float">
            <text:p>0.496968</text:p>
          </table:table-cell>
          <table:table-cell office:value-type="float" office:value="0.536742" calcext:value-type="float">
            <text:p>0.536742</text:p>
          </table:table-cell>
          <table:table-cell office:value-type="float" office:value="0.615954" calcext:value-type="float">
            <text:p>0.615954</text:p>
          </table:table-cell>
          <table:table-cell office:value-type="float" office:value="0.741431" calcext:value-type="float">
            <text:p>0.741431</text:p>
          </table:table-cell>
          <table:table-cell office:value-type="float" office:value="0.834809" calcext:value-type="float">
            <text:p>0.834809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34441" calcext:value-type="float">
            <text:p>0.4344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411242" calcext:value-type="float">
            <text:p>-0.411242</text:p>
          </table:table-cell>
          <table:table-cell office:value-type="float" office:value="0.214861" calcext:value-type="float">
            <text:p>0.214861</text:p>
          </table:table-cell>
          <table:table-cell office:value-type="float" office:value="0.321338" calcext:value-type="float">
            <text:p>0.321338</text:p>
          </table:table-cell>
          <table:table-cell office:value-type="float" office:value="0.388173" calcext:value-type="float">
            <text:p>0.388173</text:p>
          </table:table-cell>
          <table:table-cell office:value-type="float" office:value="0.450298" calcext:value-type="float">
            <text:p>0.450298</text:p>
          </table:table-cell>
          <table:table-cell office:value-type="float" office:value="0.495812" calcext:value-type="float">
            <text:p>0.495812</text:p>
          </table:table-cell>
          <table:table-cell office:value-type="float" office:value="0.537637" calcext:value-type="float">
            <text:p>0.537637</text:p>
          </table:table-cell>
          <table:table-cell office:value-type="float" office:value="0.607001" calcext:value-type="float">
            <text:p>0.607001</text:p>
          </table:table-cell>
          <table:table-cell office:value-type="float" office:value="0.716466" calcext:value-type="float">
            <text:p>0.716466</text:p>
          </table:table-cell>
          <table:table-cell office:value-type="float" office:value="0.821819" calcext:value-type="float">
            <text:p>0.821819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14216" calcext:value-type="float">
            <text:p>0.4142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293044" calcext:value-type="float">
            <text:p>-0.293044</text:p>
          </table:table-cell>
          <table:table-cell office:value-type="float" office:value="0.267014" calcext:value-type="float">
            <text:p>0.267014</text:p>
          </table:table-cell>
          <table:table-cell office:value-type="float" office:value="0.343046" calcext:value-type="float">
            <text:p>0.343046</text:p>
          </table:table-cell>
          <table:table-cell office:value-type="float" office:value="0.41087" calcext:value-type="float">
            <text:p>0.41087</text:p>
          </table:table-cell>
          <table:table-cell office:value-type="float" office:value="0.465558" calcext:value-type="float">
            <text:p>0.465558</text:p>
          </table:table-cell>
          <table:table-cell office:value-type="float" office:value="0.50092" calcext:value-type="float">
            <text:p>0.50092</text:p>
          </table:table-cell>
          <table:table-cell office:value-type="float" office:value="0.539097" calcext:value-type="float">
            <text:p>0.539097</text:p>
          </table:table-cell>
          <table:table-cell office:value-type="float" office:value="0.613403" calcext:value-type="float">
            <text:p>0.613403</text:p>
          </table:table-cell>
          <table:table-cell office:value-type="float" office:value="0.731912" calcext:value-type="float">
            <text:p>0.731912</text:p>
          </table:table-cell>
          <table:table-cell office:value-type="float" office:value="0.830817" calcext:value-type="float">
            <text:p>0.830817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40959" calcext:value-type="float">
            <text:p>0.44095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789349" calcext:value-type="float">
            <text:p>-0.789349</text:p>
          </table:table-cell>
          <table:table-cell office:value-type="float" office:value="0.195771" calcext:value-type="float">
            <text:p>0.195771</text:p>
          </table:table-cell>
          <table:table-cell office:value-type="float" office:value="0.316879" calcext:value-type="float">
            <text:p>0.316879</text:p>
          </table:table-cell>
          <table:table-cell office:value-type="float" office:value="0.405369" calcext:value-type="float">
            <text:p>0.405369</text:p>
          </table:table-cell>
          <table:table-cell office:value-type="float" office:value="0.46951" calcext:value-type="float">
            <text:p>0.46951</text:p>
          </table:table-cell>
          <table:table-cell office:value-type="float" office:value="0.511571" calcext:value-type="float">
            <text:p>0.511571</text:p>
          </table:table-cell>
          <table:table-cell office:value-type="float" office:value="0.553632" calcext:value-type="float">
            <text:p>0.553632</text:p>
          </table:table-cell>
          <table:table-cell office:value-type="float" office:value="0.624699" calcext:value-type="float">
            <text:p>0.624699</text:p>
          </table:table-cell>
          <table:table-cell office:value-type="float" office:value="0.736134" calcext:value-type="float">
            <text:p>0.736134</text:p>
          </table:table-cell>
          <table:table-cell office:value-type="float" office:value="0.832433" calcext:value-type="float">
            <text:p>0.832433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385665" calcext:value-type="float">
            <text:p>0.38566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416178" calcext:value-type="float">
            <text:p>-0.416178</text:p>
          </table:table-cell>
          <table:table-cell office:value-type="float" office:value="0.253265" calcext:value-type="float">
            <text:p>0.253265</text:p>
          </table:table-cell>
          <table:table-cell office:value-type="float" office:value="0.381512" calcext:value-type="float">
            <text:p>0.381512</text:p>
          </table:table-cell>
          <table:table-cell office:value-type="float" office:value="0.463398" calcext:value-type="float">
            <text:p>0.463398</text:p>
          </table:table-cell>
          <table:table-cell office:value-type="float" office:value="0.498475" calcext:value-type="float">
            <text:p>0.498475</text:p>
          </table:table-cell>
          <table:table-cell office:value-type="float" office:value="0.527636" calcext:value-type="float">
            <text:p>0.527636</text:p>
          </table:table-cell>
          <table:table-cell office:value-type="float" office:value="0.575834" calcext:value-type="float">
            <text:p>0.575834</text:p>
          </table:table-cell>
          <table:table-cell office:value-type="float" office:value="0.665048" calcext:value-type="float">
            <text:p>0.665048</text:p>
          </table:table-cell>
          <table:table-cell office:value-type="float" office:value="0.767388" calcext:value-type="float">
            <text:p>0.767388</text:p>
          </table:table-cell>
          <table:table-cell office:value-type="float" office:value="0.836708" calcext:value-type="float">
            <text:p>0.836708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55309" calcext:value-type="float">
            <text:p>0.4553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579579" calcext:value-type="float">
            <text:p>-0.579579</text:p>
          </table:table-cell>
          <table:table-cell office:value-type="float" office:value="0.206054" calcext:value-type="float">
            <text:p>0.206054</text:p>
          </table:table-cell>
          <table:table-cell office:value-type="float" office:value="0.336344" calcext:value-type="float">
            <text:p>0.336344</text:p>
          </table:table-cell>
          <table:table-cell office:value-type="float" office:value="0.430554" calcext:value-type="float">
            <text:p>0.430554</text:p>
          </table:table-cell>
          <table:table-cell office:value-type="float" office:value="0.485549" calcext:value-type="float">
            <text:p>0.485549</text:p>
          </table:table-cell>
          <table:table-cell office:value-type="float" office:value="0.520053" calcext:value-type="float">
            <text:p>0.520053</text:p>
          </table:table-cell>
          <table:table-cell office:value-type="float" office:value="0.557124" calcext:value-type="float">
            <text:p>0.557124</text:p>
          </table:table-cell>
          <table:table-cell office:value-type="float" office:value="0.630439" calcext:value-type="float">
            <text:p>0.630439</text:p>
          </table:table-cell>
          <table:table-cell office:value-type="float" office:value="0.752607" calcext:value-type="float">
            <text:p>0.752607</text:p>
          </table:table-cell>
          <table:table-cell office:value-type="float" office:value="0.837303" calcext:value-type="float">
            <text:p>0.837303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17645" calcext:value-type="float">
            <text:p>0.41764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640269" calcext:value-type="float">
            <text:p>-0.640269</text:p>
          </table:table-cell>
          <table:table-cell office:value-type="float" office:value="0.225624" calcext:value-type="float">
            <text:p>0.225624</text:p>
          </table:table-cell>
          <table:table-cell office:value-type="float" office:value="0.357263" calcext:value-type="float">
            <text:p>0.357263</text:p>
          </table:table-cell>
          <table:table-cell office:value-type="float" office:value="0.442789" calcext:value-type="float">
            <text:p>0.442789</text:p>
          </table:table-cell>
          <table:table-cell office:value-type="float" office:value="0.48739" calcext:value-type="float">
            <text:p>0.48739</text:p>
          </table:table-cell>
          <table:table-cell office:value-type="float" office:value="0.519032" calcext:value-type="float">
            <text:p>0.519032</text:p>
          </table:table-cell>
          <table:table-cell office:value-type="float" office:value="0.562393" calcext:value-type="float">
            <text:p>0.562393</text:p>
          </table:table-cell>
          <table:table-cell office:value-type="float" office:value="0.63607" calcext:value-type="float">
            <text:p>0.63607</text:p>
          </table:table-cell>
          <table:table-cell office:value-type="float" office:value="0.756967" calcext:value-type="float">
            <text:p>0.756967</text:p>
          </table:table-cell>
          <table:table-cell office:value-type="float" office:value="0.833831" calcext:value-type="float">
            <text:p>0.833831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18109" calcext:value-type="float">
            <text:p>0.41810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485642" calcext:value-type="float">
            <text:p>-0.485642</text:p>
          </table:table-cell>
          <table:table-cell office:value-type="float" office:value="0.228859" calcext:value-type="float">
            <text:p>0.228859</text:p>
          </table:table-cell>
          <table:table-cell office:value-type="float" office:value="0.351318" calcext:value-type="float">
            <text:p>0.351318</text:p>
          </table:table-cell>
          <table:table-cell office:value-type="float" office:value="0.433758" calcext:value-type="float">
            <text:p>0.433758</text:p>
          </table:table-cell>
          <table:table-cell office:value-type="float" office:value="0.481689" calcext:value-type="float">
            <text:p>0.481689</text:p>
          </table:table-cell>
          <table:table-cell office:value-type="float" office:value="0.511554" calcext:value-type="float">
            <text:p>0.511554</text:p>
          </table:table-cell>
          <table:table-cell office:value-type="float" office:value="0.539579" calcext:value-type="float">
            <text:p>0.539579</text:p>
          </table:table-cell>
          <table:table-cell office:value-type="float" office:value="0.610127" calcext:value-type="float">
            <text:p>0.610127</text:p>
          </table:table-cell>
          <table:table-cell office:value-type="float" office:value="0.727275" calcext:value-type="float">
            <text:p>0.727275</text:p>
          </table:table-cell>
          <table:table-cell office:value-type="float" office:value="0.828206" calcext:value-type="float">
            <text:p>0.828206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22672" calcext:value-type="float">
            <text:p>0.42267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462423" calcext:value-type="float">
            <text:p>-0.462423</text:p>
          </table:table-cell>
          <table:table-cell office:value-type="float" office:value="0.230475" calcext:value-type="float">
            <text:p>0.230475</text:p>
          </table:table-cell>
          <table:table-cell office:value-type="float" office:value="0.339713" calcext:value-type="float">
            <text:p>0.339713</text:p>
          </table:table-cell>
          <table:table-cell office:value-type="float" office:value="0.428091" calcext:value-type="float">
            <text:p>0.428091</text:p>
          </table:table-cell>
          <table:table-cell office:value-type="float" office:value="0.48169" calcext:value-type="float">
            <text:p>0.48169</text:p>
          </table:table-cell>
          <table:table-cell office:value-type="float" office:value="0.513312" calcext:value-type="float">
            <text:p>0.513312</text:p>
          </table:table-cell>
          <table:table-cell office:value-type="float" office:value="0.544779" calcext:value-type="float">
            <text:p>0.544779</text:p>
          </table:table-cell>
          <table:table-cell office:value-type="float" office:value="0.614387" calcext:value-type="float">
            <text:p>0.614387</text:p>
          </table:table-cell>
          <table:table-cell office:value-type="float" office:value="0.717574" calcext:value-type="float">
            <text:p>0.717574</text:p>
          </table:table-cell>
          <table:table-cell office:value-type="float" office:value="0.824349" calcext:value-type="float">
            <text:p>0.824349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23195" calcext:value-type="float">
            <text:p>0.42319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475004" calcext:value-type="float">
            <text:p>-0.475004</text:p>
          </table:table-cell>
          <table:table-cell office:value-type="float" office:value="0.222225" calcext:value-type="float">
            <text:p>0.222225</text:p>
          </table:table-cell>
          <table:table-cell office:value-type="float" office:value="0.329997" calcext:value-type="float">
            <text:p>0.329997</text:p>
          </table:table-cell>
          <table:table-cell office:value-type="float" office:value="0.420763" calcext:value-type="float">
            <text:p>0.420763</text:p>
          </table:table-cell>
          <table:table-cell office:value-type="float" office:value="0.476466" calcext:value-type="float">
            <text:p>0.476466</text:p>
          </table:table-cell>
          <table:table-cell office:value-type="float" office:value="0.513104" calcext:value-type="float">
            <text:p>0.513104</text:p>
          </table:table-cell>
          <table:table-cell office:value-type="float" office:value="0.557271" calcext:value-type="float">
            <text:p>0.557271</text:p>
          </table:table-cell>
          <table:table-cell office:value-type="float" office:value="0.630732" calcext:value-type="float">
            <text:p>0.630732</text:p>
          </table:table-cell>
          <table:table-cell office:value-type="float" office:value="0.727419" calcext:value-type="float">
            <text:p>0.727419</text:p>
          </table:table-cell>
          <table:table-cell office:value-type="float" office:value="0.829449" calcext:value-type="float">
            <text:p>0.829449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23242" calcext:value-type="float">
            <text:p>0.4232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567731" calcext:value-type="float">
            <text:p>-0.567731</text:p>
          </table:table-cell>
          <table:table-cell office:value-type="float" office:value="0.264148" calcext:value-type="float">
            <text:p>0.264148</text:p>
          </table:table-cell>
          <table:table-cell office:value-type="float" office:value="0.364097" calcext:value-type="float">
            <text:p>0.364097</text:p>
          </table:table-cell>
          <table:table-cell office:value-type="float" office:value="0.428414" calcext:value-type="float">
            <text:p>0.428414</text:p>
          </table:table-cell>
          <table:table-cell office:value-type="float" office:value="0.479032" calcext:value-type="float">
            <text:p>0.479032</text:p>
          </table:table-cell>
          <table:table-cell office:value-type="float" office:value="0.512288" calcext:value-type="float">
            <text:p>0.512288</text:p>
          </table:table-cell>
          <table:table-cell office:value-type="float" office:value="0.550933" calcext:value-type="float">
            <text:p>0.550933</text:p>
          </table:table-cell>
          <table:table-cell office:value-type="float" office:value="0.62228" calcext:value-type="float">
            <text:p>0.62228</text:p>
          </table:table-cell>
          <table:table-cell office:value-type="float" office:value="0.731449" calcext:value-type="float">
            <text:p>0.731449</text:p>
          </table:table-cell>
          <table:table-cell office:value-type="float" office:value="0.823923" calcext:value-type="float">
            <text:p>0.823923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20883" calcext:value-type="float">
            <text:p>0.42088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356191" calcext:value-type="float">
            <text:p>-0.356191</text:p>
          </table:table-cell>
          <table:table-cell office:value-type="float" office:value="0.289126" calcext:value-type="float">
            <text:p>0.289126</text:p>
          </table:table-cell>
          <table:table-cell office:value-type="float" office:value="0.366677" calcext:value-type="float">
            <text:p>0.366677</text:p>
          </table:table-cell>
          <table:table-cell office:value-type="float" office:value="0.426641" calcext:value-type="float">
            <text:p>0.426641</text:p>
          </table:table-cell>
          <table:table-cell office:value-type="float" office:value="0.470663" calcext:value-type="float">
            <text:p>0.470663</text:p>
          </table:table-cell>
          <table:table-cell office:value-type="float" office:value="0.507179" calcext:value-type="float">
            <text:p>0.507179</text:p>
          </table:table-cell>
          <table:table-cell office:value-type="float" office:value="0.553679" calcext:value-type="float">
            <text:p>0.553679</text:p>
          </table:table-cell>
          <table:table-cell office:value-type="float" office:value="0.624423" calcext:value-type="float">
            <text:p>0.624423</text:p>
          </table:table-cell>
          <table:table-cell office:value-type="float" office:value="0.719293" calcext:value-type="float">
            <text:p>0.719293</text:p>
          </table:table-cell>
          <table:table-cell office:value-type="float" office:value="0.813692" calcext:value-type="float">
            <text:p>0.813692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41518" calcext:value-type="float">
            <text:p>0.4415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528118" calcext:value-type="float">
            <text:p>-0.528118</text:p>
          </table:table-cell>
          <table:table-cell office:value-type="float" office:value="0.244728" calcext:value-type="float">
            <text:p>0.244728</text:p>
          </table:table-cell>
          <table:table-cell office:value-type="float" office:value="0.355525" calcext:value-type="float">
            <text:p>0.355525</text:p>
          </table:table-cell>
          <table:table-cell office:value-type="float" office:value="0.420399" calcext:value-type="float">
            <text:p>0.420399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527757" calcext:value-type="float">
            <text:p>0.527757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647772" calcext:value-type="float">
            <text:p>0.647772</text:p>
          </table:table-cell>
          <table:table-cell office:value-type="float" office:value="0.740443" calcext:value-type="float">
            <text:p>0.740443</text:p>
          </table:table-cell>
          <table:table-cell office:value-type="float" office:value="0.825673" calcext:value-type="float">
            <text:p>0.825673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28818" calcext:value-type="float">
            <text:p>0.4288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124453" calcext:value-type="float">
            <text:p>-0.124453</text:p>
          </table:table-cell>
          <table:table-cell office:value-type="float" office:value="0.327851" calcext:value-type="float">
            <text:p>0.327851</text:p>
          </table:table-cell>
          <table:table-cell office:value-type="float" office:value="0.407358" calcext:value-type="float">
            <text:p>0.407358</text:p>
          </table:table-cell>
          <table:table-cell office:value-type="float" office:value="0.461603" calcext:value-type="float">
            <text:p>0.461603</text:p>
          </table:table-cell>
          <table:table-cell office:value-type="float" office:value="0.50464" calcext:value-type="float">
            <text:p>0.50464</text:p>
          </table:table-cell>
          <table:table-cell office:value-type="float" office:value="0.550128" calcext:value-type="float">
            <text:p>0.550128</text:p>
          </table:table-cell>
          <table:table-cell office:value-type="float" office:value="0.595221" calcext:value-type="float">
            <text:p>0.595221</text:p>
          </table:table-cell>
          <table:table-cell office:value-type="float" office:value="0.670098" calcext:value-type="float">
            <text:p>0.670098</text:p>
          </table:table-cell>
          <table:table-cell office:value-type="float" office:value="0.756973" calcext:value-type="float">
            <text:p>0.756973</text:p>
          </table:table-cell>
          <table:table-cell office:value-type="float" office:value="0.832543" calcext:value-type="float">
            <text:p>0.832543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98196" calcext:value-type="float">
            <text:p>0.49819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556371" calcext:value-type="float">
            <text:p>-0.556371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428189" calcext:value-type="float">
            <text:p>0.428189</text:p>
          </table:table-cell>
          <table:table-cell office:value-type="float" office:value="0.485561" calcext:value-type="float">
            <text:p>0.485561</text:p>
          </table:table-cell>
          <table:table-cell office:value-type="float" office:value="0.538974" calcext:value-type="float">
            <text:p>0.538974</text:p>
          </table:table-cell>
          <table:table-cell office:value-type="float" office:value="0.59203" calcext:value-type="float">
            <text:p>0.59203</text:p>
          </table:table-cell>
          <table:table-cell office:value-type="float" office:value="0.675227" calcext:value-type="float">
            <text:p>0.675227</text:p>
          </table:table-cell>
          <table:table-cell office:value-type="float" office:value="0.763069" calcext:value-type="float">
            <text:p>0.763069</text:p>
          </table:table-cell>
          <table:table-cell office:value-type="float" office:value="0.835305" calcext:value-type="float">
            <text:p>0.835305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37505" calcext:value-type="float">
            <text:p>0.43750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556559" calcext:value-type="float">
            <text:p>-0.556559</text:p>
          </table:table-cell>
          <table:table-cell office:value-type="float" office:value="0.252533" calcext:value-type="float">
            <text:p>0.252533</text:p>
          </table:table-cell>
          <table:table-cell office:value-type="float" office:value="0.385401" calcext:value-type="float">
            <text:p>0.385401</text:p>
          </table:table-cell>
          <table:table-cell office:value-type="float" office:value="0.448712" calcext:value-type="float">
            <text:p>0.448712</text:p>
          </table:table-cell>
          <table:table-cell office:value-type="float" office:value="0.506604" calcext:value-type="float">
            <text:p>0.506604</text:p>
          </table:table-cell>
          <table:table-cell office:value-type="float" office:value="0.549283" calcext:value-type="float">
            <text:p>0.549283</text:p>
          </table:table-cell>
          <table:table-cell office:value-type="float" office:value="0.594077" calcext:value-type="float">
            <text:p>0.594077</text:p>
          </table:table-cell>
          <table:table-cell office:value-type="float" office:value="0.679256" calcext:value-type="float">
            <text:p>0.679256</text:p>
          </table:table-cell>
          <table:table-cell office:value-type="float" office:value="0.757773" calcext:value-type="float">
            <text:p>0.757773</text:p>
          </table:table-cell>
          <table:table-cell office:value-type="float" office:value="0.837307" calcext:value-type="float">
            <text:p>0.837307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45439" calcext:value-type="float">
            <text:p>0.44543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386732" calcext:value-type="float">
            <text:p>-0.386732</text:p>
          </table:table-cell>
          <table:table-cell office:value-type="float" office:value="0.268083" calcext:value-type="float">
            <text:p>0.268083</text:p>
          </table:table-cell>
          <table:table-cell office:value-type="float" office:value="0.383431" calcext:value-type="float">
            <text:p>0.383431</text:p>
          </table:table-cell>
          <table:table-cell office:value-type="float" office:value="0.43955" calcext:value-type="float">
            <text:p>0.43955</text:p>
          </table:table-cell>
          <table:table-cell office:value-type="float" office:value="0.489346" calcext:value-type="float">
            <text:p>0.489346</text:p>
          </table:table-cell>
          <table:table-cell office:value-type="float" office:value="0.539643" calcext:value-type="float">
            <text:p>0.539643</text:p>
          </table:table-cell>
          <table:table-cell office:value-type="float" office:value="0.595144" calcext:value-type="float">
            <text:p>0.595144</text:p>
          </table:table-cell>
          <table:table-cell office:value-type="float" office:value="0.670062" calcext:value-type="float">
            <text:p>0.670062</text:p>
          </table:table-cell>
          <table:table-cell office:value-type="float" office:value="0.752052" calcext:value-type="float">
            <text:p>0.752052</text:p>
          </table:table-cell>
          <table:table-cell office:value-type="float" office:value="0.83586" calcext:value-type="float">
            <text:p>0.83586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58644" calcext:value-type="float">
            <text:p>0.4586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260682" calcext:value-type="float">
            <text:p>-0.260682</text:p>
          </table:table-cell>
          <table:table-cell office:value-type="float" office:value="0.246033" calcext:value-type="float">
            <text:p>0.246033</text:p>
          </table:table-cell>
          <table:table-cell office:value-type="float" office:value="0.356581" calcext:value-type="float">
            <text:p>0.356581</text:p>
          </table:table-cell>
          <table:table-cell office:value-type="float" office:value="0.425433" calcext:value-type="float">
            <text:p>0.425433</text:p>
          </table:table-cell>
          <table:table-cell office:value-type="float" office:value="0.477221" calcext:value-type="float">
            <text:p>0.477221</text:p>
          </table:table-cell>
          <table:table-cell office:value-type="float" office:value="0.522924" calcext:value-type="float">
            <text:p>0.522924</text:p>
          </table:table-cell>
          <table:table-cell office:value-type="float" office:value="0.564251" calcext:value-type="float">
            <text:p>0.564251</text:p>
          </table:table-cell>
          <table:table-cell office:value-type="float" office:value="0.654773" calcext:value-type="float">
            <text:p>0.654773</text:p>
          </table:table-cell>
          <table:table-cell office:value-type="float" office:value="0.744601" calcext:value-type="float">
            <text:p>0.744601</text:p>
          </table:table-cell>
          <table:table-cell office:value-type="float" office:value="0.830852" calcext:value-type="float">
            <text:p>0.830852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56199" calcext:value-type="float">
            <text:p>0.45619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333624" calcext:value-type="float">
            <text:p>-0.333624</text:p>
          </table:table-cell>
          <table:table-cell office:value-type="float" office:value="0.234661" calcext:value-type="float">
            <text:p>0.234661</text:p>
          </table:table-cell>
          <table:table-cell office:value-type="float" office:value="0.356535" calcext:value-type="float">
            <text:p>0.356535</text:p>
          </table:table-cell>
          <table:table-cell office:value-type="float" office:value="0.432428" calcext:value-type="float">
            <text:p>0.432428</text:p>
          </table:table-cell>
          <table:table-cell office:value-type="float" office:value="0.482628" calcext:value-type="float">
            <text:p>0.482628</text:p>
          </table:table-cell>
          <table:table-cell office:value-type="float" office:value="0.527943" calcext:value-type="float">
            <text:p>0.527943</text:p>
          </table:table-cell>
          <table:table-cell office:value-type="float" office:value="0.573331" calcext:value-type="float">
            <text:p>0.573331</text:p>
          </table:table-cell>
          <table:table-cell office:value-type="float" office:value="0.674004" calcext:value-type="float">
            <text:p>0.674004</text:p>
          </table:table-cell>
          <table:table-cell office:value-type="float" office:value="0.754523" calcext:value-type="float">
            <text:p>0.754523</text:p>
          </table:table-cell>
          <table:table-cell office:value-type="float" office:value="0.834878" calcext:value-type="float">
            <text:p>0.834878</text:p>
          </table:table-cell>
          <table:table-cell office:value-type="float" office:value="0.880479" calcext:value-type="float">
            <text:p>0.880479</text:p>
          </table:table-cell>
          <table:table-cell office:value-type="float" office:value="0.453731" calcext:value-type="float">
            <text:p>0.45373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557654" calcext:value-type="float">
            <text:p>-0.557654</text:p>
          </table:table-cell>
          <table:table-cell office:value-type="float" office:value="0.213565" calcext:value-type="float">
            <text:p>0.213565</text:p>
          </table:table-cell>
          <table:table-cell office:value-type="float" office:value="0.348772" calcext:value-type="float">
            <text:p>0.348772</text:p>
          </table:table-cell>
          <table:table-cell office:value-type="float" office:value="0.434636" calcext:value-type="float">
            <text:p>0.434636</text:p>
          </table:table-cell>
          <table:table-cell office:value-type="float" office:value="0.48753" calcext:value-type="float">
            <text:p>0.48753</text:p>
          </table:table-cell>
          <table:table-cell office:value-type="float" office:value="0.53508" calcext:value-type="float">
            <text:p>0.53508</text:p>
          </table:table-cell>
          <table:table-cell office:value-type="float" office:value="0.588048" calcext:value-type="float">
            <text:p>0.588048</text:p>
          </table:table-cell>
          <table:table-cell office:value-type="float" office:value="0.677383" calcext:value-type="float">
            <text:p>0.677383</text:p>
          </table:table-cell>
          <table:table-cell office:value-type="float" office:value="0.756078" calcext:value-type="float">
            <text:p>0.756078</text:p>
          </table:table-cell>
          <table:table-cell office:value-type="float" office:value="0.834537" calcext:value-type="float">
            <text:p>0.834537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31797" calcext:value-type="float">
            <text:p>0.43179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56777" calcext:value-type="float">
            <text:p>-0.56777</text:p>
          </table:table-cell>
          <table:table-cell office:value-type="float" office:value="0.20324" calcext:value-type="float">
            <text:p>0.20324</text:p>
          </table:table-cell>
          <table:table-cell office:value-type="float" office:value="0.315594" calcext:value-type="float">
            <text:p>0.315594</text:p>
          </table:table-cell>
          <table:table-cell office:value-type="float" office:value="0.401327" calcext:value-type="float">
            <text:p>0.401327</text:p>
          </table:table-cell>
          <table:table-cell office:value-type="float" office:value="0.454482" calcext:value-type="float">
            <text:p>0.454482</text:p>
          </table:table-cell>
          <table:table-cell office:value-type="float" office:value="0.51016" calcext:value-type="float">
            <text:p>0.51016</text:p>
          </table:table-cell>
          <table:table-cell office:value-type="float" office:value="0.568302" calcext:value-type="float">
            <text:p>0.568302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745681" calcext:value-type="float">
            <text:p>0.745681</text:p>
          </table:table-cell>
          <table:table-cell office:value-type="float" office:value="0.831505" calcext:value-type="float">
            <text:p>0.831505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12032" calcext:value-type="float">
            <text:p>0.41203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571321" calcext:value-type="float">
            <text:p>-0.571321</text:p>
          </table:table-cell>
          <table:table-cell office:value-type="float" office:value="0.232574" calcext:value-type="float">
            <text:p>0.232574</text:p>
          </table:table-cell>
          <table:table-cell office:value-type="float" office:value="0.32873" calcext:value-type="float">
            <text:p>0.32873</text:p>
          </table:table-cell>
          <table:table-cell office:value-type="float" office:value="0.403163" calcext:value-type="float">
            <text:p>0.403163</text:p>
          </table:table-cell>
          <table:table-cell office:value-type="float" office:value="0.463031" calcext:value-type="float">
            <text:p>0.463031</text:p>
          </table:table-cell>
          <table:table-cell office:value-type="float" office:value="0.518905" calcext:value-type="float">
            <text:p>0.518905</text:p>
          </table:table-cell>
          <table:table-cell office:value-type="float" office:value="0.584693" calcext:value-type="float">
            <text:p>0.584693</text:p>
          </table:table-cell>
          <table:table-cell office:value-type="float" office:value="0.66634" calcext:value-type="float">
            <text:p>0.66634</text:p>
          </table:table-cell>
          <table:table-cell office:value-type="float" office:value="0.747025" calcext:value-type="float">
            <text:p>0.747025</text:p>
          </table:table-cell>
          <table:table-cell office:value-type="float" office:value="0.828815" calcext:value-type="float">
            <text:p>0.828815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20196" calcext:value-type="float">
            <text:p>0.42019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534757" calcext:value-type="float">
            <text:p>-0.534757</text:p>
          </table:table-cell>
          <table:table-cell office:value-type="float" office:value="0.226855" calcext:value-type="float">
            <text:p>0.226855</text:p>
          </table:table-cell>
          <table:table-cell office:value-type="float" office:value="0.335025" calcext:value-type="float">
            <text:p>0.335025</text:p>
          </table:table-cell>
          <table:table-cell office:value-type="float" office:value="0.408026" calcext:value-type="float">
            <text:p>0.408026</text:p>
          </table:table-cell>
          <table:table-cell office:value-type="float" office:value="0.461247" calcext:value-type="float">
            <text:p>0.461247</text:p>
          </table:table-cell>
          <table:table-cell office:value-type="float" office:value="0.515526" calcext:value-type="float">
            <text:p>0.515526</text:p>
          </table:table-cell>
          <table:table-cell office:value-type="float" office:value="0.56979" calcext:value-type="float">
            <text:p>0.56979</text:p>
          </table:table-cell>
          <table:table-cell office:value-type="float" office:value="0.656055" calcext:value-type="float">
            <text:p>0.656055</text:p>
          </table:table-cell>
          <table:table-cell office:value-type="float" office:value="0.746749" calcext:value-type="float">
            <text:p>0.746749</text:p>
          </table:table-cell>
          <table:table-cell office:value-type="float" office:value="0.830392" calcext:value-type="float">
            <text:p>0.830392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21491" calcext:value-type="float">
            <text:p>0.42149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785254" calcext:value-type="float">
            <text:p>-0.785254</text:p>
          </table:table-cell>
          <table:table-cell office:value-type="float" office:value="0.167517" calcext:value-type="float">
            <text:p>0.167517</text:p>
          </table:table-cell>
          <table:table-cell office:value-type="float" office:value="0.322784" calcext:value-type="float">
            <text:p>0.322784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72441" calcext:value-type="float">
            <text:p>0.472441</text:p>
          </table:table-cell>
          <table:table-cell office:value-type="float" office:value="0.519737" calcext:value-type="float">
            <text:p>0.519737</text:p>
          </table:table-cell>
          <table:table-cell office:value-type="float" office:value="0.562615" calcext:value-type="float">
            <text:p>0.562615</text:p>
          </table:table-cell>
          <table:table-cell office:value-type="float" office:value="0.645901" calcext:value-type="float">
            <text:p>0.645901</text:p>
          </table:table-cell>
          <table:table-cell office:value-type="float" office:value="0.746242" calcext:value-type="float">
            <text:p>0.746242</text:p>
          </table:table-cell>
          <table:table-cell office:value-type="float" office:value="0.832232" calcext:value-type="float">
            <text:p>0.832232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389911" calcext:value-type="float">
            <text:p>0.38991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537513" calcext:value-type="float">
            <text:p>-0.537513</text:p>
          </table:table-cell>
          <table:table-cell office:value-type="float" office:value="0.215585" calcext:value-type="float">
            <text:p>0.215585</text:p>
          </table:table-cell>
          <table:table-cell office:value-type="float" office:value="0.354313" calcext:value-type="float">
            <text:p>0.354313</text:p>
          </table:table-cell>
          <table:table-cell office:value-type="float" office:value="0.423235" calcext:value-type="float">
            <text:p>0.423235</text:p>
          </table:table-cell>
          <table:table-cell office:value-type="float" office:value="0.480503" calcext:value-type="float">
            <text:p>0.480503</text:p>
          </table:table-cell>
          <table:table-cell office:value-type="float" office:value="0.52394" calcext:value-type="float">
            <text:p>0.52394</text:p>
          </table:table-cell>
          <table:table-cell office:value-type="float" office:value="0.583696" calcext:value-type="float">
            <text:p>0.583696</text:p>
          </table:table-cell>
          <table:table-cell office:value-type="float" office:value="0.656844" calcext:value-type="float">
            <text:p>0.656844</text:p>
          </table:table-cell>
          <table:table-cell office:value-type="float" office:value="0.752812" calcext:value-type="float">
            <text:p>0.752812</text:p>
          </table:table-cell>
          <table:table-cell office:value-type="float" office:value="0.836435" calcext:value-type="float">
            <text:p>0.836435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28985" calcext:value-type="float">
            <text:p>0.42898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44617" calcext:value-type="float">
            <text:p>-0.44617</text:p>
          </table:table-cell>
          <table:table-cell office:value-type="float" office:value="0.183754" calcext:value-type="float">
            <text:p>0.183754</text:p>
          </table:table-cell>
          <table:table-cell office:value-type="float" office:value="0.301068" calcext:value-type="float">
            <text:p>0.301068</text:p>
          </table:table-cell>
          <table:table-cell office:value-type="float" office:value="0.386573" calcext:value-type="float">
            <text:p>0.386573</text:p>
          </table:table-cell>
          <table:table-cell office:value-type="float" office:value="0.445037" calcext:value-type="float">
            <text:p>0.445037</text:p>
          </table:table-cell>
          <table:table-cell office:value-type="float" office:value="0.500041" calcext:value-type="float">
            <text:p>0.500041</text:p>
          </table:table-cell>
          <table:table-cell office:value-type="float" office:value="0.543911" calcext:value-type="float">
            <text:p>0.543911</text:p>
          </table:table-cell>
          <table:table-cell office:value-type="float" office:value="0.619906" calcext:value-type="float">
            <text:p>0.619906</text:p>
          </table:table-cell>
          <table:table-cell office:value-type="float" office:value="0.729351" calcext:value-type="float">
            <text:p>0.729351</text:p>
          </table:table-cell>
          <table:table-cell office:value-type="float" office:value="0.828693" calcext:value-type="float">
            <text:p>0.828693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09217" calcext:value-type="float">
            <text:p>0.40921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410282" calcext:value-type="float">
            <text:p>-0.410282</text:p>
          </table:table-cell>
          <table:table-cell office:value-type="float" office:value="0.190319" calcext:value-type="float">
            <text:p>0.190319</text:p>
          </table:table-cell>
          <table:table-cell office:value-type="float" office:value="0.292724" calcext:value-type="float">
            <text:p>0.292724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440812" calcext:value-type="float">
            <text:p>0.440812</text:p>
          </table:table-cell>
          <table:table-cell office:value-type="float" office:value="0.486608" calcext:value-type="float">
            <text:p>0.486608</text:p>
          </table:table-cell>
          <table:table-cell office:value-type="float" office:value="0.523479" calcext:value-type="float">
            <text:p>0.523479</text:p>
          </table:table-cell>
          <table:table-cell office:value-type="float" office:value="0.59632" calcext:value-type="float">
            <text:p>0.59632</text:p>
          </table:table-cell>
          <table:table-cell office:value-type="float" office:value="0.703912" calcext:value-type="float">
            <text:p>0.703912</text:p>
          </table:table-cell>
          <table:table-cell office:value-type="float" office:value="0.819161" calcext:value-type="float">
            <text:p>0.819161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02225" calcext:value-type="float">
            <text:p>0.4022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755361" calcext:value-type="float">
            <text:p>-0.755361</text:p>
          </table:table-cell>
          <table:table-cell office:value-type="float" office:value="0.215826" calcext:value-type="float">
            <text:p>0.215826</text:p>
          </table:table-cell>
          <table:table-cell office:value-type="float" office:value="0.334364" calcext:value-type="float">
            <text:p>0.334364</text:p>
          </table:table-cell>
          <table:table-cell office:value-type="float" office:value="0.405369" calcext:value-type="float">
            <text:p>0.405369</text:p>
          </table:table-cell>
          <table:table-cell office:value-type="float" office:value="0.463525" calcext:value-type="float">
            <text:p>0.463525</text:p>
          </table:table-cell>
          <table:table-cell office:value-type="float" office:value="0.511057" calcext:value-type="float">
            <text:p>0.511057</text:p>
          </table:table-cell>
          <table:table-cell office:value-type="float" office:value="0.550569" calcext:value-type="float">
            <text:p>0.550569</text:p>
          </table:table-cell>
          <table:table-cell office:value-type="float" office:value="0.633444" calcext:value-type="float">
            <text:p>0.633444</text:p>
          </table:table-cell>
          <table:table-cell office:value-type="float" office:value="0.71972" calcext:value-type="float">
            <text:p>0.71972</text:p>
          </table:table-cell>
          <table:table-cell office:value-type="float" office:value="0.817539" calcext:value-type="float">
            <text:p>0.817539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389605" calcext:value-type="float">
            <text:p>0.38960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361922" calcext:value-type="float">
            <text:p>-0.361922</text:p>
          </table:table-cell>
          <table:table-cell office:value-type="float" office:value="0.262062" calcext:value-type="float">
            <text:p>0.262062</text:p>
          </table:table-cell>
          <table:table-cell office:value-type="float" office:value="0.353208" calcext:value-type="float">
            <text:p>0.353208</text:p>
          </table:table-cell>
          <table:table-cell office:value-type="float" office:value="0.430091" calcext:value-type="float">
            <text:p>0.430091</text:p>
          </table:table-cell>
          <table:table-cell office:value-type="float" office:value="0.48351" calcext:value-type="float">
            <text:p>0.48351</text:p>
          </table:table-cell>
          <table:table-cell office:value-type="float" office:value="0.524227" calcext:value-type="float">
            <text:p>0.524227</text:p>
          </table:table-cell>
          <table:table-cell office:value-type="float" office:value="0.563392" calcext:value-type="float">
            <text:p>0.563392</text:p>
          </table:table-cell>
          <table:table-cell office:value-type="float" office:value="0.637672" calcext:value-type="float">
            <text:p>0.637672</text:p>
          </table:table-cell>
          <table:table-cell office:value-type="float" office:value="0.719283" calcext:value-type="float">
            <text:p>0.719283</text:p>
          </table:table-cell>
          <table:table-cell office:value-type="float" office:value="0.805823" calcext:value-type="float">
            <text:p>0.805823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41735" calcext:value-type="float">
            <text:p>0.44173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446678" calcext:value-type="float">
            <text:p>-0.446678</text:p>
          </table:table-cell>
          <table:table-cell office:value-type="float" office:value="0.222971" calcext:value-type="float">
            <text:p>0.222971</text:p>
          </table:table-cell>
          <table:table-cell office:value-type="float" office:value="0.347349" calcext:value-type="float">
            <text:p>0.347349</text:p>
          </table:table-cell>
          <table:table-cell office:value-type="float" office:value="0.419627" calcext:value-type="float">
            <text:p>0.419627</text:p>
          </table:table-cell>
          <table:table-cell office:value-type="float" office:value="0.473295" calcext:value-type="float">
            <text:p>0.473295</text:p>
          </table:table-cell>
          <table:table-cell office:value-type="float" office:value="0.518523" calcext:value-type="float">
            <text:p>0.518523</text:p>
          </table:table-cell>
          <table:table-cell office:value-type="float" office:value="0.564232" calcext:value-type="float">
            <text:p>0.564232</text:p>
          </table:table-cell>
          <table:table-cell office:value-type="float" office:value="0.639668" calcext:value-type="float">
            <text:p>0.639668</text:p>
          </table:table-cell>
          <table:table-cell office:value-type="float" office:value="0.717789" calcext:value-type="float">
            <text:p>0.717789</text:p>
          </table:table-cell>
          <table:table-cell office:value-type="float" office:value="0.813297" calcext:value-type="float">
            <text:p>0.813297</text:p>
          </table:table-cell>
          <table:table-cell office:value-type="float" office:value="0.880651" calcext:value-type="float">
            <text:p>0.880651</text:p>
          </table:table-cell>
          <table:table-cell office:value-type="float" office:value="0.427007" calcext:value-type="float">
            <text:p>0.42700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627493" calcext:value-type="float">
            <text:p>-0.627493</text:p>
          </table:table-cell>
          <table:table-cell office:value-type="float" office:value="0.194517" calcext:value-type="float">
            <text:p>0.194517</text:p>
          </table:table-cell>
          <table:table-cell office:value-type="float" office:value="0.333192" calcext:value-type="float">
            <text:p>0.333192</text:p>
          </table:table-cell>
          <table:table-cell office:value-type="float" office:value="0.405682" calcext:value-type="float">
            <text:p>0.405682</text:p>
          </table:table-cell>
          <table:table-cell office:value-type="float" office:value="0.45817" calcext:value-type="float">
            <text:p>0.45817</text:p>
          </table:table-cell>
          <table:table-cell office:value-type="float" office:value="0.503535" calcext:value-type="float">
            <text:p>0.503535</text:p>
          </table:table-cell>
          <table:table-cell office:value-type="float" office:value="0.551079" calcext:value-type="float">
            <text:p>0.551079</text:p>
          </table:table-cell>
          <table:table-cell office:value-type="float" office:value="0.624113" calcext:value-type="float">
            <text:p>0.624113</text:p>
          </table:table-cell>
          <table:table-cell office:value-type="float" office:value="0.709931" calcext:value-type="float">
            <text:p>0.709931</text:p>
          </table:table-cell>
          <table:table-cell office:value-type="float" office:value="0.799193" calcext:value-type="float">
            <text:p>0.799193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395192" calcext:value-type="float">
            <text:p>0.39519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568712" calcext:value-type="float">
            <text:p>-0.568712</text:p>
          </table:table-cell>
          <table:table-cell office:value-type="float" office:value="0.176647" calcext:value-type="float">
            <text:p>0.176647</text:p>
          </table:table-cell>
          <table:table-cell office:value-type="float" office:value="0.296505" calcext:value-type="float">
            <text:p>0.296505</text:p>
          </table:table-cell>
          <table:table-cell office:value-type="float" office:value="0.381422" calcext:value-type="float">
            <text:p>0.381422</text:p>
          </table:table-cell>
          <table:table-cell office:value-type="float" office:value="0.451358" calcext:value-type="float">
            <text:p>0.451358</text:p>
          </table:table-cell>
          <table:table-cell office:value-type="float" office:value="0.502348" calcext:value-type="float">
            <text:p>0.502348</text:p>
          </table:table-cell>
          <table:table-cell office:value-type="float" office:value="0.54855" calcext:value-type="float">
            <text:p>0.54855</text:p>
          </table:table-cell>
          <table:table-cell office:value-type="float" office:value="0.617646" calcext:value-type="float">
            <text:p>0.617646</text:p>
          </table:table-cell>
          <table:table-cell office:value-type="float" office:value="0.701121" calcext:value-type="float">
            <text:p>0.701121</text:p>
          </table:table-cell>
          <table:table-cell office:value-type="float" office:value="0.800536" calcext:value-type="float">
            <text:p>0.800536</text:p>
          </table:table-cell>
          <table:table-cell office:value-type="float" office:value="0.875656" calcext:value-type="float">
            <text:p>0.875656</text:p>
          </table:table-cell>
          <table:table-cell office:value-type="float" office:value="0.390742" calcext:value-type="float">
            <text:p>0.39074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791431" calcext:value-type="float">
            <text:p>-0.791431</text:p>
          </table:table-cell>
          <table:table-cell office:value-type="float" office:value="0.113823" calcext:value-type="float">
            <text:p>0.113823</text:p>
          </table:table-cell>
          <table:table-cell office:value-type="float" office:value="0.247853" calcext:value-type="float">
            <text:p>0.247853</text:p>
          </table:table-cell>
          <table:table-cell office:value-type="float" office:value="0.354805" calcext:value-type="float">
            <text:p>0.354805</text:p>
          </table:table-cell>
          <table:table-cell office:value-type="float" office:value="0.437233" calcext:value-type="float">
            <text:p>0.437233</text:p>
          </table:table-cell>
          <table:table-cell office:value-type="float" office:value="0.493442" calcext:value-type="float">
            <text:p>0.493442</text:p>
          </table:table-cell>
          <table:table-cell office:value-type="float" office:value="0.546188" calcext:value-type="float">
            <text:p>0.546188</text:p>
          </table:table-cell>
          <table:table-cell office:value-type="float" office:value="0.622037" calcext:value-type="float">
            <text:p>0.622037</text:p>
          </table:table-cell>
          <table:table-cell office:value-type="float" office:value="0.70345" calcext:value-type="float">
            <text:p>0.70345</text:p>
          </table:table-cell>
          <table:table-cell office:value-type="float" office:value="0.811973" calcext:value-type="float">
            <text:p>0.811973</text:p>
          </table:table-cell>
          <table:table-cell office:value-type="float" office:value="0.893716" calcext:value-type="float">
            <text:p>0.893716</text:p>
          </table:table-cell>
          <table:table-cell office:value-type="float" office:value="0.353937" calcext:value-type="float">
            <text:p>0.35393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699492" calcext:value-type="float">
            <text:p>-0.699492</text:p>
          </table:table-cell>
          <table:table-cell office:value-type="float" office:value="0.128144" calcext:value-type="float">
            <text:p>0.128144</text:p>
          </table:table-cell>
          <table:table-cell office:value-type="float" office:value="0.250914" calcext:value-type="float">
            <text:p>0.250914</text:p>
          </table:table-cell>
          <table:table-cell office:value-type="float" office:value="0.359741" calcext:value-type="float">
            <text:p>0.359741</text:p>
          </table:table-cell>
          <table:table-cell office:value-type="float" office:value="0.434552" calcext:value-type="float">
            <text:p>0.434552</text:p>
          </table:table-cell>
          <table:table-cell office:value-type="float" office:value="0.488647" calcext:value-type="float">
            <text:p>0.488647</text:p>
          </table:table-cell>
          <table:table-cell office:value-type="float" office:value="0.537218" calcext:value-type="float">
            <text:p>0.537218</text:p>
          </table:table-cell>
          <table:table-cell office:value-type="float" office:value="0.594074" calcext:value-type="float">
            <text:p>0.594074</text:p>
          </table:table-cell>
          <table:table-cell office:value-type="float" office:value="0.683831" calcext:value-type="float">
            <text:p>0.683831</text:p>
          </table:table-cell>
          <table:table-cell office:value-type="float" office:value="0.808458" calcext:value-type="float">
            <text:p>0.808458</text:p>
          </table:table-cell>
          <table:table-cell office:value-type="float" office:value="0.893716" calcext:value-type="float">
            <text:p>0.893716</text:p>
          </table:table-cell>
          <table:table-cell office:value-type="float" office:value="0.358609" calcext:value-type="float">
            <text:p>0.35860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626885" calcext:value-type="float">
            <text:p>-0.626885</text:p>
          </table:table-cell>
          <table:table-cell office:value-type="float" office:value="0.164238" calcext:value-type="float">
            <text:p>0.164238</text:p>
          </table:table-cell>
          <table:table-cell office:value-type="float" office:value="0.297597" calcext:value-type="float">
            <text:p>0.297597</text:p>
          </table:table-cell>
          <table:table-cell office:value-type="float" office:value="0.387747" calcext:value-type="float">
            <text:p>0.387747</text:p>
          </table:table-cell>
          <table:table-cell office:value-type="float" office:value="0.448311" calcext:value-type="float">
            <text:p>0.448311</text:p>
          </table:table-cell>
          <table:table-cell office:value-type="float" office:value="0.496942" calcext:value-type="float">
            <text:p>0.496942</text:p>
          </table:table-cell>
          <table:table-cell office:value-type="float" office:value="0.544483" calcext:value-type="float">
            <text:p>0.544483</text:p>
          </table:table-cell>
          <table:table-cell office:value-type="float" office:value="0.599549" calcext:value-type="float">
            <text:p>0.599549</text:p>
          </table:table-cell>
          <table:table-cell office:value-type="float" office:value="0.703775" calcext:value-type="float">
            <text:p>0.703775</text:p>
          </table:table-cell>
          <table:table-cell office:value-type="float" office:value="0.809733" calcext:value-type="float">
            <text:p>0.809733</text:p>
          </table:table-cell>
          <table:table-cell office:value-type="float" office:value="0.893716" calcext:value-type="float">
            <text:p>0.893716</text:p>
          </table:table-cell>
          <table:table-cell office:value-type="float" office:value="0.382549" calcext:value-type="float">
            <text:p>0.38254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496986" calcext:value-type="float">
            <text:p>-0.496986</text:p>
          </table:table-cell>
          <table:table-cell office:value-type="float" office:value="0.227731" calcext:value-type="float">
            <text:p>0.227731</text:p>
          </table:table-cell>
          <table:table-cell office:value-type="float" office:value="0.340479" calcext:value-type="float">
            <text:p>0.340479</text:p>
          </table:table-cell>
          <table:table-cell office:value-type="float" office:value="0.417969" calcext:value-type="float">
            <text:p>0.417969</text:p>
          </table:table-cell>
          <table:table-cell office:value-type="float" office:value="0.4629" calcext:value-type="float">
            <text:p>0.4629</text:p>
          </table:table-cell>
          <table:table-cell office:value-type="float" office:value="0.503399" calcext:value-type="float">
            <text:p>0.503399</text:p>
          </table:table-cell>
          <table:table-cell office:value-type="float" office:value="0.553344" calcext:value-type="float">
            <text:p>0.553344</text:p>
          </table:table-cell>
          <table:table-cell office:value-type="float" office:value="0.61626" calcext:value-type="float">
            <text:p>0.61626</text:p>
          </table:table-cell>
          <table:table-cell office:value-type="float" office:value="0.709912" calcext:value-type="float">
            <text:p>0.709912</text:p>
          </table:table-cell>
          <table:table-cell office:value-type="float" office:value="0.808021" calcext:value-type="float">
            <text:p>0.808021</text:p>
          </table:table-cell>
          <table:table-cell office:value-type="float" office:value="0.893716" calcext:value-type="float">
            <text:p>0.893716</text:p>
          </table:table-cell>
          <table:table-cell office:value-type="float" office:value="0.414303" calcext:value-type="float">
            <text:p>0.41430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-0.658996" calcext:value-type="float">
            <text:p>-0.658996</text:p>
          </table:table-cell>
          <table:table-cell office:value-type="float" office:value="0.18609" calcext:value-type="float">
            <text:p>0.18609</text:p>
          </table:table-cell>
          <table:table-cell office:value-type="float" office:value="0.307222" calcext:value-type="float">
            <text:p>0.307222</text:p>
          </table:table-cell>
          <table:table-cell office:value-type="float" office:value="0.397254" calcext:value-type="float">
            <text:p>0.397254</text:p>
          </table:table-cell>
          <table:table-cell office:value-type="float" office:value="0.452417" calcext:value-type="float">
            <text:p>0.452417</text:p>
          </table:table-cell>
          <table:table-cell office:value-type="float" office:value="0.506237" calcext:value-type="float">
            <text:p>0.506237</text:p>
          </table:table-cell>
          <table:table-cell office:value-type="float" office:value="0.558803" calcext:value-type="float">
            <text:p>0.558803</text:p>
          </table:table-cell>
          <table:table-cell office:value-type="float" office:value="0.61661" calcext:value-type="float">
            <text:p>0.6166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806499" calcext:value-type="float">
            <text:p>0.806499</text:p>
          </table:table-cell>
          <table:table-cell office:value-type="float" office:value="0.893716" calcext:value-type="float">
            <text:p>0.893716</text:p>
          </table:table-cell>
          <table:table-cell office:value-type="float" office:value="0.387504" calcext:value-type="float">
            <text:p>0.38750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657929" calcext:value-type="float">
            <text:p>-0.657929</text:p>
          </table:table-cell>
          <table:table-cell office:value-type="float" office:value="0.170087" calcext:value-type="float">
            <text:p>0.170087</text:p>
          </table:table-cell>
          <table:table-cell office:value-type="float" office:value="0.276145" calcext:value-type="float">
            <text:p>0.276145</text:p>
          </table:table-cell>
          <table:table-cell office:value-type="float" office:value="0.383506" calcext:value-type="float">
            <text:p>0.383506</text:p>
          </table:table-cell>
          <table:table-cell office:value-type="float" office:value="0.447749" calcext:value-type="float">
            <text:p>0.447749</text:p>
          </table:table-cell>
          <table:table-cell office:value-type="float" office:value="0.497476" calcext:value-type="float">
            <text:p>0.497476</text:p>
          </table:table-cell>
          <table:table-cell office:value-type="float" office:value="0.54181" calcext:value-type="float">
            <text:p>0.54181</text:p>
          </table:table-cell>
          <table:table-cell office:value-type="float" office:value="0.603269" calcext:value-type="float">
            <text:p>0.603269</text:p>
          </table:table-cell>
          <table:table-cell office:value-type="float" office:value="0.680565" calcext:value-type="float">
            <text:p>0.680565</text:p>
          </table:table-cell>
          <table:table-cell office:value-type="float" office:value="0.801567" calcext:value-type="float">
            <text:p>0.801567</text:p>
          </table:table-cell>
          <table:table-cell office:value-type="float" office:value="0.893716" calcext:value-type="float">
            <text:p>0.893716</text:p>
          </table:table-cell>
          <table:table-cell office:value-type="float" office:value="0.374424" calcext:value-type="float">
            <text:p>0.37442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343721" calcext:value-type="float">
            <text:p>-0.343721</text:p>
          </table:table-cell>
          <table:table-cell office:value-type="float" office:value="0.213205" calcext:value-type="float">
            <text:p>0.213205</text:p>
          </table:table-cell>
          <table:table-cell office:value-type="float" office:value="0.331611" calcext:value-type="float">
            <text:p>0.331611</text:p>
          </table:table-cell>
          <table:table-cell office:value-type="float" office:value="0.415158" calcext:value-type="float">
            <text:p>0.415158</text:p>
          </table:table-cell>
          <table:table-cell office:value-type="float" office:value="0.466006" calcext:value-type="float">
            <text:p>0.466006</text:p>
          </table:table-cell>
          <table:table-cell office:value-type="float" office:value="0.502601" calcext:value-type="float">
            <text:p>0.502601</text:p>
          </table:table-cell>
          <table:table-cell office:value-type="float" office:value="0.53976" calcext:value-type="float">
            <text:p>0.53976</text:p>
          </table:table-cell>
          <table:table-cell office:value-type="float" office:value="0.604481" calcext:value-type="float">
            <text:p>0.604481</text:p>
          </table:table-cell>
          <table:table-cell office:value-type="float" office:value="0.691093" calcext:value-type="float">
            <text:p>0.691093</text:p>
          </table:table-cell>
          <table:table-cell office:value-type="float" office:value="0.809875" calcext:value-type="float">
            <text:p>0.809875</text:p>
          </table:table-cell>
          <table:table-cell office:value-type="float" office:value="0.893716" calcext:value-type="float">
            <text:p>0.893716</text:p>
          </table:table-cell>
          <table:table-cell office:value-type="float" office:value="0.423007" calcext:value-type="float">
            <text:p>0.42300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-0.721672" calcext:value-type="float">
            <text:p>-0.721672</text:p>
          </table:table-cell>
          <table:table-cell office:value-type="float" office:value="0.184596" calcext:value-type="float">
            <text:p>0.184596</text:p>
          </table:table-cell>
          <table:table-cell office:value-type="float" office:value="0.324994" calcext:value-type="float">
            <text:p>0.324994</text:p>
          </table:table-cell>
          <table:table-cell office:value-type="float" office:value="0.417945" calcext:value-type="float">
            <text:p>0.417945</text:p>
          </table:table-cell>
          <table:table-cell office:value-type="float" office:value="0.460373" calcext:value-type="float">
            <text:p>0.460373</text:p>
          </table:table-cell>
          <table:table-cell office:value-type="float" office:value="0.496326" calcext:value-type="float">
            <text:p>0.496326</text:p>
          </table:table-cell>
          <table:table-cell office:value-type="float" office:value="0.533813" calcext:value-type="float">
            <text:p>0.533813</text:p>
          </table:table-cell>
          <table:table-cell office:value-type="float" office:value="0.594344" calcext:value-type="float">
            <text:p>0.594344</text:p>
          </table:table-cell>
          <table:table-cell office:value-type="float" office:value="0.702138" calcext:value-type="float">
            <text:p>0.702138</text:p>
          </table:table-cell>
          <table:table-cell office:value-type="float" office:value="0.818155" calcext:value-type="float">
            <text:p>0.818155</text:p>
          </table:table-cell>
          <table:table-cell office:value-type="float" office:value="0.893716" calcext:value-type="float">
            <text:p>0.893716</text:p>
          </table:table-cell>
          <table:table-cell office:value-type="float" office:value="0.381101" calcext:value-type="float">
            <text:p>0.38110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590706" calcext:value-type="float">
            <text:p>-0.59070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0.340895" calcext:value-type="float">
            <text:p>0.340895</text:p>
          </table:table-cell>
          <table:table-cell office:value-type="float" office:value="0.413931" calcext:value-type="float">
            <text:p>0.413931</text:p>
          </table:table-cell>
          <table:table-cell office:value-type="float" office:value="0.465741" calcext:value-type="float">
            <text:p>0.465741</text:p>
          </table:table-cell>
          <table:table-cell office:value-type="float" office:value="0.505638" calcext:value-type="float">
            <text:p>0.505638</text:p>
          </table:table-cell>
          <table:table-cell office:value-type="float" office:value="0.550095" calcext:value-type="float">
            <text:p>0.550095</text:p>
          </table:table-cell>
          <table:table-cell office:value-type="float" office:value="0.621312" calcext:value-type="float">
            <text:p>0.621312</text:p>
          </table:table-cell>
          <table:table-cell office:value-type="float" office:value="0.711799" calcext:value-type="float">
            <text:p>0.711799</text:p>
          </table:table-cell>
          <table:table-cell office:value-type="float" office:value="0.813382" calcext:value-type="float">
            <text:p>0.813382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05631" calcext:value-type="float">
            <text:p>0.40563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566475" calcext:value-type="float">
            <text:p>-0.566475</text:p>
          </table:table-cell>
          <table:table-cell office:value-type="float" office:value="0.239115" calcext:value-type="float">
            <text:p>0.239115</text:p>
          </table:table-cell>
          <table:table-cell office:value-type="float" office:value="0.374009" calcext:value-type="float">
            <text:p>0.374009</text:p>
          </table:table-cell>
          <table:table-cell office:value-type="float" office:value="0.439491" calcext:value-type="float">
            <text:p>0.439491</text:p>
          </table:table-cell>
          <table:table-cell office:value-type="float" office:value="0.485195" calcext:value-type="float">
            <text:p>0.485195</text:p>
          </table:table-cell>
          <table:table-cell office:value-type="float" office:value="0.52366" calcext:value-type="float">
            <text:p>0.52366</text:p>
          </table:table-cell>
          <table:table-cell office:value-type="float" office:value="0.572115" calcext:value-type="float">
            <text:p>0.572115</text:p>
          </table:table-cell>
          <table:table-cell office:value-type="float" office:value="0.646282" calcext:value-type="float">
            <text:p>0.646282</text:p>
          </table:table-cell>
          <table:table-cell office:value-type="float" office:value="0.726378" calcext:value-type="float">
            <text:p>0.726378</text:p>
          </table:table-cell>
          <table:table-cell office:value-type="float" office:value="0.822423" calcext:value-type="float">
            <text:p>0.822423</text:p>
          </table:table-cell>
          <table:table-cell office:value-type="float" office:value="0.87391" calcext:value-type="float">
            <text:p>0.87391</text:p>
          </table:table-cell>
          <table:table-cell office:value-type="float" office:value="0.426219" calcext:value-type="float">
            <text:p>0.42621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-0.538715" calcext:value-type="float">
            <text:p>-0.538715</text:p>
          </table:table-cell>
          <table:table-cell office:value-type="float" office:value="0.214496" calcext:value-type="float">
            <text:p>0.214496</text:p>
          </table:table-cell>
          <table:table-cell office:value-type="float" office:value="0.343827" calcext:value-type="float">
            <text:p>0.343827</text:p>
          </table:table-cell>
          <table:table-cell office:value-type="float" office:value="0.419402" calcext:value-type="float">
            <text:p>0.419402</text:p>
          </table:table-cell>
          <table:table-cell office:value-type="float" office:value="0.473507" calcext:value-type="float">
            <text:p>0.473507</text:p>
          </table:table-cell>
          <table:table-cell office:value-type="float" office:value="0.510034" calcext:value-type="float">
            <text:p>0.510034</text:p>
          </table:table-cell>
          <table:table-cell office:value-type="float" office:value="0.554594" calcext:value-type="float">
            <text:p>0.554594</text:p>
          </table:table-cell>
          <table:table-cell office:value-type="float" office:value="0.629193" calcext:value-type="float">
            <text:p>0.629193</text:p>
          </table:table-cell>
          <table:table-cell office:value-type="float" office:value="0.712314" calcext:value-type="float">
            <text:p>0.712314</text:p>
          </table:table-cell>
          <table:table-cell office:value-type="float" office:value="0.811564" calcext:value-type="float">
            <text:p>0.811564</text:p>
          </table:table-cell>
          <table:table-cell office:value-type="float" office:value="0.87391" calcext:value-type="float">
            <text:p>0.87391</text:p>
          </table:table-cell>
          <table:table-cell office:value-type="float" office:value="0.413022" calcext:value-type="float">
            <text:p>0.41302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531225" calcext:value-type="float">
            <text:p>-0.531225</text:p>
          </table:table-cell>
          <table:table-cell office:value-type="float" office:value="0.22952" calcext:value-type="float">
            <text:p>0.22952</text:p>
          </table:table-cell>
          <table:table-cell office:value-type="float" office:value="0.344133" calcext:value-type="float">
            <text:p>0.344133</text:p>
          </table:table-cell>
          <table:table-cell office:value-type="float" office:value="0.423888" calcext:value-type="float">
            <text:p>0.423888</text:p>
          </table:table-cell>
          <table:table-cell office:value-type="float" office:value="0.476494" calcext:value-type="float">
            <text:p>0.476494</text:p>
          </table:table-cell>
          <table:table-cell office:value-type="float" office:value="0.525108" calcext:value-type="float">
            <text:p>0.525108</text:p>
          </table:table-cell>
          <table:table-cell office:value-type="float" office:value="0.586222" calcext:value-type="float">
            <text:p>0.586222</text:p>
          </table:table-cell>
          <table:table-cell office:value-type="float" office:value="0.673557" calcext:value-type="float">
            <text:p>0.673557</text:p>
          </table:table-cell>
          <table:table-cell office:value-type="float" office:value="0.736931" calcext:value-type="float">
            <text:p>0.736931</text:p>
          </table:table-cell>
          <table:table-cell office:value-type="float" office:value="0.820719" calcext:value-type="float">
            <text:p>0.820719</text:p>
          </table:table-cell>
          <table:table-cell office:value-type="float" office:value="0.883255" calcext:value-type="float">
            <text:p>0.883255</text:p>
          </table:table-cell>
          <table:table-cell office:value-type="float" office:value="0.428535" calcext:value-type="float">
            <text:p>0.42853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357967" calcext:value-type="float">
            <text:p>-0.357967</text:p>
          </table:table-cell>
          <table:table-cell office:value-type="float" office:value="0.267325" calcext:value-type="float">
            <text:p>0.267325</text:p>
          </table:table-cell>
          <table:table-cell office:value-type="float" office:value="0.365678" calcext:value-type="float">
            <text:p>0.365678</text:p>
          </table:table-cell>
          <table:table-cell office:value-type="float" office:value="0.438268" calcext:value-type="float">
            <text:p>0.438268</text:p>
          </table:table-cell>
          <table:table-cell office:value-type="float" office:value="0.486054" calcext:value-type="float">
            <text:p>0.486054</text:p>
          </table:table-cell>
          <table:table-cell office:value-type="float" office:value="0.520487" calcext:value-type="float">
            <text:p>0.520487</text:p>
          </table:table-cell>
          <table:table-cell office:value-type="float" office:value="0.569618" calcext:value-type="float">
            <text:p>0.569618</text:p>
          </table:table-cell>
          <table:table-cell office:value-type="float" office:value="0.650212" calcext:value-type="float">
            <text:p>0.650212</text:p>
          </table:table-cell>
          <table:table-cell office:value-type="float" office:value="0.729791" calcext:value-type="float">
            <text:p>0.729791</text:p>
          </table:table-cell>
          <table:table-cell office:value-type="float" office:value="0.811391" calcext:value-type="float">
            <text:p>0.811391</text:p>
          </table:table-cell>
          <table:table-cell office:value-type="float" office:value="0.883255" calcext:value-type="float">
            <text:p>0.883255</text:p>
          </table:table-cell>
          <table:table-cell office:value-type="float" office:value="0.448086" calcext:value-type="float">
            <text:p>0.44808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594691" calcext:value-type="float">
            <text:p>-0.594691</text:p>
          </table:table-cell>
          <table:table-cell office:value-type="float" office:value="0.240924" calcext:value-type="float">
            <text:p>0.240924</text:p>
          </table:table-cell>
          <table:table-cell office:value-type="float" office:value="0.357537" calcext:value-type="float">
            <text:p>0.357537</text:p>
          </table:table-cell>
          <table:table-cell office:value-type="float" office:value="0.433325" calcext:value-type="float">
            <text:p>0.433325</text:p>
          </table:table-cell>
          <table:table-cell office:value-type="float" office:value="0.489192" calcext:value-type="float">
            <text:p>0.489192</text:p>
          </table:table-cell>
          <table:table-cell office:value-type="float" office:value="0.534084" calcext:value-type="float">
            <text:p>0.534084</text:p>
          </table:table-cell>
          <table:table-cell office:value-type="float" office:value="0.600107" calcext:value-type="float">
            <text:p>0.600107</text:p>
          </table:table-cell>
          <table:table-cell office:value-type="float" office:value="0.674653" calcext:value-type="float">
            <text:p>0.674653</text:p>
          </table:table-cell>
          <table:table-cell office:value-type="float" office:value="0.741107" calcext:value-type="float">
            <text:p>0.741107</text:p>
          </table:table-cell>
          <table:table-cell office:value-type="float" office:value="0.820116" calcext:value-type="float">
            <text:p>0.820116</text:p>
          </table:table-cell>
          <table:table-cell office:value-type="float" office:value="0.89157" calcext:value-type="float">
            <text:p>0.89157</text:p>
          </table:table-cell>
          <table:table-cell office:value-type="float" office:value="0.429635" calcext:value-type="float">
            <text:p>0.42963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-0.331273" calcext:value-type="float">
            <text:p>-0.331273</text:p>
          </table:table-cell>
          <table:table-cell office:value-type="float" office:value="0.23611" calcext:value-type="float">
            <text:p>0.23611</text:p>
          </table:table-cell>
          <table:table-cell office:value-type="float" office:value="0.362059" calcext:value-type="float">
            <text:p>0.362059</text:p>
          </table:table-cell>
          <table:table-cell office:value-type="float" office:value="0.428985" calcext:value-type="float">
            <text:p>0.428985</text:p>
          </table:table-cell>
          <table:table-cell office:value-type="float" office:value="0.484171" calcext:value-type="float">
            <text:p>0.484171</text:p>
          </table:table-cell>
          <table:table-cell office:value-type="float" office:value="0.528811" calcext:value-type="float">
            <text:p>0.528811</text:p>
          </table:table-cell>
          <table:table-cell office:value-type="float" office:value="0.582116" calcext:value-type="float">
            <text:p>0.582116</text:p>
          </table:table-cell>
          <table:table-cell office:value-type="float" office:value="0.652726" calcext:value-type="float">
            <text:p>0.652726</text:p>
          </table:table-cell>
          <table:table-cell office:value-type="float" office:value="0.721762" calcext:value-type="float">
            <text:p>0.721762</text:p>
          </table:table-cell>
          <table:table-cell office:value-type="float" office:value="0.815097" calcext:value-type="float">
            <text:p>0.815097</text:p>
          </table:table-cell>
          <table:table-cell office:value-type="float" office:value="0.89157" calcext:value-type="float">
            <text:p>0.89157</text:p>
          </table:table-cell>
          <table:table-cell office:value-type="float" office:value="0.448056" calcext:value-type="float">
            <text:p>0.44805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0.390981" calcext:value-type="float">
            <text:p>-0.390981</text:p>
          </table:table-cell>
          <table:table-cell office:value-type="float" office:value="0.265602" calcext:value-type="float">
            <text:p>0.265602</text:p>
          </table:table-cell>
          <table:table-cell office:value-type="float" office:value="0.371432" calcext:value-type="float">
            <text:p>0.371432</text:p>
          </table:table-cell>
          <table:table-cell office:value-type="float" office:value="0.429206" calcext:value-type="float">
            <text:p>0.429206</text:p>
          </table:table-cell>
          <table:table-cell office:value-type="float" office:value="0.485028" calcext:value-type="float">
            <text:p>0.485028</text:p>
          </table:table-cell>
          <table:table-cell office:value-type="float" office:value="0.529244" calcext:value-type="float">
            <text:p>0.529244</text:p>
          </table:table-cell>
          <table:table-cell office:value-type="float" office:value="0.590907" calcext:value-type="float">
            <text:p>0.590907</text:p>
          </table:table-cell>
          <table:table-cell office:value-type="float" office:value="0.663779" calcext:value-type="float">
            <text:p>0.663779</text:p>
          </table:table-cell>
          <table:table-cell office:value-type="float" office:value="0.727662" calcext:value-type="float">
            <text:p>0.727662</text:p>
          </table:table-cell>
          <table:table-cell office:value-type="float" office:value="0.810609" calcext:value-type="float">
            <text:p>0.810609</text:p>
          </table:table-cell>
          <table:table-cell office:value-type="float" office:value="0.89157" calcext:value-type="float">
            <text:p>0.89157</text:p>
          </table:table-cell>
          <table:table-cell office:value-type="float" office:value="0.448249" calcext:value-type="float">
            <text:p>0.44824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-0.402672" calcext:value-type="float">
            <text:p>-0.402672</text:p>
          </table:table-cell>
          <table:table-cell office:value-type="float" office:value="0.224872" calcext:value-type="float">
            <text:p>0.224872</text:p>
          </table:table-cell>
          <table:table-cell office:value-type="float" office:value="0.37127" calcext:value-type="float">
            <text:p>0.37127</text:p>
          </table:table-cell>
          <table:table-cell office:value-type="float" office:value="0.43521" calcext:value-type="float">
            <text:p>0.43521</text:p>
          </table:table-cell>
          <table:table-cell office:value-type="float" office:value="0.49149" calcext:value-type="float">
            <text:p>0.49149</text:p>
          </table:table-cell>
          <table:table-cell office:value-type="float" office:value="0.536949" calcext:value-type="float">
            <text:p>0.536949</text:p>
          </table:table-cell>
          <table:table-cell office:value-type="float" office:value="0.603835" calcext:value-type="float">
            <text:p>0.603835</text:p>
          </table:table-cell>
          <table:table-cell office:value-type="float" office:value="0.674663" calcext:value-type="float">
            <text:p>0.674663</text:p>
          </table:table-cell>
          <table:table-cell office:value-type="float" office:value="0.740575" calcext:value-type="float">
            <text:p>0.740575</text:p>
          </table:table-cell>
          <table:table-cell office:value-type="float" office:value="0.82789" calcext:value-type="float">
            <text:p>0.82789</text:p>
          </table:table-cell>
          <table:table-cell office:value-type="float" office:value="0.89157" calcext:value-type="float">
            <text:p>0.89157</text:p>
          </table:table-cell>
          <table:table-cell office:value-type="float" office:value="0.450408" calcext:value-type="float">
            <text:p>0.45040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-0.214119" calcext:value-type="float">
            <text:p>-0.214119</text:p>
          </table:table-cell>
          <table:table-cell office:value-type="float" office:value="0.299637" calcext:value-type="float">
            <text:p>0.299637</text:p>
          </table:table-cell>
          <table:table-cell office:value-type="float" office:value="0.404866" calcext:value-type="float">
            <text:p>0.404866</text:p>
          </table:table-cell>
          <table:table-cell office:value-type="float" office:value="0.46298" calcext:value-type="float">
            <text:p>0.46298</text:p>
          </table:table-cell>
          <table:table-cell office:value-type="float" office:value="0.518012" calcext:value-type="float">
            <text:p>0.518012</text:p>
          </table:table-cell>
          <table:table-cell office:value-type="float" office:value="0.561943" calcext:value-type="float">
            <text:p>0.561943</text:p>
          </table:table-cell>
          <table:table-cell office:value-type="float" office:value="0.623733" calcext:value-type="float">
            <text:p>0.623733</text:p>
          </table:table-cell>
          <table:table-cell office:value-type="float" office:value="0.685267" calcext:value-type="float">
            <text:p>0.685267</text:p>
          </table:table-cell>
          <table:table-cell office:value-type="float" office:value="0.738322" calcext:value-type="float">
            <text:p>0.738322</text:p>
          </table:table-cell>
          <table:table-cell office:value-type="float" office:value="0.815108" calcext:value-type="float">
            <text:p>0.815108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89575" calcext:value-type="float">
            <text:p>0.48957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-0.487336" calcext:value-type="float">
            <text:p>-0.487336</text:p>
          </table:table-cell>
          <table:table-cell office:value-type="float" office:value="0.266266" calcext:value-type="float">
            <text:p>0.266266</text:p>
          </table:table-cell>
          <table:table-cell office:value-type="float" office:value="0.366638" calcext:value-type="float">
            <text:p>0.366638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82347" calcext:value-type="float">
            <text:p>0.482347</text:p>
          </table:table-cell>
          <table:table-cell office:value-type="float" office:value="0.535412" calcext:value-type="float">
            <text:p>0.535412</text:p>
          </table:table-cell>
          <table:table-cell office:value-type="float" office:value="0.593377" calcext:value-type="float">
            <text:p>0.593377</text:p>
          </table:table-cell>
          <table:table-cell office:value-type="float" office:value="0.67552" calcext:value-type="float">
            <text:p>0.67552</text:p>
          </table:table-cell>
          <table:table-cell office:value-type="float" office:value="0.742334" calcext:value-type="float">
            <text:p>0.742334</text:p>
          </table:table-cell>
          <table:table-cell office:value-type="float" office:value="0.820162" calcext:value-type="float">
            <text:p>0.820162</text:p>
          </table:table-cell>
          <table:table-cell office:value-type="float" office:value="0.868752" calcext:value-type="float">
            <text:p>0.868752</text:p>
          </table:table-cell>
          <table:table-cell office:value-type="float" office:value="0.441992" calcext:value-type="float">
            <text:p>0.44199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-0.681567" calcext:value-type="float">
            <text:p>-0.681567</text:p>
          </table:table-cell>
          <table:table-cell office:value-type="float" office:value="0.259014" calcext:value-type="float">
            <text:p>0.259014</text:p>
          </table:table-cell>
          <table:table-cell office:value-type="float" office:value="0.371575" calcext:value-type="float">
            <text:p>0.371575</text:p>
          </table:table-cell>
          <table:table-cell office:value-type="float" office:value="0.430765" calcext:value-type="float">
            <text:p>0.430765</text:p>
          </table:table-cell>
          <table:table-cell office:value-type="float" office:value="0.483793" calcext:value-type="float">
            <text:p>0.483793</text:p>
          </table:table-cell>
          <table:table-cell office:value-type="float" office:value="0.531885" calcext:value-type="float">
            <text:p>0.531885</text:p>
          </table:table-cell>
          <table:table-cell office:value-type="float" office:value="0.59387" calcext:value-type="float">
            <text:p>0.59387</text:p>
          </table:table-cell>
          <table:table-cell office:value-type="float" office:value="0.676128" calcext:value-type="float">
            <text:p>0.676128</text:p>
          </table:table-cell>
          <table:table-cell office:value-type="float" office:value="0.745437" calcext:value-type="float">
            <text:p>0.745437</text:p>
          </table:table-cell>
          <table:table-cell office:value-type="float" office:value="0.823158" calcext:value-type="float">
            <text:p>0.823158</text:p>
          </table:table-cell>
          <table:table-cell office:value-type="float" office:value="0.870521" calcext:value-type="float">
            <text:p>0.870521</text:p>
          </table:table-cell>
          <table:table-cell office:value-type="float" office:value="0.423406" calcext:value-type="float">
            <text:p>0.42340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-0.324749" calcext:value-type="float">
            <text:p>-0.324749</text:p>
          </table:table-cell>
          <table:table-cell office:value-type="float" office:value="0.27205" calcext:value-type="float">
            <text:p>0.27205</text:p>
          </table:table-cell>
          <table:table-cell office:value-type="float" office:value="0.383872" calcext:value-type="float">
            <text:p>0.383872</text:p>
          </table:table-cell>
          <table:table-cell office:value-type="float" office:value="0.443238" calcext:value-type="float">
            <text:p>0.443238</text:p>
          </table:table-cell>
          <table:table-cell office:value-type="float" office:value="0.492687" calcext:value-type="float">
            <text:p>0.492687</text:p>
          </table:table-cell>
          <table:table-cell office:value-type="float" office:value="0.537373" calcext:value-type="float">
            <text:p>0.537373</text:p>
          </table:table-cell>
          <table:table-cell office:value-type="float" office:value="0.600195" calcext:value-type="float">
            <text:p>0.600195</text:p>
          </table:table-cell>
          <table:table-cell office:value-type="float" office:value="0.674496" calcext:value-type="float">
            <text:p>0.674496</text:p>
          </table:table-cell>
          <table:table-cell office:value-type="float" office:value="0.742504" calcext:value-type="float">
            <text:p>0.742504</text:p>
          </table:table-cell>
          <table:table-cell office:value-type="float" office:value="0.825353" calcext:value-type="float">
            <text:p>0.825353</text:p>
          </table:table-cell>
          <table:table-cell office:value-type="float" office:value="0.892165" calcext:value-type="float">
            <text:p>0.892165</text:p>
          </table:table-cell>
          <table:table-cell office:value-type="float" office:value="0.464702" calcext:value-type="float">
            <text:p>0.46470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-0.491316" calcext:value-type="float">
            <text:p>-0.491316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371247" calcext:value-type="float">
            <text:p>0.371247</text:p>
          </table:table-cell>
          <table:table-cell office:value-type="float" office:value="0.442333" calcext:value-type="float">
            <text:p>0.442333</text:p>
          </table:table-cell>
          <table:table-cell office:value-type="float" office:value="0.494578" calcext:value-type="float">
            <text:p>0.494578</text:p>
          </table:table-cell>
          <table:table-cell office:value-type="float" office:value="0.537367" calcext:value-type="float">
            <text:p>0.537367</text:p>
          </table:table-cell>
          <table:table-cell office:value-type="float" office:value="0.594583" calcext:value-type="float">
            <text:p>0.594583</text:p>
          </table:table-cell>
          <table:table-cell office:value-type="float" office:value="0.662406" calcext:value-type="float">
            <text:p>0.662406</text:p>
          </table:table-cell>
          <table:table-cell office:value-type="float" office:value="0.71976" calcext:value-type="float">
            <text:p>0.71976</text:p>
          </table:table-cell>
          <table:table-cell office:value-type="float" office:value="0.802739" calcext:value-type="float">
            <text:p>0.802739</text:p>
          </table:table-cell>
          <table:table-cell office:value-type="float" office:value="0.892165" calcext:value-type="float">
            <text:p>0.892165</text:p>
          </table:table-cell>
          <table:table-cell office:value-type="float" office:value="0.43844" calcext:value-type="float">
            <text:p>0.4384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-0.391328" calcext:value-type="float">
            <text:p>-0.391328</text:p>
          </table:table-cell>
          <table:table-cell office:value-type="float" office:value="0.25109" calcext:value-type="float">
            <text:p>0.25109</text:p>
          </table:table-cell>
          <table:table-cell office:value-type="float" office:value="0.37397" calcext:value-type="float">
            <text:p>0.37397</text:p>
          </table:table-cell>
          <table:table-cell office:value-type="float" office:value="0.449016" calcext:value-type="float">
            <text:p>0.449016</text:p>
          </table:table-cell>
          <table:table-cell office:value-type="float" office:value="0.496818" calcext:value-type="float">
            <text:p>0.496818</text:p>
          </table:table-cell>
          <table:table-cell office:value-type="float" office:value="0.538023" calcext:value-type="float">
            <text:p>0.538023</text:p>
          </table:table-cell>
          <table:table-cell office:value-type="float" office:value="0.594473" calcext:value-type="float">
            <text:p>0.594473</text:p>
          </table:table-cell>
          <table:table-cell office:value-type="float" office:value="0.663465" calcext:value-type="float">
            <text:p>0.663465</text:p>
          </table:table-cell>
          <table:table-cell office:value-type="float" office:value="0.736218" calcext:value-type="float">
            <text:p>0.736218</text:p>
          </table:table-cell>
          <table:table-cell office:value-type="float" office:value="0.816067" calcext:value-type="float">
            <text:p>0.816067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52781" calcext:value-type="float">
            <text:p>0.4527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-0.250118" calcext:value-type="float">
            <text:p>-0.250118</text:p>
          </table:table-cell>
          <table:table-cell office:value-type="float" office:value="0.245718" calcext:value-type="float">
            <text:p>0.245718</text:p>
          </table:table-cell>
          <table:table-cell office:value-type="float" office:value="0.342928" calcext:value-type="float">
            <text:p>0.342928</text:p>
          </table:table-cell>
          <table:table-cell office:value-type="float" office:value="0.43892" calcext:value-type="float">
            <text:p>0.43892</text:p>
          </table:table-cell>
          <table:table-cell office:value-type="float" office:value="0.483743" calcext:value-type="float">
            <text:p>0.483743</text:p>
          </table:table-cell>
          <table:table-cell office:value-type="float" office:value="0.526088" calcext:value-type="float">
            <text:p>0.526088</text:p>
          </table:table-cell>
          <table:table-cell office:value-type="float" office:value="0.57281" calcext:value-type="float">
            <text:p>0.57281</text:p>
          </table:table-cell>
          <table:table-cell office:value-type="float" office:value="0.645245" calcext:value-type="float">
            <text:p>0.645245</text:p>
          </table:table-cell>
          <table:table-cell office:value-type="float" office:value="0.724464" calcext:value-type="float">
            <text:p>0.724464</text:p>
          </table:table-cell>
          <table:table-cell office:value-type="float" office:value="0.804146" calcext:value-type="float">
            <text:p>0.804146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53394" calcext:value-type="float">
            <text:p>0.45339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-0.816687" calcext:value-type="float">
            <text:p>-0.81668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76098" calcext:value-type="float">
            <text:p>0.276098</text:p>
          </table:table-cell>
          <table:table-cell office:value-type="float" office:value="0.403178" calcext:value-type="float">
            <text:p>0.403178</text:p>
          </table:table-cell>
          <table:table-cell office:value-type="float" office:value="0.471388" calcext:value-type="float">
            <text:p>0.471388</text:p>
          </table:table-cell>
          <table:table-cell office:value-type="float" office:value="0.513735" calcext:value-type="float">
            <text:p>0.513735</text:p>
          </table:table-cell>
          <table:table-cell office:value-type="float" office:value="0.562622" calcext:value-type="float">
            <text:p>0.562622</text:p>
          </table:table-cell>
          <table:table-cell office:value-type="float" office:value="0.635886" calcext:value-type="float">
            <text:p>0.635886</text:p>
          </table:table-cell>
          <table:table-cell office:value-type="float" office:value="0.716807" calcext:value-type="float">
            <text:p>0.716807</text:p>
          </table:table-cell>
          <table:table-cell office:value-type="float" office:value="0.807249" calcext:value-type="float">
            <text:p>0.807249</text:p>
          </table:table-cell>
          <table:table-cell office:value-type="float" office:value="0.867901" calcext:value-type="float">
            <text:p>0.867901</text:p>
          </table:table-cell>
          <table:table-cell office:value-type="float" office:value="0.371588" calcext:value-type="float">
            <text:p>0.37158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-0.403492" calcext:value-type="float">
            <text:p>-0.403492</text:p>
          </table:table-cell>
          <table:table-cell office:value-type="float" office:value="0.200295" calcext:value-type="float">
            <text:p>0.200295</text:p>
          </table:table-cell>
          <table:table-cell office:value-type="float" office:value="0.327726" calcext:value-type="float">
            <text:p>0.327726</text:p>
          </table:table-cell>
          <table:table-cell office:value-type="float" office:value="0.434136" calcext:value-type="float">
            <text:p>0.434136</text:p>
          </table:table-cell>
          <table:table-cell office:value-type="float" office:value="0.482038" calcext:value-type="float">
            <text:p>0.482038</text:p>
          </table:table-cell>
          <table:table-cell office:value-type="float" office:value="0.521665" calcext:value-type="float">
            <text:p>0.521665</text:p>
          </table:table-cell>
          <table:table-cell office:value-type="float" office:value="0.571672" calcext:value-type="float">
            <text:p>0.571672</text:p>
          </table:table-cell>
          <table:table-cell office:value-type="float" office:value="0.648177" calcext:value-type="float">
            <text:p>0.648177</text:p>
          </table:table-cell>
          <table:table-cell office:value-type="float" office:value="0.729822" calcext:value-type="float">
            <text:p>0.729822</text:p>
          </table:table-cell>
          <table:table-cell office:value-type="float" office:value="0.814388" calcext:value-type="float">
            <text:p>0.814388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32643" calcext:value-type="float">
            <text:p>0.43264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-0.331629" calcext:value-type="float">
            <text:p>-0.331629</text:p>
          </table:table-cell>
          <table:table-cell office:value-type="float" office:value="0.23855" calcext:value-type="float">
            <text:p>0.23855</text:p>
          </table:table-cell>
          <table:table-cell office:value-type="float" office:value="0.381408" calcext:value-type="float">
            <text:p>0.381408</text:p>
          </table:table-cell>
          <table:table-cell office:value-type="float" office:value="0.455724" calcext:value-type="float">
            <text:p>0.455724</text:p>
          </table:table-cell>
          <table:table-cell office:value-type="float" office:value="0.498546" calcext:value-type="float">
            <text:p>0.498546</text:p>
          </table:table-cell>
          <table:table-cell office:value-type="float" office:value="0.542167" calcext:value-type="float">
            <text:p>0.542167</text:p>
          </table:table-cell>
          <table:table-cell office:value-type="float" office:value="0.599872" calcext:value-type="float">
            <text:p>0.599872</text:p>
          </table:table-cell>
          <table:table-cell office:value-type="float" office:value="0.678389" calcext:value-type="float">
            <text:p>0.678389</text:p>
          </table:table-cell>
          <table:table-cell office:value-type="float" office:value="0.752395" calcext:value-type="float">
            <text:p>0.752395</text:p>
          </table:table-cell>
          <table:table-cell office:value-type="float" office:value="0.833055" calcext:value-type="float">
            <text:p>0.833055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64848" calcext:value-type="float">
            <text:p>0.46484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-0.436599" calcext:value-type="float">
            <text:p>-0.436599</text:p>
          </table:table-cell>
          <table:table-cell office:value-type="float" office:value="0.220735" calcext:value-type="float">
            <text:p>0.220735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442158" calcext:value-type="float">
            <text:p>0.442158</text:p>
          </table:table-cell>
          <table:table-cell office:value-type="float" office:value="0.486779" calcext:value-type="float">
            <text:p>0.486779</text:p>
          </table:table-cell>
          <table:table-cell office:value-type="float" office:value="0.53111" calcext:value-type="float">
            <text:p>0.53111</text:p>
          </table:table-cell>
          <table:table-cell office:value-type="float" office:value="0.587502" calcext:value-type="float">
            <text:p>0.587502</text:p>
          </table:table-cell>
          <table:table-cell office:value-type="float" office:value="0.679596" calcext:value-type="float">
            <text:p>0.679596</text:p>
          </table:table-cell>
          <table:table-cell office:value-type="float" office:value="0.752599" calcext:value-type="float">
            <text:p>0.752599</text:p>
          </table:table-cell>
          <table:table-cell office:value-type="float" office:value="0.830911" calcext:value-type="float">
            <text:p>0.830911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45349" calcext:value-type="float">
            <text:p>0.44534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-0.531261" calcext:value-type="float">
            <text:p>-0.531261</text:p>
          </table:table-cell>
          <table:table-cell office:value-type="float" office:value="0.205297" calcext:value-type="float">
            <text:p>0.205297</text:p>
          </table:table-cell>
          <table:table-cell office:value-type="float" office:value="0.339573" calcext:value-type="float">
            <text:p>0.339573</text:p>
          </table:table-cell>
          <table:table-cell office:value-type="float" office:value="0.429887" calcext:value-type="float">
            <text:p>0.429887</text:p>
          </table:table-cell>
          <table:table-cell office:value-type="float" office:value="0.478767" calcext:value-type="float">
            <text:p>0.478767</text:p>
          </table:table-cell>
          <table:table-cell office:value-type="float" office:value="0.518011" calcext:value-type="float">
            <text:p>0.518011</text:p>
          </table:table-cell>
          <table:table-cell office:value-type="float" office:value="0.561312" calcext:value-type="float">
            <text:p>0.561312</text:p>
          </table:table-cell>
          <table:table-cell office:value-type="float" office:value="0.63885" calcext:value-type="float">
            <text:p>0.63885</text:p>
          </table:table-cell>
          <table:table-cell office:value-type="float" office:value="0.731038" calcext:value-type="float">
            <text:p>0.731038</text:p>
          </table:table-cell>
          <table:table-cell office:value-type="float" office:value="0.814777" calcext:value-type="float">
            <text:p>0.814777</text:p>
          </table:table-cell>
          <table:table-cell office:value-type="float" office:value="0.872322" calcext:value-type="float">
            <text:p>0.872322</text:p>
          </table:table-cell>
          <table:table-cell office:value-type="float" office:value="0.418625" calcext:value-type="float">
            <text:p>0.41862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-0.531402" calcext:value-type="float">
            <text:p>-0.531402</text:p>
          </table:table-cell>
          <table:table-cell office:value-type="float" office:value="0.197181" calcext:value-type="float">
            <text:p>0.197181</text:p>
          </table:table-cell>
          <table:table-cell office:value-type="float" office:value="0.313968" calcext:value-type="float">
            <text:p>0.313968</text:p>
          </table:table-cell>
          <table:table-cell office:value-type="float" office:value="0.417822" calcext:value-type="float">
            <text:p>0.417822</text:p>
          </table:table-cell>
          <table:table-cell office:value-type="float" office:value="0.473456" calcext:value-type="float">
            <text:p>0.473456</text:p>
          </table:table-cell>
          <table:table-cell office:value-type="float" office:value="0.504045" calcext:value-type="float">
            <text:p>0.504045</text:p>
          </table:table-cell>
          <table:table-cell office:value-type="float" office:value="0.548039" calcext:value-type="float">
            <text:p>0.548039</text:p>
          </table:table-cell>
          <table:table-cell office:value-type="float" office:value="0.624915" calcext:value-type="float">
            <text:p>0.624915</text:p>
          </table:table-cell>
          <table:table-cell office:value-type="float" office:value="0.727805" calcext:value-type="float">
            <text:p>0.727805</text:p>
          </table:table-cell>
          <table:table-cell office:value-type="float" office:value="0.81599" calcext:value-type="float">
            <text:p>0.81599</text:p>
          </table:table-cell>
          <table:table-cell office:value-type="float" office:value="0.872322" calcext:value-type="float">
            <text:p>0.872322</text:p>
          </table:table-cell>
          <table:table-cell office:value-type="float" office:value="0.409182" calcext:value-type="float">
            <text:p>0.40918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-0.500884" calcext:value-type="float">
            <text:p>-0.500884</text:p>
          </table:table-cell>
          <table:table-cell office:value-type="float" office:value="0.199622" calcext:value-type="float">
            <text:p>0.199622</text:p>
          </table:table-cell>
          <table:table-cell office:value-type="float" office:value="0.320304" calcext:value-type="float">
            <text:p>0.320304</text:p>
          </table:table-cell>
          <table:table-cell office:value-type="float" office:value="0.405843" calcext:value-type="float">
            <text:p>0.405843</text:p>
          </table:table-cell>
          <table:table-cell office:value-type="float" office:value="0.466429" calcext:value-type="float">
            <text:p>0.466429</text:p>
          </table:table-cell>
          <table:table-cell office:value-type="float" office:value="0.503887" calcext:value-type="float">
            <text:p>0.503887</text:p>
          </table:table-cell>
          <table:table-cell office:value-type="float" office:value="0.557076" calcext:value-type="float">
            <text:p>0.557076</text:p>
          </table:table-cell>
          <table:table-cell office:value-type="float" office:value="0.666308" calcext:value-type="float">
            <text:p>0.666308</text:p>
          </table:table-cell>
          <table:table-cell office:value-type="float" office:value="0.736932" calcext:value-type="float">
            <text:p>0.736932</text:p>
          </table:table-cell>
          <table:table-cell office:value-type="float" office:value="0.823902" calcext:value-type="float">
            <text:p>0.823902</text:p>
          </table:table-cell>
          <table:table-cell office:value-type="float" office:value="0.870213" calcext:value-type="float">
            <text:p>0.870213</text:p>
          </table:table-cell>
          <table:table-cell office:value-type="float" office:value="0.417942" calcext:value-type="float">
            <text:p>0.41794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-0.43248" calcext:value-type="float">
            <text:p>-0.43248</text:p>
          </table:table-cell>
          <table:table-cell office:value-type="float" office:value="0.204039" calcext:value-type="float">
            <text:p>0.204039</text:p>
          </table:table-cell>
          <table:table-cell office:value-type="float" office:value="0.332411" calcext:value-type="float">
            <text:p>0.332411</text:p>
          </table:table-cell>
          <table:table-cell office:value-type="float" office:value="0.424725" calcext:value-type="float">
            <text:p>0.424725</text:p>
          </table:table-cell>
          <table:table-cell office:value-type="float" office:value="0.473057" calcext:value-type="float">
            <text:p>0.473057</text:p>
          </table:table-cell>
          <table:table-cell office:value-type="float" office:value="0.516211" calcext:value-type="float">
            <text:p>0.516211</text:p>
          </table:table-cell>
          <table:table-cell office:value-type="float" office:value="0.561083" calcext:value-type="float">
            <text:p>0.561083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732325" calcext:value-type="float">
            <text:p>0.732325</text:p>
          </table:table-cell>
          <table:table-cell office:value-type="float" office:value="0.822911" calcext:value-type="float">
            <text:p>0.822911</text:p>
          </table:table-cell>
          <table:table-cell office:value-type="float" office:value="0.868001" calcext:value-type="float">
            <text:p>0.868001</text:p>
          </table:table-cell>
          <table:table-cell office:value-type="float" office:value="0.429968" calcext:value-type="float">
            <text:p>0.42996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-0.408032" calcext:value-type="float">
            <text:p>-0.408032</text:p>
          </table:table-cell>
          <table:table-cell office:value-type="float" office:value="0.197046" calcext:value-type="float">
            <text:p>0.197046</text:p>
          </table:table-cell>
          <table:table-cell office:value-type="float" office:value="0.337553" calcext:value-type="float">
            <text:p>0.337553</text:p>
          </table:table-cell>
          <table:table-cell office:value-type="float" office:value="0.411105" calcext:value-type="float">
            <text:p>0.411105</text:p>
          </table:table-cell>
          <table:table-cell office:value-type="float" office:value="0.471863" calcext:value-type="float">
            <text:p>0.471863</text:p>
          </table:table-cell>
          <table:table-cell office:value-type="float" office:value="0.513084" calcext:value-type="float">
            <text:p>0.513084</text:p>
          </table:table-cell>
          <table:table-cell office:value-type="float" office:value="0.564465" calcext:value-type="float">
            <text:p>0.564465</text:p>
          </table:table-cell>
          <table:table-cell office:value-type="float" office:value="0.649849" calcext:value-type="float">
            <text:p>0.649849</text:p>
          </table:table-cell>
          <table:table-cell office:value-type="float" office:value="0.732461" calcext:value-type="float">
            <text:p>0.732461</text:p>
          </table:table-cell>
          <table:table-cell office:value-type="float" office:value="0.818168" calcext:value-type="float">
            <text:p>0.818168</text:p>
          </table:table-cell>
          <table:table-cell office:value-type="float" office:value="0.868001" calcext:value-type="float">
            <text:p>0.868001</text:p>
          </table:table-cell>
          <table:table-cell office:value-type="float" office:value="0.428756" calcext:value-type="float">
            <text:p>0.42875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-0.568475" calcext:value-type="float">
            <text:p>-0.568475</text:p>
          </table:table-cell>
          <table:table-cell office:value-type="float" office:value="0.167348" calcext:value-type="float">
            <text:p>0.167348</text:p>
          </table:table-cell>
          <table:table-cell office:value-type="float" office:value="0.308974" calcext:value-type="float">
            <text:p>0.308974</text:p>
          </table:table-cell>
          <table:table-cell office:value-type="float" office:value="0.412575" calcext:value-type="float">
            <text:p>0.412575</text:p>
          </table:table-cell>
          <table:table-cell office:value-type="float" office:value="0.461849" calcext:value-type="float">
            <text:p>0.461849</text:p>
          </table:table-cell>
          <table:table-cell office:value-type="float" office:value="0.501896" calcext:value-type="float">
            <text:p>0.501896</text:p>
          </table:table-cell>
          <table:table-cell office:value-type="float" office:value="0.555932" calcext:value-type="float">
            <text:p>0.555932</text:p>
          </table:table-cell>
          <table:table-cell office:value-type="float" office:value="0.627649" calcext:value-type="float">
            <text:p>0.627649</text:p>
          </table:table-cell>
          <table:table-cell office:value-type="float" office:value="0.721069" calcext:value-type="float">
            <text:p>0.721069</text:p>
          </table:table-cell>
          <table:table-cell office:value-type="float" office:value="0.816124" calcext:value-type="float">
            <text:p>0.816124</text:p>
          </table:table-cell>
          <table:table-cell office:value-type="float" office:value="0.868001" calcext:value-type="float">
            <text:p>0.868001</text:p>
          </table:table-cell>
          <table:table-cell office:value-type="float" office:value="0.400494" calcext:value-type="float">
            <text:p>0.40049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-0.626709" calcext:value-type="float">
            <text:p>-0.626709</text:p>
          </table:table-cell>
          <table:table-cell office:value-type="float" office:value="0.213849" calcext:value-type="float">
            <text:p>0.213849</text:p>
          </table:table-cell>
          <table:table-cell office:value-type="float" office:value="0.355514" calcext:value-type="float">
            <text:p>0.355514</text:p>
          </table:table-cell>
          <table:table-cell office:value-type="float" office:value="0.432224" calcext:value-type="float">
            <text:p>0.432224</text:p>
          </table:table-cell>
          <table:table-cell office:value-type="float" office:value="0.471779" calcext:value-type="float">
            <text:p>0.471779</text:p>
          </table:table-cell>
          <table:table-cell office:value-type="float" office:value="0.519875" calcext:value-type="float">
            <text:p>0.519875</text:p>
          </table:table-cell>
          <table:table-cell office:value-type="float" office:value="0.557008" calcext:value-type="float">
            <text:p>0.557008</text:p>
          </table:table-cell>
          <table:table-cell office:value-type="float" office:value="0.608154" calcext:value-type="float">
            <text:p>0.608154</text:p>
          </table:table-cell>
          <table:table-cell office:value-type="float" office:value="0.702867" calcext:value-type="float">
            <text:p>0.702867</text:p>
          </table:table-cell>
          <table:table-cell office:value-type="float" office:value="0.813647" calcext:value-type="float">
            <text:p>0.813647</text:p>
          </table:table-cell>
          <table:table-cell office:value-type="float" office:value="0.871468" calcext:value-type="float">
            <text:p>0.871468</text:p>
          </table:table-cell>
          <table:table-cell office:value-type="float" office:value="0.404821" calcext:value-type="float">
            <text:p>0.40482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-0.45717" calcext:value-type="float">
            <text:p>-0.45717</text:p>
          </table:table-cell>
          <table:table-cell office:value-type="float" office:value="0.240465" calcext:value-type="float">
            <text:p>0.240465</text:p>
          </table:table-cell>
          <table:table-cell office:value-type="float" office:value="0.357315" calcext:value-type="float">
            <text:p>0.357315</text:p>
          </table:table-cell>
          <table:table-cell office:value-type="float" office:value="0.426089" calcext:value-type="float">
            <text:p>0.426089</text:p>
          </table:table-cell>
          <table:table-cell office:value-type="float" office:value="0.470266" calcext:value-type="float">
            <text:p>0.470266</text:p>
          </table:table-cell>
          <table:table-cell office:value-type="float" office:value="0.511738" calcext:value-type="float">
            <text:p>0.511738</text:p>
          </table:table-cell>
          <table:table-cell office:value-type="float" office:value="0.552807" calcext:value-type="float">
            <text:p>0.552807</text:p>
          </table:table-cell>
          <table:table-cell office:value-type="float" office:value="0.623001" calcext:value-type="float">
            <text:p>0.623001</text:p>
          </table:table-cell>
          <table:table-cell office:value-type="float" office:value="0.713231" calcext:value-type="float">
            <text:p>0.713231</text:p>
          </table:table-cell>
          <table:table-cell office:value-type="float" office:value="0.828194" calcext:value-type="float">
            <text:p>0.828194</text:p>
          </table:table-cell>
          <table:table-cell office:value-type="float" office:value="0.871468" calcext:value-type="float">
            <text:p>0.871468</text:p>
          </table:table-cell>
          <table:table-cell office:value-type="float" office:value="0.426594" calcext:value-type="float">
            <text:p>0.4265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-0.469007" calcext:value-type="float">
            <text:p>-0.469007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330944" calcext:value-type="float">
            <text:p>0.330944</text:p>
          </table:table-cell>
          <table:table-cell office:value-type="float" office:value="0.421037" calcext:value-type="float">
            <text:p>0.421037</text:p>
          </table:table-cell>
          <table:table-cell office:value-type="float" office:value="0.481623" calcext:value-type="float">
            <text:p>0.481623</text:p>
          </table:table-cell>
          <table:table-cell office:value-type="float" office:value="0.528542" calcext:value-type="float">
            <text:p>0.528542</text:p>
          </table:table-cell>
          <table:table-cell office:value-type="float" office:value="0.559604" calcext:value-type="float">
            <text:p>0.559604</text:p>
          </table:table-cell>
          <table:table-cell office:value-type="float" office:value="0.618072" calcext:value-type="float">
            <text:p>0.618072</text:p>
          </table:table-cell>
          <table:table-cell office:value-type="float" office:value="0.70216" calcext:value-type="float">
            <text:p>0.70216</text:p>
          </table:table-cell>
          <table:table-cell office:value-type="float" office:value="0.826304" calcext:value-type="float">
            <text:p>0.826304</text:p>
          </table:table-cell>
          <table:table-cell office:value-type="float" office:value="0.871468" calcext:value-type="float">
            <text:p>0.871468</text:p>
          </table:table-cell>
          <table:table-cell office:value-type="float" office:value="0.419558" calcext:value-type="float">
            <text:p>0.41955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-0.659649" calcext:value-type="float">
            <text:p>-0.659649</text:p>
          </table:table-cell>
          <table:table-cell office:value-type="float" office:value="0.177248" calcext:value-type="float">
            <text:p>0.177248</text:p>
          </table:table-cell>
          <table:table-cell office:value-type="float" office:value="0.312833" calcext:value-type="float">
            <text:p>0.312833</text:p>
          </table:table-cell>
          <table:table-cell office:value-type="float" office:value="0.399851" calcext:value-type="float">
            <text:p>0.399851</text:p>
          </table:table-cell>
          <table:table-cell office:value-type="float" office:value="0.453483" calcext:value-type="float">
            <text:p>0.453483</text:p>
          </table:table-cell>
          <table:table-cell office:value-type="float" office:value="0.50984" calcext:value-type="float">
            <text:p>0.50984</text:p>
          </table:table-cell>
          <table:table-cell office:value-type="float" office:value="0.550646" calcext:value-type="float">
            <text:p>0.550646</text:p>
          </table:table-cell>
          <table:table-cell office:value-type="float" office:value="0.590964" calcext:value-type="float">
            <text:p>0.590964</text:p>
          </table:table-cell>
          <table:table-cell office:value-type="float" office:value="0.677465" calcext:value-type="float">
            <text:p>0.677465</text:p>
          </table:table-cell>
          <table:table-cell office:value-type="float" office:value="0.807206" calcext:value-type="float">
            <text:p>0.807206</text:p>
          </table:table-cell>
          <table:table-cell office:value-type="float" office:value="0.891946" calcext:value-type="float">
            <text:p>0.891946</text:p>
          </table:table-cell>
          <table:table-cell office:value-type="float" office:value="0.381989" calcext:value-type="float">
            <text:p>0.38198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-0.69008" calcext:value-type="float">
            <text:p>-0.69008</text:p>
          </table:table-cell>
          <table:table-cell office:value-type="float" office:value="0.201431" calcext:value-type="float">
            <text:p>0.201431</text:p>
          </table:table-cell>
          <table:table-cell office:value-type="float" office:value="0.323354" calcext:value-type="float">
            <text:p>0.323354</text:p>
          </table:table-cell>
          <table:table-cell office:value-type="float" office:value="0.390812" calcext:value-type="float">
            <text:p>0.390812</text:p>
          </table:table-cell>
          <table:table-cell office:value-type="float" office:value="0.442151" calcext:value-type="float">
            <text:p>0.442151</text:p>
          </table:table-cell>
          <table:table-cell office:value-type="float" office:value="0.50256" calcext:value-type="float">
            <text:p>0.50256</text:p>
          </table:table-cell>
          <table:table-cell office:value-type="float" office:value="0.542151" calcext:value-type="float">
            <text:p>0.542151</text:p>
          </table:table-cell>
          <table:table-cell office:value-type="float" office:value="0.573128" calcext:value-type="float">
            <text:p>0.573128</text:p>
          </table:table-cell>
          <table:table-cell office:value-type="float" office:value="0.661611" calcext:value-type="float">
            <text:p>0.661611</text:p>
          </table:table-cell>
          <table:table-cell office:value-type="float" office:value="0.793639" calcext:value-type="float">
            <text:p>0.7936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374076" calcext:value-type="float">
            <text:p>0.37407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-0.465078" calcext:value-type="float">
            <text:p>-0.465078</text:p>
          </table:table-cell>
          <table:table-cell office:value-type="float" office:value="0.229463" calcext:value-type="float">
            <text:p>0.229463</text:p>
          </table:table-cell>
          <table:table-cell office:value-type="float" office:value="0.350118" calcext:value-type="float">
            <text:p>0.350118</text:p>
          </table:table-cell>
          <table:table-cell office:value-type="float" office:value="0.417105" calcext:value-type="float">
            <text:p>0.417105</text:p>
          </table:table-cell>
          <table:table-cell office:value-type="float" office:value="0.471125" calcext:value-type="float">
            <text:p>0.471125</text:p>
          </table:table-cell>
          <table:table-cell office:value-type="float" office:value="0.516985" calcext:value-type="float">
            <text:p>0.516985</text:p>
          </table:table-cell>
          <table:table-cell office:value-type="float" office:value="0.548689" calcext:value-type="float">
            <text:p>0.548689</text:p>
          </table:table-cell>
          <table:table-cell office:value-type="float" office:value="0.577904" calcext:value-type="float">
            <text:p>0.577904</text:p>
          </table:table-cell>
          <table:table-cell office:value-type="float" office:value="0.653533" calcext:value-type="float">
            <text:p>0.653533</text:p>
          </table:table-cell>
          <table:table-cell office:value-type="float" office:value="0.797558" calcext:value-type="float">
            <text:p>0.797558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40974" calcext:value-type="float">
            <text:p>0.4097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0.496869" calcext:value-type="float">
            <text:p>-0.496869</text:p>
          </table:table-cell>
          <table:table-cell office:value-type="float" office:value="0.22603" calcext:value-type="float">
            <text:p>0.22603</text:p>
          </table:table-cell>
          <table:table-cell office:value-type="float" office:value="0.353475" calcext:value-type="float">
            <text:p>0.353475</text:p>
          </table:table-cell>
          <table:table-cell office:value-type="float" office:value="0.421216" calcext:value-type="float">
            <text:p>0.421216</text:p>
          </table:table-cell>
          <table:table-cell office:value-type="float" office:value="0.473966" calcext:value-type="float">
            <text:p>0.473966</text:p>
          </table:table-cell>
          <table:table-cell office:value-type="float" office:value="0.512689" calcext:value-type="float">
            <text:p>0.512689</text:p>
          </table:table-cell>
          <table:table-cell office:value-type="float" office:value="0.547785" calcext:value-type="float">
            <text:p>0.547785</text:p>
          </table:table-cell>
          <table:table-cell office:value-type="float" office:value="0.580503" calcext:value-type="float">
            <text:p>0.580503</text:p>
          </table:table-cell>
          <table:table-cell office:value-type="float" office:value="0.661975" calcext:value-type="float">
            <text:p>0.661975</text:p>
          </table:table-cell>
          <table:table-cell office:value-type="float" office:value="0.800249" calcext:value-type="float">
            <text:p>0.800249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08102" calcext:value-type="float">
            <text:p>0.4081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-0.845391" calcext:value-type="float">
            <text:p>-0.845391</text:p>
          </table:table-cell>
          <table:table-cell office:value-type="float" office:value="0.186494" calcext:value-type="float">
            <text:p>0.186494</text:p>
          </table:table-cell>
          <table:table-cell office:value-type="float" office:value="0.325739" calcext:value-type="float">
            <text:p>0.325739</text:p>
          </table:table-cell>
          <table:table-cell office:value-type="float" office:value="0.418703" calcext:value-type="float">
            <text:p>0.418703</text:p>
          </table:table-cell>
          <table:table-cell office:value-type="float" office:value="0.482316" calcext:value-type="float">
            <text:p>0.482316</text:p>
          </table:table-cell>
          <table:table-cell office:value-type="float" office:value="0.520238" calcext:value-type="float">
            <text:p>0.520238</text:p>
          </table:table-cell>
          <table:table-cell office:value-type="float" office:value="0.555449" calcext:value-type="float">
            <text:p>0.555449</text:p>
          </table:table-cell>
          <table:table-cell office:value-type="float" office:value="0.595217" calcext:value-type="float">
            <text:p>0.595217</text:p>
          </table:table-cell>
          <table:table-cell office:value-type="float" office:value="0.68342" calcext:value-type="float">
            <text:p>0.68342</text:p>
          </table:table-cell>
          <table:table-cell office:value-type="float" office:value="0.816092" calcext:value-type="float">
            <text:p>0.816092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373828" calcext:value-type="float">
            <text:p>0.37382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-0.232129" calcext:value-type="float">
            <text:p>-0.232129</text:p>
          </table:table-cell>
          <table:table-cell office:value-type="float" office:value="0.262789" calcext:value-type="float">
            <text:p>0.262789</text:p>
          </table:table-cell>
          <table:table-cell office:value-type="float" office:value="0.380324" calcext:value-type="float">
            <text:p>0.380324</text:p>
          </table:table-cell>
          <table:table-cell office:value-type="float" office:value="0.448553" calcext:value-type="float">
            <text:p>0.448553</text:p>
          </table:table-cell>
          <table:table-cell office:value-type="float" office:value="0.492188" calcext:value-type="float">
            <text:p>0.492188</text:p>
          </table:table-cell>
          <table:table-cell office:value-type="float" office:value="0.523569" calcext:value-type="float">
            <text:p>0.523569</text:p>
          </table:table-cell>
          <table:table-cell office:value-type="float" office:value="0.552075" calcext:value-type="float">
            <text:p>0.552075</text:p>
          </table:table-cell>
          <table:table-cell office:value-type="float" office:value="0.595762" calcext:value-type="float">
            <text:p>0.595762</text:p>
          </table:table-cell>
          <table:table-cell office:value-type="float" office:value="0.680686" calcext:value-type="float">
            <text:p>0.680686</text:p>
          </table:table-cell>
          <table:table-cell office:value-type="float" office:value="0.801638" calcext:value-type="float">
            <text:p>0.801638</text:p>
          </table:table-cell>
          <table:table-cell office:value-type="float" office:value="0.893738" calcext:value-type="float">
            <text:p>0.893738</text:p>
          </table:table-cell>
          <table:table-cell office:value-type="float" office:value="0.450545" calcext:value-type="float">
            <text:p>0.45054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-0.50142" calcext:value-type="float">
            <text:p>-0.50142</text:p>
          </table:table-cell>
          <table:table-cell office:value-type="float" office:value="0.229" calcext:value-type="float">
            <text:p>0.229</text:p>
          </table:table-cell>
          <table:table-cell office:value-type="float" office:value="0.365248" calcext:value-type="float">
            <text:p>0.365248</text:p>
          </table:table-cell>
          <table:table-cell office:value-type="float" office:value="0.435381" calcext:value-type="float">
            <text:p>0.435381</text:p>
          </table:table-cell>
          <table:table-cell office:value-type="float" office:value="0.47433" calcext:value-type="float">
            <text:p>0.47433</text:p>
          </table:table-cell>
          <table:table-cell office:value-type="float" office:value="0.51954" calcext:value-type="float">
            <text:p>0.51954</text:p>
          </table:table-cell>
          <table:table-cell office:value-type="float" office:value="0.556284" calcext:value-type="float">
            <text:p>0.556284</text:p>
          </table:table-cell>
          <table:table-cell office:value-type="float" office:value="0.612952" calcext:value-type="float">
            <text:p>0.612952</text:p>
          </table:table-cell>
          <table:table-cell office:value-type="float" office:value="0.690469" calcext:value-type="float">
            <text:p>0.690469</text:p>
          </table:table-cell>
          <table:table-cell office:value-type="float" office:value="0.798956" calcext:value-type="float">
            <text:p>0.798956</text:p>
          </table:table-cell>
          <table:table-cell office:value-type="float" office:value="0.893738" calcext:value-type="float">
            <text:p>0.893738</text:p>
          </table:table-cell>
          <table:table-cell office:value-type="float" office:value="0.418074" calcext:value-type="float">
            <text:p>0.41807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-0.402391" calcext:value-type="float">
            <text:p>-0.402391</text:p>
          </table:table-cell>
          <table:table-cell office:value-type="float" office:value="0.242589" calcext:value-type="float">
            <text:p>0.242589</text:p>
          </table:table-cell>
          <table:table-cell office:value-type="float" office:value="0.34578" calcext:value-type="float">
            <text:p>0.34578</text:p>
          </table:table-cell>
          <table:table-cell office:value-type="float" office:value="0.415564" calcext:value-type="float">
            <text:p>0.415564</text:p>
          </table:table-cell>
          <table:table-cell office:value-type="float" office:value="0.462346" calcext:value-type="float">
            <text:p>0.462346</text:p>
          </table:table-cell>
          <table:table-cell office:value-type="float" office:value="0.510153" calcext:value-type="float">
            <text:p>0.510153</text:p>
          </table:table-cell>
          <table:table-cell office:value-type="float" office:value="0.551291" calcext:value-type="float">
            <text:p>0.551291</text:p>
          </table:table-cell>
          <table:table-cell office:value-type="float" office:value="0.59539" calcext:value-type="float">
            <text:p>0.59539</text:p>
          </table:table-cell>
          <table:table-cell office:value-type="float" office:value="0.679923" calcext:value-type="float">
            <text:p>0.679923</text:p>
          </table:table-cell>
          <table:table-cell office:value-type="float" office:value="0.806145" calcext:value-type="float">
            <text:p>0.806145</text:p>
          </table:table-cell>
          <table:table-cell office:value-type="float" office:value="0.893738" calcext:value-type="float">
            <text:p>0.893738</text:p>
          </table:table-cell>
          <table:table-cell office:value-type="float" office:value="0.420679" calcext:value-type="float">
            <text:p>0.42067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-0.30161" calcext:value-type="float">
            <text:p>-0.30161</text:p>
          </table:table-cell>
          <table:table-cell office:value-type="float" office:value="0.235766" calcext:value-type="float">
            <text:p>0.235766</text:p>
          </table:table-cell>
          <table:table-cell office:value-type="float" office:value="0.332569" calcext:value-type="float">
            <text:p>0.332569</text:p>
          </table:table-cell>
          <table:table-cell office:value-type="float" office:value="0.425553" calcext:value-type="float">
            <text:p>0.425553</text:p>
          </table:table-cell>
          <table:table-cell office:value-type="float" office:value="0.479012" calcext:value-type="float">
            <text:p>0.479012</text:p>
          </table:table-cell>
          <table:table-cell office:value-type="float" office:value="0.522459" calcext:value-type="float">
            <text:p>0.522459</text:p>
          </table:table-cell>
          <table:table-cell office:value-type="float" office:value="0.560941" calcext:value-type="float">
            <text:p>0.560941</text:p>
          </table:table-cell>
          <table:table-cell office:value-type="float" office:value="0.612216" calcext:value-type="float">
            <text:p>0.612216</text:p>
          </table:table-cell>
          <table:table-cell office:value-type="float" office:value="0.688349" calcext:value-type="float">
            <text:p>0.688349</text:p>
          </table:table-cell>
          <table:table-cell office:value-type="float" office:value="0.798183" calcext:value-type="float">
            <text:p>0.798183</text:p>
          </table:table-cell>
          <table:table-cell office:value-type="float" office:value="0.893738" calcext:value-type="float">
            <text:p>0.893738</text:p>
          </table:table-cell>
          <table:table-cell office:value-type="float" office:value="0.435344" calcext:value-type="float">
            <text:p>0.43534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-0.527896" calcext:value-type="float">
            <text:p>-0.527896</text:p>
          </table:table-cell>
          <table:table-cell office:value-type="float" office:value="0.213183" calcext:value-type="float">
            <text:p>0.213183</text:p>
          </table:table-cell>
          <table:table-cell office:value-type="float" office:value="0.320481" calcext:value-type="float">
            <text:p>0.320481</text:p>
          </table:table-cell>
          <table:table-cell office:value-type="float" office:value="0.416309" calcext:value-type="float">
            <text:p>0.416309</text:p>
          </table:table-cell>
          <table:table-cell office:value-type="float" office:value="0.477599" calcext:value-type="float">
            <text:p>0.477599</text:p>
          </table:table-cell>
          <table:table-cell office:value-type="float" office:value="0.515711" calcext:value-type="float">
            <text:p>0.515711</text:p>
          </table:table-cell>
          <table:table-cell office:value-type="float" office:value="0.549893" calcext:value-type="float">
            <text:p>0.549893</text:p>
          </table:table-cell>
          <table:table-cell office:value-type="float" office:value="0.584916" calcext:value-type="float">
            <text:p>0.584916</text:p>
          </table:table-cell>
          <table:table-cell office:value-type="float" office:value="0.670818" calcext:value-type="float">
            <text:p>0.670818</text:p>
          </table:table-cell>
          <table:table-cell office:value-type="float" office:value="0.805885" calcext:value-type="float">
            <text:p>0.805885</text:p>
          </table:table-cell>
          <table:table-cell office:value-type="float" office:value="0.893738" calcext:value-type="float">
            <text:p>0.893738</text:p>
          </table:table-cell>
          <table:table-cell office:value-type="float" office:value="0.40269" calcext:value-type="float">
            <text:p>0.4026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-0.334428" calcext:value-type="float">
            <text:p>-0.334428</text:p>
          </table:table-cell>
          <table:table-cell office:value-type="float" office:value="0.227078" calcext:value-type="float">
            <text:p>0.227078</text:p>
          </table:table-cell>
          <table:table-cell office:value-type="float" office:value="0.342397" calcext:value-type="float">
            <text:p>0.342397</text:p>
          </table:table-cell>
          <table:table-cell office:value-type="float" office:value="0.437266" calcext:value-type="float">
            <text:p>0.437266</text:p>
          </table:table-cell>
          <table:table-cell office:value-type="float" office:value="0.496086" calcext:value-type="float">
            <text:p>0.496086</text:p>
          </table:table-cell>
          <table:table-cell office:value-type="float" office:value="0.52789" calcext:value-type="float">
            <text:p>0.52789</text:p>
          </table:table-cell>
          <table:table-cell office:value-type="float" office:value="0.557386" calcext:value-type="float">
            <text:p>0.557386</text:p>
          </table:table-cell>
          <table:table-cell office:value-type="float" office:value="0.596803" calcext:value-type="float">
            <text:p>0.596803</text:p>
          </table:table-cell>
          <table:table-cell office:value-type="float" office:value="0.682451" calcext:value-type="float">
            <text:p>0.682451</text:p>
          </table:table-cell>
          <table:table-cell office:value-type="float" office:value="0.793737" calcext:value-type="float">
            <text:p>0.793737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32667" calcext:value-type="float">
            <text:p>0.43266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-0.784514" calcext:value-type="float">
            <text:p>-0.784514</text:p>
          </table:table-cell>
          <table:table-cell office:value-type="float" office:value="0.177517" calcext:value-type="float">
            <text:p>0.177517</text:p>
          </table:table-cell>
          <table:table-cell office:value-type="float" office:value="0.337488" calcext:value-type="float">
            <text:p>0.337488</text:p>
          </table:table-cell>
          <table:table-cell office:value-type="float" office:value="0.422721" calcext:value-type="float">
            <text:p>0.422721</text:p>
          </table:table-cell>
          <table:table-cell office:value-type="float" office:value="0.481081" calcext:value-type="float">
            <text:p>0.481081</text:p>
          </table:table-cell>
          <table:table-cell office:value-type="float" office:value="0.522676" calcext:value-type="float">
            <text:p>0.522676</text:p>
          </table:table-cell>
          <table:table-cell office:value-type="float" office:value="0.553668" calcext:value-type="float">
            <text:p>0.553668</text:p>
          </table:table-cell>
          <table:table-cell office:value-type="float" office:value="0.597109" calcext:value-type="float">
            <text:p>0.597109</text:p>
          </table:table-cell>
          <table:table-cell office:value-type="float" office:value="0.687807" calcext:value-type="float">
            <text:p>0.687807</text:p>
          </table:table-cell>
          <table:table-cell office:value-type="float" office:value="0.794842" calcext:value-type="float">
            <text:p>0.794842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379039" calcext:value-type="float">
            <text:p>0.37903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-0.295258" calcext:value-type="float">
            <text:p>-0.295258</text:p>
          </table:table-cell>
          <table:table-cell office:value-type="float" office:value="0.296022" calcext:value-type="float">
            <text:p>0.296022</text:p>
          </table:table-cell>
          <table:table-cell office:value-type="float" office:value="0.390321" calcext:value-type="float">
            <text:p>0.390321</text:p>
          </table:table-cell>
          <table:table-cell office:value-type="float" office:value="0.44972" calcext:value-type="float">
            <text:p>0.44972</text:p>
          </table:table-cell>
          <table:table-cell office:value-type="float" office:value="0.496957" calcext:value-type="float">
            <text:p>0.496957</text:p>
          </table:table-cell>
          <table:table-cell office:value-type="float" office:value="0.532624" calcext:value-type="float">
            <text:p>0.532624</text:p>
          </table:table-cell>
          <table:table-cell office:value-type="float" office:value="0.561388" calcext:value-type="float">
            <text:p>0.561388</text:p>
          </table:table-cell>
          <table:table-cell office:value-type="float" office:value="0.619871" calcext:value-type="float">
            <text:p>0.619871</text:p>
          </table:table-cell>
          <table:table-cell office:value-type="float" office:value="0.698498" calcext:value-type="float">
            <text:p>0.698498</text:p>
          </table:table-cell>
          <table:table-cell office:value-type="float" office:value="0.801177" calcext:value-type="float">
            <text:p>0.801177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55132" calcext:value-type="float">
            <text:p>0.45513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-0.433642" calcext:value-type="float">
            <text:p>-0.433642</text:p>
          </table:table-cell>
          <table:table-cell office:value-type="float" office:value="0.265416" calcext:value-type="float">
            <text:p>0.265416</text:p>
          </table:table-cell>
          <table:table-cell office:value-type="float" office:value="0.378631" calcext:value-type="float">
            <text:p>0.378631</text:p>
          </table:table-cell>
          <table:table-cell office:value-type="float" office:value="0.441838" calcext:value-type="float">
            <text:p>0.441838</text:p>
          </table:table-cell>
          <table:table-cell office:value-type="float" office:value="0.485416" calcext:value-type="float">
            <text:p>0.485416</text:p>
          </table:table-cell>
          <table:table-cell office:value-type="float" office:value="0.521785" calcext:value-type="float">
            <text:p>0.521785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0.612267" calcext:value-type="float">
            <text:p>0.612267</text:p>
          </table:table-cell>
          <table:table-cell office:value-type="float" office:value="0.706068" calcext:value-type="float">
            <text:p>0.706068</text:p>
          </table:table-cell>
          <table:table-cell office:value-type="float" office:value="0.804764" calcext:value-type="float">
            <text:p>0.804764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33777" calcext:value-type="float">
            <text:p>0.43377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-0.398287" calcext:value-type="float">
            <text:p>-0.398287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368638" calcext:value-type="float">
            <text:p>0.368638</text:p>
          </table:table-cell>
          <table:table-cell office:value-type="float" office:value="0.44573" calcext:value-type="float">
            <text:p>0.44573</text:p>
          </table:table-cell>
          <table:table-cell office:value-type="float" office:value="0.488626" calcext:value-type="float">
            <text:p>0.488626</text:p>
          </table:table-cell>
          <table:table-cell office:value-type="float" office:value="0.516088" calcext:value-type="float">
            <text:p>0.516088</text:p>
          </table:table-cell>
          <table:table-cell office:value-type="float" office:value="0.545175" calcext:value-type="float">
            <text:p>0.545175</text:p>
          </table:table-cell>
          <table:table-cell office:value-type="float" office:value="0.593797" calcext:value-type="float">
            <text:p>0.593797</text:p>
          </table:table-cell>
          <table:table-cell office:value-type="float" office:value="0.688934" calcext:value-type="float">
            <text:p>0.688934</text:p>
          </table:table-cell>
          <table:table-cell office:value-type="float" office:value="0.799417" calcext:value-type="float">
            <text:p>0.799417</text:p>
          </table:table-cell>
          <table:table-cell office:value-type="float" office:value="0.867923" calcext:value-type="float">
            <text:p>0.867923</text:p>
          </table:table-cell>
          <table:table-cell office:value-type="float" office:value="0.430557" calcext:value-type="float">
            <text:p>0.4305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-0.390673" calcext:value-type="float">
            <text:p>-0.390673</text:p>
          </table:table-cell>
          <table:table-cell office:value-type="float" office:value="0.239464" calcext:value-type="float">
            <text:p>0.239464</text:p>
          </table:table-cell>
          <table:table-cell office:value-type="float" office:value="0.331494" calcext:value-type="float">
            <text:p>0.331494</text:p>
          </table:table-cell>
          <table:table-cell office:value-type="float" office:value="0.418371" calcext:value-type="float">
            <text:p>0.418371</text:p>
          </table:table-cell>
          <table:table-cell office:value-type="float" office:value="0.471968" calcext:value-type="float">
            <text:p>0.471968</text:p>
          </table:table-cell>
          <table:table-cell office:value-type="float" office:value="0.508584" calcext:value-type="float">
            <text:p>0.508584</text:p>
          </table:table-cell>
          <table:table-cell office:value-type="float" office:value="0.547547" calcext:value-type="float">
            <text:p>0.547547</text:p>
          </table:table-cell>
          <table:table-cell office:value-type="float" office:value="0.599467" calcext:value-type="float">
            <text:p>0.599467</text:p>
          </table:table-cell>
          <table:table-cell office:value-type="float" office:value="0.693961" calcext:value-type="float">
            <text:p>0.693961</text:p>
          </table:table-cell>
          <table:table-cell office:value-type="float" office:value="0.805456" calcext:value-type="float">
            <text:p>0.805456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22564" calcext:value-type="float">
            <text:p>0.42256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-0.167941" calcext:value-type="float">
            <text:p>-0.167941</text:p>
          </table:table-cell>
          <table:table-cell office:value-type="float" office:value="0.257802" calcext:value-type="float">
            <text:p>0.257802</text:p>
          </table:table-cell>
          <table:table-cell office:value-type="float" office:value="0.355799" calcext:value-type="float">
            <text:p>0.355799</text:p>
          </table:table-cell>
          <table:table-cell office:value-type="float" office:value="0.431368" calcext:value-type="float">
            <text:p>0.431368</text:p>
          </table:table-cell>
          <table:table-cell office:value-type="float" office:value="0.483624" calcext:value-type="float">
            <text:p>0.483624</text:p>
          </table:table-cell>
          <table:table-cell office:value-type="float" office:value="0.518928" calcext:value-type="float">
            <text:p>0.518928</text:p>
          </table:table-cell>
          <table:table-cell office:value-type="float" office:value="0.558446" calcext:value-type="float">
            <text:p>0.558446</text:p>
          </table:table-cell>
          <table:table-cell office:value-type="float" office:value="0.614059" calcext:value-type="float">
            <text:p>0.614059</text:p>
          </table:table-cell>
          <table:table-cell office:value-type="float" office:value="0.701499" calcext:value-type="float">
            <text:p>0.701499</text:p>
          </table:table-cell>
          <table:table-cell office:value-type="float" office:value="0.814801" calcext:value-type="float">
            <text:p>0.814801</text:p>
          </table:table-cell>
          <table:table-cell office:value-type="float" office:value="0.869145" calcext:value-type="float">
            <text:p>0.869145</text:p>
          </table:table-cell>
          <table:table-cell office:value-type="float" office:value="0.456839" calcext:value-type="float">
            <text:p>0.45683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-0.179299" calcext:value-type="float">
            <text:p>-0.179299</text:p>
          </table:table-cell>
          <table:table-cell office:value-type="float" office:value="0.320332" calcext:value-type="float">
            <text:p>0.320332</text:p>
          </table:table-cell>
          <table:table-cell office:value-type="float" office:value="0.40132" calcext:value-type="float">
            <text:p>0.40132</text:p>
          </table:table-cell>
          <table:table-cell office:value-type="float" office:value="0.461828" calcext:value-type="float">
            <text:p>0.461828</text:p>
          </table:table-cell>
          <table:table-cell office:value-type="float" office:value="0.506289" calcext:value-type="float">
            <text:p>0.506289</text:p>
          </table:table-cell>
          <table:table-cell office:value-type="float" office:value="0.538853" calcext:value-type="float">
            <text:p>0.538853</text:p>
          </table:table-cell>
          <table:table-cell office:value-type="float" office:value="0.567393" calcext:value-type="float">
            <text:p>0.567393</text:p>
          </table:table-cell>
          <table:table-cell office:value-type="float" office:value="0.618003" calcext:value-type="float">
            <text:p>0.618003</text:p>
          </table:table-cell>
          <table:table-cell office:value-type="float" office:value="0.694366" calcext:value-type="float">
            <text:p>0.694366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73659" calcext:value-type="float">
            <text:p>0.47365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-0.291814" calcext:value-type="float">
            <text:p>-0.291814</text:p>
          </table:table-cell>
          <table:table-cell office:value-type="float" office:value="0.272876" calcext:value-type="float">
            <text:p>0.272876</text:p>
          </table:table-cell>
          <table:table-cell office:value-type="float" office:value="0.374415" calcext:value-type="float">
            <text:p>0.374415</text:p>
          </table:table-cell>
          <table:table-cell office:value-type="float" office:value="0.451443" calcext:value-type="float">
            <text:p>0.451443</text:p>
          </table:table-cell>
          <table:table-cell office:value-type="float" office:value="0.502964" calcext:value-type="float">
            <text:p>0.502964</text:p>
          </table:table-cell>
          <table:table-cell office:value-type="float" office:value="0.535599" calcext:value-type="float">
            <text:p>0.535599</text:p>
          </table:table-cell>
          <table:table-cell office:value-type="float" office:value="0.565332" calcext:value-type="float">
            <text:p>0.565332</text:p>
          </table:table-cell>
          <table:table-cell office:value-type="float" office:value="0.61816" calcext:value-type="float">
            <text:p>0.61816</text:p>
          </table:table-cell>
          <table:table-cell office:value-type="float" office:value="0.699307" calcext:value-type="float">
            <text:p>0.699307</text:p>
          </table:table-cell>
          <table:table-cell office:value-type="float" office:value="0.809695" calcext:value-type="float">
            <text:p>0.809695</text:p>
          </table:table-cell>
          <table:table-cell office:value-type="float" office:value="0.867789" calcext:value-type="float">
            <text:p>0.867789</text:p>
          </table:table-cell>
          <table:table-cell office:value-type="float" office:value="0.453798" calcext:value-type="float">
            <text:p>0.45379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-0.41043" calcext:value-type="float">
            <text:p>-0.41043</text:p>
          </table:table-cell>
          <table:table-cell office:value-type="float" office:value="0.270833" calcext:value-type="float">
            <text:p>0.270833</text:p>
          </table:table-cell>
          <table:table-cell office:value-type="float" office:value="0.391156" calcext:value-type="float">
            <text:p>0.391156</text:p>
          </table:table-cell>
          <table:table-cell office:value-type="float" office:value="0.471029" calcext:value-type="float">
            <text:p>0.471029</text:p>
          </table:table-cell>
          <table:table-cell office:value-type="float" office:value="0.511922" calcext:value-type="float">
            <text:p>0.511922</text:p>
          </table:table-cell>
          <table:table-cell office:value-type="float" office:value="0.548256" calcext:value-type="float">
            <text:p>0.548256</text:p>
          </table:table-cell>
          <table:table-cell office:value-type="float" office:value="0.587502" calcext:value-type="float">
            <text:p>0.587502</text:p>
          </table:table-cell>
          <table:table-cell office:value-type="float" office:value="0.657368" calcext:value-type="float">
            <text:p>0.657368</text:p>
          </table:table-cell>
          <table:table-cell office:value-type="float" office:value="0.739911" calcext:value-type="float">
            <text:p>0.739911</text:p>
          </table:table-cell>
          <table:table-cell office:value-type="float" office:value="0.821197" calcext:value-type="float">
            <text:p>0.821197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58874" calcext:value-type="float">
            <text:p>0.45887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0.500743" calcext:value-type="float">
            <text:p>-0.500743</text:p>
          </table:table-cell>
          <table:table-cell office:value-type="float" office:value="0.240926" calcext:value-type="float">
            <text:p>0.240926</text:p>
          </table:table-cell>
          <table:table-cell office:value-type="float" office:value="0.367178" calcext:value-type="float">
            <text:p>0.367178</text:p>
          </table:table-cell>
          <table:table-cell office:value-type="float" office:value="0.449731" calcext:value-type="float">
            <text:p>0.449731</text:p>
          </table:table-cell>
          <table:table-cell office:value-type="float" office:value="0.497228" calcext:value-type="float">
            <text:p>0.497228</text:p>
          </table:table-cell>
          <table:table-cell office:value-type="float" office:value="0.526583" calcext:value-type="float">
            <text:p>0.526583</text:p>
          </table:table-cell>
          <table:table-cell office:value-type="float" office:value="0.559533" calcext:value-type="float">
            <text:p>0.559533</text:p>
          </table:table-cell>
          <table:table-cell office:value-type="float" office:value="0.625176" calcext:value-type="float">
            <text:p>0.625176</text:p>
          </table:table-cell>
          <table:table-cell office:value-type="float" office:value="0.720356" calcext:value-type="float">
            <text:p>0.720356</text:p>
          </table:table-cell>
          <table:table-cell office:value-type="float" office:value="0.813821" calcext:value-type="float">
            <text:p>0.813821</text:p>
          </table:table-cell>
          <table:table-cell office:value-type="float" office:value="0.879968" calcext:value-type="float">
            <text:p>0.879968</text:p>
          </table:table-cell>
          <table:table-cell office:value-type="float" office:value="0.429979" calcext:value-type="float">
            <text:p>0.42997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-0.397932" calcext:value-type="float">
            <text:p>-0.397932</text:p>
          </table:table-cell>
          <table:table-cell office:value-type="float" office:value="0.253456" calcext:value-type="float">
            <text:p>0.253456</text:p>
          </table:table-cell>
          <table:table-cell office:value-type="float" office:value="0.389211" calcext:value-type="float">
            <text:p>0.389211</text:p>
          </table:table-cell>
          <table:table-cell office:value-type="float" office:value="0.461802" calcext:value-type="float">
            <text:p>0.461802</text:p>
          </table:table-cell>
          <table:table-cell office:value-type="float" office:value="0.506354" calcext:value-type="float">
            <text:p>0.506354</text:p>
          </table:table-cell>
          <table:table-cell office:value-type="float" office:value="0.53867" calcext:value-type="float">
            <text:p>0.53867</text:p>
          </table:table-cell>
          <table:table-cell office:value-type="float" office:value="0.57612" calcext:value-type="float">
            <text:p>0.57612</text:p>
          </table:table-cell>
          <table:table-cell office:value-type="float" office:value="0.653294" calcext:value-type="float">
            <text:p>0.653294</text:p>
          </table:table-cell>
          <table:table-cell office:value-type="float" office:value="0.739833" calcext:value-type="float">
            <text:p>0.739833</text:p>
          </table:table-cell>
          <table:table-cell office:value-type="float" office:value="0.828293" calcext:value-type="float">
            <text:p>0.828293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5491" calcext:value-type="float">
            <text:p>0.4549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-0.532402" calcext:value-type="float">
            <text:p>-0.532402</text:p>
          </table:table-cell>
          <table:table-cell office:value-type="float" office:value="0.243554" calcext:value-type="float">
            <text:p>0.243554</text:p>
          </table:table-cell>
          <table:table-cell office:value-type="float" office:value="0.371038" calcext:value-type="float">
            <text:p>0.371038</text:p>
          </table:table-cell>
          <table:table-cell office:value-type="float" office:value="0.436303" calcext:value-type="float">
            <text:p>0.436303</text:p>
          </table:table-cell>
          <table:table-cell office:value-type="float" office:value="0.484739" calcext:value-type="float">
            <text:p>0.484739</text:p>
          </table:table-cell>
          <table:table-cell office:value-type="float" office:value="0.525865" calcext:value-type="float">
            <text:p>0.525865</text:p>
          </table:table-cell>
          <table:table-cell office:value-type="float" office:value="0.556363" calcext:value-type="float">
            <text:p>0.556363</text:p>
          </table:table-cell>
          <table:table-cell office:value-type="float" office:value="0.618933" calcext:value-type="float">
            <text:p>0.618933</text:p>
          </table:table-cell>
          <table:table-cell office:value-type="float" office:value="0.719245" calcext:value-type="float">
            <text:p>0.719245</text:p>
          </table:table-cell>
          <table:table-cell office:value-type="float" office:value="0.825097" calcext:value-type="float">
            <text:p>0.825097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24874" calcext:value-type="float">
            <text:p>0.42487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-0.348614" calcext:value-type="float">
            <text:p>-0.348614</text:p>
          </table:table-cell>
          <table:table-cell office:value-type="float" office:value="0.220943" calcext:value-type="float">
            <text:p>0.220943</text:p>
          </table:table-cell>
          <table:table-cell office:value-type="float" office:value="0.363375" calcext:value-type="float">
            <text:p>0.363375</text:p>
          </table:table-cell>
          <table:table-cell office:value-type="float" office:value="0.436161" calcext:value-type="float">
            <text:p>0.436161</text:p>
          </table:table-cell>
          <table:table-cell office:value-type="float" office:value="0.484005" calcext:value-type="float">
            <text:p>0.484005</text:p>
          </table:table-cell>
          <table:table-cell office:value-type="float" office:value="0.52631" calcext:value-type="float">
            <text:p>0.52631</text:p>
          </table:table-cell>
          <table:table-cell office:value-type="float" office:value="0.55696" calcext:value-type="float">
            <text:p>0.55696</text:p>
          </table:table-cell>
          <table:table-cell office:value-type="float" office:value="0.609494" calcext:value-type="float">
            <text:p>0.609494</text:p>
          </table:table-cell>
          <table:table-cell office:value-type="float" office:value="0.717016" calcext:value-type="float">
            <text:p>0.717016</text:p>
          </table:table-cell>
          <table:table-cell office:value-type="float" office:value="0.817469" calcext:value-type="float">
            <text:p>0.817469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38312" calcext:value-type="float">
            <text:p>0.4383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-0.370931" calcext:value-type="float">
            <text:p>-0.370931</text:p>
          </table:table-cell>
          <table:table-cell office:value-type="float" office:value="0.215759" calcext:value-type="float">
            <text:p>0.215759</text:p>
          </table:table-cell>
          <table:table-cell office:value-type="float" office:value="0.350283" calcext:value-type="float">
            <text:p>0.350283</text:p>
          </table:table-cell>
          <table:table-cell office:value-type="float" office:value="0.430003" calcext:value-type="float">
            <text:p>0.430003</text:p>
          </table:table-cell>
          <table:table-cell office:value-type="float" office:value="0.47218" calcext:value-type="float">
            <text:p>0.47218</text:p>
          </table:table-cell>
          <table:table-cell office:value-type="float" office:value="0.517419" calcext:value-type="float">
            <text:p>0.517419</text:p>
          </table:table-cell>
          <table:table-cell office:value-type="float" office:value="0.554194" calcext:value-type="float">
            <text:p>0.554194</text:p>
          </table:table-cell>
          <table:table-cell office:value-type="float" office:value="0.605199" calcext:value-type="float">
            <text:p>0.605199</text:p>
          </table:table-cell>
          <table:table-cell office:value-type="float" office:value="0.715065" calcext:value-type="float">
            <text:p>0.715065</text:p>
          </table:table-cell>
          <table:table-cell office:value-type="float" office:value="0.809136" calcext:value-type="float">
            <text:p>0.809136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29831" calcext:value-type="float">
            <text:p>0.42983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-0.389123" calcext:value-type="float">
            <text:p>-0.389123</text:p>
          </table:table-cell>
          <table:table-cell office:value-type="float" office:value="0.276698" calcext:value-type="float">
            <text:p>0.276698</text:p>
          </table:table-cell>
          <table:table-cell office:value-type="float" office:value="0.393529" calcext:value-type="float">
            <text:p>0.393529</text:p>
          </table:table-cell>
          <table:table-cell office:value-type="float" office:value="0.448672" calcext:value-type="float">
            <text:p>0.448672</text:p>
          </table:table-cell>
          <table:table-cell office:value-type="float" office:value="0.489125" calcext:value-type="float">
            <text:p>0.489125</text:p>
          </table:table-cell>
          <table:table-cell office:value-type="float" office:value="0.525786" calcext:value-type="float">
            <text:p>0.525786</text:p>
          </table:table-cell>
          <table:table-cell office:value-type="float" office:value="0.557745" calcext:value-type="float">
            <text:p>0.557745</text:p>
          </table:table-cell>
          <table:table-cell office:value-type="float" office:value="0.614681" calcext:value-type="float">
            <text:p>0.614681</text:p>
          </table:table-cell>
          <table:table-cell office:value-type="float" office:value="0.710794" calcext:value-type="float">
            <text:p>0.710794</text:p>
          </table:table-cell>
          <table:table-cell office:value-type="float" office:value="0.810329" calcext:value-type="float">
            <text:p>0.810329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43823" calcext:value-type="float">
            <text:p>0.44382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-0.126442" calcext:value-type="float">
            <text:p>-0.126442</text:p>
          </table:table-cell>
          <table:table-cell office:value-type="float" office:value="0.320199" calcext:value-type="float">
            <text:p>0.320199</text:p>
          </table:table-cell>
          <table:table-cell office:value-type="float" office:value="0.396614" calcext:value-type="float">
            <text:p>0.396614</text:p>
          </table:table-cell>
          <table:table-cell office:value-type="float" office:value="0.45454" calcext:value-type="float">
            <text:p>0.45454</text:p>
          </table:table-cell>
          <table:table-cell office:value-type="float" office:value="0.499036" calcext:value-type="float">
            <text:p>0.499036</text:p>
          </table:table-cell>
          <table:table-cell office:value-type="float" office:value="0.53535" calcext:value-type="float">
            <text:p>0.53535</text:p>
          </table:table-cell>
          <table:table-cell office:value-type="float" office:value="0.565233" calcext:value-type="float">
            <text:p>0.565233</text:p>
          </table:table-cell>
          <table:table-cell office:value-type="float" office:value="0.635864" calcext:value-type="float">
            <text:p>0.635864</text:p>
          </table:table-cell>
          <table:table-cell office:value-type="float" office:value="0.72128" calcext:value-type="float">
            <text:p>0.72128</text:p>
          </table:table-cell>
          <table:table-cell office:value-type="float" office:value="0.819442" calcext:value-type="float">
            <text:p>0.819442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82112" calcext:value-type="float">
            <text:p>0.48211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-0.289123" calcext:value-type="float">
            <text:p>-0.289123</text:p>
          </table:table-cell>
          <table:table-cell office:value-type="float" office:value="0.314803" calcext:value-type="float">
            <text:p>0.314803</text:p>
          </table:table-cell>
          <table:table-cell office:value-type="float" office:value="0.409547" calcext:value-type="float">
            <text:p>0.409547</text:p>
          </table:table-cell>
          <table:table-cell office:value-type="float" office:value="0.464659" calcext:value-type="float">
            <text:p>0.464659</text:p>
          </table:table-cell>
          <table:table-cell office:value-type="float" office:value="0.49958" calcext:value-type="float">
            <text:p>0.49958</text:p>
          </table:table-cell>
          <table:table-cell office:value-type="float" office:value="0.539203" calcext:value-type="float">
            <text:p>0.539203</text:p>
          </table:table-cell>
          <table:table-cell office:value-type="float" office:value="0.570153" calcext:value-type="float">
            <text:p>0.570153</text:p>
          </table:table-cell>
          <table:table-cell office:value-type="float" office:value="0.642632" calcext:value-type="float">
            <text:p>0.642632</text:p>
          </table:table-cell>
          <table:table-cell office:value-type="float" office:value="0.719334" calcext:value-type="float">
            <text:p>0.719334</text:p>
          </table:table-cell>
          <table:table-cell office:value-type="float" office:value="0.812951" calcext:value-type="float">
            <text:p>0.812951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68374" calcext:value-type="float">
            <text:p>0.46837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-0.071996" calcext:value-type="float">
            <text:p>-0.071996</text:p>
          </table:table-cell>
          <table:table-cell office:value-type="float" office:value="0.346631" calcext:value-type="float">
            <text:p>0.346631</text:p>
          </table:table-cell>
          <table:table-cell office:value-type="float" office:value="0.433881" calcext:value-type="float">
            <text:p>0.433881</text:p>
          </table:table-cell>
          <table:table-cell office:value-type="float" office:value="0.479012" calcext:value-type="float">
            <text:p>0.479012</text:p>
          </table:table-cell>
          <table:table-cell office:value-type="float" office:value="0.518837" calcext:value-type="float">
            <text:p>0.518837</text:p>
          </table:table-cell>
          <table:table-cell office:value-type="float" office:value="0.552424" calcext:value-type="float">
            <text:p>0.552424</text:p>
          </table:table-cell>
          <table:table-cell office:value-type="float" office:value="0.593972" calcext:value-type="float">
            <text:p>0.593972</text:p>
          </table:table-cell>
          <table:table-cell office:value-type="float" office:value="0.676727" calcext:value-type="float">
            <text:p>0.676727</text:p>
          </table:table-cell>
          <table:table-cell office:value-type="float" office:value="0.742132" calcext:value-type="float">
            <text:p>0.742132</text:p>
          </table:table-cell>
          <table:table-cell office:value-type="float" office:value="0.822795" calcext:value-type="float">
            <text:p>0.822795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09441" calcext:value-type="float">
            <text:p>0.50944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-0.158165" calcext:value-type="float">
            <text:p>-0.158165</text:p>
          </table:table-cell>
          <table:table-cell office:value-type="float" office:value="0.296533" calcext:value-type="float">
            <text:p>0.296533</text:p>
          </table:table-cell>
          <table:table-cell office:value-type="float" office:value="0.405149" calcext:value-type="float">
            <text:p>0.405149</text:p>
          </table:table-cell>
          <table:table-cell office:value-type="float" office:value="0.452233" calcext:value-type="float">
            <text:p>0.452233</text:p>
          </table:table-cell>
          <table:table-cell office:value-type="float" office:value="0.493506" calcext:value-type="float">
            <text:p>0.493506</text:p>
          </table:table-cell>
          <table:table-cell office:value-type="float" office:value="0.536974" calcext:value-type="float">
            <text:p>0.536974</text:p>
          </table:table-cell>
          <table:table-cell office:value-type="float" office:value="0.574042" calcext:value-type="float">
            <text:p>0.574042</text:p>
          </table:table-cell>
          <table:table-cell office:value-type="float" office:value="0.676259" calcext:value-type="float">
            <text:p>0.676259</text:p>
          </table:table-cell>
          <table:table-cell office:value-type="float" office:value="0.750043" calcext:value-type="float">
            <text:p>0.750043</text:p>
          </table:table-cell>
          <table:table-cell office:value-type="float" office:value="0.82083" calcext:value-type="float">
            <text:p>0.82083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8474" calcext:value-type="float">
            <text:p>0.4847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0.278503" calcext:value-type="float">
            <text:p>-0.278503</text:p>
          </table:table-cell>
          <table:table-cell office:value-type="float" office:value="0.309751" calcext:value-type="float">
            <text:p>0.309751</text:p>
          </table:table-cell>
          <table:table-cell office:value-type="float" office:value="0.415395" calcext:value-type="float">
            <text:p>0.415395</text:p>
          </table:table-cell>
          <table:table-cell office:value-type="float" office:value="0.464955" calcext:value-type="float">
            <text:p>0.464955</text:p>
          </table:table-cell>
          <table:table-cell office:value-type="float" office:value="0.515707" calcext:value-type="float">
            <text:p>0.515707</text:p>
          </table:table-cell>
          <table:table-cell office:value-type="float" office:value="0.54995" calcext:value-type="float">
            <text:p>0.54995</text:p>
          </table:table-cell>
          <table:table-cell office:value-type="float" office:value="0.590572" calcext:value-type="float">
            <text:p>0.590572</text:p>
          </table:table-cell>
          <table:table-cell office:value-type="float" office:value="0.67674" calcext:value-type="float">
            <text:p>0.67674</text:p>
          </table:table-cell>
          <table:table-cell office:value-type="float" office:value="0.761182" calcext:value-type="float">
            <text:p>0.761182</text:p>
          </table:table-cell>
          <table:table-cell office:value-type="float" office:value="0.835698" calcext:value-type="float">
            <text:p>0.835698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84145" calcext:value-type="float">
            <text:p>0.48414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0.260802" calcext:value-type="float">
            <text:p>-0.260802</text:p>
          </table:table-cell>
          <table:table-cell office:value-type="float" office:value="0.326057" calcext:value-type="float">
            <text:p>0.326057</text:p>
          </table:table-cell>
          <table:table-cell office:value-type="float" office:value="0.423031" calcext:value-type="float">
            <text:p>0.423031</text:p>
          </table:table-cell>
          <table:table-cell office:value-type="float" office:value="0.477018" calcext:value-type="float">
            <text:p>0.477018</text:p>
          </table:table-cell>
          <table:table-cell office:value-type="float" office:value="0.521773" calcext:value-type="float">
            <text:p>0.521773</text:p>
          </table:table-cell>
          <table:table-cell office:value-type="float" office:value="0.552827" calcext:value-type="float">
            <text:p>0.552827</text:p>
          </table:table-cell>
          <table:table-cell office:value-type="float" office:value="0.594912" calcext:value-type="float">
            <text:p>0.594912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756606" calcext:value-type="float">
            <text:p>0.756606</text:p>
          </table:table-cell>
          <table:table-cell office:value-type="float" office:value="0.830602" calcext:value-type="float">
            <text:p>0.830602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90401" calcext:value-type="float">
            <text:p>0.49040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-0.282542" calcext:value-type="float">
            <text:p>-0.282542</text:p>
          </table:table-cell>
          <table:table-cell office:value-type="float" office:value="0.290957" calcext:value-type="float">
            <text:p>0.290957</text:p>
          </table:table-cell>
          <table:table-cell office:value-type="float" office:value="0.408297" calcext:value-type="float">
            <text:p>0.408297</text:p>
          </table:table-cell>
          <table:table-cell office:value-type="float" office:value="0.465495" calcext:value-type="float">
            <text:p>0.465495</text:p>
          </table:table-cell>
          <table:table-cell office:value-type="float" office:value="0.515755" calcext:value-type="float">
            <text:p>0.515755</text:p>
          </table:table-cell>
          <table:table-cell office:value-type="float" office:value="0.552863" calcext:value-type="float">
            <text:p>0.552863</text:p>
          </table:table-cell>
          <table:table-cell office:value-type="float" office:value="0.588511" calcext:value-type="float">
            <text:p>0.588511</text:p>
          </table:table-cell>
          <table:table-cell office:value-type="float" office:value="0.683863" calcext:value-type="float">
            <text:p>0.683863</text:p>
          </table:table-cell>
          <table:table-cell office:value-type="float" office:value="0.771366" calcext:value-type="float">
            <text:p>0.771366</text:p>
          </table:table-cell>
          <table:table-cell office:value-type="float" office:value="0.838778" calcext:value-type="float">
            <text:p>0.838778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83334" calcext:value-type="float">
            <text:p>0.48333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-0.462964" calcext:value-type="float">
            <text:p>-0.462964</text:p>
          </table:table-cell>
          <table:table-cell office:value-type="float" office:value="0.234078" calcext:value-type="float">
            <text:p>0.234078</text:p>
          </table:table-cell>
          <table:table-cell office:value-type="float" office:value="0.377519" calcext:value-type="float">
            <text:p>0.377519</text:p>
          </table:table-cell>
          <table:table-cell office:value-type="float" office:value="0.457397" calcext:value-type="float">
            <text:p>0.457397</text:p>
          </table:table-cell>
          <table:table-cell office:value-type="float" office:value="0.504782" calcext:value-type="float">
            <text:p>0.504782</text:p>
          </table:table-cell>
          <table:table-cell office:value-type="float" office:value="0.543017" calcext:value-type="float">
            <text:p>0.543017</text:p>
          </table:table-cell>
          <table:table-cell office:value-type="float" office:value="0.577373" calcext:value-type="float">
            <text:p>0.577373</text:p>
          </table:table-cell>
          <table:table-cell office:value-type="float" office:value="0.65816" calcext:value-type="float">
            <text:p>0.65816</text:p>
          </table:table-cell>
          <table:table-cell office:value-type="float" office:value="0.754063" calcext:value-type="float">
            <text:p>0.754063</text:p>
          </table:table-cell>
          <table:table-cell office:value-type="float" office:value="0.837095" calcext:value-type="float">
            <text:p>0.837095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48052" calcext:value-type="float">
            <text:p>0.44805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-0.079733" calcext:value-type="float">
            <text:p>-0.079733</text:p>
          </table:table-cell>
          <table:table-cell office:value-type="float" office:value="0.326336" calcext:value-type="float">
            <text:p>0.326336</text:p>
          </table:table-cell>
          <table:table-cell office:value-type="float" office:value="0.41033" calcext:value-type="float">
            <text:p>0.41033</text:p>
          </table:table-cell>
          <table:table-cell office:value-type="float" office:value="0.468059" calcext:value-type="float">
            <text:p>0.468059</text:p>
          </table:table-cell>
          <table:table-cell office:value-type="float" office:value="0.508656" calcext:value-type="float">
            <text:p>0.508656</text:p>
          </table:table-cell>
          <table:table-cell office:value-type="float" office:value="0.543719" calcext:value-type="float">
            <text:p>0.543719</text:p>
          </table:table-cell>
          <table:table-cell office:value-type="float" office:value="0.586928" calcext:value-type="float">
            <text:p>0.586928</text:p>
          </table:table-cell>
          <table:table-cell office:value-type="float" office:value="0.666942" calcext:value-type="float">
            <text:p>0.666942</text:p>
          </table:table-cell>
          <table:table-cell office:value-type="float" office:value="0.755453" calcext:value-type="float">
            <text:p>0.755453</text:p>
          </table:table-cell>
          <table:table-cell office:value-type="float" office:value="0.838932" calcext:value-type="float">
            <text:p>0.838932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02562" calcext:value-type="float">
            <text:p>0.50256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-0.246708" calcext:value-type="float">
            <text:p>-0.246708</text:p>
          </table:table-cell>
          <table:table-cell office:value-type="float" office:value="0.326095" calcext:value-type="float">
            <text:p>0.326095</text:p>
          </table:table-cell>
          <table:table-cell office:value-type="float" office:value="0.408437" calcext:value-type="float">
            <text:p>0.408437</text:p>
          </table:table-cell>
          <table:table-cell office:value-type="float" office:value="0.46322" calcext:value-type="float">
            <text:p>0.46322</text:p>
          </table:table-cell>
          <table:table-cell office:value-type="float" office:value="0.513255" calcext:value-type="float">
            <text:p>0.513255</text:p>
          </table:table-cell>
          <table:table-cell office:value-type="float" office:value="0.557515" calcext:value-type="float">
            <text:p>0.557515</text:p>
          </table:table-cell>
          <table:table-cell office:value-type="float" office:value="0.602191" calcext:value-type="float">
            <text:p>0.602191</text:p>
          </table:table-cell>
          <table:table-cell office:value-type="float" office:value="0.683544" calcext:value-type="float">
            <text:p>0.683544</text:p>
          </table:table-cell>
          <table:table-cell office:value-type="float" office:value="0.758695" calcext:value-type="float">
            <text:p>0.758695</text:p>
          </table:table-cell>
          <table:table-cell office:value-type="float" office:value="0.841054" calcext:value-type="float">
            <text:p>0.841054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9073" calcext:value-type="float">
            <text:p>0.4907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0.072332" calcext:value-type="float">
            <text:p>-0.072332</text:p>
          </table:table-cell>
          <table:table-cell office:value-type="float" office:value="0.317309" calcext:value-type="float">
            <text:p>0.317309</text:p>
          </table:table-cell>
          <table:table-cell office:value-type="float" office:value="0.417347" calcext:value-type="float">
            <text:p>0.417347</text:p>
          </table:table-cell>
          <table:table-cell office:value-type="float" office:value="0.470876" calcext:value-type="float">
            <text:p>0.470876</text:p>
          </table:table-cell>
          <table:table-cell office:value-type="float" office:value="0.513227" calcext:value-type="float">
            <text:p>0.513227</text:p>
          </table:table-cell>
          <table:table-cell office:value-type="float" office:value="0.557727" calcext:value-type="float">
            <text:p>0.557727</text:p>
          </table:table-cell>
          <table:table-cell office:value-type="float" office:value="0.60292" calcext:value-type="float">
            <text:p>0.60292</text:p>
          </table:table-cell>
          <table:table-cell office:value-type="float" office:value="0.677717" calcext:value-type="float">
            <text:p>0.677717</text:p>
          </table:table-cell>
          <table:table-cell office:value-type="float" office:value="0.751936" calcext:value-type="float">
            <text:p>0.751936</text:p>
          </table:table-cell>
          <table:table-cell office:value-type="float" office:value="0.841982" calcext:value-type="float">
            <text:p>0.841982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07871" calcext:value-type="float">
            <text:p>0.50787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-0.139777" calcext:value-type="float">
            <text:p>-0.139777</text:p>
          </table:table-cell>
          <table:table-cell office:value-type="float" office:value="0.30876" calcext:value-type="float">
            <text:p>0.30876</text:p>
          </table:table-cell>
          <table:table-cell office:value-type="float" office:value="0.412977" calcext:value-type="float">
            <text:p>0.412977</text:p>
          </table:table-cell>
          <table:table-cell office:value-type="float" office:value="0.468551" calcext:value-type="float">
            <text:p>0.468551</text:p>
          </table:table-cell>
          <table:table-cell office:value-type="float" office:value="0.511929" calcext:value-type="float">
            <text:p>0.511929</text:p>
          </table:table-cell>
          <table:table-cell office:value-type="float" office:value="0.555372" calcext:value-type="float">
            <text:p>0.555372</text:p>
          </table:table-cell>
          <table:table-cell office:value-type="float" office:value="0.601434" calcext:value-type="float">
            <text:p>0.601434</text:p>
          </table:table-cell>
          <table:table-cell office:value-type="float" office:value="0.689156" calcext:value-type="float">
            <text:p>0.689156</text:p>
          </table:table-cell>
          <table:table-cell office:value-type="float" office:value="0.761156" calcext:value-type="float">
            <text:p>0.761156</text:p>
          </table:table-cell>
          <table:table-cell office:value-type="float" office:value="0.838057" calcext:value-type="float">
            <text:p>0.838057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00762" calcext:value-type="float">
            <text:p>0.50076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-0.247048" calcext:value-type="float">
            <text:p>-0.247048</text:p>
          </table:table-cell>
          <table:table-cell office:value-type="float" office:value="0.333939" calcext:value-type="float">
            <text:p>0.333939</text:p>
          </table:table-cell>
          <table:table-cell office:value-type="float" office:value="0.42238" calcext:value-type="float">
            <text:p>0.42238</text:p>
          </table:table-cell>
          <table:table-cell office:value-type="float" office:value="0.479431" calcext:value-type="float">
            <text:p>0.479431</text:p>
          </table:table-cell>
          <table:table-cell office:value-type="float" office:value="0.522533" calcext:value-type="float">
            <text:p>0.522533</text:p>
          </table:table-cell>
          <table:table-cell office:value-type="float" office:value="0.562209" calcext:value-type="float">
            <text:p>0.562209</text:p>
          </table:table-cell>
          <table:table-cell office:value-type="float" office:value="0.608648" calcext:value-type="float">
            <text:p>0.608648</text:p>
          </table:table-cell>
          <table:table-cell office:value-type="float" office:value="0.688364" calcext:value-type="float">
            <text:p>0.688364</text:p>
          </table:table-cell>
          <table:table-cell office:value-type="float" office:value="0.767582" calcext:value-type="float">
            <text:p>0.767582</text:p>
          </table:table-cell>
          <table:table-cell office:value-type="float" office:value="0.841405" calcext:value-type="float">
            <text:p>0.841405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97944" calcext:value-type="float">
            <text:p>0.49794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-0.136249" calcext:value-type="float">
            <text:p>-0.136249</text:p>
          </table:table-cell>
          <table:table-cell office:value-type="float" office:value="0.358275" calcext:value-type="float">
            <text:p>0.358275</text:p>
          </table:table-cell>
          <table:table-cell office:value-type="float" office:value="0.434967" calcext:value-type="float">
            <text:p>0.434967</text:p>
          </table:table-cell>
          <table:table-cell office:value-type="float" office:value="0.475299" calcext:value-type="float">
            <text:p>0.475299</text:p>
          </table:table-cell>
          <table:table-cell office:value-type="float" office:value="0.513388" calcext:value-type="float">
            <text:p>0.513388</text:p>
          </table:table-cell>
          <table:table-cell office:value-type="float" office:value="0.551342" calcext:value-type="float">
            <text:p>0.551342</text:p>
          </table:table-cell>
          <table:table-cell office:value-type="float" office:value="0.606634" calcext:value-type="float">
            <text:p>0.606634</text:p>
          </table:table-cell>
          <table:table-cell office:value-type="float" office:value="0.685002" calcext:value-type="float">
            <text:p>0.685002</text:p>
          </table:table-cell>
          <table:table-cell office:value-type="float" office:value="0.757196" calcext:value-type="float">
            <text:p>0.757196</text:p>
          </table:table-cell>
          <table:table-cell office:value-type="float" office:value="0.838539" calcext:value-type="float">
            <text:p>0.838539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08439" calcext:value-type="float">
            <text:p>0.50843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-0.020737" calcext:value-type="float">
            <text:p>-0.020737</text:p>
          </table:table-cell>
          <table:table-cell office:value-type="float" office:value="0.373033" calcext:value-type="float">
            <text:p>0.373033</text:p>
          </table:table-cell>
          <table:table-cell office:value-type="float" office:value="0.440463" calcext:value-type="float">
            <text:p>0.440463</text:p>
          </table:table-cell>
          <table:table-cell office:value-type="float" office:value="0.485288" calcext:value-type="float">
            <text:p>0.485288</text:p>
          </table:table-cell>
          <table:table-cell office:value-type="float" office:value="0.527764" calcext:value-type="float">
            <text:p>0.527764</text:p>
          </table:table-cell>
          <table:table-cell office:value-type="float" office:value="0.563639" calcext:value-type="float">
            <text:p>0.563639</text:p>
          </table:table-cell>
          <table:table-cell office:value-type="float" office:value="0.628511" calcext:value-type="float">
            <text:p>0.628511</text:p>
          </table:table-cell>
          <table:table-cell office:value-type="float" office:value="0.687086" calcext:value-type="float">
            <text:p>0.687086</text:p>
          </table:table-cell>
          <table:table-cell office:value-type="float" office:value="0.752733" calcext:value-type="float">
            <text:p>0.752733</text:p>
          </table:table-cell>
          <table:table-cell office:value-type="float" office:value="0.840889" calcext:value-type="float">
            <text:p>0.840889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27867" calcext:value-type="float">
            <text:p>0.52786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-0.139638" calcext:value-type="float">
            <text:p>-0.139638</text:p>
          </table:table-cell>
          <table:table-cell office:value-type="float" office:value="0.344325" calcext:value-type="float">
            <text:p>0.344325</text:p>
          </table:table-cell>
          <table:table-cell office:value-type="float" office:value="0.424091" calcext:value-type="float">
            <text:p>0.424091</text:p>
          </table:table-cell>
          <table:table-cell office:value-type="float" office:value="0.472214" calcext:value-type="float">
            <text:p>0.472214</text:p>
          </table:table-cell>
          <table:table-cell office:value-type="float" office:value="0.516556" calcext:value-type="float">
            <text:p>0.516556</text:p>
          </table:table-cell>
          <table:table-cell office:value-type="float" office:value="0.550818" calcext:value-type="float">
            <text:p>0.550818</text:p>
          </table:table-cell>
          <table:table-cell office:value-type="float" office:value="0.604339" calcext:value-type="float">
            <text:p>0.604339</text:p>
          </table:table-cell>
          <table:table-cell office:value-type="float" office:value="0.67098" calcext:value-type="float">
            <text:p>0.67098</text:p>
          </table:table-cell>
          <table:table-cell office:value-type="float" office:value="0.736174" calcext:value-type="float">
            <text:p>0.736174</text:p>
          </table:table-cell>
          <table:table-cell office:value-type="float" office:value="0.847046" calcext:value-type="float">
            <text:p>0.847046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02691" calcext:value-type="float">
            <text:p>0.50269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-0.181159" calcext:value-type="float">
            <text:p>-0.181159</text:p>
          </table:table-cell>
          <table:table-cell office:value-type="float" office:value="0.315035" calcext:value-type="float">
            <text:p>0.315035</text:p>
          </table:table-cell>
          <table:table-cell office:value-type="float" office:value="0.417273" calcext:value-type="float">
            <text:p>0.417273</text:p>
          </table:table-cell>
          <table:table-cell office:value-type="float" office:value="0.468019" calcext:value-type="float">
            <text:p>0.468019</text:p>
          </table:table-cell>
          <table:table-cell office:value-type="float" office:value="0.517898" calcext:value-type="float">
            <text:p>0.517898</text:p>
          </table:table-cell>
          <table:table-cell office:value-type="float" office:value="0.55107" calcext:value-type="float">
            <text:p>0.55107</text:p>
          </table:table-cell>
          <table:table-cell office:value-type="float" office:value="0.595837" calcext:value-type="float">
            <text:p>0.595837</text:p>
          </table:table-cell>
          <table:table-cell office:value-type="float" office:value="0.664751" calcext:value-type="float">
            <text:p>0.664751</text:p>
          </table:table-cell>
          <table:table-cell office:value-type="float" office:value="0.740279" calcext:value-type="float">
            <text:p>0.740279</text:p>
          </table:table-cell>
          <table:table-cell office:value-type="float" office:value="0.847437" calcext:value-type="float">
            <text:p>0.847437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93644" calcext:value-type="float">
            <text:p>0.49364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-0.139208" calcext:value-type="float">
            <text:p>-0.139208</text:p>
          </table:table-cell>
          <table:table-cell office:value-type="float" office:value="0.31093" calcext:value-type="float">
            <text:p>0.31093</text:p>
          </table:table-cell>
          <table:table-cell office:value-type="float" office:value="0.416096" calcext:value-type="float">
            <text:p>0.416096</text:p>
          </table:table-cell>
          <table:table-cell office:value-type="float" office:value="0.480018" calcext:value-type="float">
            <text:p>0.480018</text:p>
          </table:table-cell>
          <table:table-cell office:value-type="float" office:value="0.527602" calcext:value-type="float">
            <text:p>0.527602</text:p>
          </table:table-cell>
          <table:table-cell office:value-type="float" office:value="0.560538" calcext:value-type="float">
            <text:p>0.560538</text:p>
          </table:table-cell>
          <table:table-cell office:value-type="float" office:value="0.61968" calcext:value-type="float">
            <text:p>0.61968</text:p>
          </table:table-cell>
          <table:table-cell office:value-type="float" office:value="0.688248" calcext:value-type="float">
            <text:p>0.688248</text:p>
          </table:table-cell>
          <table:table-cell office:value-type="float" office:value="0.760093" calcext:value-type="float">
            <text:p>0.760093</text:p>
          </table:table-cell>
          <table:table-cell office:value-type="float" office:value="0.846369" calcext:value-type="float">
            <text:p>0.846369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07037" calcext:value-type="float">
            <text:p>0.50703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-0.026435" calcext:value-type="float">
            <text:p>-0.026435</text:p>
          </table:table-cell>
          <table:table-cell office:value-type="float" office:value="0.320723" calcext:value-type="float">
            <text:p>0.320723</text:p>
          </table:table-cell>
          <table:table-cell office:value-type="float" office:value="0.410938" calcext:value-type="float">
            <text:p>0.410938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23341" calcext:value-type="float">
            <text:p>0.523341</text:p>
          </table:table-cell>
          <table:table-cell office:value-type="float" office:value="0.556819" calcext:value-type="float">
            <text:p>0.556819</text:p>
          </table:table-cell>
          <table:table-cell office:value-type="float" office:value="0.618554" calcext:value-type="float">
            <text:p>0.618554</text:p>
          </table:table-cell>
          <table:table-cell office:value-type="float" office:value="0.705137" calcext:value-type="float">
            <text:p>0.705137</text:p>
          </table:table-cell>
          <table:table-cell office:value-type="float" office:value="0.774512" calcext:value-type="float">
            <text:p>0.774512</text:p>
          </table:table-cell>
          <table:table-cell office:value-type="float" office:value="0.850173" calcext:value-type="float">
            <text:p>0.850173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20457" calcext:value-type="float">
            <text:p>0.52045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0.039815" calcext:value-type="float">
            <text:p>0.039815</text:p>
          </table:table-cell>
          <table:table-cell office:value-type="float" office:value="0.342607" calcext:value-type="float">
            <text:p>0.342607</text:p>
          </table:table-cell>
          <table:table-cell office:value-type="float" office:value="0.422846" calcext:value-type="float">
            <text:p>0.422846</text:p>
          </table:table-cell>
          <table:table-cell office:value-type="float" office:value="0.477542" calcext:value-type="float">
            <text:p>0.477542</text:p>
          </table:table-cell>
          <table:table-cell office:value-type="float" office:value="0.525024" calcext:value-type="float">
            <text:p>0.525024</text:p>
          </table:table-cell>
          <table:table-cell office:value-type="float" office:value="0.561457" calcext:value-type="float">
            <text:p>0.561457</text:p>
          </table:table-cell>
          <table:table-cell office:value-type="float" office:value="0.626022" calcext:value-type="float">
            <text:p>0.626022</text:p>
          </table:table-cell>
          <table:table-cell office:value-type="float" office:value="0.714579" calcext:value-type="float">
            <text:p>0.714579</text:p>
          </table:table-cell>
          <table:table-cell office:value-type="float" office:value="0.795272" calcext:value-type="float">
            <text:p>0.795272</text:p>
          </table:table-cell>
          <table:table-cell office:value-type="float" office:value="0.859023" calcext:value-type="float">
            <text:p>0.859023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36419" calcext:value-type="float">
            <text:p>0.53641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0.012328" calcext:value-type="float">
            <text:p>0.012328</text:p>
          </table:table-cell>
          <table:table-cell office:value-type="float" office:value="0.338259" calcext:value-type="float">
            <text:p>0.338259</text:p>
          </table:table-cell>
          <table:table-cell office:value-type="float" office:value="0.440709" calcext:value-type="float">
            <text:p>0.440709</text:p>
          </table:table-cell>
          <table:table-cell office:value-type="float" office:value="0.500431" calcext:value-type="float">
            <text:p>0.500431</text:p>
          </table:table-cell>
          <table:table-cell office:value-type="float" office:value="0.543336" calcext:value-type="float">
            <text:p>0.543336</text:p>
          </table:table-cell>
          <table:table-cell office:value-type="float" office:value="0.580172" calcext:value-type="float">
            <text:p>0.580172</text:p>
          </table:table-cell>
          <table:table-cell office:value-type="float" office:value="0.649533" calcext:value-type="float">
            <text:p>0.649533</text:p>
          </table:table-cell>
          <table:table-cell office:value-type="float" office:value="0.726388" calcext:value-type="float">
            <text:p>0.726388</text:p>
          </table:table-cell>
          <table:table-cell office:value-type="float" office:value="0.798332" calcext:value-type="float">
            <text:p>0.798332</text:p>
          </table:table-cell>
          <table:table-cell office:value-type="float" office:value="0.857621" calcext:value-type="float">
            <text:p>0.857621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44711" calcext:value-type="float">
            <text:p>0.54471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-0.144607" calcext:value-type="float">
            <text:p>-0.144607</text:p>
          </table:table-cell>
          <table:table-cell office:value-type="float" office:value="0.322467" calcext:value-type="float">
            <text:p>0.322467</text:p>
          </table:table-cell>
          <table:table-cell office:value-type="float" office:value="0.442663" calcext:value-type="float">
            <text:p>0.442663</text:p>
          </table:table-cell>
          <table:table-cell office:value-type="float" office:value="0.504593" calcext:value-type="float">
            <text:p>0.504593</text:p>
          </table:table-cell>
          <table:table-cell office:value-type="float" office:value="0.543664" calcext:value-type="float">
            <text:p>0.543664</text:p>
          </table:table-cell>
          <table:table-cell office:value-type="float" office:value="0.581624" calcext:value-type="float">
            <text:p>0.581624</text:p>
          </table:table-cell>
          <table:table-cell office:value-type="float" office:value="0.652689" calcext:value-type="float">
            <text:p>0.652689</text:p>
          </table:table-cell>
          <table:table-cell office:value-type="float" office:value="0.736662" calcext:value-type="float">
            <text:p>0.736662</text:p>
          </table:table-cell>
          <table:table-cell office:value-type="float" office:value="0.798948" calcext:value-type="float">
            <text:p>0.798948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52982" calcext:value-type="float">
            <text:p>0.5298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-0.430466" calcext:value-type="float">
            <text:p>-0.430466</text:p>
          </table:table-cell>
          <table:table-cell office:value-type="float" office:value="0.302356" calcext:value-type="float">
            <text:p>0.302356</text:p>
          </table:table-cell>
          <table:table-cell office:value-type="float" office:value="0.437754" calcext:value-type="float">
            <text:p>0.437754</text:p>
          </table:table-cell>
          <table:table-cell office:value-type="float" office:value="0.494206" calcext:value-type="float">
            <text:p>0.494206</text:p>
          </table:table-cell>
          <table:table-cell office:value-type="float" office:value="0.548535" calcext:value-type="float">
            <text:p>0.548535</text:p>
          </table:table-cell>
          <table:table-cell office:value-type="float" office:value="0.595415" calcext:value-type="float">
            <text:p>0.595415</text:p>
          </table:table-cell>
          <table:table-cell office:value-type="float" office:value="0.65515" calcext:value-type="float">
            <text:p>0.65515</text:p>
          </table:table-cell>
          <table:table-cell office:value-type="float" office:value="0.729692" calcext:value-type="float">
            <text:p>0.729692</text:p>
          </table:table-cell>
          <table:table-cell office:value-type="float" office:value="0.798237" calcext:value-type="float">
            <text:p>0.798237</text:p>
          </table:table-cell>
          <table:table-cell office:value-type="float" office:value="0.864187" calcext:value-type="float">
            <text:p>0.864187</text:p>
          </table:table-cell>
          <table:table-cell office:value-type="float" office:value="0.903817" calcext:value-type="float">
            <text:p>0.903817</text:p>
          </table:table-cell>
          <table:table-cell office:value-type="float" office:value="0.499506" calcext:value-type="float">
            <text:p>0.49950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-0.059052" calcext:value-type="float">
            <text:p>-0.059052</text:p>
          </table:table-cell>
          <table:table-cell office:value-type="float" office:value="0.380674" calcext:value-type="float">
            <text:p>0.380674</text:p>
          </table:table-cell>
          <table:table-cell office:value-type="float" office:value="0.463658" calcext:value-type="float">
            <text:p>0.463658</text:p>
          </table:table-cell>
          <table:table-cell office:value-type="float" office:value="0.513018" calcext:value-type="float">
            <text:p>0.513018</text:p>
          </table:table-cell>
          <table:table-cell office:value-type="float" office:value="0.567663" calcext:value-type="float">
            <text:p>0.567663</text:p>
          </table:table-cell>
          <table:table-cell office:value-type="float" office:value="0.627911" calcext:value-type="float">
            <text:p>0.627911</text:p>
          </table:table-cell>
          <table:table-cell office:value-type="float" office:value="0.688896" calcext:value-type="float">
            <text:p>0.688896</text:p>
          </table:table-cell>
          <table:table-cell office:value-type="float" office:value="0.750997" calcext:value-type="float">
            <text:p>0.750997</text:p>
          </table:table-cell>
          <table:table-cell office:value-type="float" office:value="0.813814" calcext:value-type="float">
            <text:p>0.813814</text:p>
          </table:table-cell>
          <table:table-cell office:value-type="float" office:value="0.867151" calcext:value-type="float">
            <text:p>0.867151</text:p>
          </table:table-cell>
          <table:table-cell office:value-type="float" office:value="0.904346" calcext:value-type="float">
            <text:p>0.904346</text:p>
          </table:table-cell>
          <table:table-cell office:value-type="float" office:value="0.561473" calcext:value-type="float">
            <text:p>0.56147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0.177366" calcext:value-type="float">
            <text:p>-0.177366</text:p>
          </table:table-cell>
          <table:table-cell office:value-type="float" office:value="0.35184" calcext:value-type="float">
            <text:p>0.35184</text:p>
          </table:table-cell>
          <table:table-cell office:value-type="float" office:value="0.457635" calcext:value-type="float">
            <text:p>0.45763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64999" calcext:value-type="float">
            <text:p>0.564999</text:p>
          </table:table-cell>
          <table:table-cell office:value-type="float" office:value="0.608513" calcext:value-type="float">
            <text:p>0.608513</text:p>
          </table:table-cell>
          <table:table-cell office:value-type="float" office:value="0.66212" calcext:value-type="float">
            <text:p>0.66212</text:p>
          </table:table-cell>
          <table:table-cell office:value-type="float" office:value="0.730249" calcext:value-type="float">
            <text:p>0.730249</text:p>
          </table:table-cell>
          <table:table-cell office:value-type="float" office:value="0.792223" calcext:value-type="float">
            <text:p>0.792223</text:p>
          </table:table-cell>
          <table:table-cell office:value-type="float" office:value="0.860863" calcext:value-type="float">
            <text:p>0.860863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37308" calcext:value-type="float">
            <text:p>0.53730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-0.06368" calcext:value-type="float">
            <text:p>-0.06368</text:p>
          </table:table-cell>
          <table:table-cell office:value-type="float" office:value="0.383572" calcext:value-type="float">
            <text:p>0.383572</text:p>
          </table:table-cell>
          <table:table-cell office:value-type="float" office:value="0.471214" calcext:value-type="float">
            <text:p>0.471214</text:p>
          </table:table-cell>
          <table:table-cell office:value-type="float" office:value="0.526062" calcext:value-type="float">
            <text:p>0.526062</text:p>
          </table:table-cell>
          <table:table-cell office:value-type="float" office:value="0.576975" calcext:value-type="float">
            <text:p>0.576975</text:p>
          </table:table-cell>
          <table:table-cell office:value-type="float" office:value="0.628994" calcext:value-type="float">
            <text:p>0.628994</text:p>
          </table:table-cell>
          <table:table-cell office:value-type="float" office:value="0.685611" calcext:value-type="float">
            <text:p>0.685611</text:p>
          </table:table-cell>
          <table:table-cell office:value-type="float" office:value="0.739868" calcext:value-type="float">
            <text:p>0.739868</text:p>
          </table:table-cell>
          <table:table-cell office:value-type="float" office:value="0.80595" calcext:value-type="float">
            <text:p>0.80595</text:p>
          </table:table-cell>
          <table:table-cell office:value-type="float" office:value="0.863427" calcext:value-type="float">
            <text:p>0.863427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61799" calcext:value-type="float">
            <text:p>0.56179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406392" calcext:value-type="float">
            <text:p>0.406392</text:p>
          </table:table-cell>
          <table:table-cell office:value-type="float" office:value="0.479132" calcext:value-type="float">
            <text:p>0.479132</text:p>
          </table:table-cell>
          <table:table-cell office:value-type="float" office:value="0.527151" calcext:value-type="float">
            <text:p>0.527151</text:p>
          </table:table-cell>
          <table:table-cell office:value-type="float" office:value="0.587656" calcext:value-type="float">
            <text:p>0.587656</text:p>
          </table:table-cell>
          <table:table-cell office:value-type="float" office:value="0.638993" calcext:value-type="float">
            <text:p>0.638993</text:p>
          </table:table-cell>
          <table:table-cell office:value-type="float" office:value="0.68313" calcext:value-type="float">
            <text:p>0.68313</text:p>
          </table:table-cell>
          <table:table-cell office:value-type="float" office:value="0.736083" calcext:value-type="float">
            <text:p>0.736083</text:p>
          </table:table-cell>
          <table:table-cell office:value-type="float" office:value="0.795413" calcext:value-type="float">
            <text:p>0.795413</text:p>
          </table:table-cell>
          <table:table-cell office:value-type="float" office:value="0.858185" calcext:value-type="float">
            <text:p>0.858185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71626" calcext:value-type="float">
            <text:p>0.57162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-0.019939" calcext:value-type="float">
            <text:p>-0.01993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97116" calcext:value-type="float">
            <text:p>0.497116</text:p>
          </table:table-cell>
          <table:table-cell office:value-type="float" office:value="0.550252" calcext:value-type="float">
            <text:p>0.550252</text:p>
          </table:table-cell>
          <table:table-cell office:value-type="float" office:value="0.601278" calcext:value-type="float">
            <text:p>0.601278</text:p>
          </table:table-cell>
          <table:table-cell office:value-type="float" office:value="0.654246" calcext:value-type="float">
            <text:p>0.654246</text:p>
          </table:table-cell>
          <table:table-cell office:value-type="float" office:value="0.698739" calcext:value-type="float">
            <text:p>0.698739</text:p>
          </table:table-cell>
          <table:table-cell office:value-type="float" office:value="0.745978" calcext:value-type="float">
            <text:p>0.745978</text:p>
          </table:table-cell>
          <table:table-cell office:value-type="float" office:value="0.790733" calcext:value-type="float">
            <text:p>0.790733</text:p>
          </table:table-cell>
          <table:table-cell office:value-type="float" office:value="0.856682" calcext:value-type="float">
            <text:p>0.856682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81409" calcext:value-type="float">
            <text:p>0.5814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0.116299" calcext:value-type="float">
            <text:p>0.116299</text:p>
          </table:table-cell>
          <table:table-cell office:value-type="float" office:value="0.436367" calcext:value-type="float">
            <text:p>0.436367</text:p>
          </table:table-cell>
          <table:table-cell office:value-type="float" office:value="0.489249" calcext:value-type="float">
            <text:p>0.489249</text:p>
          </table:table-cell>
          <table:table-cell office:value-type="float" office:value="0.53307" calcext:value-type="float">
            <text:p>0.53307</text:p>
          </table:table-cell>
          <table:table-cell office:value-type="float" office:value="0.583116" calcext:value-type="float">
            <text:p>0.583116</text:p>
          </table:table-cell>
          <table:table-cell office:value-type="float" office:value="0.633172" calcext:value-type="float">
            <text:p>0.633172</text:p>
          </table:table-cell>
          <table:table-cell office:value-type="float" office:value="0.69298" calcext:value-type="float">
            <text:p>0.69298</text:p>
          </table:table-cell>
          <table:table-cell office:value-type="float" office:value="0.748423" calcext:value-type="float">
            <text:p>0.748423</text:p>
          </table:table-cell>
          <table:table-cell office:value-type="float" office:value="0.792372" calcext:value-type="float">
            <text:p>0.792372</text:p>
          </table:table-cell>
          <table:table-cell office:value-type="float" office:value="0.856171" calcext:value-type="float">
            <text:p>0.856171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88122" calcext:value-type="float">
            <text:p>0.58812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24783" calcext:value-type="float">
            <text:p>0.24783</text:p>
          </table:table-cell>
          <table:table-cell office:value-type="float" office:value="0.446537" calcext:value-type="float">
            <text:p>0.446537</text:p>
          </table:table-cell>
          <table:table-cell office:value-type="float" office:value="0.502855" calcext:value-type="float">
            <text:p>0.502855</text:p>
          </table:table-cell>
          <table:table-cell office:value-type="float" office:value="0.54006" calcext:value-type="float">
            <text:p>0.54006</text:p>
          </table:table-cell>
          <table:table-cell office:value-type="float" office:value="0.588336" calcext:value-type="float">
            <text:p>0.588336</text:p>
          </table:table-cell>
          <table:table-cell office:value-type="float" office:value="0.641546" calcext:value-type="float">
            <text:p>0.641546</text:p>
          </table:table-cell>
          <table:table-cell office:value-type="float" office:value="0.687356" calcext:value-type="float">
            <text:p>0.687356</text:p>
          </table:table-cell>
          <table:table-cell office:value-type="float" office:value="0.748069" calcext:value-type="float">
            <text:p>0.748069</text:p>
          </table:table-cell>
          <table:table-cell office:value-type="float" office:value="0.785655" calcext:value-type="float">
            <text:p>0.785655</text:p>
          </table:table-cell>
          <table:table-cell office:value-type="float" office:value="0.849021" calcext:value-type="float">
            <text:p>0.849021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03726" calcext:value-type="float">
            <text:p>0.60372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0.101865" calcext:value-type="float">
            <text:p>0.101865</text:p>
          </table:table-cell>
          <table:table-cell office:value-type="float" office:value="0.420806" calcext:value-type="float">
            <text:p>0.420806</text:p>
          </table:table-cell>
          <table:table-cell office:value-type="float" office:value="0.488685" calcext:value-type="float">
            <text:p>0.488685</text:p>
          </table:table-cell>
          <table:table-cell office:value-type="float" office:value="0.526532" calcext:value-type="float">
            <text:p>0.526532</text:p>
          </table:table-cell>
          <table:table-cell office:value-type="float" office:value="0.577428" calcext:value-type="float">
            <text:p>0.577428</text:p>
          </table:table-cell>
          <table:table-cell office:value-type="float" office:value="0.638345" calcext:value-type="float">
            <text:p>0.638345</text:p>
          </table:table-cell>
          <table:table-cell office:value-type="float" office:value="0.686196" calcext:value-type="float">
            <text:p>0.686196</text:p>
          </table:table-cell>
          <table:table-cell office:value-type="float" office:value="0.753447" calcext:value-type="float">
            <text:p>0.753447</text:p>
          </table:table-cell>
          <table:table-cell office:value-type="float" office:value="0.795888" calcext:value-type="float">
            <text:p>0.795888</text:p>
          </table:table-cell>
          <table:table-cell office:value-type="float" office:value="0.862274" calcext:value-type="float">
            <text:p>0.862274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85147" calcext:value-type="float">
            <text:p>0.58514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0.011968" calcext:value-type="float">
            <text:p>0.011968</text:p>
          </table:table-cell>
          <table:table-cell office:value-type="float" office:value="0.39492" calcext:value-type="float">
            <text:p>0.39492</text:p>
          </table:table-cell>
          <table:table-cell office:value-type="float" office:value="0.481278" calcext:value-type="float">
            <text:p>0.481278</text:p>
          </table:table-cell>
          <table:table-cell office:value-type="float" office:value="0.524986" calcext:value-type="float">
            <text:p>0.524986</text:p>
          </table:table-cell>
          <table:table-cell office:value-type="float" office:value="0.576193" calcext:value-type="float">
            <text:p>0.576193</text:p>
          </table:table-cell>
          <table:table-cell office:value-type="float" office:value="0.641128" calcext:value-type="float">
            <text:p>0.641128</text:p>
          </table:table-cell>
          <table:table-cell office:value-type="float" office:value="0.688225" calcext:value-type="float">
            <text:p>0.688225</text:p>
          </table:table-cell>
          <table:table-cell office:value-type="float" office:value="0.755344" calcext:value-type="float">
            <text:p>0.755344</text:p>
          </table:table-cell>
          <table:table-cell office:value-type="float" office:value="0.79922" calcext:value-type="float">
            <text:p>0.79922</text:p>
          </table:table-cell>
          <table:table-cell office:value-type="float" office:value="0.865811" calcext:value-type="float">
            <text:p>0.865811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73907" calcext:value-type="float">
            <text:p>0.57390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0.051813" calcext:value-type="float">
            <text:p>0.051813</text:p>
          </table:table-cell>
          <table:table-cell office:value-type="float" office:value="0.421107" calcext:value-type="float">
            <text:p>0.421107</text:p>
          </table:table-cell>
          <table:table-cell office:value-type="float" office:value="0.50245" calcext:value-type="float">
            <text:p>0.50245</text:p>
          </table:table-cell>
          <table:table-cell office:value-type="float" office:value="0.557183" calcext:value-type="float">
            <text:p>0.557183</text:p>
          </table:table-cell>
          <table:table-cell office:value-type="float" office:value="0.62643" calcext:value-type="float">
            <text:p>0.62643</text:p>
          </table:table-cell>
          <table:table-cell office:value-type="float" office:value="0.671858" calcext:value-type="float">
            <text:p>0.671858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70254" calcext:value-type="float">
            <text:p>0.770254</text:p>
          </table:table-cell>
          <table:table-cell office:value-type="float" office:value="0.812545" calcext:value-type="float">
            <text:p>0.812545</text:p>
          </table:table-cell>
          <table:table-cell office:value-type="float" office:value="0.870035" calcext:value-type="float">
            <text:p>0.870035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00107" calcext:value-type="float">
            <text:p>0.60010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099402" calcext:value-type="float">
            <text:p>0.099402</text:p>
          </table:table-cell>
          <table:table-cell office:value-type="float" office:value="0.426702" calcext:value-type="float">
            <text:p>0.426702</text:p>
          </table:table-cell>
          <table:table-cell office:value-type="float" office:value="0.499087" calcext:value-type="float">
            <text:p>0.499087</text:p>
          </table:table-cell>
          <table:table-cell office:value-type="float" office:value="0.552195" calcext:value-type="float">
            <text:p>0.55219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661381" calcext:value-type="float">
            <text:p>0.661381</text:p>
          </table:table-cell>
          <table:table-cell office:value-type="float" office:value="0.701326" calcext:value-type="float">
            <text:p>0.701326</text:p>
          </table:table-cell>
          <table:table-cell office:value-type="float" office:value="0.760378" calcext:value-type="float">
            <text:p>0.760378</text:p>
          </table:table-cell>
          <table:table-cell office:value-type="float" office:value="0.814615" calcext:value-type="float">
            <text:p>0.814615</text:p>
          </table:table-cell>
          <table:table-cell office:value-type="float" office:value="0.86991" calcext:value-type="float">
            <text:p>0.86991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99582" calcext:value-type="float">
            <text:p>0.59958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0.076591" calcext:value-type="float">
            <text:p>0.076591</text:p>
          </table:table-cell>
          <table:table-cell office:value-type="float" office:value="0.437365" calcext:value-type="float">
            <text:p>0.437365</text:p>
          </table:table-cell>
          <table:table-cell office:value-type="float" office:value="0.49988" calcext:value-type="float">
            <text:p>0.49988</text:p>
          </table:table-cell>
          <table:table-cell office:value-type="float" office:value="0.564375" calcext:value-type="float">
            <text:p>0.564375</text:p>
          </table:table-cell>
          <table:table-cell office:value-type="float" office:value="0.624893" calcext:value-type="float">
            <text:p>0.624893</text:p>
          </table:table-cell>
          <table:table-cell office:value-type="float" office:value="0.675076" calcext:value-type="float">
            <text:p>0.675076</text:p>
          </table:table-cell>
          <table:table-cell office:value-type="float" office:value="0.71396" calcext:value-type="float">
            <text:p>0.71396</text:p>
          </table:table-cell>
          <table:table-cell office:value-type="float" office:value="0.764694" calcext:value-type="float">
            <text:p>0.764694</text:p>
          </table:table-cell>
          <table:table-cell office:value-type="float" office:value="0.817978" calcext:value-type="float">
            <text:p>0.817978</text:p>
          </table:table-cell>
          <table:table-cell office:value-type="float" office:value="0.869671" calcext:value-type="float">
            <text:p>0.869671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04448" calcext:value-type="float">
            <text:p>0.60444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0.109164" calcext:value-type="float">
            <text:p>0.109164</text:p>
          </table:table-cell>
          <table:table-cell office:value-type="float" office:value="0.456922" calcext:value-type="float">
            <text:p>0.456922</text:p>
          </table:table-cell>
          <table:table-cell office:value-type="float" office:value="0.518969" calcext:value-type="float">
            <text:p>0.518969</text:p>
          </table:table-cell>
          <table:table-cell office:value-type="float" office:value="0.578327" calcext:value-type="float">
            <text:p>0.578327</text:p>
          </table:table-cell>
          <table:table-cell office:value-type="float" office:value="0.635712" calcext:value-type="float">
            <text:p>0.635712</text:p>
          </table:table-cell>
          <table:table-cell office:value-type="float" office:value="0.685091" calcext:value-type="float">
            <text:p>0.685091</text:p>
          </table:table-cell>
          <table:table-cell office:value-type="float" office:value="0.716639" calcext:value-type="float">
            <text:p>0.716639</text:p>
          </table:table-cell>
          <table:table-cell office:value-type="float" office:value="0.761157" calcext:value-type="float">
            <text:p>0.761157</text:p>
          </table:table-cell>
          <table:table-cell office:value-type="float" office:value="0.807634" calcext:value-type="float">
            <text:p>0.807634</text:p>
          </table:table-cell>
          <table:table-cell office:value-type="float" office:value="0.866562" calcext:value-type="float">
            <text:p>0.866562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13618" calcext:value-type="float">
            <text:p>0.61361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81726" calcext:value-type="float">
            <text:p>0.081726</text:p>
          </table:table-cell>
          <table:table-cell office:value-type="float" office:value="0.275057" calcext:value-type="float">
            <text:p>0.275057</text:p>
          </table:table-cell>
          <table:table-cell office:value-type="float" office:value="0.45364" calcext:value-type="float">
            <text:p>0.45364</text:p>
          </table:table-cell>
          <table:table-cell office:value-type="float" office:value="0.528287" calcext:value-type="float">
            <text:p>0.528287</text:p>
          </table:table-cell>
          <table:table-cell office:value-type="float" office:value="0.58659" calcext:value-type="float">
            <text:p>0.58659</text:p>
          </table:table-cell>
          <table:table-cell office:value-type="float" office:value="0.634777" calcext:value-type="float">
            <text:p>0.634777</text:p>
          </table:table-cell>
          <table:table-cell office:value-type="float" office:value="0.682172" calcext:value-type="float">
            <text:p>0.682172</text:p>
          </table:table-cell>
          <table:table-cell office:value-type="float" office:value="0.721819" calcext:value-type="float">
            <text:p>0.721819</text:p>
          </table:table-cell>
          <table:table-cell office:value-type="float" office:value="0.76922" calcext:value-type="float">
            <text:p>0.76922</text:p>
          </table:table-cell>
          <table:table-cell office:value-type="float" office:value="0.813239" calcext:value-type="float">
            <text:p>0.813239</text:p>
          </table:table-cell>
          <table:table-cell office:value-type="float" office:value="0.866058" calcext:value-type="float">
            <text:p>0.866058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33086" calcext:value-type="float">
            <text:p>0.63308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0.062606" calcext:value-type="float">
            <text:p>0.062606</text:p>
          </table:table-cell>
          <table:table-cell office:value-type="float" office:value="0.425108" calcext:value-type="float">
            <text:p>0.425108</text:p>
          </table:table-cell>
          <table:table-cell office:value-type="float" office:value="0.513348" calcext:value-type="float">
            <text:p>0.513348</text:p>
          </table:table-cell>
          <table:table-cell office:value-type="float" office:value="0.561268" calcext:value-type="float">
            <text:p>0.561268</text:p>
          </table:table-cell>
          <table:table-cell office:value-type="float" office:value="0.619639" calcext:value-type="float">
            <text:p>0.619639</text:p>
          </table:table-cell>
          <table:table-cell office:value-type="float" office:value="0.66743" calcext:value-type="float">
            <text:p>0.66743</text:p>
          </table:table-cell>
          <table:table-cell office:value-type="float" office:value="0.710729" calcext:value-type="float">
            <text:p>0.710729</text:p>
          </table:table-cell>
          <table:table-cell office:value-type="float" office:value="0.75972" calcext:value-type="float">
            <text:p>0.75972</text:p>
          </table:table-cell>
          <table:table-cell office:value-type="float" office:value="0.812982" calcext:value-type="float">
            <text:p>0.812982</text:p>
          </table:table-cell>
          <table:table-cell office:value-type="float" office:value="0.866864" calcext:value-type="float">
            <text:p>0.866864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99969" calcext:value-type="float">
            <text:p>0.59996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0.16031" calcext:value-type="float">
            <text:p>0.16031</text:p>
          </table:table-cell>
          <table:table-cell office:value-type="float" office:value="0.454328" calcext:value-type="float">
            <text:p>0.454328</text:p>
          </table:table-cell>
          <table:table-cell office:value-type="float" office:value="0.530771" calcext:value-type="float">
            <text:p>0.530771</text:p>
          </table:table-cell>
          <table:table-cell office:value-type="float" office:value="0.591852" calcext:value-type="float">
            <text:p>0.591852</text:p>
          </table:table-cell>
          <table:table-cell office:value-type="float" office:value="0.646997" calcext:value-type="float">
            <text:p>0.646997</text:p>
          </table:table-cell>
          <table:table-cell office:value-type="float" office:value="0.686098" calcext:value-type="float">
            <text:p>0.686098</text:p>
          </table:table-cell>
          <table:table-cell office:value-type="float" office:value="0.726593" calcext:value-type="float">
            <text:p>0.726593</text:p>
          </table:table-cell>
          <table:table-cell office:value-type="float" office:value="0.768284" calcext:value-type="float">
            <text:p>0.768284</text:p>
          </table:table-cell>
          <table:table-cell office:value-type="float" office:value="0.817132" calcext:value-type="float">
            <text:p>0.817132</text:p>
          </table:table-cell>
          <table:table-cell office:value-type="float" office:value="0.869256" calcext:value-type="float">
            <text:p>0.869256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25162" calcext:value-type="float">
            <text:p>0.62516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0.040208" calcext:value-type="float">
            <text:p>0.040208</text:p>
          </table:table-cell>
          <table:table-cell office:value-type="float" office:value="0.435451" calcext:value-type="float">
            <text:p>0.435451</text:p>
          </table:table-cell>
          <table:table-cell office:value-type="float" office:value="0.505928" calcext:value-type="float">
            <text:p>0.505928</text:p>
          </table:table-cell>
          <table:table-cell office:value-type="float" office:value="0.567535" calcext:value-type="float">
            <text:p>0.567535</text:p>
          </table:table-cell>
          <table:table-cell office:value-type="float" office:value="0.626191" calcext:value-type="float">
            <text:p>0.626191</text:p>
          </table:table-cell>
          <table:table-cell office:value-type="float" office:value="0.677943" calcext:value-type="float">
            <text:p>0.677943</text:p>
          </table:table-cell>
          <table:table-cell office:value-type="float" office:value="0.728085" calcext:value-type="float">
            <text:p>0.728085</text:p>
          </table:table-cell>
          <table:table-cell office:value-type="float" office:value="0.772199" calcext:value-type="float">
            <text:p>0.772199</text:p>
          </table:table-cell>
          <table:table-cell office:value-type="float" office:value="0.827586" calcext:value-type="float">
            <text:p>0.827586</text:p>
          </table:table-cell>
          <table:table-cell office:value-type="float" office:value="0.871756" calcext:value-type="float">
            <text:p>0.871756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05288" calcext:value-type="float">
            <text:p>0.60528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0.054077" calcext:value-type="float">
            <text:p>0.054077</text:p>
          </table:table-cell>
          <table:table-cell office:value-type="float" office:value="0.421161" calcext:value-type="float">
            <text:p>0.421161</text:p>
          </table:table-cell>
          <table:table-cell office:value-type="float" office:value="0.509617" calcext:value-type="float">
            <text:p>0.509617</text:p>
          </table:table-cell>
          <table:table-cell office:value-type="float" office:value="0.558203" calcext:value-type="float">
            <text:p>0.558203</text:p>
          </table:table-cell>
          <table:table-cell office:value-type="float" office:value="0.60798" calcext:value-type="float">
            <text:p>0.60798</text:p>
          </table:table-cell>
          <table:table-cell office:value-type="float" office:value="0.657093" calcext:value-type="float">
            <text:p>0.657093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758729" calcext:value-type="float">
            <text:p>0.758729</text:p>
          </table:table-cell>
          <table:table-cell office:value-type="float" office:value="0.820771" calcext:value-type="float">
            <text:p>0.820771</text:p>
          </table:table-cell>
          <table:table-cell office:value-type="float" office:value="0.873829" calcext:value-type="float">
            <text:p>0.873829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597221" calcext:value-type="float">
            <text:p>0.59722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0.10309" calcext:value-type="float">
            <text:p>0.10309</text:p>
          </table:table-cell>
          <table:table-cell office:value-type="float" office:value="0.445529" calcext:value-type="float">
            <text:p>0.445529</text:p>
          </table:table-cell>
          <table:table-cell office:value-type="float" office:value="0.522798" calcext:value-type="float">
            <text:p>0.522798</text:p>
          </table:table-cell>
          <table:table-cell office:value-type="float" office:value="0.572977" calcext:value-type="float">
            <text:p>0.572977</text:p>
          </table:table-cell>
          <table:table-cell office:value-type="float" office:value="0.629273" calcext:value-type="float">
            <text:p>0.629273</text:p>
          </table:table-cell>
          <table:table-cell office:value-type="float" office:value="0.675979" calcext:value-type="float">
            <text:p>0.675979</text:p>
          </table:table-cell>
          <table:table-cell office:value-type="float" office:value="0.720732" calcext:value-type="float">
            <text:p>0.720732</text:p>
          </table:table-cell>
          <table:table-cell office:value-type="float" office:value="0.764556" calcext:value-type="float">
            <text:p>0.764556</text:p>
          </table:table-cell>
          <table:table-cell office:value-type="float" office:value="0.824792" calcext:value-type="float">
            <text:p>0.824792</text:p>
          </table:table-cell>
          <table:table-cell office:value-type="float" office:value="0.875718" calcext:value-type="float">
            <text:p>0.875718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13544" calcext:value-type="float">
            <text:p>0.61354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0.242783" calcext:value-type="float">
            <text:p>0.242783</text:p>
          </table:table-cell>
          <table:table-cell office:value-type="float" office:value="0.44605" calcext:value-type="float">
            <text:p>0.44605</text:p>
          </table:table-cell>
          <table:table-cell office:value-type="float" office:value="0.521838" calcext:value-type="float">
            <text:p>0.521838</text:p>
          </table:table-cell>
          <table:table-cell office:value-type="float" office:value="0.582125" calcext:value-type="float">
            <text:p>0.582125</text:p>
          </table:table-cell>
          <table:table-cell office:value-type="float" office:value="0.640801" calcext:value-type="float">
            <text:p>0.640801</text:p>
          </table:table-cell>
          <table:table-cell office:value-type="float" office:value="0.682767" calcext:value-type="float">
            <text:p>0.682767</text:p>
          </table:table-cell>
          <table:table-cell office:value-type="float" office:value="0.72457" calcext:value-type="float">
            <text:p>0.72457</text:p>
          </table:table-cell>
          <table:table-cell office:value-type="float" office:value="0.769249" calcext:value-type="float">
            <text:p>0.769249</text:p>
          </table:table-cell>
          <table:table-cell office:value-type="float" office:value="0.822915" calcext:value-type="float">
            <text:p>0.822915</text:p>
          </table:table-cell>
          <table:table-cell office:value-type="float" office:value="0.87618" calcext:value-type="float">
            <text:p>0.87618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30928" calcext:value-type="float">
            <text:p>0.63092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0.074712" calcext:value-type="float">
            <text:p>0.074712</text:p>
          </table:table-cell>
          <table:table-cell office:value-type="float" office:value="0.445852" calcext:value-type="float">
            <text:p>0.445852</text:p>
          </table:table-cell>
          <table:table-cell office:value-type="float" office:value="0.51563" calcext:value-type="float">
            <text:p>0.51563</text:p>
          </table:table-cell>
          <table:table-cell office:value-type="float" office:value="0.595102" calcext:value-type="float">
            <text:p>0.595102</text:p>
          </table:table-cell>
          <table:table-cell office:value-type="float" office:value="0.644791" calcext:value-type="float">
            <text:p>0.644791</text:p>
          </table:table-cell>
          <table:table-cell office:value-type="float" office:value="0.686455" calcext:value-type="float">
            <text:p>0.686455</text:p>
          </table:table-cell>
          <table:table-cell office:value-type="float" office:value="0.730235" calcext:value-type="float">
            <text:p>0.730235</text:p>
          </table:table-cell>
          <table:table-cell office:value-type="float" office:value="0.780842" calcext:value-type="float">
            <text:p>0.780842</text:p>
          </table:table-cell>
          <table:table-cell office:value-type="float" office:value="0.828889" calcext:value-type="float">
            <text:p>0.828889</text:p>
          </table:table-cell>
          <table:table-cell office:value-type="float" office:value="0.88098" calcext:value-type="float">
            <text:p>0.88098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18349" calcext:value-type="float">
            <text:p>0.61834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0.189712" calcext:value-type="float">
            <text:p>0.189712</text:p>
          </table:table-cell>
          <table:table-cell office:value-type="float" office:value="0.44914" calcext:value-type="float">
            <text:p>0.44914</text:p>
          </table:table-cell>
          <table:table-cell office:value-type="float" office:value="0.52117" calcext:value-type="float">
            <text:p>0.52117</text:p>
          </table:table-cell>
          <table:table-cell office:value-type="float" office:value="0.579907" calcext:value-type="float">
            <text:p>0.579907</text:p>
          </table:table-cell>
          <table:table-cell office:value-type="float" office:value="0.638651" calcext:value-type="float">
            <text:p>0.638651</text:p>
          </table:table-cell>
          <table:table-cell office:value-type="float" office:value="0.685178" calcext:value-type="float">
            <text:p>0.685178</text:p>
          </table:table-cell>
          <table:table-cell office:value-type="float" office:value="0.725487" calcext:value-type="float">
            <text:p>0.725487</text:p>
          </table:table-cell>
          <table:table-cell office:value-type="float" office:value="0.773791" calcext:value-type="float">
            <text:p>0.773791</text:p>
          </table:table-cell>
          <table:table-cell office:value-type="float" office:value="0.82221" calcext:value-type="float">
            <text:p>0.82221</text:p>
          </table:table-cell>
          <table:table-cell office:value-type="float" office:value="0.872386" calcext:value-type="float">
            <text:p>0.872386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25763" calcext:value-type="float">
            <text:p>0.62576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0.205219" calcext:value-type="float">
            <text:p>0.205219</text:p>
          </table:table-cell>
          <table:table-cell office:value-type="float" office:value="0.46336" calcext:value-type="float">
            <text:p>0.46336</text:p>
          </table:table-cell>
          <table:table-cell office:value-type="float" office:value="0.520148" calcext:value-type="float">
            <text:p>0.520148</text:p>
          </table:table-cell>
          <table:table-cell office:value-type="float" office:value="0.567232" calcext:value-type="float">
            <text:p>0.567232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70164" calcext:value-type="float">
            <text:p>0.670164</text:p>
          </table:table-cell>
          <table:table-cell office:value-type="float" office:value="0.711647" calcext:value-type="float">
            <text:p>0.711647</text:p>
          </table:table-cell>
          <table:table-cell office:value-type="float" office:value="0.758769" calcext:value-type="float">
            <text:p>0.758769</text:p>
          </table:table-cell>
          <table:table-cell office:value-type="float" office:value="0.82045" calcext:value-type="float">
            <text:p>0.82045</text:p>
          </table:table-cell>
          <table:table-cell office:value-type="float" office:value="0.878533" calcext:value-type="float">
            <text:p>0.878533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21627" calcext:value-type="float">
            <text:p>0.62162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0.244489" calcext:value-type="float">
            <text:p>0.244489</text:p>
          </table:table-cell>
          <table:table-cell office:value-type="float" office:value="0.457919" calcext:value-type="float">
            <text:p>0.457919</text:p>
          </table:table-cell>
          <table:table-cell office:value-type="float" office:value="0.527074" calcext:value-type="float">
            <text:p>0.527074</text:p>
          </table:table-cell>
          <table:table-cell office:value-type="float" office:value="0.581203" calcext:value-type="float">
            <text:p>0.581203</text:p>
          </table:table-cell>
          <table:table-cell office:value-type="float" office:value="0.640629" calcext:value-type="float">
            <text:p>0.640629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726856" calcext:value-type="float">
            <text:p>0.726856</text:p>
          </table:table-cell>
          <table:table-cell office:value-type="float" office:value="0.780886" calcext:value-type="float">
            <text:p>0.780886</text:p>
          </table:table-cell>
          <table:table-cell office:value-type="float" office:value="0.825197" calcext:value-type="float">
            <text:p>0.825197</text:p>
          </table:table-cell>
          <table:table-cell office:value-type="float" office:value="0.879939" calcext:value-type="float">
            <text:p>0.879939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34484" calcext:value-type="float">
            <text:p>0.63448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0.095162" calcext:value-type="float">
            <text:p>0.095162</text:p>
          </table:table-cell>
          <table:table-cell office:value-type="float" office:value="0.450738" calcext:value-type="float">
            <text:p>0.450738</text:p>
          </table:table-cell>
          <table:table-cell office:value-type="float" office:value="0.518999" calcext:value-type="float">
            <text:p>0.518999</text:p>
          </table:table-cell>
          <table:table-cell office:value-type="float" office:value="0.569443" calcext:value-type="float">
            <text:p>0.569443</text:p>
          </table:table-cell>
          <table:table-cell office:value-type="float" office:value="0.625635" calcext:value-type="float">
            <text:p>0.625635</text:p>
          </table:table-cell>
          <table:table-cell office:value-type="float" office:value="0.667957" calcext:value-type="float">
            <text:p>0.667957</text:p>
          </table:table-cell>
          <table:table-cell office:value-type="float" office:value="0.712585" calcext:value-type="float">
            <text:p>0.712585</text:p>
          </table:table-cell>
          <table:table-cell office:value-type="float" office:value="0.77022" calcext:value-type="float">
            <text:p>0.77022</text:p>
          </table:table-cell>
          <table:table-cell office:value-type="float" office:value="0.823597" calcext:value-type="float">
            <text:p>0.823597</text:p>
          </table:table-cell>
          <table:table-cell office:value-type="float" office:value="0.874689" calcext:value-type="float">
            <text:p>0.874689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10903" calcext:value-type="float">
            <text:p>0.61090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0.156312" calcext:value-type="float">
            <text:p>0.156312</text:p>
          </table:table-cell>
          <table:table-cell office:value-type="float" office:value="0.466153" calcext:value-type="float">
            <text:p>0.466153</text:p>
          </table:table-cell>
          <table:table-cell office:value-type="float" office:value="0.526899" calcext:value-type="float">
            <text:p>0.526899</text:p>
          </table:table-cell>
          <table:table-cell office:value-type="float" office:value="0.575754" calcext:value-type="float">
            <text:p>0.575754</text:p>
          </table:table-cell>
          <table:table-cell office:value-type="float" office:value="0.627008" calcext:value-type="float">
            <text:p>0.627008</text:p>
          </table:table-cell>
          <table:table-cell office:value-type="float" office:value="0.672751" calcext:value-type="float">
            <text:p>0.672751</text:p>
          </table:table-cell>
          <table:table-cell office:value-type="float" office:value="0.718097" calcext:value-type="float">
            <text:p>0.718097</text:p>
          </table:table-cell>
          <table:table-cell office:value-type="float" office:value="0.76896" calcext:value-type="float">
            <text:p>0.76896</text:p>
          </table:table-cell>
          <table:table-cell office:value-type="float" office:value="0.809908" calcext:value-type="float">
            <text:p>0.809908</text:p>
          </table:table-cell>
          <table:table-cell office:value-type="float" office:value="0.870606" calcext:value-type="float">
            <text:p>0.870606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19245" calcext:value-type="float">
            <text:p>0.61924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.257277" calcext:value-type="float">
            <text:p>0.257277</text:p>
          </table:table-cell>
          <table:table-cell office:value-type="float" office:value="0.465744" calcext:value-type="float">
            <text:p>0.465744</text:p>
          </table:table-cell>
          <table:table-cell office:value-type="float" office:value="0.518182" calcext:value-type="float">
            <text:p>0.518182</text:p>
          </table:table-cell>
          <table:table-cell office:value-type="float" office:value="0.562551" calcext:value-type="float">
            <text:p>0.562551</text:p>
          </table:table-cell>
          <table:table-cell office:value-type="float" office:value="0.62174" calcext:value-type="float">
            <text:p>0.62174</text:p>
          </table:table-cell>
          <table:table-cell office:value-type="float" office:value="0.667446" calcext:value-type="float">
            <text:p>0.667446</text:p>
          </table:table-cell>
          <table:table-cell office:value-type="float" office:value="0.720102" calcext:value-type="float">
            <text:p>0.720102</text:p>
          </table:table-cell>
          <table:table-cell office:value-type="float" office:value="0.767552" calcext:value-type="float">
            <text:p>0.767552</text:p>
          </table:table-cell>
          <table:table-cell office:value-type="float" office:value="0.808388" calcext:value-type="float">
            <text:p>0.808388</text:p>
          </table:table-cell>
          <table:table-cell office:value-type="float" office:value="0.872617" calcext:value-type="float">
            <text:p>0.872617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2616" calcext:value-type="float">
            <text:p>0.626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240619" calcext:value-type="float">
            <text:p>0.240619</text:p>
          </table:table-cell>
          <table:table-cell office:value-type="float" office:value="0.477529" calcext:value-type="float">
            <text:p>0.477529</text:p>
          </table:table-cell>
          <table:table-cell office:value-type="float" office:value="0.536262" calcext:value-type="float">
            <text:p>0.536262</text:p>
          </table:table-cell>
          <table:table-cell office:value-type="float" office:value="0.59666" calcext:value-type="float">
            <text:p>0.59666</text:p>
          </table:table-cell>
          <table:table-cell office:value-type="float" office:value="0.649207" calcext:value-type="float">
            <text:p>0.649207</text:p>
          </table:table-cell>
          <table:table-cell office:value-type="float" office:value="0.69359" calcext:value-type="float">
            <text:p>0.69359</text:p>
          </table:table-cell>
          <table:table-cell office:value-type="float" office:value="0.738217" calcext:value-type="float">
            <text:p>0.738217</text:p>
          </table:table-cell>
          <table:table-cell office:value-type="float" office:value="0.780667" calcext:value-type="float">
            <text:p>0.780667</text:p>
          </table:table-cell>
          <table:table-cell office:value-type="float" office:value="0.816733" calcext:value-type="float">
            <text:p>0.816733</text:p>
          </table:table-cell>
          <table:table-cell office:value-type="float" office:value="0.879428" calcext:value-type="float">
            <text:p>0.879428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40891" calcext:value-type="float">
            <text:p>0.64089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.209645" calcext:value-type="float">
            <text:p>0.209645</text:p>
          </table:table-cell>
          <table:table-cell office:value-type="float" office:value="0.482217" calcext:value-type="float">
            <text:p>0.482217</text:p>
          </table:table-cell>
          <table:table-cell office:value-type="float" office:value="0.53285" calcext:value-type="float">
            <text:p>0.53285</text:p>
          </table:table-cell>
          <table:table-cell office:value-type="float" office:value="0.59098" calcext:value-type="float">
            <text:p>0.59098</text:p>
          </table:table-cell>
          <table:table-cell office:value-type="float" office:value="0.648403" calcext:value-type="float">
            <text:p>0.648403</text:p>
          </table:table-cell>
          <table:table-cell office:value-type="float" office:value="0.690672" calcext:value-type="float">
            <text:p>0.690672</text:p>
          </table:table-cell>
          <table:table-cell office:value-type="float" office:value="0.731259" calcext:value-type="float">
            <text:p>0.731259</text:p>
          </table:table-cell>
          <table:table-cell office:value-type="float" office:value="0.772288" calcext:value-type="float">
            <text:p>0.772288</text:p>
          </table:table-cell>
          <table:table-cell office:value-type="float" office:value="0.807882" calcext:value-type="float">
            <text:p>0.807882</text:p>
          </table:table-cell>
          <table:table-cell office:value-type="float" office:value="0.873006" calcext:value-type="float">
            <text:p>0.873006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3392" calcext:value-type="float">
            <text:p>0.6339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0.194481" calcext:value-type="float">
            <text:p>0.194481</text:p>
          </table:table-cell>
          <table:table-cell office:value-type="float" office:value="0.477797" calcext:value-type="float">
            <text:p>0.477797</text:p>
          </table:table-cell>
          <table:table-cell office:value-type="float" office:value="0.540905" calcext:value-type="float">
            <text:p>0.540905</text:p>
          </table:table-cell>
          <table:table-cell office:value-type="float" office:value="0.607313" calcext:value-type="float">
            <text:p>0.607313</text:p>
          </table:table-cell>
          <table:table-cell office:value-type="float" office:value="0.669963" calcext:value-type="float">
            <text:p>0.669963</text:p>
          </table:table-cell>
          <table:table-cell office:value-type="float" office:value="0.710321" calcext:value-type="float">
            <text:p>0.710321</text:p>
          </table:table-cell>
          <table:table-cell office:value-type="float" office:value="0.751619" calcext:value-type="float">
            <text:p>0.751619</text:p>
          </table:table-cell>
          <table:table-cell office:value-type="float" office:value="0.783506" calcext:value-type="float">
            <text:p>0.783506</text:p>
          </table:table-cell>
          <table:table-cell office:value-type="float" office:value="0.815163" calcext:value-type="float">
            <text:p>0.815163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42567" calcext:value-type="float">
            <text:p>0.64256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0.236427" calcext:value-type="float">
            <text:p>0.236427</text:p>
          </table:table-cell>
          <table:table-cell office:value-type="float" office:value="0.446745" calcext:value-type="float">
            <text:p>0.446745</text:p>
          </table:table-cell>
          <table:table-cell office:value-type="float" office:value="0.523713" calcext:value-type="float">
            <text:p>0.523713</text:p>
          </table:table-cell>
          <table:table-cell office:value-type="float" office:value="0.565492" calcext:value-type="float">
            <text:p>0.565492</text:p>
          </table:table-cell>
          <table:table-cell office:value-type="float" office:value="0.615376" calcext:value-type="float">
            <text:p>0.615376</text:p>
          </table:table-cell>
          <table:table-cell office:value-type="float" office:value="0.672527" calcext:value-type="float">
            <text:p>0.672527</text:p>
          </table:table-cell>
          <table:table-cell office:value-type="float" office:value="0.71882" calcext:value-type="float">
            <text:p>0.71882</text:p>
          </table:table-cell>
          <table:table-cell office:value-type="float" office:value="0.768278" calcext:value-type="float">
            <text:p>0.768278</text:p>
          </table:table-cell>
          <table:table-cell office:value-type="float" office:value="0.807482" calcext:value-type="float">
            <text:p>0.807482</text:p>
          </table:table-cell>
          <table:table-cell office:value-type="float" office:value="0.875769" calcext:value-type="float">
            <text:p>0.875769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23063" calcext:value-type="float">
            <text:p>0.62306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0.185726" calcext:value-type="float">
            <text:p>0.185726</text:p>
          </table:table-cell>
          <table:table-cell office:value-type="float" office:value="0.464341" calcext:value-type="float">
            <text:p>0.464341</text:p>
          </table:table-cell>
          <table:table-cell office:value-type="float" office:value="0.528605" calcext:value-type="float">
            <text:p>0.528605</text:p>
          </table:table-cell>
          <table:table-cell office:value-type="float" office:value="0.578355" calcext:value-type="float">
            <text:p>0.578355</text:p>
          </table:table-cell>
          <table:table-cell office:value-type="float" office:value="0.625116" calcext:value-type="float">
            <text:p>0.625116</text:p>
          </table:table-cell>
          <table:table-cell office:value-type="float" office:value="0.684245" calcext:value-type="float">
            <text:p>0.684245</text:p>
          </table:table-cell>
          <table:table-cell office:value-type="float" office:value="0.734306" calcext:value-type="float">
            <text:p>0.734306</text:p>
          </table:table-cell>
          <table:table-cell office:value-type="float" office:value="0.780039" calcext:value-type="float">
            <text:p>0.780039</text:p>
          </table:table-cell>
          <table:table-cell office:value-type="float" office:value="0.815951" calcext:value-type="float">
            <text:p>0.815951</text:p>
          </table:table-cell>
          <table:table-cell office:value-type="float" office:value="0.88145" calcext:value-type="float">
            <text:p>0.88145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27813" calcext:value-type="float">
            <text:p>0.62781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0.274685" calcext:value-type="float">
            <text:p>0.274685</text:p>
          </table:table-cell>
          <table:table-cell office:value-type="float" office:value="0.475514" calcext:value-type="float">
            <text:p>0.475514</text:p>
          </table:table-cell>
          <table:table-cell office:value-type="float" office:value="0.535398" calcext:value-type="float">
            <text:p>0.535398</text:p>
          </table:table-cell>
          <table:table-cell office:value-type="float" office:value="0.586111" calcext:value-type="float">
            <text:p>0.586111</text:p>
          </table:table-cell>
          <table:table-cell office:value-type="float" office:value="0.642773" calcext:value-type="float">
            <text:p>0.642773</text:p>
          </table:table-cell>
          <table:table-cell office:value-type="float" office:value="0.69627" calcext:value-type="float">
            <text:p>0.69627</text:p>
          </table:table-cell>
          <table:table-cell office:value-type="float" office:value="0.743546" calcext:value-type="float">
            <text:p>0.743546</text:p>
          </table:table-cell>
          <table:table-cell office:value-type="float" office:value="0.780605" calcext:value-type="float">
            <text:p>0.780605</text:p>
          </table:table-cell>
          <table:table-cell office:value-type="float" office:value="0.818675" calcext:value-type="float">
            <text:p>0.818675</text:p>
          </table:table-cell>
          <table:table-cell office:value-type="float" office:value="0.88453" calcext:value-type="float">
            <text:p>0.88453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43811" calcext:value-type="float">
            <text:p>0.64381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0.233353" calcext:value-type="float">
            <text:p>0.233353</text:p>
          </table:table-cell>
          <table:table-cell office:value-type="float" office:value="0.471608" calcext:value-type="float">
            <text:p>0.471608</text:p>
          </table:table-cell>
          <table:table-cell office:value-type="float" office:value="0.536932" calcext:value-type="float">
            <text:p>0.536932</text:p>
          </table:table-cell>
          <table:table-cell office:value-type="float" office:value="0.591514" calcext:value-type="float">
            <text:p>0.591514</text:p>
          </table:table-cell>
          <table:table-cell office:value-type="float" office:value="0.649067" calcext:value-type="float">
            <text:p>0.649067</text:p>
          </table:table-cell>
          <table:table-cell office:value-type="float" office:value="0.700202" calcext:value-type="float">
            <text:p>0.700202</text:p>
          </table:table-cell>
          <table:table-cell office:value-type="float" office:value="0.750921" calcext:value-type="float">
            <text:p>0.750921</text:p>
          </table:table-cell>
          <table:table-cell office:value-type="float" office:value="0.790427" calcext:value-type="float">
            <text:p>0.790427</text:p>
          </table:table-cell>
          <table:table-cell office:value-type="float" office:value="0.829351" calcext:value-type="float">
            <text:p>0.829351</text:p>
          </table:table-cell>
          <table:table-cell office:value-type="float" office:value="0.890539" calcext:value-type="float">
            <text:p>0.890539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44391" calcext:value-type="float">
            <text:p>0.64439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0.183874" calcext:value-type="float">
            <text:p>0.183874</text:p>
          </table:table-cell>
          <table:table-cell office:value-type="float" office:value="0.459517" calcext:value-type="float">
            <text:p>0.459517</text:p>
          </table:table-cell>
          <table:table-cell office:value-type="float" office:value="0.534833" calcext:value-type="float">
            <text:p>0.534833</text:p>
          </table:table-cell>
          <table:table-cell office:value-type="float" office:value="0.588967" calcext:value-type="float">
            <text:p>0.588967</text:p>
          </table:table-cell>
          <table:table-cell office:value-type="float" office:value="0.646538" calcext:value-type="float">
            <text:p>0.646538</text:p>
          </table:table-cell>
          <table:table-cell office:value-type="float" office:value="0.690291" calcext:value-type="float">
            <text:p>0.690291</text:p>
          </table:table-cell>
          <table:table-cell office:value-type="float" office:value="0.747294" calcext:value-type="float">
            <text:p>0.747294</text:p>
          </table:table-cell>
          <table:table-cell office:value-type="float" office:value="0.789412" calcext:value-type="float">
            <text:p>0.789412</text:p>
          </table:table-cell>
          <table:table-cell office:value-type="float" office:value="0.828371" calcext:value-type="float">
            <text:p>0.828371</text:p>
          </table:table-cell>
          <table:table-cell office:value-type="float" office:value="0.885256" calcext:value-type="float">
            <text:p>0.885256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35435" calcext:value-type="float">
            <text:p>0.63543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123581" calcext:value-type="float">
            <text:p>0.123581</text:p>
          </table:table-cell>
          <table:table-cell office:value-type="float" office:value="0.461551" calcext:value-type="float">
            <text:p>0.461551</text:p>
          </table:table-cell>
          <table:table-cell office:value-type="float" office:value="0.530735" calcext:value-type="float">
            <text:p>0.530735</text:p>
          </table:table-cell>
          <table:table-cell office:value-type="float" office:value="0.572573" calcext:value-type="float">
            <text:p>0.572573</text:p>
          </table:table-cell>
          <table:table-cell office:value-type="float" office:value="0.630824" calcext:value-type="float">
            <text:p>0.630824</text:p>
          </table:table-cell>
          <table:table-cell office:value-type="float" office:value="0.674081" calcext:value-type="float">
            <text:p>0.674081</text:p>
          </table:table-cell>
          <table:table-cell office:value-type="float" office:value="0.726571" calcext:value-type="float">
            <text:p>0.726571</text:p>
          </table:table-cell>
          <table:table-cell office:value-type="float" office:value="0.786059" calcext:value-type="float">
            <text:p>0.786059</text:p>
          </table:table-cell>
          <table:table-cell office:value-type="float" office:value="0.827834" calcext:value-type="float">
            <text:p>0.827834</text:p>
          </table:table-cell>
          <table:table-cell office:value-type="float" office:value="0.886862" calcext:value-type="float">
            <text:p>0.886862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22067" calcext:value-type="float">
            <text:p>0.62206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0.263631" calcext:value-type="float">
            <text:p>0.263631</text:p>
          </table:table-cell>
          <table:table-cell office:value-type="float" office:value="0.45901" calcext:value-type="float">
            <text:p>0.45901</text:p>
          </table:table-cell>
          <table:table-cell office:value-type="float" office:value="0.525074" calcext:value-type="float">
            <text:p>0.525074</text:p>
          </table:table-cell>
          <table:table-cell office:value-type="float" office:value="0.571824" calcext:value-type="float">
            <text:p>0.571824</text:p>
          </table:table-cell>
          <table:table-cell office:value-type="float" office:value="0.626557" calcext:value-type="float">
            <text:p>0.626557</text:p>
          </table:table-cell>
          <table:table-cell office:value-type="float" office:value="0.681838" calcext:value-type="float">
            <text:p>0.681838</text:p>
          </table:table-cell>
          <table:table-cell office:value-type="float" office:value="0.734786" calcext:value-type="float">
            <text:p>0.734786</text:p>
          </table:table-cell>
          <table:table-cell office:value-type="float" office:value="0.789242" calcext:value-type="float">
            <text:p>0.789242</text:p>
          </table:table-cell>
          <table:table-cell office:value-type="float" office:value="0.836219" calcext:value-type="float">
            <text:p>0.836219</text:p>
          </table:table-cell>
          <table:table-cell office:value-type="float" office:value="0.894024" calcext:value-type="float">
            <text:p>0.894024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3822" calcext:value-type="float">
            <text:p>0.6382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281275" calcext:value-type="float">
            <text:p>0.281275</text:p>
          </table:table-cell>
          <table:table-cell office:value-type="float" office:value="0.480157" calcext:value-type="float">
            <text:p>0.480157</text:p>
          </table:table-cell>
          <table:table-cell office:value-type="float" office:value="0.547385" calcext:value-type="float">
            <text:p>0.547385</text:p>
          </table:table-cell>
          <table:table-cell office:value-type="float" office:value="0.595696" calcext:value-type="float">
            <text:p>0.595696</text:p>
          </table:table-cell>
          <table:table-cell office:value-type="float" office:value="0.648424" calcext:value-type="float">
            <text:p>0.648424</text:p>
          </table:table-cell>
          <table:table-cell office:value-type="float" office:value="0.693633" calcext:value-type="float">
            <text:p>0.693633</text:p>
          </table:table-cell>
          <table:table-cell office:value-type="float" office:value="0.742993" calcext:value-type="float">
            <text:p>0.742993</text:p>
          </table:table-cell>
          <table:table-cell office:value-type="float" office:value="0.789738" calcext:value-type="float">
            <text:p>0.789738</text:p>
          </table:table-cell>
          <table:table-cell office:value-type="float" office:value="0.82846" calcext:value-type="float">
            <text:p>0.82846</text:p>
          </table:table-cell>
          <table:table-cell office:value-type="float" office:value="0.879992" calcext:value-type="float">
            <text:p>0.879992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48775" calcext:value-type="float">
            <text:p>0.64877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258164" calcext:value-type="float">
            <text:p>0.258164</text:p>
          </table:table-cell>
          <table:table-cell office:value-type="float" office:value="0.490299" calcext:value-type="float">
            <text:p>0.490299</text:p>
          </table:table-cell>
          <table:table-cell office:value-type="float" office:value="0.542385" calcext:value-type="float">
            <text:p>0.542385</text:p>
          </table:table-cell>
          <table:table-cell office:value-type="float" office:value="0.585749" calcext:value-type="float">
            <text:p>0.585749</text:p>
          </table:table-cell>
          <table:table-cell office:value-type="float" office:value="0.636948" calcext:value-type="float">
            <text:p>0.636948</text:p>
          </table:table-cell>
          <table:table-cell office:value-type="float" office:value="0.69366" calcext:value-type="float">
            <text:p>0.69366</text:p>
          </table:table-cell>
          <table:table-cell office:value-type="float" office:value="0.739949" calcext:value-type="float">
            <text:p>0.739949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18342" calcext:value-type="float">
            <text:p>0.818342</text:p>
          </table:table-cell>
          <table:table-cell office:value-type="float" office:value="0.880846" calcext:value-type="float">
            <text:p>0.880846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42994" calcext:value-type="float">
            <text:p>0.64299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0.268537" calcext:value-type="float">
            <text:p>0.268537</text:p>
          </table:table-cell>
          <table:table-cell office:value-type="float" office:value="0.457543" calcext:value-type="float">
            <text:p>0.457543</text:p>
          </table:table-cell>
          <table:table-cell office:value-type="float" office:value="0.546751" calcext:value-type="float">
            <text:p>0.546751</text:p>
          </table:table-cell>
          <table:table-cell office:value-type="float" office:value="0.595316" calcext:value-type="float">
            <text:p>0.595316</text:p>
          </table:table-cell>
          <table:table-cell office:value-type="float" office:value="0.648601" calcext:value-type="float">
            <text:p>0.648601</text:p>
          </table:table-cell>
          <table:table-cell office:value-type="float" office:value="0.701942" calcext:value-type="float">
            <text:p>0.701942</text:p>
          </table:table-cell>
          <table:table-cell office:value-type="float" office:value="0.740969" calcext:value-type="float">
            <text:p>0.740969</text:p>
          </table:table-cell>
          <table:table-cell office:value-type="float" office:value="0.784117" calcext:value-type="float">
            <text:p>0.784117</text:p>
          </table:table-cell>
          <table:table-cell office:value-type="float" office:value="0.831932" calcext:value-type="float">
            <text:p>0.831932</text:p>
          </table:table-cell>
          <table:table-cell office:value-type="float" office:value="0.886881" calcext:value-type="float">
            <text:p>0.886881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46259" calcext:value-type="float">
            <text:p>0.64625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0.246284" calcext:value-type="float">
            <text:p>0.246284</text:p>
          </table:table-cell>
          <table:table-cell office:value-type="float" office:value="0.445234" calcext:value-type="float">
            <text:p>0.445234</text:p>
          </table:table-cell>
          <table:table-cell office:value-type="float" office:value="0.539809" calcext:value-type="float">
            <text:p>0.539809</text:p>
          </table:table-cell>
          <table:table-cell office:value-type="float" office:value="0.600997" calcext:value-type="float">
            <text:p>0.600997</text:p>
          </table:table-cell>
          <table:table-cell office:value-type="float" office:value="0.647" calcext:value-type="float">
            <text:p>0.647</text:p>
          </table:table-cell>
          <table:table-cell office:value-type="float" office:value="0.692249" calcext:value-type="float">
            <text:p>0.692249</text:p>
          </table:table-cell>
          <table:table-cell office:value-type="float" office:value="0.731243" calcext:value-type="float">
            <text:p>0.731243</text:p>
          </table:table-cell>
          <table:table-cell office:value-type="float" office:value="0.779669" calcext:value-type="float">
            <text:p>0.779669</text:p>
          </table:table-cell>
          <table:table-cell office:value-type="float" office:value="0.82979" calcext:value-type="float">
            <text:p>0.82979</text:p>
          </table:table-cell>
          <table:table-cell office:value-type="float" office:value="0.888519" calcext:value-type="float">
            <text:p>0.888519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40079" calcext:value-type="float">
            <text:p>0.64007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0.220937" calcext:value-type="float">
            <text:p>0.220937</text:p>
          </table:table-cell>
          <table:table-cell office:value-type="float" office:value="0.454051" calcext:value-type="float">
            <text:p>0.454051</text:p>
          </table:table-cell>
          <table:table-cell office:value-type="float" office:value="0.545203" calcext:value-type="float">
            <text:p>0.545203</text:p>
          </table:table-cell>
          <table:table-cell office:value-type="float" office:value="0.604512" calcext:value-type="float">
            <text:p>0.604512</text:p>
          </table:table-cell>
          <table:table-cell office:value-type="float" office:value="0.653008" calcext:value-type="float">
            <text:p>0.653008</text:p>
          </table:table-cell>
          <table:table-cell office:value-type="float" office:value="0.690094" calcext:value-type="float">
            <text:p>0.690094</text:p>
          </table:table-cell>
          <table:table-cell office:value-type="float" office:value="0.723578" calcext:value-type="float">
            <text:p>0.723578</text:p>
          </table:table-cell>
          <table:table-cell office:value-type="float" office:value="0.770199" calcext:value-type="float">
            <text:p>0.770199</text:p>
          </table:table-cell>
          <table:table-cell office:value-type="float" office:value="0.823394" calcext:value-type="float">
            <text:p>0.823394</text:p>
          </table:table-cell>
          <table:table-cell office:value-type="float" office:value="0.878126" calcext:value-type="float">
            <text:p>0.878126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3631" calcext:value-type="float">
            <text:p>0.6363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275287" calcext:value-type="float">
            <text:p>0.275287</text:p>
          </table:table-cell>
          <table:table-cell office:value-type="float" office:value="0.483214" calcext:value-type="float">
            <text:p>0.483214</text:p>
          </table:table-cell>
          <table:table-cell office:value-type="float" office:value="0.556527" calcext:value-type="float">
            <text:p>0.556527</text:p>
          </table:table-cell>
          <table:table-cell office:value-type="float" office:value="0.627206" calcext:value-type="float">
            <text:p>0.627206</text:p>
          </table:table-cell>
          <table:table-cell office:value-type="float" office:value="0.668942" calcext:value-type="float">
            <text:p>0.668942</text:p>
          </table:table-cell>
          <table:table-cell office:value-type="float" office:value="0.704189" calcext:value-type="float">
            <text:p>0.704189</text:p>
          </table:table-cell>
          <table:table-cell office:value-type="float" office:value="0.734799" calcext:value-type="float">
            <text:p>0.734799</text:p>
          </table:table-cell>
          <table:table-cell office:value-type="float" office:value="0.778914" calcext:value-type="float">
            <text:p>0.778914</text:p>
          </table:table-cell>
          <table:table-cell office:value-type="float" office:value="0.824293" calcext:value-type="float">
            <text:p>0.824293</text:p>
          </table:table-cell>
          <table:table-cell office:value-type="float" office:value="0.881096" calcext:value-type="float">
            <text:p>0.881096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53447" calcext:value-type="float">
            <text:p>0.65344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0.223414" calcext:value-type="float">
            <text:p>0.223414</text:p>
          </table:table-cell>
          <table:table-cell office:value-type="float" office:value="0.465009" calcext:value-type="float">
            <text:p>0.465009</text:p>
          </table:table-cell>
          <table:table-cell office:value-type="float" office:value="0.552116" calcext:value-type="float">
            <text:p>0.552116</text:p>
          </table:table-cell>
          <table:table-cell office:value-type="float" office:value="0.631459" calcext:value-type="float">
            <text:p>0.631459</text:p>
          </table:table-cell>
          <table:table-cell office:value-type="float" office:value="0.681582" calcext:value-type="float">
            <text:p>0.681582</text:p>
          </table:table-cell>
          <table:table-cell office:value-type="float" office:value="0.711707" calcext:value-type="float">
            <text:p>0.711707</text:p>
          </table:table-cell>
          <table:table-cell office:value-type="float" office:value="0.752046" calcext:value-type="float">
            <text:p>0.752046</text:p>
          </table:table-cell>
          <table:table-cell office:value-type="float" office:value="0.799064" calcext:value-type="float">
            <text:p>0.799064</text:p>
          </table:table-cell>
          <table:table-cell office:value-type="float" office:value="0.840042" calcext:value-type="float">
            <text:p>0.840042</text:p>
          </table:table-cell>
          <table:table-cell office:value-type="float" office:value="0.885753" calcext:value-type="float">
            <text:p>0.885753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54219" calcext:value-type="float">
            <text:p>0.65421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13702" calcext:value-type="float">
            <text:p>0.313702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0.570364" calcext:value-type="float">
            <text:p>0.570364</text:p>
          </table:table-cell>
          <table:table-cell office:value-type="float" office:value="0.631141" calcext:value-type="float">
            <text:p>0.631141</text:p>
          </table:table-cell>
          <table:table-cell office:value-type="float" office:value="0.671497" calcext:value-type="float">
            <text:p>0.671497</text:p>
          </table:table-cell>
          <table:table-cell office:value-type="float" office:value="0.71244" calcext:value-type="float">
            <text:p>0.71244</text:p>
          </table:table-cell>
          <table:table-cell office:value-type="float" office:value="0.759805" calcext:value-type="float">
            <text:p>0.759805</text:p>
          </table:table-cell>
          <table:table-cell office:value-type="float" office:value="0.804913" calcext:value-type="float">
            <text:p>0.804913</text:p>
          </table:table-cell>
          <table:table-cell office:value-type="float" office:value="0.844446" calcext:value-type="float">
            <text:p>0.844446</text:p>
          </table:table-cell>
          <table:table-cell office:value-type="float" office:value="0.888188" calcext:value-type="float">
            <text:p>0.888188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67985" calcext:value-type="float">
            <text:p>0.66798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325916" calcext:value-type="float">
            <text:p>0.325916</text:p>
          </table:table-cell>
          <table:table-cell office:value-type="float" office:value="0.488936" calcext:value-type="float">
            <text:p>0.488936</text:p>
          </table:table-cell>
          <table:table-cell office:value-type="float" office:value="0.553924" calcext:value-type="float">
            <text:p>0.553924</text:p>
          </table:table-cell>
          <table:table-cell office:value-type="float" office:value="0.611662" calcext:value-type="float">
            <text:p>0.611662</text:p>
          </table:table-cell>
          <table:table-cell office:value-type="float" office:value="0.663701" calcext:value-type="float">
            <text:p>0.663701</text:p>
          </table:table-cell>
          <table:table-cell office:value-type="float" office:value="0.704774" calcext:value-type="float">
            <text:p>0.704774</text:p>
          </table:table-cell>
          <table:table-cell office:value-type="float" office:value="0.746316" calcext:value-type="float">
            <text:p>0.746316</text:p>
          </table:table-cell>
          <table:table-cell office:value-type="float" office:value="0.788236" calcext:value-type="float">
            <text:p>0.788236</text:p>
          </table:table-cell>
          <table:table-cell office:value-type="float" office:value="0.835917" calcext:value-type="float">
            <text:p>0.835917</text:p>
          </table:table-cell>
          <table:table-cell office:value-type="float" office:value="0.88022" calcext:value-type="float">
            <text:p>0.88022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5996" calcext:value-type="float">
            <text:p>0.6599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0.198669" calcext:value-type="float">
            <text:p>0.198669</text:p>
          </table:table-cell>
          <table:table-cell office:value-type="float" office:value="0.468379" calcext:value-type="float">
            <text:p>0.468379</text:p>
          </table:table-cell>
          <table:table-cell office:value-type="float" office:value="0.563267" calcext:value-type="float">
            <text:p>0.563267</text:p>
          </table:table-cell>
          <table:table-cell office:value-type="float" office:value="0.629061" calcext:value-type="float">
            <text:p>0.62906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708195" calcext:value-type="float">
            <text:p>0.708195</text:p>
          </table:table-cell>
          <table:table-cell office:value-type="float" office:value="0.746844" calcext:value-type="float">
            <text:p>0.746844</text:p>
          </table:table-cell>
          <table:table-cell office:value-type="float" office:value="0.786356" calcext:value-type="float">
            <text:p>0.786356</text:p>
          </table:table-cell>
          <table:table-cell office:value-type="float" office:value="0.832996" calcext:value-type="float">
            <text:p>0.832996</text:p>
          </table:table-cell>
          <table:table-cell office:value-type="float" office:value="0.880891" calcext:value-type="float">
            <text:p>0.880891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48446" calcext:value-type="float">
            <text:p>0.64844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0.203505" calcext:value-type="float">
            <text:p>0.203505</text:p>
          </table:table-cell>
          <table:table-cell office:value-type="float" office:value="0.479034" calcext:value-type="float">
            <text:p>0.479034</text:p>
          </table:table-cell>
          <table:table-cell office:value-type="float" office:value="0.560199" calcext:value-type="float">
            <text:p>0.560199</text:p>
          </table:table-cell>
          <table:table-cell office:value-type="float" office:value="0.625854" calcext:value-type="float">
            <text:p>0.625854</text:p>
          </table:table-cell>
          <table:table-cell office:value-type="float" office:value="0.670373" calcext:value-type="float">
            <text:p>0.670373</text:p>
          </table:table-cell>
          <table:table-cell office:value-type="float" office:value="0.709837" calcext:value-type="float">
            <text:p>0.709837</text:p>
          </table:table-cell>
          <table:table-cell office:value-type="float" office:value="0.750283" calcext:value-type="float">
            <text:p>0.750283</text:p>
          </table:table-cell>
          <table:table-cell office:value-type="float" office:value="0.796611" calcext:value-type="float">
            <text:p>0.796611</text:p>
          </table:table-cell>
          <table:table-cell office:value-type="float" office:value="0.834418" calcext:value-type="float">
            <text:p>0.834418</text:p>
          </table:table-cell>
          <table:table-cell office:value-type="float" office:value="0.884416" calcext:value-type="float">
            <text:p>0.884416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0.651453" calcext:value-type="float">
            <text:p>0.65145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26811" calcext:value-type="float">
            <text:p>0.126811</text:p>
          </table:table-cell>
          <table:table-cell office:value-type="float" office:value="0.345507" calcext:value-type="float">
            <text:p>0.345507</text:p>
          </table:table-cell>
          <table:table-cell office:value-type="float" office:value="0.490632" calcext:value-type="float">
            <text:p>0.490632</text:p>
          </table:table-cell>
          <table:table-cell office:value-type="float" office:value="0.571297" calcext:value-type="float">
            <text:p>0.571297</text:p>
          </table:table-cell>
          <table:table-cell office:value-type="float" office:value="0.627263" calcext:value-type="float">
            <text:p>0.627263</text:p>
          </table:table-cell>
          <table:table-cell office:value-type="float" office:value="0.671686" calcext:value-type="float">
            <text:p>0.671686</text:p>
          </table:table-cell>
          <table:table-cell office:value-type="float" office:value="0.715355" calcext:value-type="float">
            <text:p>0.715355</text:p>
          </table:table-cell>
          <table:table-cell office:value-type="float" office:value="0.758247" calcext:value-type="float">
            <text:p>0.758247</text:p>
          </table:table-cell>
          <table:table-cell office:value-type="float" office:value="0.803448" calcext:value-type="float">
            <text:p>0.803448</text:p>
          </table:table-cell>
          <table:table-cell office:value-type="float" office:value="0.838549" calcext:value-type="float">
            <text:p>0.838549</text:p>
          </table:table-cell>
          <table:table-cell office:value-type="float" office:value="0.881732" calcext:value-type="float">
            <text:p>0.881732</text:p>
          </table:table-cell>
          <table:table-cell office:value-type="float" office:value="0.928806" calcext:value-type="float">
            <text:p>0.928806</text:p>
          </table:table-cell>
          <table:table-cell office:value-type="float" office:value="0.670372" calcext:value-type="float">
            <text:p>0.67037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0.294159" calcext:value-type="float">
            <text:p>0.294159</text:p>
          </table:table-cell>
          <table:table-cell office:value-type="float" office:value="0.484305" calcext:value-type="float">
            <text:p>0.484305</text:p>
          </table:table-cell>
          <table:table-cell office:value-type="float" office:value="0.55704" calcext:value-type="float">
            <text:p>0.55704</text:p>
          </table:table-cell>
          <table:table-cell office:value-type="float" office:value="0.610432" calcext:value-type="float">
            <text:p>0.610432</text:p>
          </table:table-cell>
          <table:table-cell office:value-type="float" office:value="0.652881" calcext:value-type="float">
            <text:p>0.652881</text:p>
          </table:table-cell>
          <table:table-cell office:value-type="float" office:value="0.699302" calcext:value-type="float">
            <text:p>0.699302</text:p>
          </table:table-cell>
          <table:table-cell office:value-type="float" office:value="0.751182" calcext:value-type="float">
            <text:p>0.751182</text:p>
          </table:table-cell>
          <table:table-cell office:value-type="float" office:value="0.801428" calcext:value-type="float">
            <text:p>0.801428</text:p>
          </table:table-cell>
          <table:table-cell office:value-type="float" office:value="0.845279" calcext:value-type="float">
            <text:p>0.845279</text:p>
          </table:table-cell>
          <table:table-cell office:value-type="float" office:value="0.886112" calcext:value-type="float">
            <text:p>0.886112</text:p>
          </table:table-cell>
          <table:table-cell office:value-type="float" office:value="0.91743" calcext:value-type="float">
            <text:p>0.91743</text:p>
          </table:table-cell>
          <table:table-cell office:value-type="float" office:value="0.658212" calcext:value-type="float">
            <text:p>0.65821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0.317399" calcext:value-type="float">
            <text:p>0.317399</text:p>
          </table:table-cell>
          <table:table-cell office:value-type="float" office:value="0.484604" calcext:value-type="float">
            <text:p>0.484604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28855" calcext:value-type="float">
            <text:p>0.628855</text:p>
          </table:table-cell>
          <table:table-cell office:value-type="float" office:value="0.678718" calcext:value-type="float">
            <text:p>0.678718</text:p>
          </table:table-cell>
          <table:table-cell office:value-type="float" office:value="0.724922" calcext:value-type="float">
            <text:p>0.724922</text:p>
          </table:table-cell>
          <table:table-cell office:value-type="float" office:value="0.766703" calcext:value-type="float">
            <text:p>0.766703</text:p>
          </table:table-cell>
          <table:table-cell office:value-type="float" office:value="0.807413" calcext:value-type="float">
            <text:p>0.807413</text:p>
          </table:table-cell>
          <table:table-cell office:value-type="float" office:value="0.847529" calcext:value-type="float">
            <text:p>0.847529</text:p>
          </table:table-cell>
          <table:table-cell office:value-type="float" office:value="0.887719" calcext:value-type="float">
            <text:p>0.887719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671336" calcext:value-type="float">
            <text:p>0.67133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0.347243" calcext:value-type="float">
            <text:p>0.347243</text:p>
          </table:table-cell>
          <table:table-cell office:value-type="float" office:value="0.521129" calcext:value-type="float">
            <text:p>0.521129</text:p>
          </table:table-cell>
          <table:table-cell office:value-type="float" office:value="0.598422" calcext:value-type="float">
            <text:p>0.598422</text:p>
          </table:table-cell>
          <table:table-cell office:value-type="float" office:value="0.647545" calcext:value-type="float">
            <text:p>0.647545</text:p>
          </table:table-cell>
          <table:table-cell office:value-type="float" office:value="0.694301" calcext:value-type="float">
            <text:p>0.694301</text:p>
          </table:table-cell>
          <table:table-cell office:value-type="float" office:value="0.747675" calcext:value-type="float">
            <text:p>0.747675</text:p>
          </table:table-cell>
          <table:table-cell office:value-type="float" office:value="0.785209" calcext:value-type="float">
            <text:p>0.785209</text:p>
          </table:table-cell>
          <table:table-cell office:value-type="float" office:value="0.821669" calcext:value-type="float">
            <text:p>0.821669</text:p>
          </table:table-cell>
          <table:table-cell office:value-type="float" office:value="0.858602" calcext:value-type="float">
            <text:p>0.858602</text:p>
          </table:table-cell>
          <table:table-cell office:value-type="float" office:value="0.895035" calcext:value-type="float">
            <text:p>0.89503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691683" calcext:value-type="float">
            <text:p>0.69168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0.272324" calcext:value-type="float">
            <text:p>0.272324</text:p>
          </table:table-cell>
          <table:table-cell office:value-type="float" office:value="0.508254" calcext:value-type="float">
            <text:p>0.508254</text:p>
          </table:table-cell>
          <table:table-cell office:value-type="float" office:value="0.587488" calcext:value-type="float">
            <text:p>0.587488</text:p>
          </table:table-cell>
          <table:table-cell office:value-type="float" office:value="0.64717" calcext:value-type="float">
            <text:p>0.64717</text:p>
          </table:table-cell>
          <table:table-cell office:value-type="float" office:value="0.698211" calcext:value-type="float">
            <text:p>0.698211</text:p>
          </table:table-cell>
          <table:table-cell office:value-type="float" office:value="0.74413" calcext:value-type="float">
            <text:p>0.74413</text:p>
          </table:table-cell>
          <table:table-cell office:value-type="float" office:value="0.782999" calcext:value-type="float">
            <text:p>0.782999</text:p>
          </table:table-cell>
          <table:table-cell office:value-type="float" office:value="0.818037" calcext:value-type="float">
            <text:p>0.818037</text:p>
          </table:table-cell>
          <table:table-cell office:value-type="float" office:value="0.855758" calcext:value-type="float">
            <text:p>0.855758</text:p>
          </table:table-cell>
          <table:table-cell office:value-type="float" office:value="0.894511" calcext:value-type="float">
            <text:p>0.894511</text:p>
          </table:table-cell>
          <table:table-cell office:value-type="float" office:value="0.940674" calcext:value-type="float">
            <text:p>0.940674</text:p>
          </table:table-cell>
          <table:table-cell office:value-type="float" office:value="0.680888" calcext:value-type="float">
            <text:p>0.68088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377869" calcext:value-type="float">
            <text:p>0.377869</text:p>
          </table:table-cell>
          <table:table-cell office:value-type="float" office:value="0.520393" calcext:value-type="float">
            <text:p>0.520393</text:p>
          </table:table-cell>
          <table:table-cell office:value-type="float" office:value="0.618711" calcext:value-type="float">
            <text:p>0.618711</text:p>
          </table:table-cell>
          <table:table-cell office:value-type="float" office:value="0.684345" calcext:value-type="float">
            <text:p>0.684345</text:p>
          </table:table-cell>
          <table:table-cell office:value-type="float" office:value="0.729713" calcext:value-type="float">
            <text:p>0.729713</text:p>
          </table:table-cell>
          <table:table-cell office:value-type="float" office:value="0.767665" calcext:value-type="float">
            <text:p>0.767665</text:p>
          </table:table-cell>
          <table:table-cell office:value-type="float" office:value="0.79755" calcext:value-type="float">
            <text:p>0.79755</text:p>
          </table:table-cell>
          <table:table-cell office:value-type="float" office:value="0.828989" calcext:value-type="float">
            <text:p>0.828989</text:p>
          </table:table-cell>
          <table:table-cell office:value-type="float" office:value="0.85618" calcext:value-type="float">
            <text:p>0.85618</text:p>
          </table:table-cell>
          <table:table-cell office:value-type="float" office:value="0.893368" calcext:value-type="float">
            <text:p>0.893368</text:p>
          </table:table-cell>
          <table:table-cell office:value-type="float" office:value="0.940674" calcext:value-type="float">
            <text:p>0.940674</text:p>
          </table:table-cell>
          <table:table-cell office:value-type="float" office:value="0.707478" calcext:value-type="float">
            <text:p>0.70747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0.348932" calcext:value-type="float">
            <text:p>0.348932</text:p>
          </table:table-cell>
          <table:table-cell office:value-type="float" office:value="0.544372" calcext:value-type="float">
            <text:p>0.544372</text:p>
          </table:table-cell>
          <table:table-cell office:value-type="float" office:value="0.637777" calcext:value-type="float">
            <text:p>0.637777</text:p>
          </table:table-cell>
          <table:table-cell office:value-type="float" office:value="0.68662" calcext:value-type="float">
            <text:p>0.68662</text:p>
          </table:table-cell>
          <table:table-cell office:value-type="float" office:value="0.720988" calcext:value-type="float">
            <text:p>0.720988</text:p>
          </table:table-cell>
          <table:table-cell office:value-type="float" office:value="0.754413" calcext:value-type="float">
            <text:p>0.754413</text:p>
          </table:table-cell>
          <table:table-cell office:value-type="float" office:value="0.789286" calcext:value-type="float">
            <text:p>0.789286</text:p>
          </table:table-cell>
          <table:table-cell office:value-type="float" office:value="0.81838" calcext:value-type="float">
            <text:p>0.81838</text:p>
          </table:table-cell>
          <table:table-cell office:value-type="float" office:value="0.849306" calcext:value-type="float">
            <text:p>0.849306</text:p>
          </table:table-cell>
          <table:table-cell office:value-type="float" office:value="0.891125" calcext:value-type="float">
            <text:p>0.891125</text:p>
          </table:table-cell>
          <table:table-cell office:value-type="float" office:value="0.940674" calcext:value-type="float">
            <text:p>0.940674</text:p>
          </table:table-cell>
          <table:table-cell office:value-type="float" office:value="0.70412" calcext:value-type="float">
            <text:p>0.7041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307971" calcext:value-type="float">
            <text:p>0.307971</text:p>
          </table:table-cell>
          <table:table-cell office:value-type="float" office:value="0.483974" calcext:value-type="float">
            <text:p>0.483974</text:p>
          </table:table-cell>
          <table:table-cell office:value-type="float" office:value="0.585128" calcext:value-type="float">
            <text:p>0.585128</text:p>
          </table:table-cell>
          <table:table-cell office:value-type="float" office:value="0.660164" calcext:value-type="float">
            <text:p>0.660164</text:p>
          </table:table-cell>
          <table:table-cell office:value-type="float" office:value="0.704665" calcext:value-type="float">
            <text:p>0.704665</text:p>
          </table:table-cell>
          <table:table-cell office:value-type="float" office:value="0.74665" calcext:value-type="float">
            <text:p>0.74665</text:p>
          </table:table-cell>
          <table:table-cell office:value-type="float" office:value="0.775492" calcext:value-type="float">
            <text:p>0.775492</text:p>
          </table:table-cell>
          <table:table-cell office:value-type="float" office:value="0.808405" calcext:value-type="float">
            <text:p>0.808405</text:p>
          </table:table-cell>
          <table:table-cell office:value-type="float" office:value="0.843182" calcext:value-type="float">
            <text:p>0.843182</text:p>
          </table:table-cell>
          <table:table-cell office:value-type="float" office:value="0.88602" calcext:value-type="float">
            <text:p>0.88602</text:p>
          </table:table-cell>
          <table:table-cell office:value-type="float" office:value="0.940674" calcext:value-type="float">
            <text:p>0.940674</text:p>
          </table:table-cell>
          <table:table-cell office:value-type="float" office:value="0.680165" calcext:value-type="float">
            <text:p>0.68016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26811" calcext:value-type="float">
            <text:p>0.126811</text:p>
          </table:table-cell>
          <table:table-cell office:value-type="float" office:value="0.367786" calcext:value-type="float">
            <text:p>0.367786</text:p>
          </table:table-cell>
          <table:table-cell office:value-type="float" office:value="0.502603" calcext:value-type="float">
            <text:p>0.502603</text:p>
          </table:table-cell>
          <table:table-cell office:value-type="float" office:value="0.607617" calcext:value-type="float">
            <text:p>0.607617</text:p>
          </table:table-cell>
          <table:table-cell office:value-type="float" office:value="0.667537" calcext:value-type="float">
            <text:p>0.667537</text:p>
          </table:table-cell>
          <table:table-cell office:value-type="float" office:value="0.704236" calcext:value-type="float">
            <text:p>0.704236</text:p>
          </table:table-cell>
          <table:table-cell office:value-type="float" office:value="0.749091" calcext:value-type="float">
            <text:p>0.749091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11788" calcext:value-type="float">
            <text:p>0.811788</text:p>
          </table:table-cell>
          <table:table-cell office:value-type="float" office:value="0.844139" calcext:value-type="float">
            <text:p>0.844139</text:p>
          </table:table-cell>
          <table:table-cell office:value-type="float" office:value="0.889356" calcext:value-type="float">
            <text:p>0.889356</text:p>
          </table:table-cell>
          <table:table-cell office:value-type="float" office:value="0.940895" calcext:value-type="float">
            <text:p>0.940895</text:p>
          </table:table-cell>
          <table:table-cell office:value-type="float" office:value="0.692257" calcext:value-type="float">
            <text:p>0.69225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00004" calcext:value-type="float">
            <text:p>0.200004</text:p>
          </table:table-cell>
          <table:table-cell office:value-type="float" office:value="0.365913" calcext:value-type="float">
            <text:p>0.365913</text:p>
          </table:table-cell>
          <table:table-cell office:value-type="float" office:value="0.532653" calcext:value-type="float">
            <text:p>0.532653</text:p>
          </table:table-cell>
          <table:table-cell office:value-type="float" office:value="0.62654" calcext:value-type="float">
            <text:p>0.62654</text:p>
          </table:table-cell>
          <table:table-cell office:value-type="float" office:value="0.673311" calcext:value-type="float">
            <text:p>0.673311</text:p>
          </table:table-cell>
          <table:table-cell office:value-type="float" office:value="0.709354" calcext:value-type="float">
            <text:p>0.709354</text:p>
          </table:table-cell>
          <table:table-cell office:value-type="float" office:value="0.745239" calcext:value-type="float">
            <text:p>0.745239</text:p>
          </table:table-cell>
          <table:table-cell office:value-type="float" office:value="0.777186" calcext:value-type="float">
            <text:p>0.777186</text:p>
          </table:table-cell>
          <table:table-cell office:value-type="float" office:value="0.806012" calcext:value-type="float">
            <text:p>0.806012</text:p>
          </table:table-cell>
          <table:table-cell office:value-type="float" office:value="0.839654" calcext:value-type="float">
            <text:p>0.839654</text:p>
          </table:table-cell>
          <table:table-cell office:value-type="float" office:value="0.884351" calcext:value-type="float">
            <text:p>0.884351</text:p>
          </table:table-cell>
          <table:table-cell office:value-type="float" office:value="0.928806" calcext:value-type="float">
            <text:p>0.928806</text:p>
          </table:table-cell>
          <table:table-cell office:value-type="float" office:value="0.696021" calcext:value-type="float">
            <text:p>0.69602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25343" calcext:value-type="float">
            <text:p>0.125343</text:p>
          </table:table-cell>
          <table:table-cell office:value-type="float" office:value="0.371235" calcext:value-type="float">
            <text:p>0.371235</text:p>
          </table:table-cell>
          <table:table-cell office:value-type="float" office:value="0.529455" calcext:value-type="float">
            <text:p>0.529455</text:p>
          </table:table-cell>
          <table:table-cell office:value-type="float" office:value="0.612198" calcext:value-type="float">
            <text:p>0.612198</text:p>
          </table:table-cell>
          <table:table-cell office:value-type="float" office:value="0.661272" calcext:value-type="float">
            <text:p>0.661272</text:p>
          </table:table-cell>
          <table:table-cell office:value-type="float" office:value="0.694294" calcext:value-type="float">
            <text:p>0.694294</text:p>
          </table:table-cell>
          <table:table-cell office:value-type="float" office:value="0.734634" calcext:value-type="float">
            <text:p>0.734634</text:p>
          </table:table-cell>
          <table:table-cell office:value-type="float" office:value="0.778311" calcext:value-type="float">
            <text:p>0.778311</text:p>
          </table:table-cell>
          <table:table-cell office:value-type="float" office:value="0.813932" calcext:value-type="float">
            <text:p>0.813932</text:p>
          </table:table-cell>
          <table:table-cell office:value-type="float" office:value="0.846745" calcext:value-type="float">
            <text:p>0.846745</text:p>
          </table:table-cell>
          <table:table-cell office:value-type="float" office:value="0.882044" calcext:value-type="float">
            <text:p>0.88204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692412" calcext:value-type="float">
            <text:p>0.6924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0.212626" calcext:value-type="float">
            <text:p>0.212626</text:p>
          </table:table-cell>
          <table:table-cell office:value-type="float" office:value="0.514252" calcext:value-type="float">
            <text:p>0.514252</text:p>
          </table:table-cell>
          <table:table-cell office:value-type="float" office:value="0.586511" calcext:value-type="float">
            <text:p>0.586511</text:p>
          </table:table-cell>
          <table:table-cell office:value-type="float" office:value="0.647411" calcext:value-type="float">
            <text:p>0.647411</text:p>
          </table:table-cell>
          <table:table-cell office:value-type="float" office:value="0.687728" calcext:value-type="float">
            <text:p>0.687728</text:p>
          </table:table-cell>
          <table:table-cell office:value-type="float" office:value="0.729016" calcext:value-type="float">
            <text:p>0.729016</text:p>
          </table:table-cell>
          <table:table-cell office:value-type="float" office:value="0.773326" calcext:value-type="float">
            <text:p>0.773326</text:p>
          </table:table-cell>
          <table:table-cell office:value-type="float" office:value="0.809561" calcext:value-type="float">
            <text:p>0.80956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83093" calcext:value-type="float">
            <text:p>0.88309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669052" calcext:value-type="float">
            <text:p>0.66905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0.335625" calcext:value-type="float">
            <text:p>0.335625</text:p>
          </table:table-cell>
          <table:table-cell office:value-type="float" office:value="0.520155" calcext:value-type="float">
            <text:p>0.520155</text:p>
          </table:table-cell>
          <table:table-cell office:value-type="float" office:value="0.588049" calcext:value-type="float">
            <text:p>0.588049</text:p>
          </table:table-cell>
          <table:table-cell office:value-type="float" office:value="0.65802" calcext:value-type="float">
            <text:p>0.65802</text:p>
          </table:table-cell>
          <table:table-cell office:value-type="float" office:value="0.695477" calcext:value-type="float">
            <text:p>0.695477</text:p>
          </table:table-cell>
          <table:table-cell office:value-type="float" office:value="0.729377" calcext:value-type="float">
            <text:p>0.729377</text:p>
          </table:table-cell>
          <table:table-cell office:value-type="float" office:value="0.77143" calcext:value-type="float">
            <text:p>0.77143</text:p>
          </table:table-cell>
          <table:table-cell office:value-type="float" office:value="0.805952" calcext:value-type="float">
            <text:p>0.805952</text:p>
          </table:table-cell>
          <table:table-cell office:value-type="float" office:value="0.844268" calcext:value-type="float">
            <text:p>0.844268</text:p>
          </table:table-cell>
          <table:table-cell office:value-type="float" office:value="0.882216" calcext:value-type="float">
            <text:p>0.882216</text:p>
          </table:table-cell>
          <table:table-cell office:value-type="float" office:value="0.928304" calcext:value-type="float">
            <text:p>0.928304</text:p>
          </table:table-cell>
          <table:table-cell office:value-type="float" office:value="0.683057" calcext:value-type="float">
            <text:p>0.68305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0.320314" calcext:value-type="float">
            <text:p>0.320314</text:p>
          </table:table-cell>
          <table:table-cell office:value-type="float" office:value="0.526668" calcext:value-type="float">
            <text:p>0.526668</text:p>
          </table:table-cell>
          <table:table-cell office:value-type="float" office:value="0.600358" calcext:value-type="float">
            <text:p>0.600358</text:p>
          </table:table-cell>
          <table:table-cell office:value-type="float" office:value="0.663435" calcext:value-type="float">
            <text:p>0.663435</text:p>
          </table:table-cell>
          <table:table-cell office:value-type="float" office:value="0.699155" calcext:value-type="float">
            <text:p>0.699155</text:p>
          </table:table-cell>
          <table:table-cell office:value-type="float" office:value="0.736235" calcext:value-type="float">
            <text:p>0.736235</text:p>
          </table:table-cell>
          <table:table-cell office:value-type="float" office:value="0.773414" calcext:value-type="float">
            <text:p>0.773414</text:p>
          </table:table-cell>
          <table:table-cell office:value-type="float" office:value="0.807716" calcext:value-type="float">
            <text:p>0.807716</text:p>
          </table:table-cell>
          <table:table-cell office:value-type="float" office:value="0.847797" calcext:value-type="float">
            <text:p>0.847797</text:p>
          </table:table-cell>
          <table:table-cell office:value-type="float" office:value="0.889728" calcext:value-type="float">
            <text:p>0.889728</text:p>
          </table:table-cell>
          <table:table-cell office:value-type="float" office:value="0.940327" calcext:value-type="float">
            <text:p>0.940327</text:p>
          </table:table-cell>
          <table:table-cell office:value-type="float" office:value="0.686482" calcext:value-type="float">
            <text:p>0.68648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328551" calcext:value-type="float">
            <text:p>0.328551</text:p>
          </table:table-cell>
          <table:table-cell office:value-type="float" office:value="0.512267" calcext:value-type="float">
            <text:p>0.512267</text:p>
          </table:table-cell>
          <table:table-cell office:value-type="float" office:value="0.581246" calcext:value-type="float">
            <text:p>0.581246</text:p>
          </table:table-cell>
          <table:table-cell office:value-type="float" office:value="0.639934" calcext:value-type="float">
            <text:p>0.639934</text:p>
          </table:table-cell>
          <table:table-cell office:value-type="float" office:value="0.686214" calcext:value-type="float">
            <text:p>0.686214</text:p>
          </table:table-cell>
          <table:table-cell office:value-type="float" office:value="0.71881" calcext:value-type="float">
            <text:p>0.71881</text:p>
          </table:table-cell>
          <table:table-cell office:value-type="float" office:value="0.761179" calcext:value-type="float">
            <text:p>0.761179</text:p>
          </table:table-cell>
          <table:table-cell office:value-type="float" office:value="0.80446" calcext:value-type="float">
            <text:p>0.80446</text:p>
          </table:table-cell>
          <table:table-cell office:value-type="float" office:value="0.839229" calcext:value-type="float">
            <text:p>0.839229</text:p>
          </table:table-cell>
          <table:table-cell office:value-type="float" office:value="0.88885" calcext:value-type="float">
            <text:p>0.88885</text:p>
          </table:table-cell>
          <table:table-cell office:value-type="float" office:value="0.940327" calcext:value-type="float">
            <text:p>0.940327</text:p>
          </table:table-cell>
          <table:table-cell office:value-type="float" office:value="0.676074" calcext:value-type="float">
            <text:p>0.67607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0.154034" calcext:value-type="float">
            <text:p>0.154034</text:p>
          </table:table-cell>
          <table:table-cell office:value-type="float" office:value="0.495357" calcext:value-type="float">
            <text:p>0.495357</text:p>
          </table:table-cell>
          <table:table-cell office:value-type="float" office:value="0.572858" calcext:value-type="float">
            <text:p>0.572858</text:p>
          </table:table-cell>
          <table:table-cell office:value-type="float" office:value="0.626747" calcext:value-type="float">
            <text:p>0.626747</text:p>
          </table:table-cell>
          <table:table-cell office:value-type="float" office:value="0.681736" calcext:value-type="float">
            <text:p>0.681736</text:p>
          </table:table-cell>
          <table:table-cell office:value-type="float" office:value="0.713033" calcext:value-type="float">
            <text:p>0.713033</text:p>
          </table:table-cell>
          <table:table-cell office:value-type="float" office:value="0.750456" calcext:value-type="float">
            <text:p>0.750456</text:p>
          </table:table-cell>
          <table:table-cell office:value-type="float" office:value="0.795095" calcext:value-type="float">
            <text:p>0.795095</text:p>
          </table:table-cell>
          <table:table-cell office:value-type="float" office:value="0.837176" calcext:value-type="float">
            <text:p>0.837176</text:p>
          </table:table-cell>
          <table:table-cell office:value-type="float" office:value="0.885999" calcext:value-type="float">
            <text:p>0.885999</text:p>
          </table:table-cell>
          <table:table-cell office:value-type="float" office:value="0.939248" calcext:value-type="float">
            <text:p>0.939248</text:p>
          </table:table-cell>
          <table:table-cell office:value-type="float" office:value="0.651249" calcext:value-type="float">
            <text:p>0.65124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0.237346" calcext:value-type="float">
            <text:p>0.237346</text:p>
          </table:table-cell>
          <table:table-cell office:value-type="float" office:value="0.497418" calcext:value-type="float">
            <text:p>0.497418</text:p>
          </table:table-cell>
          <table:table-cell office:value-type="float" office:value="0.576964" calcext:value-type="float">
            <text:p>0.576964</text:p>
          </table:table-cell>
          <table:table-cell office:value-type="float" office:value="0.636729" calcext:value-type="float">
            <text:p>0.636729</text:p>
          </table:table-cell>
          <table:table-cell office:value-type="float" office:value="0.687984" calcext:value-type="float">
            <text:p>0.687984</text:p>
          </table:table-cell>
          <table:table-cell office:value-type="float" office:value="0.728083" calcext:value-type="float">
            <text:p>0.728083</text:p>
          </table:table-cell>
          <table:table-cell office:value-type="float" office:value="0.7673" calcext:value-type="float">
            <text:p>0.7673</text:p>
          </table:table-cell>
          <table:table-cell office:value-type="float" office:value="0.808332" calcext:value-type="float">
            <text:p>0.808332</text:p>
          </table:table-cell>
          <table:table-cell office:value-type="float" office:value="0.848253" calcext:value-type="float">
            <text:p>0.848253</text:p>
          </table:table-cell>
          <table:table-cell office:value-type="float" office:value="0.889181" calcext:value-type="float">
            <text:p>0.889181</text:p>
          </table:table-cell>
          <table:table-cell office:value-type="float" office:value="0.939248" calcext:value-type="float">
            <text:p>0.939248</text:p>
          </table:table-cell>
          <table:table-cell office:value-type="float" office:value="0.667759" calcext:value-type="float">
            <text:p>0.66775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73314" calcext:value-type="float">
            <text:p>0.173314</text:p>
          </table:table-cell>
          <table:table-cell office:value-type="float" office:value="0.357612" calcext:value-type="float">
            <text:p>0.357612</text:p>
          </table:table-cell>
          <table:table-cell office:value-type="float" office:value="0.51523" calcext:value-type="float">
            <text:p>0.51523</text:p>
          </table:table-cell>
          <table:table-cell office:value-type="float" office:value="0.595699" calcext:value-type="float">
            <text:p>0.595699</text:p>
          </table:table-cell>
          <table:table-cell office:value-type="float" office:value="0.642853" calcext:value-type="float">
            <text:p>0.642853</text:p>
          </table:table-cell>
          <table:table-cell office:value-type="float" office:value="0.689321" calcext:value-type="float">
            <text:p>0.689321</text:p>
          </table:table-cell>
          <table:table-cell office:value-type="float" office:value="0.728332" calcext:value-type="float">
            <text:p>0.728332</text:p>
          </table:table-cell>
          <table:table-cell office:value-type="float" office:value="0.773543" calcext:value-type="float">
            <text:p>0.773543</text:p>
          </table:table-cell>
          <table:table-cell office:value-type="float" office:value="0.810893" calcext:value-type="float">
            <text:p>0.810893</text:p>
          </table:table-cell>
          <table:table-cell office:value-type="float" office:value="0.847676" calcext:value-type="float">
            <text:p>0.847676</text:p>
          </table:table-cell>
          <table:table-cell office:value-type="float" office:value="0.886234" calcext:value-type="float">
            <text:p>0.886234</text:p>
          </table:table-cell>
          <table:table-cell office:value-type="float" office:value="0.939248" calcext:value-type="float">
            <text:p>0.939248</text:p>
          </table:table-cell>
          <table:table-cell office:value-type="float" office:value="0.684739" calcext:value-type="float">
            <text:p>0.68473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0.309502" calcext:value-type="float">
            <text:p>0.309502</text:p>
          </table:table-cell>
          <table:table-cell office:value-type="float" office:value="0.530053" calcext:value-type="float">
            <text:p>0.530053</text:p>
          </table:table-cell>
          <table:table-cell office:value-type="float" office:value="0.595353" calcext:value-type="float">
            <text:p>0.595353</text:p>
          </table:table-cell>
          <table:table-cell office:value-type="float" office:value="0.650275" calcext:value-type="float">
            <text:p>0.650275</text:p>
          </table:table-cell>
          <table:table-cell office:value-type="float" office:value="0.699277" calcext:value-type="float">
            <text:p>0.699277</text:p>
          </table:table-cell>
          <table:table-cell office:value-type="float" office:value="0.739205" calcext:value-type="float">
            <text:p>0.739205</text:p>
          </table:table-cell>
          <table:table-cell office:value-type="float" office:value="0.778229" calcext:value-type="float">
            <text:p>0.778229</text:p>
          </table:table-cell>
          <table:table-cell office:value-type="float" office:value="0.809921" calcext:value-type="float">
            <text:p>0.809921</text:p>
          </table:table-cell>
          <table:table-cell office:value-type="float" office:value="0.84205" calcext:value-type="float">
            <text:p>0.84205</text:p>
          </table:table-cell>
          <table:table-cell office:value-type="float" office:value="0.888341" calcext:value-type="float">
            <text:p>0.888341</text:p>
          </table:table-cell>
          <table:table-cell office:value-type="float" office:value="0.939248" calcext:value-type="float">
            <text:p>0.939248</text:p>
          </table:table-cell>
          <table:table-cell office:value-type="float" office:value="0.684221" calcext:value-type="float">
            <text:p>0.68422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6811" calcext:value-type="float">
            <text:p>0.126811</text:p>
          </table:table-cell>
          <table:table-cell office:value-type="float" office:value="0.390939" calcext:value-type="float">
            <text:p>0.390939</text:p>
          </table:table-cell>
          <table:table-cell office:value-type="float" office:value="0.558514" calcext:value-type="float">
            <text:p>0.558514</text:p>
          </table:table-cell>
          <table:table-cell office:value-type="float" office:value="0.630979" calcext:value-type="float">
            <text:p>0.630979</text:p>
          </table:table-cell>
          <table:table-cell office:value-type="float" office:value="0.676891" calcext:value-type="float">
            <text:p>0.676891</text:p>
          </table:table-cell>
          <table:table-cell office:value-type="float" office:value="0.720929" calcext:value-type="float">
            <text:p>0.720929</text:p>
          </table:table-cell>
          <table:table-cell office:value-type="float" office:value="0.754232" calcext:value-type="float">
            <text:p>0.754232</text:p>
          </table:table-cell>
          <table:table-cell office:value-type="float" office:value="0.790401" calcext:value-type="float">
            <text:p>0.790401</text:p>
          </table:table-cell>
          <table:table-cell office:value-type="float" office:value="0.820304" calcext:value-type="float">
            <text:p>0.820304</text:p>
          </table:table-cell>
          <table:table-cell office:value-type="float" office:value="0.847442" calcext:value-type="float">
            <text:p>0.847442</text:p>
          </table:table-cell>
          <table:table-cell office:value-type="float" office:value="0.893263" calcext:value-type="float">
            <text:p>0.893263</text:p>
          </table:table-cell>
          <table:table-cell office:value-type="float" office:value="0.939248" calcext:value-type="float">
            <text:p>0.939248</text:p>
          </table:table-cell>
          <table:table-cell office:value-type="float" office:value="0.70839" calcext:value-type="float">
            <text:p>0.7083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0.309574" calcext:value-type="float">
            <text:p>0.309574</text:p>
          </table:table-cell>
          <table:table-cell office:value-type="float" office:value="0.559451" calcext:value-type="float">
            <text:p>0.559451</text:p>
          </table:table-cell>
          <table:table-cell office:value-type="float" office:value="0.62997" calcext:value-type="float">
            <text:p>0.62997</text:p>
          </table:table-cell>
          <table:table-cell office:value-type="float" office:value="0.677217" calcext:value-type="float">
            <text:p>0.677217</text:p>
          </table:table-cell>
          <table:table-cell office:value-type="float" office:value="0.713606" calcext:value-type="float">
            <text:p>0.713606</text:p>
          </table:table-cell>
          <table:table-cell office:value-type="float" office:value="0.747402" calcext:value-type="float">
            <text:p>0.747402</text:p>
          </table:table-cell>
          <table:table-cell office:value-type="float" office:value="0.782455" calcext:value-type="float">
            <text:p>0.782455</text:p>
          </table:table-cell>
          <table:table-cell office:value-type="float" office:value="0.81834" calcext:value-type="float">
            <text:p>0.81834</text:p>
          </table:table-cell>
          <table:table-cell office:value-type="float" office:value="0.844188" calcext:value-type="float">
            <text:p>0.844188</text:p>
          </table:table-cell>
          <table:table-cell office:value-type="float" office:value="0.885143" calcext:value-type="float">
            <text:p>0.885143</text:p>
          </table:table-cell>
          <table:table-cell office:value-type="float" office:value="0.939248" calcext:value-type="float">
            <text:p>0.939248</text:p>
          </table:table-cell>
          <table:table-cell office:value-type="float" office:value="0.696735" calcext:value-type="float">
            <text:p>0.69673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0.339651" calcext:value-type="float">
            <text:p>0.339651</text:p>
          </table:table-cell>
          <table:table-cell office:value-type="float" office:value="0.558349" calcext:value-type="float">
            <text:p>0.558349</text:p>
          </table:table-cell>
          <table:table-cell office:value-type="float" office:value="0.626942" calcext:value-type="float">
            <text:p>0.626942</text:p>
          </table:table-cell>
          <table:table-cell office:value-type="float" office:value="0.68247" calcext:value-type="float">
            <text:p>0.68247</text:p>
          </table:table-cell>
          <table:table-cell office:value-type="float" office:value="0.72003" calcext:value-type="float">
            <text:p>0.72003</text:p>
          </table:table-cell>
          <table:table-cell office:value-type="float" office:value="0.752157" calcext:value-type="float">
            <text:p>0.752157</text:p>
          </table:table-cell>
          <table:table-cell office:value-type="float" office:value="0.78527" calcext:value-type="float">
            <text:p>0.78527</text:p>
          </table:table-cell>
          <table:table-cell office:value-type="float" office:value="0.825468" calcext:value-type="float">
            <text:p>0.825468</text:p>
          </table:table-cell>
          <table:table-cell office:value-type="float" office:value="0.854121" calcext:value-type="float">
            <text:p>0.854121</text:p>
          </table:table-cell>
          <table:table-cell office:value-type="float" office:value="0.892918" calcext:value-type="float">
            <text:p>0.892918</text:p>
          </table:table-cell>
          <table:table-cell office:value-type="float" office:value="0.940327" calcext:value-type="float">
            <text:p>0.940327</text:p>
          </table:table-cell>
          <table:table-cell office:value-type="float" office:value="0.703738" calcext:value-type="float">
            <text:p>0.70373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0.373598" calcext:value-type="float">
            <text:p>0.373598</text:p>
          </table:table-cell>
          <table:table-cell office:value-type="float" office:value="0.559175" calcext:value-type="float">
            <text:p>0.559175</text:p>
          </table:table-cell>
          <table:table-cell office:value-type="float" office:value="0.627734" calcext:value-type="float">
            <text:p>0.627734</text:p>
          </table:table-cell>
          <table:table-cell office:value-type="float" office:value="0.677185" calcext:value-type="float">
            <text:p>0.677185</text:p>
          </table:table-cell>
          <table:table-cell office:value-type="float" office:value="0.714445" calcext:value-type="float">
            <text:p>0.714445</text:p>
          </table:table-cell>
          <table:table-cell office:value-type="float" office:value="0.748856" calcext:value-type="float">
            <text:p>0.748856</text:p>
          </table:table-cell>
          <table:table-cell office:value-type="float" office:value="0.780467" calcext:value-type="float">
            <text:p>0.780467</text:p>
          </table:table-cell>
          <table:table-cell office:value-type="float" office:value="0.813914" calcext:value-type="float">
            <text:p>0.813914</text:p>
          </table:table-cell>
          <table:table-cell office:value-type="float" office:value="0.849905" calcext:value-type="float">
            <text:p>0.849905</text:p>
          </table:table-cell>
          <table:table-cell office:value-type="float" office:value="0.887735" calcext:value-type="float">
            <text:p>0.887735</text:p>
          </table:table-cell>
          <table:table-cell office:value-type="float" office:value="0.916205" calcext:value-type="float">
            <text:p>0.916205</text:p>
          </table:table-cell>
          <table:table-cell office:value-type="float" office:value="0.703301" calcext:value-type="float">
            <text:p>0.70330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395917" calcext:value-type="float">
            <text:p>0.395917</text:p>
          </table:table-cell>
          <table:table-cell office:value-type="float" office:value="0.559819" calcext:value-type="float">
            <text:p>0.559819</text:p>
          </table:table-cell>
          <table:table-cell office:value-type="float" office:value="0.638085" calcext:value-type="float">
            <text:p>0.638085</text:p>
          </table:table-cell>
          <table:table-cell office:value-type="float" office:value="0.691096" calcext:value-type="float">
            <text:p>0.691096</text:p>
          </table:table-cell>
          <table:table-cell office:value-type="float" office:value="0.730201" calcext:value-type="float">
            <text:p>0.730201</text:p>
          </table:table-cell>
          <table:table-cell office:value-type="float" office:value="0.767078" calcext:value-type="float">
            <text:p>0.767078</text:p>
          </table:table-cell>
          <table:table-cell office:value-type="float" office:value="0.79367" calcext:value-type="float">
            <text:p>0.79367</text:p>
          </table:table-cell>
          <table:table-cell office:value-type="float" office:value="0.825894" calcext:value-type="float">
            <text:p>0.825894</text:p>
          </table:table-cell>
          <table:table-cell office:value-type="float" office:value="0.856609" calcext:value-type="float">
            <text:p>0.856609</text:p>
          </table:table-cell>
          <table:table-cell office:value-type="float" office:value="0.891819" calcext:value-type="float">
            <text:p>0.891819</text:p>
          </table:table-cell>
          <table:table-cell office:value-type="float" office:value="0.916205" calcext:value-type="float">
            <text:p>0.916205</text:p>
          </table:table-cell>
          <table:table-cell office:value-type="float" office:value="0.715019" calcext:value-type="float">
            <text:p>0.71501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0.32684" calcext:value-type="float">
            <text:p>0.32684</text:p>
          </table:table-cell>
          <table:table-cell office:value-type="float" office:value="0.538406" calcext:value-type="float">
            <text:p>0.538406</text:p>
          </table:table-cell>
          <table:table-cell office:value-type="float" office:value="0.613838" calcext:value-type="float">
            <text:p>0.613838</text:p>
          </table:table-cell>
          <table:table-cell office:value-type="float" office:value="0.68187" calcext:value-type="float">
            <text:p>0.68187</text:p>
          </table:table-cell>
          <table:table-cell office:value-type="float" office:value="0.728644" calcext:value-type="float">
            <text:p>0.728644</text:p>
          </table:table-cell>
          <table:table-cell office:value-type="float" office:value="0.760899" calcext:value-type="float">
            <text:p>0.760899</text:p>
          </table:table-cell>
          <table:table-cell office:value-type="float" office:value="0.790148" calcext:value-type="float">
            <text:p>0.790148</text:p>
          </table:table-cell>
          <table:table-cell office:value-type="float" office:value="0.822627" calcext:value-type="float">
            <text:p>0.822627</text:p>
          </table:table-cell>
          <table:table-cell office:value-type="float" office:value="0.854539" calcext:value-type="float">
            <text:p>0.854539</text:p>
          </table:table-cell>
          <table:table-cell office:value-type="float" office:value="0.890624" calcext:value-type="float">
            <text:p>0.890624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00843" calcext:value-type="float">
            <text:p>0.70084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256322" calcext:value-type="float">
            <text:p>0.256322</text:p>
          </table:table-cell>
          <table:table-cell office:value-type="float" office:value="0.414244" calcext:value-type="float">
            <text:p>0.414244</text:p>
          </table:table-cell>
          <table:table-cell office:value-type="float" office:value="0.538192" calcext:value-type="float">
            <text:p>0.538192</text:p>
          </table:table-cell>
          <table:table-cell office:value-type="float" office:value="0.616339" calcext:value-type="float">
            <text:p>0.616339</text:p>
          </table:table-cell>
          <table:table-cell office:value-type="float" office:value="0.687229" calcext:value-type="float">
            <text:p>0.687229</text:p>
          </table:table-cell>
          <table:table-cell office:value-type="float" office:value="0.73115" calcext:value-type="float">
            <text:p>0.73115</text:p>
          </table:table-cell>
          <table:table-cell office:value-type="float" office:value="0.763995" calcext:value-type="float">
            <text:p>0.763995</text:p>
          </table:table-cell>
          <table:table-cell office:value-type="float" office:value="0.795486" calcext:value-type="float">
            <text:p>0.795486</text:p>
          </table:table-cell>
          <table:table-cell office:value-type="float" office:value="0.825576" calcext:value-type="float">
            <text:p>0.825576</text:p>
          </table:table-cell>
          <table:table-cell office:value-type="float" office:value="0.856596" calcext:value-type="float">
            <text:p>0.856596</text:p>
          </table:table-cell>
          <table:table-cell office:value-type="float" office:value="0.893877" calcext:value-type="float">
            <text:p>0.89387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12268" calcext:value-type="float">
            <text:p>0.71226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0.333923" calcext:value-type="float">
            <text:p>0.333923</text:p>
          </table:table-cell>
          <table:table-cell office:value-type="float" office:value="0.535612" calcext:value-type="float">
            <text:p>0.535612</text:p>
          </table:table-cell>
          <table:table-cell office:value-type="float" office:value="0.618105" calcext:value-type="float">
            <text:p>0.618105</text:p>
          </table:table-cell>
          <table:table-cell office:value-type="float" office:value="0.687835" calcext:value-type="float">
            <text:p>0.687835</text:p>
          </table:table-cell>
          <table:table-cell office:value-type="float" office:value="0.731429" calcext:value-type="float">
            <text:p>0.731429</text:p>
          </table:table-cell>
          <table:table-cell office:value-type="float" office:value="0.77094" calcext:value-type="float">
            <text:p>0.77094</text:p>
          </table:table-cell>
          <table:table-cell office:value-type="float" office:value="0.807374" calcext:value-type="float">
            <text:p>0.807374</text:p>
          </table:table-cell>
          <table:table-cell office:value-type="float" office:value="0.833506" calcext:value-type="float">
            <text:p>0.833506</text:p>
          </table:table-cell>
          <table:table-cell office:value-type="float" office:value="0.862642" calcext:value-type="float">
            <text:p>0.862642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07791" calcext:value-type="float">
            <text:p>0.70779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436653" calcext:value-type="float">
            <text:p>0.436653</text:p>
          </table:table-cell>
          <table:table-cell office:value-type="float" office:value="0.580975" calcext:value-type="float">
            <text:p>0.580975</text:p>
          </table:table-cell>
          <table:table-cell office:value-type="float" office:value="0.650797" calcext:value-type="float">
            <text:p>0.650797</text:p>
          </table:table-cell>
          <table:table-cell office:value-type="float" office:value="0.71381" calcext:value-type="float">
            <text:p>0.71381</text:p>
          </table:table-cell>
          <table:table-cell office:value-type="float" office:value="0.758639" calcext:value-type="float">
            <text:p>0.758639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19629" calcext:value-type="float">
            <text:p>0.819629</text:p>
          </table:table-cell>
          <table:table-cell office:value-type="float" office:value="0.843086" calcext:value-type="float">
            <text:p>0.843086</text:p>
          </table:table-cell>
          <table:table-cell office:value-type="float" office:value="0.869746" calcext:value-type="float">
            <text:p>0.869746</text:p>
          </table:table-cell>
          <table:table-cell office:value-type="float" office:value="0.900197" calcext:value-type="float">
            <text:p>0.90019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36873" calcext:value-type="float">
            <text:p>0.73687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93704" calcext:value-type="float">
            <text:p>0.193704</text:p>
          </table:table-cell>
          <table:table-cell office:value-type="float" office:value="0.446601" calcext:value-type="float">
            <text:p>0.446601</text:p>
          </table:table-cell>
          <table:table-cell office:value-type="float" office:value="0.572243" calcext:value-type="float">
            <text:p>0.572243</text:p>
          </table:table-cell>
          <table:table-cell office:value-type="float" office:value="0.650954" calcext:value-type="float">
            <text:p>0.650954</text:p>
          </table:table-cell>
          <table:table-cell office:value-type="float" office:value="0.704534" calcext:value-type="float">
            <text:p>0.704534</text:p>
          </table:table-cell>
          <table:table-cell office:value-type="float" office:value="0.746296" calcext:value-type="float">
            <text:p>0.746296</text:p>
          </table:table-cell>
          <table:table-cell office:value-type="float" office:value="0.789265" calcext:value-type="float">
            <text:p>0.789265</text:p>
          </table:table-cell>
          <table:table-cell office:value-type="float" office:value="0.818959" calcext:value-type="float">
            <text:p>0.818959</text:p>
          </table:table-cell>
          <table:table-cell office:value-type="float" office:value="0.847375" calcext:value-type="float">
            <text:p>0.847375</text:p>
          </table:table-cell>
          <table:table-cell office:value-type="float" office:value="0.870509" calcext:value-type="float">
            <text:p>0.870509</text:p>
          </table:table-cell>
          <table:table-cell office:value-type="float" office:value="0.900826" calcext:value-type="float">
            <text:p>0.900826</text:p>
          </table:table-cell>
          <table:table-cell office:value-type="float" office:value="0.939697" calcext:value-type="float">
            <text:p>0.939697</text:p>
          </table:table-cell>
          <table:table-cell office:value-type="float" office:value="0.734756" calcext:value-type="float">
            <text:p>0.73475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71251" calcext:value-type="float">
            <text:p>0.271251</text:p>
          </table:table-cell>
          <table:table-cell office:value-type="float" office:value="0.475304" calcext:value-type="float">
            <text:p>0.475304</text:p>
          </table:table-cell>
          <table:table-cell office:value-type="float" office:value="0.589492" calcext:value-type="float">
            <text:p>0.589492</text:p>
          </table:table-cell>
          <table:table-cell office:value-type="float" office:value="0.659362" calcext:value-type="float">
            <text:p>0.659362</text:p>
          </table:table-cell>
          <table:table-cell office:value-type="float" office:value="0.718652" calcext:value-type="float">
            <text:p>0.718652</text:p>
          </table:table-cell>
          <table:table-cell office:value-type="float" office:value="0.755514" calcext:value-type="float">
            <text:p>0.755514</text:p>
          </table:table-cell>
          <table:table-cell office:value-type="float" office:value="0.79486" calcext:value-type="float">
            <text:p>0.79486</text:p>
          </table:table-cell>
          <table:table-cell office:value-type="float" office:value="0.814585" calcext:value-type="float">
            <text:p>0.814585</text:p>
          </table:table-cell>
          <table:table-cell office:value-type="float" office:value="0.839078" calcext:value-type="float">
            <text:p>0.839078</text:p>
          </table:table-cell>
          <table:table-cell office:value-type="float" office:value="0.862721" calcext:value-type="float">
            <text:p>0.862721</text:p>
          </table:table-cell>
          <table:table-cell office:value-type="float" office:value="0.897646" calcext:value-type="float">
            <text:p>0.89764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40721" calcext:value-type="float">
            <text:p>0.74072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49568" calcext:value-type="float">
            <text:p>0.149568</text:p>
          </table:table-cell>
          <table:table-cell office:value-type="float" office:value="0.411215" calcext:value-type="float">
            <text:p>0.411215</text:p>
          </table:table-cell>
          <table:table-cell office:value-type="float" office:value="0.559358" calcext:value-type="float">
            <text:p>0.559358</text:p>
          </table:table-cell>
          <table:table-cell office:value-type="float" office:value="0.639264" calcext:value-type="float">
            <text:p>0.639264</text:p>
          </table:table-cell>
          <table:table-cell office:value-type="float" office:value="0.707957" calcext:value-type="float">
            <text:p>0.707957</text:p>
          </table:table-cell>
          <table:table-cell office:value-type="float" office:value="0.744347" calcext:value-type="float">
            <text:p>0.744347</text:p>
          </table:table-cell>
          <table:table-cell office:value-type="float" office:value="0.782863" calcext:value-type="float">
            <text:p>0.782863</text:p>
          </table:table-cell>
          <table:table-cell office:value-type="float" office:value="0.808164" calcext:value-type="float">
            <text:p>0.808164</text:p>
          </table:table-cell>
          <table:table-cell office:value-type="float" office:value="0.832804" calcext:value-type="float">
            <text:p>0.832804</text:p>
          </table:table-cell>
          <table:table-cell office:value-type="float" office:value="0.860745" calcext:value-type="float">
            <text:p>0.860745</text:p>
          </table:table-cell>
          <table:table-cell office:value-type="float" office:value="0.895098" calcext:value-type="float">
            <text:p>0.895098</text:p>
          </table:table-cell>
          <table:table-cell office:value-type="float" office:value="0.939918" calcext:value-type="float">
            <text:p>0.939918</text:p>
          </table:table-cell>
          <table:table-cell office:value-type="float" office:value="0.724182" calcext:value-type="float">
            <text:p>0.72418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0.309621" calcext:value-type="float">
            <text:p>0.309621</text:p>
          </table:table-cell>
          <table:table-cell office:value-type="float" office:value="0.561684" calcext:value-type="float">
            <text:p>0.561684</text:p>
          </table:table-cell>
          <table:table-cell office:value-type="float" office:value="0.657802" calcext:value-type="float">
            <text:p>0.657802</text:p>
          </table:table-cell>
          <table:table-cell office:value-type="float" office:value="0.710473" calcext:value-type="float">
            <text:p>0.710473</text:p>
          </table:table-cell>
          <table:table-cell office:value-type="float" office:value="0.741376" calcext:value-type="float">
            <text:p>0.741376</text:p>
          </table:table-cell>
          <table:table-cell office:value-type="float" office:value="0.777675" calcext:value-type="float">
            <text:p>0.777675</text:p>
          </table:table-cell>
          <table:table-cell office:value-type="float" office:value="0.808813" calcext:value-type="float">
            <text:p>0.808813</text:p>
          </table:table-cell>
          <table:table-cell office:value-type="float" office:value="0.827967" calcext:value-type="float">
            <text:p>0.827967</text:p>
          </table:table-cell>
          <table:table-cell office:value-type="float" office:value="0.858325" calcext:value-type="float">
            <text:p>0.858325</text:p>
          </table:table-cell>
          <table:table-cell office:value-type="float" office:value="0.899556" calcext:value-type="float">
            <text:p>0.899556</text:p>
          </table:table-cell>
          <table:table-cell office:value-type="float" office:value="0.939918" calcext:value-type="float">
            <text:p>0.939918</text:p>
          </table:table-cell>
          <table:table-cell office:value-type="float" office:value="0.715329" calcext:value-type="float">
            <text:p>0.71532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0.35551" calcext:value-type="float">
            <text:p>0.35551</text:p>
          </table:table-cell>
          <table:table-cell office:value-type="float" office:value="0.533077" calcext:value-type="float">
            <text:p>0.533077</text:p>
          </table:table-cell>
          <table:table-cell office:value-type="float" office:value="0.64311" calcext:value-type="float">
            <text:p>0.64311</text:p>
          </table:table-cell>
          <table:table-cell office:value-type="float" office:value="0.710662" calcext:value-type="float">
            <text:p>0.710662</text:p>
          </table:table-cell>
          <table:table-cell office:value-type="float" office:value="0.750333" calcext:value-type="float">
            <text:p>0.750333</text:p>
          </table:table-cell>
          <table:table-cell office:value-type="float" office:value="0.786378" calcext:value-type="float">
            <text:p>0.786378</text:p>
          </table:table-cell>
          <table:table-cell office:value-type="float" office:value="0.806724" calcext:value-type="float">
            <text:p>0.806724</text:p>
          </table:table-cell>
          <table:table-cell office:value-type="float" office:value="0.826347" calcext:value-type="float">
            <text:p>0.826347</text:p>
          </table:table-cell>
          <table:table-cell office:value-type="float" office:value="0.85303" calcext:value-type="float">
            <text:p>0.85303</text:p>
          </table:table-cell>
          <table:table-cell office:value-type="float" office:value="0.890386" calcext:value-type="float">
            <text:p>0.890386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715556" calcext:value-type="float">
            <text:p>0.71555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364718" calcext:value-type="float">
            <text:p>0.364718</text:p>
          </table:table-cell>
          <table:table-cell office:value-type="float" office:value="0.520964" calcext:value-type="float">
            <text:p>0.520964</text:p>
          </table:table-cell>
          <table:table-cell office:value-type="float" office:value="0.600046" calcext:value-type="float">
            <text:p>0.600046</text:p>
          </table:table-cell>
          <table:table-cell office:value-type="float" office:value="0.679065" calcext:value-type="float">
            <text:p>0.679065</text:p>
          </table:table-cell>
          <table:table-cell office:value-type="float" office:value="0.734034" calcext:value-type="float">
            <text:p>0.734034</text:p>
          </table:table-cell>
          <table:table-cell office:value-type="float" office:value="0.773382" calcext:value-type="float">
            <text:p>0.773382</text:p>
          </table:table-cell>
          <table:table-cell office:value-type="float" office:value="0.796537" calcext:value-type="float">
            <text:p>0.796537</text:p>
          </table:table-cell>
          <table:table-cell office:value-type="float" office:value="0.82585" calcext:value-type="float">
            <text:p>0.82585</text:p>
          </table:table-cell>
          <table:table-cell office:value-type="float" office:value="0.85821" calcext:value-type="float">
            <text:p>0.85821</text:p>
          </table:table-cell>
          <table:table-cell office:value-type="float" office:value="0.890843" calcext:value-type="float">
            <text:p>0.890843</text:p>
          </table:table-cell>
          <table:table-cell office:value-type="float" office:value="0.91526" calcext:value-type="float">
            <text:p>0.91526</text:p>
          </table:table-cell>
          <table:table-cell office:value-type="float" office:value="0.704365" calcext:value-type="float">
            <text:p>0.70436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371244" calcext:value-type="float">
            <text:p>0.371244</text:p>
          </table:table-cell>
          <table:table-cell office:value-type="float" office:value="0.523429" calcext:value-type="float">
            <text:p>0.523429</text:p>
          </table:table-cell>
          <table:table-cell office:value-type="float" office:value="0.574935" calcext:value-type="float">
            <text:p>0.574935</text:p>
          </table:table-cell>
          <table:table-cell office:value-type="float" office:value="0.651604" calcext:value-type="float">
            <text:p>0.651604</text:p>
          </table:table-cell>
          <table:table-cell office:value-type="float" office:value="0.710584" calcext:value-type="float">
            <text:p>0.710584</text:p>
          </table:table-cell>
          <table:table-cell office:value-type="float" office:value="0.765524" calcext:value-type="float">
            <text:p>0.765524</text:p>
          </table:table-cell>
          <table:table-cell office:value-type="float" office:value="0.795626" calcext:value-type="float">
            <text:p>0.795626</text:p>
          </table:table-cell>
          <table:table-cell office:value-type="float" office:value="0.825878" calcext:value-type="float">
            <text:p>0.825878</text:p>
          </table:table-cell>
          <table:table-cell office:value-type="float" office:value="0.858649" calcext:value-type="float">
            <text:p>0.858649</text:p>
          </table:table-cell>
          <table:table-cell office:value-type="float" office:value="0.895007" calcext:value-type="float">
            <text:p>0.895007</text:p>
          </table:table-cell>
          <table:table-cell office:value-type="float" office:value="0.91582" calcext:value-type="float">
            <text:p>0.91582</text:p>
          </table:table-cell>
          <table:table-cell office:value-type="float" office:value="0.697248" calcext:value-type="float">
            <text:p>0.69724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17343" calcext:value-type="float">
            <text:p>0.117343</text:p>
          </table:table-cell>
          <table:table-cell office:value-type="float" office:value="0.405672" calcext:value-type="float">
            <text:p>0.405672</text:p>
          </table:table-cell>
          <table:table-cell office:value-type="float" office:value="0.537909" calcext:value-type="float">
            <text:p>0.537909</text:p>
          </table:table-cell>
          <table:table-cell office:value-type="float" office:value="0.62891" calcext:value-type="float">
            <text:p>0.62891</text:p>
          </table:table-cell>
          <table:table-cell office:value-type="float" office:value="0.700223" calcext:value-type="float">
            <text:p>0.700223</text:p>
          </table:table-cell>
          <table:table-cell office:value-type="float" office:value="0.739575" calcext:value-type="float">
            <text:p>0.739575</text:p>
          </table:table-cell>
          <table:table-cell office:value-type="float" office:value="0.780277" calcext:value-type="float">
            <text:p>0.780277</text:p>
          </table:table-cell>
          <table:table-cell office:value-type="float" office:value="0.804762" calcext:value-type="float">
            <text:p>0.804762</text:p>
          </table:table-cell>
          <table:table-cell office:value-type="float" office:value="0.830672" calcext:value-type="float">
            <text:p>0.830672</text:p>
          </table:table-cell>
          <table:table-cell office:value-type="float" office:value="0.85946" calcext:value-type="float">
            <text:p>0.85946</text:p>
          </table:table-cell>
          <table:table-cell office:value-type="float" office:value="0.897544" calcext:value-type="float">
            <text:p>0.897544</text:p>
          </table:table-cell>
          <table:table-cell office:value-type="float" office:value="0.916541" calcext:value-type="float">
            <text:p>0.916541</text:p>
          </table:table-cell>
          <table:table-cell office:value-type="float" office:value="0.718501" calcext:value-type="float">
            <text:p>0.71850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0.386442" calcext:value-type="float">
            <text:p>0.386442</text:p>
          </table:table-cell>
          <table:table-cell office:value-type="float" office:value="0.555579" calcext:value-type="float">
            <text:p>0.555579</text:p>
          </table:table-cell>
          <table:table-cell office:value-type="float" office:value="0.648165" calcext:value-type="float">
            <text:p>0.648165</text:p>
          </table:table-cell>
          <table:table-cell office:value-type="float" office:value="0.707454" calcext:value-type="float">
            <text:p>0.707454</text:p>
          </table:table-cell>
          <table:table-cell office:value-type="float" office:value="0.752716" calcext:value-type="float">
            <text:p>0.752716</text:p>
          </table:table-cell>
          <table:table-cell office:value-type="float" office:value="0.787585" calcext:value-type="float">
            <text:p>0.787585</text:p>
          </table:table-cell>
          <table:table-cell office:value-type="float" office:value="0.815327" calcext:value-type="float">
            <text:p>0.815327</text:p>
          </table:table-cell>
          <table:table-cell office:value-type="float" office:value="0.839014" calcext:value-type="float">
            <text:p>0.839014</text:p>
          </table:table-cell>
          <table:table-cell office:value-type="float" office:value="0.861134" calcext:value-type="float">
            <text:p>0.861134</text:p>
          </table:table-cell>
          <table:table-cell office:value-type="float" office:value="0.898595" calcext:value-type="float">
            <text:p>0.89859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25201" calcext:value-type="float">
            <text:p>0.72520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427872" calcext:value-type="float">
            <text:p>0.427872</text:p>
          </table:table-cell>
          <table:table-cell office:value-type="float" office:value="0.566157" calcext:value-type="float">
            <text:p>0.566157</text:p>
          </table:table-cell>
          <table:table-cell office:value-type="float" office:value="0.635496" calcext:value-type="float">
            <text:p>0.635496</text:p>
          </table:table-cell>
          <table:table-cell office:value-type="float" office:value="0.696667" calcext:value-type="float">
            <text:p>0.696667</text:p>
          </table:table-cell>
          <table:table-cell office:value-type="float" office:value="0.741295" calcext:value-type="float">
            <text:p>0.741295</text:p>
          </table:table-cell>
          <table:table-cell office:value-type="float" office:value="0.784221" calcext:value-type="float">
            <text:p>0.784221</text:p>
          </table:table-cell>
          <table:table-cell office:value-type="float" office:value="0.813704" calcext:value-type="float">
            <text:p>0.813704</text:p>
          </table:table-cell>
          <table:table-cell office:value-type="float" office:value="0.837521" calcext:value-type="float">
            <text:p>0.837521</text:p>
          </table:table-cell>
          <table:table-cell office:value-type="float" office:value="0.863169" calcext:value-type="float">
            <text:p>0.863169</text:p>
          </table:table-cell>
          <table:table-cell office:value-type="float" office:value="0.896766" calcext:value-type="float">
            <text:p>0.89676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26287" calcext:value-type="float">
            <text:p>0.72628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46489" calcext:value-type="float">
            <text:p>0.146489</text:p>
          </table:table-cell>
          <table:table-cell office:value-type="float" office:value="0.417546" calcext:value-type="float">
            <text:p>0.417546</text:p>
          </table:table-cell>
          <table:table-cell office:value-type="float" office:value="0.571181" calcext:value-type="float">
            <text:p>0.571181</text:p>
          </table:table-cell>
          <table:table-cell office:value-type="float" office:value="0.645863" calcext:value-type="float">
            <text:p>0.645863</text:p>
          </table:table-cell>
          <table:table-cell office:value-type="float" office:value="0.697456" calcext:value-type="float">
            <text:p>0.697456</text:p>
          </table:table-cell>
          <table:table-cell office:value-type="float" office:value="0.746209" calcext:value-type="float">
            <text:p>0.746209</text:p>
          </table:table-cell>
          <table:table-cell office:value-type="float" office:value="0.792784" calcext:value-type="float">
            <text:p>0.792784</text:p>
          </table:table-cell>
          <table:table-cell office:value-type="float" office:value="0.817577" calcext:value-type="float">
            <text:p>0.817577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66258" calcext:value-type="float">
            <text:p>0.866258</text:p>
          </table:table-cell>
          <table:table-cell office:value-type="float" office:value="0.900895" calcext:value-type="float">
            <text:p>0.900895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729797" calcext:value-type="float">
            <text:p>0.72979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453896" calcext:value-type="float">
            <text:p>0.453896</text:p>
          </table:table-cell>
          <table:table-cell office:value-type="float" office:value="0.585725" calcext:value-type="float">
            <text:p>0.585725</text:p>
          </table:table-cell>
          <table:table-cell office:value-type="float" office:value="0.661477" calcext:value-type="float">
            <text:p>0.661477</text:p>
          </table:table-cell>
          <table:table-cell office:value-type="float" office:value="0.702497" calcext:value-type="float">
            <text:p>0.702497</text:p>
          </table:table-cell>
          <table:table-cell office:value-type="float" office:value="0.748739" calcext:value-type="float">
            <text:p>0.748739</text:p>
          </table:table-cell>
          <table:table-cell office:value-type="float" office:value="0.791159" calcext:value-type="float">
            <text:p>0.791159</text:p>
          </table:table-cell>
          <table:table-cell office:value-type="float" office:value="0.815716" calcext:value-type="float">
            <text:p>0.815716</text:p>
          </table:table-cell>
          <table:table-cell office:value-type="float" office:value="0.845848" calcext:value-type="float">
            <text:p>0.845848</text:p>
          </table:table-cell>
          <table:table-cell office:value-type="float" office:value="0.873693" calcext:value-type="float">
            <text:p>0.873693</text:p>
          </table:table-cell>
          <table:table-cell office:value-type="float" office:value="0.906373" calcext:value-type="float">
            <text:p>0.906373</text:p>
          </table:table-cell>
          <table:table-cell office:value-type="float" office:value="0.940327" calcext:value-type="float">
            <text:p>0.940327</text:p>
          </table:table-cell>
          <table:table-cell office:value-type="float" office:value="0.738512" calcext:value-type="float">
            <text:p>0.73851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0.332035" calcext:value-type="float">
            <text:p>0.332035</text:p>
          </table:table-cell>
          <table:table-cell office:value-type="float" office:value="0.54899" calcext:value-type="float">
            <text:p>0.54899</text:p>
          </table:table-cell>
          <table:table-cell office:value-type="float" office:value="0.649539" calcext:value-type="float">
            <text:p>0.649539</text:p>
          </table:table-cell>
          <table:table-cell office:value-type="float" office:value="0.700132" calcext:value-type="float">
            <text:p>0.700132</text:p>
          </table:table-cell>
          <table:table-cell office:value-type="float" office:value="0.744312" calcext:value-type="float">
            <text:p>0.744312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813792" calcext:value-type="float">
            <text:p>0.813792</text:p>
          </table:table-cell>
          <table:table-cell office:value-type="float" office:value="0.848635" calcext:value-type="float">
            <text:p>0.848635</text:p>
          </table:table-cell>
          <table:table-cell office:value-type="float" office:value="0.870852" calcext:value-type="float">
            <text:p>0.870852</text:p>
          </table:table-cell>
          <table:table-cell office:value-type="float" office:value="0.901744" calcext:value-type="float">
            <text:p>0.901744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719013" calcext:value-type="float">
            <text:p>0.71901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88273" calcext:value-type="float">
            <text:p>0.088273</text:p>
          </table:table-cell>
          <table:table-cell office:value-type="float" office:value="0.360549" calcext:value-type="float">
            <text:p>0.360549</text:p>
          </table:table-cell>
          <table:table-cell office:value-type="float" office:value="0.54072" calcext:value-type="float">
            <text:p>0.54072</text:p>
          </table:table-cell>
          <table:table-cell office:value-type="float" office:value="0.635566" calcext:value-type="float">
            <text:p>0.635566</text:p>
          </table:table-cell>
          <table:table-cell office:value-type="float" office:value="0.692522" calcext:value-type="float">
            <text:p>0.692522</text:p>
          </table:table-cell>
          <table:table-cell office:value-type="float" office:value="0.731359" calcext:value-type="float">
            <text:p>0.731359</text:p>
          </table:table-cell>
          <table:table-cell office:value-type="float" office:value="0.765085" calcext:value-type="float">
            <text:p>0.765085</text:p>
          </table:table-cell>
          <table:table-cell office:value-type="float" office:value="0.803845" calcext:value-type="float">
            <text:p>0.803845</text:p>
          </table:table-cell>
          <table:table-cell office:value-type="float" office:value="0.845433" calcext:value-type="float">
            <text:p>0.845433</text:p>
          </table:table-cell>
          <table:table-cell office:value-type="float" office:value="0.869954" calcext:value-type="float">
            <text:p>0.869954</text:p>
          </table:table-cell>
          <table:table-cell office:value-type="float" office:value="0.901533" calcext:value-type="float">
            <text:p>0.901533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714657" calcext:value-type="float">
            <text:p>0.71465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69063" calcext:value-type="float">
            <text:p>0.169063</text:p>
          </table:table-cell>
          <table:table-cell office:value-type="float" office:value="0.416555" calcext:value-type="float">
            <text:p>0.416555</text:p>
          </table:table-cell>
          <table:table-cell office:value-type="float" office:value="0.577064" calcext:value-type="float">
            <text:p>0.577064</text:p>
          </table:table-cell>
          <table:table-cell office:value-type="float" office:value="0.66389" calcext:value-type="float">
            <text:p>0.66389</text:p>
          </table:table-cell>
          <table:table-cell office:value-type="float" office:value="0.710823" calcext:value-type="float">
            <text:p>0.710823</text:p>
          </table:table-cell>
          <table:table-cell office:value-type="float" office:value="0.752031" calcext:value-type="float">
            <text:p>0.752031</text:p>
          </table:table-cell>
          <table:table-cell office:value-type="float" office:value="0.792295" calcext:value-type="float">
            <text:p>0.792295</text:p>
          </table:table-cell>
          <table:table-cell office:value-type="float" office:value="0.828091" calcext:value-type="float">
            <text:p>0.828091</text:p>
          </table:table-cell>
          <table:table-cell office:value-type="float" office:value="0.854446" calcext:value-type="float">
            <text:p>0.854446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907034" calcext:value-type="float">
            <text:p>0.907034</text:p>
          </table:table-cell>
          <table:table-cell office:value-type="float" office:value="0.928806" calcext:value-type="float">
            <text:p>0.928806</text:p>
          </table:table-cell>
          <table:table-cell office:value-type="float" office:value="0.737903" calcext:value-type="float">
            <text:p>0.73790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0.350276" calcext:value-type="float">
            <text:p>0.350276</text:p>
          </table:table-cell>
          <table:table-cell office:value-type="float" office:value="0.548361" calcext:value-type="float">
            <text:p>0.548361</text:p>
          </table:table-cell>
          <table:table-cell office:value-type="float" office:value="0.642208" calcext:value-type="float">
            <text:p>0.642208</text:p>
          </table:table-cell>
          <table:table-cell office:value-type="float" office:value="0.69829" calcext:value-type="float">
            <text:p>0.69829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0.792862" calcext:value-type="float">
            <text:p>0.792862</text:p>
          </table:table-cell>
          <table:table-cell office:value-type="float" office:value="0.825194" calcext:value-type="float">
            <text:p>0.825194</text:p>
          </table:table-cell>
          <table:table-cell office:value-type="float" office:value="0.851302" calcext:value-type="float">
            <text:p>0.851302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905641" calcext:value-type="float">
            <text:p>0.905641</text:p>
          </table:table-cell>
          <table:table-cell office:value-type="float" office:value="0.928806" calcext:value-type="float">
            <text:p>0.928806</text:p>
          </table:table-cell>
          <table:table-cell office:value-type="float" office:value="0.723307" calcext:value-type="float">
            <text:p>0.72330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0.386796" calcext:value-type="float">
            <text:p>0.386796</text:p>
          </table:table-cell>
          <table:table-cell office:value-type="float" office:value="0.553756" calcext:value-type="float">
            <text:p>0.553756</text:p>
          </table:table-cell>
          <table:table-cell office:value-type="float" office:value="0.638022" calcext:value-type="float">
            <text:p>0.638022</text:p>
          </table:table-cell>
          <table:table-cell office:value-type="float" office:value="0.692291" calcext:value-type="float">
            <text:p>0.692291</text:p>
          </table:table-cell>
          <table:table-cell office:value-type="float" office:value="0.744859" calcext:value-type="float">
            <text:p>0.744859</text:p>
          </table:table-cell>
          <table:table-cell office:value-type="float" office:value="0.782251" calcext:value-type="float">
            <text:p>0.782251</text:p>
          </table:table-cell>
          <table:table-cell office:value-type="float" office:value="0.812054" calcext:value-type="float">
            <text:p>0.812054</text:p>
          </table:table-cell>
          <table:table-cell office:value-type="float" office:value="0.841689" calcext:value-type="float">
            <text:p>0.841689</text:p>
          </table:table-cell>
          <table:table-cell office:value-type="float" office:value="0.867125" calcext:value-type="float">
            <text:p>0.867125</text:p>
          </table:table-cell>
          <table:table-cell office:value-type="float" office:value="0.908093" calcext:value-type="float">
            <text:p>0.908093</text:p>
          </table:table-cell>
          <table:table-cell office:value-type="float" office:value="0.93992" calcext:value-type="float">
            <text:p>0.93992</text:p>
          </table:table-cell>
          <table:table-cell office:value-type="float" office:value="0.722694" calcext:value-type="float">
            <text:p>0.72269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0.363902" calcext:value-type="float">
            <text:p>0.363902</text:p>
          </table:table-cell>
          <table:table-cell office:value-type="float" office:value="0.55552" calcext:value-type="float">
            <text:p>0.55552</text:p>
          </table:table-cell>
          <table:table-cell office:value-type="float" office:value="0.632715" calcext:value-type="float">
            <text:p>0.632715</text:p>
          </table:table-cell>
          <table:table-cell office:value-type="float" office:value="0.694928" calcext:value-type="float">
            <text:p>0.694928</text:p>
          </table:table-cell>
          <table:table-cell office:value-type="float" office:value="0.751325" calcext:value-type="float">
            <text:p>0.751325</text:p>
          </table:table-cell>
          <table:table-cell office:value-type="float" office:value="0.787016" calcext:value-type="float">
            <text:p>0.787016</text:p>
          </table:table-cell>
          <table:table-cell office:value-type="float" office:value="0.818245" calcext:value-type="float">
            <text:p>0.818245</text:p>
          </table:table-cell>
          <table:table-cell office:value-type="float" office:value="0.851214" calcext:value-type="float">
            <text:p>0.851214</text:p>
          </table:table-cell>
          <table:table-cell office:value-type="float" office:value="0.875083" calcext:value-type="float">
            <text:p>0.875083</text:p>
          </table:table-cell>
          <table:table-cell office:value-type="float" office:value="0.906745" calcext:value-type="float">
            <text:p>0.906745</text:p>
          </table:table-cell>
          <table:table-cell office:value-type="float" office:value="0.928304" calcext:value-type="float">
            <text:p>0.928304</text:p>
          </table:table-cell>
          <table:table-cell office:value-type="float" office:value="0.723669" calcext:value-type="float">
            <text:p>0.7236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86584" calcext:value-type="float">
            <text:p>0.186584</text:p>
          </table:table-cell>
          <table:table-cell office:value-type="float" office:value="0.387461" calcext:value-type="float">
            <text:p>0.387461</text:p>
          </table:table-cell>
          <table:table-cell office:value-type="float" office:value="0.557352" calcext:value-type="float">
            <text:p>0.557352</text:p>
          </table:table-cell>
          <table:table-cell office:value-type="float" office:value="0.64217" calcext:value-type="float">
            <text:p>0.64217</text:p>
          </table:table-cell>
          <table:table-cell office:value-type="float" office:value="0.703328" calcext:value-type="float">
            <text:p>0.703328</text:p>
          </table:table-cell>
          <table:table-cell office:value-type="float" office:value="0.748422" calcext:value-type="float">
            <text:p>0.748422</text:p>
          </table:table-cell>
          <table:table-cell office:value-type="float" office:value="0.78417" calcext:value-type="float">
            <text:p>0.78417</text:p>
          </table:table-cell>
          <table:table-cell office:value-type="float" office:value="0.813864" calcext:value-type="float">
            <text:p>0.813864</text:p>
          </table:table-cell>
          <table:table-cell office:value-type="float" office:value="0.850141" calcext:value-type="float">
            <text:p>0.850141</text:p>
          </table:table-cell>
          <table:table-cell office:value-type="float" office:value="0.876674" calcext:value-type="float">
            <text:p>0.876674</text:p>
          </table:table-cell>
          <table:table-cell office:value-type="float" office:value="0.909417" calcext:value-type="float">
            <text:p>0.909417</text:p>
          </table:table-cell>
          <table:table-cell office:value-type="float" office:value="0.928304" calcext:value-type="float">
            <text:p>0.928304</text:p>
          </table:table-cell>
          <table:table-cell office:value-type="float" office:value="0.7273" calcext:value-type="float">
            <text:p>0.727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0.404832" calcext:value-type="float">
            <text:p>0.404832</text:p>
          </table:table-cell>
          <table:table-cell office:value-type="float" office:value="0.600653" calcext:value-type="float">
            <text:p>0.600653</text:p>
          </table:table-cell>
          <table:table-cell office:value-type="float" office:value="0.676554" calcext:value-type="float">
            <text:p>0.676554</text:p>
          </table:table-cell>
          <table:table-cell office:value-type="float" office:value="0.730399" calcext:value-type="float">
            <text:p>0.730399</text:p>
          </table:table-cell>
          <table:table-cell office:value-type="float" office:value="0.773847" calcext:value-type="float">
            <text:p>0.773847</text:p>
          </table:table-cell>
          <table:table-cell office:value-type="float" office:value="0.803537" calcext:value-type="float">
            <text:p>0.803537</text:p>
          </table:table-cell>
          <table:table-cell office:value-type="float" office:value="0.829882" calcext:value-type="float">
            <text:p>0.829882</text:p>
          </table:table-cell>
          <table:table-cell office:value-type="float" office:value="0.858189" calcext:value-type="float">
            <text:p>0.858189</text:p>
          </table:table-cell>
          <table:table-cell office:value-type="float" office:value="0.882784" calcext:value-type="float">
            <text:p>0.882784</text:p>
          </table:table-cell>
          <table:table-cell office:value-type="float" office:value="0.912053" calcext:value-type="float">
            <text:p>0.912053</text:p>
          </table:table-cell>
          <table:table-cell office:value-type="float" office:value="0.939918" calcext:value-type="float">
            <text:p>0.939918</text:p>
          </table:table-cell>
          <table:table-cell office:value-type="float" office:value="0.747273" calcext:value-type="float">
            <text:p>0.74727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9025" calcext:value-type="float">
            <text:p>0.19025</text:p>
          </table:table-cell>
          <table:table-cell office:value-type="float" office:value="0.483981" calcext:value-type="float">
            <text:p>0.483981</text:p>
          </table:table-cell>
          <table:table-cell office:value-type="float" office:value="0.627833" calcext:value-type="float">
            <text:p>0.627833</text:p>
          </table:table-cell>
          <table:table-cell office:value-type="float" office:value="0.707872" calcext:value-type="float">
            <text:p>0.707872</text:p>
          </table:table-cell>
          <table:table-cell office:value-type="float" office:value="0.756936" calcext:value-type="float">
            <text:p>0.756936</text:p>
          </table:table-cell>
          <table:table-cell office:value-type="float" office:value="0.789877" calcext:value-type="float">
            <text:p>0.789877</text:p>
          </table:table-cell>
          <table:table-cell office:value-type="float" office:value="0.812622" calcext:value-type="float">
            <text:p>0.812622</text:p>
          </table:table-cell>
          <table:table-cell office:value-type="float" office:value="0.834308" calcext:value-type="float">
            <text:p>0.834308</text:p>
          </table:table-cell>
          <table:table-cell office:value-type="float" office:value="0.854154" calcext:value-type="float">
            <text:p>0.854154</text:p>
          </table:table-cell>
          <table:table-cell office:value-type="float" office:value="0.880491" calcext:value-type="float">
            <text:p>0.880491</text:p>
          </table:table-cell>
          <table:table-cell office:value-type="float" office:value="0.908402" calcext:value-type="float">
            <text:p>0.90840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65648" calcext:value-type="float">
            <text:p>0.76564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24131" calcext:value-type="float">
            <text:p>0.224131</text:p>
          </table:table-cell>
          <table:table-cell office:value-type="float" office:value="0.486648" calcext:value-type="float">
            <text:p>0.486648</text:p>
          </table:table-cell>
          <table:table-cell office:value-type="float" office:value="0.659574" calcext:value-type="float">
            <text:p>0.659574</text:p>
          </table:table-cell>
          <table:table-cell office:value-type="float" office:value="0.730189" calcext:value-type="float">
            <text:p>0.730189</text:p>
          </table:table-cell>
          <table:table-cell office:value-type="float" office:value="0.773872" calcext:value-type="float">
            <text:p>0.773872</text:p>
          </table:table-cell>
          <table:table-cell office:value-type="float" office:value="0.807929" calcext:value-type="float">
            <text:p>0.807929</text:p>
          </table:table-cell>
          <table:table-cell office:value-type="float" office:value="0.833539" calcext:value-type="float">
            <text:p>0.833539</text:p>
          </table:table-cell>
          <table:table-cell office:value-type="float" office:value="0.853696" calcext:value-type="float">
            <text:p>0.853696</text:p>
          </table:table-cell>
          <table:table-cell office:value-type="float" office:value="0.869607" calcext:value-type="float">
            <text:p>0.869607</text:p>
          </table:table-cell>
          <table:table-cell office:value-type="float" office:value="0.888182" calcext:value-type="float">
            <text:p>0.888182</text:p>
          </table:table-cell>
          <table:table-cell office:value-type="float" office:value="0.912091" calcext:value-type="float">
            <text:p>0.91209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81533" calcext:value-type="float">
            <text:p>0.78153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58886" calcext:value-type="float">
            <text:p>0.258886</text:p>
          </table:table-cell>
          <table:table-cell office:value-type="float" office:value="0.452034" calcext:value-type="float">
            <text:p>0.452034</text:p>
          </table:table-cell>
          <table:table-cell office:value-type="float" office:value="0.635086" calcext:value-type="float">
            <text:p>0.635086</text:p>
          </table:table-cell>
          <table:table-cell office:value-type="float" office:value="0.732767" calcext:value-type="float">
            <text:p>0.732767</text:p>
          </table:table-cell>
          <table:table-cell office:value-type="float" office:value="0.772424" calcext:value-type="float">
            <text:p>0.772424</text:p>
          </table:table-cell>
          <table:table-cell office:value-type="float" office:value="0.807351" calcext:value-type="float">
            <text:p>0.807351</text:p>
          </table:table-cell>
          <table:table-cell office:value-type="float" office:value="0.828634" calcext:value-type="float">
            <text:p>0.828634</text:p>
          </table:table-cell>
          <table:table-cell office:value-type="float" office:value="0.851118" calcext:value-type="float">
            <text:p>0.851118</text:p>
          </table:table-cell>
          <table:table-cell office:value-type="float" office:value="0.869901" calcext:value-type="float">
            <text:p>0.869901</text:p>
          </table:table-cell>
          <table:table-cell office:value-type="float" office:value="0.886454" calcext:value-type="float">
            <text:p>0.886454</text:p>
          </table:table-cell>
          <table:table-cell office:value-type="float" office:value="0.910386" calcext:value-type="float">
            <text:p>0.910386</text:p>
          </table:table-cell>
          <table:table-cell office:value-type="float" office:value="0.928304" calcext:value-type="float">
            <text:p>0.928304</text:p>
          </table:table-cell>
          <table:table-cell office:value-type="float" office:value="0.774615" calcext:value-type="float">
            <text:p>0.77461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467295" calcext:value-type="float">
            <text:p>0.467295</text:p>
          </table:table-cell>
          <table:table-cell office:value-type="float" office:value="0.676307" calcext:value-type="float">
            <text:p>0.676307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81543" calcext:value-type="float">
            <text:p>0.781543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833585" calcext:value-type="float">
            <text:p>0.833585</text:p>
          </table:table-cell>
          <table:table-cell office:value-type="float" office:value="0.856648" calcext:value-type="float">
            <text:p>0.856648</text:p>
          </table:table-cell>
          <table:table-cell office:value-type="float" office:value="0.875432" calcext:value-type="float">
            <text:p>0.875432</text:p>
          </table:table-cell>
          <table:table-cell office:value-type="float" office:value="0.888481" calcext:value-type="float">
            <text:p>0.888481</text:p>
          </table:table-cell>
          <table:table-cell office:value-type="float" office:value="0.910637" calcext:value-type="float">
            <text:p>0.91063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84582" calcext:value-type="float">
            <text:p>0.78458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495385" calcext:value-type="float">
            <text:p>0.495385</text:p>
          </table:table-cell>
          <table:table-cell office:value-type="float" office:value="0.669978" calcext:value-type="float">
            <text:p>0.669978</text:p>
          </table:table-cell>
          <table:table-cell office:value-type="float" office:value="0.74372" calcext:value-type="float">
            <text:p>0.74372</text:p>
          </table:table-cell>
          <table:table-cell office:value-type="float" office:value="0.785344" calcext:value-type="float">
            <text:p>0.785344</text:p>
          </table:table-cell>
          <table:table-cell office:value-type="float" office:value="0.810953" calcext:value-type="float">
            <text:p>0.810953</text:p>
          </table:table-cell>
          <table:table-cell office:value-type="float" office:value="0.830478" calcext:value-type="float">
            <text:p>0.830478</text:p>
          </table:table-cell>
          <table:table-cell office:value-type="float" office:value="0.849372" calcext:value-type="float">
            <text:p>0.849372</text:p>
          </table:table-cell>
          <table:table-cell office:value-type="float" office:value="0.864018" calcext:value-type="float">
            <text:p>0.864018</text:p>
          </table:table-cell>
          <table:table-cell office:value-type="float" office:value="0.881947" calcext:value-type="float">
            <text:p>0.881947</text:p>
          </table:table-cell>
          <table:table-cell office:value-type="float" office:value="0.905515" calcext:value-type="float">
            <text:p>0.90551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83671" calcext:value-type="float">
            <text:p>0.78367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514694" calcext:value-type="float">
            <text:p>0.514694</text:p>
          </table:table-cell>
          <table:table-cell office:value-type="float" office:value="0.672393" calcext:value-type="float">
            <text:p>0.672393</text:p>
          </table:table-cell>
          <table:table-cell office:value-type="float" office:value="0.741091" calcext:value-type="float">
            <text:p>0.741091</text:p>
          </table:table-cell>
          <table:table-cell office:value-type="float" office:value="0.787456" calcext:value-type="float">
            <text:p>0.787456</text:p>
          </table:table-cell>
          <table:table-cell office:value-type="float" office:value="0.813653" calcext:value-type="float">
            <text:p>0.813653</text:p>
          </table:table-cell>
          <table:table-cell office:value-type="float" office:value="0.833288" calcext:value-type="float">
            <text:p>0.833288</text:p>
          </table:table-cell>
          <table:table-cell office:value-type="float" office:value="0.852048" calcext:value-type="float">
            <text:p>0.852048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8099" calcext:value-type="float">
            <text:p>0.88099</text:p>
          </table:table-cell>
          <table:table-cell office:value-type="float" office:value="0.909891" calcext:value-type="float">
            <text:p>0.90989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86928" calcext:value-type="float">
            <text:p>0.78692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0.45049" calcext:value-type="float">
            <text:p>0.45049</text:p>
          </table:table-cell>
          <table:table-cell office:value-type="float" office:value="0.640624" calcext:value-type="float">
            <text:p>0.640624</text:p>
          </table:table-cell>
          <table:table-cell office:value-type="float" office:value="0.715741" calcext:value-type="float">
            <text:p>0.715741</text:p>
          </table:table-cell>
          <table:table-cell office:value-type="float" office:value="0.764682" calcext:value-type="float">
            <text:p>0.764682</text:p>
          </table:table-cell>
          <table:table-cell office:value-type="float" office:value="0.801525" calcext:value-type="float">
            <text:p>0.801525</text:p>
          </table:table-cell>
          <table:table-cell office:value-type="float" office:value="0.824428" calcext:value-type="float">
            <text:p>0.824428</text:p>
          </table:table-cell>
          <table:table-cell office:value-type="float" office:value="0.846528" calcext:value-type="float">
            <text:p>0.846528</text:p>
          </table:table-cell>
          <table:table-cell office:value-type="float" office:value="0.860616" calcext:value-type="float">
            <text:p>0.860616</text:p>
          </table:table-cell>
          <table:table-cell office:value-type="float" office:value="0.877247" calcext:value-type="float">
            <text:p>0.877247</text:p>
          </table:table-cell>
          <table:table-cell office:value-type="float" office:value="0.909413" calcext:value-type="float">
            <text:p>0.909413</text:p>
          </table:table-cell>
          <table:table-cell office:value-type="float" office:value="0.939918" calcext:value-type="float">
            <text:p>0.939918</text:p>
          </table:table-cell>
          <table:table-cell office:value-type="float" office:value="0.769129" calcext:value-type="float">
            <text:p>0.76912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486916" calcext:value-type="float">
            <text:p>0.486916</text:p>
          </table:table-cell>
          <table:table-cell office:value-type="float" office:value="0.653289" calcext:value-type="float">
            <text:p>0.653289</text:p>
          </table:table-cell>
          <table:table-cell office:value-type="float" office:value="0.723322" calcext:value-type="float">
            <text:p>0.723322</text:p>
          </table:table-cell>
          <table:table-cell office:value-type="float" office:value="0.771312" calcext:value-type="float">
            <text:p>0.771312</text:p>
          </table:table-cell>
          <table:table-cell office:value-type="float" office:value="0.806583" calcext:value-type="float">
            <text:p>0.806583</text:p>
          </table:table-cell>
          <table:table-cell office:value-type="float" office:value="0.828365" calcext:value-type="float">
            <text:p>0.828365</text:p>
          </table:table-cell>
          <table:table-cell office:value-type="float" office:value="0.849925" calcext:value-type="float">
            <text:p>0.849925</text:p>
          </table:table-cell>
          <table:table-cell office:value-type="float" office:value="0.861358" calcext:value-type="float">
            <text:p>0.861358</text:p>
          </table:table-cell>
          <table:table-cell office:value-type="float" office:value="0.879696" calcext:value-type="float">
            <text:p>0.879696</text:p>
          </table:table-cell>
          <table:table-cell office:value-type="float" office:value="0.909673" calcext:value-type="float">
            <text:p>0.90967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77044" calcext:value-type="float">
            <text:p>0.77704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58886" calcext:value-type="float">
            <text:p>0.258886</text:p>
          </table:table-cell>
          <table:table-cell office:value-type="float" office:value="0.531776" calcext:value-type="float">
            <text:p>0.531776</text:p>
          </table:table-cell>
          <table:table-cell office:value-type="float" office:value="0.692286" calcext:value-type="float">
            <text:p>0.692286</text:p>
          </table:table-cell>
          <table:table-cell office:value-type="float" office:value="0.74577" calcext:value-type="float">
            <text:p>0.74577</text:p>
          </table:table-cell>
          <table:table-cell office:value-type="float" office:value="0.78716" calcext:value-type="float">
            <text:p>0.78716</text:p>
          </table:table-cell>
          <table:table-cell office:value-type="float" office:value="0.812801" calcext:value-type="float">
            <text:p>0.812801</text:p>
          </table:table-cell>
          <table:table-cell office:value-type="float" office:value="0.834052" calcext:value-type="float">
            <text:p>0.834052</text:p>
          </table:table-cell>
          <table:table-cell office:value-type="float" office:value="0.851118" calcext:value-type="float">
            <text:p>0.851118</text:p>
          </table:table-cell>
          <table:table-cell office:value-type="float" office:value="0.861807" calcext:value-type="float">
            <text:p>0.861807</text:p>
          </table:table-cell>
          <table:table-cell office:value-type="float" office:value="0.880179" calcext:value-type="float">
            <text:p>0.880179</text:p>
          </table:table-cell>
          <table:table-cell office:value-type="float" office:value="0.912424" calcext:value-type="float">
            <text:p>0.91242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90937" calcext:value-type="float">
            <text:p>0.79093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80605" calcext:value-type="float">
            <text:p>0.280605</text:p>
          </table:table-cell>
          <table:table-cell office:value-type="float" office:value="0.530487" calcext:value-type="float">
            <text:p>0.530487</text:p>
          </table:table-cell>
          <table:table-cell office:value-type="float" office:value="0.691112" calcext:value-type="float">
            <text:p>0.691112</text:p>
          </table:table-cell>
          <table:table-cell office:value-type="float" office:value="0.751142" calcext:value-type="float">
            <text:p>0.751142</text:p>
          </table:table-cell>
          <table:table-cell office:value-type="float" office:value="0.791089" calcext:value-type="float">
            <text:p>0.791089</text:p>
          </table:table-cell>
          <table:table-cell office:value-type="float" office:value="0.817362" calcext:value-type="float">
            <text:p>0.817362</text:p>
          </table:table-cell>
          <table:table-cell office:value-type="float" office:value="0.842652" calcext:value-type="float">
            <text:p>0.842652</text:p>
          </table:table-cell>
          <table:table-cell office:value-type="float" office:value="0.854077" calcext:value-type="float">
            <text:p>0.854077</text:p>
          </table:table-cell>
          <table:table-cell office:value-type="float" office:value="0.869465" calcext:value-type="float">
            <text:p>0.869465</text:p>
          </table:table-cell>
          <table:table-cell office:value-type="float" office:value="0.888757" calcext:value-type="float">
            <text:p>0.888757</text:p>
          </table:table-cell>
          <table:table-cell office:value-type="float" office:value="0.913611" calcext:value-type="float">
            <text:p>0.91361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94976" calcext:value-type="float">
            <text:p>0.79497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03587" calcext:value-type="float">
            <text:p>0.503587</text:p>
          </table:table-cell>
          <table:table-cell office:value-type="float" office:value="0.592756" calcext:value-type="float">
            <text:p>0.592756</text:p>
          </table:table-cell>
          <table:table-cell office:value-type="float" office:value="0.705176" calcext:value-type="float">
            <text:p>0.705176</text:p>
          </table:table-cell>
          <table:table-cell office:value-type="float" office:value="0.756833" calcext:value-type="float">
            <text:p>0.756833</text:p>
          </table:table-cell>
          <table:table-cell office:value-type="float" office:value="0.791198" calcext:value-type="float">
            <text:p>0.791198</text:p>
          </table:table-cell>
          <table:table-cell office:value-type="float" office:value="0.817465" calcext:value-type="float">
            <text:p>0.817465</text:p>
          </table:table-cell>
          <table:table-cell office:value-type="float" office:value="0.843449" calcext:value-type="float">
            <text:p>0.843449</text:p>
          </table:table-cell>
          <table:table-cell office:value-type="float" office:value="0.856883" calcext:value-type="float">
            <text:p>0.856883</text:p>
          </table:table-cell>
          <table:table-cell office:value-type="float" office:value="0.872439" calcext:value-type="float">
            <text:p>0.872439</text:p>
          </table:table-cell>
          <table:table-cell office:value-type="float" office:value="0.886471" calcext:value-type="float">
            <text:p>0.886471</text:p>
          </table:table-cell>
          <table:table-cell office:value-type="float" office:value="0.910548" calcext:value-type="float">
            <text:p>0.910548</text:p>
          </table:table-cell>
          <table:table-cell office:value-type="float" office:value="0.928806" calcext:value-type="float">
            <text:p>0.928806</text:p>
          </table:table-cell>
          <table:table-cell office:value-type="float" office:value="0.803322" calcext:value-type="float">
            <text:p>0.80332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00359" calcext:value-type="float">
            <text:p>0.200359</text:p>
          </table:table-cell>
          <table:table-cell office:value-type="float" office:value="0.573131" calcext:value-type="float">
            <text:p>0.573131</text:p>
          </table:table-cell>
          <table:table-cell office:value-type="float" office:value="0.714968" calcext:value-type="float">
            <text:p>0.714968</text:p>
          </table:table-cell>
          <table:table-cell office:value-type="float" office:value="0.761321" calcext:value-type="float">
            <text:p>0.761321</text:p>
          </table:table-cell>
          <table:table-cell office:value-type="float" office:value="0.791946" calcext:value-type="float">
            <text:p>0.791946</text:p>
          </table:table-cell>
          <table:table-cell office:value-type="float" office:value="0.816006" calcext:value-type="float">
            <text:p>0.816006</text:p>
          </table:table-cell>
          <table:table-cell office:value-type="float" office:value="0.841157" calcext:value-type="float">
            <text:p>0.841157</text:p>
          </table:table-cell>
          <table:table-cell office:value-type="float" office:value="0.860404" calcext:value-type="float">
            <text:p>0.860404</text:p>
          </table:table-cell>
          <table:table-cell office:value-type="float" office:value="0.874798" calcext:value-type="float">
            <text:p>0.874798</text:p>
          </table:table-cell>
          <table:table-cell office:value-type="float" office:value="0.889375" calcext:value-type="float">
            <text:p>0.889375</text:p>
          </table:table-cell>
          <table:table-cell office:value-type="float" office:value="0.916796" calcext:value-type="float">
            <text:p>0.916796</text:p>
          </table:table-cell>
          <table:table-cell office:value-type="float" office:value="0.928806" calcext:value-type="float">
            <text:p>0.928806</text:p>
          </table:table-cell>
          <table:table-cell office:value-type="float" office:value="0.80399" calcext:value-type="float">
            <text:p>0.8039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04897" calcext:value-type="float">
            <text:p>0.104897</text:p>
          </table:table-cell>
          <table:table-cell office:value-type="float" office:value="0.505626" calcext:value-type="float">
            <text:p>0.505626</text:p>
          </table:table-cell>
          <table:table-cell office:value-type="float" office:value="0.667084" calcext:value-type="float">
            <text:p>0.667084</text:p>
          </table:table-cell>
          <table:table-cell office:value-type="float" office:value="0.742675" calcext:value-type="float">
            <text:p>0.742675</text:p>
          </table:table-cell>
          <table:table-cell office:value-type="float" office:value="0.787822" calcext:value-type="float">
            <text:p>0.787822</text:p>
          </table:table-cell>
          <table:table-cell office:value-type="float" office:value="0.81484" calcext:value-type="float">
            <text:p>0.81484</text:p>
          </table:table-cell>
          <table:table-cell office:value-type="float" office:value="0.837908" calcext:value-type="float">
            <text:p>0.837908</text:p>
          </table:table-cell>
          <table:table-cell office:value-type="float" office:value="0.857028" calcext:value-type="float">
            <text:p>0.857028</text:p>
          </table:table-cell>
          <table:table-cell office:value-type="float" office:value="0.874288" calcext:value-type="float">
            <text:p>0.874288</text:p>
          </table:table-cell>
          <table:table-cell office:value-type="float" office:value="0.890575" calcext:value-type="float">
            <text:p>0.890575</text:p>
          </table:table-cell>
          <table:table-cell office:value-type="float" office:value="0.913665" calcext:value-type="float">
            <text:p>0.913665</text:p>
          </table:table-cell>
          <table:table-cell office:value-type="float" office:value="0.927559" calcext:value-type="float">
            <text:p>0.927559</text:p>
          </table:table-cell>
          <table:table-cell office:value-type="float" office:value="0.789151" calcext:value-type="float">
            <text:p>0.78915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00359" calcext:value-type="float">
            <text:p>0.200359</text:p>
          </table:table-cell>
          <table:table-cell office:value-type="float" office:value="0.533462" calcext:value-type="float">
            <text:p>0.533462</text:p>
          </table:table-cell>
          <table:table-cell office:value-type="float" office:value="0.65319" calcext:value-type="float">
            <text:p>0.65319</text:p>
          </table:table-cell>
          <table:table-cell office:value-type="float" office:value="0.723902" calcext:value-type="float">
            <text:p>0.723902</text:p>
          </table:table-cell>
          <table:table-cell office:value-type="float" office:value="0.77775" calcext:value-type="float">
            <text:p>0.77775</text:p>
          </table:table-cell>
          <table:table-cell office:value-type="float" office:value="0.812155" calcext:value-type="float">
            <text:p>0.812155</text:p>
          </table:table-cell>
          <table:table-cell office:value-type="float" office:value="0.844176" calcext:value-type="float">
            <text:p>0.844176</text:p>
          </table:table-cell>
          <table:table-cell office:value-type="float" office:value="0.86272" calcext:value-type="float">
            <text:p>0.86272</text:p>
          </table:table-cell>
          <table:table-cell office:value-type="float" office:value="0.876596" calcext:value-type="float">
            <text:p>0.876596</text:p>
          </table:table-cell>
          <table:table-cell office:value-type="float" office:value="0.893969" calcext:value-type="float">
            <text:p>0.893969</text:p>
          </table:table-cell>
          <table:table-cell office:value-type="float" office:value="0.918109" calcext:value-type="float">
            <text:p>0.918109</text:p>
          </table:table-cell>
          <table:table-cell office:value-type="float" office:value="0.951687" calcext:value-type="float">
            <text:p>0.951687</text:p>
          </table:table-cell>
          <table:table-cell office:value-type="float" office:value="0.789603" calcext:value-type="float">
            <text:p>0.78960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42579" calcext:value-type="float">
            <text:p>0.242579</text:p>
          </table:table-cell>
          <table:table-cell office:value-type="float" office:value="0.526761" calcext:value-type="float">
            <text:p>0.526761</text:p>
          </table:table-cell>
          <table:table-cell office:value-type="float" office:value="0.647487" calcext:value-type="float">
            <text:p>0.647487</text:p>
          </table:table-cell>
          <table:table-cell office:value-type="float" office:value="0.728411" calcext:value-type="float">
            <text:p>0.728411</text:p>
          </table:table-cell>
          <table:table-cell office:value-type="float" office:value="0.779638" calcext:value-type="float">
            <text:p>0.779638</text:p>
          </table:table-cell>
          <table:table-cell office:value-type="float" office:value="0.808249" calcext:value-type="float">
            <text:p>0.808249</text:p>
          </table:table-cell>
          <table:table-cell office:value-type="float" office:value="0.83845" calcext:value-type="float">
            <text:p>0.83845</text:p>
          </table:table-cell>
          <table:table-cell office:value-type="float" office:value="0.856575" calcext:value-type="float">
            <text:p>0.856575</text:p>
          </table:table-cell>
          <table:table-cell office:value-type="float" office:value="0.874354" calcext:value-type="float">
            <text:p>0.874354</text:p>
          </table:table-cell>
          <table:table-cell office:value-type="float" office:value="0.892081" calcext:value-type="float">
            <text:p>0.892081</text:p>
          </table:table-cell>
          <table:table-cell office:value-type="float" office:value="0.916317" calcext:value-type="float">
            <text:p>0.916317</text:p>
          </table:table-cell>
          <table:table-cell office:value-type="float" office:value="0.951687" calcext:value-type="float">
            <text:p>0.951687</text:p>
          </table:table-cell>
          <table:table-cell office:value-type="float" office:value="0.786832" calcext:value-type="float">
            <text:p>0.78683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0.38583" calcext:value-type="float">
            <text:p>0.38583</text:p>
          </table:table-cell>
          <table:table-cell office:value-type="float" office:value="0.661343" calcext:value-type="float">
            <text:p>0.661343</text:p>
          </table:table-cell>
          <table:table-cell office:value-type="float" office:value="0.739091" calcext:value-type="float">
            <text:p>0.739091</text:p>
          </table:table-cell>
          <table:table-cell office:value-type="float" office:value="0.78801" calcext:value-type="float">
            <text:p>0.78801</text:p>
          </table:table-cell>
          <table:table-cell office:value-type="float" office:value="0.81819" calcext:value-type="float">
            <text:p>0.81819</text:p>
          </table:table-cell>
          <table:table-cell office:value-type="float" office:value="0.843906" calcext:value-type="float">
            <text:p>0.843906</text:p>
          </table:table-cell>
          <table:table-cell office:value-type="float" office:value="0.859811" calcext:value-type="float">
            <text:p>0.859811</text:p>
          </table:table-cell>
          <table:table-cell office:value-type="float" office:value="0.876545" calcext:value-type="float">
            <text:p>0.876545</text:p>
          </table:table-cell>
          <table:table-cell office:value-type="float" office:value="0.898221" calcext:value-type="float">
            <text:p>0.898221</text:p>
          </table:table-cell>
          <table:table-cell office:value-type="float" office:value="0.924127" calcext:value-type="float">
            <text:p>0.924127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779507" calcext:value-type="float">
            <text:p>0.77950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521936" calcext:value-type="float">
            <text:p>0.521936</text:p>
          </table:table-cell>
          <table:table-cell office:value-type="float" office:value="0.675959" calcext:value-type="float">
            <text:p>0.675959</text:p>
          </table:table-cell>
          <table:table-cell office:value-type="float" office:value="0.740076" calcext:value-type="float">
            <text:p>0.740076</text:p>
          </table:table-cell>
          <table:table-cell office:value-type="float" office:value="0.780678" calcext:value-type="float">
            <text:p>0.780678</text:p>
          </table:table-cell>
          <table:table-cell office:value-type="float" office:value="0.807461" calcext:value-type="float">
            <text:p>0.807461</text:p>
          </table:table-cell>
          <table:table-cell office:value-type="float" office:value="0.836813" calcext:value-type="float">
            <text:p>0.836813</text:p>
          </table:table-cell>
          <table:table-cell office:value-type="float" office:value="0.857804" calcext:value-type="float">
            <text:p>0.857804</text:p>
          </table:table-cell>
          <table:table-cell office:value-type="float" office:value="0.873798" calcext:value-type="float">
            <text:p>0.873798</text:p>
          </table:table-cell>
          <table:table-cell office:value-type="float" office:value="0.894448" calcext:value-type="float">
            <text:p>0.894448</text:p>
          </table:table-cell>
          <table:table-cell office:value-type="float" office:value="0.918344" calcext:value-type="float">
            <text:p>0.918344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790732" calcext:value-type="float">
            <text:p>0.79073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00647" calcext:value-type="float">
            <text:p>0.200647</text:p>
          </table:table-cell>
          <table:table-cell office:value-type="float" office:value="0.574342" calcext:value-type="float">
            <text:p>0.574342</text:p>
          </table:table-cell>
          <table:table-cell office:value-type="float" office:value="0.714237" calcext:value-type="float">
            <text:p>0.714237</text:p>
          </table:table-cell>
          <table:table-cell office:value-type="float" office:value="0.765399" calcext:value-type="float">
            <text:p>0.765399</text:p>
          </table:table-cell>
          <table:table-cell office:value-type="float" office:value="0.797197" calcext:value-type="float">
            <text:p>0.797197</text:p>
          </table:table-cell>
          <table:table-cell office:value-type="float" office:value="0.820829" calcext:value-type="float">
            <text:p>0.820829</text:p>
          </table:table-cell>
          <table:table-cell office:value-type="float" office:value="0.843467" calcext:value-type="float">
            <text:p>0.843467</text:p>
          </table:table-cell>
          <table:table-cell office:value-type="float" office:value="0.861586" calcext:value-type="float">
            <text:p>0.861586</text:p>
          </table:table-cell>
          <table:table-cell office:value-type="float" office:value="0.874748" calcext:value-type="float">
            <text:p>0.874748</text:p>
          </table:table-cell>
          <table:table-cell office:value-type="float" office:value="0.893489" calcext:value-type="float">
            <text:p>0.893489</text:p>
          </table:table-cell>
          <table:table-cell office:value-type="float" office:value="0.915664" calcext:value-type="float">
            <text:p>0.915664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806096" calcext:value-type="float">
            <text:p>0.80609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00647" calcext:value-type="float">
            <text:p>0.200647</text:p>
          </table:table-cell>
          <table:table-cell office:value-type="float" office:value="0.552384" calcext:value-type="float">
            <text:p>0.552384</text:p>
          </table:table-cell>
          <table:table-cell office:value-type="float" office:value="0.707536" calcext:value-type="float">
            <text:p>0.707536</text:p>
          </table:table-cell>
          <table:table-cell office:value-type="float" office:value="0.763223" calcext:value-type="float">
            <text:p>0.763223</text:p>
          </table:table-cell>
          <table:table-cell office:value-type="float" office:value="0.79579" calcext:value-type="float">
            <text:p>0.79579</text:p>
          </table:table-cell>
          <table:table-cell office:value-type="float" office:value="0.819997" calcext:value-type="float">
            <text:p>0.819997</text:p>
          </table:table-cell>
          <table:table-cell office:value-type="float" office:value="0.840282" calcext:value-type="float">
            <text:p>0.840282</text:p>
          </table:table-cell>
          <table:table-cell office:value-type="float" office:value="0.858802" calcext:value-type="float">
            <text:p>0.858802</text:p>
          </table:table-cell>
          <table:table-cell office:value-type="float" office:value="0.872276" calcext:value-type="float">
            <text:p>0.872276</text:p>
          </table:table-cell>
          <table:table-cell office:value-type="float" office:value="0.894686" calcext:value-type="float">
            <text:p>0.894686</text:p>
          </table:table-cell>
          <table:table-cell office:value-type="float" office:value="0.919977" calcext:value-type="float">
            <text:p>0.919977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802495" calcext:value-type="float">
            <text:p>0.80249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0.449096" calcext:value-type="float">
            <text:p>0.449096</text:p>
          </table:table-cell>
          <table:table-cell office:value-type="float" office:value="0.696174" calcext:value-type="float">
            <text:p>0.696174</text:p>
          </table:table-cell>
          <table:table-cell office:value-type="float" office:value="0.753877" calcext:value-type="float">
            <text:p>0.753877</text:p>
          </table:table-cell>
          <table:table-cell office:value-type="float" office:value="0.786528" calcext:value-type="float">
            <text:p>0.786528</text:p>
          </table:table-cell>
          <table:table-cell office:value-type="float" office:value="0.811561" calcext:value-type="float">
            <text:p>0.811561</text:p>
          </table:table-cell>
          <table:table-cell office:value-type="float" office:value="0.836122" calcext:value-type="float">
            <text:p>0.836122</text:p>
          </table:table-cell>
          <table:table-cell office:value-type="float" office:value="0.855658" calcext:value-type="float">
            <text:p>0.855658</text:p>
          </table:table-cell>
          <table:table-cell office:value-type="float" office:value="0.870078" calcext:value-type="float">
            <text:p>0.870078</text:p>
          </table:table-cell>
          <table:table-cell office:value-type="float" office:value="0.892171" calcext:value-type="float">
            <text:p>0.892171</text:p>
          </table:table-cell>
          <table:table-cell office:value-type="float" office:value="0.921839" calcext:value-type="float">
            <text:p>0.92183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78731" calcext:value-type="float">
            <text:p>0.7873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56074" calcext:value-type="float">
            <text:p>0.456074</text:p>
          </table:table-cell>
          <table:table-cell office:value-type="float" office:value="0.628068" calcext:value-type="float">
            <text:p>0.628068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776537" calcext:value-type="float">
            <text:p>0.776537</text:p>
          </table:table-cell>
          <table:table-cell office:value-type="float" office:value="0.804076" calcext:value-type="float">
            <text:p>0.804076</text:p>
          </table:table-cell>
          <table:table-cell office:value-type="float" office:value="0.824636" calcext:value-type="float">
            <text:p>0.824636</text:p>
          </table:table-cell>
          <table:table-cell office:value-type="float" office:value="0.843747" calcext:value-type="float">
            <text:p>0.843747</text:p>
          </table:table-cell>
          <table:table-cell office:value-type="float" office:value="0.857422" calcext:value-type="float">
            <text:p>0.857422</text:p>
          </table:table-cell>
          <table:table-cell office:value-type="float" office:value="0.872047" calcext:value-type="float">
            <text:p>0.872047</text:p>
          </table:table-cell>
          <table:table-cell office:value-type="float" office:value="0.892987" calcext:value-type="float">
            <text:p>0.892987</text:p>
          </table:table-cell>
          <table:table-cell office:value-type="float" office:value="0.919756" calcext:value-type="float">
            <text:p>0.919756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15768" calcext:value-type="float">
            <text:p>0.81576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47409" calcext:value-type="float">
            <text:p>0.447409</text:p>
          </table:table-cell>
          <table:table-cell office:value-type="float" office:value="0.680541" calcext:value-type="float">
            <text:p>0.680541</text:p>
          </table:table-cell>
          <table:table-cell office:value-type="float" office:value="0.769228" calcext:value-type="float">
            <text:p>0.769228</text:p>
          </table:table-cell>
          <table:table-cell office:value-type="float" office:value="0.798488" calcext:value-type="float">
            <text:p>0.798488</text:p>
          </table:table-cell>
          <table:table-cell office:value-type="float" office:value="0.818739" calcext:value-type="float">
            <text:p>0.818739</text:p>
          </table:table-cell>
          <table:table-cell office:value-type="float" office:value="0.835036" calcext:value-type="float">
            <text:p>0.835036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862489" calcext:value-type="float">
            <text:p>0.862489</text:p>
          </table:table-cell>
          <table:table-cell office:value-type="float" office:value="0.877787" calcext:value-type="float">
            <text:p>0.877787</text:p>
          </table:table-cell>
          <table:table-cell office:value-type="float" office:value="0.897337" calcext:value-type="float">
            <text:p>0.897337</text:p>
          </table:table-cell>
          <table:table-cell office:value-type="float" office:value="0.922069" calcext:value-type="float">
            <text:p>0.92206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31231" calcext:value-type="float">
            <text:p>0.83123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0.612628" calcext:value-type="float">
            <text:p>0.612628</text:p>
          </table:table-cell>
          <table:table-cell office:value-type="float" office:value="0.761808" calcext:value-type="float">
            <text:p>0.761808</text:p>
          </table:table-cell>
          <table:table-cell office:value-type="float" office:value="0.799449" calcext:value-type="float">
            <text:p>0.799449</text:p>
          </table:table-cell>
          <table:table-cell office:value-type="float" office:value="0.823079" calcext:value-type="float">
            <text:p>0.823079</text:p>
          </table:table-cell>
          <table:table-cell office:value-type="float" office:value="0.841737" calcext:value-type="float">
            <text:p>0.841737</text:p>
          </table:table-cell>
          <table:table-cell office:value-type="float" office:value="0.855568" calcext:value-type="float">
            <text:p>0.855568</text:p>
          </table:table-cell>
          <table:table-cell office:value-type="float" office:value="0.867107" calcext:value-type="float">
            <text:p>0.867107</text:p>
          </table:table-cell>
          <table:table-cell office:value-type="float" office:value="0.884371" calcext:value-type="float">
            <text:p>0.884371</text:p>
          </table:table-cell>
          <table:table-cell office:value-type="float" office:value="0.898826" calcext:value-type="float">
            <text:p>0.898826</text:p>
          </table:table-cell>
          <table:table-cell office:value-type="float" office:value="0.923459" calcext:value-type="float">
            <text:p>0.92345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26803" calcext:value-type="float">
            <text:p>0.82680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35455" calcext:value-type="float">
            <text:p>0.435455</text:p>
          </table:table-cell>
          <table:table-cell office:value-type="float" office:value="0.675663" calcext:value-type="float">
            <text:p>0.675663</text:p>
          </table:table-cell>
          <table:table-cell office:value-type="float" office:value="0.756743" calcext:value-type="float">
            <text:p>0.756743</text:p>
          </table:table-cell>
          <table:table-cell office:value-type="float" office:value="0.796502" calcext:value-type="float">
            <text:p>0.796502</text:p>
          </table:table-cell>
          <table:table-cell office:value-type="float" office:value="0.824288" calcext:value-type="float">
            <text:p>0.824288</text:p>
          </table:table-cell>
          <table:table-cell office:value-type="float" office:value="0.84437" calcext:value-type="float">
            <text:p>0.84437</text:p>
          </table:table-cell>
          <table:table-cell office:value-type="float" office:value="0.858256" calcext:value-type="float">
            <text:p>0.858256</text:p>
          </table:table-cell>
          <table:table-cell office:value-type="float" office:value="0.872577" calcext:value-type="float">
            <text:p>0.872577</text:p>
          </table:table-cell>
          <table:table-cell office:value-type="float" office:value="0.886859" calcext:value-type="float">
            <text:p>0.886859</text:p>
          </table:table-cell>
          <table:table-cell office:value-type="float" office:value="0.905561" calcext:value-type="float">
            <text:p>0.905561</text:p>
          </table:table-cell>
          <table:table-cell office:value-type="float" office:value="0.927898" calcext:value-type="float">
            <text:p>0.92789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34872" calcext:value-type="float">
            <text:p>0.83487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9523" calcext:value-type="float">
            <text:p>0.49523</text:p>
          </table:table-cell>
          <table:table-cell office:value-type="float" office:value="0.677497" calcext:value-type="float">
            <text:p>0.677497</text:p>
          </table:table-cell>
          <table:table-cell office:value-type="float" office:value="0.75686" calcext:value-type="float">
            <text:p>0.75686</text:p>
          </table:table-cell>
          <table:table-cell office:value-type="float" office:value="0.797149" calcext:value-type="float">
            <text:p>0.797149</text:p>
          </table:table-cell>
          <table:table-cell office:value-type="float" office:value="0.827196" calcext:value-type="float">
            <text:p>0.827196</text:p>
          </table:table-cell>
          <table:table-cell office:value-type="float" office:value="0.846365" calcext:value-type="float">
            <text:p>0.846365</text:p>
          </table:table-cell>
          <table:table-cell office:value-type="float" office:value="0.858624" calcext:value-type="float">
            <text:p>0.858624</text:p>
          </table:table-cell>
          <table:table-cell office:value-type="float" office:value="0.872915" calcext:value-type="float">
            <text:p>0.872915</text:p>
          </table:table-cell>
          <table:table-cell office:value-type="float" office:value="0.88691" calcext:value-type="float">
            <text:p>0.88691</text:p>
          </table:table-cell>
          <table:table-cell office:value-type="float" office:value="0.902592" calcext:value-type="float">
            <text:p>0.902592</text:p>
          </table:table-cell>
          <table:table-cell office:value-type="float" office:value="0.928303" calcext:value-type="float">
            <text:p>0.928303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35441" calcext:value-type="float">
            <text:p>0.83544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2128" calcext:value-type="float">
            <text:p>0.52128</text:p>
          </table:table-cell>
          <table:table-cell office:value-type="float" office:value="0.677803" calcext:value-type="float">
            <text:p>0.677803</text:p>
          </table:table-cell>
          <table:table-cell office:value-type="float" office:value="0.761148" calcext:value-type="float">
            <text:p>0.761148</text:p>
          </table:table-cell>
          <table:table-cell office:value-type="float" office:value="0.799076" calcext:value-type="float">
            <text:p>0.799076</text:p>
          </table:table-cell>
          <table:table-cell office:value-type="float" office:value="0.830649" calcext:value-type="float">
            <text:p>0.830649</text:p>
          </table:table-cell>
          <table:table-cell office:value-type="float" office:value="0.849508" calcext:value-type="float">
            <text:p>0.849508</text:p>
          </table:table-cell>
          <table:table-cell office:value-type="float" office:value="0.861831" calcext:value-type="float">
            <text:p>0.861831</text:p>
          </table:table-cell>
          <table:table-cell office:value-type="float" office:value="0.875278" calcext:value-type="float">
            <text:p>0.875278</text:p>
          </table:table-cell>
          <table:table-cell office:value-type="float" office:value="0.888992" calcext:value-type="float">
            <text:p>0.888992</text:p>
          </table:table-cell>
          <table:table-cell office:value-type="float" office:value="0.904363" calcext:value-type="float">
            <text:p>0.904363</text:p>
          </table:table-cell>
          <table:table-cell office:value-type="float" office:value="0.930816" calcext:value-type="float">
            <text:p>0.930816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37947" calcext:value-type="float">
            <text:p>0.83794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71314" calcext:value-type="float">
            <text:p>0.571314</text:p>
          </table:table-cell>
          <table:table-cell office:value-type="float" office:value="0.688134" calcext:value-type="float">
            <text:p>0.688134</text:p>
          </table:table-cell>
          <table:table-cell office:value-type="float" office:value="0.767735" calcext:value-type="float">
            <text:p>0.767735</text:p>
          </table:table-cell>
          <table:table-cell office:value-type="float" office:value="0.803803" calcext:value-type="float">
            <text:p>0.803803</text:p>
          </table:table-cell>
          <table:table-cell office:value-type="float" office:value="0.834024" calcext:value-type="float">
            <text:p>0.834024</text:p>
          </table:table-cell>
          <table:table-cell office:value-type="float" office:value="0.852728" calcext:value-type="float">
            <text:p>0.852728</text:p>
          </table:table-cell>
          <table:table-cell office:value-type="float" office:value="0.864867" calcext:value-type="float">
            <text:p>0.864867</text:p>
          </table:table-cell>
          <table:table-cell office:value-type="float" office:value="0.875549" calcext:value-type="float">
            <text:p>0.875549</text:p>
          </table:table-cell>
          <table:table-cell office:value-type="float" office:value="0.888169" calcext:value-type="float">
            <text:p>0.888169</text:p>
          </table:table-cell>
          <table:table-cell office:value-type="float" office:value="0.904097" calcext:value-type="float">
            <text:p>0.904097</text:p>
          </table:table-cell>
          <table:table-cell office:value-type="float" office:value="0.92642" calcext:value-type="float">
            <text:p>0.92642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40552" calcext:value-type="float">
            <text:p>0.84055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9412" calcext:value-type="float">
            <text:p>0.239412</text:p>
          </table:table-cell>
          <table:table-cell office:value-type="float" office:value="0.660376" calcext:value-type="float">
            <text:p>0.660376</text:p>
          </table:table-cell>
          <table:table-cell office:value-type="float" office:value="0.764479" calcext:value-type="float">
            <text:p>0.764479</text:p>
          </table:table-cell>
          <table:table-cell office:value-type="float" office:value="0.799039" calcext:value-type="float">
            <text:p>0.799039</text:p>
          </table:table-cell>
          <table:table-cell office:value-type="float" office:value="0.824361" calcext:value-type="float">
            <text:p>0.824361</text:p>
          </table:table-cell>
          <table:table-cell office:value-type="float" office:value="0.846174" calcext:value-type="float">
            <text:p>0.846174</text:p>
          </table:table-cell>
          <table:table-cell office:value-type="float" office:value="0.860002" calcext:value-type="float">
            <text:p>0.860002</text:p>
          </table:table-cell>
          <table:table-cell office:value-type="float" office:value="0.873486" calcext:value-type="float">
            <text:p>0.873486</text:p>
          </table:table-cell>
          <table:table-cell office:value-type="float" office:value="0.885964" calcext:value-type="float">
            <text:p>0.885964</text:p>
          </table:table-cell>
          <table:table-cell office:value-type="float" office:value="0.899069" calcext:value-type="float">
            <text:p>0.899069</text:p>
          </table:table-cell>
          <table:table-cell office:value-type="float" office:value="0.927077" calcext:value-type="float">
            <text:p>0.927077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34003" calcext:value-type="float">
            <text:p>0.83400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39412" calcext:value-type="float">
            <text:p>0.239412</text:p>
          </table:table-cell>
          <table:table-cell office:value-type="float" office:value="0.628326" calcext:value-type="float">
            <text:p>0.628326</text:p>
          </table:table-cell>
          <table:table-cell office:value-type="float" office:value="0.755108" calcext:value-type="float">
            <text:p>0.755108</text:p>
          </table:table-cell>
          <table:table-cell office:value-type="float" office:value="0.797553" calcext:value-type="float">
            <text:p>0.797553</text:p>
          </table:table-cell>
          <table:table-cell office:value-type="float" office:value="0.824071" calcext:value-type="float">
            <text:p>0.824071</text:p>
          </table:table-cell>
          <table:table-cell office:value-type="float" office:value="0.84453" calcext:value-type="float">
            <text:p>0.84453</text:p>
          </table:table-cell>
          <table:table-cell office:value-type="float" office:value="0.858844" calcext:value-type="float">
            <text:p>0.858844</text:p>
          </table:table-cell>
          <table:table-cell office:value-type="float" office:value="0.872008" calcext:value-type="float">
            <text:p>0.872008</text:p>
          </table:table-cell>
          <table:table-cell office:value-type="float" office:value="0.884365" calcext:value-type="float">
            <text:p>0.884365</text:p>
          </table:table-cell>
          <table:table-cell office:value-type="float" office:value="0.895641" calcext:value-type="float">
            <text:p>0.895641</text:p>
          </table:table-cell>
          <table:table-cell office:value-type="float" office:value="0.922115" calcext:value-type="float">
            <text:p>0.922115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28256" calcext:value-type="float">
            <text:p>0.82825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" calcext:value-type="float">
            <text:p>-1</text:p>
          </table:table-cell>
          <table:table-cell office:value-type="float" office:value="0.590114" calcext:value-type="float">
            <text:p>0.590114</text:p>
          </table:table-cell>
          <table:table-cell office:value-type="float" office:value="0.746717" calcext:value-type="float">
            <text:p>0.746717</text:p>
          </table:table-cell>
          <table:table-cell office:value-type="float" office:value="0.798214" calcext:value-type="float">
            <text:p>0.798214</text:p>
          </table:table-cell>
          <table:table-cell office:value-type="float" office:value="0.824139" calcext:value-type="float">
            <text:p>0.824139</text:p>
          </table:table-cell>
          <table:table-cell office:value-type="float" office:value="0.844281" calcext:value-type="float">
            <text:p>0.844281</text:p>
          </table:table-cell>
          <table:table-cell office:value-type="float" office:value="0.858147" calcext:value-type="float">
            <text:p>0.858147</text:p>
          </table:table-cell>
          <table:table-cell office:value-type="float" office:value="0.871157" calcext:value-type="float">
            <text:p>0.871157</text:p>
          </table:table-cell>
          <table:table-cell office:value-type="float" office:value="0.886182" calcext:value-type="float">
            <text:p>0.886182</text:p>
          </table:table-cell>
          <table:table-cell office:value-type="float" office:value="0.902769" calcext:value-type="float">
            <text:p>0.902769</text:p>
          </table:table-cell>
          <table:table-cell office:value-type="float" office:value="0.928135" calcext:value-type="float">
            <text:p>0.928135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24985" calcext:value-type="float">
            <text:p>0.82498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20834" calcext:value-type="float">
            <text:p>0.320834</text:p>
          </table:table-cell>
          <table:table-cell office:value-type="float" office:value="0.639536" calcext:value-type="float">
            <text:p>0.639536</text:p>
          </table:table-cell>
          <table:table-cell office:value-type="float" office:value="0.750438" calcext:value-type="float">
            <text:p>0.750438</text:p>
          </table:table-cell>
          <table:table-cell office:value-type="float" office:value="0.800159" calcext:value-type="float">
            <text:p>0.800159</text:p>
          </table:table-cell>
          <table:table-cell office:value-type="float" office:value="0.826863" calcext:value-type="float">
            <text:p>0.826863</text:p>
          </table:table-cell>
          <table:table-cell office:value-type="float" office:value="0.846229" calcext:value-type="float">
            <text:p>0.846229</text:p>
          </table:table-cell>
          <table:table-cell office:value-type="float" office:value="0.861271" calcext:value-type="float">
            <text:p>0.861271</text:p>
          </table:table-cell>
          <table:table-cell office:value-type="float" office:value="0.875071" calcext:value-type="float">
            <text:p>0.875071</text:p>
          </table:table-cell>
          <table:table-cell office:value-type="float" office:value="0.889968" calcext:value-type="float">
            <text:p>0.889968</text:p>
          </table:table-cell>
          <table:table-cell office:value-type="float" office:value="0.906478" calcext:value-type="float">
            <text:p>0.906478</text:p>
          </table:table-cell>
          <table:table-cell office:value-type="float" office:value="0.927979" calcext:value-type="float">
            <text:p>0.92797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2399" calcext:value-type="float">
            <text:p>0.83239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34554" calcext:value-type="float">
            <text:p>0.534554</text:p>
          </table:table-cell>
          <table:table-cell office:value-type="float" office:value="0.645878" calcext:value-type="float">
            <text:p>0.645878</text:p>
          </table:table-cell>
          <table:table-cell office:value-type="float" office:value="0.744778" calcext:value-type="float">
            <text:p>0.744778</text:p>
          </table:table-cell>
          <table:table-cell office:value-type="float" office:value="0.798528" calcext:value-type="float">
            <text:p>0.798528</text:p>
          </table:table-cell>
          <table:table-cell office:value-type="float" office:value="0.826261" calcext:value-type="float">
            <text:p>0.826261</text:p>
          </table:table-cell>
          <table:table-cell office:value-type="float" office:value="0.846885" calcext:value-type="float">
            <text:p>0.846885</text:p>
          </table:table-cell>
          <table:table-cell office:value-type="float" office:value="0.86034" calcext:value-type="float">
            <text:p>0.86034</text:p>
          </table:table-cell>
          <table:table-cell office:value-type="float" office:value="0.873781" calcext:value-type="float">
            <text:p>0.873781</text:p>
          </table:table-cell>
          <table:table-cell office:value-type="float" office:value="0.889899" calcext:value-type="float">
            <text:p>0.889899</text:p>
          </table:table-cell>
          <table:table-cell office:value-type="float" office:value="0.906156" calcext:value-type="float">
            <text:p>0.906156</text:p>
          </table:table-cell>
          <table:table-cell office:value-type="float" office:value="0.925087" calcext:value-type="float">
            <text:p>0.92508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1759" calcext:value-type="float">
            <text:p>0.83175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6003" calcext:value-type="float">
            <text:p>0.466003</text:p>
          </table:table-cell>
          <table:table-cell office:value-type="float" office:value="0.630491" calcext:value-type="float">
            <text:p>0.630491</text:p>
          </table:table-cell>
          <table:table-cell office:value-type="float" office:value="0.735723" calcext:value-type="float">
            <text:p>0.735723</text:p>
          </table:table-cell>
          <table:table-cell office:value-type="float" office:value="0.794047" calcext:value-type="float">
            <text:p>0.794047</text:p>
          </table:table-cell>
          <table:table-cell office:value-type="float" office:value="0.822575" calcext:value-type="float">
            <text:p>0.822575</text:p>
          </table:table-cell>
          <table:table-cell office:value-type="float" office:value="0.844084" calcext:value-type="float">
            <text:p>0.844084</text:p>
          </table:table-cell>
          <table:table-cell office:value-type="float" office:value="0.85854" calcext:value-type="float">
            <text:p>0.85854</text:p>
          </table:table-cell>
          <table:table-cell office:value-type="float" office:value="0.869888" calcext:value-type="float">
            <text:p>0.869888</text:p>
          </table:table-cell>
          <table:table-cell office:value-type="float" office:value="0.888329" calcext:value-type="float">
            <text:p>0.888329</text:p>
          </table:table-cell>
          <table:table-cell office:value-type="float" office:value="0.903003" calcext:value-type="float">
            <text:p>0.903003</text:p>
          </table:table-cell>
          <table:table-cell office:value-type="float" office:value="0.927022" calcext:value-type="float">
            <text:p>0.92702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2737" calcext:value-type="float">
            <text:p>0.8273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65091" calcext:value-type="float">
            <text:p>0.265091</text:p>
          </table:table-cell>
          <table:table-cell office:value-type="float" office:value="0.65184" calcext:value-type="float">
            <text:p>0.65184</text:p>
          </table:table-cell>
          <table:table-cell office:value-type="float" office:value="0.767709" calcext:value-type="float">
            <text:p>0.767709</text:p>
          </table:table-cell>
          <table:table-cell office:value-type="float" office:value="0.80377" calcext:value-type="float">
            <text:p>0.80377</text:p>
          </table:table-cell>
          <table:table-cell office:value-type="float" office:value="0.828805" calcext:value-type="float">
            <text:p>0.828805</text:p>
          </table:table-cell>
          <table:table-cell office:value-type="float" office:value="0.849556" calcext:value-type="float">
            <text:p>0.849556</text:p>
          </table:table-cell>
          <table:table-cell office:value-type="float" office:value="0.862203" calcext:value-type="float">
            <text:p>0.862203</text:p>
          </table:table-cell>
          <table:table-cell office:value-type="float" office:value="0.873497" calcext:value-type="float">
            <text:p>0.873497</text:p>
          </table:table-cell>
          <table:table-cell office:value-type="float" office:value="0.888145" calcext:value-type="float">
            <text:p>0.888145</text:p>
          </table:table-cell>
          <table:table-cell office:value-type="float" office:value="0.902226" calcext:value-type="float">
            <text:p>0.902226</text:p>
          </table:table-cell>
          <table:table-cell office:value-type="float" office:value="0.925746" calcext:value-type="float">
            <text:p>0.92574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535" calcext:value-type="float">
            <text:p>0.8353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95687" calcext:value-type="float">
            <text:p>0.195687</text:p>
          </table:table-cell>
          <table:table-cell office:value-type="float" office:value="0.657783" calcext:value-type="float">
            <text:p>0.657783</text:p>
          </table:table-cell>
          <table:table-cell office:value-type="float" office:value="0.773505" calcext:value-type="float">
            <text:p>0.773505</text:p>
          </table:table-cell>
          <table:table-cell office:value-type="float" office:value="0.814565" calcext:value-type="float">
            <text:p>0.814565</text:p>
          </table:table-cell>
          <table:table-cell office:value-type="float" office:value="0.837462" calcext:value-type="float">
            <text:p>0.837462</text:p>
          </table:table-cell>
          <table:table-cell office:value-type="float" office:value="0.851809" calcext:value-type="float">
            <text:p>0.851809</text:p>
          </table:table-cell>
          <table:table-cell office:value-type="float" office:value="0.862235" calcext:value-type="float">
            <text:p>0.862235</text:p>
          </table:table-cell>
          <table:table-cell office:value-type="float" office:value="0.87643" calcext:value-type="float">
            <text:p>0.87643</text:p>
          </table:table-cell>
          <table:table-cell office:value-type="float" office:value="0.890657" calcext:value-type="float">
            <text:p>0.890657</text:p>
          </table:table-cell>
          <table:table-cell office:value-type="float" office:value="0.906161" calcext:value-type="float">
            <text:p>0.906161</text:p>
          </table:table-cell>
          <table:table-cell office:value-type="float" office:value="0.926163" calcext:value-type="float">
            <text:p>0.92616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9677" calcext:value-type="float">
            <text:p>0.83967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15288" calcext:value-type="float">
            <text:p>0.315288</text:p>
          </table:table-cell>
          <table:table-cell office:value-type="float" office:value="0.622937" calcext:value-type="float">
            <text:p>0.622937</text:p>
          </table:table-cell>
          <table:table-cell office:value-type="float" office:value="0.756535" calcext:value-type="float">
            <text:p>0.756535</text:p>
          </table:table-cell>
          <table:table-cell office:value-type="float" office:value="0.803005" calcext:value-type="float">
            <text:p>0.803005</text:p>
          </table:table-cell>
          <table:table-cell office:value-type="float" office:value="0.833596" calcext:value-type="float">
            <text:p>0.833596</text:p>
          </table:table-cell>
          <table:table-cell office:value-type="float" office:value="0.851513" calcext:value-type="float">
            <text:p>0.851513</text:p>
          </table:table-cell>
          <table:table-cell office:value-type="float" office:value="0.862271" calcext:value-type="float">
            <text:p>0.862271</text:p>
          </table:table-cell>
          <table:table-cell office:value-type="float" office:value="0.87437" calcext:value-type="float">
            <text:p>0.87437</text:p>
          </table:table-cell>
          <table:table-cell office:value-type="float" office:value="0.887609" calcext:value-type="float">
            <text:p>0.887609</text:p>
          </table:table-cell>
          <table:table-cell office:value-type="float" office:value="0.903012" calcext:value-type="float">
            <text:p>0.903012</text:p>
          </table:table-cell>
          <table:table-cell office:value-type="float" office:value="0.925554" calcext:value-type="float">
            <text:p>0.92555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204" calcext:value-type="float">
            <text:p>0.8320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15288" calcext:value-type="float">
            <text:p>0.315288</text:p>
          </table:table-cell>
          <table:table-cell office:value-type="float" office:value="0.630422" calcext:value-type="float">
            <text:p>0.630422</text:p>
          </table:table-cell>
          <table:table-cell office:value-type="float" office:value="0.752634" calcext:value-type="float">
            <text:p>0.752634</text:p>
          </table:table-cell>
          <table:table-cell office:value-type="float" office:value="0.798661" calcext:value-type="float">
            <text:p>0.798661</text:p>
          </table:table-cell>
          <table:table-cell office:value-type="float" office:value="0.829004" calcext:value-type="float">
            <text:p>0.829004</text:p>
          </table:table-cell>
          <table:table-cell office:value-type="float" office:value="0.848703" calcext:value-type="float">
            <text:p>0.848703</text:p>
          </table:table-cell>
          <table:table-cell office:value-type="float" office:value="0.86358" calcext:value-type="float">
            <text:p>0.86358</text:p>
          </table:table-cell>
          <table:table-cell office:value-type="float" office:value="0.879028" calcext:value-type="float">
            <text:p>0.879028</text:p>
          </table:table-cell>
          <table:table-cell office:value-type="float" office:value="0.893039" calcext:value-type="float">
            <text:p>0.893039</text:p>
          </table:table-cell>
          <table:table-cell office:value-type="float" office:value="0.906019" calcext:value-type="float">
            <text:p>0.906019</text:p>
          </table:table-cell>
          <table:table-cell office:value-type="float" office:value="0.926583" calcext:value-type="float">
            <text:p>0.926583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32767" calcext:value-type="float">
            <text:p>0.83276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15288" calcext:value-type="float">
            <text:p>0.315288</text:p>
          </table:table-cell>
          <table:table-cell office:value-type="float" office:value="0.633583" calcext:value-type="float">
            <text:p>0.633583</text:p>
          </table:table-cell>
          <table:table-cell office:value-type="float" office:value="0.750092" calcext:value-type="float">
            <text:p>0.750092</text:p>
          </table:table-cell>
          <table:table-cell office:value-type="float" office:value="0.797732" calcext:value-type="float">
            <text:p>0.797732</text:p>
          </table:table-cell>
          <table:table-cell office:value-type="float" office:value="0.825995" calcext:value-type="float">
            <text:p>0.825995</text:p>
          </table:table-cell>
          <table:table-cell office:value-type="float" office:value="0.844449" calcext:value-type="float">
            <text:p>0.844449</text:p>
          </table:table-cell>
          <table:table-cell office:value-type="float" office:value="0.859732" calcext:value-type="float">
            <text:p>0.859732</text:p>
          </table:table-cell>
          <table:table-cell office:value-type="float" office:value="0.873886" calcext:value-type="float">
            <text:p>0.873886</text:p>
          </table:table-cell>
          <table:table-cell office:value-type="float" office:value="0.89037" calcext:value-type="float">
            <text:p>0.89037</text:p>
          </table:table-cell>
          <table:table-cell office:value-type="float" office:value="0.903148" calcext:value-type="float">
            <text:p>0.903148</text:p>
          </table:table-cell>
          <table:table-cell office:value-type="float" office:value="0.92233" calcext:value-type="float">
            <text:p>0.92233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30132" calcext:value-type="float">
            <text:p>0.83013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23757" calcext:value-type="float">
            <text:p>0.223757</text:p>
          </table:table-cell>
          <table:table-cell office:value-type="float" office:value="0.603802" calcext:value-type="float">
            <text:p>0.603802</text:p>
          </table:table-cell>
          <table:table-cell office:value-type="float" office:value="0.730748" calcext:value-type="float">
            <text:p>0.730748</text:p>
          </table:table-cell>
          <table:table-cell office:value-type="float" office:value="0.783367" calcext:value-type="float">
            <text:p>0.783367</text:p>
          </table:table-cell>
          <table:table-cell office:value-type="float" office:value="0.814637" calcext:value-type="float">
            <text:p>0.814637</text:p>
          </table:table-cell>
          <table:table-cell office:value-type="float" office:value="0.841381" calcext:value-type="float">
            <text:p>0.841381</text:p>
          </table:table-cell>
          <table:table-cell office:value-type="float" office:value="0.859703" calcext:value-type="float">
            <text:p>0.859703</text:p>
          </table:table-cell>
          <table:table-cell office:value-type="float" office:value="0.874667" calcext:value-type="float">
            <text:p>0.874667</text:p>
          </table:table-cell>
          <table:table-cell office:value-type="float" office:value="0.888807" calcext:value-type="float">
            <text:p>0.888807</text:p>
          </table:table-cell>
          <table:table-cell office:value-type="float" office:value="0.906136" calcext:value-type="float">
            <text:p>0.906136</text:p>
          </table:table-cell>
          <table:table-cell office:value-type="float" office:value="0.923567" calcext:value-type="float">
            <text:p>0.92356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22681" calcext:value-type="float">
            <text:p>0.82268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97818" calcext:value-type="float">
            <text:p>0.397818</text:p>
          </table:table-cell>
          <table:table-cell office:value-type="float" office:value="0.614435" calcext:value-type="float">
            <text:p>0.614435</text:p>
          </table:table-cell>
          <table:table-cell office:value-type="float" office:value="0.723249" calcext:value-type="float">
            <text:p>0.723249</text:p>
          </table:table-cell>
          <table:table-cell office:value-type="float" office:value="0.77457" calcext:value-type="float">
            <text:p>0.77457</text:p>
          </table:table-cell>
          <table:table-cell office:value-type="float" office:value="0.806167" calcext:value-type="float">
            <text:p>0.806167</text:p>
          </table:table-cell>
          <table:table-cell office:value-type="float" office:value="0.834896" calcext:value-type="float">
            <text:p>0.834896</text:p>
          </table:table-cell>
          <table:table-cell office:value-type="float" office:value="0.855623" calcext:value-type="float">
            <text:p>0.855623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7957" calcext:value-type="float">
            <text:p>0.887957</text:p>
          </table:table-cell>
          <table:table-cell office:value-type="float" office:value="0.90581" calcext:value-type="float">
            <text:p>0.90581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20116" calcext:value-type="float">
            <text:p>0.82011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85007" calcext:value-type="float">
            <text:p>0.285007</text:p>
          </table:table-cell>
          <table:table-cell office:value-type="float" office:value="0.585303" calcext:value-type="float">
            <text:p>0.585303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780721" calcext:value-type="float">
            <text:p>0.780721</text:p>
          </table:table-cell>
          <table:table-cell office:value-type="float" office:value="0.805456" calcext:value-type="float">
            <text:p>0.805456</text:p>
          </table:table-cell>
          <table:table-cell office:value-type="float" office:value="0.830272" calcext:value-type="float">
            <text:p>0.830272</text:p>
          </table:table-cell>
          <table:table-cell office:value-type="float" office:value="0.849805" calcext:value-type="float">
            <text:p>0.849805</text:p>
          </table:table-cell>
          <table:table-cell office:value-type="float" office:value="0.867775" calcext:value-type="float">
            <text:p>0.867775</text:p>
          </table:table-cell>
          <table:table-cell office:value-type="float" office:value="0.882211" calcext:value-type="float">
            <text:p>0.882211</text:p>
          </table:table-cell>
          <table:table-cell office:value-type="float" office:value="0.89978" calcext:value-type="float">
            <text:p>0.89978</text:p>
          </table:table-cell>
          <table:table-cell office:value-type="float" office:value="0.923119" calcext:value-type="float">
            <text:p>0.92311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5194" calcext:value-type="float">
            <text:p>0.81519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2072" calcext:value-type="float">
            <text:p>0.22072</text:p>
          </table:table-cell>
          <table:table-cell office:value-type="float" office:value="0.559992" calcext:value-type="float">
            <text:p>0.55999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6434" calcext:value-type="float">
            <text:p>0.76434</text:p>
          </table:table-cell>
          <table:table-cell office:value-type="float" office:value="0.802904" calcext:value-type="float">
            <text:p>0.802904</text:p>
          </table:table-cell>
          <table:table-cell office:value-type="float" office:value="0.828738" calcext:value-type="float">
            <text:p>0.828738</text:p>
          </table:table-cell>
          <table:table-cell office:value-type="float" office:value="0.84916" calcext:value-type="float">
            <text:p>0.84916</text:p>
          </table:table-cell>
          <table:table-cell office:value-type="float" office:value="0.867276" calcext:value-type="float">
            <text:p>0.867276</text:p>
          </table:table-cell>
          <table:table-cell office:value-type="float" office:value="0.882342" calcext:value-type="float">
            <text:p>0.882342</text:p>
          </table:table-cell>
          <table:table-cell office:value-type="float" office:value="0.897286" calcext:value-type="float">
            <text:p>0.897286</text:p>
          </table:table-cell>
          <table:table-cell office:value-type="float" office:value="0.918448" calcext:value-type="float">
            <text:p>0.91844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07549" calcext:value-type="float">
            <text:p>0.80754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52659" calcext:value-type="float">
            <text:p>0.352659</text:p>
          </table:table-cell>
          <table:table-cell office:value-type="float" office:value="0.587846" calcext:value-type="float">
            <text:p>0.587846</text:p>
          </table:table-cell>
          <table:table-cell office:value-type="float" office:value="0.718592" calcext:value-type="float">
            <text:p>0.718592</text:p>
          </table:table-cell>
          <table:table-cell office:value-type="float" office:value="0.77113" calcext:value-type="float">
            <text:p>0.77113</text:p>
          </table:table-cell>
          <table:table-cell office:value-type="float" office:value="0.804803" calcext:value-type="float">
            <text:p>0.804803</text:p>
          </table:table-cell>
          <table:table-cell office:value-type="float" office:value="0.831029" calcext:value-type="float">
            <text:p>0.831029</text:p>
          </table:table-cell>
          <table:table-cell office:value-type="float" office:value="0.852062" calcext:value-type="float">
            <text:p>0.852062</text:p>
          </table:table-cell>
          <table:table-cell office:value-type="float" office:value="0.867457" calcext:value-type="float">
            <text:p>0.867457</text:p>
          </table:table-cell>
          <table:table-cell office:value-type="float" office:value="0.882606" calcext:value-type="float">
            <text:p>0.882606</text:p>
          </table:table-cell>
          <table:table-cell office:value-type="float" office:value="0.896613" calcext:value-type="float">
            <text:p>0.896613</text:p>
          </table:table-cell>
          <table:table-cell office:value-type="float" office:value="0.918126" calcext:value-type="float">
            <text:p>0.91812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3026" calcext:value-type="float">
            <text:p>0.81302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17839" calcext:value-type="float">
            <text:p>0.217839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713239" calcext:value-type="float">
            <text:p>0.713239</text:p>
          </table:table-cell>
          <table:table-cell office:value-type="float" office:value="0.771457" calcext:value-type="float">
            <text:p>0.771457</text:p>
          </table:table-cell>
          <table:table-cell office:value-type="float" office:value="0.806426" calcext:value-type="float">
            <text:p>0.806426</text:p>
          </table:table-cell>
          <table:table-cell office:value-type="float" office:value="0.827889" calcext:value-type="float">
            <text:p>0.827889</text:p>
          </table:table-cell>
          <table:table-cell office:value-type="float" office:value="0.847439" calcext:value-type="float">
            <text:p>0.847439</text:p>
          </table:table-cell>
          <table:table-cell office:value-type="float" office:value="0.862774" calcext:value-type="float">
            <text:p>0.862774</text:p>
          </table:table-cell>
          <table:table-cell office:value-type="float" office:value="0.879747" calcext:value-type="float">
            <text:p>0.879747</text:p>
          </table:table-cell>
          <table:table-cell office:value-type="float" office:value="0.894294" calcext:value-type="float">
            <text:p>0.894294</text:p>
          </table:table-cell>
          <table:table-cell office:value-type="float" office:value="0.919738" calcext:value-type="float">
            <text:p>0.91973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09433" calcext:value-type="float">
            <text:p>0.80943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52659" calcext:value-type="float">
            <text:p>0.352659</text:p>
          </table:table-cell>
          <table:table-cell office:value-type="float" office:value="0.571653" calcext:value-type="float">
            <text:p>0.571653</text:p>
          </table:table-cell>
          <table:table-cell office:value-type="float" office:value="0.69972" calcext:value-type="float">
            <text:p>0.69972</text:p>
          </table:table-cell>
          <table:table-cell office:value-type="float" office:value="0.763111" calcext:value-type="float">
            <text:p>0.763111</text:p>
          </table:table-cell>
          <table:table-cell office:value-type="float" office:value="0.807253" calcext:value-type="float">
            <text:p>0.807253</text:p>
          </table:table-cell>
          <table:table-cell office:value-type="float" office:value="0.83149" calcext:value-type="float">
            <text:p>0.83149</text:p>
          </table:table-cell>
          <table:table-cell office:value-type="float" office:value="0.849129" calcext:value-type="float">
            <text:p>0.849129</text:p>
          </table:table-cell>
          <table:table-cell office:value-type="float" office:value="0.86399" calcext:value-type="float">
            <text:p>0.86399</text:p>
          </table:table-cell>
          <table:table-cell office:value-type="float" office:value="0.879989" calcext:value-type="float">
            <text:p>0.879989</text:p>
          </table:table-cell>
          <table:table-cell office:value-type="float" office:value="0.895793" calcext:value-type="float">
            <text:p>0.895793</text:p>
          </table:table-cell>
          <table:table-cell office:value-type="float" office:value="0.917684" calcext:value-type="float">
            <text:p>0.91768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07981" calcext:value-type="float">
            <text:p>0.80798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81422" calcext:value-type="float">
            <text:p>0.381422</text:p>
          </table:table-cell>
          <table:table-cell office:value-type="float" office:value="0.579917" calcext:value-type="float">
            <text:p>0.579917</text:p>
          </table:table-cell>
          <table:table-cell office:value-type="float" office:value="0.703649" calcext:value-type="float">
            <text:p>0.703649</text:p>
          </table:table-cell>
          <table:table-cell office:value-type="float" office:value="0.771236" calcext:value-type="float">
            <text:p>0.771236</text:p>
          </table:table-cell>
          <table:table-cell office:value-type="float" office:value="0.811329" calcext:value-type="float">
            <text:p>0.811329</text:p>
          </table:table-cell>
          <table:table-cell office:value-type="float" office:value="0.834629" calcext:value-type="float">
            <text:p>0.834629</text:p>
          </table:table-cell>
          <table:table-cell office:value-type="float" office:value="0.850797" calcext:value-type="float">
            <text:p>0.850797</text:p>
          </table:table-cell>
          <table:table-cell office:value-type="float" office:value="0.866865" calcext:value-type="float">
            <text:p>0.866865</text:p>
          </table:table-cell>
          <table:table-cell office:value-type="float" office:value="0.882572" calcext:value-type="float">
            <text:p>0.882572</text:p>
          </table:table-cell>
          <table:table-cell office:value-type="float" office:value="0.897924" calcext:value-type="float">
            <text:p>0.897924</text:p>
          </table:table-cell>
          <table:table-cell office:value-type="float" office:value="0.920396" calcext:value-type="float">
            <text:p>0.92039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1931" calcext:value-type="float">
            <text:p>0.81193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533669" calcext:value-type="float">
            <text:p>0.533669</text:p>
          </table:table-cell>
          <table:table-cell office:value-type="float" office:value="0.68087" calcext:value-type="float">
            <text:p>0.68087</text:p>
          </table:table-cell>
          <table:table-cell office:value-type="float" office:value="0.750336" calcext:value-type="float">
            <text:p>0.750336</text:p>
          </table:table-cell>
          <table:table-cell office:value-type="float" office:value="0.795799" calcext:value-type="float">
            <text:p>0.795799</text:p>
          </table:table-cell>
          <table:table-cell office:value-type="float" office:value="0.826226" calcext:value-type="float">
            <text:p>0.826226</text:p>
          </table:table-cell>
          <table:table-cell office:value-type="float" office:value="0.845574" calcext:value-type="float">
            <text:p>0.845574</text:p>
          </table:table-cell>
          <table:table-cell office:value-type="float" office:value="0.862738" calcext:value-type="float">
            <text:p>0.862738</text:p>
          </table:table-cell>
          <table:table-cell office:value-type="float" office:value="0.879144" calcext:value-type="float">
            <text:p>0.879144</text:p>
          </table:table-cell>
          <table:table-cell office:value-type="float" office:value="0.892631" calcext:value-type="float">
            <text:p>0.892631</text:p>
          </table:table-cell>
          <table:table-cell office:value-type="float" office:value="0.918928" calcext:value-type="float">
            <text:p>0.91892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798592" calcext:value-type="float">
            <text:p>0.79859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95054" calcext:value-type="float">
            <text:p>0.395054</text:p>
          </table:table-cell>
          <table:table-cell office:value-type="float" office:value="0.557863" calcext:value-type="float">
            <text:p>0.557863</text:p>
          </table:table-cell>
          <table:table-cell office:value-type="float" office:value="0.68035" calcext:value-type="float">
            <text:p>0.68035</text:p>
          </table:table-cell>
          <table:table-cell office:value-type="float" office:value="0.756471" calcext:value-type="float">
            <text:p>0.756471</text:p>
          </table:table-cell>
          <table:table-cell office:value-type="float" office:value="0.797192" calcext:value-type="float">
            <text:p>0.79719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43258" calcext:value-type="float">
            <text:p>0.843258</text:p>
          </table:table-cell>
          <table:table-cell office:value-type="float" office:value="0.860869" calcext:value-type="float">
            <text:p>0.860869</text:p>
          </table:table-cell>
          <table:table-cell office:value-type="float" office:value="0.877063" calcext:value-type="float">
            <text:p>0.877063</text:p>
          </table:table-cell>
          <table:table-cell office:value-type="float" office:value="0.893331" calcext:value-type="float">
            <text:p>0.893331</text:p>
          </table:table-cell>
          <table:table-cell office:value-type="float" office:value="0.918189" calcext:value-type="float">
            <text:p>0.91818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00613" calcext:value-type="float">
            <text:p>0.80061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3755" calcext:value-type="float">
            <text:p>0.43755</text:p>
          </table:table-cell>
          <table:table-cell office:value-type="float" office:value="0.551247" calcext:value-type="float">
            <text:p>0.551247</text:p>
          </table:table-cell>
          <table:table-cell office:value-type="float" office:value="0.684002" calcext:value-type="float">
            <text:p>0.684002</text:p>
          </table:table-cell>
          <table:table-cell office:value-type="float" office:value="0.764129" calcext:value-type="float">
            <text:p>0.764129</text:p>
          </table:table-cell>
          <table:table-cell office:value-type="float" office:value="0.802347" calcext:value-type="float">
            <text:p>0.802347</text:p>
          </table:table-cell>
          <table:table-cell office:value-type="float" office:value="0.826603" calcext:value-type="float">
            <text:p>0.826603</text:p>
          </table:table-cell>
          <table:table-cell office:value-type="float" office:value="0.852773" calcext:value-type="float">
            <text:p>0.852773</text:p>
          </table:table-cell>
          <table:table-cell office:value-type="float" office:value="0.867199" calcext:value-type="float">
            <text:p>0.867199</text:p>
          </table:table-cell>
          <table:table-cell office:value-type="float" office:value="0.881607" calcext:value-type="float">
            <text:p>0.881607</text:p>
          </table:table-cell>
          <table:table-cell office:value-type="float" office:value="0.897513" calcext:value-type="float">
            <text:p>0.897513</text:p>
          </table:table-cell>
          <table:table-cell office:value-type="float" office:value="0.922488" calcext:value-type="float">
            <text:p>0.92248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04991" calcext:value-type="float">
            <text:p>0.80499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47589" calcext:value-type="float">
            <text:p>0.447589</text:p>
          </table:table-cell>
          <table:table-cell office:value-type="float" office:value="0.573164" calcext:value-type="float">
            <text:p>0.573164</text:p>
          </table:table-cell>
          <table:table-cell office:value-type="float" office:value="0.724582" calcext:value-type="float">
            <text:p>0.724582</text:p>
          </table:table-cell>
          <table:table-cell office:value-type="float" office:value="0.783254" calcext:value-type="float">
            <text:p>0.783254</text:p>
          </table:table-cell>
          <table:table-cell office:value-type="float" office:value="0.805771" calcext:value-type="float">
            <text:p>0.805771</text:p>
          </table:table-cell>
          <table:table-cell office:value-type="float" office:value="0.828607" calcext:value-type="float">
            <text:p>0.828607</text:p>
          </table:table-cell>
          <table:table-cell office:value-type="float" office:value="0.854633" calcext:value-type="float">
            <text:p>0.854633</text:p>
          </table:table-cell>
          <table:table-cell office:value-type="float" office:value="0.873784" calcext:value-type="float">
            <text:p>0.873784</text:p>
          </table:table-cell>
          <table:table-cell office:value-type="float" office:value="0.887038" calcext:value-type="float">
            <text:p>0.887038</text:p>
          </table:table-cell>
          <table:table-cell office:value-type="float" office:value="0.901878" calcext:value-type="float">
            <text:p>0.901878</text:p>
          </table:table-cell>
          <table:table-cell office:value-type="float" office:value="0.922845" calcext:value-type="float">
            <text:p>0.92284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5556" calcext:value-type="float">
            <text:p>0.81555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95687" calcext:value-type="float">
            <text:p>0.195687</text:p>
          </table:table-cell>
          <table:table-cell office:value-type="float" office:value="0.554559" calcext:value-type="float">
            <text:p>0.554559</text:p>
          </table:table-cell>
          <table:table-cell office:value-type="float" office:value="0.715029" calcext:value-type="float">
            <text:p>0.715029</text:p>
          </table:table-cell>
          <table:table-cell office:value-type="float" office:value="0.779651" calcext:value-type="float">
            <text:p>0.779651</text:p>
          </table:table-cell>
          <table:table-cell office:value-type="float" office:value="0.810114" calcext:value-type="float">
            <text:p>0.810114</text:p>
          </table:table-cell>
          <table:table-cell office:value-type="float" office:value="0.837105" calcext:value-type="float">
            <text:p>0.837105</text:p>
          </table:table-cell>
          <table:table-cell office:value-type="float" office:value="0.858077" calcext:value-type="float">
            <text:p>0.858077</text:p>
          </table:table-cell>
          <table:table-cell office:value-type="float" office:value="0.874135" calcext:value-type="float">
            <text:p>0.874135</text:p>
          </table:table-cell>
          <table:table-cell office:value-type="float" office:value="0.888066" calcext:value-type="float">
            <text:p>0.888066</text:p>
          </table:table-cell>
          <table:table-cell office:value-type="float" office:value="0.901808" calcext:value-type="float">
            <text:p>0.901808</text:p>
          </table:table-cell>
          <table:table-cell office:value-type="float" office:value="0.923536" calcext:value-type="float">
            <text:p>0.92353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4208" calcext:value-type="float">
            <text:p>0.81420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3164" calcext:value-type="float">
            <text:p>0.33164</text:p>
          </table:table-cell>
          <table:table-cell office:value-type="float" office:value="0.525605" calcext:value-type="float">
            <text:p>0.525605</text:p>
          </table:table-cell>
          <table:table-cell office:value-type="float" office:value="0.690027" calcext:value-type="float">
            <text:p>0.690027</text:p>
          </table:table-cell>
          <table:table-cell office:value-type="float" office:value="0.777085" calcext:value-type="float">
            <text:p>0.777085</text:p>
          </table:table-cell>
          <table:table-cell office:value-type="float" office:value="0.808505" calcext:value-type="float">
            <text:p>0.808505</text:p>
          </table:table-cell>
          <table:table-cell office:value-type="float" office:value="0.83205" calcext:value-type="float">
            <text:p>0.83205</text:p>
          </table:table-cell>
          <table:table-cell office:value-type="float" office:value="0.853294" calcext:value-type="float">
            <text:p>0.853294</text:p>
          </table:table-cell>
          <table:table-cell office:value-type="float" office:value="0.868939" calcext:value-type="float">
            <text:p>0.868939</text:p>
          </table:table-cell>
          <table:table-cell office:value-type="float" office:value="0.885156" calcext:value-type="float">
            <text:p>0.885156</text:p>
          </table:table-cell>
          <table:table-cell office:value-type="float" office:value="0.903739" calcext:value-type="float">
            <text:p>0.903739</text:p>
          </table:table-cell>
          <table:table-cell office:value-type="float" office:value="0.924997" calcext:value-type="float">
            <text:p>0.92499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0694" calcext:value-type="float">
            <text:p>0.8069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32601" calcext:value-type="float">
            <text:p>0.432601</text:p>
          </table:table-cell>
          <table:table-cell office:value-type="float" office:value="0.551067" calcext:value-type="float">
            <text:p>0.551067</text:p>
          </table:table-cell>
          <table:table-cell office:value-type="float" office:value="0.724005" calcext:value-type="float">
            <text:p>0.724005</text:p>
          </table:table-cell>
          <table:table-cell office:value-type="float" office:value="0.777446" calcext:value-type="float">
            <text:p>0.777446</text:p>
          </table:table-cell>
          <table:table-cell office:value-type="float" office:value="0.804321" calcext:value-type="float">
            <text:p>0.804321</text:p>
          </table:table-cell>
          <table:table-cell office:value-type="float" office:value="0.83324" calcext:value-type="float">
            <text:p>0.83324</text:p>
          </table:table-cell>
          <table:table-cell office:value-type="float" office:value="0.851809" calcext:value-type="float">
            <text:p>0.851809</text:p>
          </table:table-cell>
          <table:table-cell office:value-type="float" office:value="0.870125" calcext:value-type="float">
            <text:p>0.870125</text:p>
          </table:table-cell>
          <table:table-cell office:value-type="float" office:value="0.885758" calcext:value-type="float">
            <text:p>0.885758</text:p>
          </table:table-cell>
          <table:table-cell office:value-type="float" office:value="0.902587" calcext:value-type="float">
            <text:p>0.902587</text:p>
          </table:table-cell>
          <table:table-cell office:value-type="float" office:value="0.925247" calcext:value-type="float">
            <text:p>0.92524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2561" calcext:value-type="float">
            <text:p>0.81256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29002" calcext:value-type="float">
            <text:p>0.429002</text:p>
          </table:table-cell>
          <table:table-cell office:value-type="float" office:value="0.566769" calcext:value-type="float">
            <text:p>0.566769</text:p>
          </table:table-cell>
          <table:table-cell office:value-type="float" office:value="0.72841" calcext:value-type="float">
            <text:p>0.72841</text:p>
          </table:table-cell>
          <table:table-cell office:value-type="float" office:value="0.778407" calcext:value-type="float">
            <text:p>0.778407</text:p>
          </table:table-cell>
          <table:table-cell office:value-type="float" office:value="0.812956" calcext:value-type="float">
            <text:p>0.812956</text:p>
          </table:table-cell>
          <table:table-cell office:value-type="float" office:value="0.836298" calcext:value-type="float">
            <text:p>0.836298</text:p>
          </table:table-cell>
          <table:table-cell office:value-type="float" office:value="0.852615" calcext:value-type="float">
            <text:p>0.852615</text:p>
          </table:table-cell>
          <table:table-cell office:value-type="float" office:value="0.870816" calcext:value-type="float">
            <text:p>0.870816</text:p>
          </table:table-cell>
          <table:table-cell office:value-type="float" office:value="0.886152" calcext:value-type="float">
            <text:p>0.886152</text:p>
          </table:table-cell>
          <table:table-cell office:value-type="float" office:value="0.899758" calcext:value-type="float">
            <text:p>0.899758</text:p>
          </table:table-cell>
          <table:table-cell office:value-type="float" office:value="0.924702" calcext:value-type="float">
            <text:p>0.92470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5688" calcext:value-type="float">
            <text:p>0.81568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90857" calcext:value-type="float">
            <text:p>0.290857</text:p>
          </table:table-cell>
          <table:table-cell office:value-type="float" office:value="0.573336" calcext:value-type="float">
            <text:p>0.573336</text:p>
          </table:table-cell>
          <table:table-cell office:value-type="float" office:value="0.73732" calcext:value-type="float">
            <text:p>0.73732</text:p>
          </table:table-cell>
          <table:table-cell office:value-type="float" office:value="0.783136" calcext:value-type="float">
            <text:p>0.783136</text:p>
          </table:table-cell>
          <table:table-cell office:value-type="float" office:value="0.807826" calcext:value-type="float">
            <text:p>0.807826</text:p>
          </table:table-cell>
          <table:table-cell office:value-type="float" office:value="0.837317" calcext:value-type="float">
            <text:p>0.837317</text:p>
          </table:table-cell>
          <table:table-cell office:value-type="float" office:value="0.856907" calcext:value-type="float">
            <text:p>0.856907</text:p>
          </table:table-cell>
          <table:table-cell office:value-type="float" office:value="0.873688" calcext:value-type="float">
            <text:p>0.873688</text:p>
          </table:table-cell>
          <table:table-cell office:value-type="float" office:value="0.890512" calcext:value-type="float">
            <text:p>0.890512</text:p>
          </table:table-cell>
          <table:table-cell office:value-type="float" office:value="0.907343" calcext:value-type="float">
            <text:p>0.907343</text:p>
          </table:table-cell>
          <table:table-cell office:value-type="float" office:value="0.929157" calcext:value-type="float">
            <text:p>0.92915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9654" calcext:value-type="float">
            <text:p>0.81965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46489" calcext:value-type="float">
            <text:p>0.146489</text:p>
          </table:table-cell>
          <table:table-cell office:value-type="float" office:value="0.569531" calcext:value-type="float">
            <text:p>0.569531</text:p>
          </table:table-cell>
          <table:table-cell office:value-type="float" office:value="0.734893" calcext:value-type="float">
            <text:p>0.734893</text:p>
          </table:table-cell>
          <table:table-cell office:value-type="float" office:value="0.785905" calcext:value-type="float">
            <text:p>0.785905</text:p>
          </table:table-cell>
          <table:table-cell office:value-type="float" office:value="0.814619" calcext:value-type="float">
            <text:p>0.814619</text:p>
          </table:table-cell>
          <table:table-cell office:value-type="float" office:value="0.839548" calcext:value-type="float">
            <text:p>0.839548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74621" calcext:value-type="float">
            <text:p>0.874621</text:p>
          </table:table-cell>
          <table:table-cell office:value-type="float" office:value="0.889321" calcext:value-type="float">
            <text:p>0.889321</text:p>
          </table:table-cell>
          <table:table-cell office:value-type="float" office:value="0.899982" calcext:value-type="float">
            <text:p>0.899982</text:p>
          </table:table-cell>
          <table:table-cell office:value-type="float" office:value="0.926603" calcext:value-type="float">
            <text:p>0.92660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9282" calcext:value-type="float">
            <text:p>0.81928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0.536829" calcext:value-type="float">
            <text:p>0.536829</text:p>
          </table:table-cell>
          <table:table-cell office:value-type="float" office:value="0.744354" calcext:value-type="float">
            <text:p>0.744354</text:p>
          </table:table-cell>
          <table:table-cell office:value-type="float" office:value="0.79316" calcext:value-type="float">
            <text:p>0.79316</text:p>
          </table:table-cell>
          <table:table-cell office:value-type="float" office:value="0.820106" calcext:value-type="float">
            <text:p>0.820106</text:p>
          </table:table-cell>
          <table:table-cell office:value-type="float" office:value="0.839529" calcext:value-type="float">
            <text:p>0.839529</text:p>
          </table:table-cell>
          <table:table-cell office:value-type="float" office:value="0.857971" calcext:value-type="float">
            <text:p>0.857971</text:p>
          </table:table-cell>
          <table:table-cell office:value-type="float" office:value="0.872382" calcext:value-type="float">
            <text:p>0.872382</text:p>
          </table:table-cell>
          <table:table-cell office:value-type="float" office:value="0.887228" calcext:value-type="float">
            <text:p>0.887228</text:p>
          </table:table-cell>
          <table:table-cell office:value-type="float" office:value="0.896836" calcext:value-type="float">
            <text:p>0.896836</text:p>
          </table:table-cell>
          <table:table-cell office:value-type="float" office:value="0.919174" calcext:value-type="float">
            <text:p>0.91917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6757" calcext:value-type="float">
            <text:p>0.81675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0.563731" calcext:value-type="float">
            <text:p>0.563731</text:p>
          </table:table-cell>
          <table:table-cell office:value-type="float" office:value="0.761966" calcext:value-type="float">
            <text:p>0.761966</text:p>
          </table:table-cell>
          <table:table-cell office:value-type="float" office:value="0.804703" calcext:value-type="float">
            <text:p>0.804703</text:p>
          </table:table-cell>
          <table:table-cell office:value-type="float" office:value="0.829881" calcext:value-type="float">
            <text:p>0.829881</text:p>
          </table:table-cell>
          <table:table-cell office:value-type="float" office:value="0.845828" calcext:value-type="float">
            <text:p>0.845828</text:p>
          </table:table-cell>
          <table:table-cell office:value-type="float" office:value="0.861202" calcext:value-type="float">
            <text:p>0.861202</text:p>
          </table:table-cell>
          <table:table-cell office:value-type="float" office:value="0.874429" calcext:value-type="float">
            <text:p>0.874429</text:p>
          </table:table-cell>
          <table:table-cell office:value-type="float" office:value="0.888226" calcext:value-type="float">
            <text:p>0.888226</text:p>
          </table:table-cell>
          <table:table-cell office:value-type="float" office:value="0.899062" calcext:value-type="float">
            <text:p>0.899062</text:p>
          </table:table-cell>
          <table:table-cell office:value-type="float" office:value="0.921228" calcext:value-type="float">
            <text:p>0.92122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25026" calcext:value-type="float">
            <text:p>0.82502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486224" calcext:value-type="float">
            <text:p>0.486224</text:p>
          </table:table-cell>
          <table:table-cell office:value-type="float" office:value="0.629025" calcext:value-type="float">
            <text:p>0.629025</text:p>
          </table:table-cell>
          <table:table-cell office:value-type="float" office:value="0.760819" calcext:value-type="float">
            <text:p>0.760819</text:p>
          </table:table-cell>
          <table:table-cell office:value-type="float" office:value="0.800916" calcext:value-type="float">
            <text:p>0.800916</text:p>
          </table:table-cell>
          <table:table-cell office:value-type="float" office:value="0.825497" calcext:value-type="float">
            <text:p>0.825497</text:p>
          </table:table-cell>
          <table:table-cell office:value-type="float" office:value="0.841456" calcext:value-type="float">
            <text:p>0.841456</text:p>
          </table:table-cell>
          <table:table-cell office:value-type="float" office:value="0.85671" calcext:value-type="float">
            <text:p>0.85671</text:p>
          </table:table-cell>
          <table:table-cell office:value-type="float" office:value="0.86947" calcext:value-type="float">
            <text:p>0.86947</text:p>
          </table:table-cell>
          <table:table-cell office:value-type="float" office:value="0.883521" calcext:value-type="float">
            <text:p>0.883521</text:p>
          </table:table-cell>
          <table:table-cell office:value-type="float" office:value="0.89896" calcext:value-type="float">
            <text:p>0.89896</text:p>
          </table:table-cell>
          <table:table-cell office:value-type="float" office:value="0.922523" calcext:value-type="float">
            <text:p>0.92252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2889" calcext:value-type="float">
            <text:p>0.828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52406" calcext:value-type="float">
            <text:p>0.452406</text:p>
          </table:table-cell>
          <table:table-cell office:value-type="float" office:value="0.644252" calcext:value-type="float">
            <text:p>0.644252</text:p>
          </table:table-cell>
          <table:table-cell office:value-type="float" office:value="0.755108" calcext:value-type="float">
            <text:p>0.755108</text:p>
          </table:table-cell>
          <table:table-cell office:value-type="float" office:value="0.797718" calcext:value-type="float">
            <text:p>0.797718</text:p>
          </table:table-cell>
          <table:table-cell office:value-type="float" office:value="0.826699" calcext:value-type="float">
            <text:p>0.826699</text:p>
          </table:table-cell>
          <table:table-cell office:value-type="float" office:value="0.843871" calcext:value-type="float">
            <text:p>0.843871</text:p>
          </table:table-cell>
          <table:table-cell office:value-type="float" office:value="0.85812" calcext:value-type="float">
            <text:p>0.85812</text:p>
          </table:table-cell>
          <table:table-cell office:value-type="float" office:value="0.871391" calcext:value-type="float">
            <text:p>0.871391</text:p>
          </table:table-cell>
          <table:table-cell office:value-type="float" office:value="0.882857" calcext:value-type="float">
            <text:p>0.882857</text:p>
          </table:table-cell>
          <table:table-cell office:value-type="float" office:value="0.898667" calcext:value-type="float">
            <text:p>0.898667</text:p>
          </table:table-cell>
          <table:table-cell office:value-type="float" office:value="0.921629" calcext:value-type="float">
            <text:p>0.92162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30031" calcext:value-type="float">
            <text:p>0.83003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3816" calcext:value-type="float">
            <text:p>0.13816</text:p>
          </table:table-cell>
          <table:table-cell office:value-type="float" office:value="0.589941" calcext:value-type="float">
            <text:p>0.589941</text:p>
          </table:table-cell>
          <table:table-cell office:value-type="float" office:value="0.751317" calcext:value-type="float">
            <text:p>0.751317</text:p>
          </table:table-cell>
          <table:table-cell office:value-type="float" office:value="0.796378" calcext:value-type="float">
            <text:p>0.796378</text:p>
          </table:table-cell>
          <table:table-cell office:value-type="float" office:value="0.821339" calcext:value-type="float">
            <text:p>0.821339</text:p>
          </table:table-cell>
          <table:table-cell office:value-type="float" office:value="0.838779" calcext:value-type="float">
            <text:p>0.838779</text:p>
          </table:table-cell>
          <table:table-cell office:value-type="float" office:value="0.853739" calcext:value-type="float">
            <text:p>0.853739</text:p>
          </table:table-cell>
          <table:table-cell office:value-type="float" office:value="0.86723" calcext:value-type="float">
            <text:p>0.86723</text:p>
          </table:table-cell>
          <table:table-cell office:value-type="float" office:value="0.879372" calcext:value-type="float">
            <text:p>0.879372</text:p>
          </table:table-cell>
          <table:table-cell office:value-type="float" office:value="0.895281" calcext:value-type="float">
            <text:p>0.895281</text:p>
          </table:table-cell>
          <table:table-cell office:value-type="float" office:value="0.923402" calcext:value-type="float">
            <text:p>0.923402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21678" calcext:value-type="float">
            <text:p>0.82167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0.539248" calcext:value-type="float">
            <text:p>0.539248</text:p>
          </table:table-cell>
          <table:table-cell office:value-type="float" office:value="0.741762" calcext:value-type="float">
            <text:p>0.741762</text:p>
          </table:table-cell>
          <table:table-cell office:value-type="float" office:value="0.79059" calcext:value-type="float">
            <text:p>0.79059</text:p>
          </table:table-cell>
          <table:table-cell office:value-type="float" office:value="0.820213" calcext:value-type="float">
            <text:p>0.820213</text:p>
          </table:table-cell>
          <table:table-cell office:value-type="float" office:value="0.83908" calcext:value-type="float">
            <text:p>0.83908</text:p>
          </table:table-cell>
          <table:table-cell office:value-type="float" office:value="0.855577" calcext:value-type="float">
            <text:p>0.855577</text:p>
          </table:table-cell>
          <table:table-cell office:value-type="float" office:value="0.869766" calcext:value-type="float">
            <text:p>0.869766</text:p>
          </table:table-cell>
          <table:table-cell office:value-type="float" office:value="0.881352" calcext:value-type="float">
            <text:p>0.881352</text:p>
          </table:table-cell>
          <table:table-cell office:value-type="float" office:value="0.898066" calcext:value-type="float">
            <text:p>0.898066</text:p>
          </table:table-cell>
          <table:table-cell office:value-type="float" office:value="0.927288" calcext:value-type="float">
            <text:p>0.92728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16294" calcext:value-type="float">
            <text:p>0.81629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490809" calcext:value-type="float">
            <text:p>0.490809</text:p>
          </table:table-cell>
          <table:table-cell office:value-type="float" office:value="0.63164" calcext:value-type="float">
            <text:p>0.63164</text:p>
          </table:table-cell>
          <table:table-cell office:value-type="float" office:value="0.752246" calcext:value-type="float">
            <text:p>0.752246</text:p>
          </table:table-cell>
          <table:table-cell office:value-type="float" office:value="0.796695" calcext:value-type="float">
            <text:p>0.796695</text:p>
          </table:table-cell>
          <table:table-cell office:value-type="float" office:value="0.821911" calcext:value-type="float">
            <text:p>0.821911</text:p>
          </table:table-cell>
          <table:table-cell office:value-type="float" office:value="0.842157" calcext:value-type="float">
            <text:p>0.842157</text:p>
          </table:table-cell>
          <table:table-cell office:value-type="float" office:value="0.857269" calcext:value-type="float">
            <text:p>0.857269</text:p>
          </table:table-cell>
          <table:table-cell office:value-type="float" office:value="0.870697" calcext:value-type="float">
            <text:p>0.870697</text:p>
          </table:table-cell>
          <table:table-cell office:value-type="float" office:value="0.881319" calcext:value-type="float">
            <text:p>0.881319</text:p>
          </table:table-cell>
          <table:table-cell office:value-type="float" office:value="0.895303" calcext:value-type="float">
            <text:p>0.895303</text:p>
          </table:table-cell>
          <table:table-cell office:value-type="float" office:value="0.921826" calcext:value-type="float">
            <text:p>0.921826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27106" calcext:value-type="float">
            <text:p>0.82710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490809" calcext:value-type="float">
            <text:p>0.490809</text:p>
          </table:table-cell>
          <table:table-cell office:value-type="float" office:value="0.630153" calcext:value-type="float">
            <text:p>0.630153</text:p>
          </table:table-cell>
          <table:table-cell office:value-type="float" office:value="0.738962" calcext:value-type="float">
            <text:p>0.738962</text:p>
          </table:table-cell>
          <table:table-cell office:value-type="float" office:value="0.790961" calcext:value-type="float">
            <text:p>0.790961</text:p>
          </table:table-cell>
          <table:table-cell office:value-type="float" office:value="0.819672" calcext:value-type="float">
            <text:p>0.819672</text:p>
          </table:table-cell>
          <table:table-cell office:value-type="float" office:value="0.841199" calcext:value-type="float">
            <text:p>0.841199</text:p>
          </table:table-cell>
          <table:table-cell office:value-type="float" office:value="0.859752" calcext:value-type="float">
            <text:p>0.859752</text:p>
          </table:table-cell>
          <table:table-cell office:value-type="float" office:value="0.87465" calcext:value-type="float">
            <text:p>0.87465</text:p>
          </table:table-cell>
          <table:table-cell office:value-type="float" office:value="0.88654" calcext:value-type="float">
            <text:p>0.88654</text:p>
          </table:table-cell>
          <table:table-cell office:value-type="float" office:value="0.900103" calcext:value-type="float">
            <text:p>0.900103</text:p>
          </table:table-cell>
          <table:table-cell office:value-type="float" office:value="0.924338" calcext:value-type="float">
            <text:p>0.92433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26633" calcext:value-type="float">
            <text:p>0.82663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416912" calcext:value-type="float">
            <text:p>0.416912</text:p>
          </table:table-cell>
          <table:table-cell office:value-type="float" office:value="0.61738" calcext:value-type="float">
            <text:p>0.61738</text:p>
          </table:table-cell>
          <table:table-cell office:value-type="float" office:value="0.731225" calcext:value-type="float">
            <text:p>0.731225</text:p>
          </table:table-cell>
          <table:table-cell office:value-type="float" office:value="0.77542" calcext:value-type="float">
            <text:p>0.77542</text:p>
          </table:table-cell>
          <table:table-cell office:value-type="float" office:value="0.808724" calcext:value-type="float">
            <text:p>0.808724</text:p>
          </table:table-cell>
          <table:table-cell office:value-type="float" office:value="0.833013" calcext:value-type="float">
            <text:p>0.833013</text:p>
          </table:table-cell>
          <table:table-cell office:value-type="float" office:value="0.849914" calcext:value-type="float">
            <text:p>0.849914</text:p>
          </table:table-cell>
          <table:table-cell office:value-type="float" office:value="0.866265" calcext:value-type="float">
            <text:p>0.866265</text:p>
          </table:table-cell>
          <table:table-cell office:value-type="float" office:value="0.880653" calcext:value-type="float">
            <text:p>0.880653</text:p>
          </table:table-cell>
          <table:table-cell office:value-type="float" office:value="0.897163" calcext:value-type="float">
            <text:p>0.897163</text:p>
          </table:table-cell>
          <table:table-cell office:value-type="float" office:value="0.920938" calcext:value-type="float">
            <text:p>0.92093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1807" calcext:value-type="float">
            <text:p>0.8180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0.578106" calcext:value-type="float">
            <text:p>0.578106</text:p>
          </table:table-cell>
          <table:table-cell office:value-type="float" office:value="0.728231" calcext:value-type="float">
            <text:p>0.728231</text:p>
          </table:table-cell>
          <table:table-cell office:value-type="float" office:value="0.773381" calcext:value-type="float">
            <text:p>0.773381</text:p>
          </table:table-cell>
          <table:table-cell office:value-type="float" office:value="0.805847" calcext:value-type="float">
            <text:p>0.805847</text:p>
          </table:table-cell>
          <table:table-cell office:value-type="float" office:value="0.830033" calcext:value-type="float">
            <text:p>0.830033</text:p>
          </table:table-cell>
          <table:table-cell office:value-type="float" office:value="0.845073" calcext:value-type="float">
            <text:p>0.845073</text:p>
          </table:table-cell>
          <table:table-cell office:value-type="float" office:value="0.865011" calcext:value-type="float">
            <text:p>0.865011</text:p>
          </table:table-cell>
          <table:table-cell office:value-type="float" office:value="0.88007" calcext:value-type="float">
            <text:p>0.88007</text:p>
          </table:table-cell>
          <table:table-cell office:value-type="float" office:value="0.895716" calcext:value-type="float">
            <text:p>0.895716</text:p>
          </table:table-cell>
          <table:table-cell office:value-type="float" office:value="0.924359" calcext:value-type="float">
            <text:p>0.92435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12583" calcext:value-type="float">
            <text:p>0.81258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82224" calcext:value-type="float">
            <text:p>0.382224</text:p>
          </table:table-cell>
          <table:table-cell office:value-type="float" office:value="0.649636" calcext:value-type="float">
            <text:p>0.649636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93993" calcext:value-type="float">
            <text:p>0.793993</text:p>
          </table:table-cell>
          <table:table-cell office:value-type="float" office:value="0.815772" calcext:value-type="float">
            <text:p>0.815772</text:p>
          </table:table-cell>
          <table:table-cell office:value-type="float" office:value="0.835443" calcext:value-type="float">
            <text:p>0.835443</text:p>
          </table:table-cell>
          <table:table-cell office:value-type="float" office:value="0.852129" calcext:value-type="float">
            <text:p>0.852129</text:p>
          </table:table-cell>
          <table:table-cell office:value-type="float" office:value="0.868235" calcext:value-type="float">
            <text:p>0.868235</text:p>
          </table:table-cell>
          <table:table-cell office:value-type="float" office:value="0.883108" calcext:value-type="float">
            <text:p>0.883108</text:p>
          </table:table-cell>
          <table:table-cell office:value-type="float" office:value="0.897684" calcext:value-type="float">
            <text:p>0.897684</text:p>
          </table:table-cell>
          <table:table-cell office:value-type="float" office:value="0.927114" calcext:value-type="float">
            <text:p>0.92711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27741" calcext:value-type="float">
            <text:p>0.82774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57034" calcext:value-type="float">
            <text:p>0.257034</text:p>
          </table:table-cell>
          <table:table-cell office:value-type="float" office:value="0.589218" calcext:value-type="float">
            <text:p>0.589218</text:p>
          </table:table-cell>
          <table:table-cell office:value-type="float" office:value="0.753025" calcext:value-type="float">
            <text:p>0.753025</text:p>
          </table:table-cell>
          <table:table-cell office:value-type="float" office:value="0.788274" calcext:value-type="float">
            <text:p>0.788274</text:p>
          </table:table-cell>
          <table:table-cell office:value-type="float" office:value="0.811981" calcext:value-type="float">
            <text:p>0.811981</text:p>
          </table:table-cell>
          <table:table-cell office:value-type="float" office:value="0.834841" calcext:value-type="float">
            <text:p>0.834841</text:p>
          </table:table-cell>
          <table:table-cell office:value-type="float" office:value="0.855064" calcext:value-type="float">
            <text:p>0.855064</text:p>
          </table:table-cell>
          <table:table-cell office:value-type="float" office:value="0.87225" calcext:value-type="float">
            <text:p>0.87225</text:p>
          </table:table-cell>
          <table:table-cell office:value-type="float" office:value="0.88499" calcext:value-type="float">
            <text:p>0.88499</text:p>
          </table:table-cell>
          <table:table-cell office:value-type="float" office:value="0.901413" calcext:value-type="float">
            <text:p>0.901413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21637" calcext:value-type="float">
            <text:p>0.82163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57034" calcext:value-type="float">
            <text:p>0.257034</text:p>
          </table:table-cell>
          <table:table-cell office:value-type="float" office:value="0.608465" calcext:value-type="float">
            <text:p>0.608465</text:p>
          </table:table-cell>
          <table:table-cell office:value-type="float" office:value="0.743786" calcext:value-type="float">
            <text:p>0.743786</text:p>
          </table:table-cell>
          <table:table-cell office:value-type="float" office:value="0.784413" calcext:value-type="float">
            <text:p>0.784413</text:p>
          </table:table-cell>
          <table:table-cell office:value-type="float" office:value="0.814896" calcext:value-type="float">
            <text:p>0.814896</text:p>
          </table:table-cell>
          <table:table-cell office:value-type="float" office:value="0.837181" calcext:value-type="float">
            <text:p>0.837181</text:p>
          </table:table-cell>
          <table:table-cell office:value-type="float" office:value="0.85481" calcext:value-type="float">
            <text:p>0.85481</text:p>
          </table:table-cell>
          <table:table-cell office:value-type="float" office:value="0.87059" calcext:value-type="float">
            <text:p>0.87059</text:p>
          </table:table-cell>
          <table:table-cell office:value-type="float" office:value="0.883415" calcext:value-type="float">
            <text:p>0.883415</text:p>
          </table:table-cell>
          <table:table-cell office:value-type="float" office:value="0.903682" calcext:value-type="float">
            <text:p>0.903682</text:p>
          </table:table-cell>
          <table:table-cell office:value-type="float" office:value="0.92654" calcext:value-type="float">
            <text:p>0.9265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22778" calcext:value-type="float">
            <text:p>0.82277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96363" calcext:value-type="float">
            <text:p>0.396363</text:p>
          </table:table-cell>
          <table:table-cell office:value-type="float" office:value="0.653793" calcext:value-type="float">
            <text:p>0.653793</text:p>
          </table:table-cell>
          <table:table-cell office:value-type="float" office:value="0.75434" calcext:value-type="float">
            <text:p>0.75434</text:p>
          </table:table-cell>
          <table:table-cell office:value-type="float" office:value="0.79045" calcext:value-type="float">
            <text:p>0.79045</text:p>
          </table:table-cell>
          <table:table-cell office:value-type="float" office:value="0.820423" calcext:value-type="float">
            <text:p>0.820423</text:p>
          </table:table-cell>
          <table:table-cell office:value-type="float" office:value="0.840538" calcext:value-type="float">
            <text:p>0.840538</text:p>
          </table:table-cell>
          <table:table-cell office:value-type="float" office:value="0.861211" calcext:value-type="float">
            <text:p>0.861211</text:p>
          </table:table-cell>
          <table:table-cell office:value-type="float" office:value="0.877463" calcext:value-type="float">
            <text:p>0.877463</text:p>
          </table:table-cell>
          <table:table-cell office:value-type="float" office:value="0.888996" calcext:value-type="float">
            <text:p>0.888996</text:p>
          </table:table-cell>
          <table:table-cell office:value-type="float" office:value="0.906527" calcext:value-type="float">
            <text:p>0.906527</text:p>
          </table:table-cell>
          <table:table-cell office:value-type="float" office:value="0.925456" calcext:value-type="float">
            <text:p>0.92545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192" calcext:value-type="float">
            <text:p>0.8319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0.620061" calcext:value-type="float">
            <text:p>0.620061</text:p>
          </table:table-cell>
          <table:table-cell office:value-type="float" office:value="0.766795" calcext:value-type="float">
            <text:p>0.766795</text:p>
          </table:table-cell>
          <table:table-cell office:value-type="float" office:value="0.802923" calcext:value-type="float">
            <text:p>0.802923</text:p>
          </table:table-cell>
          <table:table-cell office:value-type="float" office:value="0.827228" calcext:value-type="float">
            <text:p>0.827228</text:p>
          </table:table-cell>
          <table:table-cell office:value-type="float" office:value="0.843733" calcext:value-type="float">
            <text:p>0.843733</text:p>
          </table:table-cell>
          <table:table-cell office:value-type="float" office:value="0.863339" calcext:value-type="float">
            <text:p>0.863339</text:p>
          </table:table-cell>
          <table:table-cell office:value-type="float" office:value="0.876261" calcext:value-type="float">
            <text:p>0.876261</text:p>
          </table:table-cell>
          <table:table-cell office:value-type="float" office:value="0.887884" calcext:value-type="float">
            <text:p>0.887884</text:p>
          </table:table-cell>
          <table:table-cell office:value-type="float" office:value="0.90538" calcext:value-type="float">
            <text:p>0.90538</text:p>
          </table:table-cell>
          <table:table-cell office:value-type="float" office:value="0.923558" calcext:value-type="float">
            <text:p>0.92355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1716" calcext:value-type="float">
            <text:p>0.83171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0.59707" calcext:value-type="float">
            <text:p>0.59707</text:p>
          </table:table-cell>
          <table:table-cell office:value-type="float" office:value="0.759522" calcext:value-type="float">
            <text:p>0.759522</text:p>
          </table:table-cell>
          <table:table-cell office:value-type="float" office:value="0.801898" calcext:value-type="float">
            <text:p>0.801898</text:p>
          </table:table-cell>
          <table:table-cell office:value-type="float" office:value="0.827801" calcext:value-type="float">
            <text:p>0.827801</text:p>
          </table:table-cell>
          <table:table-cell office:value-type="float" office:value="0.843858" calcext:value-type="float">
            <text:p>0.843858</text:p>
          </table:table-cell>
          <table:table-cell office:value-type="float" office:value="0.862328" calcext:value-type="float">
            <text:p>0.862328</text:p>
          </table:table-cell>
          <table:table-cell office:value-type="float" office:value="0.877324" calcext:value-type="float">
            <text:p>0.877324</text:p>
          </table:table-cell>
          <table:table-cell office:value-type="float" office:value="0.891346" calcext:value-type="float">
            <text:p>0.891346</text:p>
          </table:table-cell>
          <table:table-cell office:value-type="float" office:value="0.906246" calcext:value-type="float">
            <text:p>0.906246</text:p>
          </table:table-cell>
          <table:table-cell office:value-type="float" office:value="0.925853" calcext:value-type="float">
            <text:p>0.92585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29325" calcext:value-type="float">
            <text:p>0.82932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0.596317" calcext:value-type="float">
            <text:p>0.596317</text:p>
          </table:table-cell>
          <table:table-cell office:value-type="float" office:value="0.77706" calcext:value-type="float">
            <text:p>0.77706</text:p>
          </table:table-cell>
          <table:table-cell office:value-type="float" office:value="0.808695" calcext:value-type="float">
            <text:p>0.808695</text:p>
          </table:table-cell>
          <table:table-cell office:value-type="float" office:value="0.830945" calcext:value-type="float">
            <text:p>0.830945</text:p>
          </table:table-cell>
          <table:table-cell office:value-type="float" office:value="0.845385" calcext:value-type="float">
            <text:p>0.845385</text:p>
          </table:table-cell>
          <table:table-cell office:value-type="float" office:value="0.861109" calcext:value-type="float">
            <text:p>0.861109</text:p>
          </table:table-cell>
          <table:table-cell office:value-type="float" office:value="0.876557" calcext:value-type="float">
            <text:p>0.876557</text:p>
          </table:table-cell>
          <table:table-cell office:value-type="float" office:value="0.889572" calcext:value-type="float">
            <text:p>0.889572</text:p>
          </table:table-cell>
          <table:table-cell office:value-type="float" office:value="0.904294" calcext:value-type="float">
            <text:p>0.904294</text:p>
          </table:table-cell>
          <table:table-cell office:value-type="float" office:value="0.926419" calcext:value-type="float">
            <text:p>0.92641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1635" calcext:value-type="float">
            <text:p>0.83163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666467" calcext:value-type="float">
            <text:p>0.666467</text:p>
          </table:table-cell>
          <table:table-cell office:value-type="float" office:value="0.780945" calcext:value-type="float">
            <text:p>0.780945</text:p>
          </table:table-cell>
          <table:table-cell office:value-type="float" office:value="0.81017" calcext:value-type="float">
            <text:p>0.81017</text:p>
          </table:table-cell>
          <table:table-cell office:value-type="float" office:value="0.829344" calcext:value-type="float">
            <text:p>0.829344</text:p>
          </table:table-cell>
          <table:table-cell office:value-type="float" office:value="0.849884" calcext:value-type="float">
            <text:p>0.849884</text:p>
          </table:table-cell>
          <table:table-cell office:value-type="float" office:value="0.863705" calcext:value-type="float">
            <text:p>0.863705</text:p>
          </table:table-cell>
          <table:table-cell office:value-type="float" office:value="0.878909" calcext:value-type="float">
            <text:p>0.878909</text:p>
          </table:table-cell>
          <table:table-cell office:value-type="float" office:value="0.892402" calcext:value-type="float">
            <text:p>0.892402</text:p>
          </table:table-cell>
          <table:table-cell office:value-type="float" office:value="0.907823" calcext:value-type="float">
            <text:p>0.907823</text:p>
          </table:table-cell>
          <table:table-cell office:value-type="float" office:value="0.925855" calcext:value-type="float">
            <text:p>0.92585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40551" calcext:value-type="float">
            <text:p>0.84055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655878" calcext:value-type="float">
            <text:p>0.655878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813897" calcext:value-type="float">
            <text:p>0.813897</text:p>
          </table:table-cell>
          <table:table-cell office:value-type="float" office:value="0.834519" calcext:value-type="float">
            <text:p>0.834519</text:p>
          </table:table-cell>
          <table:table-cell office:value-type="float" office:value="0.851736" calcext:value-type="float">
            <text:p>0.851736</text:p>
          </table:table-cell>
          <table:table-cell office:value-type="float" office:value="0.866928" calcext:value-type="float">
            <text:p>0.866928</text:p>
          </table:table-cell>
          <table:table-cell office:value-type="float" office:value="0.881402" calcext:value-type="float">
            <text:p>0.881402</text:p>
          </table:table-cell>
          <table:table-cell office:value-type="float" office:value="0.892703" calcext:value-type="float">
            <text:p>0.892703</text:p>
          </table:table-cell>
          <table:table-cell office:value-type="float" office:value="0.907864" calcext:value-type="float">
            <text:p>0.907864</text:p>
          </table:table-cell>
          <table:table-cell office:value-type="float" office:value="0.925519" calcext:value-type="float">
            <text:p>0.92551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41755" calcext:value-type="float">
            <text:p>0.84175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466769" calcext:value-type="float">
            <text:p>0.466769</text:p>
          </table:table-cell>
          <table:table-cell office:value-type="float" office:value="0.629236" calcext:value-type="float">
            <text:p>0.629236</text:p>
          </table:table-cell>
          <table:table-cell office:value-type="float" office:value="0.764295" calcext:value-type="float">
            <text:p>0.764295</text:p>
          </table:table-cell>
          <table:table-cell office:value-type="float" office:value="0.802986" calcext:value-type="float">
            <text:p>0.802986</text:p>
          </table:table-cell>
          <table:table-cell office:value-type="float" office:value="0.828088" calcext:value-type="float">
            <text:p>0.828088</text:p>
          </table:table-cell>
          <table:table-cell office:value-type="float" office:value="0.847059" calcext:value-type="float">
            <text:p>0.847059</text:p>
          </table:table-cell>
          <table:table-cell office:value-type="float" office:value="0.861951" calcext:value-type="float">
            <text:p>0.861951</text:p>
          </table:table-cell>
          <table:table-cell office:value-type="float" office:value="0.876286" calcext:value-type="float">
            <text:p>0.876286</text:p>
          </table:table-cell>
          <table:table-cell office:value-type="float" office:value="0.891595" calcext:value-type="float">
            <text:p>0.891595</text:p>
          </table:table-cell>
          <table:table-cell office:value-type="float" office:value="0.905598" calcext:value-type="float">
            <text:p>0.905598</text:p>
          </table:table-cell>
          <table:table-cell office:value-type="float" office:value="0.927385" calcext:value-type="float">
            <text:p>0.92738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3448" calcext:value-type="float">
            <text:p>0.83344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210851" calcext:value-type="float">
            <text:p>0.210851</text:p>
          </table:table-cell>
          <table:table-cell office:value-type="float" office:value="0.663906" calcext:value-type="float">
            <text:p>0.663906</text:p>
          </table:table-cell>
          <table:table-cell office:value-type="float" office:value="0.777252" calcext:value-type="float">
            <text:p>0.777252</text:p>
          </table:table-cell>
          <table:table-cell office:value-type="float" office:value="0.807436" calcext:value-type="float">
            <text:p>0.807436</text:p>
          </table:table-cell>
          <table:table-cell office:value-type="float" office:value="0.828756" calcext:value-type="float">
            <text:p>0.828756</text:p>
          </table:table-cell>
          <table:table-cell office:value-type="float" office:value="0.849076" calcext:value-type="float">
            <text:p>0.849076</text:p>
          </table:table-cell>
          <table:table-cell office:value-type="float" office:value="0.864327" calcext:value-type="float">
            <text:p>0.864327</text:p>
          </table:table-cell>
          <table:table-cell office:value-type="float" office:value="0.877724" calcext:value-type="float">
            <text:p>0.877724</text:p>
          </table:table-cell>
          <table:table-cell office:value-type="float" office:value="0.889447" calcext:value-type="float">
            <text:p>0.889447</text:p>
          </table:table-cell>
          <table:table-cell office:value-type="float" office:value="0.906719" calcext:value-type="float">
            <text:p>0.906719</text:p>
          </table:table-cell>
          <table:table-cell office:value-type="float" office:value="0.927541" calcext:value-type="float">
            <text:p>0.927541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39218" calcext:value-type="float">
            <text:p>0.83921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0.669219" calcext:value-type="float">
            <text:p>0.669219</text:p>
          </table:table-cell>
          <table:table-cell office:value-type="float" office:value="0.798493" calcext:value-type="float">
            <text:p>0.798493</text:p>
          </table:table-cell>
          <table:table-cell office:value-type="float" office:value="0.815869" calcext:value-type="float">
            <text:p>0.815869</text:p>
          </table:table-cell>
          <table:table-cell office:value-type="float" office:value="0.838869" calcext:value-type="float">
            <text:p>0.838869</text:p>
          </table:table-cell>
          <table:table-cell office:value-type="float" office:value="0.855117" calcext:value-type="float">
            <text:p>0.855117</text:p>
          </table:table-cell>
          <table:table-cell office:value-type="float" office:value="0.86995" calcext:value-type="float">
            <text:p>0.86995</text:p>
          </table:table-cell>
          <table:table-cell office:value-type="float" office:value="0.881381" calcext:value-type="float">
            <text:p>0.881381</text:p>
          </table:table-cell>
          <table:table-cell office:value-type="float" office:value="0.891972" calcext:value-type="float">
            <text:p>0.891972</text:p>
          </table:table-cell>
          <table:table-cell office:value-type="float" office:value="0.908773" calcext:value-type="float">
            <text:p>0.908773</text:p>
          </table:table-cell>
          <table:table-cell office:value-type="float" office:value="0.930657" calcext:value-type="float">
            <text:p>0.93065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4603" calcext:value-type="float">
            <text:p>0.8460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0.663982" calcext:value-type="float">
            <text:p>0.663982</text:p>
          </table:table-cell>
          <table:table-cell office:value-type="float" office:value="0.796075" calcext:value-type="float">
            <text:p>0.796075</text:p>
          </table:table-cell>
          <table:table-cell office:value-type="float" office:value="0.818181" calcext:value-type="float">
            <text:p>0.818181</text:p>
          </table:table-cell>
          <table:table-cell office:value-type="float" office:value="0.839137" calcext:value-type="float">
            <text:p>0.839137</text:p>
          </table:table-cell>
          <table:table-cell office:value-type="float" office:value="0.856398" calcext:value-type="float">
            <text:p>0.856398</text:p>
          </table:table-cell>
          <table:table-cell office:value-type="float" office:value="0.866639" calcext:value-type="float">
            <text:p>0.866639</text:p>
          </table:table-cell>
          <table:table-cell office:value-type="float" office:value="0.879045" calcext:value-type="float">
            <text:p>0.879045</text:p>
          </table:table-cell>
          <table:table-cell office:value-type="float" office:value="0.892388" calcext:value-type="float">
            <text:p>0.892388</text:p>
          </table:table-cell>
          <table:table-cell office:value-type="float" office:value="0.911123" calcext:value-type="float">
            <text:p>0.911123</text:p>
          </table:table-cell>
          <table:table-cell office:value-type="float" office:value="0.930427" calcext:value-type="float">
            <text:p>0.93042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45339" calcext:value-type="float">
            <text:p>0.84533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0.681324" calcext:value-type="float">
            <text:p>0.681324</text:p>
          </table:table-cell>
          <table:table-cell office:value-type="float" office:value="0.799226" calcext:value-type="float">
            <text:p>0.799226</text:p>
          </table:table-cell>
          <table:table-cell office:value-type="float" office:value="0.821038" calcext:value-type="float">
            <text:p>0.821038</text:p>
          </table:table-cell>
          <table:table-cell office:value-type="float" office:value="0.840481" calcext:value-type="float">
            <text:p>0.840481</text:p>
          </table:table-cell>
          <table:table-cell office:value-type="float" office:value="0.855877" calcext:value-type="float">
            <text:p>0.855877</text:p>
          </table:table-cell>
          <table:table-cell office:value-type="float" office:value="0.87121" calcext:value-type="float">
            <text:p>0.87121</text:p>
          </table:table-cell>
          <table:table-cell office:value-type="float" office:value="0.884039" calcext:value-type="float">
            <text:p>0.884039</text:p>
          </table:table-cell>
          <table:table-cell office:value-type="float" office:value="0.895971" calcext:value-type="float">
            <text:p>0.895971</text:p>
          </table:table-cell>
          <table:table-cell office:value-type="float" office:value="0.912578" calcext:value-type="float">
            <text:p>0.912578</text:p>
          </table:table-cell>
          <table:table-cell office:value-type="float" office:value="0.930462" calcext:value-type="float">
            <text:p>0.93046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49221" calcext:value-type="float">
            <text:p>0.84922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21444" calcext:value-type="float">
            <text:p>0.621444</text:p>
          </table:table-cell>
          <table:table-cell office:value-type="float" office:value="0.716277" calcext:value-type="float">
            <text:p>0.716277</text:p>
          </table:table-cell>
          <table:table-cell office:value-type="float" office:value="0.796775" calcext:value-type="float">
            <text:p>0.796775</text:p>
          </table:table-cell>
          <table:table-cell office:value-type="float" office:value="0.829884" calcext:value-type="float">
            <text:p>0.829884</text:p>
          </table:table-cell>
          <table:table-cell office:value-type="float" office:value="0.847525" calcext:value-type="float">
            <text:p>0.847525</text:p>
          </table:table-cell>
          <table:table-cell office:value-type="float" office:value="0.862597" calcext:value-type="float">
            <text:p>0.862597</text:p>
          </table:table-cell>
          <table:table-cell office:value-type="float" office:value="0.875262" calcext:value-type="float">
            <text:p>0.875262</text:p>
          </table:table-cell>
          <table:table-cell office:value-type="float" office:value="0.887176" calcext:value-type="float">
            <text:p>0.887176</text:p>
          </table:table-cell>
          <table:table-cell office:value-type="float" office:value="0.896653" calcext:value-type="float">
            <text:p>0.896653</text:p>
          </table:table-cell>
          <table:table-cell office:value-type="float" office:value="0.911162" calcext:value-type="float">
            <text:p>0.911162</text:p>
          </table:table-cell>
          <table:table-cell office:value-type="float" office:value="0.928486" calcext:value-type="float">
            <text:p>0.92848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5518" calcext:value-type="float">
            <text:p>0.8551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40724" calcext:value-type="float">
            <text:p>0.640724</text:p>
          </table:table-cell>
          <table:table-cell office:value-type="float" office:value="0.729498" calcext:value-type="float">
            <text:p>0.729498</text:p>
          </table:table-cell>
          <table:table-cell office:value-type="float" office:value="0.798584" calcext:value-type="float">
            <text:p>0.798584</text:p>
          </table:table-cell>
          <table:table-cell office:value-type="float" office:value="0.827667" calcext:value-type="float">
            <text:p>0.827667</text:p>
          </table:table-cell>
          <table:table-cell office:value-type="float" office:value="0.84421" calcext:value-type="float">
            <text:p>0.84421</text:p>
          </table:table-cell>
          <table:table-cell office:value-type="float" office:value="0.858353" calcext:value-type="float">
            <text:p>0.858353</text:p>
          </table:table-cell>
          <table:table-cell office:value-type="float" office:value="0.872514" calcext:value-type="float">
            <text:p>0.872514</text:p>
          </table:table-cell>
          <table:table-cell office:value-type="float" office:value="0.887508" calcext:value-type="float">
            <text:p>0.887508</text:p>
          </table:table-cell>
          <table:table-cell office:value-type="float" office:value="0.898409" calcext:value-type="float">
            <text:p>0.898409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31158" calcext:value-type="float">
            <text:p>0.93115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56064" calcext:value-type="float">
            <text:p>0.85606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00402" calcext:value-type="float">
            <text:p>0.600402</text:p>
          </table:table-cell>
          <table:table-cell office:value-type="float" office:value="0.742365" calcext:value-type="float">
            <text:p>0.742365</text:p>
          </table:table-cell>
          <table:table-cell office:value-type="float" office:value="0.811993" calcext:value-type="float">
            <text:p>0.811993</text:p>
          </table:table-cell>
          <table:table-cell office:value-type="float" office:value="0.835967" calcext:value-type="float">
            <text:p>0.835967</text:p>
          </table:table-cell>
          <table:table-cell office:value-type="float" office:value="0.851478" calcext:value-type="float">
            <text:p>0.851478</text:p>
          </table:table-cell>
          <table:table-cell office:value-type="float" office:value="0.862764" calcext:value-type="float">
            <text:p>0.862764</text:p>
          </table:table-cell>
          <table:table-cell office:value-type="float" office:value="0.875693" calcext:value-type="float">
            <text:p>0.875693</text:p>
          </table:table-cell>
          <table:table-cell office:value-type="float" office:value="0.888047" calcext:value-type="float">
            <text:p>0.888047</text:p>
          </table:table-cell>
          <table:table-cell office:value-type="float" office:value="0.898696" calcext:value-type="float">
            <text:p>0.898696</text:p>
          </table:table-cell>
          <table:table-cell office:value-type="float" office:value="0.910645" calcext:value-type="float">
            <text:p>0.910645</text:p>
          </table:table-cell>
          <table:table-cell office:value-type="float" office:value="0.931838" calcext:value-type="float">
            <text:p>0.93183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0949" calcext:value-type="float">
            <text:p>0.86094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0402" calcext:value-type="float">
            <text:p>0.600402</text:p>
          </table:table-cell>
          <table:table-cell office:value-type="float" office:value="0.749574" calcext:value-type="float">
            <text:p>0.749574</text:p>
          </table:table-cell>
          <table:table-cell office:value-type="float" office:value="0.818623" calcext:value-type="float">
            <text:p>0.818623</text:p>
          </table:table-cell>
          <table:table-cell office:value-type="float" office:value="0.83888" calcext:value-type="float">
            <text:p>0.83888</text:p>
          </table:table-cell>
          <table:table-cell office:value-type="float" office:value="0.854296" calcext:value-type="float">
            <text:p>0.854296</text:p>
          </table:table-cell>
          <table:table-cell office:value-type="float" office:value="0.867176" calcext:value-type="float">
            <text:p>0.867176</text:p>
          </table:table-cell>
          <table:table-cell office:value-type="float" office:value="0.877833" calcext:value-type="float">
            <text:p>0.877833</text:p>
          </table:table-cell>
          <table:table-cell office:value-type="float" office:value="0.888395" calcext:value-type="float">
            <text:p>0.888395</text:p>
          </table:table-cell>
          <table:table-cell office:value-type="float" office:value="0.896837" calcext:value-type="float">
            <text:p>0.896837</text:p>
          </table:table-cell>
          <table:table-cell office:value-type="float" office:value="0.912599" calcext:value-type="float">
            <text:p>0.912599</text:p>
          </table:table-cell>
          <table:table-cell office:value-type="float" office:value="0.930991" calcext:value-type="float">
            <text:p>0.930991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3521" calcext:value-type="float">
            <text:p>0.86352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96507" calcext:value-type="float">
            <text:p>0.596507</text:p>
          </table:table-cell>
          <table:table-cell office:value-type="float" office:value="0.738872" calcext:value-type="float">
            <text:p>0.738872</text:p>
          </table:table-cell>
          <table:table-cell office:value-type="float" office:value="0.805839" calcext:value-type="float">
            <text:p>0.805839</text:p>
          </table:table-cell>
          <table:table-cell office:value-type="float" office:value="0.832803" calcext:value-type="float">
            <text:p>0.832803</text:p>
          </table:table-cell>
          <table:table-cell office:value-type="float" office:value="0.847591" calcext:value-type="float">
            <text:p>0.847591</text:p>
          </table:table-cell>
          <table:table-cell office:value-type="float" office:value="0.861525" calcext:value-type="float">
            <text:p>0.861525</text:p>
          </table:table-cell>
          <table:table-cell office:value-type="float" office:value="0.871988" calcext:value-type="float">
            <text:p>0.871988</text:p>
          </table:table-cell>
          <table:table-cell office:value-type="float" office:value="0.882847" calcext:value-type="float">
            <text:p>0.882847</text:p>
          </table:table-cell>
          <table:table-cell office:value-type="float" office:value="0.894219" calcext:value-type="float">
            <text:p>0.894219</text:p>
          </table:table-cell>
          <table:table-cell office:value-type="float" office:value="0.910833" calcext:value-type="float">
            <text:p>0.910833</text:p>
          </table:table-cell>
          <table:table-cell office:value-type="float" office:value="0.930264" calcext:value-type="float">
            <text:p>0.93026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57678" calcext:value-type="float">
            <text:p>0.85767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96507" calcext:value-type="float">
            <text:p>0.596507</text:p>
          </table:table-cell>
          <table:table-cell office:value-type="float" office:value="0.735748" calcext:value-type="float">
            <text:p>0.735748</text:p>
          </table:table-cell>
          <table:table-cell office:value-type="float" office:value="0.818126" calcext:value-type="float">
            <text:p>0.818126</text:p>
          </table:table-cell>
          <table:table-cell office:value-type="float" office:value="0.837357" calcext:value-type="float">
            <text:p>0.837357</text:p>
          </table:table-cell>
          <table:table-cell office:value-type="float" office:value="0.850302" calcext:value-type="float">
            <text:p>0.850302</text:p>
          </table:table-cell>
          <table:table-cell office:value-type="float" office:value="0.862082" calcext:value-type="float">
            <text:p>0.862082</text:p>
          </table:table-cell>
          <table:table-cell office:value-type="float" office:value="0.872284" calcext:value-type="float">
            <text:p>0.872284</text:p>
          </table:table-cell>
          <table:table-cell office:value-type="float" office:value="0.88169" calcext:value-type="float">
            <text:p>0.88169</text:p>
          </table:table-cell>
          <table:table-cell office:value-type="float" office:value="0.892839" calcext:value-type="float">
            <text:p>0.892839</text:p>
          </table:table-cell>
          <table:table-cell office:value-type="float" office:value="0.905793" calcext:value-type="float">
            <text:p>0.905793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58475" calcext:value-type="float">
            <text:p>0.858475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596507" calcext:value-type="float">
            <text:p>0.596507</text:p>
          </table:table-cell>
          <table:table-cell office:value-type="float" office:value="0.767794" calcext:value-type="float">
            <text:p>0.767794</text:p>
          </table:table-cell>
          <table:table-cell office:value-type="float" office:value="0.820567" calcext:value-type="float">
            <text:p>0.820567</text:p>
          </table:table-cell>
          <table:table-cell office:value-type="float" office:value="0.842015" calcext:value-type="float">
            <text:p>0.842015</text:p>
          </table:table-cell>
          <table:table-cell office:value-type="float" office:value="0.856045" calcext:value-type="float">
            <text:p>0.856045</text:p>
          </table:table-cell>
          <table:table-cell office:value-type="float" office:value="0.864533" calcext:value-type="float">
            <text:p>0.864533</text:p>
          </table:table-cell>
          <table:table-cell office:value-type="float" office:value="0.873401" calcext:value-type="float">
            <text:p>0.873401</text:p>
          </table:table-cell>
          <table:table-cell office:value-type="float" office:value="0.883518" calcext:value-type="float">
            <text:p>0.883518</text:p>
          </table:table-cell>
          <table:table-cell office:value-type="float" office:value="0.894486" calcext:value-type="float">
            <text:p>0.894486</text:p>
          </table:table-cell>
          <table:table-cell office:value-type="float" office:value="0.906872" calcext:value-type="float">
            <text:p>0.906872</text:p>
          </table:table-cell>
          <table:table-cell office:value-type="float" office:value="0.927576" calcext:value-type="float">
            <text:p>0.92757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3681" calcext:value-type="float">
            <text:p>0.86368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11387" calcext:value-type="float">
            <text:p>0.61138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805667" calcext:value-type="float">
            <text:p>0.805667</text:p>
          </table:table-cell>
          <table:table-cell office:value-type="float" office:value="0.828546" calcext:value-type="float">
            <text:p>0.828546</text:p>
          </table:table-cell>
          <table:table-cell office:value-type="float" office:value="0.846873" calcext:value-type="float">
            <text:p>0.846873</text:p>
          </table:table-cell>
          <table:table-cell office:value-type="float" office:value="0.859995" calcext:value-type="float">
            <text:p>0.859995</text:p>
          </table:table-cell>
          <table:table-cell office:value-type="float" office:value="0.870744" calcext:value-type="float">
            <text:p>0.870744</text:p>
          </table:table-cell>
          <table:table-cell office:value-type="float" office:value="0.881216" calcext:value-type="float">
            <text:p>0.881216</text:p>
          </table:table-cell>
          <table:table-cell office:value-type="float" office:value="0.889928" calcext:value-type="float">
            <text:p>0.889928</text:p>
          </table:table-cell>
          <table:table-cell office:value-type="float" office:value="0.903592" calcext:value-type="float">
            <text:p>0.903592</text:p>
          </table:table-cell>
          <table:table-cell office:value-type="float" office:value="0.926303" calcext:value-type="float">
            <text:p>0.92630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54929" calcext:value-type="float">
            <text:p>0.85492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11387" calcext:value-type="float">
            <text:p>0.611387</text:p>
          </table:table-cell>
          <table:table-cell office:value-type="float" office:value="0.758808" calcext:value-type="float">
            <text:p>0.758808</text:p>
          </table:table-cell>
          <table:table-cell office:value-type="float" office:value="0.81514" calcext:value-type="float">
            <text:p>0.81514</text:p>
          </table:table-cell>
          <table:table-cell office:value-type="float" office:value="0.834549" calcext:value-type="float">
            <text:p>0.834549</text:p>
          </table:table-cell>
          <table:table-cell office:value-type="float" office:value="0.849635" calcext:value-type="float">
            <text:p>0.849635</text:p>
          </table:table-cell>
          <table:table-cell office:value-type="float" office:value="0.861584" calcext:value-type="float">
            <text:p>0.861584</text:p>
          </table:table-cell>
          <table:table-cell office:value-type="float" office:value="0.872563" calcext:value-type="float">
            <text:p>0.872563</text:p>
          </table:table-cell>
          <table:table-cell office:value-type="float" office:value="0.884012" calcext:value-type="float">
            <text:p>0.884012</text:p>
          </table:table-cell>
          <table:table-cell office:value-type="float" office:value="0.893712" calcext:value-type="float">
            <text:p>0.893712</text:p>
          </table:table-cell>
          <table:table-cell office:value-type="float" office:value="0.906636" calcext:value-type="float">
            <text:p>0.906636</text:p>
          </table:table-cell>
          <table:table-cell office:value-type="float" office:value="0.92665" calcext:value-type="float">
            <text:p>0.9266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0329" calcext:value-type="float">
            <text:p>0.86032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39112" calcext:value-type="float">
            <text:p>0.639112</text:p>
          </table:table-cell>
          <table:table-cell office:value-type="float" office:value="0.751457" calcext:value-type="float">
            <text:p>0.751457</text:p>
          </table:table-cell>
          <table:table-cell office:value-type="float" office:value="0.807499" calcext:value-type="float">
            <text:p>0.807499</text:p>
          </table:table-cell>
          <table:table-cell office:value-type="float" office:value="0.832918" calcext:value-type="float">
            <text:p>0.832918</text:p>
          </table:table-cell>
          <table:table-cell office:value-type="float" office:value="0.848543" calcext:value-type="float">
            <text:p>0.848543</text:p>
          </table:table-cell>
          <table:table-cell office:value-type="float" office:value="0.861977" calcext:value-type="float">
            <text:p>0.861977</text:p>
          </table:table-cell>
          <table:table-cell office:value-type="float" office:value="0.873091" calcext:value-type="float">
            <text:p>0.873091</text:p>
          </table:table-cell>
          <table:table-cell office:value-type="float" office:value="0.882705" calcext:value-type="float">
            <text:p>0.882705</text:p>
          </table:table-cell>
          <table:table-cell office:value-type="float" office:value="0.893537" calcext:value-type="float">
            <text:p>0.893537</text:p>
          </table:table-cell>
          <table:table-cell office:value-type="float" office:value="0.908035" calcext:value-type="float">
            <text:p>0.908035</text:p>
          </table:table-cell>
          <table:table-cell office:value-type="float" office:value="0.926235" calcext:value-type="float">
            <text:p>0.92623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586" calcext:value-type="float">
            <text:p>0.8586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0.707409" calcext:value-type="float">
            <text:p>0.707409</text:p>
          </table:table-cell>
          <table:table-cell office:value-type="float" office:value="0.808685" calcext:value-type="float">
            <text:p>0.808685</text:p>
          </table:table-cell>
          <table:table-cell office:value-type="float" office:value="0.831177" calcext:value-type="float">
            <text:p>0.831177</text:p>
          </table:table-cell>
          <table:table-cell office:value-type="float" office:value="0.847429" calcext:value-type="float">
            <text:p>0.847429</text:p>
          </table:table-cell>
          <table:table-cell office:value-type="float" office:value="0.860893" calcext:value-type="float">
            <text:p>0.860893</text:p>
          </table:table-cell>
          <table:table-cell office:value-type="float" office:value="0.873942" calcext:value-type="float">
            <text:p>0.873942</text:p>
          </table:table-cell>
          <table:table-cell office:value-type="float" office:value="0.885335" calcext:value-type="float">
            <text:p>0.885335</text:p>
          </table:table-cell>
          <table:table-cell office:value-type="float" office:value="0.899692" calcext:value-type="float">
            <text:p>0.899692</text:p>
          </table:table-cell>
          <table:table-cell office:value-type="float" office:value="0.914154" calcext:value-type="float">
            <text:p>0.914154</text:p>
          </table:table-cell>
          <table:table-cell office:value-type="float" office:value="0.930312" calcext:value-type="float">
            <text:p>0.93031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55903" calcext:value-type="float">
            <text:p>0.85590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0.693374" calcext:value-type="float">
            <text:p>0.693374</text:p>
          </table:table-cell>
          <table:table-cell office:value-type="float" office:value="0.810574" calcext:value-type="float">
            <text:p>0.810574</text:p>
          </table:table-cell>
          <table:table-cell office:value-type="float" office:value="0.83632" calcext:value-type="float">
            <text:p>0.83632</text:p>
          </table:table-cell>
          <table:table-cell office:value-type="float" office:value="0.853194" calcext:value-type="float">
            <text:p>0.853194</text:p>
          </table:table-cell>
          <table:table-cell office:value-type="float" office:value="0.866926" calcext:value-type="float">
            <text:p>0.866926</text:p>
          </table:table-cell>
          <table:table-cell office:value-type="float" office:value="0.878244" calcext:value-type="float">
            <text:p>0.878244</text:p>
          </table:table-cell>
          <table:table-cell office:value-type="float" office:value="0.888316" calcext:value-type="float">
            <text:p>0.888316</text:p>
          </table:table-cell>
          <table:table-cell office:value-type="float" office:value="0.900644" calcext:value-type="float">
            <text:p>0.900644</text:p>
          </table:table-cell>
          <table:table-cell office:value-type="float" office:value="0.914784" calcext:value-type="float">
            <text:p>0.914784</text:p>
          </table:table-cell>
          <table:table-cell office:value-type="float" office:value="0.934427" calcext:value-type="float">
            <text:p>0.93442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5768" calcext:value-type="float">
            <text:p>0.8576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65295" calcext:value-type="float">
            <text:p>0.265295</text:p>
          </table:table-cell>
          <table:table-cell office:value-type="float" office:value="0.745437" calcext:value-type="float">
            <text:p>0.745437</text:p>
          </table:table-cell>
          <table:table-cell office:value-type="float" office:value="0.814989" calcext:value-type="float">
            <text:p>0.814989</text:p>
          </table:table-cell>
          <table:table-cell office:value-type="float" office:value="0.840827" calcext:value-type="float">
            <text:p>0.840827</text:p>
          </table:table-cell>
          <table:table-cell office:value-type="float" office:value="0.856957" calcext:value-type="float">
            <text:p>0.856957</text:p>
          </table:table-cell>
          <table:table-cell office:value-type="float" office:value="0.870215" calcext:value-type="float">
            <text:p>0.870215</text:p>
          </table:table-cell>
          <table:table-cell office:value-type="float" office:value="0.881001" calcext:value-type="float">
            <text:p>0.881001</text:p>
          </table:table-cell>
          <table:table-cell office:value-type="float" office:value="0.889862" calcext:value-type="float">
            <text:p>0.889862</text:p>
          </table:table-cell>
          <table:table-cell office:value-type="float" office:value="0.900347" calcext:value-type="float">
            <text:p>0.900347</text:p>
          </table:table-cell>
          <table:table-cell office:value-type="float" office:value="0.914721" calcext:value-type="float">
            <text:p>0.914721</text:p>
          </table:table-cell>
          <table:table-cell office:value-type="float" office:value="0.931252" calcext:value-type="float">
            <text:p>0.931252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64561" calcext:value-type="float">
            <text:p>0.86456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60089" calcext:value-type="float">
            <text:p>0.660089</text:p>
          </table:table-cell>
          <table:table-cell office:value-type="float" office:value="0.767379" calcext:value-type="float">
            <text:p>0.767379</text:p>
          </table:table-cell>
          <table:table-cell office:value-type="float" office:value="0.818269" calcext:value-type="float">
            <text:p>0.818269</text:p>
          </table:table-cell>
          <table:table-cell office:value-type="float" office:value="0.843495" calcext:value-type="float">
            <text:p>0.843495</text:p>
          </table:table-cell>
          <table:table-cell office:value-type="float" office:value="0.858451" calcext:value-type="float">
            <text:p>0.858451</text:p>
          </table:table-cell>
          <table:table-cell office:value-type="float" office:value="0.870766" calcext:value-type="float">
            <text:p>0.870766</text:p>
          </table:table-cell>
          <table:table-cell office:value-type="float" office:value="0.881433" calcext:value-type="float">
            <text:p>0.881433</text:p>
          </table:table-cell>
          <table:table-cell office:value-type="float" office:value="0.891175" calcext:value-type="float">
            <text:p>0.891175</text:p>
          </table:table-cell>
          <table:table-cell office:value-type="float" office:value="0.902528" calcext:value-type="float">
            <text:p>0.902528</text:p>
          </table:table-cell>
          <table:table-cell office:value-type="float" office:value="0.917109" calcext:value-type="float">
            <text:p>0.917109</text:p>
          </table:table-cell>
          <table:table-cell office:value-type="float" office:value="0.934129" calcext:value-type="float">
            <text:p>0.93412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8473" calcext:value-type="float">
            <text:p>0.86847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78473" calcext:value-type="float">
            <text:p>0.578473</text:p>
          </table:table-cell>
          <table:table-cell office:value-type="float" office:value="0.750953" calcext:value-type="float">
            <text:p>0.750953</text:p>
          </table:table-cell>
          <table:table-cell office:value-type="float" office:value="0.813622" calcext:value-type="float">
            <text:p>0.813622</text:p>
          </table:table-cell>
          <table:table-cell office:value-type="float" office:value="0.837018" calcext:value-type="float">
            <text:p>0.837018</text:p>
          </table:table-cell>
          <table:table-cell office:value-type="float" office:value="0.853626" calcext:value-type="float">
            <text:p>0.853626</text:p>
          </table:table-cell>
          <table:table-cell office:value-type="float" office:value="0.866969" calcext:value-type="float">
            <text:p>0.866969</text:p>
          </table:table-cell>
          <table:table-cell office:value-type="float" office:value="0.878201" calcext:value-type="float">
            <text:p>0.878201</text:p>
          </table:table-cell>
          <table:table-cell office:value-type="float" office:value="0.887632" calcext:value-type="float">
            <text:p>0.887632</text:p>
          </table:table-cell>
          <table:table-cell office:value-type="float" office:value="0.898478" calcext:value-type="float">
            <text:p>0.898478</text:p>
          </table:table-cell>
          <table:table-cell office:value-type="float" office:value="0.912444" calcext:value-type="float">
            <text:p>0.912444</text:p>
          </table:table-cell>
          <table:table-cell office:value-type="float" office:value="0.93287" calcext:value-type="float">
            <text:p>0.9328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3181" calcext:value-type="float">
            <text:p>0.86318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46997" calcext:value-type="float">
            <text:p>0.546997</text:p>
          </table:table-cell>
          <table:table-cell office:value-type="float" office:value="0.740982" calcext:value-type="float">
            <text:p>0.740982</text:p>
          </table:table-cell>
          <table:table-cell office:value-type="float" office:value="0.813303" calcext:value-type="float">
            <text:p>0.813303</text:p>
          </table:table-cell>
          <table:table-cell office:value-type="float" office:value="0.836401" calcext:value-type="float">
            <text:p>0.836401</text:p>
          </table:table-cell>
          <table:table-cell office:value-type="float" office:value="0.852939" calcext:value-type="float">
            <text:p>0.852939</text:p>
          </table:table-cell>
          <table:table-cell office:value-type="float" office:value="0.866696" calcext:value-type="float">
            <text:p>0.866696</text:p>
          </table:table-cell>
          <table:table-cell office:value-type="float" office:value="0.878304" calcext:value-type="float">
            <text:p>0.878304</text:p>
          </table:table-cell>
          <table:table-cell office:value-type="float" office:value="0.889814" calcext:value-type="float">
            <text:p>0.889814</text:p>
          </table:table-cell>
          <table:table-cell office:value-type="float" office:value="0.903016" calcext:value-type="float">
            <text:p>0.903016</text:p>
          </table:table-cell>
          <table:table-cell office:value-type="float" office:value="0.915136" calcext:value-type="float">
            <text:p>0.915136</text:p>
          </table:table-cell>
          <table:table-cell office:value-type="float" office:value="0.932885" calcext:value-type="float">
            <text:p>0.93288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2948" calcext:value-type="float">
            <text:p>0.86294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0.693905" calcext:value-type="float">
            <text:p>0.693905</text:p>
          </table:table-cell>
          <table:table-cell office:value-type="float" office:value="0.815717" calcext:value-type="float">
            <text:p>0.815717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857025" calcext:value-type="float">
            <text:p>0.857025</text:p>
          </table:table-cell>
          <table:table-cell office:value-type="float" office:value="0.872308" calcext:value-type="float">
            <text:p>0.872308</text:p>
          </table:table-cell>
          <table:table-cell office:value-type="float" office:value="0.882916" calcext:value-type="float">
            <text:p>0.882916</text:p>
          </table:table-cell>
          <table:table-cell office:value-type="float" office:value="0.89302" calcext:value-type="float">
            <text:p>0.89302</text:p>
          </table:table-cell>
          <table:table-cell office:value-type="float" office:value="0.904412" calcext:value-type="float">
            <text:p>0.904412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0807" calcext:value-type="float">
            <text:p>0.86080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45075" calcext:value-type="float">
            <text:p>0.645075</text:p>
          </table:table-cell>
          <table:table-cell office:value-type="float" office:value="0.762553" calcext:value-type="float">
            <text:p>0.762553</text:p>
          </table:table-cell>
          <table:table-cell office:value-type="float" office:value="0.81395" calcext:value-type="float">
            <text:p>0.81395</text:p>
          </table:table-cell>
          <table:table-cell office:value-type="float" office:value="0.837125" calcext:value-type="float">
            <text:p>0.837125</text:p>
          </table:table-cell>
          <table:table-cell office:value-type="float" office:value="0.854719" calcext:value-type="float">
            <text:p>0.854719</text:p>
          </table:table-cell>
          <table:table-cell office:value-type="float" office:value="0.867897" calcext:value-type="float">
            <text:p>0.867897</text:p>
          </table:table-cell>
          <table:table-cell office:value-type="float" office:value="0.880634" calcext:value-type="float">
            <text:p>0.880634</text:p>
          </table:table-cell>
          <table:table-cell office:value-type="float" office:value="0.891722" calcext:value-type="float">
            <text:p>0.891722</text:p>
          </table:table-cell>
          <table:table-cell office:value-type="float" office:value="0.904474" calcext:value-type="float">
            <text:p>0.904474</text:p>
          </table:table-cell>
          <table:table-cell office:value-type="float" office:value="0.91696" calcext:value-type="float">
            <text:p>0.91696</text:p>
          </table:table-cell>
          <table:table-cell office:value-type="float" office:value="0.936224" calcext:value-type="float">
            <text:p>0.93622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6626" calcext:value-type="float">
            <text:p>0.86662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0.693162" calcext:value-type="float">
            <text:p>0.693162</text:p>
          </table:table-cell>
          <table:table-cell office:value-type="float" office:value="0.804159" calcext:value-type="float">
            <text:p>0.804159</text:p>
          </table:table-cell>
          <table:table-cell office:value-type="float" office:value="0.825928" calcext:value-type="float">
            <text:p>0.825928</text:p>
          </table:table-cell>
          <table:table-cell office:value-type="float" office:value="0.846239" calcext:value-type="float">
            <text:p>0.846239</text:p>
          </table:table-cell>
          <table:table-cell office:value-type="float" office:value="0.864497" calcext:value-type="float">
            <text:p>0.864497</text:p>
          </table:table-cell>
          <table:table-cell office:value-type="float" office:value="0.875671" calcext:value-type="float">
            <text:p>0.875671</text:p>
          </table:table-cell>
          <table:table-cell office:value-type="float" office:value="0.889041" calcext:value-type="float">
            <text:p>0.889041</text:p>
          </table:table-cell>
          <table:table-cell office:value-type="float" office:value="0.901535" calcext:value-type="float">
            <text:p>0.901535</text:p>
          </table:table-cell>
          <table:table-cell office:value-type="float" office:value="0.916155" calcext:value-type="float">
            <text:p>0.916155</text:p>
          </table:table-cell>
          <table:table-cell office:value-type="float" office:value="0.932584" calcext:value-type="float">
            <text:p>0.93258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54897" calcext:value-type="float">
            <text:p>0.85489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39583" calcext:value-type="float">
            <text:p>0.639583</text:p>
          </table:table-cell>
          <table:table-cell office:value-type="float" office:value="0.764199" calcext:value-type="float">
            <text:p>0.764199</text:p>
          </table:table-cell>
          <table:table-cell office:value-type="float" office:value="0.811158" calcext:value-type="float">
            <text:p>0.811158</text:p>
          </table:table-cell>
          <table:table-cell office:value-type="float" office:value="0.830429" calcext:value-type="float">
            <text:p>0.830429</text:p>
          </table:table-cell>
          <table:table-cell office:value-type="float" office:value="0.846768" calcext:value-type="float">
            <text:p>0.846768</text:p>
          </table:table-cell>
          <table:table-cell office:value-type="float" office:value="0.863422" calcext:value-type="float">
            <text:p>0.863422</text:p>
          </table:table-cell>
          <table:table-cell office:value-type="float" office:value="0.876699" calcext:value-type="float">
            <text:p>0.876699</text:p>
          </table:table-cell>
          <table:table-cell office:value-type="float" office:value="0.888758" calcext:value-type="float">
            <text:p>0.888758</text:p>
          </table:table-cell>
          <table:table-cell office:value-type="float" office:value="0.900292" calcext:value-type="float">
            <text:p>0.900292</text:p>
          </table:table-cell>
          <table:table-cell office:value-type="float" office:value="0.916237" calcext:value-type="float">
            <text:p>0.916237</text:p>
          </table:table-cell>
          <table:table-cell office:value-type="float" office:value="0.932833" calcext:value-type="float">
            <text:p>0.93283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308" calcext:value-type="float">
            <text:p>0.8630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25732" calcext:value-type="float">
            <text:p>0.525732</text:p>
          </table:table-cell>
          <table:table-cell office:value-type="float" office:value="0.747242" calcext:value-type="float">
            <text:p>0.747242</text:p>
          </table:table-cell>
          <table:table-cell office:value-type="float" office:value="0.813084" calcext:value-type="float">
            <text:p>0.813084</text:p>
          </table:table-cell>
          <table:table-cell office:value-type="float" office:value="0.835366" calcext:value-type="float">
            <text:p>0.835366</text:p>
          </table:table-cell>
          <table:table-cell office:value-type="float" office:value="0.852872" calcext:value-type="float">
            <text:p>0.852872</text:p>
          </table:table-cell>
          <table:table-cell office:value-type="float" office:value="0.866063" calcext:value-type="float">
            <text:p>0.866063</text:p>
          </table:table-cell>
          <table:table-cell office:value-type="float" office:value="0.877349" calcext:value-type="float">
            <text:p>0.877349</text:p>
          </table:table-cell>
          <table:table-cell office:value-type="float" office:value="0.888362" calcext:value-type="float">
            <text:p>0.888362</text:p>
          </table:table-cell>
          <table:table-cell office:value-type="float" office:value="0.900301" calcext:value-type="float">
            <text:p>0.900301</text:p>
          </table:table-cell>
          <table:table-cell office:value-type="float" office:value="0.914657" calcext:value-type="float">
            <text:p>0.914657</text:p>
          </table:table-cell>
          <table:table-cell office:value-type="float" office:value="0.930138" calcext:value-type="float">
            <text:p>0.93013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2543" calcext:value-type="float">
            <text:p>0.862543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45075" calcext:value-type="float">
            <text:p>0.645075</text:p>
          </table:table-cell>
          <table:table-cell office:value-type="float" office:value="0.732851" calcext:value-type="float">
            <text:p>0.732851</text:p>
          </table:table-cell>
          <table:table-cell office:value-type="float" office:value="0.804317" calcext:value-type="float">
            <text:p>0.804317</text:p>
          </table:table-cell>
          <table:table-cell office:value-type="float" office:value="0.834183" calcext:value-type="float">
            <text:p>0.834183</text:p>
          </table:table-cell>
          <table:table-cell office:value-type="float" office:value="0.852717" calcext:value-type="float">
            <text:p>0.852717</text:p>
          </table:table-cell>
          <table:table-cell office:value-type="float" office:value="0.866239" calcext:value-type="float">
            <text:p>0.866239</text:p>
          </table:table-cell>
          <table:table-cell office:value-type="float" office:value="0.878512" calcext:value-type="float">
            <text:p>0.878512</text:p>
          </table:table-cell>
          <table:table-cell office:value-type="float" office:value="0.890878" calcext:value-type="float">
            <text:p>0.890878</text:p>
          </table:table-cell>
          <table:table-cell office:value-type="float" office:value="0.902514" calcext:value-type="float">
            <text:p>0.902514</text:p>
          </table:table-cell>
          <table:table-cell office:value-type="float" office:value="0.913211" calcext:value-type="float">
            <text:p>0.913211</text:p>
          </table:table-cell>
          <table:table-cell office:value-type="float" office:value="0.929243" calcext:value-type="float">
            <text:p>0.92924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0467" calcext:value-type="float">
            <text:p>0.86046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5799" calcext:value-type="float">
            <text:p>0.65799</text:p>
          </table:table-cell>
          <table:table-cell office:value-type="float" office:value="0.745939" calcext:value-type="float">
            <text:p>0.745939</text:p>
          </table:table-cell>
          <table:table-cell office:value-type="float" office:value="0.810653" calcext:value-type="float">
            <text:p>0.810653</text:p>
          </table:table-cell>
          <table:table-cell office:value-type="float" office:value="0.838158" calcext:value-type="float">
            <text:p>0.838158</text:p>
          </table:table-cell>
          <table:table-cell office:value-type="float" office:value="0.856505" calcext:value-type="float">
            <text:p>0.856505</text:p>
          </table:table-cell>
          <table:table-cell office:value-type="float" office:value="0.867385" calcext:value-type="float">
            <text:p>0.86738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92311" calcext:value-type="float">
            <text:p>0.892311</text:p>
          </table:table-cell>
          <table:table-cell office:value-type="float" office:value="0.903534" calcext:value-type="float">
            <text:p>0.903534</text:p>
          </table:table-cell>
          <table:table-cell office:value-type="float" office:value="0.915197" calcext:value-type="float">
            <text:p>0.915197</text:p>
          </table:table-cell>
          <table:table-cell office:value-type="float" office:value="0.93455" calcext:value-type="float">
            <text:p>0.9345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4213" calcext:value-type="float">
            <text:p>0.86421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25593" calcext:value-type="float">
            <text:p>0.625593</text:p>
          </table:table-cell>
          <table:table-cell office:value-type="float" office:value="0.761175" calcext:value-type="float">
            <text:p>0.761175</text:p>
          </table:table-cell>
          <table:table-cell office:value-type="float" office:value="0.818014" calcext:value-type="float">
            <text:p>0.818014</text:p>
          </table:table-cell>
          <table:table-cell office:value-type="float" office:value="0.841702" calcext:value-type="float">
            <text:p>0.841702</text:p>
          </table:table-cell>
          <table:table-cell office:value-type="float" office:value="0.855798" calcext:value-type="float">
            <text:p>0.855798</text:p>
          </table:table-cell>
          <table:table-cell office:value-type="float" office:value="0.867455" calcext:value-type="float">
            <text:p>0.867455</text:p>
          </table:table-cell>
          <table:table-cell office:value-type="float" office:value="0.878974" calcext:value-type="float">
            <text:p>0.878974</text:p>
          </table:table-cell>
          <table:table-cell office:value-type="float" office:value="0.893078" calcext:value-type="float">
            <text:p>0.893078</text:p>
          </table:table-cell>
          <table:table-cell office:value-type="float" office:value="0.903827" calcext:value-type="float">
            <text:p>0.903827</text:p>
          </table:table-cell>
          <table:table-cell office:value-type="float" office:value="0.916781" calcext:value-type="float">
            <text:p>0.916781</text:p>
          </table:table-cell>
          <table:table-cell office:value-type="float" office:value="0.936603" calcext:value-type="float">
            <text:p>0.93660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7341" calcext:value-type="float">
            <text:p>0.86734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31616" calcext:value-type="float">
            <text:p>0.331616</text:p>
          </table:table-cell>
          <table:table-cell office:value-type="float" office:value="0.760296" calcext:value-type="float">
            <text:p>0.760296</text:p>
          </table:table-cell>
          <table:table-cell office:value-type="float" office:value="0.825621" calcext:value-type="float">
            <text:p>0.825621</text:p>
          </table:table-cell>
          <table:table-cell office:value-type="float" office:value="0.847185" calcext:value-type="float">
            <text:p>0.847185</text:p>
          </table:table-cell>
          <table:table-cell office:value-type="float" office:value="0.861144" calcext:value-type="float">
            <text:p>0.861144</text:p>
          </table:table-cell>
          <table:table-cell office:value-type="float" office:value="0.871256" calcext:value-type="float">
            <text:p>0.871256</text:p>
          </table:table-cell>
          <table:table-cell office:value-type="float" office:value="0.881802" calcext:value-type="float">
            <text:p>0.881802</text:p>
          </table:table-cell>
          <table:table-cell office:value-type="float" office:value="0.893384" calcext:value-type="float">
            <text:p>0.893384</text:p>
          </table:table-cell>
          <table:table-cell office:value-type="float" office:value="0.902878" calcext:value-type="float">
            <text:p>0.902878</text:p>
          </table:table-cell>
          <table:table-cell office:value-type="float" office:value="0.914472" calcext:value-type="float">
            <text:p>0.914472</text:p>
          </table:table-cell>
          <table:table-cell office:value-type="float" office:value="0.936481" calcext:value-type="float">
            <text:p>0.936481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9452" calcext:value-type="float">
            <text:p>0.86945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71536" calcext:value-type="float">
            <text:p>0.171536</text:p>
          </table:table-cell>
          <table:table-cell office:value-type="float" office:value="0.741435" calcext:value-type="float">
            <text:p>0.741435</text:p>
          </table:table-cell>
          <table:table-cell office:value-type="float" office:value="0.825163" calcext:value-type="float">
            <text:p>0.825163</text:p>
          </table:table-cell>
          <table:table-cell office:value-type="float" office:value="0.845609" calcext:value-type="float">
            <text:p>0.845609</text:p>
          </table:table-cell>
          <table:table-cell office:value-type="float" office:value="0.861386" calcext:value-type="float">
            <text:p>0.861386</text:p>
          </table:table-cell>
          <table:table-cell office:value-type="float" office:value="0.875068" calcext:value-type="float">
            <text:p>0.875068</text:p>
          </table:table-cell>
          <table:table-cell office:value-type="float" office:value="0.885981" calcext:value-type="float">
            <text:p>0.885981</text:p>
          </table:table-cell>
          <table:table-cell office:value-type="float" office:value="0.895708" calcext:value-type="float">
            <text:p>0.895708</text:p>
          </table:table-cell>
          <table:table-cell office:value-type="float" office:value="0.906118" calcext:value-type="float">
            <text:p>0.906118</text:p>
          </table:table-cell>
          <table:table-cell office:value-type="float" office:value="0.91948" calcext:value-type="float">
            <text:p>0.91948</text:p>
          </table:table-cell>
          <table:table-cell office:value-type="float" office:value="0.93552" calcext:value-type="float">
            <text:p>0.9355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9147" calcext:value-type="float">
            <text:p>0.86914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18586" calcext:value-type="float">
            <text:p>0.518586</text:p>
          </table:table-cell>
          <table:table-cell office:value-type="float" office:value="0.767773" calcext:value-type="float">
            <text:p>0.767773</text:p>
          </table:table-cell>
          <table:table-cell office:value-type="float" office:value="0.829773" calcext:value-type="float">
            <text:p>0.829773</text:p>
          </table:table-cell>
          <table:table-cell office:value-type="float" office:value="0.847571" calcext:value-type="float">
            <text:p>0.847571</text:p>
          </table:table-cell>
          <table:table-cell office:value-type="float" office:value="0.864287" calcext:value-type="float">
            <text:p>0.864287</text:p>
          </table:table-cell>
          <table:table-cell office:value-type="float" office:value="0.876647" calcext:value-type="float">
            <text:p>0.876647</text:p>
          </table:table-cell>
          <table:table-cell office:value-type="float" office:value="0.886794" calcext:value-type="float">
            <text:p>0.886794</text:p>
          </table:table-cell>
          <table:table-cell office:value-type="float" office:value="0.896871" calcext:value-type="float">
            <text:p>0.896871</text:p>
          </table:table-cell>
          <table:table-cell office:value-type="float" office:value="0.907225" calcext:value-type="float">
            <text:p>0.907225</text:p>
          </table:table-cell>
          <table:table-cell office:value-type="float" office:value="0.918219" calcext:value-type="float">
            <text:p>0.918219</text:p>
          </table:table-cell>
          <table:table-cell office:value-type="float" office:value="0.934871" calcext:value-type="float">
            <text:p>0.934871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3003" calcext:value-type="float">
            <text:p>0.87300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518586" calcext:value-type="float">
            <text:p>0.518586</text:p>
          </table:table-cell>
          <table:table-cell office:value-type="float" office:value="0.784919" calcext:value-type="float">
            <text:p>0.784919</text:p>
          </table:table-cell>
          <table:table-cell office:value-type="float" office:value="0.835824" calcext:value-type="float">
            <text:p>0.835824</text:p>
          </table:table-cell>
          <table:table-cell office:value-type="float" office:value="0.85424" calcext:value-type="float">
            <text:p>0.85424</text:p>
          </table:table-cell>
          <table:table-cell office:value-type="float" office:value="0.867619" calcext:value-type="float">
            <text:p>0.867619</text:p>
          </table:table-cell>
          <table:table-cell office:value-type="float" office:value="0.879911" calcext:value-type="float">
            <text:p>0.879911</text:p>
          </table:table-cell>
          <table:table-cell office:value-type="float" office:value="0.891215" calcext:value-type="float">
            <text:p>0.89121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914333" calcext:value-type="float">
            <text:p>0.914333</text:p>
          </table:table-cell>
          <table:table-cell office:value-type="float" office:value="0.922172" calcext:value-type="float">
            <text:p>0.922172</text:p>
          </table:table-cell>
          <table:table-cell office:value-type="float" office:value="0.937306" calcext:value-type="float">
            <text:p>0.937306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8935" calcext:value-type="float">
            <text:p>0.87893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31687" calcext:value-type="float">
            <text:p>0.331687</text:p>
          </table:table-cell>
          <table:table-cell office:value-type="float" office:value="0.765343" calcext:value-type="float">
            <text:p>0.765343</text:p>
          </table:table-cell>
          <table:table-cell office:value-type="float" office:value="0.826403" calcext:value-type="float">
            <text:p>0.826403</text:p>
          </table:table-cell>
          <table:table-cell office:value-type="float" office:value="0.843955" calcext:value-type="float">
            <text:p>0.843955</text:p>
          </table:table-cell>
          <table:table-cell office:value-type="float" office:value="0.861591" calcext:value-type="float">
            <text:p>0.861591</text:p>
          </table:table-cell>
          <table:table-cell office:value-type="float" office:value="0.874772" calcext:value-type="float">
            <text:p>0.874772</text:p>
          </table:table-cell>
          <table:table-cell office:value-type="float" office:value="0.884236" calcext:value-type="float">
            <text:p>0.884236</text:p>
          </table:table-cell>
          <table:table-cell office:value-type="float" office:value="0.895385" calcext:value-type="float">
            <text:p>0.895385</text:p>
          </table:table-cell>
          <table:table-cell office:value-type="float" office:value="0.909474" calcext:value-type="float">
            <text:p>0.909474</text:p>
          </table:table-cell>
          <table:table-cell office:value-type="float" office:value="0.919884" calcext:value-type="float">
            <text:p>0.919884</text:p>
          </table:table-cell>
          <table:table-cell office:value-type="float" office:value="0.940189" calcext:value-type="float">
            <text:p>0.94018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2123" calcext:value-type="float">
            <text:p>0.87212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93248" calcext:value-type="float">
            <text:p>0.693248</text:p>
          </table:table-cell>
          <table:table-cell office:value-type="float" office:value="0.77933" calcext:value-type="float">
            <text:p>0.77933</text:p>
          </table:table-cell>
          <table:table-cell office:value-type="float" office:value="0.824247" calcext:value-type="float">
            <text:p>0.824247</text:p>
          </table:table-cell>
          <table:table-cell office:value-type="float" office:value="0.845785" calcext:value-type="float">
            <text:p>0.845785</text:p>
          </table:table-cell>
          <table:table-cell office:value-type="float" office:value="0.862522" calcext:value-type="float">
            <text:p>0.862522</text:p>
          </table:table-cell>
          <table:table-cell office:value-type="float" office:value="0.876487" calcext:value-type="float">
            <text:p>0.876487</text:p>
          </table:table-cell>
          <table:table-cell office:value-type="float" office:value="0.885565" calcext:value-type="float">
            <text:p>0.885565</text:p>
          </table:table-cell>
          <table:table-cell office:value-type="float" office:value="0.898385" calcext:value-type="float">
            <text:p>0.898385</text:p>
          </table:table-cell>
          <table:table-cell office:value-type="float" office:value="0.912462" calcext:value-type="float">
            <text:p>0.912462</text:p>
          </table:table-cell>
          <table:table-cell office:value-type="float" office:value="0.919875" calcext:value-type="float">
            <text:p>0.919875</text:p>
          </table:table-cell>
          <table:table-cell office:value-type="float" office:value="0.940778" calcext:value-type="float">
            <text:p>0.94077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4544" calcext:value-type="float">
            <text:p>0.87454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93248" calcext:value-type="float">
            <text:p>0.693248</text:p>
          </table:table-cell>
          <table:table-cell office:value-type="float" office:value="0.774805" calcext:value-type="float">
            <text:p>0.774805</text:p>
          </table:table-cell>
          <table:table-cell office:value-type="float" office:value="0.825543" calcext:value-type="float">
            <text:p>0.825543</text:p>
          </table:table-cell>
          <table:table-cell office:value-type="float" office:value="0.848331" calcext:value-type="float">
            <text:p>0.848331</text:p>
          </table:table-cell>
          <table:table-cell office:value-type="float" office:value="0.86145" calcext:value-type="float">
            <text:p>0.86145</text:p>
          </table:table-cell>
          <table:table-cell office:value-type="float" office:value="0.875837" calcext:value-type="float">
            <text:p>0.875837</text:p>
          </table:table-cell>
          <table:table-cell office:value-type="float" office:value="0.888027" calcext:value-type="float">
            <text:p>0.888027</text:p>
          </table:table-cell>
          <table:table-cell office:value-type="float" office:value="0.900557" calcext:value-type="float">
            <text:p>0.900557</text:p>
          </table:table-cell>
          <table:table-cell office:value-type="float" office:value="0.912971" calcext:value-type="float">
            <text:p>0.912971</text:p>
          </table:table-cell>
          <table:table-cell office:value-type="float" office:value="0.920838" calcext:value-type="float">
            <text:p>0.920838</text:p>
          </table:table-cell>
          <table:table-cell office:value-type="float" office:value="0.93974" calcext:value-type="float">
            <text:p>0.93974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481" calcext:value-type="float">
            <text:p>0.8748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93248" calcext:value-type="float">
            <text:p>0.693248</text:p>
          </table:table-cell>
          <table:table-cell office:value-type="float" office:value="0.788047" calcext:value-type="float">
            <text:p>0.788047</text:p>
          </table:table-cell>
          <table:table-cell office:value-type="float" office:value="0.831376" calcext:value-type="float">
            <text:p>0.831376</text:p>
          </table:table-cell>
          <table:table-cell office:value-type="float" office:value="0.851309" calcext:value-type="float">
            <text:p>0.851309</text:p>
          </table:table-cell>
          <table:table-cell office:value-type="float" office:value="0.865386" calcext:value-type="float">
            <text:p>0.865386</text:p>
          </table:table-cell>
          <table:table-cell office:value-type="float" office:value="0.879735" calcext:value-type="float">
            <text:p>0.879735</text:p>
          </table:table-cell>
          <table:table-cell office:value-type="float" office:value="0.892227" calcext:value-type="float">
            <text:p>0.892227</text:p>
          </table:table-cell>
          <table:table-cell office:value-type="float" office:value="0.905332" calcext:value-type="float">
            <text:p>0.905332</text:p>
          </table:table-cell>
          <table:table-cell office:value-type="float" office:value="0.915641" calcext:value-type="float">
            <text:p>0.915641</text:p>
          </table:table-cell>
          <table:table-cell office:value-type="float" office:value="0.923549" calcext:value-type="float">
            <text:p>0.923549</text:p>
          </table:table-cell>
          <table:table-cell office:value-type="float" office:value="0.938936" calcext:value-type="float">
            <text:p>0.938936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9154" calcext:value-type="float">
            <text:p>0.87915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63585" calcext:value-type="float">
            <text:p>0.563585</text:p>
          </table:table-cell>
          <table:table-cell office:value-type="float" office:value="0.78465" calcext:value-type="float">
            <text:p>0.78465</text:p>
          </table:table-cell>
          <table:table-cell office:value-type="float" office:value="0.833821" calcext:value-type="float">
            <text:p>0.833821</text:p>
          </table:table-cell>
          <table:table-cell office:value-type="float" office:value="0.852248" calcext:value-type="float">
            <text:p>0.852248</text:p>
          </table:table-cell>
          <table:table-cell office:value-type="float" office:value="0.86698" calcext:value-type="float">
            <text:p>0.86698</text:p>
          </table:table-cell>
          <table:table-cell office:value-type="float" office:value="0.881533" calcext:value-type="float">
            <text:p>0.881533</text:p>
          </table:table-cell>
          <table:table-cell office:value-type="float" office:value="0.895692" calcext:value-type="float">
            <text:p>0.895692</text:p>
          </table:table-cell>
          <table:table-cell office:value-type="float" office:value="0.910527" calcext:value-type="float">
            <text:p>0.910527</text:p>
          </table:table-cell>
          <table:table-cell office:value-type="float" office:value="0.917609" calcext:value-type="float">
            <text:p>0.917609</text:p>
          </table:table-cell>
          <table:table-cell office:value-type="float" office:value="0.928085" calcext:value-type="float">
            <text:p>0.928085</text:p>
          </table:table-cell>
          <table:table-cell office:value-type="float" office:value="0.943357" calcext:value-type="float">
            <text:p>0.94335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145" calcext:value-type="float">
            <text:p>0.8814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28998" calcext:value-type="float">
            <text:p>0.128998</text:p>
          </table:table-cell>
          <table:table-cell office:value-type="float" office:value="0.767873" calcext:value-type="float">
            <text:p>0.767873</text:p>
          </table:table-cell>
          <table:table-cell office:value-type="float" office:value="0.840218" calcext:value-type="float">
            <text:p>0.840218</text:p>
          </table:table-cell>
          <table:table-cell office:value-type="float" office:value="0.858508" calcext:value-type="float">
            <text:p>0.858508</text:p>
          </table:table-cell>
          <table:table-cell office:value-type="float" office:value="0.870616" calcext:value-type="float">
            <text:p>0.870616</text:p>
          </table:table-cell>
          <table:table-cell office:value-type="float" office:value="0.883289" calcext:value-type="float">
            <text:p>0.883289</text:p>
          </table:table-cell>
          <table:table-cell office:value-type="float" office:value="0.894969" calcext:value-type="float">
            <text:p>0.894969</text:p>
          </table:table-cell>
          <table:table-cell office:value-type="float" office:value="0.90761" calcext:value-type="float">
            <text:p>0.90761</text:p>
          </table:table-cell>
          <table:table-cell office:value-type="float" office:value="0.916345" calcext:value-type="float">
            <text:p>0.916345</text:p>
          </table:table-cell>
          <table:table-cell office:value-type="float" office:value="0.925718" calcext:value-type="float">
            <text:p>0.925718</text:p>
          </table:table-cell>
          <table:table-cell office:value-type="float" office:value="0.940885" calcext:value-type="float">
            <text:p>0.94088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0603" calcext:value-type="float">
            <text:p>0.88060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28998" calcext:value-type="float">
            <text:p>0.128998</text:p>
          </table:table-cell>
          <table:table-cell office:value-type="float" office:value="0.760102" calcext:value-type="float">
            <text:p>0.760102</text:p>
          </table:table-cell>
          <table:table-cell office:value-type="float" office:value="0.834771" calcext:value-type="float">
            <text:p>0.834771</text:p>
          </table:table-cell>
          <table:table-cell office:value-type="float" office:value="0.853352" calcext:value-type="float">
            <text:p>0.853352</text:p>
          </table:table-cell>
          <table:table-cell office:value-type="float" office:value="0.864608" calcext:value-type="float">
            <text:p>0.864608</text:p>
          </table:table-cell>
          <table:table-cell office:value-type="float" office:value="0.872646" calcext:value-type="float">
            <text:p>0.872646</text:p>
          </table:table-cell>
          <table:table-cell office:value-type="float" office:value="0.886036" calcext:value-type="float">
            <text:p>0.886036</text:p>
          </table:table-cell>
          <table:table-cell office:value-type="float" office:value="0.897474" calcext:value-type="float">
            <text:p>0.897474</text:p>
          </table:table-cell>
          <table:table-cell office:value-type="float" office:value="0.911059" calcext:value-type="float">
            <text:p>0.911059</text:p>
          </table:table-cell>
          <table:table-cell office:value-type="float" office:value="0.922379" calcext:value-type="float">
            <text:p>0.922379</text:p>
          </table:table-cell>
          <table:table-cell office:value-type="float" office:value="0.940789" calcext:value-type="float">
            <text:p>0.94078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4321" calcext:value-type="float">
            <text:p>0.8743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836179" calcext:value-type="float">
            <text:p>0.836179</text:p>
          </table:table-cell>
          <table:table-cell office:value-type="float" office:value="0.855876" calcext:value-type="float">
            <text:p>0.855876</text:p>
          </table:table-cell>
          <table:table-cell office:value-type="float" office:value="0.865727" calcext:value-type="float">
            <text:p>0.865727</text:p>
          </table:table-cell>
          <table:table-cell office:value-type="float" office:value="0.874986" calcext:value-type="float">
            <text:p>0.874986</text:p>
          </table:table-cell>
          <table:table-cell office:value-type="float" office:value="0.886254" calcext:value-type="float">
            <text:p>0.886254</text:p>
          </table:table-cell>
          <table:table-cell office:value-type="float" office:value="0.896546" calcext:value-type="float">
            <text:p>0.896546</text:p>
          </table:table-cell>
          <table:table-cell office:value-type="float" office:value="0.910114" calcext:value-type="float">
            <text:p>0.910114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36704" calcext:value-type="float">
            <text:p>0.93670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7928" calcext:value-type="float">
            <text:p>0.86792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0.719738" calcext:value-type="float">
            <text:p>0.719738</text:p>
          </table:table-cell>
          <table:table-cell office:value-type="float" office:value="0.836202" calcext:value-type="float">
            <text:p>0.836202</text:p>
          </table:table-cell>
          <table:table-cell office:value-type="float" office:value="0.85484" calcext:value-type="float">
            <text:p>0.85484</text:p>
          </table:table-cell>
          <table:table-cell office:value-type="float" office:value="0.864462" calcext:value-type="float">
            <text:p>0.864462</text:p>
          </table:table-cell>
          <table:table-cell office:value-type="float" office:value="0.876693" calcext:value-type="float">
            <text:p>0.876693</text:p>
          </table:table-cell>
          <table:table-cell office:value-type="float" office:value="0.888649" calcext:value-type="float">
            <text:p>0.888649</text:p>
          </table:table-cell>
          <table:table-cell office:value-type="float" office:value="0.895403" calcext:value-type="float">
            <text:p>0.895403</text:p>
          </table:table-cell>
          <table:table-cell office:value-type="float" office:value="0.908225" calcext:value-type="float">
            <text:p>0.908225</text:p>
          </table:table-cell>
          <table:table-cell office:value-type="float" office:value="0.918254" calcext:value-type="float">
            <text:p>0.918254</text:p>
          </table:table-cell>
          <table:table-cell office:value-type="float" office:value="0.93455" calcext:value-type="float">
            <text:p>0.9345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9701" calcext:value-type="float">
            <text:p>0.86970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43273" calcext:value-type="float">
            <text:p>0.143273</text:p>
          </table:table-cell>
          <table:table-cell office:value-type="float" office:value="0.768592" calcext:value-type="float">
            <text:p>0.768592</text:p>
          </table:table-cell>
          <table:table-cell office:value-type="float" office:value="0.840013" calcext:value-type="float">
            <text:p>0.840013</text:p>
          </table:table-cell>
          <table:table-cell office:value-type="float" office:value="0.858818" calcext:value-type="float">
            <text:p>0.858818</text:p>
          </table:table-cell>
          <table:table-cell office:value-type="float" office:value="0.868869" calcext:value-type="float">
            <text:p>0.868869</text:p>
          </table:table-cell>
          <table:table-cell office:value-type="float" office:value="0.881637" calcext:value-type="float">
            <text:p>0.881637</text:p>
          </table:table-cell>
          <table:table-cell office:value-type="float" office:value="0.892216" calcext:value-type="float">
            <text:p>0.892216</text:p>
          </table:table-cell>
          <table:table-cell office:value-type="float" office:value="0.901152" calcext:value-type="float">
            <text:p>0.901152</text:p>
          </table:table-cell>
          <table:table-cell office:value-type="float" office:value="0.914526" calcext:value-type="float">
            <text:p>0.914526</text:p>
          </table:table-cell>
          <table:table-cell office:value-type="float" office:value="0.920685" calcext:value-type="float">
            <text:p>0.920685</text:p>
          </table:table-cell>
          <table:table-cell office:value-type="float" office:value="0.933887" calcext:value-type="float">
            <text:p>0.93388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8039" calcext:value-type="float">
            <text:p>0.87803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43273" calcext:value-type="float">
            <text:p>0.143273</text:p>
          </table:table-cell>
          <table:table-cell office:value-type="float" office:value="0.762023" calcext:value-type="float">
            <text:p>0.762023</text:p>
          </table:table-cell>
          <table:table-cell office:value-type="float" office:value="0.835704" calcext:value-type="float">
            <text:p>0.835704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68159" calcext:value-type="float">
            <text:p>0.868159</text:p>
          </table:table-cell>
          <table:table-cell office:value-type="float" office:value="0.880075" calcext:value-type="float">
            <text:p>0.880075</text:p>
          </table:table-cell>
          <table:table-cell office:value-type="float" office:value="0.890189" calcext:value-type="float">
            <text:p>0.890189</text:p>
          </table:table-cell>
          <table:table-cell office:value-type="float" office:value="0.897546" calcext:value-type="float">
            <text:p>0.897546</text:p>
          </table:table-cell>
          <table:table-cell office:value-type="float" office:value="0.909735" calcext:value-type="float">
            <text:p>0.909735</text:p>
          </table:table-cell>
          <table:table-cell office:value-type="float" office:value="0.91785" calcext:value-type="float">
            <text:p>0.91785</text:p>
          </table:table-cell>
          <table:table-cell office:value-type="float" office:value="0.934806" calcext:value-type="float">
            <text:p>0.93480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5346" calcext:value-type="float">
            <text:p>0.87534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04897" calcext:value-type="float">
            <text:p>0.104897</text:p>
          </table:table-cell>
          <table:table-cell office:value-type="float" office:value="0.731713" calcext:value-type="float">
            <text:p>0.731713</text:p>
          </table:table-cell>
          <table:table-cell office:value-type="float" office:value="0.828888" calcext:value-type="float">
            <text:p>0.828888</text:p>
          </table:table-cell>
          <table:table-cell office:value-type="float" office:value="0.850512" calcext:value-type="float">
            <text:p>0.850512</text:p>
          </table:table-cell>
          <table:table-cell office:value-type="float" office:value="0.864411" calcext:value-type="float">
            <text:p>0.864411</text:p>
          </table:table-cell>
          <table:table-cell office:value-type="float" office:value="0.878972" calcext:value-type="float">
            <text:p>0.878972</text:p>
          </table:table-cell>
          <table:table-cell office:value-type="float" office:value="0.891025" calcext:value-type="float">
            <text:p>0.891025</text:p>
          </table:table-cell>
          <table:table-cell office:value-type="float" office:value="0.90042" calcext:value-type="float">
            <text:p>0.90042</text:p>
          </table:table-cell>
          <table:table-cell office:value-type="float" office:value="0.912486" calcext:value-type="float">
            <text:p>0.912486</text:p>
          </table:table-cell>
          <table:table-cell office:value-type="float" office:value="0.920302" calcext:value-type="float">
            <text:p>0.920302</text:p>
          </table:table-cell>
          <table:table-cell office:value-type="float" office:value="0.934995" calcext:value-type="float">
            <text:p>0.93499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1372" calcext:value-type="float">
            <text:p>0.87137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24861" calcext:value-type="float">
            <text:p>0.524861</text:p>
          </table:table-cell>
          <table:table-cell office:value-type="float" office:value="0.756222" calcext:value-type="float">
            <text:p>0.756222</text:p>
          </table:table-cell>
          <table:table-cell office:value-type="float" office:value="0.836173" calcext:value-type="float">
            <text:p>0.836173</text:p>
          </table:table-cell>
          <table:table-cell office:value-type="float" office:value="0.856634" calcext:value-type="float">
            <text:p>0.856634</text:p>
          </table:table-cell>
          <table:table-cell office:value-type="float" office:value="0.87209" calcext:value-type="float">
            <text:p>0.87209</text:p>
          </table:table-cell>
          <table:table-cell office:value-type="float" office:value="0.884659" calcext:value-type="float">
            <text:p>0.884659</text:p>
          </table:table-cell>
          <table:table-cell office:value-type="float" office:value="0.893898" calcext:value-type="float">
            <text:p>0.893898</text:p>
          </table:table-cell>
          <table:table-cell office:value-type="float" office:value="0.903528" calcext:value-type="float">
            <text:p>0.903528</text:p>
          </table:table-cell>
          <table:table-cell office:value-type="float" office:value="0.913696" calcext:value-type="float">
            <text:p>0.913696</text:p>
          </table:table-cell>
          <table:table-cell office:value-type="float" office:value="0.920983" calcext:value-type="float">
            <text:p>0.920983</text:p>
          </table:table-cell>
          <table:table-cell office:value-type="float" office:value="0.936133" calcext:value-type="float">
            <text:p>0.93613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7402" calcext:value-type="float">
            <text:p>0.87740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577981" calcext:value-type="float">
            <text:p>0.577981</text:p>
          </table:table-cell>
          <table:table-cell office:value-type="float" office:value="0.768647" calcext:value-type="float">
            <text:p>0.768647</text:p>
          </table:table-cell>
          <table:table-cell office:value-type="float" office:value="0.832723" calcext:value-type="float">
            <text:p>0.832723</text:p>
          </table:table-cell>
          <table:table-cell office:value-type="float" office:value="0.850986" calcext:value-type="float">
            <text:p>0.850986</text:p>
          </table:table-cell>
          <table:table-cell office:value-type="float" office:value="0.86786" calcext:value-type="float">
            <text:p>0.86786</text:p>
          </table:table-cell>
          <table:table-cell office:value-type="float" office:value="0.880441" calcext:value-type="float">
            <text:p>0.880441</text:p>
          </table:table-cell>
          <table:table-cell office:value-type="float" office:value="0.892487" calcext:value-type="float">
            <text:p>0.892487</text:p>
          </table:table-cell>
          <table:table-cell office:value-type="float" office:value="0.899614" calcext:value-type="float">
            <text:p>0.899614</text:p>
          </table:table-cell>
          <table:table-cell office:value-type="float" office:value="0.910912" calcext:value-type="float">
            <text:p>0.910912</text:p>
          </table:table-cell>
          <table:table-cell office:value-type="float" office:value="0.919724" calcext:value-type="float">
            <text:p>0.919724</text:p>
          </table:table-cell>
          <table:table-cell office:value-type="float" office:value="0.936074" calcext:value-type="float">
            <text:p>0.93607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5947" calcext:value-type="float">
            <text:p>0.87594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98991" calcext:value-type="float">
            <text:p>0.698991</text:p>
          </table:table-cell>
          <table:table-cell office:value-type="float" office:value="0.787792" calcext:value-type="float">
            <text:p>0.787792</text:p>
          </table:table-cell>
          <table:table-cell office:value-type="float" office:value="0.83589" calcext:value-type="float">
            <text:p>0.83589</text:p>
          </table:table-cell>
          <table:table-cell office:value-type="float" office:value="0.854856" calcext:value-type="float">
            <text:p>0.854856</text:p>
          </table:table-cell>
          <table:table-cell office:value-type="float" office:value="0.869408" calcext:value-type="float">
            <text:p>0.869408</text:p>
          </table:table-cell>
          <table:table-cell office:value-type="float" office:value="0.881348" calcext:value-type="float">
            <text:p>0.881348</text:p>
          </table:table-cell>
          <table:table-cell office:value-type="float" office:value="0.893082" calcext:value-type="float">
            <text:p>0.893082</text:p>
          </table:table-cell>
          <table:table-cell office:value-type="float" office:value="0.901701" calcext:value-type="float">
            <text:p>0.901701</text:p>
          </table:table-cell>
          <table:table-cell office:value-type="float" office:value="0.914764" calcext:value-type="float">
            <text:p>0.914764</text:p>
          </table:table-cell>
          <table:table-cell office:value-type="float" office:value="0.920185" calcext:value-type="float">
            <text:p>0.920185</text:p>
          </table:table-cell>
          <table:table-cell office:value-type="float" office:value="0.935432" calcext:value-type="float">
            <text:p>0.935432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9446" calcext:value-type="float">
            <text:p>0.87944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0.70542" calcext:value-type="float">
            <text:p>0.70542</text:p>
          </table:table-cell>
          <table:table-cell office:value-type="float" office:value="0.821335" calcext:value-type="float">
            <text:p>0.821335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86385" calcext:value-type="float">
            <text:p>0.86385</text:p>
          </table:table-cell>
          <table:table-cell office:value-type="float" office:value="0.877786" calcext:value-type="float">
            <text:p>0.877786</text:p>
          </table:table-cell>
          <table:table-cell office:value-type="float" office:value="0.89125" calcext:value-type="float">
            <text:p>0.89125</text:p>
          </table:table-cell>
          <table:table-cell office:value-type="float" office:value="0.900622" calcext:value-type="float">
            <text:p>0.900622</text:p>
          </table:table-cell>
          <table:table-cell office:value-type="float" office:value="0.914868" calcext:value-type="float">
            <text:p>0.914868</text:p>
          </table:table-cell>
          <table:table-cell office:value-type="float" office:value="0.920721" calcext:value-type="float">
            <text:p>0.920721</text:p>
          </table:table-cell>
          <table:table-cell office:value-type="float" office:value="0.936575" calcext:value-type="float">
            <text:p>0.93657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7968" calcext:value-type="float">
            <text:p>0.867968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98991" calcext:value-type="float">
            <text:p>0.698991</text:p>
          </table:table-cell>
          <table:table-cell office:value-type="float" office:value="0.778442" calcext:value-type="float">
            <text:p>0.778442</text:p>
          </table:table-cell>
          <table:table-cell office:value-type="float" office:value="0.832732" calcext:value-type="float">
            <text:p>0.832732</text:p>
          </table:table-cell>
          <table:table-cell office:value-type="float" office:value="0.85495" calcext:value-type="float">
            <text:p>0.85495</text:p>
          </table:table-cell>
          <table:table-cell office:value-type="float" office:value="0.866806" calcext:value-type="float">
            <text:p>0.866806</text:p>
          </table:table-cell>
          <table:table-cell office:value-type="float" office:value="0.879588" calcext:value-type="float">
            <text:p>0.879588</text:p>
          </table:table-cell>
          <table:table-cell office:value-type="float" office:value="0.892067" calcext:value-type="float">
            <text:p>0.892067</text:p>
          </table:table-cell>
          <table:table-cell office:value-type="float" office:value="0.900438" calcext:value-type="float">
            <text:p>0.900438</text:p>
          </table:table-cell>
          <table:table-cell office:value-type="float" office:value="0.912679" calcext:value-type="float">
            <text:p>0.912679</text:p>
          </table:table-cell>
          <table:table-cell office:value-type="float" office:value="0.919974" calcext:value-type="float">
            <text:p>0.919974</text:p>
          </table:table-cell>
          <table:table-cell office:value-type="float" office:value="0.93754" calcext:value-type="float">
            <text:p>0.93754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7521" calcext:value-type="float">
            <text:p>0.87752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536312" calcext:value-type="float">
            <text:p>0.536312</text:p>
          </table:table-cell>
          <table:table-cell office:value-type="float" office:value="0.758449" calcext:value-type="float">
            <text:p>0.758449</text:p>
          </table:table-cell>
          <table:table-cell office:value-type="float" office:value="0.835351" calcext:value-type="float">
            <text:p>0.835351</text:p>
          </table:table-cell>
          <table:table-cell office:value-type="float" office:value="0.856496" calcext:value-type="float">
            <text:p>0.856496</text:p>
          </table:table-cell>
          <table:table-cell office:value-type="float" office:value="0.868389" calcext:value-type="float">
            <text:p>0.868389</text:p>
          </table:table-cell>
          <table:table-cell office:value-type="float" office:value="0.879931" calcext:value-type="float">
            <text:p>0.879931</text:p>
          </table:table-cell>
          <table:table-cell office:value-type="float" office:value="0.891632" calcext:value-type="float">
            <text:p>0.891632</text:p>
          </table:table-cell>
          <table:table-cell office:value-type="float" office:value="0.90195" calcext:value-type="float">
            <text:p>0.90195</text:p>
          </table:table-cell>
          <table:table-cell office:value-type="float" office:value="0.913815" calcext:value-type="float">
            <text:p>0.913815</text:p>
          </table:table-cell>
          <table:table-cell office:value-type="float" office:value="0.922614" calcext:value-type="float">
            <text:p>0.922614</text:p>
          </table:table-cell>
          <table:table-cell office:value-type="float" office:value="0.940429" calcext:value-type="float">
            <text:p>0.94042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6906" calcext:value-type="float">
            <text:p>0.87690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508549" calcext:value-type="float">
            <text:p>0.508549</text:p>
          </table:table-cell>
          <table:table-cell office:value-type="float" office:value="0.763081" calcext:value-type="float">
            <text:p>0.763081</text:p>
          </table:table-cell>
          <table:table-cell office:value-type="float" office:value="0.835895" calcext:value-type="float">
            <text:p>0.835895</text:p>
          </table:table-cell>
          <table:table-cell office:value-type="float" office:value="0.858939" calcext:value-type="float">
            <text:p>0.858939</text:p>
          </table:table-cell>
          <table:table-cell office:value-type="float" office:value="0.872043" calcext:value-type="float">
            <text:p>0.872043</text:p>
          </table:table-cell>
          <table:table-cell office:value-type="float" office:value="0.884678" calcext:value-type="float">
            <text:p>0.884678</text:p>
          </table:table-cell>
          <table:table-cell office:value-type="float" office:value="0.89372" calcext:value-type="float">
            <text:p>0.89372</text:p>
          </table:table-cell>
          <table:table-cell office:value-type="float" office:value="0.904516" calcext:value-type="float">
            <text:p>0.904516</text:p>
          </table:table-cell>
          <table:table-cell office:value-type="float" office:value="0.91376" calcext:value-type="float">
            <text:p>0.91376</text:p>
          </table:table-cell>
          <table:table-cell office:value-type="float" office:value="0.918976" calcext:value-type="float">
            <text:p>0.918976</text:p>
          </table:table-cell>
          <table:table-cell office:value-type="float" office:value="0.935839" calcext:value-type="float">
            <text:p>0.93583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8145" calcext:value-type="float">
            <text:p>0.87814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08549" calcext:value-type="float">
            <text:p>0.508549</text:p>
          </table:table-cell>
          <table:table-cell office:value-type="float" office:value="0.746578" calcext:value-type="float">
            <text:p>0.746578</text:p>
          </table:table-cell>
          <table:table-cell office:value-type="float" office:value="0.832907" calcext:value-type="float">
            <text:p>0.832907</text:p>
          </table:table-cell>
          <table:table-cell office:value-type="float" office:value="0.855801" calcext:value-type="float">
            <text:p>0.855801</text:p>
          </table:table-cell>
          <table:table-cell office:value-type="float" office:value="0.868286" calcext:value-type="float">
            <text:p>0.868286</text:p>
          </table:table-cell>
          <table:table-cell office:value-type="float" office:value="0.881569" calcext:value-type="float">
            <text:p>0.881569</text:p>
          </table:table-cell>
          <table:table-cell office:value-type="float" office:value="0.893607" calcext:value-type="float">
            <text:p>0.893607</text:p>
          </table:table-cell>
          <table:table-cell office:value-type="float" office:value="0.903443" calcext:value-type="float">
            <text:p>0.903443</text:p>
          </table:table-cell>
          <table:table-cell office:value-type="float" office:value="0.911304" calcext:value-type="float">
            <text:p>0.911304</text:p>
          </table:table-cell>
          <table:table-cell office:value-type="float" office:value="0.92105" calcext:value-type="float">
            <text:p>0.92105</text:p>
          </table:table-cell>
          <table:table-cell office:value-type="float" office:value="0.935802" calcext:value-type="float">
            <text:p>0.93580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5035" calcext:value-type="float">
            <text:p>0.87503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508549" calcext:value-type="float">
            <text:p>0.508549</text:p>
          </table:table-cell>
          <table:table-cell office:value-type="float" office:value="0.750742" calcext:value-type="float">
            <text:p>0.750742</text:p>
          </table:table-cell>
          <table:table-cell office:value-type="float" office:value="0.831353" calcext:value-type="float">
            <text:p>0.831353</text:p>
          </table:table-cell>
          <table:table-cell office:value-type="float" office:value="0.853191" calcext:value-type="float">
            <text:p>0.853191</text:p>
          </table:table-cell>
          <table:table-cell office:value-type="float" office:value="0.866202" calcext:value-type="float">
            <text:p>0.866202</text:p>
          </table:table-cell>
          <table:table-cell office:value-type="float" office:value="0.880875" calcext:value-type="float">
            <text:p>0.880875</text:p>
          </table:table-cell>
          <table:table-cell office:value-type="float" office:value="0.89272" calcext:value-type="float">
            <text:p>0.89272</text:p>
          </table:table-cell>
          <table:table-cell office:value-type="float" office:value="0.903186" calcext:value-type="float">
            <text:p>0.903186</text:p>
          </table:table-cell>
          <table:table-cell office:value-type="float" office:value="0.911937" calcext:value-type="float">
            <text:p>0.911937</text:p>
          </table:table-cell>
          <table:table-cell office:value-type="float" office:value="0.921807" calcext:value-type="float">
            <text:p>0.921807</text:p>
          </table:table-cell>
          <table:table-cell office:value-type="float" office:value="0.938463" calcext:value-type="float">
            <text:p>0.93846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5048" calcext:value-type="float">
            <text:p>0.8750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08549" calcext:value-type="float">
            <text:p>0.508549</text:p>
          </table:table-cell>
          <table:table-cell office:value-type="float" office:value="0.753434" calcext:value-type="float">
            <text:p>0.753434</text:p>
          </table:table-cell>
          <table:table-cell office:value-type="float" office:value="0.824453" calcext:value-type="float">
            <text:p>0.824453</text:p>
          </table:table-cell>
          <table:table-cell office:value-type="float" office:value="0.844961" calcext:value-type="float">
            <text:p>0.844961</text:p>
          </table:table-cell>
          <table:table-cell office:value-type="float" office:value="0.860767" calcext:value-type="float">
            <text:p>0.860767</text:p>
          </table:table-cell>
          <table:table-cell office:value-type="float" office:value="0.874565" calcext:value-type="float">
            <text:p>0.874565</text:p>
          </table:table-cell>
          <table:table-cell office:value-type="float" office:value="0.887507" calcext:value-type="float">
            <text:p>0.887507</text:p>
          </table:table-cell>
          <table:table-cell office:value-type="float" office:value="0.899066" calcext:value-type="float">
            <text:p>0.899066</text:p>
          </table:table-cell>
          <table:table-cell office:value-type="float" office:value="0.908908" calcext:value-type="float">
            <text:p>0.908908</text:p>
          </table:table-cell>
          <table:table-cell office:value-type="float" office:value="0.916313" calcext:value-type="float">
            <text:p>0.916313</text:p>
          </table:table-cell>
          <table:table-cell office:value-type="float" office:value="0.933639" calcext:value-type="float">
            <text:p>0.93363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0361" calcext:value-type="float">
            <text:p>0.87036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01956" calcext:value-type="float">
            <text:p>0.601956</text:p>
          </table:table-cell>
          <table:table-cell office:value-type="float" office:value="0.77675" calcext:value-type="float">
            <text:p>0.77675</text:p>
          </table:table-cell>
          <table:table-cell office:value-type="float" office:value="0.829369" calcext:value-type="float">
            <text:p>0.829369</text:p>
          </table:table-cell>
          <table:table-cell office:value-type="float" office:value="0.84744" calcext:value-type="float">
            <text:p>0.84744</text:p>
          </table:table-cell>
          <table:table-cell office:value-type="float" office:value="0.865972" calcext:value-type="float">
            <text:p>0.865972</text:p>
          </table:table-cell>
          <table:table-cell office:value-type="float" office:value="0.879323" calcext:value-type="float">
            <text:p>0.879323</text:p>
          </table:table-cell>
          <table:table-cell office:value-type="float" office:value="0.891887" calcext:value-type="float">
            <text:p>0.891887</text:p>
          </table:table-cell>
          <table:table-cell office:value-type="float" office:value="0.904273" calcext:value-type="float">
            <text:p>0.904273</text:p>
          </table:table-cell>
          <table:table-cell office:value-type="float" office:value="0.914187" calcext:value-type="float">
            <text:p>0.914187</text:p>
          </table:table-cell>
          <table:table-cell office:value-type="float" office:value="0.921171" calcext:value-type="float">
            <text:p>0.921171</text:p>
          </table:table-cell>
          <table:table-cell office:value-type="float" office:value="0.934636" calcext:value-type="float">
            <text:p>0.93463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6501" calcext:value-type="float">
            <text:p>0.87650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499779" calcext:value-type="float">
            <text:p>0.499779</text:p>
          </table:table-cell>
          <table:table-cell office:value-type="float" office:value="0.764854" calcext:value-type="float">
            <text:p>0.764854</text:p>
          </table:table-cell>
          <table:table-cell office:value-type="float" office:value="0.834732" calcext:value-type="float">
            <text:p>0.834732</text:p>
          </table:table-cell>
          <table:table-cell office:value-type="float" office:value="0.852854" calcext:value-type="float">
            <text:p>0.852854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883607" calcext:value-type="float">
            <text:p>0.883607</text:p>
          </table:table-cell>
          <table:table-cell office:value-type="float" office:value="0.896932" calcext:value-type="float">
            <text:p>0.896932</text:p>
          </table:table-cell>
          <table:table-cell office:value-type="float" office:value="0.909789" calcext:value-type="float">
            <text:p>0.909789</text:p>
          </table:table-cell>
          <table:table-cell office:value-type="float" office:value="0.916279" calcext:value-type="float">
            <text:p>0.916279</text:p>
          </table:table-cell>
          <table:table-cell office:value-type="float" office:value="0.923263" calcext:value-type="float">
            <text:p>0.923263</text:p>
          </table:table-cell>
          <table:table-cell office:value-type="float" office:value="0.93878" calcext:value-type="float">
            <text:p>0.9387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9069" calcext:value-type="float">
            <text:p>0.87906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6144" calcext:value-type="float">
            <text:p>0.66144</text:p>
          </table:table-cell>
          <table:table-cell office:value-type="float" office:value="0.783176" calcext:value-type="float">
            <text:p>0.783176</text:p>
          </table:table-cell>
          <table:table-cell office:value-type="float" office:value="0.83454" calcext:value-type="float">
            <text:p>0.83454</text:p>
          </table:table-cell>
          <table:table-cell office:value-type="float" office:value="0.855044" calcext:value-type="float">
            <text:p>0.855044</text:p>
          </table:table-cell>
          <table:table-cell office:value-type="float" office:value="0.869675" calcext:value-type="float">
            <text:p>0.869675</text:p>
          </table:table-cell>
          <table:table-cell office:value-type="float" office:value="0.88171" calcext:value-type="float">
            <text:p>0.88171</text:p>
          </table:table-cell>
          <table:table-cell office:value-type="float" office:value="0.892935" calcext:value-type="float">
            <text:p>0.892935</text:p>
          </table:table-cell>
          <table:table-cell office:value-type="float" office:value="0.908332" calcext:value-type="float">
            <text:p>0.908332</text:p>
          </table:table-cell>
          <table:table-cell office:value-type="float" office:value="0.916143" calcext:value-type="float">
            <text:p>0.916143</text:p>
          </table:table-cell>
          <table:table-cell office:value-type="float" office:value="0.92309" calcext:value-type="float">
            <text:p>0.92309</text:p>
          </table:table-cell>
          <table:table-cell office:value-type="float" office:value="0.937691" calcext:value-type="float">
            <text:p>0.937691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0234" calcext:value-type="float">
            <text:p>0.88023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489779" calcext:value-type="float">
            <text:p>0.489779</text:p>
          </table:table-cell>
          <table:table-cell office:value-type="float" office:value="0.765458" calcext:value-type="float">
            <text:p>0.765458</text:p>
          </table:table-cell>
          <table:table-cell office:value-type="float" office:value="0.836745" calcext:value-type="float">
            <text:p>0.836745</text:p>
          </table:table-cell>
          <table:table-cell office:value-type="float" office:value="0.859462" calcext:value-type="float">
            <text:p>0.859462</text:p>
          </table:table-cell>
          <table:table-cell office:value-type="float" office:value="0.875299" calcext:value-type="float">
            <text:p>0.875299</text:p>
          </table:table-cell>
          <table:table-cell office:value-type="float" office:value="0.884968" calcext:value-type="float">
            <text:p>0.884968</text:p>
          </table:table-cell>
          <table:table-cell office:value-type="float" office:value="0.894186" calcext:value-type="float">
            <text:p>0.894186</text:p>
          </table:table-cell>
          <table:table-cell office:value-type="float" office:value="0.907818" calcext:value-type="float">
            <text:p>0.907818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37" calcext:value-type="float">
            <text:p>0.9237</text:p>
          </table:table-cell>
          <table:table-cell office:value-type="float" office:value="0.940089" calcext:value-type="float">
            <text:p>0.94008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0372" calcext:value-type="float">
            <text:p>0.88037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489779" calcext:value-type="float">
            <text:p>0.489779</text:p>
          </table:table-cell>
          <table:table-cell office:value-type="float" office:value="0.75569" calcext:value-type="float">
            <text:p>0.75569</text:p>
          </table:table-cell>
          <table:table-cell office:value-type="float" office:value="0.833802" calcext:value-type="float">
            <text:p>0.833802</text:p>
          </table:table-cell>
          <table:table-cell office:value-type="float" office:value="0.859487" calcext:value-type="float">
            <text:p>0.859487</text:p>
          </table:table-cell>
          <table:table-cell office:value-type="float" office:value="0.877601" calcext:value-type="float">
            <text:p>0.877601</text:p>
          </table:table-cell>
          <table:table-cell office:value-type="float" office:value="0.887535" calcext:value-type="float">
            <text:p>0.887535</text:p>
          </table:table-cell>
          <table:table-cell office:value-type="float" office:value="0.896467" calcext:value-type="float">
            <text:p>0.896467</text:p>
          </table:table-cell>
          <table:table-cell office:value-type="float" office:value="0.910708" calcext:value-type="float">
            <text:p>0.910708</text:p>
          </table:table-cell>
          <table:table-cell office:value-type="float" office:value="0.916253" calcext:value-type="float">
            <text:p>0.916253</text:p>
          </table:table-cell>
          <table:table-cell office:value-type="float" office:value="0.925628" calcext:value-type="float">
            <text:p>0.925628</text:p>
          </table:table-cell>
          <table:table-cell office:value-type="float" office:value="0.941906" calcext:value-type="float">
            <text:p>0.94190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0508" calcext:value-type="float">
            <text:p>0.88050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492111" calcext:value-type="float">
            <text:p>0.492111</text:p>
          </table:table-cell>
          <table:table-cell office:value-type="float" office:value="0.74429" calcext:value-type="float">
            <text:p>0.74429</text:p>
          </table:table-cell>
          <table:table-cell office:value-type="float" office:value="0.827779" calcext:value-type="float">
            <text:p>0.827779</text:p>
          </table:table-cell>
          <table:table-cell office:value-type="float" office:value="0.854778" calcext:value-type="float">
            <text:p>0.854778</text:p>
          </table:table-cell>
          <table:table-cell office:value-type="float" office:value="0.874081" calcext:value-type="float">
            <text:p>0.874081</text:p>
          </table:table-cell>
          <table:table-cell office:value-type="float" office:value="0.886697" calcext:value-type="float">
            <text:p>0.886697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07229" calcext:value-type="float">
            <text:p>0.907229</text:p>
          </table:table-cell>
          <table:table-cell office:value-type="float" office:value="0.915925" calcext:value-type="float">
            <text:p>0.915925</text:p>
          </table:table-cell>
          <table:table-cell office:value-type="float" office:value="0.924651" calcext:value-type="float">
            <text:p>0.924651</text:p>
          </table:table-cell>
          <table:table-cell office:value-type="float" office:value="0.942014" calcext:value-type="float">
            <text:p>0.942014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7314" calcext:value-type="float">
            <text:p>0.877314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545749" calcext:value-type="float">
            <text:p>0.545749</text:p>
          </table:table-cell>
          <table:table-cell office:value-type="float" office:value="0.74879" calcext:value-type="float">
            <text:p>0.74879</text:p>
          </table:table-cell>
          <table:table-cell office:value-type="float" office:value="0.832468" calcext:value-type="float">
            <text:p>0.832468</text:p>
          </table:table-cell>
          <table:table-cell office:value-type="float" office:value="0.858849" calcext:value-type="float">
            <text:p>0.858849</text:p>
          </table:table-cell>
          <table:table-cell office:value-type="float" office:value="0.873073" calcext:value-type="float">
            <text:p>0.873073</text:p>
          </table:table-cell>
          <table:table-cell office:value-type="float" office:value="0.886328" calcext:value-type="float">
            <text:p>0.886328</text:p>
          </table:table-cell>
          <table:table-cell office:value-type="float" office:value="0.895064" calcext:value-type="float">
            <text:p>0.895064</text:p>
          </table:table-cell>
          <table:table-cell office:value-type="float" office:value="0.905972" calcext:value-type="float">
            <text:p>0.905972</text:p>
          </table:table-cell>
          <table:table-cell office:value-type="float" office:value="0.915899" calcext:value-type="float">
            <text:p>0.915899</text:p>
          </table:table-cell>
          <table:table-cell office:value-type="float" office:value="0.922389" calcext:value-type="float">
            <text:p>0.922389</text:p>
          </table:table-cell>
          <table:table-cell office:value-type="float" office:value="0.93795" calcext:value-type="float">
            <text:p>0.93795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7678" calcext:value-type="float">
            <text:p>0.87767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49591" calcext:value-type="float">
            <text:p>0.649591</text:p>
          </table:table-cell>
          <table:table-cell office:value-type="float" office:value="0.756656" calcext:value-type="float">
            <text:p>0.756656</text:p>
          </table:table-cell>
          <table:table-cell office:value-type="float" office:value="0.832852" calcext:value-type="float">
            <text:p>0.832852</text:p>
          </table:table-cell>
          <table:table-cell office:value-type="float" office:value="0.85931" calcext:value-type="float">
            <text:p>0.85931</text:p>
          </table:table-cell>
          <table:table-cell office:value-type="float" office:value="0.874455" calcext:value-type="float">
            <text:p>0.874455</text:p>
          </table:table-cell>
          <table:table-cell office:value-type="float" office:value="0.886596" calcext:value-type="float">
            <text:p>0.886596</text:p>
          </table:table-cell>
          <table:table-cell office:value-type="float" office:value="0.895116" calcext:value-type="float">
            <text:p>0.895116</text:p>
          </table:table-cell>
          <table:table-cell office:value-type="float" office:value="0.905001" calcext:value-type="float">
            <text:p>0.905001</text:p>
          </table:table-cell>
          <table:table-cell office:value-type="float" office:value="0.915825" calcext:value-type="float">
            <text:p>0.915825</text:p>
          </table:table-cell>
          <table:table-cell office:value-type="float" office:value="0.92336" calcext:value-type="float">
            <text:p>0.92336</text:p>
          </table:table-cell>
          <table:table-cell office:value-type="float" office:value="0.938852" calcext:value-type="float">
            <text:p>0.93885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8802" calcext:value-type="float">
            <text:p>0.87880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49591" calcext:value-type="float">
            <text:p>0.649591</text:p>
          </table:table-cell>
          <table:table-cell office:value-type="float" office:value="0.786016" calcext:value-type="float">
            <text:p>0.786016</text:p>
          </table:table-cell>
          <table:table-cell office:value-type="float" office:value="0.836683" calcext:value-type="float">
            <text:p>0.836683</text:p>
          </table:table-cell>
          <table:table-cell office:value-type="float" office:value="0.856749" calcext:value-type="float">
            <text:p>0.856749</text:p>
          </table:table-cell>
          <table:table-cell office:value-type="float" office:value="0.874412" calcext:value-type="float">
            <text:p>0.87441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894191" calcext:value-type="float">
            <text:p>0.894191</text:p>
          </table:table-cell>
          <table:table-cell office:value-type="float" office:value="0.904253" calcext:value-type="float">
            <text:p>0.904253</text:p>
          </table:table-cell>
          <table:table-cell office:value-type="float" office:value="0.914291" calcext:value-type="float">
            <text:p>0.914291</text:p>
          </table:table-cell>
          <table:table-cell office:value-type="float" office:value="0.921488" calcext:value-type="float">
            <text:p>0.921488</text:p>
          </table:table-cell>
          <table:table-cell office:value-type="float" office:value="0.936017" calcext:value-type="float">
            <text:p>0.93601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0981" calcext:value-type="float">
            <text:p>0.88098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34429" calcext:value-type="float">
            <text:p>0.634429</text:p>
          </table:table-cell>
          <table:table-cell office:value-type="float" office:value="0.782819" calcext:value-type="float">
            <text:p>0.782819</text:p>
          </table:table-cell>
          <table:table-cell office:value-type="float" office:value="0.841601" calcext:value-type="float">
            <text:p>0.841601</text:p>
          </table:table-cell>
          <table:table-cell office:value-type="float" office:value="0.862495" calcext:value-type="float">
            <text:p>0.862495</text:p>
          </table:table-cell>
          <table:table-cell office:value-type="float" office:value="0.875156" calcext:value-type="float">
            <text:p>0.875156</text:p>
          </table:table-cell>
          <table:table-cell office:value-type="float" office:value="0.88664" calcext:value-type="float">
            <text:p>0.88664</text:p>
          </table:table-cell>
          <table:table-cell office:value-type="float" office:value="0.895978" calcext:value-type="float">
            <text:p>0.895978</text:p>
          </table:table-cell>
          <table:table-cell office:value-type="float" office:value="0.90476" calcext:value-type="float">
            <text:p>0.90476</text:p>
          </table:table-cell>
          <table:table-cell office:value-type="float" office:value="0.914388" calcext:value-type="float">
            <text:p>0.914388</text:p>
          </table:table-cell>
          <table:table-cell office:value-type="float" office:value="0.92125" calcext:value-type="float">
            <text:p>0.92125</text:p>
          </table:table-cell>
          <table:table-cell office:value-type="float" office:value="0.937072" calcext:value-type="float">
            <text:p>0.93707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2216" calcext:value-type="float">
            <text:p>0.88221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51002" calcext:value-type="float">
            <text:p>0.651002</text:p>
          </table:table-cell>
          <table:table-cell office:value-type="float" office:value="0.786073" calcext:value-type="float">
            <text:p>0.786073</text:p>
          </table:table-cell>
          <table:table-cell office:value-type="float" office:value="0.841719" calcext:value-type="float">
            <text:p>0.841719</text:p>
          </table:table-cell>
          <table:table-cell office:value-type="float" office:value="0.862526" calcext:value-type="float">
            <text:p>0.862526</text:p>
          </table:table-cell>
          <table:table-cell office:value-type="float" office:value="0.878123" calcext:value-type="float">
            <text:p>0.878123</text:p>
          </table:table-cell>
          <table:table-cell office:value-type="float" office:value="0.888879" calcext:value-type="float">
            <text:p>0.888879</text:p>
          </table:table-cell>
          <table:table-cell office:value-type="float" office:value="0.897313" calcext:value-type="float">
            <text:p>0.897313</text:p>
          </table:table-cell>
          <table:table-cell office:value-type="float" office:value="0.907305" calcext:value-type="float">
            <text:p>0.907305</text:p>
          </table:table-cell>
          <table:table-cell office:value-type="float" office:value="0.915747" calcext:value-type="float">
            <text:p>0.915747</text:p>
          </table:table-cell>
          <table:table-cell office:value-type="float" office:value="0.924261" calcext:value-type="float">
            <text:p>0.924261</text:p>
          </table:table-cell>
          <table:table-cell office:value-type="float" office:value="0.937863" calcext:value-type="float">
            <text:p>0.93786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3981" calcext:value-type="float">
            <text:p>0.88398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539525" calcext:value-type="float">
            <text:p>0.539525</text:p>
          </table:table-cell>
          <table:table-cell office:value-type="float" office:value="0.761553" calcext:value-type="float">
            <text:p>0.761553</text:p>
          </table:table-cell>
          <table:table-cell office:value-type="float" office:value="0.83077" calcext:value-type="float">
            <text:p>0.83077</text:p>
          </table:table-cell>
          <table:table-cell office:value-type="float" office:value="0.855944" calcext:value-type="float">
            <text:p>0.855944</text:p>
          </table:table-cell>
          <table:table-cell office:value-type="float" office:value="0.871479" calcext:value-type="float">
            <text:p>0.871479</text:p>
          </table:table-cell>
          <table:table-cell office:value-type="float" office:value="0.883144" calcext:value-type="float">
            <text:p>0.883144</text:p>
          </table:table-cell>
          <table:table-cell office:value-type="float" office:value="0.894253" calcext:value-type="float">
            <text:p>0.894253</text:p>
          </table:table-cell>
          <table:table-cell office:value-type="float" office:value="0.905183" calcext:value-type="float">
            <text:p>0.905183</text:p>
          </table:table-cell>
          <table:table-cell office:value-type="float" office:value="0.915313" calcext:value-type="float">
            <text:p>0.915313</text:p>
          </table:table-cell>
          <table:table-cell office:value-type="float" office:value="0.925385" calcext:value-type="float">
            <text:p>0.925385</text:p>
          </table:table-cell>
          <table:table-cell office:value-type="float" office:value="0.941095" calcext:value-type="float">
            <text:p>0.941095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8412" calcext:value-type="float">
            <text:p>0.87841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0.697858" calcext:value-type="float">
            <text:p>0.697858</text:p>
          </table:table-cell>
          <table:table-cell office:value-type="float" office:value="0.821237" calcext:value-type="float">
            <text:p>0.821237</text:p>
          </table:table-cell>
          <table:table-cell office:value-type="float" office:value="0.850394" calcext:value-type="float">
            <text:p>0.850394</text:p>
          </table:table-cell>
          <table:table-cell office:value-type="float" office:value="0.867375" calcext:value-type="float">
            <text:p>0.867375</text:p>
          </table:table-cell>
          <table:table-cell office:value-type="float" office:value="0.879732" calcext:value-type="float">
            <text:p>0.879732</text:p>
          </table:table-cell>
          <table:table-cell office:value-type="float" office:value="0.893293" calcext:value-type="float">
            <text:p>0.893293</text:p>
          </table:table-cell>
          <table:table-cell office:value-type="float" office:value="0.904237" calcext:value-type="float">
            <text:p>0.904237</text:p>
          </table:table-cell>
          <table:table-cell office:value-type="float" office:value="0.914119" calcext:value-type="float">
            <text:p>0.914119</text:p>
          </table:table-cell>
          <table:table-cell office:value-type="float" office:value="0.924445" calcext:value-type="float">
            <text:p>0.924445</text:p>
          </table:table-cell>
          <table:table-cell office:value-type="float" office:value="0.937616" calcext:value-type="float">
            <text:p>0.93761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69031" calcext:value-type="float">
            <text:p>0.86903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79446" calcext:value-type="float">
            <text:p>0.479446</text:p>
          </table:table-cell>
          <table:table-cell office:value-type="float" office:value="0.726211" calcext:value-type="float">
            <text:p>0.726211</text:p>
          </table:table-cell>
          <table:table-cell office:value-type="float" office:value="0.813839" calcext:value-type="float">
            <text:p>0.813839</text:p>
          </table:table-cell>
          <table:table-cell office:value-type="float" office:value="0.846245" calcext:value-type="float">
            <text:p>0.846245</text:p>
          </table:table-cell>
          <table:table-cell office:value-type="float" office:value="0.864222" calcext:value-type="float">
            <text:p>0.864222</text:p>
          </table:table-cell>
          <table:table-cell office:value-type="float" office:value="0.877713" calcext:value-type="float">
            <text:p>0.877713</text:p>
          </table:table-cell>
          <table:table-cell office:value-type="float" office:value="0.892841" calcext:value-type="float">
            <text:p>0.892841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15075" calcext:value-type="float">
            <text:p>0.915075</text:p>
          </table:table-cell>
          <table:table-cell office:value-type="float" office:value="0.923644" calcext:value-type="float">
            <text:p>0.923644</text:p>
          </table:table-cell>
          <table:table-cell office:value-type="float" office:value="0.939261" calcext:value-type="float">
            <text:p>0.939261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0375" calcext:value-type="float">
            <text:p>0.8703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479446" calcext:value-type="float">
            <text:p>0.479446</text:p>
          </table:table-cell>
          <table:table-cell office:value-type="float" office:value="0.720816" calcext:value-type="float">
            <text:p>0.720816</text:p>
          </table:table-cell>
          <table:table-cell office:value-type="float" office:value="0.819395" calcext:value-type="float">
            <text:p>0.819395</text:p>
          </table:table-cell>
          <table:table-cell office:value-type="float" office:value="0.854082" calcext:value-type="float">
            <text:p>0.854082</text:p>
          </table:table-cell>
          <table:table-cell office:value-type="float" office:value="0.872738" calcext:value-type="float">
            <text:p>0.872738</text:p>
          </table:table-cell>
          <table:table-cell office:value-type="float" office:value="0.886785" calcext:value-type="float">
            <text:p>0.886785</text:p>
          </table:table-cell>
          <table:table-cell office:value-type="float" office:value="0.89802" calcext:value-type="float">
            <text:p>0.89802</text:p>
          </table:table-cell>
          <table:table-cell office:value-type="float" office:value="0.908601" calcext:value-type="float">
            <text:p>0.908601</text:p>
          </table:table-cell>
          <table:table-cell office:value-type="float" office:value="0.916208" calcext:value-type="float">
            <text:p>0.916208</text:p>
          </table:table-cell>
          <table:table-cell office:value-type="float" office:value="0.926421" calcext:value-type="float">
            <text:p>0.926421</text:p>
          </table:table-cell>
          <table:table-cell office:value-type="float" office:value="0.940603" calcext:value-type="float">
            <text:p>0.94060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4367" calcext:value-type="float">
            <text:p>0.87436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479446" calcext:value-type="float">
            <text:p>0.479446</text:p>
          </table:table-cell>
          <table:table-cell office:value-type="float" office:value="0.742242" calcext:value-type="float">
            <text:p>0.742242</text:p>
          </table:table-cell>
          <table:table-cell office:value-type="float" office:value="0.825271" calcext:value-type="float">
            <text:p>0.825271</text:p>
          </table:table-cell>
          <table:table-cell office:value-type="float" office:value="0.858846" calcext:value-type="float">
            <text:p>0.858846</text:p>
          </table:table-cell>
          <table:table-cell office:value-type="float" office:value="0.876038" calcext:value-type="float">
            <text:p>0.876038</text:p>
          </table:table-cell>
          <table:table-cell office:value-type="float" office:value="0.889013" calcext:value-type="float">
            <text:p>0.889013</text:p>
          </table:table-cell>
          <table:table-cell office:value-type="float" office:value="0.901032" calcext:value-type="float">
            <text:p>0.901032</text:p>
          </table:table-cell>
          <table:table-cell office:value-type="float" office:value="0.914014" calcext:value-type="float">
            <text:p>0.914014</text:p>
          </table:table-cell>
          <table:table-cell office:value-type="float" office:value="0.920743" calcext:value-type="float">
            <text:p>0.920743</text:p>
          </table:table-cell>
          <table:table-cell office:value-type="float" office:value="0.929084" calcext:value-type="float">
            <text:p>0.929084</text:p>
          </table:table-cell>
          <table:table-cell office:value-type="float" office:value="0.943132" calcext:value-type="float">
            <text:p>0.943132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9941" calcext:value-type="float">
            <text:p>0.87994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0.690978" calcext:value-type="float">
            <text:p>0.690978</text:p>
          </table:table-cell>
          <table:table-cell office:value-type="float" office:value="0.821264" calcext:value-type="float">
            <text:p>0.821264</text:p>
          </table:table-cell>
          <table:table-cell office:value-type="float" office:value="0.858219" calcext:value-type="float">
            <text:p>0.858219</text:p>
          </table:table-cell>
          <table:table-cell office:value-type="float" office:value="0.875513" calcext:value-type="float">
            <text:p>0.875513</text:p>
          </table:table-cell>
          <table:table-cell office:value-type="float" office:value="0.887351" calcext:value-type="float">
            <text:p>0.887351</text:p>
          </table:table-cell>
          <table:table-cell office:value-type="float" office:value="0.903085" calcext:value-type="float">
            <text:p>0.903085</text:p>
          </table:table-cell>
          <table:table-cell office:value-type="float" office:value="0.915612" calcext:value-type="float">
            <text:p>0.915612</text:p>
          </table:table-cell>
          <table:table-cell office:value-type="float" office:value="0.922504" calcext:value-type="float">
            <text:p>0.922504</text:p>
          </table:table-cell>
          <table:table-cell office:value-type="float" office:value="0.930489" calcext:value-type="float">
            <text:p>0.930489</text:p>
          </table:table-cell>
          <table:table-cell office:value-type="float" office:value="0.942843" calcext:value-type="float">
            <text:p>0.94284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4786" calcext:value-type="float">
            <text:p>0.874786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21834" calcext:value-type="float">
            <text:p>0.521834</text:p>
          </table:table-cell>
          <table:table-cell office:value-type="float" office:value="0.741677" calcext:value-type="float">
            <text:p>0.741677</text:p>
          </table:table-cell>
          <table:table-cell office:value-type="float" office:value="0.826423" calcext:value-type="float">
            <text:p>0.826423</text:p>
          </table:table-cell>
          <table:table-cell office:value-type="float" office:value="0.859539" calcext:value-type="float">
            <text:p>0.859539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3919" calcext:value-type="float">
            <text:p>0.893919</text:p>
          </table:table-cell>
          <table:table-cell office:value-type="float" office:value="0.909871" calcext:value-type="float">
            <text:p>0.909871</text:p>
          </table:table-cell>
          <table:table-cell office:value-type="float" office:value="0.917218" calcext:value-type="float">
            <text:p>0.917218</text:p>
          </table:table-cell>
          <table:table-cell office:value-type="float" office:value="0.927275" calcext:value-type="float">
            <text:p>0.927275</text:p>
          </table:table-cell>
          <table:table-cell office:value-type="float" office:value="0.930315" calcext:value-type="float">
            <text:p>0.930315</text:p>
          </table:table-cell>
          <table:table-cell office:value-type="float" office:value="0.94466" calcext:value-type="float">
            <text:p>0.94466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2838" calcext:value-type="float">
            <text:p>0.88283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592822" calcext:value-type="float">
            <text:p>0.592822</text:p>
          </table:table-cell>
          <table:table-cell office:value-type="float" office:value="0.747841" calcext:value-type="float">
            <text:p>0.747841</text:p>
          </table:table-cell>
          <table:table-cell office:value-type="float" office:value="0.826049" calcext:value-type="float">
            <text:p>0.826049</text:p>
          </table:table-cell>
          <table:table-cell office:value-type="float" office:value="0.858964" calcext:value-type="float">
            <text:p>0.858964</text:p>
          </table:table-cell>
          <table:table-cell office:value-type="float" office:value="0.877194" calcext:value-type="float">
            <text:p>0.877194</text:p>
          </table:table-cell>
          <table:table-cell office:value-type="float" office:value="0.895149" calcext:value-type="float">
            <text:p>0.895149</text:p>
          </table:table-cell>
          <table:table-cell office:value-type="float" office:value="0.908814" calcext:value-type="float">
            <text:p>0.908814</text:p>
          </table:table-cell>
          <table:table-cell office:value-type="float" office:value="0.916643" calcext:value-type="float">
            <text:p>0.916643</text:p>
          </table:table-cell>
          <table:table-cell office:value-type="float" office:value="0.926991" calcext:value-type="float">
            <text:p>0.926991</text:p>
          </table:table-cell>
          <table:table-cell office:value-type="float" office:value="0.931428" calcext:value-type="float">
            <text:p>0.931428</text:p>
          </table:table-cell>
          <table:table-cell office:value-type="float" office:value="0.94365" calcext:value-type="float">
            <text:p>0.9436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3272" calcext:value-type="float">
            <text:p>0.88327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0.676951" calcext:value-type="float">
            <text:p>0.676951</text:p>
          </table:table-cell>
          <table:table-cell office:value-type="float" office:value="0.820608" calcext:value-type="float">
            <text:p>0.820608</text:p>
          </table:table-cell>
          <table:table-cell office:value-type="float" office:value="0.859797" calcext:value-type="float">
            <text:p>0.859797</text:p>
          </table:table-cell>
          <table:table-cell office:value-type="float" office:value="0.879432" calcext:value-type="float">
            <text:p>0.879432</text:p>
          </table:table-cell>
          <table:table-cell office:value-type="float" office:value="0.897373" calcext:value-type="float">
            <text:p>0.897373</text:p>
          </table:table-cell>
          <table:table-cell office:value-type="float" office:value="0.911857" calcext:value-type="float">
            <text:p>0.911857</text:p>
          </table:table-cell>
          <table:table-cell office:value-type="float" office:value="0.916264" calcext:value-type="float">
            <text:p>0.916264</text:p>
          </table:table-cell>
          <table:table-cell office:value-type="float" office:value="0.925384" calcext:value-type="float">
            <text:p>0.925384</text:p>
          </table:table-cell>
          <table:table-cell office:value-type="float" office:value="0.932144" calcext:value-type="float">
            <text:p>0.932144</text:p>
          </table:table-cell>
          <table:table-cell office:value-type="float" office:value="0.942965" calcext:value-type="float">
            <text:p>0.94296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6277" calcext:value-type="float">
            <text:p>0.87627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51249" calcext:value-type="float">
            <text:p>0.51249</text:p>
          </table:table-cell>
          <table:table-cell office:value-type="float" office:value="0.74043" calcext:value-type="float">
            <text:p>0.74043</text:p>
          </table:table-cell>
          <table:table-cell office:value-type="float" office:value="0.828867" calcext:value-type="float">
            <text:p>0.828867</text:p>
          </table:table-cell>
          <table:table-cell office:value-type="float" office:value="0.869424" calcext:value-type="float">
            <text:p>0.869424</text:p>
          </table:table-cell>
          <table:table-cell office:value-type="float" office:value="0.889421" calcext:value-type="float">
            <text:p>0.889421</text:p>
          </table:table-cell>
          <table:table-cell office:value-type="float" office:value="0.906291" calcext:value-type="float">
            <text:p>0.906291</text:p>
          </table:table-cell>
          <table:table-cell office:value-type="float" office:value="0.915633" calcext:value-type="float">
            <text:p>0.915633</text:p>
          </table:table-cell>
          <table:table-cell office:value-type="float" office:value="0.921793" calcext:value-type="float">
            <text:p>0.921793</text:p>
          </table:table-cell>
          <table:table-cell office:value-type="float" office:value="0.92759" calcext:value-type="float">
            <text:p>0.92759</text:p>
          </table:table-cell>
          <table:table-cell office:value-type="float" office:value="0.936498" calcext:value-type="float">
            <text:p>0.936498</text:p>
          </table:table-cell>
          <table:table-cell office:value-type="float" office:value="0.945045" calcext:value-type="float">
            <text:p>0.94504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8099" calcext:value-type="float">
            <text:p>0.88809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584419" calcext:value-type="float">
            <text:p>0.584419</text:p>
          </table:table-cell>
          <table:table-cell office:value-type="float" office:value="0.75727" calcext:value-type="float">
            <text:p>0.75727</text:p>
          </table:table-cell>
          <table:table-cell office:value-type="float" office:value="0.833751" calcext:value-type="float">
            <text:p>0.833751</text:p>
          </table:table-cell>
          <table:table-cell office:value-type="float" office:value="0.871637" calcext:value-type="float">
            <text:p>0.871637</text:p>
          </table:table-cell>
          <table:table-cell office:value-type="float" office:value="0.890206" calcext:value-type="float">
            <text:p>0.890206</text:p>
          </table:table-cell>
          <table:table-cell office:value-type="float" office:value="0.903786" calcext:value-type="float">
            <text:p>0.903786</text:p>
          </table:table-cell>
          <table:table-cell office:value-type="float" office:value="0.914109" calcext:value-type="float">
            <text:p>0.914109</text:p>
          </table:table-cell>
          <table:table-cell office:value-type="float" office:value="0.91754" calcext:value-type="float">
            <text:p>0.91754</text:p>
          </table:table-cell>
          <table:table-cell office:value-type="float" office:value="0.927321" calcext:value-type="float">
            <text:p>0.927321</text:p>
          </table:table-cell>
          <table:table-cell office:value-type="float" office:value="0.933789" calcext:value-type="float">
            <text:p>0.933789</text:p>
          </table:table-cell>
          <table:table-cell office:value-type="float" office:value="0.944249" calcext:value-type="float">
            <text:p>0.94424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9366" calcext:value-type="float">
            <text:p>0.88936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718322" calcext:value-type="float">
            <text:p>0.718322</text:p>
          </table:table-cell>
          <table:table-cell office:value-type="float" office:value="0.834719" calcext:value-type="float">
            <text:p>0.834719</text:p>
          </table:table-cell>
          <table:table-cell office:value-type="float" office:value="0.882641" calcext:value-type="float">
            <text:p>0.882641</text:p>
          </table:table-cell>
          <table:table-cell office:value-type="float" office:value="0.899373" calcext:value-type="float">
            <text:p>0.899373</text:p>
          </table:table-cell>
          <table:table-cell office:value-type="float" office:value="0.908632" calcext:value-type="float">
            <text:p>0.908632</text:p>
          </table:table-cell>
          <table:table-cell office:value-type="float" office:value="0.915983" calcext:value-type="float">
            <text:p>0.915983</text:p>
          </table:table-cell>
          <table:table-cell office:value-type="float" office:value="0.921836" calcext:value-type="float">
            <text:p>0.921836</text:p>
          </table:table-cell>
          <table:table-cell office:value-type="float" office:value="0.927639" calcext:value-type="float">
            <text:p>0.927639</text:p>
          </table:table-cell>
          <table:table-cell office:value-type="float" office:value="0.935187" calcext:value-type="float">
            <text:p>0.935187</text:p>
          </table:table-cell>
          <table:table-cell office:value-type="float" office:value="0.943571" calcext:value-type="float">
            <text:p>0.943571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879" calcext:value-type="float">
            <text:p>0.8887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719411" calcext:value-type="float">
            <text:p>0.719411</text:p>
          </table:table-cell>
          <table:table-cell office:value-type="float" office:value="0.82384" calcext:value-type="float">
            <text:p>0.82384</text:p>
          </table:table-cell>
          <table:table-cell office:value-type="float" office:value="0.876511" calcext:value-type="float">
            <text:p>0.876511</text:p>
          </table:table-cell>
          <table:table-cell office:value-type="float" office:value="0.89598" calcext:value-type="float">
            <text:p>0.89598</text:p>
          </table:table-cell>
          <table:table-cell office:value-type="float" office:value="0.907503" calcext:value-type="float">
            <text:p>0.907503</text:p>
          </table:table-cell>
          <table:table-cell office:value-type="float" office:value="0.915778" calcext:value-type="float">
            <text:p>0.915778</text:p>
          </table:table-cell>
          <table:table-cell office:value-type="float" office:value="0.922439" calcext:value-type="float">
            <text:p>0.922439</text:p>
          </table:table-cell>
          <table:table-cell office:value-type="float" office:value="0.927566" calcext:value-type="float">
            <text:p>0.927566</text:p>
          </table:table-cell>
          <table:table-cell office:value-type="float" office:value="0.93401" calcext:value-type="float">
            <text:p>0.93401</text:p>
          </table:table-cell>
          <table:table-cell office:value-type="float" office:value="0.944006" calcext:value-type="float">
            <text:p>0.94400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6704" calcext:value-type="float">
            <text:p>0.88670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280262" calcext:value-type="float">
            <text:p>0.280262</text:p>
          </table:table-cell>
          <table:table-cell office:value-type="float" office:value="0.680296" calcext:value-type="float">
            <text:p>0.680296</text:p>
          </table:table-cell>
          <table:table-cell office:value-type="float" office:value="0.795948" calcext:value-type="float">
            <text:p>0.795948</text:p>
          </table:table-cell>
          <table:table-cell office:value-type="float" office:value="0.860881" calcext:value-type="float">
            <text:p>0.860881</text:p>
          </table:table-cell>
          <table:table-cell office:value-type="float" office:value="0.885167" calcext:value-type="float">
            <text:p>0.885167</text:p>
          </table:table-cell>
          <table:table-cell office:value-type="float" office:value="0.899495" calcext:value-type="float">
            <text:p>0.899495</text:p>
          </table:table-cell>
          <table:table-cell office:value-type="float" office:value="0.913483" calcext:value-type="float">
            <text:p>0.913483</text:p>
          </table:table-cell>
          <table:table-cell office:value-type="float" office:value="0.921032" calcext:value-type="float">
            <text:p>0.921032</text:p>
          </table:table-cell>
          <table:table-cell office:value-type="float" office:value="0.92755" calcext:value-type="float">
            <text:p>0.92755</text:p>
          </table:table-cell>
          <table:table-cell office:value-type="float" office:value="0.935472" calcext:value-type="float">
            <text:p>0.935472</text:p>
          </table:table-cell>
          <table:table-cell office:value-type="float" office:value="0.945102" calcext:value-type="float">
            <text:p>0.945102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6442" calcext:value-type="float">
            <text:p>0.87644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80262" calcext:value-type="float">
            <text:p>0.280262</text:p>
          </table:table-cell>
          <table:table-cell office:value-type="float" office:value="0.698584" calcext:value-type="float">
            <text:p>0.698584</text:p>
          </table:table-cell>
          <table:table-cell office:value-type="float" office:value="0.825141" calcext:value-type="float">
            <text:p>0.825141</text:p>
          </table:table-cell>
          <table:table-cell office:value-type="float" office:value="0.870006" calcext:value-type="float">
            <text:p>0.870006</text:p>
          </table:table-cell>
          <table:table-cell office:value-type="float" office:value="0.890369" calcext:value-type="float">
            <text:p>0.890369</text:p>
          </table:table-cell>
          <table:table-cell office:value-type="float" office:value="0.903436" calcext:value-type="float">
            <text:p>0.903436</text:p>
          </table:table-cell>
          <table:table-cell office:value-type="float" office:value="0.915025" calcext:value-type="float">
            <text:p>0.915025</text:p>
          </table:table-cell>
          <table:table-cell office:value-type="float" office:value="0.923823" calcext:value-type="float">
            <text:p>0.923823</text:p>
          </table:table-cell>
          <table:table-cell office:value-type="float" office:value="0.92788" calcext:value-type="float">
            <text:p>0.92788</text:p>
          </table:table-cell>
          <table:table-cell office:value-type="float" office:value="0.936828" calcext:value-type="float">
            <text:p>0.936828</text:p>
          </table:table-cell>
          <table:table-cell office:value-type="float" office:value="0.945852" calcext:value-type="float">
            <text:p>0.945852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3694" calcext:value-type="float">
            <text:p>0.88369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280262" calcext:value-type="float">
            <text:p>0.280262</text:p>
          </table:table-cell>
          <table:table-cell office:value-type="float" office:value="0.665432" calcext:value-type="float">
            <text:p>0.665432</text:p>
          </table:table-cell>
          <table:table-cell office:value-type="float" office:value="0.818122" calcext:value-type="float">
            <text:p>0.818122</text:p>
          </table:table-cell>
          <table:table-cell office:value-type="float" office:value="0.860087" calcext:value-type="float">
            <text:p>0.860087</text:p>
          </table:table-cell>
          <table:table-cell office:value-type="float" office:value="0.882592" calcext:value-type="float">
            <text:p>0.882592</text:p>
          </table:table-cell>
          <table:table-cell office:value-type="float" office:value="0.89726" calcext:value-type="float">
            <text:p>0.89726</text:p>
          </table:table-cell>
          <table:table-cell office:value-type="float" office:value="0.910713" calcext:value-type="float">
            <text:p>0.91071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927415" calcext:value-type="float">
            <text:p>0.927415</text:p>
          </table:table-cell>
          <table:table-cell office:value-type="float" office:value="0.93482" calcext:value-type="float">
            <text:p>0.93482</text:p>
          </table:table-cell>
          <table:table-cell office:value-type="float" office:value="0.944062" calcext:value-type="float">
            <text:p>0.944062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59" calcext:value-type="float">
            <text:p>0.875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0.589846" calcext:value-type="float">
            <text:p>0.589846</text:p>
          </table:table-cell>
          <table:table-cell office:value-type="float" office:value="0.818504" calcext:value-type="float">
            <text:p>0.818504</text:p>
          </table:table-cell>
          <table:table-cell office:value-type="float" office:value="0.860116" calcext:value-type="float">
            <text:p>0.860116</text:p>
          </table:table-cell>
          <table:table-cell office:value-type="float" office:value="0.885221" calcext:value-type="float">
            <text:p>0.885221</text:p>
          </table:table-cell>
          <table:table-cell office:value-type="float" office:value="0.898485" calcext:value-type="float">
            <text:p>0.898485</text:p>
          </table:table-cell>
          <table:table-cell office:value-type="float" office:value="0.911319" calcext:value-type="float">
            <text:p>0.911319</text:p>
          </table:table-cell>
          <table:table-cell office:value-type="float" office:value="0.921161" calcext:value-type="float">
            <text:p>0.921161</text:p>
          </table:table-cell>
          <table:table-cell office:value-type="float" office:value="0.927462" calcext:value-type="float">
            <text:p>0.927462</text:p>
          </table:table-cell>
          <table:table-cell office:value-type="float" office:value="0.93303" calcext:value-type="float">
            <text:p>0.93303</text:p>
          </table:table-cell>
          <table:table-cell office:value-type="float" office:value="0.94503" calcext:value-type="float">
            <text:p>0.94503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69017" calcext:value-type="float">
            <text:p>0.86901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0.649889" calcext:value-type="float">
            <text:p>0.649889</text:p>
          </table:table-cell>
          <table:table-cell office:value-type="float" office:value="0.825636" calcext:value-type="float">
            <text:p>0.825636</text:p>
          </table:table-cell>
          <table:table-cell office:value-type="float" office:value="0.864838" calcext:value-type="float">
            <text:p>0.864838</text:p>
          </table:table-cell>
          <table:table-cell office:value-type="float" office:value="0.884654" calcext:value-type="float">
            <text:p>0.884654</text:p>
          </table:table-cell>
          <table:table-cell office:value-type="float" office:value="0.89875" calcext:value-type="float">
            <text:p>0.89875</text:p>
          </table:table-cell>
          <table:table-cell office:value-type="float" office:value="0.912015" calcext:value-type="float">
            <text:p>0.912015</text:p>
          </table:table-cell>
          <table:table-cell office:value-type="float" office:value="0.916312" calcext:value-type="float">
            <text:p>0.916312</text:p>
          </table:table-cell>
          <table:table-cell office:value-type="float" office:value="0.926758" calcext:value-type="float">
            <text:p>0.926758</text:p>
          </table:table-cell>
          <table:table-cell office:value-type="float" office:value="0.932125" calcext:value-type="float">
            <text:p>0.932125</text:p>
          </table:table-cell>
          <table:table-cell office:value-type="float" office:value="0.945066" calcext:value-type="float">
            <text:p>0.945066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75604" calcext:value-type="float">
            <text:p>0.87560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4349" calcext:value-type="float">
            <text:p>0.174349</text:p>
          </table:table-cell>
          <table:table-cell office:value-type="float" office:value="0.716953" calcext:value-type="float">
            <text:p>0.716953</text:p>
          </table:table-cell>
          <table:table-cell office:value-type="float" office:value="0.832879" calcext:value-type="float">
            <text:p>0.832879</text:p>
          </table:table-cell>
          <table:table-cell office:value-type="float" office:value="0.869473" calcext:value-type="float">
            <text:p>0.869473</text:p>
          </table:table-cell>
          <table:table-cell office:value-type="float" office:value="0.889462" calcext:value-type="float">
            <text:p>0.889462</text:p>
          </table:table-cell>
          <table:table-cell office:value-type="float" office:value="0.904719" calcext:value-type="float">
            <text:p>0.904719</text:p>
          </table:table-cell>
          <table:table-cell office:value-type="float" office:value="0.915366" calcext:value-type="float">
            <text:p>0.915366</text:p>
          </table:table-cell>
          <table:table-cell office:value-type="float" office:value="0.919992" calcext:value-type="float">
            <text:p>0.919992</text:p>
          </table:table-cell>
          <table:table-cell office:value-type="float" office:value="0.927375" calcext:value-type="float">
            <text:p>0.927375</text:p>
          </table:table-cell>
          <table:table-cell office:value-type="float" office:value="0.932295" calcext:value-type="float">
            <text:p>0.932295</text:p>
          </table:table-cell>
          <table:table-cell office:value-type="float" office:value="0.946183" calcext:value-type="float">
            <text:p>0.94618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547" calcext:value-type="float">
            <text:p>0.8854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578694" calcext:value-type="float">
            <text:p>0.578694</text:p>
          </table:table-cell>
          <table:table-cell office:value-type="float" office:value="0.756288" calcext:value-type="float">
            <text:p>0.756288</text:p>
          </table:table-cell>
          <table:table-cell office:value-type="float" office:value="0.843835" calcext:value-type="float">
            <text:p>0.843835</text:p>
          </table:table-cell>
          <table:table-cell office:value-type="float" office:value="0.874484" calcext:value-type="float">
            <text:p>0.874484</text:p>
          </table:table-cell>
          <table:table-cell office:value-type="float" office:value="0.896513" calcext:value-type="float">
            <text:p>0.896513</text:p>
          </table:table-cell>
          <table:table-cell office:value-type="float" office:value="0.909703" calcext:value-type="float">
            <text:p>0.909703</text:p>
          </table:table-cell>
          <table:table-cell office:value-type="float" office:value="0.91576" calcext:value-type="float">
            <text:p>0.91576</text:p>
          </table:table-cell>
          <table:table-cell office:value-type="float" office:value="0.921897" calcext:value-type="float">
            <text:p>0.921897</text:p>
          </table:table-cell>
          <table:table-cell office:value-type="float" office:value="0.927539" calcext:value-type="float">
            <text:p>0.927539</text:p>
          </table:table-cell>
          <table:table-cell office:value-type="float" office:value="0.933929" calcext:value-type="float">
            <text:p>0.933929</text:p>
          </table:table-cell>
          <table:table-cell office:value-type="float" office:value="0.946535" calcext:value-type="float">
            <text:p>0.94653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92648" calcext:value-type="float">
            <text:p>0.89264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535412" calcext:value-type="float">
            <text:p>0.535412</text:p>
          </table:table-cell>
          <table:table-cell office:value-type="float" office:value="0.731425" calcext:value-type="float">
            <text:p>0.731425</text:p>
          </table:table-cell>
          <table:table-cell office:value-type="float" office:value="0.825315" calcext:value-type="float">
            <text:p>0.825315</text:p>
          </table:table-cell>
          <table:table-cell office:value-type="float" office:value="0.86376" calcext:value-type="float">
            <text:p>0.86376</text:p>
          </table:table-cell>
          <table:table-cell office:value-type="float" office:value="0.885803" calcext:value-type="float">
            <text:p>0.885803</text:p>
          </table:table-cell>
          <table:table-cell office:value-type="float" office:value="0.903954" calcext:value-type="float">
            <text:p>0.903954</text:p>
          </table:table-cell>
          <table:table-cell office:value-type="float" office:value="0.915455" calcext:value-type="float">
            <text:p>0.915455</text:p>
          </table:table-cell>
          <table:table-cell office:value-type="float" office:value="0.921242" calcext:value-type="float">
            <text:p>0.921242</text:p>
          </table:table-cell>
          <table:table-cell office:value-type="float" office:value="0.927542" calcext:value-type="float">
            <text:p>0.927542</text:p>
          </table:table-cell>
          <table:table-cell office:value-type="float" office:value="0.933223" calcext:value-type="float">
            <text:p>0.933223</text:p>
          </table:table-cell>
          <table:table-cell office:value-type="float" office:value="0.944715" calcext:value-type="float">
            <text:p>0.94471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5243" calcext:value-type="float">
            <text:p>0.88524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522076" calcext:value-type="float">
            <text:p>0.522076</text:p>
          </table:table-cell>
          <table:table-cell office:value-type="float" office:value="0.742413" calcext:value-type="float">
            <text:p>0.742413</text:p>
          </table:table-cell>
          <table:table-cell office:value-type="float" office:value="0.82488" calcext:value-type="float">
            <text:p>0.82488</text:p>
          </table:table-cell>
          <table:table-cell office:value-type="float" office:value="0.859144" calcext:value-type="float">
            <text:p>0.859144</text:p>
          </table:table-cell>
          <table:table-cell office:value-type="float" office:value="0.87919" calcext:value-type="float">
            <text:p>0.87919</text:p>
          </table:table-cell>
          <table:table-cell office:value-type="float" office:value="0.89693" calcext:value-type="float">
            <text:p>0.89693</text:p>
          </table:table-cell>
          <table:table-cell office:value-type="float" office:value="0.91246" calcext:value-type="float">
            <text:p>0.91246</text:p>
          </table:table-cell>
          <table:table-cell office:value-type="float" office:value="0.917857" calcext:value-type="float">
            <text:p>0.917857</text:p>
          </table:table-cell>
          <table:table-cell office:value-type="float" office:value="0.927537" calcext:value-type="float">
            <text:p>0.927537</text:p>
          </table:table-cell>
          <table:table-cell office:value-type="float" office:value="0.934129" calcext:value-type="float">
            <text:p>0.934129</text:p>
          </table:table-cell>
          <table:table-cell office:value-type="float" office:value="0.943967" calcext:value-type="float">
            <text:p>0.94396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3851" calcext:value-type="float">
            <text:p>0.88385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7497" calcext:value-type="float">
            <text:p>0.67497</text:p>
          </table:table-cell>
          <table:table-cell office:value-type="float" office:value="0.753961" calcext:value-type="float">
            <text:p>0.753961</text:p>
          </table:table-cell>
          <table:table-cell office:value-type="float" office:value="0.819024" calcext:value-type="float">
            <text:p>0.819024</text:p>
          </table:table-cell>
          <table:table-cell office:value-type="float" office:value="0.853963" calcext:value-type="float">
            <text:p>0.853963</text:p>
          </table:table-cell>
          <table:table-cell office:value-type="float" office:value="0.880047" calcext:value-type="float">
            <text:p>0.880047</text:p>
          </table:table-cell>
          <table:table-cell office:value-type="float" office:value="0.900637" calcext:value-type="float">
            <text:p>0.900637</text:p>
          </table:table-cell>
          <table:table-cell office:value-type="float" office:value="0.913719" calcext:value-type="float">
            <text:p>0.913719</text:p>
          </table:table-cell>
          <table:table-cell office:value-type="float" office:value="0.91659" calcext:value-type="float">
            <text:p>0.91659</text:p>
          </table:table-cell>
          <table:table-cell office:value-type="float" office:value="0.92691" calcext:value-type="float">
            <text:p>0.92691</text:p>
          </table:table-cell>
          <table:table-cell office:value-type="float" office:value="0.931881" calcext:value-type="float">
            <text:p>0.931881</text:p>
          </table:table-cell>
          <table:table-cell office:value-type="float" office:value="0.944306" calcext:value-type="float">
            <text:p>0.944306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4104" calcext:value-type="float">
            <text:p>0.88410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585595" calcext:value-type="float">
            <text:p>0.585595</text:p>
          </table:table-cell>
          <table:table-cell office:value-type="float" office:value="0.73519" calcext:value-type="float">
            <text:p>0.73519</text:p>
          </table:table-cell>
          <table:table-cell office:value-type="float" office:value="0.810289" calcext:value-type="float">
            <text:p>0.810289</text:p>
          </table:table-cell>
          <table:table-cell office:value-type="float" office:value="0.848798" calcext:value-type="float">
            <text:p>0.848798</text:p>
          </table:table-cell>
          <table:table-cell office:value-type="float" office:value="0.872934" calcext:value-type="float">
            <text:p>0.872934</text:p>
          </table:table-cell>
          <table:table-cell office:value-type="float" office:value="0.894285" calcext:value-type="float">
            <text:p>0.894285</text:p>
          </table:table-cell>
          <table:table-cell office:value-type="float" office:value="0.909845" calcext:value-type="float">
            <text:p>0.909845</text:p>
          </table:table-cell>
          <table:table-cell office:value-type="float" office:value="0.916133" calcext:value-type="float">
            <text:p>0.916133</text:p>
          </table:table-cell>
          <table:table-cell office:value-type="float" office:value="0.924749" calcext:value-type="float">
            <text:p>0.924749</text:p>
          </table:table-cell>
          <table:table-cell office:value-type="float" office:value="0.931888" calcext:value-type="float">
            <text:p>0.931888</text:p>
          </table:table-cell>
          <table:table-cell office:value-type="float" office:value="0.943274" calcext:value-type="float">
            <text:p>0.94327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8738" calcext:value-type="float">
            <text:p>0.878738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1779" calcext:value-type="float">
            <text:p>0.51779</text:p>
          </table:table-cell>
          <table:table-cell office:value-type="float" office:value="0.719358" calcext:value-type="float">
            <text:p>0.719358</text:p>
          </table:table-cell>
          <table:table-cell office:value-type="float" office:value="0.816485" calcext:value-type="float">
            <text:p>0.816485</text:p>
          </table:table-cell>
          <table:table-cell office:value-type="float" office:value="0.858548" calcext:value-type="float">
            <text:p>0.858548</text:p>
          </table:table-cell>
          <table:table-cell office:value-type="float" office:value="0.880677" calcext:value-type="float">
            <text:p>0.880677</text:p>
          </table:table-cell>
          <table:table-cell office:value-type="float" office:value="0.900048" calcext:value-type="float">
            <text:p>0.900048</text:p>
          </table:table-cell>
          <table:table-cell office:value-type="float" office:value="0.913344" calcext:value-type="float">
            <text:p>0.913344</text:p>
          </table:table-cell>
          <table:table-cell office:value-type="float" office:value="0.918745" calcext:value-type="float">
            <text:p>0.918745</text:p>
          </table:table-cell>
          <table:table-cell office:value-type="float" office:value="0.927573" calcext:value-type="float">
            <text:p>0.927573</text:p>
          </table:table-cell>
          <table:table-cell office:value-type="float" office:value="0.933802" calcext:value-type="float">
            <text:p>0.933802</text:p>
          </table:table-cell>
          <table:table-cell office:value-type="float" office:value="0.943283" calcext:value-type="float">
            <text:p>0.943283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1186" calcext:value-type="float">
            <text:p>0.88118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51779" calcext:value-type="float">
            <text:p>0.51779</text:p>
          </table:table-cell>
          <table:table-cell office:value-type="float" office:value="0.716902" calcext:value-type="float">
            <text:p>0.716902</text:p>
          </table:table-cell>
          <table:table-cell office:value-type="float" office:value="0.809663" calcext:value-type="float">
            <text:p>0.809663</text:p>
          </table:table-cell>
          <table:table-cell office:value-type="float" office:value="0.849452" calcext:value-type="float">
            <text:p>0.849452</text:p>
          </table:table-cell>
          <table:table-cell office:value-type="float" office:value="0.87501" calcext:value-type="float">
            <text:p>0.87501</text:p>
          </table:table-cell>
          <table:table-cell office:value-type="float" office:value="0.894581" calcext:value-type="float">
            <text:p>0.894581</text:p>
          </table:table-cell>
          <table:table-cell office:value-type="float" office:value="0.908667" calcext:value-type="float">
            <text:p>0.908667</text:p>
          </table:table-cell>
          <table:table-cell office:value-type="float" office:value="0.916254" calcext:value-type="float">
            <text:p>0.916254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9371" calcext:value-type="float">
            <text:p>0.929371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6925" calcext:value-type="float">
            <text:p>0.87692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652172" calcext:value-type="float">
            <text:p>0.652172</text:p>
          </table:table-cell>
          <table:table-cell office:value-type="float" office:value="0.807995" calcext:value-type="float">
            <text:p>0.80799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81426" calcext:value-type="float">
            <text:p>0.881426</text:p>
          </table:table-cell>
          <table:table-cell office:value-type="float" office:value="0.899136" calcext:value-type="float">
            <text:p>0.899136</text:p>
          </table:table-cell>
          <table:table-cell office:value-type="float" office:value="0.912737" calcext:value-type="float">
            <text:p>0.912737</text:p>
          </table:table-cell>
          <table:table-cell office:value-type="float" office:value="0.91735" calcext:value-type="float">
            <text:p>0.91735</text:p>
          </table:table-cell>
          <table:table-cell office:value-type="float" office:value="0.927433" calcext:value-type="float">
            <text:p>0.927433</text:p>
          </table:table-cell>
          <table:table-cell office:value-type="float" office:value="0.930951" calcext:value-type="float">
            <text:p>0.930951</text:p>
          </table:table-cell>
          <table:table-cell office:value-type="float" office:value="0.943912" calcext:value-type="float">
            <text:p>0.94391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72731" calcext:value-type="float">
            <text:p>0.87273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51779" calcext:value-type="float">
            <text:p>0.51779</text:p>
          </table:table-cell>
          <table:table-cell office:value-type="float" office:value="0.713664" calcext:value-type="float">
            <text:p>0.713664</text:p>
          </table:table-cell>
          <table:table-cell office:value-type="float" office:value="0.827667" calcext:value-type="float">
            <text:p>0.827667</text:p>
          </table:table-cell>
          <table:table-cell office:value-type="float" office:value="0.86635" calcext:value-type="float">
            <text:p>0.86635</text:p>
          </table:table-cell>
          <table:table-cell office:value-type="float" office:value="0.887835" calcext:value-type="float">
            <text:p>0.887835</text:p>
          </table:table-cell>
          <table:table-cell office:value-type="float" office:value="0.901612" calcext:value-type="float">
            <text:p>0.901612</text:p>
          </table:table-cell>
          <table:table-cell office:value-type="float" office:value="0.914116" calcext:value-type="float">
            <text:p>0.914116</text:p>
          </table:table-cell>
          <table:table-cell office:value-type="float" office:value="0.917623" calcext:value-type="float">
            <text:p>0.917623</text:p>
          </table:table-cell>
          <table:table-cell office:value-type="float" office:value="0.927442" calcext:value-type="float">
            <text:p>0.927442</text:p>
          </table:table-cell>
          <table:table-cell office:value-type="float" office:value="0.929592" calcext:value-type="float">
            <text:p>0.929592</text:p>
          </table:table-cell>
          <table:table-cell office:value-type="float" office:value="0.943818" calcext:value-type="float">
            <text:p>0.94381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2972" calcext:value-type="float">
            <text:p>0.882972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0.679415" calcext:value-type="float">
            <text:p>0.679415</text:p>
          </table:table-cell>
          <table:table-cell office:value-type="float" office:value="0.826606" calcext:value-type="float">
            <text:p>0.826606</text:p>
          </table:table-cell>
          <table:table-cell office:value-type="float" office:value="0.868685" calcext:value-type="float">
            <text:p>0.868685</text:p>
          </table:table-cell>
          <table:table-cell office:value-type="float" office:value="0.89087" calcext:value-type="float">
            <text:p>0.89087</text:p>
          </table:table-cell>
          <table:table-cell office:value-type="float" office:value="0.905902" calcext:value-type="float">
            <text:p>0.905902</text:p>
          </table:table-cell>
          <table:table-cell office:value-type="float" office:value="0.915912" calcext:value-type="float">
            <text:p>0.915912</text:p>
          </table:table-cell>
          <table:table-cell office:value-type="float" office:value="0.920378" calcext:value-type="float">
            <text:p>0.920378</text:p>
          </table:table-cell>
          <table:table-cell office:value-type="float" office:value="0.927599" calcext:value-type="float">
            <text:p>0.927599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44949" calcext:value-type="float">
            <text:p>0.94494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1422" calcext:value-type="float">
            <text:p>0.88142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557518" calcext:value-type="float">
            <text:p>0.557518</text:p>
          </table:table-cell>
          <table:table-cell office:value-type="float" office:value="0.73586" calcext:value-type="float">
            <text:p>0.73586</text:p>
          </table:table-cell>
          <table:table-cell office:value-type="float" office:value="0.84361" calcext:value-type="float">
            <text:p>0.84361</text:p>
          </table:table-cell>
          <table:table-cell office:value-type="float" office:value="0.87978" calcext:value-type="float">
            <text:p>0.87978</text:p>
          </table:table-cell>
          <table:table-cell office:value-type="float" office:value="0.897258" calcext:value-type="float">
            <text:p>0.897258</text:p>
          </table:table-cell>
          <table:table-cell office:value-type="float" office:value="0.906918" calcext:value-type="float">
            <text:p>0.906918</text:p>
          </table:table-cell>
          <table:table-cell office:value-type="float" office:value="0.915945" calcext:value-type="float">
            <text:p>0.915945</text:p>
          </table:table-cell>
          <table:table-cell office:value-type="float" office:value="0.920671" calcext:value-type="float">
            <text:p>0.920671</text:p>
          </table:table-cell>
          <table:table-cell office:value-type="float" office:value="0.927503" calcext:value-type="float">
            <text:p>0.927503</text:p>
          </table:table-cell>
          <table:table-cell office:value-type="float" office:value="0.93319" calcext:value-type="float">
            <text:p>0.93319</text:p>
          </table:table-cell>
          <table:table-cell office:value-type="float" office:value="0.943898" calcext:value-type="float">
            <text:p>0.943898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90463" calcext:value-type="float">
            <text:p>0.89046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08504" calcext:value-type="float">
            <text:p>0.608504</text:p>
          </table:table-cell>
          <table:table-cell office:value-type="float" office:value="0.734163" calcext:value-type="float">
            <text:p>0.734163</text:p>
          </table:table-cell>
          <table:table-cell office:value-type="float" office:value="0.842559" calcext:value-type="float">
            <text:p>0.842559</text:p>
          </table:table-cell>
          <table:table-cell office:value-type="float" office:value="0.87342" calcext:value-type="float">
            <text:p>0.87342</text:p>
          </table:table-cell>
          <table:table-cell office:value-type="float" office:value="0.894042" calcext:value-type="float">
            <text:p>0.894042</text:p>
          </table:table-cell>
          <table:table-cell office:value-type="float" office:value="0.906184" calcext:value-type="float">
            <text:p>0.906184</text:p>
          </table:table-cell>
          <table:table-cell office:value-type="float" office:value="0.915602" calcext:value-type="float">
            <text:p>0.915602</text:p>
          </table:table-cell>
          <table:table-cell office:value-type="float" office:value="0.920284" calcext:value-type="float">
            <text:p>0.920284</text:p>
          </table:table-cell>
          <table:table-cell office:value-type="float" office:value="0.927739" calcext:value-type="float">
            <text:p>0.927739</text:p>
          </table:table-cell>
          <table:table-cell office:value-type="float" office:value="0.934108" calcext:value-type="float">
            <text:p>0.934108</text:p>
          </table:table-cell>
          <table:table-cell office:value-type="float" office:value="0.943657" calcext:value-type="float">
            <text:p>0.94365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89176" calcext:value-type="float">
            <text:p>0.889176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25396" calcext:value-type="float">
            <text:p>0.625396</text:p>
          </table:table-cell>
          <table:table-cell office:value-type="float" office:value="0.771997" calcext:value-type="float">
            <text:p>0.771997</text:p>
          </table:table-cell>
          <table:table-cell office:value-type="float" office:value="0.856745" calcext:value-type="float">
            <text:p>0.856745</text:p>
          </table:table-cell>
          <table:table-cell office:value-type="float" office:value="0.88384" calcext:value-type="float">
            <text:p>0.88384</text:p>
          </table:table-cell>
          <table:table-cell office:value-type="float" office:value="0.899103" calcext:value-type="float">
            <text:p>0.899103</text:p>
          </table:table-cell>
          <table:table-cell office:value-type="float" office:value="0.910295" calcext:value-type="float">
            <text:p>0.910295</text:p>
          </table:table-cell>
          <table:table-cell office:value-type="float" office:value="0.916248" calcext:value-type="float">
            <text:p>0.916248</text:p>
          </table:table-cell>
          <table:table-cell office:value-type="float" office:value="0.921834" calcext:value-type="float">
            <text:p>0.921834</text:p>
          </table:table-cell>
          <table:table-cell office:value-type="float" office:value="0.927861" calcext:value-type="float">
            <text:p>0.927861</text:p>
          </table:table-cell>
          <table:table-cell office:value-type="float" office:value="0.937697" calcext:value-type="float">
            <text:p>0.937697</text:p>
          </table:table-cell>
          <table:table-cell office:value-type="float" office:value="0.945004" calcext:value-type="float">
            <text:p>0.94500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97062" calcext:value-type="float">
            <text:p>0.89706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25396" calcext:value-type="float">
            <text:p>0.625396</text:p>
          </table:table-cell>
          <table:table-cell office:value-type="float" office:value="0.737766" calcext:value-type="float">
            <text:p>0.737766</text:p>
          </table:table-cell>
          <table:table-cell office:value-type="float" office:value="0.851562" calcext:value-type="float">
            <text:p>0.851562</text:p>
          </table:table-cell>
          <table:table-cell office:value-type="float" office:value="0.884715" calcext:value-type="float">
            <text:p>0.884715</text:p>
          </table:table-cell>
          <table:table-cell office:value-type="float" office:value="0.901928" calcext:value-type="float">
            <text:p>0.901928</text:p>
          </table:table-cell>
          <table:table-cell office:value-type="float" office:value="0.914732" calcext:value-type="float">
            <text:p>0.914732</text:p>
          </table:table-cell>
          <table:table-cell office:value-type="float" office:value="0.91663" calcext:value-type="float">
            <text:p>0.91663</text:p>
          </table:table-cell>
          <table:table-cell office:value-type="float" office:value="0.925756" calcext:value-type="float">
            <text:p>0.925756</text:p>
          </table:table-cell>
          <table:table-cell office:value-type="float" office:value="0.930251" calcext:value-type="float">
            <text:p>0.930251</text:p>
          </table:table-cell>
          <table:table-cell office:value-type="float" office:value="0.939469" calcext:value-type="float">
            <text:p>0.939469</text:p>
          </table:table-cell>
          <table:table-cell office:value-type="float" office:value="0.946402" calcext:value-type="float">
            <text:p>0.946402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94921" calcext:value-type="float">
            <text:p>0.894921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25396" calcext:value-type="float">
            <text:p>0.625396</text:p>
          </table:table-cell>
          <table:table-cell office:value-type="float" office:value="0.751213" calcext:value-type="float">
            <text:p>0.751213</text:p>
          </table:table-cell>
          <table:table-cell office:value-type="float" office:value="0.862866" calcext:value-type="float">
            <text:p>0.862866</text:p>
          </table:table-cell>
          <table:table-cell office:value-type="float" office:value="0.893468" calcext:value-type="float">
            <text:p>0.893468</text:p>
          </table:table-cell>
          <table:table-cell office:value-type="float" office:value="0.908969" calcext:value-type="float">
            <text:p>0.908969</text:p>
          </table:table-cell>
          <table:table-cell office:value-type="float" office:value="0.916066" calcext:value-type="float">
            <text:p>0.916066</text:p>
          </table:table-cell>
          <table:table-cell office:value-type="float" office:value="0.91858" calcext:value-type="float">
            <text:p>0.91858</text:p>
          </table:table-cell>
          <table:table-cell office:value-type="float" office:value="0.927469" calcext:value-type="float">
            <text:p>0.927469</text:p>
          </table:table-cell>
          <table:table-cell office:value-type="float" office:value="0.932696" calcext:value-type="float">
            <text:p>0.932696</text:p>
          </table:table-cell>
          <table:table-cell office:value-type="float" office:value="0.939466" calcext:value-type="float">
            <text:p>0.939466</text:p>
          </table:table-cell>
          <table:table-cell office:value-type="float" office:value="0.947175" calcext:value-type="float">
            <text:p>0.947175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99797" calcext:value-type="float">
            <text:p>0.89979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29513" calcext:value-type="float">
            <text:p>0.629513</text:p>
          </table:table-cell>
          <table:table-cell office:value-type="float" office:value="0.761748" calcext:value-type="float">
            <text:p>0.761748</text:p>
          </table:table-cell>
          <table:table-cell office:value-type="float" office:value="0.859694" calcext:value-type="float">
            <text:p>0.859694</text:p>
          </table:table-cell>
          <table:table-cell office:value-type="float" office:value="0.890268" calcext:value-type="float">
            <text:p>0.890268</text:p>
          </table:table-cell>
          <table:table-cell office:value-type="float" office:value="0.908945" calcext:value-type="float">
            <text:p>0.908945</text:p>
          </table:table-cell>
          <table:table-cell office:value-type="float" office:value="0.915959" calcext:value-type="float">
            <text:p>0.915959</text:p>
          </table:table-cell>
          <table:table-cell office:value-type="float" office:value="0.917299" calcext:value-type="float">
            <text:p>0.917299</text:p>
          </table:table-cell>
          <table:table-cell office:value-type="float" office:value="0.927404" calcext:value-type="float">
            <text:p>0.927404</text:p>
          </table:table-cell>
          <table:table-cell office:value-type="float" office:value="0.932288" calcext:value-type="float">
            <text:p>0.932288</text:p>
          </table:table-cell>
          <table:table-cell office:value-type="float" office:value="0.939528" calcext:value-type="float">
            <text:p>0.939528</text:p>
          </table:table-cell>
          <table:table-cell office:value-type="float" office:value="0.948868" calcext:value-type="float">
            <text:p>0.94886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9002" calcext:value-type="float">
            <text:p>0.900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0.709536" calcext:value-type="float">
            <text:p>0.709536</text:p>
          </table:table-cell>
          <table:table-cell office:value-type="float" office:value="0.859185" calcext:value-type="float">
            <text:p>0.859185</text:p>
          </table:table-cell>
          <table:table-cell office:value-type="float" office:value="0.889421" calcext:value-type="float">
            <text:p>0.889421</text:p>
          </table:table-cell>
          <table:table-cell office:value-type="float" office:value="0.904702" calcext:value-type="float">
            <text:p>0.904702</text:p>
          </table:table-cell>
          <table:table-cell office:value-type="float" office:value="0.915508" calcext:value-type="float">
            <text:p>0.915508</text:p>
          </table:table-cell>
          <table:table-cell office:value-type="float" office:value="0.916693" calcext:value-type="float">
            <text:p>0.916693</text:p>
          </table:table-cell>
          <table:table-cell office:value-type="float" office:value="0.924261" calcext:value-type="float">
            <text:p>0.924261</text:p>
          </table:table-cell>
          <table:table-cell office:value-type="float" office:value="0.930024" calcext:value-type="float">
            <text:p>0.930024</text:p>
          </table:table-cell>
          <table:table-cell office:value-type="float" office:value="0.939447" calcext:value-type="float">
            <text:p>0.939447</text:p>
          </table:table-cell>
          <table:table-cell office:value-type="float" office:value="0.947879" calcext:value-type="float">
            <text:p>0.947879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93666" calcext:value-type="float">
            <text:p>0.89366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0.685315" calcext:value-type="float">
            <text:p>0.685315</text:p>
          </table:table-cell>
          <table:table-cell office:value-type="float" office:value="0.856689" calcext:value-type="float">
            <text:p>0.856689</text:p>
          </table:table-cell>
          <table:table-cell office:value-type="float" office:value="0.888173" calcext:value-type="float">
            <text:p>0.888173</text:p>
          </table:table-cell>
          <table:table-cell office:value-type="float" office:value="0.904454" calcext:value-type="float">
            <text:p>0.904454</text:p>
          </table:table-cell>
          <table:table-cell office:value-type="float" office:value="0.91556" calcext:value-type="float">
            <text:p>0.91556</text:p>
          </table:table-cell>
          <table:table-cell office:value-type="float" office:value="0.916807" calcext:value-type="float">
            <text:p>0.916807</text:p>
          </table:table-cell>
          <table:table-cell office:value-type="float" office:value="0.925702" calcext:value-type="float">
            <text:p>0.925702</text:p>
          </table:table-cell>
          <table:table-cell office:value-type="float" office:value="0.930535" calcext:value-type="float">
            <text:p>0.930535</text:p>
          </table:table-cell>
          <table:table-cell office:value-type="float" office:value="0.939515" calcext:value-type="float">
            <text:p>0.939515</text:p>
          </table:table-cell>
          <table:table-cell office:value-type="float" office:value="0.94923" calcext:value-type="float">
            <text:p>0.94923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1198" calcext:value-type="float">
            <text:p>0.89119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77751" calcext:value-type="float">
            <text:p>0.677751</text:p>
          </table:table-cell>
          <table:table-cell office:value-type="float" office:value="0.769769" calcext:value-type="float">
            <text:p>0.769769</text:p>
          </table:table-cell>
          <table:table-cell office:value-type="float" office:value="0.867218" calcext:value-type="float">
            <text:p>0.867218</text:p>
          </table:table-cell>
          <table:table-cell office:value-type="float" office:value="0.890917" calcext:value-type="float">
            <text:p>0.890917</text:p>
          </table:table-cell>
          <table:table-cell office:value-type="float" office:value="0.907971" calcext:value-type="float">
            <text:p>0.907971</text:p>
          </table:table-cell>
          <table:table-cell office:value-type="float" office:value="0.915596" calcext:value-type="float">
            <text:p>0.915596</text:p>
          </table:table-cell>
          <table:table-cell office:value-type="float" office:value="0.916734" calcext:value-type="float">
            <text:p>0.916734</text:p>
          </table:table-cell>
          <table:table-cell office:value-type="float" office:value="0.924556" calcext:value-type="float">
            <text:p>0.924556</text:p>
          </table:table-cell>
          <table:table-cell office:value-type="float" office:value="0.929119" calcext:value-type="float">
            <text:p>0.929119</text:p>
          </table:table-cell>
          <table:table-cell office:value-type="float" office:value="0.939493" calcext:value-type="float">
            <text:p>0.939493</text:p>
          </table:table-cell>
          <table:table-cell office:value-type="float" office:value="0.948559" calcext:value-type="float">
            <text:p>0.94855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900993" calcext:value-type="float">
            <text:p>0.90099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502552" calcext:value-type="float">
            <text:p>0.502552</text:p>
          </table:table-cell>
          <table:table-cell office:value-type="float" office:value="0.764512" calcext:value-type="float">
            <text:p>0.764512</text:p>
          </table:table-cell>
          <table:table-cell office:value-type="float" office:value="0.865421" calcext:value-type="float">
            <text:p>0.865421</text:p>
          </table:table-cell>
          <table:table-cell office:value-type="float" office:value="0.889546" calcext:value-type="float">
            <text:p>0.889546</text:p>
          </table:table-cell>
          <table:table-cell office:value-type="float" office:value="0.902151" calcext:value-type="float">
            <text:p>0.902151</text:p>
          </table:table-cell>
          <table:table-cell office:value-type="float" office:value="0.91284" calcext:value-type="float">
            <text:p>0.91284</text:p>
          </table:table-cell>
          <table:table-cell office:value-type="float" office:value="0.916466" calcext:value-type="float">
            <text:p>0.916466</text:p>
          </table:table-cell>
          <table:table-cell office:value-type="float" office:value="0.921433" calcext:value-type="float">
            <text:p>0.921433</text:p>
          </table:table-cell>
          <table:table-cell office:value-type="float" office:value="0.928225" calcext:value-type="float">
            <text:p>0.928225</text:p>
          </table:table-cell>
          <table:table-cell office:value-type="float" office:value="0.939135" calcext:value-type="float">
            <text:p>0.939135</text:p>
          </table:table-cell>
          <table:table-cell office:value-type="float" office:value="0.948459" calcext:value-type="float">
            <text:p>0.94845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8819" calcext:value-type="float">
            <text:p>0.89881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502552" calcext:value-type="float">
            <text:p>0.502552</text:p>
          </table:table-cell>
          <table:table-cell office:value-type="float" office:value="0.747911" calcext:value-type="float">
            <text:p>0.747911</text:p>
          </table:table-cell>
          <table:table-cell office:value-type="float" office:value="0.850302" calcext:value-type="float">
            <text:p>0.850302</text:p>
          </table:table-cell>
          <table:table-cell office:value-type="float" office:value="0.884301" calcext:value-type="float">
            <text:p>0.884301</text:p>
          </table:table-cell>
          <table:table-cell office:value-type="float" office:value="0.897835" calcext:value-type="float">
            <text:p>0.897835</text:p>
          </table:table-cell>
          <table:table-cell office:value-type="float" office:value="0.907987" calcext:value-type="float">
            <text:p>0.907987</text:p>
          </table:table-cell>
          <table:table-cell office:value-type="float" office:value="0.915807" calcext:value-type="float">
            <text:p>0.915807</text:p>
          </table:table-cell>
          <table:table-cell office:value-type="float" office:value="0.916738" calcext:value-type="float">
            <text:p>0.916738</text:p>
          </table:table-cell>
          <table:table-cell office:value-type="float" office:value="0.926613" calcext:value-type="float">
            <text:p>0.926613</text:p>
          </table:table-cell>
          <table:table-cell office:value-type="float" office:value="0.933141" calcext:value-type="float">
            <text:p>0.933141</text:p>
          </table:table-cell>
          <table:table-cell office:value-type="float" office:value="0.945974" calcext:value-type="float">
            <text:p>0.945974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92661" calcext:value-type="float">
            <text:p>0.89266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502552" calcext:value-type="float">
            <text:p>0.502552</text:p>
          </table:table-cell>
          <table:table-cell office:value-type="float" office:value="0.733556" calcext:value-type="float">
            <text:p>0.733556</text:p>
          </table:table-cell>
          <table:table-cell office:value-type="float" office:value="0.837218" calcext:value-type="float">
            <text:p>0.837218</text:p>
          </table:table-cell>
          <table:table-cell office:value-type="float" office:value="0.875096" calcext:value-type="float">
            <text:p>0.875096</text:p>
          </table:table-cell>
          <table:table-cell office:value-type="float" office:value="0.897498" calcext:value-type="float">
            <text:p>0.897498</text:p>
          </table:table-cell>
          <table:table-cell office:value-type="float" office:value="0.905744" calcext:value-type="float">
            <text:p>0.905744</text:p>
          </table:table-cell>
          <table:table-cell office:value-type="float" office:value="0.915603" calcext:value-type="float">
            <text:p>0.915603</text:p>
          </table:table-cell>
          <table:table-cell office:value-type="float" office:value="0.916708" calcext:value-type="float">
            <text:p>0.916708</text:p>
          </table:table-cell>
          <table:table-cell office:value-type="float" office:value="0.926275" calcext:value-type="float">
            <text:p>0.926275</text:p>
          </table:table-cell>
          <table:table-cell office:value-type="float" office:value="0.934358" calcext:value-type="float">
            <text:p>0.934358</text:p>
          </table:table-cell>
          <table:table-cell office:value-type="float" office:value="0.946098" calcext:value-type="float">
            <text:p>0.94609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8815" calcext:value-type="float">
            <text:p>0.888815</text:p>
          </table:table-cell>
          <table:table-cell>
            <draw:frame draw:z-index="0" draw:style-name="gr1" draw:text-style-name="P1" svg:width="22.348cm" svg:height="12.57cm" svg:x="0.005cm" svg:y="0cm">
              <draw:object draw:notify-on-update-of-ranges="mcc.A2:mcc.A451 mcc.C1:mcc.C1 mcc.C2:mcc.C451 mcc.D1:mcc.D1 mcc.D2:mcc.D451 mcc.E1:mcc.E1 mcc.E2:mcc.E451 mcc.F1:mcc.F1 mcc.F2:mcc.F451 mcc.G1:mcc.G1 mcc.G2:mcc.G451 mcc.H1:mcc.H1 mcc.H2:mcc.H451 mcc.I1:mcc.I1 mcc.I2:mcc.I451 mcc.J1:mcc.J1 mcc.J2:mcc.J451 mcc.K1:mcc.K1 mcc.K2:mcc.K451 mcc.L1:mcc.L1 mcc.L2:mcc.L451 mcc.M1:mcc.M1 mcc.M2:mcc.M451 mcc.N1:mcc.N1 mcc.N2:mcc.N4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577371" calcext:value-type="float">
            <text:p>0.577371</text:p>
          </table:table-cell>
          <table:table-cell office:value-type="float" office:value="0.74664" calcext:value-type="float">
            <text:p>0.74664</text:p>
          </table:table-cell>
          <table:table-cell office:value-type="float" office:value="0.849141" calcext:value-type="float">
            <text:p>0.849141</text:p>
          </table:table-cell>
          <table:table-cell office:value-type="float" office:value="0.879079" calcext:value-type="float">
            <text:p>0.879079</text:p>
          </table:table-cell>
          <table:table-cell office:value-type="float" office:value="0.897334" calcext:value-type="float">
            <text:p>0.897334</text:p>
          </table:table-cell>
          <table:table-cell office:value-type="float" office:value="0.906653" calcext:value-type="float">
            <text:p>0.906653</text:p>
          </table:table-cell>
          <table:table-cell office:value-type="float" office:value="0.91594" calcext:value-type="float">
            <text:p>0.91594</text:p>
          </table:table-cell>
          <table:table-cell office:value-type="float" office:value="0.920417" calcext:value-type="float">
            <text:p>0.920417</text:p>
          </table:table-cell>
          <table:table-cell office:value-type="float" office:value="0.927632" calcext:value-type="float">
            <text:p>0.927632</text:p>
          </table:table-cell>
          <table:table-cell office:value-type="float" office:value="0.937385" calcext:value-type="float">
            <text:p>0.937385</text:p>
          </table:table-cell>
          <table:table-cell office:value-type="float" office:value="0.946397" calcext:value-type="float">
            <text:p>0.946397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2662" calcext:value-type="float">
            <text:p>0.89266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61201" calcext:value-type="float">
            <text:p>0.561201</text:p>
          </table:table-cell>
          <table:table-cell office:value-type="float" office:value="0.767621" calcext:value-type="float">
            <text:p>0.767621</text:p>
          </table:table-cell>
          <table:table-cell office:value-type="float" office:value="0.856292" calcext:value-type="float">
            <text:p>0.856292</text:p>
          </table:table-cell>
          <table:table-cell office:value-type="float" office:value="0.882874" calcext:value-type="float">
            <text:p>0.882874</text:p>
          </table:table-cell>
          <table:table-cell office:value-type="float" office:value="0.900525" calcext:value-type="float">
            <text:p>0.900525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0.916134" calcext:value-type="float">
            <text:p>0.916134</text:p>
          </table:table-cell>
          <table:table-cell office:value-type="float" office:value="0.921058" calcext:value-type="float">
            <text:p>0.921058</text:p>
          </table:table-cell>
          <table:table-cell office:value-type="float" office:value="0.927759" calcext:value-type="float">
            <text:p>0.927759</text:p>
          </table:table-cell>
          <table:table-cell office:value-type="float" office:value="0.936198" calcext:value-type="float">
            <text:p>0.936198</text:p>
          </table:table-cell>
          <table:table-cell office:value-type="float" office:value="0.948157" calcext:value-type="float">
            <text:p>0.948157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6646" calcext:value-type="float">
            <text:p>0.89664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561201" calcext:value-type="float">
            <text:p>0.561201</text:p>
          </table:table-cell>
          <table:table-cell office:value-type="float" office:value="0.780964" calcext:value-type="float">
            <text:p>0.780964</text:p>
          </table:table-cell>
          <table:table-cell office:value-type="float" office:value="0.853452" calcext:value-type="float">
            <text:p>0.853452</text:p>
          </table:table-cell>
          <table:table-cell office:value-type="float" office:value="0.879372" calcext:value-type="float">
            <text:p>0.879372</text:p>
          </table:table-cell>
          <table:table-cell office:value-type="float" office:value="0.899773" calcext:value-type="float">
            <text:p>0.899773</text:p>
          </table:table-cell>
          <table:table-cell office:value-type="float" office:value="0.910802" calcext:value-type="float">
            <text:p>0.910802</text:p>
          </table:table-cell>
          <table:table-cell office:value-type="float" office:value="0.916457" calcext:value-type="float">
            <text:p>0.916457</text:p>
          </table:table-cell>
          <table:table-cell office:value-type="float" office:value="0.924165" calcext:value-type="float">
            <text:p>0.924165</text:p>
          </table:table-cell>
          <table:table-cell office:value-type="float" office:value="0.92816" calcext:value-type="float">
            <text:p>0.92816</text:p>
          </table:table-cell>
          <table:table-cell office:value-type="float" office:value="0.939541" calcext:value-type="float">
            <text:p>0.939541</text:p>
          </table:table-cell>
          <table:table-cell office:value-type="float" office:value="0.949875" calcext:value-type="float">
            <text:p>0.949875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8256" calcext:value-type="float">
            <text:p>0.89825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453569" calcext:value-type="float">
            <text:p>0.453569</text:p>
          </table:table-cell>
          <table:table-cell office:value-type="float" office:value="0.751539" calcext:value-type="float">
            <text:p>0.751539</text:p>
          </table:table-cell>
          <table:table-cell office:value-type="float" office:value="0.847463" calcext:value-type="float">
            <text:p>0.847463</text:p>
          </table:table-cell>
          <table:table-cell office:value-type="float" office:value="0.882247" calcext:value-type="float">
            <text:p>0.882247</text:p>
          </table:table-cell>
          <table:table-cell office:value-type="float" office:value="0.901947" calcext:value-type="float">
            <text:p>0.901947</text:p>
          </table:table-cell>
          <table:table-cell office:value-type="float" office:value="0.914095" calcext:value-type="float">
            <text:p>0.914095</text:p>
          </table:table-cell>
          <table:table-cell office:value-type="float" office:value="0.916605" calcext:value-type="float">
            <text:p>0.916605</text:p>
          </table:table-cell>
          <table:table-cell office:value-type="float" office:value="0.92355" calcext:value-type="float">
            <text:p>0.92355</text:p>
          </table:table-cell>
          <table:table-cell office:value-type="float" office:value="0.927859" calcext:value-type="float">
            <text:p>0.927859</text:p>
          </table:table-cell>
          <table:table-cell office:value-type="float" office:value="0.936513" calcext:value-type="float">
            <text:p>0.936513</text:p>
          </table:table-cell>
          <table:table-cell office:value-type="float" office:value="0.947134" calcext:value-type="float">
            <text:p>0.947134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4895" calcext:value-type="float">
            <text:p>0.89489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570357" calcext:value-type="float">
            <text:p>0.570357</text:p>
          </table:table-cell>
          <table:table-cell office:value-type="float" office:value="0.779892" calcext:value-type="float">
            <text:p>0.779892</text:p>
          </table:table-cell>
          <table:table-cell office:value-type="float" office:value="0.853341" calcext:value-type="float">
            <text:p>0.853341</text:p>
          </table:table-cell>
          <table:table-cell office:value-type="float" office:value="0.885198" calcext:value-type="float">
            <text:p>0.885198</text:p>
          </table:table-cell>
          <table:table-cell office:value-type="float" office:value="0.901589" calcext:value-type="float">
            <text:p>0.901589</text:p>
          </table:table-cell>
          <table:table-cell office:value-type="float" office:value="0.912182" calcext:value-type="float">
            <text:p>0.912182</text:p>
          </table:table-cell>
          <table:table-cell office:value-type="float" office:value="0.916399" calcext:value-type="float">
            <text:p>0.916399</text:p>
          </table:table-cell>
          <table:table-cell office:value-type="float" office:value="0.924908" calcext:value-type="float">
            <text:p>0.924908</text:p>
          </table:table-cell>
          <table:table-cell office:value-type="float" office:value="0.927782" calcext:value-type="float">
            <text:p>0.927782</text:p>
          </table:table-cell>
          <table:table-cell office:value-type="float" office:value="0.935534" calcext:value-type="float">
            <text:p>0.935534</text:p>
          </table:table-cell>
          <table:table-cell office:value-type="float" office:value="0.945385" calcext:value-type="float">
            <text:p>0.945385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8221" calcext:value-type="float">
            <text:p>0.89822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94179" calcext:value-type="float">
            <text:p>0.394179</text:p>
          </table:table-cell>
          <table:table-cell office:value-type="float" office:value="0.735368" calcext:value-type="float">
            <text:p>0.735368</text:p>
          </table:table-cell>
          <table:table-cell office:value-type="float" office:value="0.853643" calcext:value-type="float">
            <text:p>0.853643</text:p>
          </table:table-cell>
          <table:table-cell office:value-type="float" office:value="0.88268" calcext:value-type="float">
            <text:p>0.88268</text:p>
          </table:table-cell>
          <table:table-cell office:value-type="float" office:value="0.898668" calcext:value-type="float">
            <text:p>0.898668</text:p>
          </table:table-cell>
          <table:table-cell office:value-type="float" office:value="0.90909" calcext:value-type="float">
            <text:p>0.90909</text:p>
          </table:table-cell>
          <table:table-cell office:value-type="float" office:value="0.916357" calcext:value-type="float">
            <text:p>0.916357</text:p>
          </table:table-cell>
          <table:table-cell office:value-type="float" office:value="0.924578" calcext:value-type="float">
            <text:p>0.924578</text:p>
          </table:table-cell>
          <table:table-cell office:value-type="float" office:value="0.927769" calcext:value-type="float">
            <text:p>0.927769</text:p>
          </table:table-cell>
          <table:table-cell office:value-type="float" office:value="0.93583" calcext:value-type="float">
            <text:p>0.93583</text:p>
          </table:table-cell>
          <table:table-cell office:value-type="float" office:value="0.946059" calcext:value-type="float">
            <text:p>0.94605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3004" calcext:value-type="float">
            <text:p>0.89300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517163" calcext:value-type="float">
            <text:p>0.517163</text:p>
          </table:table-cell>
          <table:table-cell office:value-type="float" office:value="0.743327" calcext:value-type="float">
            <text:p>0.743327</text:p>
          </table:table-cell>
          <table:table-cell office:value-type="float" office:value="0.832924" calcext:value-type="float">
            <text:p>0.832924</text:p>
          </table:table-cell>
          <table:table-cell office:value-type="float" office:value="0.87054" calcext:value-type="float">
            <text:p>0.87054</text:p>
          </table:table-cell>
          <table:table-cell office:value-type="float" office:value="0.896879" calcext:value-type="float">
            <text:p>0.896879</text:p>
          </table:table-cell>
          <table:table-cell office:value-type="float" office:value="0.90813" calcext:value-type="float">
            <text:p>0.90813</text:p>
          </table:table-cell>
          <table:table-cell office:value-type="float" office:value="0.916214" calcext:value-type="float">
            <text:p>0.916214</text:p>
          </table:table-cell>
          <table:table-cell office:value-type="float" office:value="0.923065" calcext:value-type="float">
            <text:p>0.923065</text:p>
          </table:table-cell>
          <table:table-cell office:value-type="float" office:value="0.927661" calcext:value-type="float">
            <text:p>0.927661</text:p>
          </table:table-cell>
          <table:table-cell office:value-type="float" office:value="0.934785" calcext:value-type="float">
            <text:p>0.934785</text:p>
          </table:table-cell>
          <table:table-cell office:value-type="float" office:value="0.94568" calcext:value-type="float">
            <text:p>0.9456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9921" calcext:value-type="float">
            <text:p>0.88992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86801" calcext:value-type="float">
            <text:p>0.586801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84814" calcext:value-type="float">
            <text:p>0.84814</text:p>
          </table:table-cell>
          <table:table-cell office:value-type="float" office:value="0.878859" calcext:value-type="float">
            <text:p>0.878859</text:p>
          </table:table-cell>
          <table:table-cell office:value-type="float" office:value="0.899546" calcext:value-type="float">
            <text:p>0.899546</text:p>
          </table:table-cell>
          <table:table-cell office:value-type="float" office:value="0.910522" calcext:value-type="float">
            <text:p>0.910522</text:p>
          </table:table-cell>
          <table:table-cell office:value-type="float" office:value="0.916459" calcext:value-type="float">
            <text:p>0.916459</text:p>
          </table:table-cell>
          <table:table-cell office:value-type="float" office:value="0.927002" calcext:value-type="float">
            <text:p>0.927002</text:p>
          </table:table-cell>
          <table:table-cell office:value-type="float" office:value="0.928017" calcext:value-type="float">
            <text:p>0.928017</text:p>
          </table:table-cell>
          <table:table-cell office:value-type="float" office:value="0.937474" calcext:value-type="float">
            <text:p>0.937474</text:p>
          </table:table-cell>
          <table:table-cell office:value-type="float" office:value="0.946425" calcext:value-type="float">
            <text:p>0.946425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5254" calcext:value-type="float">
            <text:p>0.89525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77123" calcext:value-type="float">
            <text:p>0.377123</text:p>
          </table:table-cell>
          <table:table-cell office:value-type="float" office:value="0.747164" calcext:value-type="float">
            <text:p>0.747164</text:p>
          </table:table-cell>
          <table:table-cell office:value-type="float" office:value="0.853091" calcext:value-type="float">
            <text:p>0.853091</text:p>
          </table:table-cell>
          <table:table-cell office:value-type="float" office:value="0.887785" calcext:value-type="float">
            <text:p>0.887785</text:p>
          </table:table-cell>
          <table:table-cell office:value-type="float" office:value="0.904335" calcext:value-type="float">
            <text:p>0.904335</text:p>
          </table:table-cell>
          <table:table-cell office:value-type="float" office:value="0.915733" calcext:value-type="float">
            <text:p>0.915733</text:p>
          </table:table-cell>
          <table:table-cell office:value-type="float" office:value="0.918165" calcext:value-type="float">
            <text:p>0.918165</text:p>
          </table:table-cell>
          <table:table-cell office:value-type="float" office:value="0.927541" calcext:value-type="float">
            <text:p>0.927541</text:p>
          </table:table-cell>
          <table:table-cell office:value-type="float" office:value="0.929502" calcext:value-type="float">
            <text:p>0.929502</text:p>
          </table:table-cell>
          <table:table-cell office:value-type="float" office:value="0.939576" calcext:value-type="float">
            <text:p>0.939576</text:p>
          </table:table-cell>
          <table:table-cell office:value-type="float" office:value="0.948587" calcext:value-type="float">
            <text:p>0.948587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7148" calcext:value-type="float">
            <text:p>0.89714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404092" calcext:value-type="float">
            <text:p>0.404092</text:p>
          </table:table-cell>
          <table:table-cell office:value-type="float" office:value="0.749143" calcext:value-type="float">
            <text:p>0.749143</text:p>
          </table:table-cell>
          <table:table-cell office:value-type="float" office:value="0.854342" calcext:value-type="float">
            <text:p>0.854342</text:p>
          </table:table-cell>
          <table:table-cell office:value-type="float" office:value="0.884552" calcext:value-type="float">
            <text:p>0.884552</text:p>
          </table:table-cell>
          <table:table-cell office:value-type="float" office:value="0.902947" calcext:value-type="float">
            <text:p>0.902947</text:p>
          </table:table-cell>
          <table:table-cell office:value-type="float" office:value="0.913192" calcext:value-type="float">
            <text:p>0.913192</text:p>
          </table:table-cell>
          <table:table-cell office:value-type="float" office:value="0.916227" calcext:value-type="float">
            <text:p>0.916227</text:p>
          </table:table-cell>
          <table:table-cell office:value-type="float" office:value="0.920066" calcext:value-type="float">
            <text:p>0.920066</text:p>
          </table:table-cell>
          <table:table-cell office:value-type="float" office:value="0.927642" calcext:value-type="float">
            <text:p>0.927642</text:p>
          </table:table-cell>
          <table:table-cell office:value-type="float" office:value="0.934756" calcext:value-type="float">
            <text:p>0.934756</text:p>
          </table:table-cell>
          <table:table-cell office:value-type="float" office:value="0.946266" calcext:value-type="float">
            <text:p>0.946266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4913" calcext:value-type="float">
            <text:p>0.89491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81914" calcext:value-type="float">
            <text:p>0.381914</text:p>
          </table:table-cell>
          <table:table-cell office:value-type="float" office:value="0.726992" calcext:value-type="float">
            <text:p>0.726992</text:p>
          </table:table-cell>
          <table:table-cell office:value-type="float" office:value="0.851691" calcext:value-type="float">
            <text:p>0.851691</text:p>
          </table:table-cell>
          <table:table-cell office:value-type="float" office:value="0.885015" calcext:value-type="float">
            <text:p>0.885015</text:p>
          </table:table-cell>
          <table:table-cell office:value-type="float" office:value="0.902048" calcext:value-type="float">
            <text:p>0.902048</text:p>
          </table:table-cell>
          <table:table-cell office:value-type="float" office:value="0.913684" calcext:value-type="float">
            <text:p>0.913684</text:p>
          </table:table-cell>
          <table:table-cell office:value-type="float" office:value="0.916345" calcext:value-type="float">
            <text:p>0.916345</text:p>
          </table:table-cell>
          <table:table-cell office:value-type="float" office:value="0.918168" calcext:value-type="float">
            <text:p>0.918168</text:p>
          </table:table-cell>
          <table:table-cell office:value-type="float" office:value="0.927548" calcext:value-type="float">
            <text:p>0.927548</text:p>
          </table:table-cell>
          <table:table-cell office:value-type="float" office:value="0.934618" calcext:value-type="float">
            <text:p>0.934618</text:p>
          </table:table-cell>
          <table:table-cell office:value-type="float" office:value="0.945498" calcext:value-type="float">
            <text:p>0.94549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2161" calcext:value-type="float">
            <text:p>0.89216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35184" calcext:value-type="float">
            <text:p>0.335184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841601" calcext:value-type="float">
            <text:p>0.841601</text:p>
          </table:table-cell>
          <table:table-cell office:value-type="float" office:value="0.879364" calcext:value-type="float">
            <text:p>0.879364</text:p>
          </table:table-cell>
          <table:table-cell office:value-type="float" office:value="0.900431" calcext:value-type="float">
            <text:p>0.900431</text:p>
          </table:table-cell>
          <table:table-cell office:value-type="float" office:value="0.913849" calcext:value-type="float">
            <text:p>0.913849</text:p>
          </table:table-cell>
          <table:table-cell office:value-type="float" office:value="0.916359" calcext:value-type="float">
            <text:p>0.916359</text:p>
          </table:table-cell>
          <table:table-cell office:value-type="float" office:value="0.91685" calcext:value-type="float">
            <text:p>0.91685</text:p>
          </table:table-cell>
          <table:table-cell office:value-type="float" office:value="0.927201" calcext:value-type="float">
            <text:p>0.927201</text:p>
          </table:table-cell>
          <table:table-cell office:value-type="float" office:value="0.931267" calcext:value-type="float">
            <text:p>0.931267</text:p>
          </table:table-cell>
          <table:table-cell office:value-type="float" office:value="0.943573" calcext:value-type="float">
            <text:p>0.943573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639" calcext:value-type="float">
            <text:p>0.8863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526842" calcext:value-type="float">
            <text:p>0.526842</text:p>
          </table:table-cell>
          <table:table-cell office:value-type="float" office:value="0.729103" calcext:value-type="float">
            <text:p>0.729103</text:p>
          </table:table-cell>
          <table:table-cell office:value-type="float" office:value="0.859502" calcext:value-type="float">
            <text:p>0.859502</text:p>
          </table:table-cell>
          <table:table-cell office:value-type="float" office:value="0.888793" calcext:value-type="float">
            <text:p>0.888793</text:p>
          </table:table-cell>
          <table:table-cell office:value-type="float" office:value="0.903498" calcext:value-type="float">
            <text:p>0.903498</text:p>
          </table:table-cell>
          <table:table-cell office:value-type="float" office:value="0.915658" calcext:value-type="float">
            <text:p>0.915658</text:p>
          </table:table-cell>
          <table:table-cell office:value-type="float" office:value="0.916652" calcext:value-type="float">
            <text:p>0.916652</text:p>
          </table:table-cell>
          <table:table-cell office:value-type="float" office:value="0.921044" calcext:value-type="float">
            <text:p>0.921044</text:p>
          </table:table-cell>
          <table:table-cell office:value-type="float" office:value="0.927549" calcext:value-type="float">
            <text:p>0.927549</text:p>
          </table:table-cell>
          <table:table-cell office:value-type="float" office:value="0.934268" calcext:value-type="float">
            <text:p>0.934268</text:p>
          </table:table-cell>
          <table:table-cell office:value-type="float" office:value="0.944931" calcext:value-type="float">
            <text:p>0.944931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941" calcext:value-type="float">
            <text:p>0.894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513297" calcext:value-type="float">
            <text:p>0.513297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57184" calcext:value-type="float">
            <text:p>0.857184</text:p>
          </table:table-cell>
          <table:table-cell office:value-type="float" office:value="0.888118" calcext:value-type="float">
            <text:p>0.888118</text:p>
          </table:table-cell>
          <table:table-cell office:value-type="float" office:value="0.901986" calcext:value-type="float">
            <text:p>0.901986</text:p>
          </table:table-cell>
          <table:table-cell office:value-type="float" office:value="0.913345" calcext:value-type="float">
            <text:p>0.913345</text:p>
          </table:table-cell>
          <table:table-cell office:value-type="float" office:value="0.916562" calcext:value-type="float">
            <text:p>0.916562</text:p>
          </table:table-cell>
          <table:table-cell office:value-type="float" office:value="0.921293" calcext:value-type="float">
            <text:p>0.921293</text:p>
          </table:table-cell>
          <table:table-cell office:value-type="float" office:value="0.927647" calcext:value-type="float">
            <text:p>0.927647</text:p>
          </table:table-cell>
          <table:table-cell office:value-type="float" office:value="0.934918" calcext:value-type="float">
            <text:p>0.934918</text:p>
          </table:table-cell>
          <table:table-cell office:value-type="float" office:value="0.945897" calcext:value-type="float">
            <text:p>0.945897</text:p>
          </table:table-cell>
          <table:table-cell office:value-type="float" office:value="0.952418" calcext:value-type="float">
            <text:p>0.952418</text:p>
          </table:table-cell>
          <table:table-cell office:value-type="float" office:value="0.891805" calcext:value-type="float">
            <text:p>0.89180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444544" calcext:value-type="float">
            <text:p>0.444544</text:p>
          </table:table-cell>
          <table:table-cell office:value-type="float" office:value="0.741811" calcext:value-type="float">
            <text:p>0.741811</text:p>
          </table:table-cell>
          <table:table-cell office:value-type="float" office:value="0.857577" calcext:value-type="float">
            <text:p>0.857577</text:p>
          </table:table-cell>
          <table:table-cell office:value-type="float" office:value="0.884943" calcext:value-type="float">
            <text:p>0.884943</text:p>
          </table:table-cell>
          <table:table-cell office:value-type="float" office:value="0.89955" calcext:value-type="float">
            <text:p>0.89955</text:p>
          </table:table-cell>
          <table:table-cell office:value-type="float" office:value="0.912173" calcext:value-type="float">
            <text:p>0.912173</text:p>
          </table:table-cell>
          <table:table-cell office:value-type="float" office:value="0.916384" calcext:value-type="float">
            <text:p>0.916384</text:p>
          </table:table-cell>
          <table:table-cell office:value-type="float" office:value="0.920525" calcext:value-type="float">
            <text:p>0.920525</text:p>
          </table:table-cell>
          <table:table-cell office:value-type="float" office:value="0.927565" calcext:value-type="float">
            <text:p>0.927565</text:p>
          </table:table-cell>
          <table:table-cell office:value-type="float" office:value="0.934201" calcext:value-type="float">
            <text:p>0.934201</text:p>
          </table:table-cell>
          <table:table-cell office:value-type="float" office:value="0.945268" calcext:value-type="float">
            <text:p>0.94526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762919" calcext:value-type="float">
            <text:p>0.762919</text:p>
          </table:table-cell>
          <table:table-cell office:value-type="float" office:value="0.854241" calcext:value-type="float">
            <text:p>0.854241</text:p>
          </table:table-cell>
          <table:table-cell office:value-type="float" office:value="0.885226" calcext:value-type="float">
            <text:p>0.885226</text:p>
          </table:table-cell>
          <table:table-cell office:value-type="float" office:value="0.901064" calcext:value-type="float">
            <text:p>0.901064</text:p>
          </table:table-cell>
          <table:table-cell office:value-type="float" office:value="0.910204" calcext:value-type="float">
            <text:p>0.910204</text:p>
          </table:table-cell>
          <table:table-cell office:value-type="float" office:value="0.916168" calcext:value-type="float">
            <text:p>0.916168</text:p>
          </table:table-cell>
          <table:table-cell office:value-type="float" office:value="0.919541" calcext:value-type="float">
            <text:p>0.919541</text:p>
          </table:table-cell>
          <table:table-cell office:value-type="float" office:value="0.927501" calcext:value-type="float">
            <text:p>0.927501</text:p>
          </table:table-cell>
          <table:table-cell office:value-type="float" office:value="0.934247" calcext:value-type="float">
            <text:p>0.934247</text:p>
          </table:table-cell>
          <table:table-cell office:value-type="float" office:value="0.946353" calcext:value-type="float">
            <text:p>0.946353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5746" calcext:value-type="float">
            <text:p>0.89574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569505" calcext:value-type="float">
            <text:p>0.569505</text:p>
          </table:table-cell>
          <table:table-cell office:value-type="float" office:value="0.778028" calcext:value-type="float">
            <text:p>0.778028</text:p>
          </table:table-cell>
          <table:table-cell office:value-type="float" office:value="0.853335" calcext:value-type="float">
            <text:p>0.853335</text:p>
          </table:table-cell>
          <table:table-cell office:value-type="float" office:value="0.887189" calcext:value-type="float">
            <text:p>0.887189</text:p>
          </table:table-cell>
          <table:table-cell office:value-type="float" office:value="0.901324" calcext:value-type="float">
            <text:p>0.901324</text:p>
          </table:table-cell>
          <table:table-cell office:value-type="float" office:value="0.912379" calcext:value-type="float">
            <text:p>0.912379</text:p>
          </table:table-cell>
          <table:table-cell office:value-type="float" office:value="0.916217" calcext:value-type="float">
            <text:p>0.916217</text:p>
          </table:table-cell>
          <table:table-cell office:value-type="float" office:value="0.921935" calcext:value-type="float">
            <text:p>0.921935</text:p>
          </table:table-cell>
          <table:table-cell office:value-type="float" office:value="0.927691" calcext:value-type="float">
            <text:p>0.927691</text:p>
          </table:table-cell>
          <table:table-cell office:value-type="float" office:value="0.93559" calcext:value-type="float">
            <text:p>0.93559</text:p>
          </table:table-cell>
          <table:table-cell office:value-type="float" office:value="0.947078" calcext:value-type="float">
            <text:p>0.94707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8077" calcext:value-type="float">
            <text:p>0.89807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540259" calcext:value-type="float">
            <text:p>0.540259</text:p>
          </table:table-cell>
          <table:table-cell office:value-type="float" office:value="0.755922" calcext:value-type="float">
            <text:p>0.755922</text:p>
          </table:table-cell>
          <table:table-cell office:value-type="float" office:value="0.837221" calcext:value-type="float">
            <text:p>0.837221</text:p>
          </table:table-cell>
          <table:table-cell office:value-type="float" office:value="0.879607" calcext:value-type="float">
            <text:p>0.879607</text:p>
          </table:table-cell>
          <table:table-cell office:value-type="float" office:value="0.897879" calcext:value-type="float">
            <text:p>0.897879</text:p>
          </table:table-cell>
          <table:table-cell office:value-type="float" office:value="0.909986" calcext:value-type="float">
            <text:p>0.909986</text:p>
          </table:table-cell>
          <table:table-cell office:value-type="float" office:value="0.91599" calcext:value-type="float">
            <text:p>0.91599</text:p>
          </table:table-cell>
          <table:table-cell office:value-type="float" office:value="0.918091" calcext:value-type="float">
            <text:p>0.918091</text:p>
          </table:table-cell>
          <table:table-cell office:value-type="float" office:value="0.927389" calcext:value-type="float">
            <text:p>0.927389</text:p>
          </table:table-cell>
          <table:table-cell office:value-type="float" office:value="0.932605" calcext:value-type="float">
            <text:p>0.932605</text:p>
          </table:table-cell>
          <table:table-cell office:value-type="float" office:value="0.945316" calcext:value-type="float">
            <text:p>0.945316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479163" calcext:value-type="float">
            <text:p>0.479163</text:p>
          </table:table-cell>
          <table:table-cell office:value-type="float" office:value="0.727086" calcext:value-type="float">
            <text:p>0.727086</text:p>
          </table:table-cell>
          <table:table-cell office:value-type="float" office:value="0.836858" calcext:value-type="float">
            <text:p>0.836858</text:p>
          </table:table-cell>
          <table:table-cell office:value-type="float" office:value="0.876901" calcext:value-type="float">
            <text:p>0.876901</text:p>
          </table:table-cell>
          <table:table-cell office:value-type="float" office:value="0.897878" calcext:value-type="float">
            <text:p>0.897878</text:p>
          </table:table-cell>
          <table:table-cell office:value-type="float" office:value="0.910078" calcext:value-type="float">
            <text:p>0.910078</text:p>
          </table:table-cell>
          <table:table-cell office:value-type="float" office:value="0.915881" calcext:value-type="float">
            <text:p>0.915881</text:p>
          </table:table-cell>
          <table:table-cell office:value-type="float" office:value="0.918733" calcext:value-type="float">
            <text:p>0.918733</text:p>
          </table:table-cell>
          <table:table-cell office:value-type="float" office:value="0.927409" calcext:value-type="float">
            <text:p>0.927409</text:p>
          </table:table-cell>
          <table:table-cell office:value-type="float" office:value="0.931205" calcext:value-type="float">
            <text:p>0.931205</text:p>
          </table:table-cell>
          <table:table-cell office:value-type="float" office:value="0.945581" calcext:value-type="float">
            <text:p>0.945581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8761" calcext:value-type="float">
            <text:p>0.88876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0.696501" calcext:value-type="float">
            <text:p>0.696501</text:p>
          </table:table-cell>
          <table:table-cell office:value-type="float" office:value="0.849884" calcext:value-type="float">
            <text:p>0.849884</text:p>
          </table:table-cell>
          <table:table-cell office:value-type="float" office:value="0.876713" calcext:value-type="float">
            <text:p>0.876713</text:p>
          </table:table-cell>
          <table:table-cell office:value-type="float" office:value="0.895154" calcext:value-type="float">
            <text:p>0.895154</text:p>
          </table:table-cell>
          <table:table-cell office:value-type="float" office:value="0.909078" calcext:value-type="float">
            <text:p>0.909078</text:p>
          </table:table-cell>
          <table:table-cell office:value-type="float" office:value="0.915796" calcext:value-type="float">
            <text:p>0.915796</text:p>
          </table:table-cell>
          <table:table-cell office:value-type="float" office:value="0.918824" calcext:value-type="float">
            <text:p>0.918824</text:p>
          </table:table-cell>
          <table:table-cell office:value-type="float" office:value="0.927448" calcext:value-type="float">
            <text:p>0.927448</text:p>
          </table:table-cell>
          <table:table-cell office:value-type="float" office:value="0.93516" calcext:value-type="float">
            <text:p>0.93516</text:p>
          </table:table-cell>
          <table:table-cell office:value-type="float" office:value="0.945004" calcext:value-type="float">
            <text:p>0.945004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6956" calcext:value-type="float">
            <text:p>0.88695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743526" calcext:value-type="float">
            <text:p>0.743526</text:p>
          </table:table-cell>
          <table:table-cell office:value-type="float" office:value="0.848458" calcext:value-type="float">
            <text:p>0.848458</text:p>
          </table:table-cell>
          <table:table-cell office:value-type="float" office:value="0.874152" calcext:value-type="float">
            <text:p>0.874152</text:p>
          </table:table-cell>
          <table:table-cell office:value-type="float" office:value="0.89326" calcext:value-type="float">
            <text:p>0.89326</text:p>
          </table:table-cell>
          <table:table-cell office:value-type="float" office:value="0.905883" calcext:value-type="float">
            <text:p>0.905883</text:p>
          </table:table-cell>
          <table:table-cell office:value-type="float" office:value="0.915677" calcext:value-type="float">
            <text:p>0.915677</text:p>
          </table:table-cell>
          <table:table-cell office:value-type="float" office:value="0.918501" calcext:value-type="float">
            <text:p>0.918501</text:p>
          </table:table-cell>
          <table:table-cell office:value-type="float" office:value="0.927445" calcext:value-type="float">
            <text:p>0.927445</text:p>
          </table:table-cell>
          <table:table-cell office:value-type="float" office:value="0.93508" calcext:value-type="float">
            <text:p>0.93508</text:p>
          </table:table-cell>
          <table:table-cell office:value-type="float" office:value="0.946738" calcext:value-type="float">
            <text:p>0.946738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0872" calcext:value-type="float">
            <text:p>0.890872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74734" calcext:value-type="float">
            <text:p>0.74734</text:p>
          </table:table-cell>
          <table:table-cell office:value-type="float" office:value="0.832319" calcext:value-type="float">
            <text:p>0.832319</text:p>
          </table:table-cell>
          <table:table-cell office:value-type="float" office:value="0.865304" calcext:value-type="float">
            <text:p>0.865304</text:p>
          </table:table-cell>
          <table:table-cell office:value-type="float" office:value="0.88617" calcext:value-type="float">
            <text:p>0.88617</text:p>
          </table:table-cell>
          <table:table-cell office:value-type="float" office:value="0.900237" calcext:value-type="float">
            <text:p>0.900237</text:p>
          </table:table-cell>
          <table:table-cell office:value-type="float" office:value="0.910437" calcext:value-type="float">
            <text:p>0.910437</text:p>
          </table:table-cell>
          <table:table-cell office:value-type="float" office:value="0.916396" calcext:value-type="float">
            <text:p>0.916396</text:p>
          </table:table-cell>
          <table:table-cell office:value-type="float" office:value="0.924453" calcext:value-type="float">
            <text:p>0.924453</text:p>
          </table:table-cell>
          <table:table-cell office:value-type="float" office:value="0.931869" calcext:value-type="float">
            <text:p>0.931869</text:p>
          </table:table-cell>
          <table:table-cell office:value-type="float" office:value="0.946014" calcext:value-type="float">
            <text:p>0.946014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6054" calcext:value-type="float">
            <text:p>0.88605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51047" calcext:value-type="float">
            <text:p>0.51047</text:p>
          </table:table-cell>
          <table:table-cell office:value-type="float" office:value="0.754467" calcext:value-type="float">
            <text:p>0.754467</text:p>
          </table:table-cell>
          <table:table-cell office:value-type="float" office:value="0.846712" calcext:value-type="float">
            <text:p>0.846712</text:p>
          </table:table-cell>
          <table:table-cell office:value-type="float" office:value="0.877652" calcext:value-type="float">
            <text:p>0.877652</text:p>
          </table:table-cell>
          <table:table-cell office:value-type="float" office:value="0.896521" calcext:value-type="float">
            <text:p>0.896521</text:p>
          </table:table-cell>
          <table:table-cell office:value-type="float" office:value="0.906165" calcext:value-type="float">
            <text:p>0.906165</text:p>
          </table:table-cell>
          <table:table-cell office:value-type="float" office:value="0.915779" calcext:value-type="float">
            <text:p>0.915779</text:p>
          </table:table-cell>
          <table:table-cell office:value-type="float" office:value="0.917035" calcext:value-type="float">
            <text:p>0.917035</text:p>
          </table:table-cell>
          <table:table-cell office:value-type="float" office:value="0.927332" calcext:value-type="float">
            <text:p>0.927332</text:p>
          </table:table-cell>
          <table:table-cell office:value-type="float" office:value="0.934123" calcext:value-type="float">
            <text:p>0.934123</text:p>
          </table:table-cell>
          <table:table-cell office:value-type="float" office:value="0.945789" calcext:value-type="float">
            <text:p>0.945789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92158" calcext:value-type="float">
            <text:p>0.89215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28096" calcext:value-type="float">
            <text:p>0.28096</text:p>
          </table:table-cell>
          <table:table-cell office:value-type="float" office:value="0.720112" calcext:value-type="float">
            <text:p>0.720112</text:p>
          </table:table-cell>
          <table:table-cell office:value-type="float" office:value="0.819702" calcext:value-type="float">
            <text:p>0.819702</text:p>
          </table:table-cell>
          <table:table-cell office:value-type="float" office:value="0.867518" calcext:value-type="float">
            <text:p>0.867518</text:p>
          </table:table-cell>
          <table:table-cell office:value-type="float" office:value="0.894268" calcext:value-type="float">
            <text:p>0.894268</text:p>
          </table:table-cell>
          <table:table-cell office:value-type="float" office:value="0.906216" calcext:value-type="float">
            <text:p>0.906216</text:p>
          </table:table-cell>
          <table:table-cell office:value-type="float" office:value="0.915771" calcext:value-type="float">
            <text:p>0.915771</text:p>
          </table:table-cell>
          <table:table-cell office:value-type="float" office:value="0.918105" calcext:value-type="float">
            <text:p>0.918105</text:p>
          </table:table-cell>
          <table:table-cell office:value-type="float" office:value="0.927347" calcext:value-type="float">
            <text:p>0.927347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46824" calcext:value-type="float">
            <text:p>0.946824</text:p>
          </table:table-cell>
          <table:table-cell office:value-type="float" office:value="0.964095" calcext:value-type="float">
            <text:p>0.964095</text:p>
          </table:table-cell>
          <table:table-cell office:value-type="float" office:value="0.884936" calcext:value-type="float">
            <text:p>0.88493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273798" calcext:value-type="float">
            <text:p>0.273798</text:p>
          </table:table-cell>
          <table:table-cell office:value-type="float" office:value="0.729098" calcext:value-type="float">
            <text:p>0.729098</text:p>
          </table:table-cell>
          <table:table-cell office:value-type="float" office:value="0.827251" calcext:value-type="float">
            <text:p>0.827251</text:p>
          </table:table-cell>
          <table:table-cell office:value-type="float" office:value="0.866363" calcext:value-type="float">
            <text:p>0.866363</text:p>
          </table:table-cell>
          <table:table-cell office:value-type="float" office:value="0.890094" calcext:value-type="float">
            <text:p>0.890094</text:p>
          </table:table-cell>
          <table:table-cell office:value-type="float" office:value="0.900843" calcext:value-type="float">
            <text:p>0.900843</text:p>
          </table:table-cell>
          <table:table-cell office:value-type="float" office:value="0.914229" calcext:value-type="float">
            <text:p>0.914229</text:p>
          </table:table-cell>
          <table:table-cell office:value-type="float" office:value="0.918561" calcext:value-type="float">
            <text:p>0.918561</text:p>
          </table:table-cell>
          <table:table-cell office:value-type="float" office:value="0.927422" calcext:value-type="float">
            <text:p>0.927422</text:p>
          </table:table-cell>
          <table:table-cell office:value-type="float" office:value="0.932263" calcext:value-type="float">
            <text:p>0.932263</text:p>
          </table:table-cell>
          <table:table-cell office:value-type="float" office:value="0.941824" calcext:value-type="float">
            <text:p>0.941824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884795" calcext:value-type="float">
            <text:p>0.884795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273798" calcext:value-type="float">
            <text:p>0.273798</text:p>
          </table:table-cell>
          <table:table-cell office:value-type="float" office:value="0.7176" calcext:value-type="float">
            <text:p>0.7176</text:p>
          </table:table-cell>
          <table:table-cell office:value-type="float" office:value="0.83373" calcext:value-type="float">
            <text:p>0.83373</text:p>
          </table:table-cell>
          <table:table-cell office:value-type="float" office:value="0.874159" calcext:value-type="float">
            <text:p>0.874159</text:p>
          </table:table-cell>
          <table:table-cell office:value-type="float" office:value="0.892927" calcext:value-type="float">
            <text:p>0.892927</text:p>
          </table:table-cell>
          <table:table-cell office:value-type="float" office:value="0.903987" calcext:value-type="float">
            <text:p>0.903987</text:p>
          </table:table-cell>
          <table:table-cell office:value-type="float" office:value="0.91391" calcext:value-type="float">
            <text:p>0.91391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0.927384" calcext:value-type="float">
            <text:p>0.927384</text:p>
          </table:table-cell>
          <table:table-cell office:value-type="float" office:value="0.931683" calcext:value-type="float">
            <text:p>0.931683</text:p>
          </table:table-cell>
          <table:table-cell office:value-type="float" office:value="0.942435" calcext:value-type="float">
            <text:p>0.942435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885472" calcext:value-type="float">
            <text:p>0.8854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05339" calcext:value-type="float">
            <text:p>0.305339</text:p>
          </table:table-cell>
          <table:table-cell office:value-type="float" office:value="0.740041" calcext:value-type="float">
            <text:p>0.740041</text:p>
          </table:table-cell>
          <table:table-cell office:value-type="float" office:value="0.837135" calcext:value-type="float">
            <text:p>0.837135</text:p>
          </table:table-cell>
          <table:table-cell office:value-type="float" office:value="0.877383" calcext:value-type="float">
            <text:p>0.877383</text:p>
          </table:table-cell>
          <table:table-cell office:value-type="float" office:value="0.898104" calcext:value-type="float">
            <text:p>0.898104</text:p>
          </table:table-cell>
          <table:table-cell office:value-type="float" office:value="0.907998" calcext:value-type="float">
            <text:p>0.907998</text:p>
          </table:table-cell>
          <table:table-cell office:value-type="float" office:value="0.915932" calcext:value-type="float">
            <text:p>0.915932</text:p>
          </table:table-cell>
          <table:table-cell office:value-type="float" office:value="0.919674" calcext:value-type="float">
            <text:p>0.919674</text:p>
          </table:table-cell>
          <table:table-cell office:value-type="float" office:value="0.927585" calcext:value-type="float">
            <text:p>0.927585</text:p>
          </table:table-cell>
          <table:table-cell office:value-type="float" office:value="0.933675" calcext:value-type="float">
            <text:p>0.933675</text:p>
          </table:table-cell>
          <table:table-cell office:value-type="float" office:value="0.943497" calcext:value-type="float">
            <text:p>0.943497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890102" calcext:value-type="float">
            <text:p>0.8901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30T14:12:13.218097192</dc:date>
    <meta:editing-duration>PT1M34S</meta:editing-duration>
    <meta:editing-cycles>1</meta:editing-cycles>
    <meta:generator>LibreOffice/7.6.2.1$MacOSX_AARCH64 LibreOffice_project/56f7684011345957bbf33a7ee678afaf4d2ba333</meta:generator>
    <meta:document-statistic meta:table-count="1" meta:cell-count="63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mcc.A2:mcc.A451 mcc.C1:mcc.N451" chart:data-source-has-labels="both" svg:x="1.427cm" svg:y="0.251cm" svg:width="17.692cm" svg:height="11.118cm">
          <chart:coordinate-region svg:x="2.298cm" svg:y="0.453cm" svg:width="16.717cm" svg:height="10.71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mcc.A2:mcc.A45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mcc.C2:mcc.C451" chart:label-cell-address="mcc.C1:mcc.C1" chart:class="chart:line">
            <chart:data-point chart:repeated="450"/>
          </chart:series>
          <chart:series chart:style-name="ch9" chart:values-cell-range-address="mcc.D2:mcc.D451" chart:label-cell-address="mcc.D1:mcc.D1" chart:class="chart:line">
            <chart:data-point chart:repeated="450"/>
          </chart:series>
          <chart:series chart:style-name="ch10" chart:values-cell-range-address="mcc.E2:mcc.E451" chart:label-cell-address="mcc.E1:mcc.E1" chart:class="chart:line">
            <chart:data-point chart:repeated="450"/>
          </chart:series>
          <chart:series chart:style-name="ch11" chart:values-cell-range-address="mcc.F2:mcc.F451" chart:label-cell-address="mcc.F1:mcc.F1" chart:class="chart:line">
            <chart:data-point chart:repeated="450"/>
          </chart:series>
          <chart:series chart:style-name="ch12" chart:values-cell-range-address="mcc.G2:mcc.G451" chart:label-cell-address="mcc.G1:mcc.G1" chart:class="chart:line">
            <chart:data-point chart:repeated="450"/>
          </chart:series>
          <chart:series chart:style-name="ch13" chart:values-cell-range-address="mcc.H2:mcc.H451" chart:label-cell-address="mcc.H1:mcc.H1" chart:class="chart:line">
            <chart:data-point chart:repeated="450"/>
          </chart:series>
          <chart:series chart:style-name="ch14" chart:values-cell-range-address="mcc.I2:mcc.I451" chart:label-cell-address="mcc.I1:mcc.I1" chart:class="chart:line">
            <chart:data-point chart:repeated="450"/>
          </chart:series>
          <chart:series chart:style-name="ch15" chart:values-cell-range-address="mcc.J2:mcc.J451" chart:label-cell-address="mcc.J1:mcc.J1" chart:class="chart:line">
            <chart:data-point chart:repeated="450"/>
          </chart:series>
          <chart:series chart:style-name="ch16" chart:values-cell-range-address="mcc.K2:mcc.K451" chart:label-cell-address="mcc.K1:mcc.K1" chart:class="chart:line">
            <chart:data-point chart:repeated="450"/>
          </chart:series>
          <chart:series chart:style-name="ch17" chart:values-cell-range-address="mcc.L2:mcc.L451" chart:label-cell-address="mcc.L1:mcc.L1" chart:class="chart:line">
            <chart:data-point chart:repeated="450"/>
          </chart:series>
          <chart:series chart:style-name="ch18" chart:values-cell-range-address="mcc.M2:mcc.M451" chart:label-cell-address="mcc.M1:mcc.M1" chart:class="chart:line">
            <chart:data-point chart:repeated="450"/>
          </chart:series>
          <chart:series chart:style-name="ch19" chart:values-cell-range-address="mcc.N2:mcc.N451" chart:label-cell-address="mcc.N1:mcc.N1" chart:class="chart:line">
            <chart:data-point chart:repeated="4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Best</text:p>
                <draw:g>
                  <svg:desc>mcc.M1:mcc.M1</svg:desc>
                </draw:g>
              </table:table-cell>
              <table:table-cell office:value-type="string">
                <text:p>Averag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451</svg:desc>
                </draw:g>
              </table:table-cell>
              <table:table-cell office:value-type="float" office:value="-1">
                <text:p>-1</text:p>
                <draw:g>
                  <svg:desc>mcc.C2:mcc.C451</svg:desc>
                </draw:g>
              </table:table-cell>
              <table:table-cell office:value-type="float" office:value="-1">
                <text:p>-1</text:p>
                <draw:g>
                  <svg:desc>mcc.D2:mcc.D451</svg:desc>
                </draw:g>
              </table:table-cell>
              <table:table-cell office:value-type="float" office:value="-1">
                <text:p>-1</text:p>
                <draw:g>
                  <svg:desc>mcc.E2:mcc.E451</svg:desc>
                </draw:g>
              </table:table-cell>
              <table:table-cell office:value-type="float" office:value="-1">
                <text:p>-1</text:p>
                <draw:g>
                  <svg:desc>mcc.F2:mcc.F451</svg:desc>
                </draw:g>
              </table:table-cell>
              <table:table-cell office:value-type="float" office:value="-1">
                <text:p>-1</text:p>
                <draw:g>
                  <svg:desc>mcc.G2:mcc.G451</svg:desc>
                </draw:g>
              </table:table-cell>
              <table:table-cell office:value-type="float" office:value="-1">
                <text:p>-1</text:p>
                <draw:g>
                  <svg:desc>mcc.H2:mcc.H451</svg:desc>
                </draw:g>
              </table:table-cell>
              <table:table-cell office:value-type="float" office:value="-1">
                <text:p>-1</text:p>
                <draw:g>
                  <svg:desc>mcc.I2:mcc.I451</svg:desc>
                </draw:g>
              </table:table-cell>
              <table:table-cell office:value-type="float" office:value="-1">
                <text:p>-1</text:p>
                <draw:g>
                  <svg:desc>mcc.J2:mcc.J451</svg:desc>
                </draw:g>
              </table:table-cell>
              <table:table-cell office:value-type="float" office:value="-0.733062">
                <text:p>-0.733062</text:p>
                <draw:g>
                  <svg:desc>mcc.K2:mcc.K451</svg:desc>
                </draw:g>
              </table:table-cell>
              <table:table-cell office:value-type="float" office:value="0.12945">
                <text:p>0.12945</text:p>
                <draw:g>
                  <svg:desc>mcc.L2:mcc.L451</svg:desc>
                </draw:g>
              </table:table-cell>
              <table:table-cell office:value-type="float" office:value="0.512701">
                <text:p>0.512701</text:p>
                <draw:g>
                  <svg:desc>mcc.M2:mcc.M451</svg:desc>
                </draw:g>
              </table:table-cell>
              <table:table-cell office:value-type="float" office:value="-0.860361">
                <text:p>-0.860361</text:p>
                <draw:g>
                  <svg:desc>mcc.N2:mcc.N4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76038">
                <text:p>-0.76038</text:p>
              </table:table-cell>
              <table:table-cell office:value-type="float" office:value="-0.251647">
                <text:p>-0.251647</text:p>
              </table:table-cell>
              <table:table-cell office:value-type="float" office:value="-0.131106">
                <text:p>-0.131106</text:p>
              </table:table-cell>
              <table:table-cell office:value-type="float" office:value="-0.056791">
                <text:p>-0.056791</text:p>
              </table:table-cell>
              <table:table-cell office:value-type="float" office:value="0.011352">
                <text:p>0.011352</text:p>
              </table:table-cell>
              <table:table-cell office:value-type="float" office:value="0.128005">
                <text:p>0.128005</text:p>
              </table:table-cell>
              <table:table-cell office:value-type="float" office:value="0.255429">
                <text:p>0.255429</text:p>
              </table:table-cell>
              <table:table-cell office:value-type="float" office:value="0.336379">
                <text:p>0.336379</text:p>
              </table:table-cell>
              <table:table-cell office:value-type="float" office:value="0.470114">
                <text:p>0.470114</text:p>
              </table:table-cell>
              <table:table-cell office:value-type="float" office:value="0.513438">
                <text:p>0.513438</text:p>
              </table:table-cell>
              <table:table-cell office:value-type="float" office:value="-0.099865">
                <text:p>-0.0998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917311">
                <text:p>-0.917311</text:p>
              </table:table-cell>
              <table:table-cell office:value-type="float" office:value="-0.270582">
                <text:p>-0.270582</text:p>
              </table:table-cell>
              <table:table-cell office:value-type="float" office:value="-0.119589">
                <text:p>-0.119589</text:p>
              </table:table-cell>
              <table:table-cell office:value-type="float" office:value="-0.045116">
                <text:p>-0.045116</text:p>
              </table:table-cell>
              <table:table-cell office:value-type="float" office:value="0.035142">
                <text:p>0.035142</text:p>
              </table:table-cell>
              <table:table-cell office:value-type="float" office:value="0.160596">
                <text:p>0.160596</text:p>
              </table:table-cell>
              <table:table-cell office:value-type="float" office:value="0.272988">
                <text:p>0.272988</text:p>
              </table:table-cell>
              <table:table-cell office:value-type="float" office:value="0.33697">
                <text:p>0.33697</text:p>
              </table:table-cell>
              <table:table-cell office:value-type="float" office:value="0.465835">
                <text:p>0.465835</text:p>
              </table:table-cell>
              <table:table-cell office:value-type="float" office:value="0.513438">
                <text:p>0.513438</text:p>
              </table:table-cell>
              <table:table-cell office:value-type="float" office:value="-0.108107">
                <text:p>-0.1081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0.984379">
                <text:p>-0.984379</text:p>
              </table:table-cell>
              <table:table-cell office:value-type="float" office:value="-0.239069">
                <text:p>-0.239069</text:p>
              </table:table-cell>
              <table:table-cell office:value-type="float" office:value="-0.064752">
                <text:p>-0.064752</text:p>
              </table:table-cell>
              <table:table-cell office:value-type="float" office:value="0.040306">
                <text:p>0.040306</text:p>
              </table:table-cell>
              <table:table-cell office:value-type="float" office:value="0.144979">
                <text:p>0.144979</text:p>
              </table:table-cell>
              <table:table-cell office:value-type="float" office:value="0.24285">
                <text:p>0.24285</text:p>
              </table:table-cell>
              <table:table-cell office:value-type="float" office:value="0.302685">
                <text:p>0.302685</text:p>
              </table:table-cell>
              <table:table-cell office:value-type="float" office:value="0.362312">
                <text:p>0.362312</text:p>
              </table:table-cell>
              <table:table-cell office:value-type="float" office:value="0.499756">
                <text:p>0.499756</text:p>
              </table:table-cell>
              <table:table-cell office:value-type="float" office:value="0.513438">
                <text:p>0.513438</text:p>
              </table:table-cell>
              <table:table-cell office:value-type="float" office:value="-0.069531">
                <text:p>-0.0695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05868">
                <text:p>-0.305868</text:p>
              </table:table-cell>
              <table:table-cell office:value-type="float" office:value="-0.041708">
                <text:p>-0.041708</text:p>
              </table:table-cell>
              <table:table-cell office:value-type="float" office:value="0.059191">
                <text:p>0.059191</text:p>
              </table:table-cell>
              <table:table-cell office:value-type="float" office:value="0.158487">
                <text:p>0.158487</text:p>
              </table:table-cell>
              <table:table-cell office:value-type="float" office:value="0.233212">
                <text:p>0.233212</text:p>
              </table:table-cell>
              <table:table-cell office:value-type="float" office:value="0.304069">
                <text:p>0.304069</text:p>
              </table:table-cell>
              <table:table-cell office:value-type="float" office:value="0.374743">
                <text:p>0.374743</text:p>
              </table:table-cell>
              <table:table-cell office:value-type="float" office:value="0.501882">
                <text:p>0.501882</text:p>
              </table:table-cell>
              <table:table-cell office:value-type="float" office:value="0.576597">
                <text:p>0.576597</text:p>
              </table:table-cell>
              <table:table-cell office:value-type="float" office:value="-0.071599">
                <text:p>-0.0715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947234">
                <text:p>-0.947234</text:p>
              </table:table-cell>
              <table:table-cell office:value-type="float" office:value="-0.125452">
                <text:p>-0.125452</text:p>
              </table:table-cell>
              <table:table-cell office:value-type="float" office:value="0.015395">
                <text:p>0.015395</text:p>
              </table:table-cell>
              <table:table-cell office:value-type="float" office:value="0.100796">
                <text:p>0.100796</text:p>
              </table:table-cell>
              <table:table-cell office:value-type="float" office:value="0.188942">
                <text:p>0.188942</text:p>
              </table:table-cell>
              <table:table-cell office:value-type="float" office:value="0.268301">
                <text:p>0.268301</text:p>
              </table:table-cell>
              <table:table-cell office:value-type="float" office:value="0.333302">
                <text:p>0.333302</text:p>
              </table:table-cell>
              <table:table-cell office:value-type="float" office:value="0.421691">
                <text:p>0.421691</text:p>
              </table:table-cell>
              <table:table-cell office:value-type="float" office:value="0.513848">
                <text:p>0.513848</text:p>
              </table:table-cell>
              <table:table-cell office:value-type="float" office:value="0.576597">
                <text:p>0.576597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912618">
                <text:p>-0.912618</text:p>
              </table:table-cell>
              <table:table-cell office:value-type="float" office:value="-0.062564">
                <text:p>-0.062564</text:p>
              </table:table-cell>
              <table:table-cell office:value-type="float" office:value="0.047565">
                <text:p>0.047565</text:p>
              </table:table-cell>
              <table:table-cell office:value-type="float" office:value="0.138742">
                <text:p>0.138742</text:p>
              </table:table-cell>
              <table:table-cell office:value-type="float" office:value="0.21472">
                <text:p>0.21472</text:p>
              </table:table-cell>
              <table:table-cell office:value-type="float" office:value="0.290042">
                <text:p>0.290042</text:p>
              </table:table-cell>
              <table:table-cell office:value-type="float" office:value="0.344251">
                <text:p>0.344251</text:p>
              </table:table-cell>
              <table:table-cell office:value-type="float" office:value="0.432955">
                <text:p>0.432955</text:p>
              </table:table-cell>
              <table:table-cell office:value-type="float" office:value="0.52094">
                <text:p>0.52094</text:p>
              </table:table-cell>
              <table:table-cell office:value-type="float" office:value="0.610683">
                <text:p>0.610683</text:p>
              </table:table-cell>
              <table:table-cell office:value-type="float" office:value="0.001403">
                <text:p>0.0014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6749">
                <text:p>-0.26749</text:p>
              </table:table-cell>
              <table:table-cell office:value-type="float" office:value="0.017367">
                <text:p>0.017367</text:p>
              </table:table-cell>
              <table:table-cell office:value-type="float" office:value="0.123825">
                <text:p>0.123825</text:p>
              </table:table-cell>
              <table:table-cell office:value-type="float" office:value="0.218716">
                <text:p>0.218716</text:p>
              </table:table-cell>
              <table:table-cell office:value-type="float" office:value="0.293639">
                <text:p>0.293639</text:p>
              </table:table-cell>
              <table:table-cell office:value-type="float" office:value="0.346141">
                <text:p>0.346141</text:p>
              </table:table-cell>
              <table:table-cell office:value-type="float" office:value="0.424671">
                <text:p>0.424671</text:p>
              </table:table-cell>
              <table:table-cell office:value-type="float" office:value="0.521061">
                <text:p>0.521061</text:p>
              </table:table-cell>
              <table:table-cell office:value-type="float" office:value="0.610683">
                <text:p>0.610683</text:p>
              </table:table-cell>
              <table:table-cell office:value-type="float" office:value="-0.032207">
                <text:p>-0.0322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635328">
                <text:p>-0.635328</text:p>
              </table:table-cell>
              <table:table-cell office:value-type="float" office:value="-0.010065">
                <text:p>-0.010065</text:p>
              </table:table-cell>
              <table:table-cell office:value-type="float" office:value="0.098042">
                <text:p>0.098042</text:p>
              </table:table-cell>
              <table:table-cell office:value-type="float" office:value="0.185833">
                <text:p>0.185833</text:p>
              </table:table-cell>
              <table:table-cell office:value-type="float" office:value="0.269055">
                <text:p>0.269055</text:p>
              </table:table-cell>
              <table:table-cell office:value-type="float" office:value="0.32818">
                <text:p>0.32818</text:p>
              </table:table-cell>
              <table:table-cell office:value-type="float" office:value="0.387982">
                <text:p>0.387982</text:p>
              </table:table-cell>
              <table:table-cell office:value-type="float" office:value="0.469745">
                <text:p>0.469745</text:p>
              </table:table-cell>
              <table:table-cell office:value-type="float" office:value="0.526057">
                <text:p>0.526057</text:p>
              </table:table-cell>
              <table:table-cell office:value-type="float" office:value="0.610683">
                <text:p>0.610683</text:p>
              </table:table-cell>
              <table:table-cell office:value-type="float" office:value="0.06195">
                <text:p>0.061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37066">
                <text:p>-0.237066</text:p>
              </table:table-cell>
              <table:table-cell office:value-type="float" office:value="0.071553">
                <text:p>0.071553</text:p>
              </table:table-cell>
              <table:table-cell office:value-type="float" office:value="0.184672">
                <text:p>0.184672</text:p>
              </table:table-cell>
              <table:table-cell office:value-type="float" office:value="0.280557">
                <text:p>0.280557</text:p>
              </table:table-cell>
              <table:table-cell office:value-type="float" office:value="0.33345">
                <text:p>0.33345</text:p>
              </table:table-cell>
              <table:table-cell office:value-type="float" office:value="0.391932">
                <text:p>0.391932</text:p>
              </table:table-cell>
              <table:table-cell office:value-type="float" office:value="0.466745">
                <text:p>0.466745</text:p>
              </table:table-cell>
              <table:table-cell office:value-type="float" office:value="0.53012">
                <text:p>0.53012</text:p>
              </table:table-cell>
              <table:table-cell office:value-type="float" office:value="0.66843">
                <text:p>0.66843</text:p>
              </table:table-cell>
              <table:table-cell office:value-type="float" office:value="0.002196">
                <text:p>0.0021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645021">
                <text:p>-0.645021</text:p>
              </table:table-cell>
              <table:table-cell office:value-type="float" office:value="0.037008">
                <text:p>0.037008</text:p>
              </table:table-cell>
              <table:table-cell office:value-type="float" office:value="0.132826">
                <text:p>0.132826</text:p>
              </table:table-cell>
              <table:table-cell office:value-type="float" office:value="0.240246">
                <text:p>0.240246</text:p>
              </table:table-cell>
              <table:table-cell office:value-type="float" office:value="0.314517">
                <text:p>0.314517</text:p>
              </table:table-cell>
              <table:table-cell office:value-type="float" office:value="0.361205">
                <text:p>0.361205</text:p>
              </table:table-cell>
              <table:table-cell office:value-type="float" office:value="0.419599">
                <text:p>0.419599</text:p>
              </table:table-cell>
              <table:table-cell office:value-type="float" office:value="0.476016">
                <text:p>0.476016</text:p>
              </table:table-cell>
              <table:table-cell office:value-type="float" office:value="0.538669">
                <text:p>0.538669</text:p>
              </table:table-cell>
              <table:table-cell office:value-type="float" office:value="0.66843">
                <text:p>0.66843</text:p>
              </table:table-cell>
              <table:table-cell office:value-type="float" office:value="0.087507">
                <text:p>0.0875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87009">
                <text:p>-0.87009</text:p>
              </table:table-cell>
              <table:table-cell office:value-type="float" office:value="-0.015237">
                <text:p>-0.015237</text:p>
              </table:table-cell>
              <table:table-cell office:value-type="float" office:value="0.094195">
                <text:p>0.094195</text:p>
              </table:table-cell>
              <table:table-cell office:value-type="float" office:value="0.191353">
                <text:p>0.191353</text:p>
              </table:table-cell>
              <table:table-cell office:value-type="float" office:value="0.28575">
                <text:p>0.28575</text:p>
              </table:table-cell>
              <table:table-cell office:value-type="float" office:value="0.344669">
                <text:p>0.344669</text:p>
              </table:table-cell>
              <table:table-cell office:value-type="float" office:value="0.418916">
                <text:p>0.418916</text:p>
              </table:table-cell>
              <table:table-cell office:value-type="float" office:value="0.469196">
                <text:p>0.469196</text:p>
              </table:table-cell>
              <table:table-cell office:value-type="float" office:value="0.54622">
                <text:p>0.54622</text:p>
              </table:table-cell>
              <table:table-cell office:value-type="float" office:value="0.693104">
                <text:p>0.693104</text:p>
              </table:table-cell>
              <table:table-cell office:value-type="float" office:value="0.046497">
                <text:p>0.0464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654066">
                <text:p>-0.654066</text:p>
              </table:table-cell>
              <table:table-cell office:value-type="float" office:value="0.035">
                <text:p>0.035</text:p>
              </table:table-cell>
              <table:table-cell office:value-type="float" office:value="0.123462">
                <text:p>0.123462</text:p>
              </table:table-cell>
              <table:table-cell office:value-type="float" office:value="0.230765">
                <text:p>0.230765</text:p>
              </table:table-cell>
              <table:table-cell office:value-type="float" office:value="0.308982">
                <text:p>0.308982</text:p>
              </table:table-cell>
              <table:table-cell office:value-type="float" office:value="0.370294">
                <text:p>0.370294</text:p>
              </table:table-cell>
              <table:table-cell office:value-type="float" office:value="0.432215">
                <text:p>0.432215</text:p>
              </table:table-cell>
              <table:table-cell office:value-type="float" office:value="0.468953">
                <text:p>0.468953</text:p>
              </table:table-cell>
              <table:table-cell office:value-type="float" office:value="0.550763">
                <text:p>0.550763</text:p>
              </table:table-cell>
              <table:table-cell office:value-type="float" office:value="0.693104">
                <text:p>0.693104</text:p>
              </table:table-cell>
              <table:table-cell office:value-type="float" office:value="0.086637">
                <text:p>0.0866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934871">
                <text:p>-0.934871</text:p>
              </table:table-cell>
              <table:table-cell office:value-type="float" office:value="0.009626">
                <text:p>0.009626</text:p>
              </table:table-cell>
              <table:table-cell office:value-type="float" office:value="0.139005">
                <text:p>0.139005</text:p>
              </table:table-cell>
              <table:table-cell office:value-type="float" office:value="0.25009">
                <text:p>0.25009</text:p>
              </table:table-cell>
              <table:table-cell office:value-type="float" office:value="0.320014">
                <text:p>0.320014</text:p>
              </table:table-cell>
              <table:table-cell office:value-type="float" office:value="0.37518">
                <text:p>0.37518</text:p>
              </table:table-cell>
              <table:table-cell office:value-type="float" office:value="0.430211">
                <text:p>0.430211</text:p>
              </table:table-cell>
              <table:table-cell office:value-type="float" office:value="0.473121">
                <text:p>0.473121</text:p>
              </table:table-cell>
              <table:table-cell office:value-type="float" office:value="0.57768">
                <text:p>0.57768</text:p>
              </table:table-cell>
              <table:table-cell office:value-type="float" office:value="0.775481">
                <text:p>0.775481</text:p>
              </table:table-cell>
              <table:table-cell office:value-type="float" office:value="0.064006">
                <text:p>0.0640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-0.560287">
                <text:p>-0.560287</text:p>
              </table:table-cell>
              <table:table-cell office:value-type="float" office:value="0.059432">
                <text:p>0.059432</text:p>
              </table:table-cell>
              <table:table-cell office:value-type="float" office:value="0.172666">
                <text:p>0.172666</text:p>
              </table:table-cell>
              <table:table-cell office:value-type="float" office:value="0.256497">
                <text:p>0.256497</text:p>
              </table:table-cell>
              <table:table-cell office:value-type="float" office:value="0.315676">
                <text:p>0.315676</text:p>
              </table:table-cell>
              <table:table-cell office:value-type="float" office:value="0.367382">
                <text:p>0.367382</text:p>
              </table:table-cell>
              <table:table-cell office:value-type="float" office:value="0.42431">
                <text:p>0.42431</text:p>
              </table:table-cell>
              <table:table-cell office:value-type="float" office:value="0.478339">
                <text:p>0.478339</text:p>
              </table:table-cell>
              <table:table-cell office:value-type="float" office:value="0.594397">
                <text:p>0.594397</text:p>
              </table:table-cell>
              <table:table-cell office:value-type="float" office:value="0.775481">
                <text:p>0.775481</text:p>
              </table:table-cell>
              <table:table-cell office:value-type="float" office:value="0.110841">
                <text:p>0.1108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-0.603416">
                <text:p>-0.603416</text:p>
              </table:table-cell>
              <table:table-cell office:value-type="float" office:value="0.043427">
                <text:p>0.043427</text:p>
              </table:table-cell>
              <table:table-cell office:value-type="float" office:value="0.171729">
                <text:p>0.171729</text:p>
              </table:table-cell>
              <table:table-cell office:value-type="float" office:value="0.252754">
                <text:p>0.252754</text:p>
              </table:table-cell>
              <table:table-cell office:value-type="float" office:value="0.31563">
                <text:p>0.31563</text:p>
              </table:table-cell>
              <table:table-cell office:value-type="float" office:value="0.377221">
                <text:p>0.377221</text:p>
              </table:table-cell>
              <table:table-cell office:value-type="float" office:value="0.426628">
                <text:p>0.426628</text:p>
              </table:table-cell>
              <table:table-cell office:value-type="float" office:value="0.476797">
                <text:p>0.476797</text:p>
              </table:table-cell>
              <table:table-cell office:value-type="float" office:value="0.589573">
                <text:p>0.589573</text:p>
              </table:table-cell>
              <table:table-cell office:value-type="float" office:value="0.7797">
                <text:p>0.7797</text:p>
              </table:table-cell>
              <table:table-cell office:value-type="float" office:value="0.105034">
                <text:p>0.1050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-0.674333">
                <text:p>-0.674333</text:p>
              </table:table-cell>
              <table:table-cell office:value-type="float" office:value="0.000687">
                <text:p>0.000687</text:p>
              </table:table-cell>
              <table:table-cell office:value-type="float" office:value="0.132963">
                <text:p>0.132963</text:p>
              </table:table-cell>
              <table:table-cell office:value-type="float" office:value="0.244407">
                <text:p>0.244407</text:p>
              </table:table-cell>
              <table:table-cell office:value-type="float" office:value="0.319584">
                <text:p>0.319584</text:p>
              </table:table-cell>
              <table:table-cell office:value-type="float" office:value="0.37571">
                <text:p>0.37571</text:p>
              </table:table-cell>
              <table:table-cell office:value-type="float" office:value="0.421276">
                <text:p>0.421276</text:p>
              </table:table-cell>
              <table:table-cell office:value-type="float" office:value="0.471903">
                <text:p>0.471903</text:p>
              </table:table-cell>
              <table:table-cell office:value-type="float" office:value="0.604593">
                <text:p>0.604593</text:p>
              </table:table-cell>
              <table:table-cell office:value-type="float" office:value="0.796806">
                <text:p>0.796806</text:p>
              </table:table-cell>
              <table:table-cell office:value-type="float" office:value="0.089679">
                <text:p>0.0896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0.477755">
                <text:p>-0.477755</text:p>
              </table:table-cell>
              <table:table-cell office:value-type="float" office:value="0.079195">
                <text:p>0.079195</text:p>
              </table:table-cell>
              <table:table-cell office:value-type="float" office:value="0.190119">
                <text:p>0.190119</text:p>
              </table:table-cell>
              <table:table-cell office:value-type="float" office:value="0.283359">
                <text:p>0.283359</text:p>
              </table:table-cell>
              <table:table-cell office:value-type="float" office:value="0.340931">
                <text:p>0.340931</text:p>
              </table:table-cell>
              <table:table-cell office:value-type="float" office:value="0.391324">
                <text:p>0.391324</text:p>
              </table:table-cell>
              <table:table-cell office:value-type="float" office:value="0.436788">
                <text:p>0.436788</text:p>
              </table:table-cell>
              <table:table-cell office:value-type="float" office:value="0.482704">
                <text:p>0.482704</text:p>
              </table:table-cell>
              <table:table-cell office:value-type="float" office:value="0.62348">
                <text:p>0.62348</text:p>
              </table:table-cell>
              <table:table-cell office:value-type="float" office:value="0.797165">
                <text:p>0.797165</text:p>
              </table:table-cell>
              <table:table-cell office:value-type="float" office:value="0.135015">
                <text:p>0.1350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-0.598712">
                <text:p>-0.598712</text:p>
              </table:table-cell>
              <table:table-cell office:value-type="float" office:value="0.087416">
                <text:p>0.087416</text:p>
              </table:table-cell>
              <table:table-cell office:value-type="float" office:value="0.19433">
                <text:p>0.19433</text:p>
              </table:table-cell>
              <table:table-cell office:value-type="float" office:value="0.276362">
                <text:p>0.276362</text:p>
              </table:table-cell>
              <table:table-cell office:value-type="float" office:value="0.339469">
                <text:p>0.339469</text:p>
              </table:table-cell>
              <table:table-cell office:value-type="float" office:value="0.389309">
                <text:p>0.389309</text:p>
              </table:table-cell>
              <table:table-cell office:value-type="float" office:value="0.434126">
                <text:p>0.434126</text:p>
              </table:table-cell>
              <table:table-cell office:value-type="float" office:value="0.488013">
                <text:p>0.488013</text:p>
              </table:table-cell>
              <table:table-cell office:value-type="float" office:value="0.67632">
                <text:p>0.67632</text:p>
              </table:table-cell>
              <table:table-cell office:value-type="float" office:value="0.799245">
                <text:p>0.799245</text:p>
              </table:table-cell>
              <table:table-cell office:value-type="float" office:value="0.128663">
                <text:p>0.1286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0.188903">
                <text:p>-0.188903</text:p>
              </table:table-cell>
              <table:table-cell office:value-type="float" office:value="0.135036">
                <text:p>0.135036</text:p>
              </table:table-cell>
              <table:table-cell office:value-type="float" office:value="0.235472">
                <text:p>0.235472</text:p>
              </table:table-cell>
              <table:table-cell office:value-type="float" office:value="0.318417">
                <text:p>0.318417</text:p>
              </table:table-cell>
              <table:table-cell office:value-type="float" office:value="0.377093">
                <text:p>0.377093</text:p>
              </table:table-cell>
              <table:table-cell office:value-type="float" office:value="0.425721">
                <text:p>0.425721</text:p>
              </table:table-cell>
              <table:table-cell office:value-type="float" office:value="0.462317">
                <text:p>0.462317</text:p>
              </table:table-cell>
              <table:table-cell office:value-type="float" office:value="0.528515">
                <text:p>0.528515</text:p>
              </table:table-cell>
              <table:table-cell office:value-type="float" office:value="0.74522">
                <text:p>0.74522</text:p>
              </table:table-cell>
              <table:table-cell office:value-type="float" office:value="0.849695">
                <text:p>0.849695</text:p>
              </table:table-cell>
              <table:table-cell office:value-type="float" office:value="0.203889">
                <text:p>0.2038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-0.32071">
                <text:p>-0.32071</text:p>
              </table:table-cell>
              <table:table-cell office:value-type="float" office:value="0.1147">
                <text:p>0.1147</text:p>
              </table:table-cell>
              <table:table-cell office:value-type="float" office:value="0.226103">
                <text:p>0.226103</text:p>
              </table:table-cell>
              <table:table-cell office:value-type="float" office:value="0.334141">
                <text:p>0.334141</text:p>
              </table:table-cell>
              <table:table-cell office:value-type="float" office:value="0.392691">
                <text:p>0.392691</text:p>
              </table:table-cell>
              <table:table-cell office:value-type="float" office:value="0.447273">
                <text:p>0.447273</text:p>
              </table:table-cell>
              <table:table-cell office:value-type="float" office:value="0.498866">
                <text:p>0.498866</text:p>
              </table:table-cell>
              <table:table-cell office:value-type="float" office:value="0.606457">
                <text:p>0.606457</text:p>
              </table:table-cell>
              <table:table-cell office:value-type="float" office:value="0.793968">
                <text:p>0.793968</text:p>
              </table:table-cell>
              <table:table-cell office:value-type="float" office:value="0.855235">
                <text:p>0.855235</text:p>
              </table:table-cell>
              <table:table-cell office:value-type="float" office:value="0.209349">
                <text:p>0.20934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904492">
                <text:p>-0.904492</text:p>
              </table:table-cell>
              <table:table-cell office:value-type="float" office:value="0.029782">
                <text:p>0.029782</text:p>
              </table:table-cell>
              <table:table-cell office:value-type="float" office:value="0.207919">
                <text:p>0.207919</text:p>
              </table:table-cell>
              <table:table-cell office:value-type="float" office:value="0.299562">
                <text:p>0.299562</text:p>
              </table:table-cell>
              <table:table-cell office:value-type="float" office:value="0.377845">
                <text:p>0.377845</text:p>
              </table:table-cell>
              <table:table-cell office:value-type="float" office:value="0.431389">
                <text:p>0.431389</text:p>
              </table:table-cell>
              <table:table-cell office:value-type="float" office:value="0.467891">
                <text:p>0.467891</text:p>
              </table:table-cell>
              <table:table-cell office:value-type="float" office:value="0.51669">
                <text:p>0.51669</text:p>
              </table:table-cell>
              <table:table-cell office:value-type="float" office:value="0.658452">
                <text:p>0.658452</text:p>
              </table:table-cell>
              <table:table-cell office:value-type="float" office:value="0.809684">
                <text:p>0.809684</text:p>
              </table:table-cell>
              <table:table-cell office:value-type="float" office:value="0.859488">
                <text:p>0.859488</text:p>
              </table:table-cell>
              <table:table-cell office:value-type="float" office:value="0.289472">
                <text:p>0.2894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752642">
                <text:p>-0.752642</text:p>
              </table:table-cell>
              <table:table-cell office:value-type="float" office:value="0.064602">
                <text:p>0.064602</text:p>
              </table:table-cell>
              <table:table-cell office:value-type="float" office:value="0.241786">
                <text:p>0.241786</text:p>
              </table:table-cell>
              <table:table-cell office:value-type="float" office:value="0.33603">
                <text:p>0.33603</text:p>
              </table:table-cell>
              <table:table-cell office:value-type="float" office:value="0.396583">
                <text:p>0.396583</text:p>
              </table:table-cell>
              <table:table-cell office:value-type="float" office:value="0.450817">
                <text:p>0.450817</text:p>
              </table:table-cell>
              <table:table-cell office:value-type="float" office:value="0.495583">
                <text:p>0.495583</text:p>
              </table:table-cell>
              <table:table-cell office:value-type="float" office:value="0.559967">
                <text:p>0.559967</text:p>
              </table:table-cell>
              <table:table-cell office:value-type="float" office:value="0.691918">
                <text:p>0.691918</text:p>
              </table:table-cell>
              <table:table-cell office:value-type="float" office:value="0.807956">
                <text:p>0.807956</text:p>
              </table:table-cell>
              <table:table-cell office:value-type="float" office:value="0.859488">
                <text:p>0.859488</text:p>
              </table:table-cell>
              <table:table-cell office:value-type="float" office:value="0.32926">
                <text:p>0.329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829468">
                <text:p>-0.829468</text:p>
              </table:table-cell>
              <table:table-cell office:value-type="float" office:value="0.121951">
                <text:p>0.121951</text:p>
              </table:table-cell>
              <table:table-cell office:value-type="float" office:value="0.239107">
                <text:p>0.239107</text:p>
              </table:table-cell>
              <table:table-cell office:value-type="float" office:value="0.334703">
                <text:p>0.334703</text:p>
              </table:table-cell>
              <table:table-cell office:value-type="float" office:value="0.39635">
                <text:p>0.39635</text:p>
              </table:table-cell>
              <table:table-cell office:value-type="float" office:value="0.455986">
                <text:p>0.455986</text:p>
              </table:table-cell>
              <table:table-cell office:value-type="float" office:value="0.51158">
                <text:p>0.51158</text:p>
              </table:table-cell>
              <table:table-cell office:value-type="float" office:value="0.566813">
                <text:p>0.566813</text:p>
              </table:table-cell>
              <table:table-cell office:value-type="float" office:value="0.70433">
                <text:p>0.70433</text:p>
              </table:table-cell>
              <table:table-cell office:value-type="float" office:value="0.816277">
                <text:p>0.816277</text:p>
              </table:table-cell>
              <table:table-cell office:value-type="float" office:value="0.862553">
                <text:p>0.862553</text:p>
              </table:table-cell>
              <table:table-cell office:value-type="float" office:value="0.331763">
                <text:p>0.3317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620565">
                <text:p>-0.620565</text:p>
              </table:table-cell>
              <table:table-cell office:value-type="float" office:value="0.162396">
                <text:p>0.162396</text:p>
              </table:table-cell>
              <table:table-cell office:value-type="float" office:value="0.281136">
                <text:p>0.281136</text:p>
              </table:table-cell>
              <table:table-cell office:value-type="float" office:value="0.364923">
                <text:p>0.364923</text:p>
              </table:table-cell>
              <table:table-cell office:value-type="float" office:value="0.438497">
                <text:p>0.438497</text:p>
              </table:table-cell>
              <table:table-cell office:value-type="float" office:value="0.488109">
                <text:p>0.488109</text:p>
              </table:table-cell>
              <table:table-cell office:value-type="float" office:value="0.532521">
                <text:p>0.532521</text:p>
              </table:table-cell>
              <table:table-cell office:value-type="float" office:value="0.618489">
                <text:p>0.618489</text:p>
              </table:table-cell>
              <table:table-cell office:value-type="float" office:value="0.740768">
                <text:p>0.740768</text:p>
              </table:table-cell>
              <table:table-cell office:value-type="float" office:value="0.82499">
                <text:p>0.82499</text:p>
              </table:table-cell>
              <table:table-cell office:value-type="float" office:value="0.869145">
                <text:p>0.869145</text:p>
              </table:table-cell>
              <table:table-cell office:value-type="float" office:value="0.383126">
                <text:p>0.3831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621883">
                <text:p>-0.621883</text:p>
              </table:table-cell>
              <table:table-cell office:value-type="float" office:value="0.153452">
                <text:p>0.153452</text:p>
              </table:table-cell>
              <table:table-cell office:value-type="float" office:value="0.281052">
                <text:p>0.281052</text:p>
              </table:table-cell>
              <table:table-cell office:value-type="float" office:value="0.376077">
                <text:p>0.376077</text:p>
              </table:table-cell>
              <table:table-cell office:value-type="float" office:value="0.449275">
                <text:p>0.449275</text:p>
              </table:table-cell>
              <table:table-cell office:value-type="float" office:value="0.498322">
                <text:p>0.498322</text:p>
              </table:table-cell>
              <table:table-cell office:value-type="float" office:value="0.546655">
                <text:p>0.546655</text:p>
              </table:table-cell>
              <table:table-cell office:value-type="float" office:value="0.64469">
                <text:p>0.64469</text:p>
              </table:table-cell>
              <table:table-cell office:value-type="float" office:value="0.764756">
                <text:p>0.764756</text:p>
              </table:table-cell>
              <table:table-cell office:value-type="float" office:value="0.833898">
                <text:p>0.833898</text:p>
              </table:table-cell>
              <table:table-cell office:value-type="float" office:value="0.869145">
                <text:p>0.869145</text:p>
              </table:table-cell>
              <table:table-cell office:value-type="float" office:value="0.39263">
                <text:p>0.3926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371655">
                <text:p>-0.371655</text:p>
              </table:table-cell>
              <table:table-cell office:value-type="float" office:value="0.190206">
                <text:p>0.190206</text:p>
              </table:table-cell>
              <table:table-cell office:value-type="float" office:value="0.317671">
                <text:p>0.317671</text:p>
              </table:table-cell>
              <table:table-cell office:value-type="float" office:value="0.403559">
                <text:p>0.403559</text:p>
              </table:table-cell>
              <table:table-cell office:value-type="float" office:value="0.461693">
                <text:p>0.461693</text:p>
              </table:table-cell>
              <table:table-cell office:value-type="float" office:value="0.504809">
                <text:p>0.504809</text:p>
              </table:table-cell>
              <table:table-cell office:value-type="float" office:value="0.539067">
                <text:p>0.539067</text:p>
              </table:table-cell>
              <table:table-cell office:value-type="float" office:value="0.625403">
                <text:p>0.625403</text:p>
              </table:table-cell>
              <table:table-cell office:value-type="float" office:value="0.751715">
                <text:p>0.751715</text:p>
              </table:table-cell>
              <table:table-cell office:value-type="float" office:value="0.83051">
                <text:p>0.83051</text:p>
              </table:table-cell>
              <table:table-cell office:value-type="float" office:value="0.869145">
                <text:p>0.869145</text:p>
              </table:table-cell>
              <table:table-cell office:value-type="float" office:value="0.425298">
                <text:p>0.42529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245102">
                <text:p>-0.245102</text:p>
              </table:table-cell>
              <table:table-cell office:value-type="float" office:value="0.213283">
                <text:p>0.213283</text:p>
              </table:table-cell>
              <table:table-cell office:value-type="float" office:value="0.311568">
                <text:p>0.311568</text:p>
              </table:table-cell>
              <table:table-cell office:value-type="float" office:value="0.388314">
                <text:p>0.388314</text:p>
              </table:table-cell>
              <table:table-cell office:value-type="float" office:value="0.450438">
                <text:p>0.450438</text:p>
              </table:table-cell>
              <table:table-cell office:value-type="float" office:value="0.496968">
                <text:p>0.496968</text:p>
              </table:table-cell>
              <table:table-cell office:value-type="float" office:value="0.536742">
                <text:p>0.536742</text:p>
              </table:table-cell>
              <table:table-cell office:value-type="float" office:value="0.615954">
                <text:p>0.615954</text:p>
              </table:table-cell>
              <table:table-cell office:value-type="float" office:value="0.741431">
                <text:p>0.741431</text:p>
              </table:table-cell>
              <table:table-cell office:value-type="float" office:value="0.834809">
                <text:p>0.834809</text:p>
              </table:table-cell>
              <table:table-cell office:value-type="float" office:value="0.880479">
                <text:p>0.880479</text:p>
              </table:table-cell>
              <table:table-cell office:value-type="float" office:value="0.434441">
                <text:p>0.43444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411242">
                <text:p>-0.411242</text:p>
              </table:table-cell>
              <table:table-cell office:value-type="float" office:value="0.214861">
                <text:p>0.214861</text:p>
              </table:table-cell>
              <table:table-cell office:value-type="float" office:value="0.321338">
                <text:p>0.321338</text:p>
              </table:table-cell>
              <table:table-cell office:value-type="float" office:value="0.388173">
                <text:p>0.388173</text:p>
              </table:table-cell>
              <table:table-cell office:value-type="float" office:value="0.450298">
                <text:p>0.450298</text:p>
              </table:table-cell>
              <table:table-cell office:value-type="float" office:value="0.495812">
                <text:p>0.495812</text:p>
              </table:table-cell>
              <table:table-cell office:value-type="float" office:value="0.537637">
                <text:p>0.537637</text:p>
              </table:table-cell>
              <table:table-cell office:value-type="float" office:value="0.607001">
                <text:p>0.607001</text:p>
              </table:table-cell>
              <table:table-cell office:value-type="float" office:value="0.716466">
                <text:p>0.716466</text:p>
              </table:table-cell>
              <table:table-cell office:value-type="float" office:value="0.821819">
                <text:p>0.821819</text:p>
              </table:table-cell>
              <table:table-cell office:value-type="float" office:value="0.880479">
                <text:p>0.880479</text:p>
              </table:table-cell>
              <table:table-cell office:value-type="float" office:value="0.414216">
                <text:p>0.4142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293044">
                <text:p>-0.293044</text:p>
              </table:table-cell>
              <table:table-cell office:value-type="float" office:value="0.267014">
                <text:p>0.267014</text:p>
              </table:table-cell>
              <table:table-cell office:value-type="float" office:value="0.343046">
                <text:p>0.343046</text:p>
              </table:table-cell>
              <table:table-cell office:value-type="float" office:value="0.41087">
                <text:p>0.41087</text:p>
              </table:table-cell>
              <table:table-cell office:value-type="float" office:value="0.465558">
                <text:p>0.465558</text:p>
              </table:table-cell>
              <table:table-cell office:value-type="float" office:value="0.50092">
                <text:p>0.50092</text:p>
              </table:table-cell>
              <table:table-cell office:value-type="float" office:value="0.539097">
                <text:p>0.539097</text:p>
              </table:table-cell>
              <table:table-cell office:value-type="float" office:value="0.613403">
                <text:p>0.613403</text:p>
              </table:table-cell>
              <table:table-cell office:value-type="float" office:value="0.731912">
                <text:p>0.731912</text:p>
              </table:table-cell>
              <table:table-cell office:value-type="float" office:value="0.830817">
                <text:p>0.830817</text:p>
              </table:table-cell>
              <table:table-cell office:value-type="float" office:value="0.880479">
                <text:p>0.880479</text:p>
              </table:table-cell>
              <table:table-cell office:value-type="float" office:value="0.440959">
                <text:p>0.440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89349">
                <text:p>-0.789349</text:p>
              </table:table-cell>
              <table:table-cell office:value-type="float" office:value="0.195771">
                <text:p>0.195771</text:p>
              </table:table-cell>
              <table:table-cell office:value-type="float" office:value="0.316879">
                <text:p>0.316879</text:p>
              </table:table-cell>
              <table:table-cell office:value-type="float" office:value="0.405369">
                <text:p>0.405369</text:p>
              </table:table-cell>
              <table:table-cell office:value-type="float" office:value="0.46951">
                <text:p>0.46951</text:p>
              </table:table-cell>
              <table:table-cell office:value-type="float" office:value="0.511571">
                <text:p>0.511571</text:p>
              </table:table-cell>
              <table:table-cell office:value-type="float" office:value="0.553632">
                <text:p>0.553632</text:p>
              </table:table-cell>
              <table:table-cell office:value-type="float" office:value="0.624699">
                <text:p>0.624699</text:p>
              </table:table-cell>
              <table:table-cell office:value-type="float" office:value="0.736134">
                <text:p>0.736134</text:p>
              </table:table-cell>
              <table:table-cell office:value-type="float" office:value="0.832433">
                <text:p>0.832433</text:p>
              </table:table-cell>
              <table:table-cell office:value-type="float" office:value="0.880479">
                <text:p>0.880479</text:p>
              </table:table-cell>
              <table:table-cell office:value-type="float" office:value="0.385665">
                <text:p>0.38566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416178">
                <text:p>-0.416178</text:p>
              </table:table-cell>
              <table:table-cell office:value-type="float" office:value="0.253265">
                <text:p>0.253265</text:p>
              </table:table-cell>
              <table:table-cell office:value-type="float" office:value="0.381512">
                <text:p>0.381512</text:p>
              </table:table-cell>
              <table:table-cell office:value-type="float" office:value="0.463398">
                <text:p>0.463398</text:p>
              </table:table-cell>
              <table:table-cell office:value-type="float" office:value="0.498475">
                <text:p>0.498475</text:p>
              </table:table-cell>
              <table:table-cell office:value-type="float" office:value="0.527636">
                <text:p>0.527636</text:p>
              </table:table-cell>
              <table:table-cell office:value-type="float" office:value="0.575834">
                <text:p>0.575834</text:p>
              </table:table-cell>
              <table:table-cell office:value-type="float" office:value="0.665048">
                <text:p>0.665048</text:p>
              </table:table-cell>
              <table:table-cell office:value-type="float" office:value="0.767388">
                <text:p>0.767388</text:p>
              </table:table-cell>
              <table:table-cell office:value-type="float" office:value="0.836708">
                <text:p>0.836708</text:p>
              </table:table-cell>
              <table:table-cell office:value-type="float" office:value="0.880479">
                <text:p>0.880479</text:p>
              </table:table-cell>
              <table:table-cell office:value-type="float" office:value="0.455309">
                <text:p>0.45530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579579">
                <text:p>-0.579579</text:p>
              </table:table-cell>
              <table:table-cell office:value-type="float" office:value="0.206054">
                <text:p>0.206054</text:p>
              </table:table-cell>
              <table:table-cell office:value-type="float" office:value="0.336344">
                <text:p>0.336344</text:p>
              </table:table-cell>
              <table:table-cell office:value-type="float" office:value="0.430554">
                <text:p>0.430554</text:p>
              </table:table-cell>
              <table:table-cell office:value-type="float" office:value="0.485549">
                <text:p>0.485549</text:p>
              </table:table-cell>
              <table:table-cell office:value-type="float" office:value="0.520053">
                <text:p>0.520053</text:p>
              </table:table-cell>
              <table:table-cell office:value-type="float" office:value="0.557124">
                <text:p>0.557124</text:p>
              </table:table-cell>
              <table:table-cell office:value-type="float" office:value="0.630439">
                <text:p>0.630439</text:p>
              </table:table-cell>
              <table:table-cell office:value-type="float" office:value="0.752607">
                <text:p>0.752607</text:p>
              </table:table-cell>
              <table:table-cell office:value-type="float" office:value="0.837303">
                <text:p>0.837303</text:p>
              </table:table-cell>
              <table:table-cell office:value-type="float" office:value="0.880479">
                <text:p>0.880479</text:p>
              </table:table-cell>
              <table:table-cell office:value-type="float" office:value="0.417645">
                <text:p>0.4176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640269">
                <text:p>-0.640269</text:p>
              </table:table-cell>
              <table:table-cell office:value-type="float" office:value="0.225624">
                <text:p>0.225624</text:p>
              </table:table-cell>
              <table:table-cell office:value-type="float" office:value="0.357263">
                <text:p>0.357263</text:p>
              </table:table-cell>
              <table:table-cell office:value-type="float" office:value="0.442789">
                <text:p>0.442789</text:p>
              </table:table-cell>
              <table:table-cell office:value-type="float" office:value="0.48739">
                <text:p>0.48739</text:p>
              </table:table-cell>
              <table:table-cell office:value-type="float" office:value="0.519032">
                <text:p>0.519032</text:p>
              </table:table-cell>
              <table:table-cell office:value-type="float" office:value="0.562393">
                <text:p>0.562393</text:p>
              </table:table-cell>
              <table:table-cell office:value-type="float" office:value="0.63607">
                <text:p>0.63607</text:p>
              </table:table-cell>
              <table:table-cell office:value-type="float" office:value="0.756967">
                <text:p>0.756967</text:p>
              </table:table-cell>
              <table:table-cell office:value-type="float" office:value="0.833831">
                <text:p>0.833831</text:p>
              </table:table-cell>
              <table:table-cell office:value-type="float" office:value="0.880479">
                <text:p>0.880479</text:p>
              </table:table-cell>
              <table:table-cell office:value-type="float" office:value="0.418109">
                <text:p>0.41810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485642">
                <text:p>-0.485642</text:p>
              </table:table-cell>
              <table:table-cell office:value-type="float" office:value="0.228859">
                <text:p>0.228859</text:p>
              </table:table-cell>
              <table:table-cell office:value-type="float" office:value="0.351318">
                <text:p>0.351318</text:p>
              </table:table-cell>
              <table:table-cell office:value-type="float" office:value="0.433758">
                <text:p>0.433758</text:p>
              </table:table-cell>
              <table:table-cell office:value-type="float" office:value="0.481689">
                <text:p>0.481689</text:p>
              </table:table-cell>
              <table:table-cell office:value-type="float" office:value="0.511554">
                <text:p>0.511554</text:p>
              </table:table-cell>
              <table:table-cell office:value-type="float" office:value="0.539579">
                <text:p>0.539579</text:p>
              </table:table-cell>
              <table:table-cell office:value-type="float" office:value="0.610127">
                <text:p>0.610127</text:p>
              </table:table-cell>
              <table:table-cell office:value-type="float" office:value="0.727275">
                <text:p>0.727275</text:p>
              </table:table-cell>
              <table:table-cell office:value-type="float" office:value="0.828206">
                <text:p>0.828206</text:p>
              </table:table-cell>
              <table:table-cell office:value-type="float" office:value="0.880479">
                <text:p>0.880479</text:p>
              </table:table-cell>
              <table:table-cell office:value-type="float" office:value="0.422672">
                <text:p>0.42267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462423">
                <text:p>-0.462423</text:p>
              </table:table-cell>
              <table:table-cell office:value-type="float" office:value="0.230475">
                <text:p>0.230475</text:p>
              </table:table-cell>
              <table:table-cell office:value-type="float" office:value="0.339713">
                <text:p>0.339713</text:p>
              </table:table-cell>
              <table:table-cell office:value-type="float" office:value="0.428091">
                <text:p>0.428091</text:p>
              </table:table-cell>
              <table:table-cell office:value-type="float" office:value="0.48169">
                <text:p>0.48169</text:p>
              </table:table-cell>
              <table:table-cell office:value-type="float" office:value="0.513312">
                <text:p>0.513312</text:p>
              </table:table-cell>
              <table:table-cell office:value-type="float" office:value="0.544779">
                <text:p>0.544779</text:p>
              </table:table-cell>
              <table:table-cell office:value-type="float" office:value="0.614387">
                <text:p>0.614387</text:p>
              </table:table-cell>
              <table:table-cell office:value-type="float" office:value="0.717574">
                <text:p>0.717574</text:p>
              </table:table-cell>
              <table:table-cell office:value-type="float" office:value="0.824349">
                <text:p>0.824349</text:p>
              </table:table-cell>
              <table:table-cell office:value-type="float" office:value="0.880479">
                <text:p>0.880479</text:p>
              </table:table-cell>
              <table:table-cell office:value-type="float" office:value="0.423195">
                <text:p>0.4231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475004">
                <text:p>-0.475004</text:p>
              </table:table-cell>
              <table:table-cell office:value-type="float" office:value="0.222225">
                <text:p>0.222225</text:p>
              </table:table-cell>
              <table:table-cell office:value-type="float" office:value="0.329997">
                <text:p>0.329997</text:p>
              </table:table-cell>
              <table:table-cell office:value-type="float" office:value="0.420763">
                <text:p>0.420763</text:p>
              </table:table-cell>
              <table:table-cell office:value-type="float" office:value="0.476466">
                <text:p>0.476466</text:p>
              </table:table-cell>
              <table:table-cell office:value-type="float" office:value="0.513104">
                <text:p>0.513104</text:p>
              </table:table-cell>
              <table:table-cell office:value-type="float" office:value="0.557271">
                <text:p>0.557271</text:p>
              </table:table-cell>
              <table:table-cell office:value-type="float" office:value="0.630732">
                <text:p>0.630732</text:p>
              </table:table-cell>
              <table:table-cell office:value-type="float" office:value="0.727419">
                <text:p>0.727419</text:p>
              </table:table-cell>
              <table:table-cell office:value-type="float" office:value="0.829449">
                <text:p>0.829449</text:p>
              </table:table-cell>
              <table:table-cell office:value-type="float" office:value="0.880479">
                <text:p>0.880479</text:p>
              </table:table-cell>
              <table:table-cell office:value-type="float" office:value="0.423242">
                <text:p>0.42324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567731">
                <text:p>-0.567731</text:p>
              </table:table-cell>
              <table:table-cell office:value-type="float" office:value="0.264148">
                <text:p>0.264148</text:p>
              </table:table-cell>
              <table:table-cell office:value-type="float" office:value="0.364097">
                <text:p>0.364097</text:p>
              </table:table-cell>
              <table:table-cell office:value-type="float" office:value="0.428414">
                <text:p>0.428414</text:p>
              </table:table-cell>
              <table:table-cell office:value-type="float" office:value="0.479032">
                <text:p>0.479032</text:p>
              </table:table-cell>
              <table:table-cell office:value-type="float" office:value="0.512288">
                <text:p>0.512288</text:p>
              </table:table-cell>
              <table:table-cell office:value-type="float" office:value="0.550933">
                <text:p>0.550933</text:p>
              </table:table-cell>
              <table:table-cell office:value-type="float" office:value="0.62228">
                <text:p>0.62228</text:p>
              </table:table-cell>
              <table:table-cell office:value-type="float" office:value="0.731449">
                <text:p>0.731449</text:p>
              </table:table-cell>
              <table:table-cell office:value-type="float" office:value="0.823923">
                <text:p>0.823923</text:p>
              </table:table-cell>
              <table:table-cell office:value-type="float" office:value="0.880479">
                <text:p>0.880479</text:p>
              </table:table-cell>
              <table:table-cell office:value-type="float" office:value="0.420883">
                <text:p>0.42088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356191">
                <text:p>-0.356191</text:p>
              </table:table-cell>
              <table:table-cell office:value-type="float" office:value="0.289126">
                <text:p>0.289126</text:p>
              </table:table-cell>
              <table:table-cell office:value-type="float" office:value="0.366677">
                <text:p>0.366677</text:p>
              </table:table-cell>
              <table:table-cell office:value-type="float" office:value="0.426641">
                <text:p>0.426641</text:p>
              </table:table-cell>
              <table:table-cell office:value-type="float" office:value="0.470663">
                <text:p>0.470663</text:p>
              </table:table-cell>
              <table:table-cell office:value-type="float" office:value="0.507179">
                <text:p>0.507179</text:p>
              </table:table-cell>
              <table:table-cell office:value-type="float" office:value="0.553679">
                <text:p>0.553679</text:p>
              </table:table-cell>
              <table:table-cell office:value-type="float" office:value="0.624423">
                <text:p>0.624423</text:p>
              </table:table-cell>
              <table:table-cell office:value-type="float" office:value="0.719293">
                <text:p>0.719293</text:p>
              </table:table-cell>
              <table:table-cell office:value-type="float" office:value="0.813692">
                <text:p>0.813692</text:p>
              </table:table-cell>
              <table:table-cell office:value-type="float" office:value="0.880479">
                <text:p>0.880479</text:p>
              </table:table-cell>
              <table:table-cell office:value-type="float" office:value="0.441518">
                <text:p>0.44151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528118">
                <text:p>-0.528118</text:p>
              </table:table-cell>
              <table:table-cell office:value-type="float" office:value="0.244728">
                <text:p>0.244728</text:p>
              </table:table-cell>
              <table:table-cell office:value-type="float" office:value="0.355525">
                <text:p>0.355525</text:p>
              </table:table-cell>
              <table:table-cell office:value-type="float" office:value="0.420399">
                <text:p>0.420399</text:p>
              </table:table-cell>
              <table:table-cell office:value-type="float" office:value="0.4785">
                <text:p>0.4785</text:p>
              </table:table-cell>
              <table:table-cell office:value-type="float" office:value="0.527757">
                <text:p>0.527757</text:p>
              </table:table-cell>
              <table:table-cell office:value-type="float" office:value="0.5755">
                <text:p>0.5755</text:p>
              </table:table-cell>
              <table:table-cell office:value-type="float" office:value="0.647772">
                <text:p>0.647772</text:p>
              </table:table-cell>
              <table:table-cell office:value-type="float" office:value="0.740443">
                <text:p>0.740443</text:p>
              </table:table-cell>
              <table:table-cell office:value-type="float" office:value="0.825673">
                <text:p>0.825673</text:p>
              </table:table-cell>
              <table:table-cell office:value-type="float" office:value="0.880479">
                <text:p>0.880479</text:p>
              </table:table-cell>
              <table:table-cell office:value-type="float" office:value="0.428818">
                <text:p>0.4288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124453">
                <text:p>-0.124453</text:p>
              </table:table-cell>
              <table:table-cell office:value-type="float" office:value="0.327851">
                <text:p>0.327851</text:p>
              </table:table-cell>
              <table:table-cell office:value-type="float" office:value="0.407358">
                <text:p>0.407358</text:p>
              </table:table-cell>
              <table:table-cell office:value-type="float" office:value="0.461603">
                <text:p>0.461603</text:p>
              </table:table-cell>
              <table:table-cell office:value-type="float" office:value="0.50464">
                <text:p>0.50464</text:p>
              </table:table-cell>
              <table:table-cell office:value-type="float" office:value="0.550128">
                <text:p>0.550128</text:p>
              </table:table-cell>
              <table:table-cell office:value-type="float" office:value="0.595221">
                <text:p>0.595221</text:p>
              </table:table-cell>
              <table:table-cell office:value-type="float" office:value="0.670098">
                <text:p>0.670098</text:p>
              </table:table-cell>
              <table:table-cell office:value-type="float" office:value="0.756973">
                <text:p>0.756973</text:p>
              </table:table-cell>
              <table:table-cell office:value-type="float" office:value="0.832543">
                <text:p>0.832543</text:p>
              </table:table-cell>
              <table:table-cell office:value-type="float" office:value="0.880479">
                <text:p>0.880479</text:p>
              </table:table-cell>
              <table:table-cell office:value-type="float" office:value="0.498196">
                <text:p>0.4981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556371">
                <text:p>-0.556371</text:p>
              </table:table-cell>
              <table:table-cell office:value-type="float" office:value="0.2476">
                <text:p>0.2476</text:p>
              </table:table-cell>
              <table:table-cell office:value-type="float" office:value="0.36546">
                <text:p>0.36546</text:p>
              </table:table-cell>
              <table:table-cell office:value-type="float" office:value="0.428189">
                <text:p>0.428189</text:p>
              </table:table-cell>
              <table:table-cell office:value-type="float" office:value="0.485561">
                <text:p>0.485561</text:p>
              </table:table-cell>
              <table:table-cell office:value-type="float" office:value="0.538974">
                <text:p>0.538974</text:p>
              </table:table-cell>
              <table:table-cell office:value-type="float" office:value="0.59203">
                <text:p>0.59203</text:p>
              </table:table-cell>
              <table:table-cell office:value-type="float" office:value="0.675227">
                <text:p>0.675227</text:p>
              </table:table-cell>
              <table:table-cell office:value-type="float" office:value="0.763069">
                <text:p>0.763069</text:p>
              </table:table-cell>
              <table:table-cell office:value-type="float" office:value="0.835305">
                <text:p>0.835305</text:p>
              </table:table-cell>
              <table:table-cell office:value-type="float" office:value="0.880479">
                <text:p>0.880479</text:p>
              </table:table-cell>
              <table:table-cell office:value-type="float" office:value="0.437505">
                <text:p>0.4375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556559">
                <text:p>-0.556559</text:p>
              </table:table-cell>
              <table:table-cell office:value-type="float" office:value="0.252533">
                <text:p>0.252533</text:p>
              </table:table-cell>
              <table:table-cell office:value-type="float" office:value="0.385401">
                <text:p>0.385401</text:p>
              </table:table-cell>
              <table:table-cell office:value-type="float" office:value="0.448712">
                <text:p>0.448712</text:p>
              </table:table-cell>
              <table:table-cell office:value-type="float" office:value="0.506604">
                <text:p>0.506604</text:p>
              </table:table-cell>
              <table:table-cell office:value-type="float" office:value="0.549283">
                <text:p>0.549283</text:p>
              </table:table-cell>
              <table:table-cell office:value-type="float" office:value="0.594077">
                <text:p>0.594077</text:p>
              </table:table-cell>
              <table:table-cell office:value-type="float" office:value="0.679256">
                <text:p>0.679256</text:p>
              </table:table-cell>
              <table:table-cell office:value-type="float" office:value="0.757773">
                <text:p>0.757773</text:p>
              </table:table-cell>
              <table:table-cell office:value-type="float" office:value="0.837307">
                <text:p>0.837307</text:p>
              </table:table-cell>
              <table:table-cell office:value-type="float" office:value="0.880479">
                <text:p>0.880479</text:p>
              </table:table-cell>
              <table:table-cell office:value-type="float" office:value="0.445439">
                <text:p>0.4454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386732">
                <text:p>-0.386732</text:p>
              </table:table-cell>
              <table:table-cell office:value-type="float" office:value="0.268083">
                <text:p>0.268083</text:p>
              </table:table-cell>
              <table:table-cell office:value-type="float" office:value="0.383431">
                <text:p>0.383431</text:p>
              </table:table-cell>
              <table:table-cell office:value-type="float" office:value="0.43955">
                <text:p>0.43955</text:p>
              </table:table-cell>
              <table:table-cell office:value-type="float" office:value="0.489346">
                <text:p>0.489346</text:p>
              </table:table-cell>
              <table:table-cell office:value-type="float" office:value="0.539643">
                <text:p>0.539643</text:p>
              </table:table-cell>
              <table:table-cell office:value-type="float" office:value="0.595144">
                <text:p>0.595144</text:p>
              </table:table-cell>
              <table:table-cell office:value-type="float" office:value="0.670062">
                <text:p>0.670062</text:p>
              </table:table-cell>
              <table:table-cell office:value-type="float" office:value="0.752052">
                <text:p>0.752052</text:p>
              </table:table-cell>
              <table:table-cell office:value-type="float" office:value="0.83586">
                <text:p>0.83586</text:p>
              </table:table-cell>
              <table:table-cell office:value-type="float" office:value="0.880479">
                <text:p>0.880479</text:p>
              </table:table-cell>
              <table:table-cell office:value-type="float" office:value="0.458644">
                <text:p>0.4586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260682">
                <text:p>-0.260682</text:p>
              </table:table-cell>
              <table:table-cell office:value-type="float" office:value="0.246033">
                <text:p>0.246033</text:p>
              </table:table-cell>
              <table:table-cell office:value-type="float" office:value="0.356581">
                <text:p>0.356581</text:p>
              </table:table-cell>
              <table:table-cell office:value-type="float" office:value="0.425433">
                <text:p>0.425433</text:p>
              </table:table-cell>
              <table:table-cell office:value-type="float" office:value="0.477221">
                <text:p>0.477221</text:p>
              </table:table-cell>
              <table:table-cell office:value-type="float" office:value="0.522924">
                <text:p>0.522924</text:p>
              </table:table-cell>
              <table:table-cell office:value-type="float" office:value="0.564251">
                <text:p>0.564251</text:p>
              </table:table-cell>
              <table:table-cell office:value-type="float" office:value="0.654773">
                <text:p>0.654773</text:p>
              </table:table-cell>
              <table:table-cell office:value-type="float" office:value="0.744601">
                <text:p>0.744601</text:p>
              </table:table-cell>
              <table:table-cell office:value-type="float" office:value="0.830852">
                <text:p>0.830852</text:p>
              </table:table-cell>
              <table:table-cell office:value-type="float" office:value="0.880479">
                <text:p>0.880479</text:p>
              </table:table-cell>
              <table:table-cell office:value-type="float" office:value="0.456199">
                <text:p>0.4561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333624">
                <text:p>-0.333624</text:p>
              </table:table-cell>
              <table:table-cell office:value-type="float" office:value="0.234661">
                <text:p>0.234661</text:p>
              </table:table-cell>
              <table:table-cell office:value-type="float" office:value="0.356535">
                <text:p>0.356535</text:p>
              </table:table-cell>
              <table:table-cell office:value-type="float" office:value="0.432428">
                <text:p>0.432428</text:p>
              </table:table-cell>
              <table:table-cell office:value-type="float" office:value="0.482628">
                <text:p>0.482628</text:p>
              </table:table-cell>
              <table:table-cell office:value-type="float" office:value="0.527943">
                <text:p>0.527943</text:p>
              </table:table-cell>
              <table:table-cell office:value-type="float" office:value="0.573331">
                <text:p>0.573331</text:p>
              </table:table-cell>
              <table:table-cell office:value-type="float" office:value="0.674004">
                <text:p>0.674004</text:p>
              </table:table-cell>
              <table:table-cell office:value-type="float" office:value="0.754523">
                <text:p>0.754523</text:p>
              </table:table-cell>
              <table:table-cell office:value-type="float" office:value="0.834878">
                <text:p>0.834878</text:p>
              </table:table-cell>
              <table:table-cell office:value-type="float" office:value="0.880479">
                <text:p>0.880479</text:p>
              </table:table-cell>
              <table:table-cell office:value-type="float" office:value="0.453731">
                <text:p>0.4537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557654">
                <text:p>-0.557654</text:p>
              </table:table-cell>
              <table:table-cell office:value-type="float" office:value="0.213565">
                <text:p>0.213565</text:p>
              </table:table-cell>
              <table:table-cell office:value-type="float" office:value="0.348772">
                <text:p>0.348772</text:p>
              </table:table-cell>
              <table:table-cell office:value-type="float" office:value="0.434636">
                <text:p>0.434636</text:p>
              </table:table-cell>
              <table:table-cell office:value-type="float" office:value="0.48753">
                <text:p>0.48753</text:p>
              </table:table-cell>
              <table:table-cell office:value-type="float" office:value="0.53508">
                <text:p>0.53508</text:p>
              </table:table-cell>
              <table:table-cell office:value-type="float" office:value="0.588048">
                <text:p>0.588048</text:p>
              </table:table-cell>
              <table:table-cell office:value-type="float" office:value="0.677383">
                <text:p>0.677383</text:p>
              </table:table-cell>
              <table:table-cell office:value-type="float" office:value="0.756078">
                <text:p>0.756078</text:p>
              </table:table-cell>
              <table:table-cell office:value-type="float" office:value="0.834537">
                <text:p>0.834537</text:p>
              </table:table-cell>
              <table:table-cell office:value-type="float" office:value="0.879968">
                <text:p>0.879968</text:p>
              </table:table-cell>
              <table:table-cell office:value-type="float" office:value="0.431797">
                <text:p>0.43179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56777">
                <text:p>-0.56777</text:p>
              </table:table-cell>
              <table:table-cell office:value-type="float" office:value="0.20324">
                <text:p>0.20324</text:p>
              </table:table-cell>
              <table:table-cell office:value-type="float" office:value="0.315594">
                <text:p>0.315594</text:p>
              </table:table-cell>
              <table:table-cell office:value-type="float" office:value="0.401327">
                <text:p>0.401327</text:p>
              </table:table-cell>
              <table:table-cell office:value-type="float" office:value="0.454482">
                <text:p>0.454482</text:p>
              </table:table-cell>
              <table:table-cell office:value-type="float" office:value="0.51016">
                <text:p>0.51016</text:p>
              </table:table-cell>
              <table:table-cell office:value-type="float" office:value="0.568302">
                <text:p>0.568302</text:p>
              </table:table-cell>
              <table:table-cell office:value-type="float" office:value="0.6578">
                <text:p>0.6578</text:p>
              </table:table-cell>
              <table:table-cell office:value-type="float" office:value="0.745681">
                <text:p>0.745681</text:p>
              </table:table-cell>
              <table:table-cell office:value-type="float" office:value="0.831505">
                <text:p>0.831505</text:p>
              </table:table-cell>
              <table:table-cell office:value-type="float" office:value="0.879968">
                <text:p>0.879968</text:p>
              </table:table-cell>
              <table:table-cell office:value-type="float" office:value="0.412032">
                <text:p>0.4120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571321">
                <text:p>-0.571321</text:p>
              </table:table-cell>
              <table:table-cell office:value-type="float" office:value="0.232574">
                <text:p>0.232574</text:p>
              </table:table-cell>
              <table:table-cell office:value-type="float" office:value="0.32873">
                <text:p>0.32873</text:p>
              </table:table-cell>
              <table:table-cell office:value-type="float" office:value="0.403163">
                <text:p>0.403163</text:p>
              </table:table-cell>
              <table:table-cell office:value-type="float" office:value="0.463031">
                <text:p>0.463031</text:p>
              </table:table-cell>
              <table:table-cell office:value-type="float" office:value="0.518905">
                <text:p>0.518905</text:p>
              </table:table-cell>
              <table:table-cell office:value-type="float" office:value="0.584693">
                <text:p>0.584693</text:p>
              </table:table-cell>
              <table:table-cell office:value-type="float" office:value="0.66634">
                <text:p>0.66634</text:p>
              </table:table-cell>
              <table:table-cell office:value-type="float" office:value="0.747025">
                <text:p>0.747025</text:p>
              </table:table-cell>
              <table:table-cell office:value-type="float" office:value="0.828815">
                <text:p>0.828815</text:p>
              </table:table-cell>
              <table:table-cell office:value-type="float" office:value="0.879968">
                <text:p>0.879968</text:p>
              </table:table-cell>
              <table:table-cell office:value-type="float" office:value="0.420196">
                <text:p>0.4201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534757">
                <text:p>-0.534757</text:p>
              </table:table-cell>
              <table:table-cell office:value-type="float" office:value="0.226855">
                <text:p>0.226855</text:p>
              </table:table-cell>
              <table:table-cell office:value-type="float" office:value="0.335025">
                <text:p>0.335025</text:p>
              </table:table-cell>
              <table:table-cell office:value-type="float" office:value="0.408026">
                <text:p>0.408026</text:p>
              </table:table-cell>
              <table:table-cell office:value-type="float" office:value="0.461247">
                <text:p>0.461247</text:p>
              </table:table-cell>
              <table:table-cell office:value-type="float" office:value="0.515526">
                <text:p>0.515526</text:p>
              </table:table-cell>
              <table:table-cell office:value-type="float" office:value="0.56979">
                <text:p>0.56979</text:p>
              </table:table-cell>
              <table:table-cell office:value-type="float" office:value="0.656055">
                <text:p>0.656055</text:p>
              </table:table-cell>
              <table:table-cell office:value-type="float" office:value="0.746749">
                <text:p>0.746749</text:p>
              </table:table-cell>
              <table:table-cell office:value-type="float" office:value="0.830392">
                <text:p>0.830392</text:p>
              </table:table-cell>
              <table:table-cell office:value-type="float" office:value="0.879968">
                <text:p>0.879968</text:p>
              </table:table-cell>
              <table:table-cell office:value-type="float" office:value="0.421491">
                <text:p>0.4214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785254">
                <text:p>-0.785254</text:p>
              </table:table-cell>
              <table:table-cell office:value-type="float" office:value="0.167517">
                <text:p>0.167517</text:p>
              </table:table-cell>
              <table:table-cell office:value-type="float" office:value="0.322784">
                <text:p>0.322784</text:p>
              </table:table-cell>
              <table:table-cell office:value-type="float" office:value="0.4149">
                <text:p>0.4149</text:p>
              </table:table-cell>
              <table:table-cell office:value-type="float" office:value="0.472441">
                <text:p>0.472441</text:p>
              </table:table-cell>
              <table:table-cell office:value-type="float" office:value="0.519737">
                <text:p>0.519737</text:p>
              </table:table-cell>
              <table:table-cell office:value-type="float" office:value="0.562615">
                <text:p>0.562615</text:p>
              </table:table-cell>
              <table:table-cell office:value-type="float" office:value="0.645901">
                <text:p>0.645901</text:p>
              </table:table-cell>
              <table:table-cell office:value-type="float" office:value="0.746242">
                <text:p>0.746242</text:p>
              </table:table-cell>
              <table:table-cell office:value-type="float" office:value="0.832232">
                <text:p>0.832232</text:p>
              </table:table-cell>
              <table:table-cell office:value-type="float" office:value="0.879968">
                <text:p>0.879968</text:p>
              </table:table-cell>
              <table:table-cell office:value-type="float" office:value="0.389911">
                <text:p>0.38991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537513">
                <text:p>-0.537513</text:p>
              </table:table-cell>
              <table:table-cell office:value-type="float" office:value="0.215585">
                <text:p>0.215585</text:p>
              </table:table-cell>
              <table:table-cell office:value-type="float" office:value="0.354313">
                <text:p>0.354313</text:p>
              </table:table-cell>
              <table:table-cell office:value-type="float" office:value="0.423235">
                <text:p>0.423235</text:p>
              </table:table-cell>
              <table:table-cell office:value-type="float" office:value="0.480503">
                <text:p>0.480503</text:p>
              </table:table-cell>
              <table:table-cell office:value-type="float" office:value="0.52394">
                <text:p>0.52394</text:p>
              </table:table-cell>
              <table:table-cell office:value-type="float" office:value="0.583696">
                <text:p>0.583696</text:p>
              </table:table-cell>
              <table:table-cell office:value-type="float" office:value="0.656844">
                <text:p>0.656844</text:p>
              </table:table-cell>
              <table:table-cell office:value-type="float" office:value="0.752812">
                <text:p>0.752812</text:p>
              </table:table-cell>
              <table:table-cell office:value-type="float" office:value="0.836435">
                <text:p>0.836435</text:p>
              </table:table-cell>
              <table:table-cell office:value-type="float" office:value="0.879968">
                <text:p>0.879968</text:p>
              </table:table-cell>
              <table:table-cell office:value-type="float" office:value="0.428985">
                <text:p>0.42898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44617">
                <text:p>-0.44617</text:p>
              </table:table-cell>
              <table:table-cell office:value-type="float" office:value="0.183754">
                <text:p>0.183754</text:p>
              </table:table-cell>
              <table:table-cell office:value-type="float" office:value="0.301068">
                <text:p>0.301068</text:p>
              </table:table-cell>
              <table:table-cell office:value-type="float" office:value="0.386573">
                <text:p>0.386573</text:p>
              </table:table-cell>
              <table:table-cell office:value-type="float" office:value="0.445037">
                <text:p>0.445037</text:p>
              </table:table-cell>
              <table:table-cell office:value-type="float" office:value="0.500041">
                <text:p>0.500041</text:p>
              </table:table-cell>
              <table:table-cell office:value-type="float" office:value="0.543911">
                <text:p>0.543911</text:p>
              </table:table-cell>
              <table:table-cell office:value-type="float" office:value="0.619906">
                <text:p>0.619906</text:p>
              </table:table-cell>
              <table:table-cell office:value-type="float" office:value="0.729351">
                <text:p>0.729351</text:p>
              </table:table-cell>
              <table:table-cell office:value-type="float" office:value="0.828693">
                <text:p>0.828693</text:p>
              </table:table-cell>
              <table:table-cell office:value-type="float" office:value="0.879968">
                <text:p>0.879968</text:p>
              </table:table-cell>
              <table:table-cell office:value-type="float" office:value="0.409217">
                <text:p>0.40921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410282">
                <text:p>-0.410282</text:p>
              </table:table-cell>
              <table:table-cell office:value-type="float" office:value="0.190319">
                <text:p>0.190319</text:p>
              </table:table-cell>
              <table:table-cell office:value-type="float" office:value="0.292724">
                <text:p>0.292724</text:p>
              </table:table-cell>
              <table:table-cell office:value-type="float" office:value="0.3792">
                <text:p>0.3792</text:p>
              </table:table-cell>
              <table:table-cell office:value-type="float" office:value="0.440812">
                <text:p>0.440812</text:p>
              </table:table-cell>
              <table:table-cell office:value-type="float" office:value="0.486608">
                <text:p>0.486608</text:p>
              </table:table-cell>
              <table:table-cell office:value-type="float" office:value="0.523479">
                <text:p>0.523479</text:p>
              </table:table-cell>
              <table:table-cell office:value-type="float" office:value="0.59632">
                <text:p>0.59632</text:p>
              </table:table-cell>
              <table:table-cell office:value-type="float" office:value="0.703912">
                <text:p>0.703912</text:p>
              </table:table-cell>
              <table:table-cell office:value-type="float" office:value="0.819161">
                <text:p>0.819161</text:p>
              </table:table-cell>
              <table:table-cell office:value-type="float" office:value="0.879968">
                <text:p>0.879968</text:p>
              </table:table-cell>
              <table:table-cell office:value-type="float" office:value="0.402225">
                <text:p>0.4022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755361">
                <text:p>-0.755361</text:p>
              </table:table-cell>
              <table:table-cell office:value-type="float" office:value="0.215826">
                <text:p>0.215826</text:p>
              </table:table-cell>
              <table:table-cell office:value-type="float" office:value="0.334364">
                <text:p>0.334364</text:p>
              </table:table-cell>
              <table:table-cell office:value-type="float" office:value="0.405369">
                <text:p>0.405369</text:p>
              </table:table-cell>
              <table:table-cell office:value-type="float" office:value="0.463525">
                <text:p>0.463525</text:p>
              </table:table-cell>
              <table:table-cell office:value-type="float" office:value="0.511057">
                <text:p>0.511057</text:p>
              </table:table-cell>
              <table:table-cell office:value-type="float" office:value="0.550569">
                <text:p>0.550569</text:p>
              </table:table-cell>
              <table:table-cell office:value-type="float" office:value="0.633444">
                <text:p>0.633444</text:p>
              </table:table-cell>
              <table:table-cell office:value-type="float" office:value="0.71972">
                <text:p>0.71972</text:p>
              </table:table-cell>
              <table:table-cell office:value-type="float" office:value="0.817539">
                <text:p>0.817539</text:p>
              </table:table-cell>
              <table:table-cell office:value-type="float" office:value="0.879968">
                <text:p>0.879968</text:p>
              </table:table-cell>
              <table:table-cell office:value-type="float" office:value="0.389605">
                <text:p>0.38960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361922">
                <text:p>-0.361922</text:p>
              </table:table-cell>
              <table:table-cell office:value-type="float" office:value="0.262062">
                <text:p>0.262062</text:p>
              </table:table-cell>
              <table:table-cell office:value-type="float" office:value="0.353208">
                <text:p>0.353208</text:p>
              </table:table-cell>
              <table:table-cell office:value-type="float" office:value="0.430091">
                <text:p>0.430091</text:p>
              </table:table-cell>
              <table:table-cell office:value-type="float" office:value="0.48351">
                <text:p>0.48351</text:p>
              </table:table-cell>
              <table:table-cell office:value-type="float" office:value="0.524227">
                <text:p>0.524227</text:p>
              </table:table-cell>
              <table:table-cell office:value-type="float" office:value="0.563392">
                <text:p>0.563392</text:p>
              </table:table-cell>
              <table:table-cell office:value-type="float" office:value="0.637672">
                <text:p>0.637672</text:p>
              </table:table-cell>
              <table:table-cell office:value-type="float" office:value="0.719283">
                <text:p>0.719283</text:p>
              </table:table-cell>
              <table:table-cell office:value-type="float" office:value="0.805823">
                <text:p>0.805823</text:p>
              </table:table-cell>
              <table:table-cell office:value-type="float" office:value="0.879968">
                <text:p>0.879968</text:p>
              </table:table-cell>
              <table:table-cell office:value-type="float" office:value="0.441735">
                <text:p>0.44173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446678">
                <text:p>-0.446678</text:p>
              </table:table-cell>
              <table:table-cell office:value-type="float" office:value="0.222971">
                <text:p>0.222971</text:p>
              </table:table-cell>
              <table:table-cell office:value-type="float" office:value="0.347349">
                <text:p>0.347349</text:p>
              </table:table-cell>
              <table:table-cell office:value-type="float" office:value="0.419627">
                <text:p>0.419627</text:p>
              </table:table-cell>
              <table:table-cell office:value-type="float" office:value="0.473295">
                <text:p>0.473295</text:p>
              </table:table-cell>
              <table:table-cell office:value-type="float" office:value="0.518523">
                <text:p>0.518523</text:p>
              </table:table-cell>
              <table:table-cell office:value-type="float" office:value="0.564232">
                <text:p>0.564232</text:p>
              </table:table-cell>
              <table:table-cell office:value-type="float" office:value="0.639668">
                <text:p>0.639668</text:p>
              </table:table-cell>
              <table:table-cell office:value-type="float" office:value="0.717789">
                <text:p>0.717789</text:p>
              </table:table-cell>
              <table:table-cell office:value-type="float" office:value="0.813297">
                <text:p>0.813297</text:p>
              </table:table-cell>
              <table:table-cell office:value-type="float" office:value="0.880651">
                <text:p>0.880651</text:p>
              </table:table-cell>
              <table:table-cell office:value-type="float" office:value="0.427007">
                <text:p>0.42700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627493">
                <text:p>-0.627493</text:p>
              </table:table-cell>
              <table:table-cell office:value-type="float" office:value="0.194517">
                <text:p>0.194517</text:p>
              </table:table-cell>
              <table:table-cell office:value-type="float" office:value="0.333192">
                <text:p>0.333192</text:p>
              </table:table-cell>
              <table:table-cell office:value-type="float" office:value="0.405682">
                <text:p>0.405682</text:p>
              </table:table-cell>
              <table:table-cell office:value-type="float" office:value="0.45817">
                <text:p>0.45817</text:p>
              </table:table-cell>
              <table:table-cell office:value-type="float" office:value="0.503535">
                <text:p>0.503535</text:p>
              </table:table-cell>
              <table:table-cell office:value-type="float" office:value="0.551079">
                <text:p>0.551079</text:p>
              </table:table-cell>
              <table:table-cell office:value-type="float" office:value="0.624113">
                <text:p>0.624113</text:p>
              </table:table-cell>
              <table:table-cell office:value-type="float" office:value="0.709931">
                <text:p>0.709931</text:p>
              </table:table-cell>
              <table:table-cell office:value-type="float" office:value="0.799193">
                <text:p>0.799193</text:p>
              </table:table-cell>
              <table:table-cell office:value-type="float" office:value="0.879968">
                <text:p>0.879968</text:p>
              </table:table-cell>
              <table:table-cell office:value-type="float" office:value="0.395192">
                <text:p>0.3951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568712">
                <text:p>-0.568712</text:p>
              </table:table-cell>
              <table:table-cell office:value-type="float" office:value="0.176647">
                <text:p>0.176647</text:p>
              </table:table-cell>
              <table:table-cell office:value-type="float" office:value="0.296505">
                <text:p>0.296505</text:p>
              </table:table-cell>
              <table:table-cell office:value-type="float" office:value="0.381422">
                <text:p>0.381422</text:p>
              </table:table-cell>
              <table:table-cell office:value-type="float" office:value="0.451358">
                <text:p>0.451358</text:p>
              </table:table-cell>
              <table:table-cell office:value-type="float" office:value="0.502348">
                <text:p>0.502348</text:p>
              </table:table-cell>
              <table:table-cell office:value-type="float" office:value="0.54855">
                <text:p>0.54855</text:p>
              </table:table-cell>
              <table:table-cell office:value-type="float" office:value="0.617646">
                <text:p>0.617646</text:p>
              </table:table-cell>
              <table:table-cell office:value-type="float" office:value="0.701121">
                <text:p>0.701121</text:p>
              </table:table-cell>
              <table:table-cell office:value-type="float" office:value="0.800536">
                <text:p>0.800536</text:p>
              </table:table-cell>
              <table:table-cell office:value-type="float" office:value="0.875656">
                <text:p>0.875656</text:p>
              </table:table-cell>
              <table:table-cell office:value-type="float" office:value="0.390742">
                <text:p>0.39074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791431">
                <text:p>-0.791431</text:p>
              </table:table-cell>
              <table:table-cell office:value-type="float" office:value="0.113823">
                <text:p>0.113823</text:p>
              </table:table-cell>
              <table:table-cell office:value-type="float" office:value="0.247853">
                <text:p>0.247853</text:p>
              </table:table-cell>
              <table:table-cell office:value-type="float" office:value="0.354805">
                <text:p>0.354805</text:p>
              </table:table-cell>
              <table:table-cell office:value-type="float" office:value="0.437233">
                <text:p>0.437233</text:p>
              </table:table-cell>
              <table:table-cell office:value-type="float" office:value="0.493442">
                <text:p>0.493442</text:p>
              </table:table-cell>
              <table:table-cell office:value-type="float" office:value="0.546188">
                <text:p>0.546188</text:p>
              </table:table-cell>
              <table:table-cell office:value-type="float" office:value="0.622037">
                <text:p>0.622037</text:p>
              </table:table-cell>
              <table:table-cell office:value-type="float" office:value="0.70345">
                <text:p>0.70345</text:p>
              </table:table-cell>
              <table:table-cell office:value-type="float" office:value="0.811973">
                <text:p>0.811973</text:p>
              </table:table-cell>
              <table:table-cell office:value-type="float" office:value="0.893716">
                <text:p>0.893716</text:p>
              </table:table-cell>
              <table:table-cell office:value-type="float" office:value="0.353937">
                <text:p>0.3539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699492">
                <text:p>-0.699492</text:p>
              </table:table-cell>
              <table:table-cell office:value-type="float" office:value="0.128144">
                <text:p>0.128144</text:p>
              </table:table-cell>
              <table:table-cell office:value-type="float" office:value="0.250914">
                <text:p>0.250914</text:p>
              </table:table-cell>
              <table:table-cell office:value-type="float" office:value="0.359741">
                <text:p>0.359741</text:p>
              </table:table-cell>
              <table:table-cell office:value-type="float" office:value="0.434552">
                <text:p>0.434552</text:p>
              </table:table-cell>
              <table:table-cell office:value-type="float" office:value="0.488647">
                <text:p>0.488647</text:p>
              </table:table-cell>
              <table:table-cell office:value-type="float" office:value="0.537218">
                <text:p>0.537218</text:p>
              </table:table-cell>
              <table:table-cell office:value-type="float" office:value="0.594074">
                <text:p>0.594074</text:p>
              </table:table-cell>
              <table:table-cell office:value-type="float" office:value="0.683831">
                <text:p>0.683831</text:p>
              </table:table-cell>
              <table:table-cell office:value-type="float" office:value="0.808458">
                <text:p>0.808458</text:p>
              </table:table-cell>
              <table:table-cell office:value-type="float" office:value="0.893716">
                <text:p>0.893716</text:p>
              </table:table-cell>
              <table:table-cell office:value-type="float" office:value="0.358609">
                <text:p>0.35860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626885">
                <text:p>-0.626885</text:p>
              </table:table-cell>
              <table:table-cell office:value-type="float" office:value="0.164238">
                <text:p>0.164238</text:p>
              </table:table-cell>
              <table:table-cell office:value-type="float" office:value="0.297597">
                <text:p>0.297597</text:p>
              </table:table-cell>
              <table:table-cell office:value-type="float" office:value="0.387747">
                <text:p>0.387747</text:p>
              </table:table-cell>
              <table:table-cell office:value-type="float" office:value="0.448311">
                <text:p>0.448311</text:p>
              </table:table-cell>
              <table:table-cell office:value-type="float" office:value="0.496942">
                <text:p>0.496942</text:p>
              </table:table-cell>
              <table:table-cell office:value-type="float" office:value="0.544483">
                <text:p>0.544483</text:p>
              </table:table-cell>
              <table:table-cell office:value-type="float" office:value="0.599549">
                <text:p>0.599549</text:p>
              </table:table-cell>
              <table:table-cell office:value-type="float" office:value="0.703775">
                <text:p>0.703775</text:p>
              </table:table-cell>
              <table:table-cell office:value-type="float" office:value="0.809733">
                <text:p>0.809733</text:p>
              </table:table-cell>
              <table:table-cell office:value-type="float" office:value="0.893716">
                <text:p>0.893716</text:p>
              </table:table-cell>
              <table:table-cell office:value-type="float" office:value="0.382549">
                <text:p>0.3825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496986">
                <text:p>-0.496986</text:p>
              </table:table-cell>
              <table:table-cell office:value-type="float" office:value="0.227731">
                <text:p>0.227731</text:p>
              </table:table-cell>
              <table:table-cell office:value-type="float" office:value="0.340479">
                <text:p>0.340479</text:p>
              </table:table-cell>
              <table:table-cell office:value-type="float" office:value="0.417969">
                <text:p>0.417969</text:p>
              </table:table-cell>
              <table:table-cell office:value-type="float" office:value="0.4629">
                <text:p>0.4629</text:p>
              </table:table-cell>
              <table:table-cell office:value-type="float" office:value="0.503399">
                <text:p>0.503399</text:p>
              </table:table-cell>
              <table:table-cell office:value-type="float" office:value="0.553344">
                <text:p>0.553344</text:p>
              </table:table-cell>
              <table:table-cell office:value-type="float" office:value="0.61626">
                <text:p>0.61626</text:p>
              </table:table-cell>
              <table:table-cell office:value-type="float" office:value="0.709912">
                <text:p>0.709912</text:p>
              </table:table-cell>
              <table:table-cell office:value-type="float" office:value="0.808021">
                <text:p>0.808021</text:p>
              </table:table-cell>
              <table:table-cell office:value-type="float" office:value="0.893716">
                <text:p>0.893716</text:p>
              </table:table-cell>
              <table:table-cell office:value-type="float" office:value="0.414303">
                <text:p>0.41430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658996">
                <text:p>-0.658996</text:p>
              </table:table-cell>
              <table:table-cell office:value-type="float" office:value="0.18609">
                <text:p>0.18609</text:p>
              </table:table-cell>
              <table:table-cell office:value-type="float" office:value="0.307222">
                <text:p>0.307222</text:p>
              </table:table-cell>
              <table:table-cell office:value-type="float" office:value="0.397254">
                <text:p>0.397254</text:p>
              </table:table-cell>
              <table:table-cell office:value-type="float" office:value="0.452417">
                <text:p>0.452417</text:p>
              </table:table-cell>
              <table:table-cell office:value-type="float" office:value="0.506237">
                <text:p>0.506237</text:p>
              </table:table-cell>
              <table:table-cell office:value-type="float" office:value="0.558803">
                <text:p>0.558803</text:p>
              </table:table-cell>
              <table:table-cell office:value-type="float" office:value="0.61661">
                <text:p>0.61661</text:p>
              </table:table-cell>
              <table:table-cell office:value-type="float" office:value="0.702898">
                <text:p>0.702898</text:p>
              </table:table-cell>
              <table:table-cell office:value-type="float" office:value="0.806499">
                <text:p>0.806499</text:p>
              </table:table-cell>
              <table:table-cell office:value-type="float" office:value="0.893716">
                <text:p>0.893716</text:p>
              </table:table-cell>
              <table:table-cell office:value-type="float" office:value="0.387504">
                <text:p>0.3875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657929">
                <text:p>-0.657929</text:p>
              </table:table-cell>
              <table:table-cell office:value-type="float" office:value="0.170087">
                <text:p>0.170087</text:p>
              </table:table-cell>
              <table:table-cell office:value-type="float" office:value="0.276145">
                <text:p>0.276145</text:p>
              </table:table-cell>
              <table:table-cell office:value-type="float" office:value="0.383506">
                <text:p>0.383506</text:p>
              </table:table-cell>
              <table:table-cell office:value-type="float" office:value="0.447749">
                <text:p>0.447749</text:p>
              </table:table-cell>
              <table:table-cell office:value-type="float" office:value="0.497476">
                <text:p>0.497476</text:p>
              </table:table-cell>
              <table:table-cell office:value-type="float" office:value="0.54181">
                <text:p>0.54181</text:p>
              </table:table-cell>
              <table:table-cell office:value-type="float" office:value="0.603269">
                <text:p>0.603269</text:p>
              </table:table-cell>
              <table:table-cell office:value-type="float" office:value="0.680565">
                <text:p>0.680565</text:p>
              </table:table-cell>
              <table:table-cell office:value-type="float" office:value="0.801567">
                <text:p>0.801567</text:p>
              </table:table-cell>
              <table:table-cell office:value-type="float" office:value="0.893716">
                <text:p>0.893716</text:p>
              </table:table-cell>
              <table:table-cell office:value-type="float" office:value="0.374424">
                <text:p>0.37442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343721">
                <text:p>-0.343721</text:p>
              </table:table-cell>
              <table:table-cell office:value-type="float" office:value="0.213205">
                <text:p>0.213205</text:p>
              </table:table-cell>
              <table:table-cell office:value-type="float" office:value="0.331611">
                <text:p>0.331611</text:p>
              </table:table-cell>
              <table:table-cell office:value-type="float" office:value="0.415158">
                <text:p>0.415158</text:p>
              </table:table-cell>
              <table:table-cell office:value-type="float" office:value="0.466006">
                <text:p>0.466006</text:p>
              </table:table-cell>
              <table:table-cell office:value-type="float" office:value="0.502601">
                <text:p>0.502601</text:p>
              </table:table-cell>
              <table:table-cell office:value-type="float" office:value="0.53976">
                <text:p>0.53976</text:p>
              </table:table-cell>
              <table:table-cell office:value-type="float" office:value="0.604481">
                <text:p>0.604481</text:p>
              </table:table-cell>
              <table:table-cell office:value-type="float" office:value="0.691093">
                <text:p>0.691093</text:p>
              </table:table-cell>
              <table:table-cell office:value-type="float" office:value="0.809875">
                <text:p>0.809875</text:p>
              </table:table-cell>
              <table:table-cell office:value-type="float" office:value="0.893716">
                <text:p>0.893716</text:p>
              </table:table-cell>
              <table:table-cell office:value-type="float" office:value="0.423007">
                <text:p>0.42300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721672">
                <text:p>-0.721672</text:p>
              </table:table-cell>
              <table:table-cell office:value-type="float" office:value="0.184596">
                <text:p>0.184596</text:p>
              </table:table-cell>
              <table:table-cell office:value-type="float" office:value="0.324994">
                <text:p>0.324994</text:p>
              </table:table-cell>
              <table:table-cell office:value-type="float" office:value="0.417945">
                <text:p>0.417945</text:p>
              </table:table-cell>
              <table:table-cell office:value-type="float" office:value="0.460373">
                <text:p>0.460373</text:p>
              </table:table-cell>
              <table:table-cell office:value-type="float" office:value="0.496326">
                <text:p>0.496326</text:p>
              </table:table-cell>
              <table:table-cell office:value-type="float" office:value="0.533813">
                <text:p>0.533813</text:p>
              </table:table-cell>
              <table:table-cell office:value-type="float" office:value="0.594344">
                <text:p>0.594344</text:p>
              </table:table-cell>
              <table:table-cell office:value-type="float" office:value="0.702138">
                <text:p>0.702138</text:p>
              </table:table-cell>
              <table:table-cell office:value-type="float" office:value="0.818155">
                <text:p>0.818155</text:p>
              </table:table-cell>
              <table:table-cell office:value-type="float" office:value="0.893716">
                <text:p>0.893716</text:p>
              </table:table-cell>
              <table:table-cell office:value-type="float" office:value="0.381101">
                <text:p>0.3811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590706">
                <text:p>-0.590706</text:p>
              </table:table-cell>
              <table:table-cell office:value-type="float" office:value="0.224219">
                <text:p>0.224219</text:p>
              </table:table-cell>
              <table:table-cell office:value-type="float" office:value="0.340895">
                <text:p>0.340895</text:p>
              </table:table-cell>
              <table:table-cell office:value-type="float" office:value="0.413931">
                <text:p>0.413931</text:p>
              </table:table-cell>
              <table:table-cell office:value-type="float" office:value="0.465741">
                <text:p>0.465741</text:p>
              </table:table-cell>
              <table:table-cell office:value-type="float" office:value="0.505638">
                <text:p>0.505638</text:p>
              </table:table-cell>
              <table:table-cell office:value-type="float" office:value="0.550095">
                <text:p>0.550095</text:p>
              </table:table-cell>
              <table:table-cell office:value-type="float" office:value="0.621312">
                <text:p>0.621312</text:p>
              </table:table-cell>
              <table:table-cell office:value-type="float" office:value="0.711799">
                <text:p>0.711799</text:p>
              </table:table-cell>
              <table:table-cell office:value-type="float" office:value="0.813382">
                <text:p>0.813382</text:p>
              </table:table-cell>
              <table:table-cell office:value-type="float" office:value="0.867789">
                <text:p>0.867789</text:p>
              </table:table-cell>
              <table:table-cell office:value-type="float" office:value="0.405631">
                <text:p>0.40563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566475">
                <text:p>-0.566475</text:p>
              </table:table-cell>
              <table:table-cell office:value-type="float" office:value="0.239115">
                <text:p>0.239115</text:p>
              </table:table-cell>
              <table:table-cell office:value-type="float" office:value="0.374009">
                <text:p>0.374009</text:p>
              </table:table-cell>
              <table:table-cell office:value-type="float" office:value="0.439491">
                <text:p>0.439491</text:p>
              </table:table-cell>
              <table:table-cell office:value-type="float" office:value="0.485195">
                <text:p>0.485195</text:p>
              </table:table-cell>
              <table:table-cell office:value-type="float" office:value="0.52366">
                <text:p>0.52366</text:p>
              </table:table-cell>
              <table:table-cell office:value-type="float" office:value="0.572115">
                <text:p>0.572115</text:p>
              </table:table-cell>
              <table:table-cell office:value-type="float" office:value="0.646282">
                <text:p>0.646282</text:p>
              </table:table-cell>
              <table:table-cell office:value-type="float" office:value="0.726378">
                <text:p>0.726378</text:p>
              </table:table-cell>
              <table:table-cell office:value-type="float" office:value="0.822423">
                <text:p>0.822423</text:p>
              </table:table-cell>
              <table:table-cell office:value-type="float" office:value="0.87391">
                <text:p>0.87391</text:p>
              </table:table-cell>
              <table:table-cell office:value-type="float" office:value="0.426219">
                <text:p>0.4262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538715">
                <text:p>-0.538715</text:p>
              </table:table-cell>
              <table:table-cell office:value-type="float" office:value="0.214496">
                <text:p>0.214496</text:p>
              </table:table-cell>
              <table:table-cell office:value-type="float" office:value="0.343827">
                <text:p>0.343827</text:p>
              </table:table-cell>
              <table:table-cell office:value-type="float" office:value="0.419402">
                <text:p>0.419402</text:p>
              </table:table-cell>
              <table:table-cell office:value-type="float" office:value="0.473507">
                <text:p>0.473507</text:p>
              </table:table-cell>
              <table:table-cell office:value-type="float" office:value="0.510034">
                <text:p>0.510034</text:p>
              </table:table-cell>
              <table:table-cell office:value-type="float" office:value="0.554594">
                <text:p>0.554594</text:p>
              </table:table-cell>
              <table:table-cell office:value-type="float" office:value="0.629193">
                <text:p>0.629193</text:p>
              </table:table-cell>
              <table:table-cell office:value-type="float" office:value="0.712314">
                <text:p>0.712314</text:p>
              </table:table-cell>
              <table:table-cell office:value-type="float" office:value="0.811564">
                <text:p>0.811564</text:p>
              </table:table-cell>
              <table:table-cell office:value-type="float" office:value="0.87391">
                <text:p>0.87391</text:p>
              </table:table-cell>
              <table:table-cell office:value-type="float" office:value="0.413022">
                <text:p>0.41302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531225">
                <text:p>-0.531225</text:p>
              </table:table-cell>
              <table:table-cell office:value-type="float" office:value="0.22952">
                <text:p>0.22952</text:p>
              </table:table-cell>
              <table:table-cell office:value-type="float" office:value="0.344133">
                <text:p>0.344133</text:p>
              </table:table-cell>
              <table:table-cell office:value-type="float" office:value="0.423888">
                <text:p>0.423888</text:p>
              </table:table-cell>
              <table:table-cell office:value-type="float" office:value="0.476494">
                <text:p>0.476494</text:p>
              </table:table-cell>
              <table:table-cell office:value-type="float" office:value="0.525108">
                <text:p>0.525108</text:p>
              </table:table-cell>
              <table:table-cell office:value-type="float" office:value="0.586222">
                <text:p>0.586222</text:p>
              </table:table-cell>
              <table:table-cell office:value-type="float" office:value="0.673557">
                <text:p>0.673557</text:p>
              </table:table-cell>
              <table:table-cell office:value-type="float" office:value="0.736931">
                <text:p>0.736931</text:p>
              </table:table-cell>
              <table:table-cell office:value-type="float" office:value="0.820719">
                <text:p>0.820719</text:p>
              </table:table-cell>
              <table:table-cell office:value-type="float" office:value="0.883255">
                <text:p>0.883255</text:p>
              </table:table-cell>
              <table:table-cell office:value-type="float" office:value="0.428535">
                <text:p>0.42853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357967">
                <text:p>-0.357967</text:p>
              </table:table-cell>
              <table:table-cell office:value-type="float" office:value="0.267325">
                <text:p>0.267325</text:p>
              </table:table-cell>
              <table:table-cell office:value-type="float" office:value="0.365678">
                <text:p>0.365678</text:p>
              </table:table-cell>
              <table:table-cell office:value-type="float" office:value="0.438268">
                <text:p>0.438268</text:p>
              </table:table-cell>
              <table:table-cell office:value-type="float" office:value="0.486054">
                <text:p>0.486054</text:p>
              </table:table-cell>
              <table:table-cell office:value-type="float" office:value="0.520487">
                <text:p>0.520487</text:p>
              </table:table-cell>
              <table:table-cell office:value-type="float" office:value="0.569618">
                <text:p>0.569618</text:p>
              </table:table-cell>
              <table:table-cell office:value-type="float" office:value="0.650212">
                <text:p>0.650212</text:p>
              </table:table-cell>
              <table:table-cell office:value-type="float" office:value="0.729791">
                <text:p>0.729791</text:p>
              </table:table-cell>
              <table:table-cell office:value-type="float" office:value="0.811391">
                <text:p>0.811391</text:p>
              </table:table-cell>
              <table:table-cell office:value-type="float" office:value="0.883255">
                <text:p>0.883255</text:p>
              </table:table-cell>
              <table:table-cell office:value-type="float" office:value="0.448086">
                <text:p>0.4480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594691">
                <text:p>-0.594691</text:p>
              </table:table-cell>
              <table:table-cell office:value-type="float" office:value="0.240924">
                <text:p>0.240924</text:p>
              </table:table-cell>
              <table:table-cell office:value-type="float" office:value="0.357537">
                <text:p>0.357537</text:p>
              </table:table-cell>
              <table:table-cell office:value-type="float" office:value="0.433325">
                <text:p>0.433325</text:p>
              </table:table-cell>
              <table:table-cell office:value-type="float" office:value="0.489192">
                <text:p>0.489192</text:p>
              </table:table-cell>
              <table:table-cell office:value-type="float" office:value="0.534084">
                <text:p>0.534084</text:p>
              </table:table-cell>
              <table:table-cell office:value-type="float" office:value="0.600107">
                <text:p>0.600107</text:p>
              </table:table-cell>
              <table:table-cell office:value-type="float" office:value="0.674653">
                <text:p>0.674653</text:p>
              </table:table-cell>
              <table:table-cell office:value-type="float" office:value="0.741107">
                <text:p>0.741107</text:p>
              </table:table-cell>
              <table:table-cell office:value-type="float" office:value="0.820116">
                <text:p>0.820116</text:p>
              </table:table-cell>
              <table:table-cell office:value-type="float" office:value="0.89157">
                <text:p>0.89157</text:p>
              </table:table-cell>
              <table:table-cell office:value-type="float" office:value="0.429635">
                <text:p>0.42963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331273">
                <text:p>-0.331273</text:p>
              </table:table-cell>
              <table:table-cell office:value-type="float" office:value="0.23611">
                <text:p>0.23611</text:p>
              </table:table-cell>
              <table:table-cell office:value-type="float" office:value="0.362059">
                <text:p>0.362059</text:p>
              </table:table-cell>
              <table:table-cell office:value-type="float" office:value="0.428985">
                <text:p>0.428985</text:p>
              </table:table-cell>
              <table:table-cell office:value-type="float" office:value="0.484171">
                <text:p>0.484171</text:p>
              </table:table-cell>
              <table:table-cell office:value-type="float" office:value="0.528811">
                <text:p>0.528811</text:p>
              </table:table-cell>
              <table:table-cell office:value-type="float" office:value="0.582116">
                <text:p>0.582116</text:p>
              </table:table-cell>
              <table:table-cell office:value-type="float" office:value="0.652726">
                <text:p>0.652726</text:p>
              </table:table-cell>
              <table:table-cell office:value-type="float" office:value="0.721762">
                <text:p>0.721762</text:p>
              </table:table-cell>
              <table:table-cell office:value-type="float" office:value="0.815097">
                <text:p>0.815097</text:p>
              </table:table-cell>
              <table:table-cell office:value-type="float" office:value="0.89157">
                <text:p>0.89157</text:p>
              </table:table-cell>
              <table:table-cell office:value-type="float" office:value="0.448056">
                <text:p>0.44805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390981">
                <text:p>-0.390981</text:p>
              </table:table-cell>
              <table:table-cell office:value-type="float" office:value="0.265602">
                <text:p>0.265602</text:p>
              </table:table-cell>
              <table:table-cell office:value-type="float" office:value="0.371432">
                <text:p>0.371432</text:p>
              </table:table-cell>
              <table:table-cell office:value-type="float" office:value="0.429206">
                <text:p>0.429206</text:p>
              </table:table-cell>
              <table:table-cell office:value-type="float" office:value="0.485028">
                <text:p>0.485028</text:p>
              </table:table-cell>
              <table:table-cell office:value-type="float" office:value="0.529244">
                <text:p>0.529244</text:p>
              </table:table-cell>
              <table:table-cell office:value-type="float" office:value="0.590907">
                <text:p>0.590907</text:p>
              </table:table-cell>
              <table:table-cell office:value-type="float" office:value="0.663779">
                <text:p>0.663779</text:p>
              </table:table-cell>
              <table:table-cell office:value-type="float" office:value="0.727662">
                <text:p>0.727662</text:p>
              </table:table-cell>
              <table:table-cell office:value-type="float" office:value="0.810609">
                <text:p>0.810609</text:p>
              </table:table-cell>
              <table:table-cell office:value-type="float" office:value="0.89157">
                <text:p>0.89157</text:p>
              </table:table-cell>
              <table:table-cell office:value-type="float" office:value="0.448249">
                <text:p>0.44824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402672">
                <text:p>-0.402672</text:p>
              </table:table-cell>
              <table:table-cell office:value-type="float" office:value="0.224872">
                <text:p>0.224872</text:p>
              </table:table-cell>
              <table:table-cell office:value-type="float" office:value="0.37127">
                <text:p>0.37127</text:p>
              </table:table-cell>
              <table:table-cell office:value-type="float" office:value="0.43521">
                <text:p>0.43521</text:p>
              </table:table-cell>
              <table:table-cell office:value-type="float" office:value="0.49149">
                <text:p>0.49149</text:p>
              </table:table-cell>
              <table:table-cell office:value-type="float" office:value="0.536949">
                <text:p>0.536949</text:p>
              </table:table-cell>
              <table:table-cell office:value-type="float" office:value="0.603835">
                <text:p>0.603835</text:p>
              </table:table-cell>
              <table:table-cell office:value-type="float" office:value="0.674663">
                <text:p>0.674663</text:p>
              </table:table-cell>
              <table:table-cell office:value-type="float" office:value="0.740575">
                <text:p>0.740575</text:p>
              </table:table-cell>
              <table:table-cell office:value-type="float" office:value="0.82789">
                <text:p>0.82789</text:p>
              </table:table-cell>
              <table:table-cell office:value-type="float" office:value="0.89157">
                <text:p>0.89157</text:p>
              </table:table-cell>
              <table:table-cell office:value-type="float" office:value="0.450408">
                <text:p>0.4504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214119">
                <text:p>-0.214119</text:p>
              </table:table-cell>
              <table:table-cell office:value-type="float" office:value="0.299637">
                <text:p>0.299637</text:p>
              </table:table-cell>
              <table:table-cell office:value-type="float" office:value="0.404866">
                <text:p>0.404866</text:p>
              </table:table-cell>
              <table:table-cell office:value-type="float" office:value="0.46298">
                <text:p>0.46298</text:p>
              </table:table-cell>
              <table:table-cell office:value-type="float" office:value="0.518012">
                <text:p>0.518012</text:p>
              </table:table-cell>
              <table:table-cell office:value-type="float" office:value="0.561943">
                <text:p>0.561943</text:p>
              </table:table-cell>
              <table:table-cell office:value-type="float" office:value="0.623733">
                <text:p>0.623733</text:p>
              </table:table-cell>
              <table:table-cell office:value-type="float" office:value="0.685267">
                <text:p>0.685267</text:p>
              </table:table-cell>
              <table:table-cell office:value-type="float" office:value="0.738322">
                <text:p>0.738322</text:p>
              </table:table-cell>
              <table:table-cell office:value-type="float" office:value="0.815108">
                <text:p>0.815108</text:p>
              </table:table-cell>
              <table:table-cell office:value-type="float" office:value="0.867789">
                <text:p>0.867789</text:p>
              </table:table-cell>
              <table:table-cell office:value-type="float" office:value="0.489575">
                <text:p>0.4895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87336">
                <text:p>-0.487336</text:p>
              </table:table-cell>
              <table:table-cell office:value-type="float" office:value="0.266266">
                <text:p>0.266266</text:p>
              </table:table-cell>
              <table:table-cell office:value-type="float" office:value="0.366638">
                <text:p>0.366638</text:p>
              </table:table-cell>
              <table:table-cell office:value-type="float" office:value="0.4252">
                <text:p>0.4252</text:p>
              </table:table-cell>
              <table:table-cell office:value-type="float" office:value="0.482347">
                <text:p>0.482347</text:p>
              </table:table-cell>
              <table:table-cell office:value-type="float" office:value="0.535412">
                <text:p>0.535412</text:p>
              </table:table-cell>
              <table:table-cell office:value-type="float" office:value="0.593377">
                <text:p>0.593377</text:p>
              </table:table-cell>
              <table:table-cell office:value-type="float" office:value="0.67552">
                <text:p>0.67552</text:p>
              </table:table-cell>
              <table:table-cell office:value-type="float" office:value="0.742334">
                <text:p>0.742334</text:p>
              </table:table-cell>
              <table:table-cell office:value-type="float" office:value="0.820162">
                <text:p>0.820162</text:p>
              </table:table-cell>
              <table:table-cell office:value-type="float" office:value="0.868752">
                <text:p>0.868752</text:p>
              </table:table-cell>
              <table:table-cell office:value-type="float" office:value="0.441992">
                <text:p>0.44199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681567">
                <text:p>-0.681567</text:p>
              </table:table-cell>
              <table:table-cell office:value-type="float" office:value="0.259014">
                <text:p>0.259014</text:p>
              </table:table-cell>
              <table:table-cell office:value-type="float" office:value="0.371575">
                <text:p>0.371575</text:p>
              </table:table-cell>
              <table:table-cell office:value-type="float" office:value="0.430765">
                <text:p>0.430765</text:p>
              </table:table-cell>
              <table:table-cell office:value-type="float" office:value="0.483793">
                <text:p>0.483793</text:p>
              </table:table-cell>
              <table:table-cell office:value-type="float" office:value="0.531885">
                <text:p>0.531885</text:p>
              </table:table-cell>
              <table:table-cell office:value-type="float" office:value="0.59387">
                <text:p>0.59387</text:p>
              </table:table-cell>
              <table:table-cell office:value-type="float" office:value="0.676128">
                <text:p>0.676128</text:p>
              </table:table-cell>
              <table:table-cell office:value-type="float" office:value="0.745437">
                <text:p>0.745437</text:p>
              </table:table-cell>
              <table:table-cell office:value-type="float" office:value="0.823158">
                <text:p>0.823158</text:p>
              </table:table-cell>
              <table:table-cell office:value-type="float" office:value="0.870521">
                <text:p>0.870521</text:p>
              </table:table-cell>
              <table:table-cell office:value-type="float" office:value="0.423406">
                <text:p>0.42340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324749">
                <text:p>-0.324749</text:p>
              </table:table-cell>
              <table:table-cell office:value-type="float" office:value="0.27205">
                <text:p>0.27205</text:p>
              </table:table-cell>
              <table:table-cell office:value-type="float" office:value="0.383872">
                <text:p>0.383872</text:p>
              </table:table-cell>
              <table:table-cell office:value-type="float" office:value="0.443238">
                <text:p>0.443238</text:p>
              </table:table-cell>
              <table:table-cell office:value-type="float" office:value="0.492687">
                <text:p>0.492687</text:p>
              </table:table-cell>
              <table:table-cell office:value-type="float" office:value="0.537373">
                <text:p>0.537373</text:p>
              </table:table-cell>
              <table:table-cell office:value-type="float" office:value="0.600195">
                <text:p>0.600195</text:p>
              </table:table-cell>
              <table:table-cell office:value-type="float" office:value="0.674496">
                <text:p>0.674496</text:p>
              </table:table-cell>
              <table:table-cell office:value-type="float" office:value="0.742504">
                <text:p>0.742504</text:p>
              </table:table-cell>
              <table:table-cell office:value-type="float" office:value="0.825353">
                <text:p>0.825353</text:p>
              </table:table-cell>
              <table:table-cell office:value-type="float" office:value="0.892165">
                <text:p>0.892165</text:p>
              </table:table-cell>
              <table:table-cell office:value-type="float" office:value="0.464702">
                <text:p>0.4647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491316">
                <text:p>-0.491316</text:p>
              </table:table-cell>
              <table:table-cell office:value-type="float" office:value="0.2507">
                <text:p>0.2507</text:p>
              </table:table-cell>
              <table:table-cell office:value-type="float" office:value="0.371247">
                <text:p>0.371247</text:p>
              </table:table-cell>
              <table:table-cell office:value-type="float" office:value="0.442333">
                <text:p>0.442333</text:p>
              </table:table-cell>
              <table:table-cell office:value-type="float" office:value="0.494578">
                <text:p>0.494578</text:p>
              </table:table-cell>
              <table:table-cell office:value-type="float" office:value="0.537367">
                <text:p>0.537367</text:p>
              </table:table-cell>
              <table:table-cell office:value-type="float" office:value="0.594583">
                <text:p>0.594583</text:p>
              </table:table-cell>
              <table:table-cell office:value-type="float" office:value="0.662406">
                <text:p>0.662406</text:p>
              </table:table-cell>
              <table:table-cell office:value-type="float" office:value="0.71976">
                <text:p>0.71976</text:p>
              </table:table-cell>
              <table:table-cell office:value-type="float" office:value="0.802739">
                <text:p>0.802739</text:p>
              </table:table-cell>
              <table:table-cell office:value-type="float" office:value="0.892165">
                <text:p>0.892165</text:p>
              </table:table-cell>
              <table:table-cell office:value-type="float" office:value="0.43844">
                <text:p>0.4384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391328">
                <text:p>-0.391328</text:p>
              </table:table-cell>
              <table:table-cell office:value-type="float" office:value="0.25109">
                <text:p>0.25109</text:p>
              </table:table-cell>
              <table:table-cell office:value-type="float" office:value="0.37397">
                <text:p>0.37397</text:p>
              </table:table-cell>
              <table:table-cell office:value-type="float" office:value="0.449016">
                <text:p>0.449016</text:p>
              </table:table-cell>
              <table:table-cell office:value-type="float" office:value="0.496818">
                <text:p>0.496818</text:p>
              </table:table-cell>
              <table:table-cell office:value-type="float" office:value="0.538023">
                <text:p>0.538023</text:p>
              </table:table-cell>
              <table:table-cell office:value-type="float" office:value="0.594473">
                <text:p>0.594473</text:p>
              </table:table-cell>
              <table:table-cell office:value-type="float" office:value="0.663465">
                <text:p>0.663465</text:p>
              </table:table-cell>
              <table:table-cell office:value-type="float" office:value="0.736218">
                <text:p>0.736218</text:p>
              </table:table-cell>
              <table:table-cell office:value-type="float" office:value="0.816067">
                <text:p>0.816067</text:p>
              </table:table-cell>
              <table:table-cell office:value-type="float" office:value="0.867789">
                <text:p>0.867789</text:p>
              </table:table-cell>
              <table:table-cell office:value-type="float" office:value="0.452781">
                <text:p>0.4527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250118">
                <text:p>-0.250118</text:p>
              </table:table-cell>
              <table:table-cell office:value-type="float" office:value="0.245718">
                <text:p>0.245718</text:p>
              </table:table-cell>
              <table:table-cell office:value-type="float" office:value="0.342928">
                <text:p>0.342928</text:p>
              </table:table-cell>
              <table:table-cell office:value-type="float" office:value="0.43892">
                <text:p>0.43892</text:p>
              </table:table-cell>
              <table:table-cell office:value-type="float" office:value="0.483743">
                <text:p>0.483743</text:p>
              </table:table-cell>
              <table:table-cell office:value-type="float" office:value="0.526088">
                <text:p>0.526088</text:p>
              </table:table-cell>
              <table:table-cell office:value-type="float" office:value="0.57281">
                <text:p>0.57281</text:p>
              </table:table-cell>
              <table:table-cell office:value-type="float" office:value="0.645245">
                <text:p>0.645245</text:p>
              </table:table-cell>
              <table:table-cell office:value-type="float" office:value="0.724464">
                <text:p>0.724464</text:p>
              </table:table-cell>
              <table:table-cell office:value-type="float" office:value="0.804146">
                <text:p>0.804146</text:p>
              </table:table-cell>
              <table:table-cell office:value-type="float" office:value="0.867789">
                <text:p>0.867789</text:p>
              </table:table-cell>
              <table:table-cell office:value-type="float" office:value="0.453394">
                <text:p>0.45339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816687">
                <text:p>-0.816687</text:p>
              </table:table-cell>
              <table:table-cell office:value-type="float" office:value="0.1456">
                <text:p>0.1456</text:p>
              </table:table-cell>
              <table:table-cell office:value-type="float" office:value="0.276098">
                <text:p>0.276098</text:p>
              </table:table-cell>
              <table:table-cell office:value-type="float" office:value="0.403178">
                <text:p>0.403178</text:p>
              </table:table-cell>
              <table:table-cell office:value-type="float" office:value="0.471388">
                <text:p>0.471388</text:p>
              </table:table-cell>
              <table:table-cell office:value-type="float" office:value="0.513735">
                <text:p>0.513735</text:p>
              </table:table-cell>
              <table:table-cell office:value-type="float" office:value="0.562622">
                <text:p>0.562622</text:p>
              </table:table-cell>
              <table:table-cell office:value-type="float" office:value="0.635886">
                <text:p>0.635886</text:p>
              </table:table-cell>
              <table:table-cell office:value-type="float" office:value="0.716807">
                <text:p>0.716807</text:p>
              </table:table-cell>
              <table:table-cell office:value-type="float" office:value="0.807249">
                <text:p>0.807249</text:p>
              </table:table-cell>
              <table:table-cell office:value-type="float" office:value="0.867901">
                <text:p>0.867901</text:p>
              </table:table-cell>
              <table:table-cell office:value-type="float" office:value="0.371588">
                <text:p>0.3715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403492">
                <text:p>-0.403492</text:p>
              </table:table-cell>
              <table:table-cell office:value-type="float" office:value="0.200295">
                <text:p>0.200295</text:p>
              </table:table-cell>
              <table:table-cell office:value-type="float" office:value="0.327726">
                <text:p>0.327726</text:p>
              </table:table-cell>
              <table:table-cell office:value-type="float" office:value="0.434136">
                <text:p>0.434136</text:p>
              </table:table-cell>
              <table:table-cell office:value-type="float" office:value="0.482038">
                <text:p>0.482038</text:p>
              </table:table-cell>
              <table:table-cell office:value-type="float" office:value="0.521665">
                <text:p>0.521665</text:p>
              </table:table-cell>
              <table:table-cell office:value-type="float" office:value="0.571672">
                <text:p>0.571672</text:p>
              </table:table-cell>
              <table:table-cell office:value-type="float" office:value="0.648177">
                <text:p>0.648177</text:p>
              </table:table-cell>
              <table:table-cell office:value-type="float" office:value="0.729822">
                <text:p>0.729822</text:p>
              </table:table-cell>
              <table:table-cell office:value-type="float" office:value="0.814388">
                <text:p>0.814388</text:p>
              </table:table-cell>
              <table:table-cell office:value-type="float" office:value="0.879968">
                <text:p>0.879968</text:p>
              </table:table-cell>
              <table:table-cell office:value-type="float" office:value="0.432643">
                <text:p>0.43264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331629">
                <text:p>-0.331629</text:p>
              </table:table-cell>
              <table:table-cell office:value-type="float" office:value="0.23855">
                <text:p>0.23855</text:p>
              </table:table-cell>
              <table:table-cell office:value-type="float" office:value="0.381408">
                <text:p>0.381408</text:p>
              </table:table-cell>
              <table:table-cell office:value-type="float" office:value="0.455724">
                <text:p>0.455724</text:p>
              </table:table-cell>
              <table:table-cell office:value-type="float" office:value="0.498546">
                <text:p>0.498546</text:p>
              </table:table-cell>
              <table:table-cell office:value-type="float" office:value="0.542167">
                <text:p>0.542167</text:p>
              </table:table-cell>
              <table:table-cell office:value-type="float" office:value="0.599872">
                <text:p>0.599872</text:p>
              </table:table-cell>
              <table:table-cell office:value-type="float" office:value="0.678389">
                <text:p>0.678389</text:p>
              </table:table-cell>
              <table:table-cell office:value-type="float" office:value="0.752395">
                <text:p>0.752395</text:p>
              </table:table-cell>
              <table:table-cell office:value-type="float" office:value="0.833055">
                <text:p>0.833055</text:p>
              </table:table-cell>
              <table:table-cell office:value-type="float" office:value="0.879968">
                <text:p>0.879968</text:p>
              </table:table-cell>
              <table:table-cell office:value-type="float" office:value="0.464848">
                <text:p>0.46484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436599">
                <text:p>-0.436599</text:p>
              </table:table-cell>
              <table:table-cell office:value-type="float" office:value="0.220735">
                <text:p>0.220735</text:p>
              </table:table-cell>
              <table:table-cell office:value-type="float" office:value="0.3587">
                <text:p>0.3587</text:p>
              </table:table-cell>
              <table:table-cell office:value-type="float" office:value="0.442158">
                <text:p>0.442158</text:p>
              </table:table-cell>
              <table:table-cell office:value-type="float" office:value="0.486779">
                <text:p>0.486779</text:p>
              </table:table-cell>
              <table:table-cell office:value-type="float" office:value="0.53111">
                <text:p>0.53111</text:p>
              </table:table-cell>
              <table:table-cell office:value-type="float" office:value="0.587502">
                <text:p>0.587502</text:p>
              </table:table-cell>
              <table:table-cell office:value-type="float" office:value="0.679596">
                <text:p>0.679596</text:p>
              </table:table-cell>
              <table:table-cell office:value-type="float" office:value="0.752599">
                <text:p>0.752599</text:p>
              </table:table-cell>
              <table:table-cell office:value-type="float" office:value="0.830911">
                <text:p>0.830911</text:p>
              </table:table-cell>
              <table:table-cell office:value-type="float" office:value="0.879968">
                <text:p>0.879968</text:p>
              </table:table-cell>
              <table:table-cell office:value-type="float" office:value="0.445349">
                <text:p>0.44534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531261">
                <text:p>-0.531261</text:p>
              </table:table-cell>
              <table:table-cell office:value-type="float" office:value="0.205297">
                <text:p>0.205297</text:p>
              </table:table-cell>
              <table:table-cell office:value-type="float" office:value="0.339573">
                <text:p>0.339573</text:p>
              </table:table-cell>
              <table:table-cell office:value-type="float" office:value="0.429887">
                <text:p>0.429887</text:p>
              </table:table-cell>
              <table:table-cell office:value-type="float" office:value="0.478767">
                <text:p>0.478767</text:p>
              </table:table-cell>
              <table:table-cell office:value-type="float" office:value="0.518011">
                <text:p>0.518011</text:p>
              </table:table-cell>
              <table:table-cell office:value-type="float" office:value="0.561312">
                <text:p>0.561312</text:p>
              </table:table-cell>
              <table:table-cell office:value-type="float" office:value="0.63885">
                <text:p>0.63885</text:p>
              </table:table-cell>
              <table:table-cell office:value-type="float" office:value="0.731038">
                <text:p>0.731038</text:p>
              </table:table-cell>
              <table:table-cell office:value-type="float" office:value="0.814777">
                <text:p>0.814777</text:p>
              </table:table-cell>
              <table:table-cell office:value-type="float" office:value="0.872322">
                <text:p>0.872322</text:p>
              </table:table-cell>
              <table:table-cell office:value-type="float" office:value="0.418625">
                <text:p>0.41862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531402">
                <text:p>-0.531402</text:p>
              </table:table-cell>
              <table:table-cell office:value-type="float" office:value="0.197181">
                <text:p>0.197181</text:p>
              </table:table-cell>
              <table:table-cell office:value-type="float" office:value="0.313968">
                <text:p>0.313968</text:p>
              </table:table-cell>
              <table:table-cell office:value-type="float" office:value="0.417822">
                <text:p>0.417822</text:p>
              </table:table-cell>
              <table:table-cell office:value-type="float" office:value="0.473456">
                <text:p>0.473456</text:p>
              </table:table-cell>
              <table:table-cell office:value-type="float" office:value="0.504045">
                <text:p>0.504045</text:p>
              </table:table-cell>
              <table:table-cell office:value-type="float" office:value="0.548039">
                <text:p>0.548039</text:p>
              </table:table-cell>
              <table:table-cell office:value-type="float" office:value="0.624915">
                <text:p>0.624915</text:p>
              </table:table-cell>
              <table:table-cell office:value-type="float" office:value="0.727805">
                <text:p>0.727805</text:p>
              </table:table-cell>
              <table:table-cell office:value-type="float" office:value="0.81599">
                <text:p>0.81599</text:p>
              </table:table-cell>
              <table:table-cell office:value-type="float" office:value="0.872322">
                <text:p>0.872322</text:p>
              </table:table-cell>
              <table:table-cell office:value-type="float" office:value="0.409182">
                <text:p>0.40918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500884">
                <text:p>-0.500884</text:p>
              </table:table-cell>
              <table:table-cell office:value-type="float" office:value="0.199622">
                <text:p>0.199622</text:p>
              </table:table-cell>
              <table:table-cell office:value-type="float" office:value="0.320304">
                <text:p>0.320304</text:p>
              </table:table-cell>
              <table:table-cell office:value-type="float" office:value="0.405843">
                <text:p>0.405843</text:p>
              </table:table-cell>
              <table:table-cell office:value-type="float" office:value="0.466429">
                <text:p>0.466429</text:p>
              </table:table-cell>
              <table:table-cell office:value-type="float" office:value="0.503887">
                <text:p>0.503887</text:p>
              </table:table-cell>
              <table:table-cell office:value-type="float" office:value="0.557076">
                <text:p>0.557076</text:p>
              </table:table-cell>
              <table:table-cell office:value-type="float" office:value="0.666308">
                <text:p>0.666308</text:p>
              </table:table-cell>
              <table:table-cell office:value-type="float" office:value="0.736932">
                <text:p>0.736932</text:p>
              </table:table-cell>
              <table:table-cell office:value-type="float" office:value="0.823902">
                <text:p>0.823902</text:p>
              </table:table-cell>
              <table:table-cell office:value-type="float" office:value="0.870213">
                <text:p>0.870213</text:p>
              </table:table-cell>
              <table:table-cell office:value-type="float" office:value="0.417942">
                <text:p>0.417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43248">
                <text:p>-0.43248</text:p>
              </table:table-cell>
              <table:table-cell office:value-type="float" office:value="0.204039">
                <text:p>0.204039</text:p>
              </table:table-cell>
              <table:table-cell office:value-type="float" office:value="0.332411">
                <text:p>0.332411</text:p>
              </table:table-cell>
              <table:table-cell office:value-type="float" office:value="0.424725">
                <text:p>0.424725</text:p>
              </table:table-cell>
              <table:table-cell office:value-type="float" office:value="0.473057">
                <text:p>0.473057</text:p>
              </table:table-cell>
              <table:table-cell office:value-type="float" office:value="0.516211">
                <text:p>0.516211</text:p>
              </table:table-cell>
              <table:table-cell office:value-type="float" office:value="0.561083">
                <text:p>0.561083</text:p>
              </table:table-cell>
              <table:table-cell office:value-type="float" office:value="0.6654">
                <text:p>0.6654</text:p>
              </table:table-cell>
              <table:table-cell office:value-type="float" office:value="0.732325">
                <text:p>0.732325</text:p>
              </table:table-cell>
              <table:table-cell office:value-type="float" office:value="0.822911">
                <text:p>0.822911</text:p>
              </table:table-cell>
              <table:table-cell office:value-type="float" office:value="0.868001">
                <text:p>0.868001</text:p>
              </table:table-cell>
              <table:table-cell office:value-type="float" office:value="0.429968">
                <text:p>0.4299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408032">
                <text:p>-0.408032</text:p>
              </table:table-cell>
              <table:table-cell office:value-type="float" office:value="0.197046">
                <text:p>0.197046</text:p>
              </table:table-cell>
              <table:table-cell office:value-type="float" office:value="0.337553">
                <text:p>0.337553</text:p>
              </table:table-cell>
              <table:table-cell office:value-type="float" office:value="0.411105">
                <text:p>0.411105</text:p>
              </table:table-cell>
              <table:table-cell office:value-type="float" office:value="0.471863">
                <text:p>0.471863</text:p>
              </table:table-cell>
              <table:table-cell office:value-type="float" office:value="0.513084">
                <text:p>0.513084</text:p>
              </table:table-cell>
              <table:table-cell office:value-type="float" office:value="0.564465">
                <text:p>0.564465</text:p>
              </table:table-cell>
              <table:table-cell office:value-type="float" office:value="0.649849">
                <text:p>0.649849</text:p>
              </table:table-cell>
              <table:table-cell office:value-type="float" office:value="0.732461">
                <text:p>0.732461</text:p>
              </table:table-cell>
              <table:table-cell office:value-type="float" office:value="0.818168">
                <text:p>0.818168</text:p>
              </table:table-cell>
              <table:table-cell office:value-type="float" office:value="0.868001">
                <text:p>0.868001</text:p>
              </table:table-cell>
              <table:table-cell office:value-type="float" office:value="0.428756">
                <text:p>0.42875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568475">
                <text:p>-0.568475</text:p>
              </table:table-cell>
              <table:table-cell office:value-type="float" office:value="0.167348">
                <text:p>0.167348</text:p>
              </table:table-cell>
              <table:table-cell office:value-type="float" office:value="0.308974">
                <text:p>0.308974</text:p>
              </table:table-cell>
              <table:table-cell office:value-type="float" office:value="0.412575">
                <text:p>0.412575</text:p>
              </table:table-cell>
              <table:table-cell office:value-type="float" office:value="0.461849">
                <text:p>0.461849</text:p>
              </table:table-cell>
              <table:table-cell office:value-type="float" office:value="0.501896">
                <text:p>0.501896</text:p>
              </table:table-cell>
              <table:table-cell office:value-type="float" office:value="0.555932">
                <text:p>0.555932</text:p>
              </table:table-cell>
              <table:table-cell office:value-type="float" office:value="0.627649">
                <text:p>0.627649</text:p>
              </table:table-cell>
              <table:table-cell office:value-type="float" office:value="0.721069">
                <text:p>0.721069</text:p>
              </table:table-cell>
              <table:table-cell office:value-type="float" office:value="0.816124">
                <text:p>0.816124</text:p>
              </table:table-cell>
              <table:table-cell office:value-type="float" office:value="0.868001">
                <text:p>0.868001</text:p>
              </table:table-cell>
              <table:table-cell office:value-type="float" office:value="0.400494">
                <text:p>0.40049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626709">
                <text:p>-0.626709</text:p>
              </table:table-cell>
              <table:table-cell office:value-type="float" office:value="0.213849">
                <text:p>0.213849</text:p>
              </table:table-cell>
              <table:table-cell office:value-type="float" office:value="0.355514">
                <text:p>0.355514</text:p>
              </table:table-cell>
              <table:table-cell office:value-type="float" office:value="0.432224">
                <text:p>0.432224</text:p>
              </table:table-cell>
              <table:table-cell office:value-type="float" office:value="0.471779">
                <text:p>0.471779</text:p>
              </table:table-cell>
              <table:table-cell office:value-type="float" office:value="0.519875">
                <text:p>0.519875</text:p>
              </table:table-cell>
              <table:table-cell office:value-type="float" office:value="0.557008">
                <text:p>0.557008</text:p>
              </table:table-cell>
              <table:table-cell office:value-type="float" office:value="0.608154">
                <text:p>0.608154</text:p>
              </table:table-cell>
              <table:table-cell office:value-type="float" office:value="0.702867">
                <text:p>0.702867</text:p>
              </table:table-cell>
              <table:table-cell office:value-type="float" office:value="0.813647">
                <text:p>0.813647</text:p>
              </table:table-cell>
              <table:table-cell office:value-type="float" office:value="0.871468">
                <text:p>0.871468</text:p>
              </table:table-cell>
              <table:table-cell office:value-type="float" office:value="0.404821">
                <text:p>0.40482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45717">
                <text:p>-0.45717</text:p>
              </table:table-cell>
              <table:table-cell office:value-type="float" office:value="0.240465">
                <text:p>0.240465</text:p>
              </table:table-cell>
              <table:table-cell office:value-type="float" office:value="0.357315">
                <text:p>0.357315</text:p>
              </table:table-cell>
              <table:table-cell office:value-type="float" office:value="0.426089">
                <text:p>0.426089</text:p>
              </table:table-cell>
              <table:table-cell office:value-type="float" office:value="0.470266">
                <text:p>0.470266</text:p>
              </table:table-cell>
              <table:table-cell office:value-type="float" office:value="0.511738">
                <text:p>0.511738</text:p>
              </table:table-cell>
              <table:table-cell office:value-type="float" office:value="0.552807">
                <text:p>0.552807</text:p>
              </table:table-cell>
              <table:table-cell office:value-type="float" office:value="0.623001">
                <text:p>0.623001</text:p>
              </table:table-cell>
              <table:table-cell office:value-type="float" office:value="0.713231">
                <text:p>0.713231</text:p>
              </table:table-cell>
              <table:table-cell office:value-type="float" office:value="0.828194">
                <text:p>0.828194</text:p>
              </table:table-cell>
              <table:table-cell office:value-type="float" office:value="0.871468">
                <text:p>0.871468</text:p>
              </table:table-cell>
              <table:table-cell office:value-type="float" office:value="0.426594">
                <text:p>0.42659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469007">
                <text:p>-0.469007</text:p>
              </table:table-cell>
              <table:table-cell office:value-type="float" office:value="0.1963">
                <text:p>0.1963</text:p>
              </table:table-cell>
              <table:table-cell office:value-type="float" office:value="0.330944">
                <text:p>0.330944</text:p>
              </table:table-cell>
              <table:table-cell office:value-type="float" office:value="0.421037">
                <text:p>0.421037</text:p>
              </table:table-cell>
              <table:table-cell office:value-type="float" office:value="0.481623">
                <text:p>0.481623</text:p>
              </table:table-cell>
              <table:table-cell office:value-type="float" office:value="0.528542">
                <text:p>0.528542</text:p>
              </table:table-cell>
              <table:table-cell office:value-type="float" office:value="0.559604">
                <text:p>0.559604</text:p>
              </table:table-cell>
              <table:table-cell office:value-type="float" office:value="0.618072">
                <text:p>0.618072</text:p>
              </table:table-cell>
              <table:table-cell office:value-type="float" office:value="0.70216">
                <text:p>0.70216</text:p>
              </table:table-cell>
              <table:table-cell office:value-type="float" office:value="0.826304">
                <text:p>0.826304</text:p>
              </table:table-cell>
              <table:table-cell office:value-type="float" office:value="0.871468">
                <text:p>0.871468</text:p>
              </table:table-cell>
              <table:table-cell office:value-type="float" office:value="0.419558">
                <text:p>0.41955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659649">
                <text:p>-0.659649</text:p>
              </table:table-cell>
              <table:table-cell office:value-type="float" office:value="0.177248">
                <text:p>0.177248</text:p>
              </table:table-cell>
              <table:table-cell office:value-type="float" office:value="0.312833">
                <text:p>0.312833</text:p>
              </table:table-cell>
              <table:table-cell office:value-type="float" office:value="0.399851">
                <text:p>0.399851</text:p>
              </table:table-cell>
              <table:table-cell office:value-type="float" office:value="0.453483">
                <text:p>0.453483</text:p>
              </table:table-cell>
              <table:table-cell office:value-type="float" office:value="0.50984">
                <text:p>0.50984</text:p>
              </table:table-cell>
              <table:table-cell office:value-type="float" office:value="0.550646">
                <text:p>0.550646</text:p>
              </table:table-cell>
              <table:table-cell office:value-type="float" office:value="0.590964">
                <text:p>0.590964</text:p>
              </table:table-cell>
              <table:table-cell office:value-type="float" office:value="0.677465">
                <text:p>0.677465</text:p>
              </table:table-cell>
              <table:table-cell office:value-type="float" office:value="0.807206">
                <text:p>0.807206</text:p>
              </table:table-cell>
              <table:table-cell office:value-type="float" office:value="0.891946">
                <text:p>0.891946</text:p>
              </table:table-cell>
              <table:table-cell office:value-type="float" office:value="0.381989">
                <text:p>0.38198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69008">
                <text:p>-0.69008</text:p>
              </table:table-cell>
              <table:table-cell office:value-type="float" office:value="0.201431">
                <text:p>0.201431</text:p>
              </table:table-cell>
              <table:table-cell office:value-type="float" office:value="0.323354">
                <text:p>0.323354</text:p>
              </table:table-cell>
              <table:table-cell office:value-type="float" office:value="0.390812">
                <text:p>0.390812</text:p>
              </table:table-cell>
              <table:table-cell office:value-type="float" office:value="0.442151">
                <text:p>0.442151</text:p>
              </table:table-cell>
              <table:table-cell office:value-type="float" office:value="0.50256">
                <text:p>0.50256</text:p>
              </table:table-cell>
              <table:table-cell office:value-type="float" office:value="0.542151">
                <text:p>0.542151</text:p>
              </table:table-cell>
              <table:table-cell office:value-type="float" office:value="0.573128">
                <text:p>0.573128</text:p>
              </table:table-cell>
              <table:table-cell office:value-type="float" office:value="0.661611">
                <text:p>0.661611</text:p>
              </table:table-cell>
              <table:table-cell office:value-type="float" office:value="0.793639">
                <text:p>0.793639</text:p>
              </table:table-cell>
              <table:table-cell office:value-type="float" office:value="0.880195">
                <text:p>0.880195</text:p>
              </table:table-cell>
              <table:table-cell office:value-type="float" office:value="0.374076">
                <text:p>0.37407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465078">
                <text:p>-0.465078</text:p>
              </table:table-cell>
              <table:table-cell office:value-type="float" office:value="0.229463">
                <text:p>0.229463</text:p>
              </table:table-cell>
              <table:table-cell office:value-type="float" office:value="0.350118">
                <text:p>0.350118</text:p>
              </table:table-cell>
              <table:table-cell office:value-type="float" office:value="0.417105">
                <text:p>0.417105</text:p>
              </table:table-cell>
              <table:table-cell office:value-type="float" office:value="0.471125">
                <text:p>0.471125</text:p>
              </table:table-cell>
              <table:table-cell office:value-type="float" office:value="0.516985">
                <text:p>0.516985</text:p>
              </table:table-cell>
              <table:table-cell office:value-type="float" office:value="0.548689">
                <text:p>0.548689</text:p>
              </table:table-cell>
              <table:table-cell office:value-type="float" office:value="0.577904">
                <text:p>0.577904</text:p>
              </table:table-cell>
              <table:table-cell office:value-type="float" office:value="0.653533">
                <text:p>0.653533</text:p>
              </table:table-cell>
              <table:table-cell office:value-type="float" office:value="0.797558">
                <text:p>0.797558</text:p>
              </table:table-cell>
              <table:table-cell office:value-type="float" office:value="0.880195">
                <text:p>0.880195</text:p>
              </table:table-cell>
              <table:table-cell office:value-type="float" office:value="0.40974">
                <text:p>0.4097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496869">
                <text:p>-0.496869</text:p>
              </table:table-cell>
              <table:table-cell office:value-type="float" office:value="0.22603">
                <text:p>0.22603</text:p>
              </table:table-cell>
              <table:table-cell office:value-type="float" office:value="0.353475">
                <text:p>0.353475</text:p>
              </table:table-cell>
              <table:table-cell office:value-type="float" office:value="0.421216">
                <text:p>0.421216</text:p>
              </table:table-cell>
              <table:table-cell office:value-type="float" office:value="0.473966">
                <text:p>0.473966</text:p>
              </table:table-cell>
              <table:table-cell office:value-type="float" office:value="0.512689">
                <text:p>0.512689</text:p>
              </table:table-cell>
              <table:table-cell office:value-type="float" office:value="0.547785">
                <text:p>0.547785</text:p>
              </table:table-cell>
              <table:table-cell office:value-type="float" office:value="0.580503">
                <text:p>0.580503</text:p>
              </table:table-cell>
              <table:table-cell office:value-type="float" office:value="0.661975">
                <text:p>0.661975</text:p>
              </table:table-cell>
              <table:table-cell office:value-type="float" office:value="0.800249">
                <text:p>0.800249</text:p>
              </table:table-cell>
              <table:table-cell office:value-type="float" office:value="0.879968">
                <text:p>0.879968</text:p>
              </table:table-cell>
              <table:table-cell office:value-type="float" office:value="0.408102">
                <text:p>0.4081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845391">
                <text:p>-0.845391</text:p>
              </table:table-cell>
              <table:table-cell office:value-type="float" office:value="0.186494">
                <text:p>0.186494</text:p>
              </table:table-cell>
              <table:table-cell office:value-type="float" office:value="0.325739">
                <text:p>0.325739</text:p>
              </table:table-cell>
              <table:table-cell office:value-type="float" office:value="0.418703">
                <text:p>0.418703</text:p>
              </table:table-cell>
              <table:table-cell office:value-type="float" office:value="0.482316">
                <text:p>0.482316</text:p>
              </table:table-cell>
              <table:table-cell office:value-type="float" office:value="0.520238">
                <text:p>0.520238</text:p>
              </table:table-cell>
              <table:table-cell office:value-type="float" office:value="0.555449">
                <text:p>0.555449</text:p>
              </table:table-cell>
              <table:table-cell office:value-type="float" office:value="0.595217">
                <text:p>0.595217</text:p>
              </table:table-cell>
              <table:table-cell office:value-type="float" office:value="0.68342">
                <text:p>0.68342</text:p>
              </table:table-cell>
              <table:table-cell office:value-type="float" office:value="0.816092">
                <text:p>0.816092</text:p>
              </table:table-cell>
              <table:table-cell office:value-type="float" office:value="0.879968">
                <text:p>0.879968</text:p>
              </table:table-cell>
              <table:table-cell office:value-type="float" office:value="0.373828">
                <text:p>0.37382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232129">
                <text:p>-0.232129</text:p>
              </table:table-cell>
              <table:table-cell office:value-type="float" office:value="0.262789">
                <text:p>0.262789</text:p>
              </table:table-cell>
              <table:table-cell office:value-type="float" office:value="0.380324">
                <text:p>0.380324</text:p>
              </table:table-cell>
              <table:table-cell office:value-type="float" office:value="0.448553">
                <text:p>0.448553</text:p>
              </table:table-cell>
              <table:table-cell office:value-type="float" office:value="0.492188">
                <text:p>0.492188</text:p>
              </table:table-cell>
              <table:table-cell office:value-type="float" office:value="0.523569">
                <text:p>0.523569</text:p>
              </table:table-cell>
              <table:table-cell office:value-type="float" office:value="0.552075">
                <text:p>0.552075</text:p>
              </table:table-cell>
              <table:table-cell office:value-type="float" office:value="0.595762">
                <text:p>0.595762</text:p>
              </table:table-cell>
              <table:table-cell office:value-type="float" office:value="0.680686">
                <text:p>0.680686</text:p>
              </table:table-cell>
              <table:table-cell office:value-type="float" office:value="0.801638">
                <text:p>0.801638</text:p>
              </table:table-cell>
              <table:table-cell office:value-type="float" office:value="0.893738">
                <text:p>0.893738</text:p>
              </table:table-cell>
              <table:table-cell office:value-type="float" office:value="0.450545">
                <text:p>0.45054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50142">
                <text:p>-0.50142</text:p>
              </table:table-cell>
              <table:table-cell office:value-type="float" office:value="0.229">
                <text:p>0.229</text:p>
              </table:table-cell>
              <table:table-cell office:value-type="float" office:value="0.365248">
                <text:p>0.365248</text:p>
              </table:table-cell>
              <table:table-cell office:value-type="float" office:value="0.435381">
                <text:p>0.435381</text:p>
              </table:table-cell>
              <table:table-cell office:value-type="float" office:value="0.47433">
                <text:p>0.47433</text:p>
              </table:table-cell>
              <table:table-cell office:value-type="float" office:value="0.51954">
                <text:p>0.51954</text:p>
              </table:table-cell>
              <table:table-cell office:value-type="float" office:value="0.556284">
                <text:p>0.556284</text:p>
              </table:table-cell>
              <table:table-cell office:value-type="float" office:value="0.612952">
                <text:p>0.612952</text:p>
              </table:table-cell>
              <table:table-cell office:value-type="float" office:value="0.690469">
                <text:p>0.690469</text:p>
              </table:table-cell>
              <table:table-cell office:value-type="float" office:value="0.798956">
                <text:p>0.798956</text:p>
              </table:table-cell>
              <table:table-cell office:value-type="float" office:value="0.893738">
                <text:p>0.893738</text:p>
              </table:table-cell>
              <table:table-cell office:value-type="float" office:value="0.418074">
                <text:p>0.41807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402391">
                <text:p>-0.402391</text:p>
              </table:table-cell>
              <table:table-cell office:value-type="float" office:value="0.242589">
                <text:p>0.242589</text:p>
              </table:table-cell>
              <table:table-cell office:value-type="float" office:value="0.34578">
                <text:p>0.34578</text:p>
              </table:table-cell>
              <table:table-cell office:value-type="float" office:value="0.415564">
                <text:p>0.415564</text:p>
              </table:table-cell>
              <table:table-cell office:value-type="float" office:value="0.462346">
                <text:p>0.462346</text:p>
              </table:table-cell>
              <table:table-cell office:value-type="float" office:value="0.510153">
                <text:p>0.510153</text:p>
              </table:table-cell>
              <table:table-cell office:value-type="float" office:value="0.551291">
                <text:p>0.551291</text:p>
              </table:table-cell>
              <table:table-cell office:value-type="float" office:value="0.59539">
                <text:p>0.59539</text:p>
              </table:table-cell>
              <table:table-cell office:value-type="float" office:value="0.679923">
                <text:p>0.679923</text:p>
              </table:table-cell>
              <table:table-cell office:value-type="float" office:value="0.806145">
                <text:p>0.806145</text:p>
              </table:table-cell>
              <table:table-cell office:value-type="float" office:value="0.893738">
                <text:p>0.893738</text:p>
              </table:table-cell>
              <table:table-cell office:value-type="float" office:value="0.420679">
                <text:p>0.42067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30161">
                <text:p>-0.30161</text:p>
              </table:table-cell>
              <table:table-cell office:value-type="float" office:value="0.235766">
                <text:p>0.235766</text:p>
              </table:table-cell>
              <table:table-cell office:value-type="float" office:value="0.332569">
                <text:p>0.332569</text:p>
              </table:table-cell>
              <table:table-cell office:value-type="float" office:value="0.425553">
                <text:p>0.425553</text:p>
              </table:table-cell>
              <table:table-cell office:value-type="float" office:value="0.479012">
                <text:p>0.479012</text:p>
              </table:table-cell>
              <table:table-cell office:value-type="float" office:value="0.522459">
                <text:p>0.522459</text:p>
              </table:table-cell>
              <table:table-cell office:value-type="float" office:value="0.560941">
                <text:p>0.560941</text:p>
              </table:table-cell>
              <table:table-cell office:value-type="float" office:value="0.612216">
                <text:p>0.612216</text:p>
              </table:table-cell>
              <table:table-cell office:value-type="float" office:value="0.688349">
                <text:p>0.688349</text:p>
              </table:table-cell>
              <table:table-cell office:value-type="float" office:value="0.798183">
                <text:p>0.798183</text:p>
              </table:table-cell>
              <table:table-cell office:value-type="float" office:value="0.893738">
                <text:p>0.893738</text:p>
              </table:table-cell>
              <table:table-cell office:value-type="float" office:value="0.435344">
                <text:p>0.43534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527896">
                <text:p>-0.527896</text:p>
              </table:table-cell>
              <table:table-cell office:value-type="float" office:value="0.213183">
                <text:p>0.213183</text:p>
              </table:table-cell>
              <table:table-cell office:value-type="float" office:value="0.320481">
                <text:p>0.320481</text:p>
              </table:table-cell>
              <table:table-cell office:value-type="float" office:value="0.416309">
                <text:p>0.416309</text:p>
              </table:table-cell>
              <table:table-cell office:value-type="float" office:value="0.477599">
                <text:p>0.477599</text:p>
              </table:table-cell>
              <table:table-cell office:value-type="float" office:value="0.515711">
                <text:p>0.515711</text:p>
              </table:table-cell>
              <table:table-cell office:value-type="float" office:value="0.549893">
                <text:p>0.549893</text:p>
              </table:table-cell>
              <table:table-cell office:value-type="float" office:value="0.584916">
                <text:p>0.584916</text:p>
              </table:table-cell>
              <table:table-cell office:value-type="float" office:value="0.670818">
                <text:p>0.670818</text:p>
              </table:table-cell>
              <table:table-cell office:value-type="float" office:value="0.805885">
                <text:p>0.805885</text:p>
              </table:table-cell>
              <table:table-cell office:value-type="float" office:value="0.893738">
                <text:p>0.893738</text:p>
              </table:table-cell>
              <table:table-cell office:value-type="float" office:value="0.40269">
                <text:p>0.4026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334428">
                <text:p>-0.334428</text:p>
              </table:table-cell>
              <table:table-cell office:value-type="float" office:value="0.227078">
                <text:p>0.227078</text:p>
              </table:table-cell>
              <table:table-cell office:value-type="float" office:value="0.342397">
                <text:p>0.342397</text:p>
              </table:table-cell>
              <table:table-cell office:value-type="float" office:value="0.437266">
                <text:p>0.437266</text:p>
              </table:table-cell>
              <table:table-cell office:value-type="float" office:value="0.496086">
                <text:p>0.496086</text:p>
              </table:table-cell>
              <table:table-cell office:value-type="float" office:value="0.52789">
                <text:p>0.52789</text:p>
              </table:table-cell>
              <table:table-cell office:value-type="float" office:value="0.557386">
                <text:p>0.557386</text:p>
              </table:table-cell>
              <table:table-cell office:value-type="float" office:value="0.596803">
                <text:p>0.596803</text:p>
              </table:table-cell>
              <table:table-cell office:value-type="float" office:value="0.682451">
                <text:p>0.682451</text:p>
              </table:table-cell>
              <table:table-cell office:value-type="float" office:value="0.793737">
                <text:p>0.793737</text:p>
              </table:table-cell>
              <table:table-cell office:value-type="float" office:value="0.867789">
                <text:p>0.867789</text:p>
              </table:table-cell>
              <table:table-cell office:value-type="float" office:value="0.432667">
                <text:p>0.43266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784514">
                <text:p>-0.784514</text:p>
              </table:table-cell>
              <table:table-cell office:value-type="float" office:value="0.177517">
                <text:p>0.177517</text:p>
              </table:table-cell>
              <table:table-cell office:value-type="float" office:value="0.337488">
                <text:p>0.337488</text:p>
              </table:table-cell>
              <table:table-cell office:value-type="float" office:value="0.422721">
                <text:p>0.422721</text:p>
              </table:table-cell>
              <table:table-cell office:value-type="float" office:value="0.481081">
                <text:p>0.481081</text:p>
              </table:table-cell>
              <table:table-cell office:value-type="float" office:value="0.522676">
                <text:p>0.522676</text:p>
              </table:table-cell>
              <table:table-cell office:value-type="float" office:value="0.553668">
                <text:p>0.553668</text:p>
              </table:table-cell>
              <table:table-cell office:value-type="float" office:value="0.597109">
                <text:p>0.597109</text:p>
              </table:table-cell>
              <table:table-cell office:value-type="float" office:value="0.687807">
                <text:p>0.687807</text:p>
              </table:table-cell>
              <table:table-cell office:value-type="float" office:value="0.794842">
                <text:p>0.794842</text:p>
              </table:table-cell>
              <table:table-cell office:value-type="float" office:value="0.867789">
                <text:p>0.867789</text:p>
              </table:table-cell>
              <table:table-cell office:value-type="float" office:value="0.379039">
                <text:p>0.37903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295258">
                <text:p>-0.295258</text:p>
              </table:table-cell>
              <table:table-cell office:value-type="float" office:value="0.296022">
                <text:p>0.296022</text:p>
              </table:table-cell>
              <table:table-cell office:value-type="float" office:value="0.390321">
                <text:p>0.390321</text:p>
              </table:table-cell>
              <table:table-cell office:value-type="float" office:value="0.44972">
                <text:p>0.44972</text:p>
              </table:table-cell>
              <table:table-cell office:value-type="float" office:value="0.496957">
                <text:p>0.496957</text:p>
              </table:table-cell>
              <table:table-cell office:value-type="float" office:value="0.532624">
                <text:p>0.532624</text:p>
              </table:table-cell>
              <table:table-cell office:value-type="float" office:value="0.561388">
                <text:p>0.561388</text:p>
              </table:table-cell>
              <table:table-cell office:value-type="float" office:value="0.619871">
                <text:p>0.619871</text:p>
              </table:table-cell>
              <table:table-cell office:value-type="float" office:value="0.698498">
                <text:p>0.698498</text:p>
              </table:table-cell>
              <table:table-cell office:value-type="float" office:value="0.801177">
                <text:p>0.801177</text:p>
              </table:table-cell>
              <table:table-cell office:value-type="float" office:value="0.867789">
                <text:p>0.867789</text:p>
              </table:table-cell>
              <table:table-cell office:value-type="float" office:value="0.455132">
                <text:p>0.45513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433642">
                <text:p>-0.433642</text:p>
              </table:table-cell>
              <table:table-cell office:value-type="float" office:value="0.265416">
                <text:p>0.265416</text:p>
              </table:table-cell>
              <table:table-cell office:value-type="float" office:value="0.378631">
                <text:p>0.378631</text:p>
              </table:table-cell>
              <table:table-cell office:value-type="float" office:value="0.441838">
                <text:p>0.441838</text:p>
              </table:table-cell>
              <table:table-cell office:value-type="float" office:value="0.485416">
                <text:p>0.485416</text:p>
              </table:table-cell>
              <table:table-cell office:value-type="float" office:value="0.521785">
                <text:p>0.521785</text:p>
              </table:table-cell>
              <table:table-cell office:value-type="float" office:value="0.555223">
                <text:p>0.555223</text:p>
              </table:table-cell>
              <table:table-cell office:value-type="float" office:value="0.612267">
                <text:p>0.612267</text:p>
              </table:table-cell>
              <table:table-cell office:value-type="float" office:value="0.706068">
                <text:p>0.706068</text:p>
              </table:table-cell>
              <table:table-cell office:value-type="float" office:value="0.804764">
                <text:p>0.804764</text:p>
              </table:table-cell>
              <table:table-cell office:value-type="float" office:value="0.867789">
                <text:p>0.867789</text:p>
              </table:table-cell>
              <table:table-cell office:value-type="float" office:value="0.433777">
                <text:p>0.43377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398287">
                <text:p>-0.398287</text:p>
              </table:table-cell>
              <table:table-cell office:value-type="float" office:value="0.25745">
                <text:p>0.25745</text:p>
              </table:table-cell>
              <table:table-cell office:value-type="float" office:value="0.368638">
                <text:p>0.368638</text:p>
              </table:table-cell>
              <table:table-cell office:value-type="float" office:value="0.44573">
                <text:p>0.44573</text:p>
              </table:table-cell>
              <table:table-cell office:value-type="float" office:value="0.488626">
                <text:p>0.488626</text:p>
              </table:table-cell>
              <table:table-cell office:value-type="float" office:value="0.516088">
                <text:p>0.516088</text:p>
              </table:table-cell>
              <table:table-cell office:value-type="float" office:value="0.545175">
                <text:p>0.545175</text:p>
              </table:table-cell>
              <table:table-cell office:value-type="float" office:value="0.593797">
                <text:p>0.593797</text:p>
              </table:table-cell>
              <table:table-cell office:value-type="float" office:value="0.688934">
                <text:p>0.688934</text:p>
              </table:table-cell>
              <table:table-cell office:value-type="float" office:value="0.799417">
                <text:p>0.799417</text:p>
              </table:table-cell>
              <table:table-cell office:value-type="float" office:value="0.867923">
                <text:p>0.867923</text:p>
              </table:table-cell>
              <table:table-cell office:value-type="float" office:value="0.430557">
                <text:p>0.43055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390673">
                <text:p>-0.390673</text:p>
              </table:table-cell>
              <table:table-cell office:value-type="float" office:value="0.239464">
                <text:p>0.239464</text:p>
              </table:table-cell>
              <table:table-cell office:value-type="float" office:value="0.331494">
                <text:p>0.331494</text:p>
              </table:table-cell>
              <table:table-cell office:value-type="float" office:value="0.418371">
                <text:p>0.418371</text:p>
              </table:table-cell>
              <table:table-cell office:value-type="float" office:value="0.471968">
                <text:p>0.471968</text:p>
              </table:table-cell>
              <table:table-cell office:value-type="float" office:value="0.508584">
                <text:p>0.508584</text:p>
              </table:table-cell>
              <table:table-cell office:value-type="float" office:value="0.547547">
                <text:p>0.547547</text:p>
              </table:table-cell>
              <table:table-cell office:value-type="float" office:value="0.599467">
                <text:p>0.599467</text:p>
              </table:table-cell>
              <table:table-cell office:value-type="float" office:value="0.693961">
                <text:p>0.693961</text:p>
              </table:table-cell>
              <table:table-cell office:value-type="float" office:value="0.805456">
                <text:p>0.805456</text:p>
              </table:table-cell>
              <table:table-cell office:value-type="float" office:value="0.867789">
                <text:p>0.867789</text:p>
              </table:table-cell>
              <table:table-cell office:value-type="float" office:value="0.422564">
                <text:p>0.42256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167941">
                <text:p>-0.167941</text:p>
              </table:table-cell>
              <table:table-cell office:value-type="float" office:value="0.257802">
                <text:p>0.257802</text:p>
              </table:table-cell>
              <table:table-cell office:value-type="float" office:value="0.355799">
                <text:p>0.355799</text:p>
              </table:table-cell>
              <table:table-cell office:value-type="float" office:value="0.431368">
                <text:p>0.431368</text:p>
              </table:table-cell>
              <table:table-cell office:value-type="float" office:value="0.483624">
                <text:p>0.483624</text:p>
              </table:table-cell>
              <table:table-cell office:value-type="float" office:value="0.518928">
                <text:p>0.518928</text:p>
              </table:table-cell>
              <table:table-cell office:value-type="float" office:value="0.558446">
                <text:p>0.558446</text:p>
              </table:table-cell>
              <table:table-cell office:value-type="float" office:value="0.614059">
                <text:p>0.614059</text:p>
              </table:table-cell>
              <table:table-cell office:value-type="float" office:value="0.701499">
                <text:p>0.701499</text:p>
              </table:table-cell>
              <table:table-cell office:value-type="float" office:value="0.814801">
                <text:p>0.814801</text:p>
              </table:table-cell>
              <table:table-cell office:value-type="float" office:value="0.869145">
                <text:p>0.869145</text:p>
              </table:table-cell>
              <table:table-cell office:value-type="float" office:value="0.456839">
                <text:p>0.45683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179299">
                <text:p>-0.179299</text:p>
              </table:table-cell>
              <table:table-cell office:value-type="float" office:value="0.320332">
                <text:p>0.320332</text:p>
              </table:table-cell>
              <table:table-cell office:value-type="float" office:value="0.40132">
                <text:p>0.40132</text:p>
              </table:table-cell>
              <table:table-cell office:value-type="float" office:value="0.461828">
                <text:p>0.461828</text:p>
              </table:table-cell>
              <table:table-cell office:value-type="float" office:value="0.506289">
                <text:p>0.506289</text:p>
              </table:table-cell>
              <table:table-cell office:value-type="float" office:value="0.538853">
                <text:p>0.538853</text:p>
              </table:table-cell>
              <table:table-cell office:value-type="float" office:value="0.567393">
                <text:p>0.567393</text:p>
              </table:table-cell>
              <table:table-cell office:value-type="float" office:value="0.618003">
                <text:p>0.618003</text:p>
              </table:table-cell>
              <table:table-cell office:value-type="float" office:value="0.694366">
                <text:p>0.694366</text:p>
              </table:table-cell>
              <table:table-cell office:value-type="float" office:value="0.8075">
                <text:p>0.8075</text:p>
              </table:table-cell>
              <table:table-cell office:value-type="float" office:value="0.867789">
                <text:p>0.867789</text:p>
              </table:table-cell>
              <table:table-cell office:value-type="float" office:value="0.473659">
                <text:p>0.47365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291814">
                <text:p>-0.291814</text:p>
              </table:table-cell>
              <table:table-cell office:value-type="float" office:value="0.272876">
                <text:p>0.272876</text:p>
              </table:table-cell>
              <table:table-cell office:value-type="float" office:value="0.374415">
                <text:p>0.374415</text:p>
              </table:table-cell>
              <table:table-cell office:value-type="float" office:value="0.451443">
                <text:p>0.451443</text:p>
              </table:table-cell>
              <table:table-cell office:value-type="float" office:value="0.502964">
                <text:p>0.502964</text:p>
              </table:table-cell>
              <table:table-cell office:value-type="float" office:value="0.535599">
                <text:p>0.535599</text:p>
              </table:table-cell>
              <table:table-cell office:value-type="float" office:value="0.565332">
                <text:p>0.565332</text:p>
              </table:table-cell>
              <table:table-cell office:value-type="float" office:value="0.61816">
                <text:p>0.61816</text:p>
              </table:table-cell>
              <table:table-cell office:value-type="float" office:value="0.699307">
                <text:p>0.699307</text:p>
              </table:table-cell>
              <table:table-cell office:value-type="float" office:value="0.809695">
                <text:p>0.809695</text:p>
              </table:table-cell>
              <table:table-cell office:value-type="float" office:value="0.867789">
                <text:p>0.867789</text:p>
              </table:table-cell>
              <table:table-cell office:value-type="float" office:value="0.453798">
                <text:p>0.45379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41043">
                <text:p>-0.41043</text:p>
              </table:table-cell>
              <table:table-cell office:value-type="float" office:value="0.270833">
                <text:p>0.270833</text:p>
              </table:table-cell>
              <table:table-cell office:value-type="float" office:value="0.391156">
                <text:p>0.391156</text:p>
              </table:table-cell>
              <table:table-cell office:value-type="float" office:value="0.471029">
                <text:p>0.471029</text:p>
              </table:table-cell>
              <table:table-cell office:value-type="float" office:value="0.511922">
                <text:p>0.511922</text:p>
              </table:table-cell>
              <table:table-cell office:value-type="float" office:value="0.548256">
                <text:p>0.548256</text:p>
              </table:table-cell>
              <table:table-cell office:value-type="float" office:value="0.587502">
                <text:p>0.587502</text:p>
              </table:table-cell>
              <table:table-cell office:value-type="float" office:value="0.657368">
                <text:p>0.657368</text:p>
              </table:table-cell>
              <table:table-cell office:value-type="float" office:value="0.739911">
                <text:p>0.739911</text:p>
              </table:table-cell>
              <table:table-cell office:value-type="float" office:value="0.821197">
                <text:p>0.821197</text:p>
              </table:table-cell>
              <table:table-cell office:value-type="float" office:value="0.879968">
                <text:p>0.879968</text:p>
              </table:table-cell>
              <table:table-cell office:value-type="float" office:value="0.458874">
                <text:p>0.45887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500743">
                <text:p>-0.500743</text:p>
              </table:table-cell>
              <table:table-cell office:value-type="float" office:value="0.240926">
                <text:p>0.240926</text:p>
              </table:table-cell>
              <table:table-cell office:value-type="float" office:value="0.367178">
                <text:p>0.367178</text:p>
              </table:table-cell>
              <table:table-cell office:value-type="float" office:value="0.449731">
                <text:p>0.449731</text:p>
              </table:table-cell>
              <table:table-cell office:value-type="float" office:value="0.497228">
                <text:p>0.497228</text:p>
              </table:table-cell>
              <table:table-cell office:value-type="float" office:value="0.526583">
                <text:p>0.526583</text:p>
              </table:table-cell>
              <table:table-cell office:value-type="float" office:value="0.559533">
                <text:p>0.559533</text:p>
              </table:table-cell>
              <table:table-cell office:value-type="float" office:value="0.625176">
                <text:p>0.625176</text:p>
              </table:table-cell>
              <table:table-cell office:value-type="float" office:value="0.720356">
                <text:p>0.720356</text:p>
              </table:table-cell>
              <table:table-cell office:value-type="float" office:value="0.813821">
                <text:p>0.813821</text:p>
              </table:table-cell>
              <table:table-cell office:value-type="float" office:value="0.879968">
                <text:p>0.879968</text:p>
              </table:table-cell>
              <table:table-cell office:value-type="float" office:value="0.429979">
                <text:p>0.42997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397932">
                <text:p>-0.397932</text:p>
              </table:table-cell>
              <table:table-cell office:value-type="float" office:value="0.253456">
                <text:p>0.253456</text:p>
              </table:table-cell>
              <table:table-cell office:value-type="float" office:value="0.389211">
                <text:p>0.389211</text:p>
              </table:table-cell>
              <table:table-cell office:value-type="float" office:value="0.461802">
                <text:p>0.461802</text:p>
              </table:table-cell>
              <table:table-cell office:value-type="float" office:value="0.506354">
                <text:p>0.506354</text:p>
              </table:table-cell>
              <table:table-cell office:value-type="float" office:value="0.53867">
                <text:p>0.53867</text:p>
              </table:table-cell>
              <table:table-cell office:value-type="float" office:value="0.57612">
                <text:p>0.57612</text:p>
              </table:table-cell>
              <table:table-cell office:value-type="float" office:value="0.653294">
                <text:p>0.653294</text:p>
              </table:table-cell>
              <table:table-cell office:value-type="float" office:value="0.739833">
                <text:p>0.739833</text:p>
              </table:table-cell>
              <table:table-cell office:value-type="float" office:value="0.828293">
                <text:p>0.828293</text:p>
              </table:table-cell>
              <table:table-cell office:value-type="float" office:value="0.903817">
                <text:p>0.903817</text:p>
              </table:table-cell>
              <table:table-cell office:value-type="float" office:value="0.45491">
                <text:p>0.4549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532402">
                <text:p>-0.532402</text:p>
              </table:table-cell>
              <table:table-cell office:value-type="float" office:value="0.243554">
                <text:p>0.243554</text:p>
              </table:table-cell>
              <table:table-cell office:value-type="float" office:value="0.371038">
                <text:p>0.371038</text:p>
              </table:table-cell>
              <table:table-cell office:value-type="float" office:value="0.436303">
                <text:p>0.436303</text:p>
              </table:table-cell>
              <table:table-cell office:value-type="float" office:value="0.484739">
                <text:p>0.484739</text:p>
              </table:table-cell>
              <table:table-cell office:value-type="float" office:value="0.525865">
                <text:p>0.525865</text:p>
              </table:table-cell>
              <table:table-cell office:value-type="float" office:value="0.556363">
                <text:p>0.556363</text:p>
              </table:table-cell>
              <table:table-cell office:value-type="float" office:value="0.618933">
                <text:p>0.618933</text:p>
              </table:table-cell>
              <table:table-cell office:value-type="float" office:value="0.719245">
                <text:p>0.719245</text:p>
              </table:table-cell>
              <table:table-cell office:value-type="float" office:value="0.825097">
                <text:p>0.825097</text:p>
              </table:table-cell>
              <table:table-cell office:value-type="float" office:value="0.903817">
                <text:p>0.903817</text:p>
              </table:table-cell>
              <table:table-cell office:value-type="float" office:value="0.424874">
                <text:p>0.42487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348614">
                <text:p>-0.348614</text:p>
              </table:table-cell>
              <table:table-cell office:value-type="float" office:value="0.220943">
                <text:p>0.220943</text:p>
              </table:table-cell>
              <table:table-cell office:value-type="float" office:value="0.363375">
                <text:p>0.363375</text:p>
              </table:table-cell>
              <table:table-cell office:value-type="float" office:value="0.436161">
                <text:p>0.436161</text:p>
              </table:table-cell>
              <table:table-cell office:value-type="float" office:value="0.484005">
                <text:p>0.484005</text:p>
              </table:table-cell>
              <table:table-cell office:value-type="float" office:value="0.52631">
                <text:p>0.52631</text:p>
              </table:table-cell>
              <table:table-cell office:value-type="float" office:value="0.55696">
                <text:p>0.55696</text:p>
              </table:table-cell>
              <table:table-cell office:value-type="float" office:value="0.609494">
                <text:p>0.609494</text:p>
              </table:table-cell>
              <table:table-cell office:value-type="float" office:value="0.717016">
                <text:p>0.717016</text:p>
              </table:table-cell>
              <table:table-cell office:value-type="float" office:value="0.817469">
                <text:p>0.817469</text:p>
              </table:table-cell>
              <table:table-cell office:value-type="float" office:value="0.903817">
                <text:p>0.903817</text:p>
              </table:table-cell>
              <table:table-cell office:value-type="float" office:value="0.438312">
                <text:p>0.43831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370931">
                <text:p>-0.370931</text:p>
              </table:table-cell>
              <table:table-cell office:value-type="float" office:value="0.215759">
                <text:p>0.215759</text:p>
              </table:table-cell>
              <table:table-cell office:value-type="float" office:value="0.350283">
                <text:p>0.350283</text:p>
              </table:table-cell>
              <table:table-cell office:value-type="float" office:value="0.430003">
                <text:p>0.430003</text:p>
              </table:table-cell>
              <table:table-cell office:value-type="float" office:value="0.47218">
                <text:p>0.47218</text:p>
              </table:table-cell>
              <table:table-cell office:value-type="float" office:value="0.517419">
                <text:p>0.517419</text:p>
              </table:table-cell>
              <table:table-cell office:value-type="float" office:value="0.554194">
                <text:p>0.554194</text:p>
              </table:table-cell>
              <table:table-cell office:value-type="float" office:value="0.605199">
                <text:p>0.605199</text:p>
              </table:table-cell>
              <table:table-cell office:value-type="float" office:value="0.715065">
                <text:p>0.715065</text:p>
              </table:table-cell>
              <table:table-cell office:value-type="float" office:value="0.809136">
                <text:p>0.809136</text:p>
              </table:table-cell>
              <table:table-cell office:value-type="float" office:value="0.903817">
                <text:p>0.903817</text:p>
              </table:table-cell>
              <table:table-cell office:value-type="float" office:value="0.429831">
                <text:p>0.42983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389123">
                <text:p>-0.389123</text:p>
              </table:table-cell>
              <table:table-cell office:value-type="float" office:value="0.276698">
                <text:p>0.276698</text:p>
              </table:table-cell>
              <table:table-cell office:value-type="float" office:value="0.393529">
                <text:p>0.393529</text:p>
              </table:table-cell>
              <table:table-cell office:value-type="float" office:value="0.448672">
                <text:p>0.448672</text:p>
              </table:table-cell>
              <table:table-cell office:value-type="float" office:value="0.489125">
                <text:p>0.489125</text:p>
              </table:table-cell>
              <table:table-cell office:value-type="float" office:value="0.525786">
                <text:p>0.525786</text:p>
              </table:table-cell>
              <table:table-cell office:value-type="float" office:value="0.557745">
                <text:p>0.557745</text:p>
              </table:table-cell>
              <table:table-cell office:value-type="float" office:value="0.614681">
                <text:p>0.614681</text:p>
              </table:table-cell>
              <table:table-cell office:value-type="float" office:value="0.710794">
                <text:p>0.710794</text:p>
              </table:table-cell>
              <table:table-cell office:value-type="float" office:value="0.810329">
                <text:p>0.810329</text:p>
              </table:table-cell>
              <table:table-cell office:value-type="float" office:value="0.903817">
                <text:p>0.903817</text:p>
              </table:table-cell>
              <table:table-cell office:value-type="float" office:value="0.443823">
                <text:p>0.44382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126442">
                <text:p>-0.126442</text:p>
              </table:table-cell>
              <table:table-cell office:value-type="float" office:value="0.320199">
                <text:p>0.320199</text:p>
              </table:table-cell>
              <table:table-cell office:value-type="float" office:value="0.396614">
                <text:p>0.396614</text:p>
              </table:table-cell>
              <table:table-cell office:value-type="float" office:value="0.45454">
                <text:p>0.45454</text:p>
              </table:table-cell>
              <table:table-cell office:value-type="float" office:value="0.499036">
                <text:p>0.499036</text:p>
              </table:table-cell>
              <table:table-cell office:value-type="float" office:value="0.53535">
                <text:p>0.53535</text:p>
              </table:table-cell>
              <table:table-cell office:value-type="float" office:value="0.565233">
                <text:p>0.565233</text:p>
              </table:table-cell>
              <table:table-cell office:value-type="float" office:value="0.635864">
                <text:p>0.635864</text:p>
              </table:table-cell>
              <table:table-cell office:value-type="float" office:value="0.72128">
                <text:p>0.72128</text:p>
              </table:table-cell>
              <table:table-cell office:value-type="float" office:value="0.819442">
                <text:p>0.819442</text:p>
              </table:table-cell>
              <table:table-cell office:value-type="float" office:value="0.903817">
                <text:p>0.903817</text:p>
              </table:table-cell>
              <table:table-cell office:value-type="float" office:value="0.482112">
                <text:p>0.48211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289123">
                <text:p>-0.289123</text:p>
              </table:table-cell>
              <table:table-cell office:value-type="float" office:value="0.314803">
                <text:p>0.314803</text:p>
              </table:table-cell>
              <table:table-cell office:value-type="float" office:value="0.409547">
                <text:p>0.409547</text:p>
              </table:table-cell>
              <table:table-cell office:value-type="float" office:value="0.464659">
                <text:p>0.464659</text:p>
              </table:table-cell>
              <table:table-cell office:value-type="float" office:value="0.49958">
                <text:p>0.49958</text:p>
              </table:table-cell>
              <table:table-cell office:value-type="float" office:value="0.539203">
                <text:p>0.539203</text:p>
              </table:table-cell>
              <table:table-cell office:value-type="float" office:value="0.570153">
                <text:p>0.570153</text:p>
              </table:table-cell>
              <table:table-cell office:value-type="float" office:value="0.642632">
                <text:p>0.642632</text:p>
              </table:table-cell>
              <table:table-cell office:value-type="float" office:value="0.719334">
                <text:p>0.719334</text:p>
              </table:table-cell>
              <table:table-cell office:value-type="float" office:value="0.812951">
                <text:p>0.812951</text:p>
              </table:table-cell>
              <table:table-cell office:value-type="float" office:value="0.903817">
                <text:p>0.903817</text:p>
              </table:table-cell>
              <table:table-cell office:value-type="float" office:value="0.468374">
                <text:p>0.46837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071996">
                <text:p>-0.071996</text:p>
              </table:table-cell>
              <table:table-cell office:value-type="float" office:value="0.346631">
                <text:p>0.346631</text:p>
              </table:table-cell>
              <table:table-cell office:value-type="float" office:value="0.433881">
                <text:p>0.433881</text:p>
              </table:table-cell>
              <table:table-cell office:value-type="float" office:value="0.479012">
                <text:p>0.479012</text:p>
              </table:table-cell>
              <table:table-cell office:value-type="float" office:value="0.518837">
                <text:p>0.518837</text:p>
              </table:table-cell>
              <table:table-cell office:value-type="float" office:value="0.552424">
                <text:p>0.552424</text:p>
              </table:table-cell>
              <table:table-cell office:value-type="float" office:value="0.593972">
                <text:p>0.593972</text:p>
              </table:table-cell>
              <table:table-cell office:value-type="float" office:value="0.676727">
                <text:p>0.676727</text:p>
              </table:table-cell>
              <table:table-cell office:value-type="float" office:value="0.742132">
                <text:p>0.742132</text:p>
              </table:table-cell>
              <table:table-cell office:value-type="float" office:value="0.822795">
                <text:p>0.822795</text:p>
              </table:table-cell>
              <table:table-cell office:value-type="float" office:value="0.903817">
                <text:p>0.903817</text:p>
              </table:table-cell>
              <table:table-cell office:value-type="float" office:value="0.509441">
                <text:p>0.50944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158165">
                <text:p>-0.158165</text:p>
              </table:table-cell>
              <table:table-cell office:value-type="float" office:value="0.296533">
                <text:p>0.296533</text:p>
              </table:table-cell>
              <table:table-cell office:value-type="float" office:value="0.405149">
                <text:p>0.405149</text:p>
              </table:table-cell>
              <table:table-cell office:value-type="float" office:value="0.452233">
                <text:p>0.452233</text:p>
              </table:table-cell>
              <table:table-cell office:value-type="float" office:value="0.493506">
                <text:p>0.493506</text:p>
              </table:table-cell>
              <table:table-cell office:value-type="float" office:value="0.536974">
                <text:p>0.536974</text:p>
              </table:table-cell>
              <table:table-cell office:value-type="float" office:value="0.574042">
                <text:p>0.574042</text:p>
              </table:table-cell>
              <table:table-cell office:value-type="float" office:value="0.676259">
                <text:p>0.676259</text:p>
              </table:table-cell>
              <table:table-cell office:value-type="float" office:value="0.750043">
                <text:p>0.750043</text:p>
              </table:table-cell>
              <table:table-cell office:value-type="float" office:value="0.82083">
                <text:p>0.82083</text:p>
              </table:table-cell>
              <table:table-cell office:value-type="float" office:value="0.903817">
                <text:p>0.903817</text:p>
              </table:table-cell>
              <table:table-cell office:value-type="float" office:value="0.48474">
                <text:p>0.4847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278503">
                <text:p>-0.278503</text:p>
              </table:table-cell>
              <table:table-cell office:value-type="float" office:value="0.309751">
                <text:p>0.309751</text:p>
              </table:table-cell>
              <table:table-cell office:value-type="float" office:value="0.415395">
                <text:p>0.415395</text:p>
              </table:table-cell>
              <table:table-cell office:value-type="float" office:value="0.464955">
                <text:p>0.464955</text:p>
              </table:table-cell>
              <table:table-cell office:value-type="float" office:value="0.515707">
                <text:p>0.515707</text:p>
              </table:table-cell>
              <table:table-cell office:value-type="float" office:value="0.54995">
                <text:p>0.54995</text:p>
              </table:table-cell>
              <table:table-cell office:value-type="float" office:value="0.590572">
                <text:p>0.590572</text:p>
              </table:table-cell>
              <table:table-cell office:value-type="float" office:value="0.67674">
                <text:p>0.67674</text:p>
              </table:table-cell>
              <table:table-cell office:value-type="float" office:value="0.761182">
                <text:p>0.761182</text:p>
              </table:table-cell>
              <table:table-cell office:value-type="float" office:value="0.835698">
                <text:p>0.835698</text:p>
              </table:table-cell>
              <table:table-cell office:value-type="float" office:value="0.903817">
                <text:p>0.903817</text:p>
              </table:table-cell>
              <table:table-cell office:value-type="float" office:value="0.484145">
                <text:p>0.48414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260802">
                <text:p>-0.260802</text:p>
              </table:table-cell>
              <table:table-cell office:value-type="float" office:value="0.326057">
                <text:p>0.326057</text:p>
              </table:table-cell>
              <table:table-cell office:value-type="float" office:value="0.423031">
                <text:p>0.423031</text:p>
              </table:table-cell>
              <table:table-cell office:value-type="float" office:value="0.477018">
                <text:p>0.477018</text:p>
              </table:table-cell>
              <table:table-cell office:value-type="float" office:value="0.521773">
                <text:p>0.521773</text:p>
              </table:table-cell>
              <table:table-cell office:value-type="float" office:value="0.552827">
                <text:p>0.552827</text:p>
              </table:table-cell>
              <table:table-cell office:value-type="float" office:value="0.594912">
                <text:p>0.594912</text:p>
              </table:table-cell>
              <table:table-cell office:value-type="float" office:value="0.681984">
                <text:p>0.681984</text:p>
              </table:table-cell>
              <table:table-cell office:value-type="float" office:value="0.756606">
                <text:p>0.756606</text:p>
              </table:table-cell>
              <table:table-cell office:value-type="float" office:value="0.830602">
                <text:p>0.830602</text:p>
              </table:table-cell>
              <table:table-cell office:value-type="float" office:value="0.903817">
                <text:p>0.903817</text:p>
              </table:table-cell>
              <table:table-cell office:value-type="float" office:value="0.490401">
                <text:p>0.49040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282542">
                <text:p>-0.282542</text:p>
              </table:table-cell>
              <table:table-cell office:value-type="float" office:value="0.290957">
                <text:p>0.290957</text:p>
              </table:table-cell>
              <table:table-cell office:value-type="float" office:value="0.408297">
                <text:p>0.408297</text:p>
              </table:table-cell>
              <table:table-cell office:value-type="float" office:value="0.465495">
                <text:p>0.465495</text:p>
              </table:table-cell>
              <table:table-cell office:value-type="float" office:value="0.515755">
                <text:p>0.515755</text:p>
              </table:table-cell>
              <table:table-cell office:value-type="float" office:value="0.552863">
                <text:p>0.552863</text:p>
              </table:table-cell>
              <table:table-cell office:value-type="float" office:value="0.588511">
                <text:p>0.588511</text:p>
              </table:table-cell>
              <table:table-cell office:value-type="float" office:value="0.683863">
                <text:p>0.683863</text:p>
              </table:table-cell>
              <table:table-cell office:value-type="float" office:value="0.771366">
                <text:p>0.771366</text:p>
              </table:table-cell>
              <table:table-cell office:value-type="float" office:value="0.838778">
                <text:p>0.838778</text:p>
              </table:table-cell>
              <table:table-cell office:value-type="float" office:value="0.903817">
                <text:p>0.903817</text:p>
              </table:table-cell>
              <table:table-cell office:value-type="float" office:value="0.483334">
                <text:p>0.48333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462964">
                <text:p>-0.462964</text:p>
              </table:table-cell>
              <table:table-cell office:value-type="float" office:value="0.234078">
                <text:p>0.234078</text:p>
              </table:table-cell>
              <table:table-cell office:value-type="float" office:value="0.377519">
                <text:p>0.377519</text:p>
              </table:table-cell>
              <table:table-cell office:value-type="float" office:value="0.457397">
                <text:p>0.457397</text:p>
              </table:table-cell>
              <table:table-cell office:value-type="float" office:value="0.504782">
                <text:p>0.504782</text:p>
              </table:table-cell>
              <table:table-cell office:value-type="float" office:value="0.543017">
                <text:p>0.543017</text:p>
              </table:table-cell>
              <table:table-cell office:value-type="float" office:value="0.577373">
                <text:p>0.577373</text:p>
              </table:table-cell>
              <table:table-cell office:value-type="float" office:value="0.65816">
                <text:p>0.65816</text:p>
              </table:table-cell>
              <table:table-cell office:value-type="float" office:value="0.754063">
                <text:p>0.754063</text:p>
              </table:table-cell>
              <table:table-cell office:value-type="float" office:value="0.837095">
                <text:p>0.837095</text:p>
              </table:table-cell>
              <table:table-cell office:value-type="float" office:value="0.903817">
                <text:p>0.903817</text:p>
              </table:table-cell>
              <table:table-cell office:value-type="float" office:value="0.448052">
                <text:p>0.44805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79733">
                <text:p>-0.079733</text:p>
              </table:table-cell>
              <table:table-cell office:value-type="float" office:value="0.326336">
                <text:p>0.326336</text:p>
              </table:table-cell>
              <table:table-cell office:value-type="float" office:value="0.41033">
                <text:p>0.41033</text:p>
              </table:table-cell>
              <table:table-cell office:value-type="float" office:value="0.468059">
                <text:p>0.468059</text:p>
              </table:table-cell>
              <table:table-cell office:value-type="float" office:value="0.508656">
                <text:p>0.508656</text:p>
              </table:table-cell>
              <table:table-cell office:value-type="float" office:value="0.543719">
                <text:p>0.543719</text:p>
              </table:table-cell>
              <table:table-cell office:value-type="float" office:value="0.586928">
                <text:p>0.586928</text:p>
              </table:table-cell>
              <table:table-cell office:value-type="float" office:value="0.666942">
                <text:p>0.666942</text:p>
              </table:table-cell>
              <table:table-cell office:value-type="float" office:value="0.755453">
                <text:p>0.755453</text:p>
              </table:table-cell>
              <table:table-cell office:value-type="float" office:value="0.838932">
                <text:p>0.838932</text:p>
              </table:table-cell>
              <table:table-cell office:value-type="float" office:value="0.903817">
                <text:p>0.903817</text:p>
              </table:table-cell>
              <table:table-cell office:value-type="float" office:value="0.502562">
                <text:p>0.50256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246708">
                <text:p>-0.246708</text:p>
              </table:table-cell>
              <table:table-cell office:value-type="float" office:value="0.326095">
                <text:p>0.326095</text:p>
              </table:table-cell>
              <table:table-cell office:value-type="float" office:value="0.408437">
                <text:p>0.408437</text:p>
              </table:table-cell>
              <table:table-cell office:value-type="float" office:value="0.46322">
                <text:p>0.46322</text:p>
              </table:table-cell>
              <table:table-cell office:value-type="float" office:value="0.513255">
                <text:p>0.513255</text:p>
              </table:table-cell>
              <table:table-cell office:value-type="float" office:value="0.557515">
                <text:p>0.557515</text:p>
              </table:table-cell>
              <table:table-cell office:value-type="float" office:value="0.602191">
                <text:p>0.602191</text:p>
              </table:table-cell>
              <table:table-cell office:value-type="float" office:value="0.683544">
                <text:p>0.683544</text:p>
              </table:table-cell>
              <table:table-cell office:value-type="float" office:value="0.758695">
                <text:p>0.758695</text:p>
              </table:table-cell>
              <table:table-cell office:value-type="float" office:value="0.841054">
                <text:p>0.841054</text:p>
              </table:table-cell>
              <table:table-cell office:value-type="float" office:value="0.903817">
                <text:p>0.903817</text:p>
              </table:table-cell>
              <table:table-cell office:value-type="float" office:value="0.49073">
                <text:p>0.4907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072332">
                <text:p>-0.072332</text:p>
              </table:table-cell>
              <table:table-cell office:value-type="float" office:value="0.317309">
                <text:p>0.317309</text:p>
              </table:table-cell>
              <table:table-cell office:value-type="float" office:value="0.417347">
                <text:p>0.417347</text:p>
              </table:table-cell>
              <table:table-cell office:value-type="float" office:value="0.470876">
                <text:p>0.470876</text:p>
              </table:table-cell>
              <table:table-cell office:value-type="float" office:value="0.513227">
                <text:p>0.513227</text:p>
              </table:table-cell>
              <table:table-cell office:value-type="float" office:value="0.557727">
                <text:p>0.557727</text:p>
              </table:table-cell>
              <table:table-cell office:value-type="float" office:value="0.60292">
                <text:p>0.60292</text:p>
              </table:table-cell>
              <table:table-cell office:value-type="float" office:value="0.677717">
                <text:p>0.677717</text:p>
              </table:table-cell>
              <table:table-cell office:value-type="float" office:value="0.751936">
                <text:p>0.751936</text:p>
              </table:table-cell>
              <table:table-cell office:value-type="float" office:value="0.841982">
                <text:p>0.841982</text:p>
              </table:table-cell>
              <table:table-cell office:value-type="float" office:value="0.903817">
                <text:p>0.903817</text:p>
              </table:table-cell>
              <table:table-cell office:value-type="float" office:value="0.507871">
                <text:p>0.50787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139777">
                <text:p>-0.139777</text:p>
              </table:table-cell>
              <table:table-cell office:value-type="float" office:value="0.30876">
                <text:p>0.30876</text:p>
              </table:table-cell>
              <table:table-cell office:value-type="float" office:value="0.412977">
                <text:p>0.412977</text:p>
              </table:table-cell>
              <table:table-cell office:value-type="float" office:value="0.468551">
                <text:p>0.468551</text:p>
              </table:table-cell>
              <table:table-cell office:value-type="float" office:value="0.511929">
                <text:p>0.511929</text:p>
              </table:table-cell>
              <table:table-cell office:value-type="float" office:value="0.555372">
                <text:p>0.555372</text:p>
              </table:table-cell>
              <table:table-cell office:value-type="float" office:value="0.601434">
                <text:p>0.601434</text:p>
              </table:table-cell>
              <table:table-cell office:value-type="float" office:value="0.689156">
                <text:p>0.689156</text:p>
              </table:table-cell>
              <table:table-cell office:value-type="float" office:value="0.761156">
                <text:p>0.761156</text:p>
              </table:table-cell>
              <table:table-cell office:value-type="float" office:value="0.838057">
                <text:p>0.838057</text:p>
              </table:table-cell>
              <table:table-cell office:value-type="float" office:value="0.903817">
                <text:p>0.903817</text:p>
              </table:table-cell>
              <table:table-cell office:value-type="float" office:value="0.500762">
                <text:p>0.50076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247048">
                <text:p>-0.247048</text:p>
              </table:table-cell>
              <table:table-cell office:value-type="float" office:value="0.333939">
                <text:p>0.333939</text:p>
              </table:table-cell>
              <table:table-cell office:value-type="float" office:value="0.42238">
                <text:p>0.42238</text:p>
              </table:table-cell>
              <table:table-cell office:value-type="float" office:value="0.479431">
                <text:p>0.479431</text:p>
              </table:table-cell>
              <table:table-cell office:value-type="float" office:value="0.522533">
                <text:p>0.522533</text:p>
              </table:table-cell>
              <table:table-cell office:value-type="float" office:value="0.562209">
                <text:p>0.562209</text:p>
              </table:table-cell>
              <table:table-cell office:value-type="float" office:value="0.608648">
                <text:p>0.608648</text:p>
              </table:table-cell>
              <table:table-cell office:value-type="float" office:value="0.688364">
                <text:p>0.688364</text:p>
              </table:table-cell>
              <table:table-cell office:value-type="float" office:value="0.767582">
                <text:p>0.767582</text:p>
              </table:table-cell>
              <table:table-cell office:value-type="float" office:value="0.841405">
                <text:p>0.841405</text:p>
              </table:table-cell>
              <table:table-cell office:value-type="float" office:value="0.903817">
                <text:p>0.903817</text:p>
              </table:table-cell>
              <table:table-cell office:value-type="float" office:value="0.497944">
                <text:p>0.49794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136249">
                <text:p>-0.136249</text:p>
              </table:table-cell>
              <table:table-cell office:value-type="float" office:value="0.358275">
                <text:p>0.358275</text:p>
              </table:table-cell>
              <table:table-cell office:value-type="float" office:value="0.434967">
                <text:p>0.434967</text:p>
              </table:table-cell>
              <table:table-cell office:value-type="float" office:value="0.475299">
                <text:p>0.475299</text:p>
              </table:table-cell>
              <table:table-cell office:value-type="float" office:value="0.513388">
                <text:p>0.513388</text:p>
              </table:table-cell>
              <table:table-cell office:value-type="float" office:value="0.551342">
                <text:p>0.551342</text:p>
              </table:table-cell>
              <table:table-cell office:value-type="float" office:value="0.606634">
                <text:p>0.606634</text:p>
              </table:table-cell>
              <table:table-cell office:value-type="float" office:value="0.685002">
                <text:p>0.685002</text:p>
              </table:table-cell>
              <table:table-cell office:value-type="float" office:value="0.757196">
                <text:p>0.757196</text:p>
              </table:table-cell>
              <table:table-cell office:value-type="float" office:value="0.838539">
                <text:p>0.838539</text:p>
              </table:table-cell>
              <table:table-cell office:value-type="float" office:value="0.903817">
                <text:p>0.903817</text:p>
              </table:table-cell>
              <table:table-cell office:value-type="float" office:value="0.508439">
                <text:p>0.50843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020737">
                <text:p>-0.020737</text:p>
              </table:table-cell>
              <table:table-cell office:value-type="float" office:value="0.373033">
                <text:p>0.373033</text:p>
              </table:table-cell>
              <table:table-cell office:value-type="float" office:value="0.440463">
                <text:p>0.440463</text:p>
              </table:table-cell>
              <table:table-cell office:value-type="float" office:value="0.485288">
                <text:p>0.485288</text:p>
              </table:table-cell>
              <table:table-cell office:value-type="float" office:value="0.527764">
                <text:p>0.527764</text:p>
              </table:table-cell>
              <table:table-cell office:value-type="float" office:value="0.563639">
                <text:p>0.563639</text:p>
              </table:table-cell>
              <table:table-cell office:value-type="float" office:value="0.628511">
                <text:p>0.628511</text:p>
              </table:table-cell>
              <table:table-cell office:value-type="float" office:value="0.687086">
                <text:p>0.687086</text:p>
              </table:table-cell>
              <table:table-cell office:value-type="float" office:value="0.752733">
                <text:p>0.752733</text:p>
              </table:table-cell>
              <table:table-cell office:value-type="float" office:value="0.840889">
                <text:p>0.840889</text:p>
              </table:table-cell>
              <table:table-cell office:value-type="float" office:value="0.903817">
                <text:p>0.903817</text:p>
              </table:table-cell>
              <table:table-cell office:value-type="float" office:value="0.527867">
                <text:p>0.52786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139638">
                <text:p>-0.139638</text:p>
              </table:table-cell>
              <table:table-cell office:value-type="float" office:value="0.344325">
                <text:p>0.344325</text:p>
              </table:table-cell>
              <table:table-cell office:value-type="float" office:value="0.424091">
                <text:p>0.424091</text:p>
              </table:table-cell>
              <table:table-cell office:value-type="float" office:value="0.472214">
                <text:p>0.472214</text:p>
              </table:table-cell>
              <table:table-cell office:value-type="float" office:value="0.516556">
                <text:p>0.516556</text:p>
              </table:table-cell>
              <table:table-cell office:value-type="float" office:value="0.550818">
                <text:p>0.550818</text:p>
              </table:table-cell>
              <table:table-cell office:value-type="float" office:value="0.604339">
                <text:p>0.604339</text:p>
              </table:table-cell>
              <table:table-cell office:value-type="float" office:value="0.67098">
                <text:p>0.67098</text:p>
              </table:table-cell>
              <table:table-cell office:value-type="float" office:value="0.736174">
                <text:p>0.736174</text:p>
              </table:table-cell>
              <table:table-cell office:value-type="float" office:value="0.847046">
                <text:p>0.847046</text:p>
              </table:table-cell>
              <table:table-cell office:value-type="float" office:value="0.903817">
                <text:p>0.903817</text:p>
              </table:table-cell>
              <table:table-cell office:value-type="float" office:value="0.502691">
                <text:p>0.50269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181159">
                <text:p>-0.181159</text:p>
              </table:table-cell>
              <table:table-cell office:value-type="float" office:value="0.315035">
                <text:p>0.315035</text:p>
              </table:table-cell>
              <table:table-cell office:value-type="float" office:value="0.417273">
                <text:p>0.417273</text:p>
              </table:table-cell>
              <table:table-cell office:value-type="float" office:value="0.468019">
                <text:p>0.468019</text:p>
              </table:table-cell>
              <table:table-cell office:value-type="float" office:value="0.517898">
                <text:p>0.517898</text:p>
              </table:table-cell>
              <table:table-cell office:value-type="float" office:value="0.55107">
                <text:p>0.55107</text:p>
              </table:table-cell>
              <table:table-cell office:value-type="float" office:value="0.595837">
                <text:p>0.595837</text:p>
              </table:table-cell>
              <table:table-cell office:value-type="float" office:value="0.664751">
                <text:p>0.664751</text:p>
              </table:table-cell>
              <table:table-cell office:value-type="float" office:value="0.740279">
                <text:p>0.740279</text:p>
              </table:table-cell>
              <table:table-cell office:value-type="float" office:value="0.847437">
                <text:p>0.847437</text:p>
              </table:table-cell>
              <table:table-cell office:value-type="float" office:value="0.903817">
                <text:p>0.903817</text:p>
              </table:table-cell>
              <table:table-cell office:value-type="float" office:value="0.493644">
                <text:p>0.49364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139208">
                <text:p>-0.139208</text:p>
              </table:table-cell>
              <table:table-cell office:value-type="float" office:value="0.31093">
                <text:p>0.31093</text:p>
              </table:table-cell>
              <table:table-cell office:value-type="float" office:value="0.416096">
                <text:p>0.416096</text:p>
              </table:table-cell>
              <table:table-cell office:value-type="float" office:value="0.480018">
                <text:p>0.480018</text:p>
              </table:table-cell>
              <table:table-cell office:value-type="float" office:value="0.527602">
                <text:p>0.527602</text:p>
              </table:table-cell>
              <table:table-cell office:value-type="float" office:value="0.560538">
                <text:p>0.560538</text:p>
              </table:table-cell>
              <table:table-cell office:value-type="float" office:value="0.61968">
                <text:p>0.61968</text:p>
              </table:table-cell>
              <table:table-cell office:value-type="float" office:value="0.688248">
                <text:p>0.688248</text:p>
              </table:table-cell>
              <table:table-cell office:value-type="float" office:value="0.760093">
                <text:p>0.760093</text:p>
              </table:table-cell>
              <table:table-cell office:value-type="float" office:value="0.846369">
                <text:p>0.846369</text:p>
              </table:table-cell>
              <table:table-cell office:value-type="float" office:value="0.903817">
                <text:p>0.903817</text:p>
              </table:table-cell>
              <table:table-cell office:value-type="float" office:value="0.507037">
                <text:p>0.5070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026435">
                <text:p>-0.026435</text:p>
              </table:table-cell>
              <table:table-cell office:value-type="float" office:value="0.320723">
                <text:p>0.320723</text:p>
              </table:table-cell>
              <table:table-cell office:value-type="float" office:value="0.410938">
                <text:p>0.410938</text:p>
              </table:table-cell>
              <table:table-cell office:value-type="float" office:value="0.470806">
                <text:p>0.470806</text:p>
              </table:table-cell>
              <table:table-cell office:value-type="float" office:value="0.523341">
                <text:p>0.523341</text:p>
              </table:table-cell>
              <table:table-cell office:value-type="float" office:value="0.556819">
                <text:p>0.556819</text:p>
              </table:table-cell>
              <table:table-cell office:value-type="float" office:value="0.618554">
                <text:p>0.618554</text:p>
              </table:table-cell>
              <table:table-cell office:value-type="float" office:value="0.705137">
                <text:p>0.705137</text:p>
              </table:table-cell>
              <table:table-cell office:value-type="float" office:value="0.774512">
                <text:p>0.774512</text:p>
              </table:table-cell>
              <table:table-cell office:value-type="float" office:value="0.850173">
                <text:p>0.850173</text:p>
              </table:table-cell>
              <table:table-cell office:value-type="float" office:value="0.903817">
                <text:p>0.903817</text:p>
              </table:table-cell>
              <table:table-cell office:value-type="float" office:value="0.520457">
                <text:p>0.52045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39815">
                <text:p>0.039815</text:p>
              </table:table-cell>
              <table:table-cell office:value-type="float" office:value="0.342607">
                <text:p>0.342607</text:p>
              </table:table-cell>
              <table:table-cell office:value-type="float" office:value="0.422846">
                <text:p>0.422846</text:p>
              </table:table-cell>
              <table:table-cell office:value-type="float" office:value="0.477542">
                <text:p>0.477542</text:p>
              </table:table-cell>
              <table:table-cell office:value-type="float" office:value="0.525024">
                <text:p>0.525024</text:p>
              </table:table-cell>
              <table:table-cell office:value-type="float" office:value="0.561457">
                <text:p>0.561457</text:p>
              </table:table-cell>
              <table:table-cell office:value-type="float" office:value="0.626022">
                <text:p>0.626022</text:p>
              </table:table-cell>
              <table:table-cell office:value-type="float" office:value="0.714579">
                <text:p>0.714579</text:p>
              </table:table-cell>
              <table:table-cell office:value-type="float" office:value="0.795272">
                <text:p>0.795272</text:p>
              </table:table-cell>
              <table:table-cell office:value-type="float" office:value="0.859023">
                <text:p>0.859023</text:p>
              </table:table-cell>
              <table:table-cell office:value-type="float" office:value="0.903817">
                <text:p>0.903817</text:p>
              </table:table-cell>
              <table:table-cell office:value-type="float" office:value="0.536419">
                <text:p>0.53641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12328">
                <text:p>0.012328</text:p>
              </table:table-cell>
              <table:table-cell office:value-type="float" office:value="0.338259">
                <text:p>0.338259</text:p>
              </table:table-cell>
              <table:table-cell office:value-type="float" office:value="0.440709">
                <text:p>0.440709</text:p>
              </table:table-cell>
              <table:table-cell office:value-type="float" office:value="0.500431">
                <text:p>0.500431</text:p>
              </table:table-cell>
              <table:table-cell office:value-type="float" office:value="0.543336">
                <text:p>0.543336</text:p>
              </table:table-cell>
              <table:table-cell office:value-type="float" office:value="0.580172">
                <text:p>0.580172</text:p>
              </table:table-cell>
              <table:table-cell office:value-type="float" office:value="0.649533">
                <text:p>0.649533</text:p>
              </table:table-cell>
              <table:table-cell office:value-type="float" office:value="0.726388">
                <text:p>0.726388</text:p>
              </table:table-cell>
              <table:table-cell office:value-type="float" office:value="0.798332">
                <text:p>0.798332</text:p>
              </table:table-cell>
              <table:table-cell office:value-type="float" office:value="0.857621">
                <text:p>0.857621</text:p>
              </table:table-cell>
              <table:table-cell office:value-type="float" office:value="0.903817">
                <text:p>0.903817</text:p>
              </table:table-cell>
              <table:table-cell office:value-type="float" office:value="0.544711">
                <text:p>0.54471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144607">
                <text:p>-0.144607</text:p>
              </table:table-cell>
              <table:table-cell office:value-type="float" office:value="0.322467">
                <text:p>0.322467</text:p>
              </table:table-cell>
              <table:table-cell office:value-type="float" office:value="0.442663">
                <text:p>0.442663</text:p>
              </table:table-cell>
              <table:table-cell office:value-type="float" office:value="0.504593">
                <text:p>0.504593</text:p>
              </table:table-cell>
              <table:table-cell office:value-type="float" office:value="0.543664">
                <text:p>0.543664</text:p>
              </table:table-cell>
              <table:table-cell office:value-type="float" office:value="0.581624">
                <text:p>0.581624</text:p>
              </table:table-cell>
              <table:table-cell office:value-type="float" office:value="0.652689">
                <text:p>0.652689</text:p>
              </table:table-cell>
              <table:table-cell office:value-type="float" office:value="0.736662">
                <text:p>0.736662</text:p>
              </table:table-cell>
              <table:table-cell office:value-type="float" office:value="0.798948">
                <text:p>0.798948</text:p>
              </table:table-cell>
              <table:table-cell office:value-type="float" office:value="0.8595">
                <text:p>0.8595</text:p>
              </table:table-cell>
              <table:table-cell office:value-type="float" office:value="0.903817">
                <text:p>0.903817</text:p>
              </table:table-cell>
              <table:table-cell office:value-type="float" office:value="0.52982">
                <text:p>0.5298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430466">
                <text:p>-0.430466</text:p>
              </table:table-cell>
              <table:table-cell office:value-type="float" office:value="0.302356">
                <text:p>0.302356</text:p>
              </table:table-cell>
              <table:table-cell office:value-type="float" office:value="0.437754">
                <text:p>0.437754</text:p>
              </table:table-cell>
              <table:table-cell office:value-type="float" office:value="0.494206">
                <text:p>0.494206</text:p>
              </table:table-cell>
              <table:table-cell office:value-type="float" office:value="0.548535">
                <text:p>0.548535</text:p>
              </table:table-cell>
              <table:table-cell office:value-type="float" office:value="0.595415">
                <text:p>0.595415</text:p>
              </table:table-cell>
              <table:table-cell office:value-type="float" office:value="0.65515">
                <text:p>0.65515</text:p>
              </table:table-cell>
              <table:table-cell office:value-type="float" office:value="0.729692">
                <text:p>0.729692</text:p>
              </table:table-cell>
              <table:table-cell office:value-type="float" office:value="0.798237">
                <text:p>0.798237</text:p>
              </table:table-cell>
              <table:table-cell office:value-type="float" office:value="0.864187">
                <text:p>0.864187</text:p>
              </table:table-cell>
              <table:table-cell office:value-type="float" office:value="0.903817">
                <text:p>0.903817</text:p>
              </table:table-cell>
              <table:table-cell office:value-type="float" office:value="0.499506">
                <text:p>0.4995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059052">
                <text:p>-0.059052</text:p>
              </table:table-cell>
              <table:table-cell office:value-type="float" office:value="0.380674">
                <text:p>0.380674</text:p>
              </table:table-cell>
              <table:table-cell office:value-type="float" office:value="0.463658">
                <text:p>0.463658</text:p>
              </table:table-cell>
              <table:table-cell office:value-type="float" office:value="0.513018">
                <text:p>0.513018</text:p>
              </table:table-cell>
              <table:table-cell office:value-type="float" office:value="0.567663">
                <text:p>0.567663</text:p>
              </table:table-cell>
              <table:table-cell office:value-type="float" office:value="0.627911">
                <text:p>0.627911</text:p>
              </table:table-cell>
              <table:table-cell office:value-type="float" office:value="0.688896">
                <text:p>0.688896</text:p>
              </table:table-cell>
              <table:table-cell office:value-type="float" office:value="0.750997">
                <text:p>0.750997</text:p>
              </table:table-cell>
              <table:table-cell office:value-type="float" office:value="0.813814">
                <text:p>0.813814</text:p>
              </table:table-cell>
              <table:table-cell office:value-type="float" office:value="0.867151">
                <text:p>0.867151</text:p>
              </table:table-cell>
              <table:table-cell office:value-type="float" office:value="0.904346">
                <text:p>0.904346</text:p>
              </table:table-cell>
              <table:table-cell office:value-type="float" office:value="0.561473">
                <text:p>0.56147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177366">
                <text:p>-0.177366</text:p>
              </table:table-cell>
              <table:table-cell office:value-type="float" office:value="0.35184">
                <text:p>0.35184</text:p>
              </table:table-cell>
              <table:table-cell office:value-type="float" office:value="0.457635">
                <text:p>0.457635</text:p>
              </table:table-cell>
              <table:table-cell office:value-type="float" office:value="0.522">
                <text:p>0.522</text:p>
              </table:table-cell>
              <table:table-cell office:value-type="float" office:value="0.564999">
                <text:p>0.564999</text:p>
              </table:table-cell>
              <table:table-cell office:value-type="float" office:value="0.608513">
                <text:p>0.608513</text:p>
              </table:table-cell>
              <table:table-cell office:value-type="float" office:value="0.66212">
                <text:p>0.66212</text:p>
              </table:table-cell>
              <table:table-cell office:value-type="float" office:value="0.730249">
                <text:p>0.730249</text:p>
              </table:table-cell>
              <table:table-cell office:value-type="float" office:value="0.792223">
                <text:p>0.792223</text:p>
              </table:table-cell>
              <table:table-cell office:value-type="float" office:value="0.860863">
                <text:p>0.860863</text:p>
              </table:table-cell>
              <table:table-cell office:value-type="float" office:value="0.927239">
                <text:p>0.927239</text:p>
              </table:table-cell>
              <table:table-cell office:value-type="float" office:value="0.537308">
                <text:p>0.53730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06368">
                <text:p>-0.06368</text:p>
              </table:table-cell>
              <table:table-cell office:value-type="float" office:value="0.383572">
                <text:p>0.383572</text:p>
              </table:table-cell>
              <table:table-cell office:value-type="float" office:value="0.471214">
                <text:p>0.471214</text:p>
              </table:table-cell>
              <table:table-cell office:value-type="float" office:value="0.526062">
                <text:p>0.526062</text:p>
              </table:table-cell>
              <table:table-cell office:value-type="float" office:value="0.576975">
                <text:p>0.576975</text:p>
              </table:table-cell>
              <table:table-cell office:value-type="float" office:value="0.628994">
                <text:p>0.628994</text:p>
              </table:table-cell>
              <table:table-cell office:value-type="float" office:value="0.685611">
                <text:p>0.685611</text:p>
              </table:table-cell>
              <table:table-cell office:value-type="float" office:value="0.739868">
                <text:p>0.739868</text:p>
              </table:table-cell>
              <table:table-cell office:value-type="float" office:value="0.80595">
                <text:p>0.80595</text:p>
              </table:table-cell>
              <table:table-cell office:value-type="float" office:value="0.863427">
                <text:p>0.863427</text:p>
              </table:table-cell>
              <table:table-cell office:value-type="float" office:value="0.927239">
                <text:p>0.927239</text:p>
              </table:table-cell>
              <table:table-cell office:value-type="float" office:value="0.561799">
                <text:p>0.56179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412">
                <text:p>0.00412</text:p>
              </table:table-cell>
              <table:table-cell office:value-type="float" office:value="0.406392">
                <text:p>0.406392</text:p>
              </table:table-cell>
              <table:table-cell office:value-type="float" office:value="0.479132">
                <text:p>0.479132</text:p>
              </table:table-cell>
              <table:table-cell office:value-type="float" office:value="0.527151">
                <text:p>0.527151</text:p>
              </table:table-cell>
              <table:table-cell office:value-type="float" office:value="0.587656">
                <text:p>0.587656</text:p>
              </table:table-cell>
              <table:table-cell office:value-type="float" office:value="0.638993">
                <text:p>0.638993</text:p>
              </table:table-cell>
              <table:table-cell office:value-type="float" office:value="0.68313">
                <text:p>0.68313</text:p>
              </table:table-cell>
              <table:table-cell office:value-type="float" office:value="0.736083">
                <text:p>0.736083</text:p>
              </table:table-cell>
              <table:table-cell office:value-type="float" office:value="0.795413">
                <text:p>0.795413</text:p>
              </table:table-cell>
              <table:table-cell office:value-type="float" office:value="0.858185">
                <text:p>0.858185</text:p>
              </table:table-cell>
              <table:table-cell office:value-type="float" office:value="0.927239">
                <text:p>0.927239</text:p>
              </table:table-cell>
              <table:table-cell office:value-type="float" office:value="0.571626">
                <text:p>0.57162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019939">
                <text:p>-0.019939</text:p>
              </table:table-cell>
              <table:table-cell office:value-type="float" office:value="0.439">
                <text:p>0.439</text:p>
              </table:table-cell>
              <table:table-cell office:value-type="float" office:value="0.497116">
                <text:p>0.497116</text:p>
              </table:table-cell>
              <table:table-cell office:value-type="float" office:value="0.550252">
                <text:p>0.550252</text:p>
              </table:table-cell>
              <table:table-cell office:value-type="float" office:value="0.601278">
                <text:p>0.601278</text:p>
              </table:table-cell>
              <table:table-cell office:value-type="float" office:value="0.654246">
                <text:p>0.654246</text:p>
              </table:table-cell>
              <table:table-cell office:value-type="float" office:value="0.698739">
                <text:p>0.698739</text:p>
              </table:table-cell>
              <table:table-cell office:value-type="float" office:value="0.745978">
                <text:p>0.745978</text:p>
              </table:table-cell>
              <table:table-cell office:value-type="float" office:value="0.790733">
                <text:p>0.790733</text:p>
              </table:table-cell>
              <table:table-cell office:value-type="float" office:value="0.856682">
                <text:p>0.856682</text:p>
              </table:table-cell>
              <table:table-cell office:value-type="float" office:value="0.927239">
                <text:p>0.927239</text:p>
              </table:table-cell>
              <table:table-cell office:value-type="float" office:value="0.581409">
                <text:p>0.5814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16299">
                <text:p>0.116299</text:p>
              </table:table-cell>
              <table:table-cell office:value-type="float" office:value="0.436367">
                <text:p>0.436367</text:p>
              </table:table-cell>
              <table:table-cell office:value-type="float" office:value="0.489249">
                <text:p>0.489249</text:p>
              </table:table-cell>
              <table:table-cell office:value-type="float" office:value="0.53307">
                <text:p>0.53307</text:p>
              </table:table-cell>
              <table:table-cell office:value-type="float" office:value="0.583116">
                <text:p>0.583116</text:p>
              </table:table-cell>
              <table:table-cell office:value-type="float" office:value="0.633172">
                <text:p>0.633172</text:p>
              </table:table-cell>
              <table:table-cell office:value-type="float" office:value="0.69298">
                <text:p>0.69298</text:p>
              </table:table-cell>
              <table:table-cell office:value-type="float" office:value="0.748423">
                <text:p>0.748423</text:p>
              </table:table-cell>
              <table:table-cell office:value-type="float" office:value="0.792372">
                <text:p>0.792372</text:p>
              </table:table-cell>
              <table:table-cell office:value-type="float" office:value="0.856171">
                <text:p>0.856171</text:p>
              </table:table-cell>
              <table:table-cell office:value-type="float" office:value="0.927239">
                <text:p>0.927239</text:p>
              </table:table-cell>
              <table:table-cell office:value-type="float" office:value="0.588122">
                <text:p>0.58812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4783">
                <text:p>0.24783</text:p>
              </table:table-cell>
              <table:table-cell office:value-type="float" office:value="0.446537">
                <text:p>0.446537</text:p>
              </table:table-cell>
              <table:table-cell office:value-type="float" office:value="0.502855">
                <text:p>0.502855</text:p>
              </table:table-cell>
              <table:table-cell office:value-type="float" office:value="0.54006">
                <text:p>0.54006</text:p>
              </table:table-cell>
              <table:table-cell office:value-type="float" office:value="0.588336">
                <text:p>0.588336</text:p>
              </table:table-cell>
              <table:table-cell office:value-type="float" office:value="0.641546">
                <text:p>0.641546</text:p>
              </table:table-cell>
              <table:table-cell office:value-type="float" office:value="0.687356">
                <text:p>0.687356</text:p>
              </table:table-cell>
              <table:table-cell office:value-type="float" office:value="0.748069">
                <text:p>0.748069</text:p>
              </table:table-cell>
              <table:table-cell office:value-type="float" office:value="0.785655">
                <text:p>0.785655</text:p>
              </table:table-cell>
              <table:table-cell office:value-type="float" office:value="0.849021">
                <text:p>0.849021</text:p>
              </table:table-cell>
              <table:table-cell office:value-type="float" office:value="0.927239">
                <text:p>0.927239</text:p>
              </table:table-cell>
              <table:table-cell office:value-type="float" office:value="0.603726">
                <text:p>0.60372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101865">
                <text:p>0.101865</text:p>
              </table:table-cell>
              <table:table-cell office:value-type="float" office:value="0.420806">
                <text:p>0.420806</text:p>
              </table:table-cell>
              <table:table-cell office:value-type="float" office:value="0.488685">
                <text:p>0.488685</text:p>
              </table:table-cell>
              <table:table-cell office:value-type="float" office:value="0.526532">
                <text:p>0.526532</text:p>
              </table:table-cell>
              <table:table-cell office:value-type="float" office:value="0.577428">
                <text:p>0.577428</text:p>
              </table:table-cell>
              <table:table-cell office:value-type="float" office:value="0.638345">
                <text:p>0.638345</text:p>
              </table:table-cell>
              <table:table-cell office:value-type="float" office:value="0.686196">
                <text:p>0.686196</text:p>
              </table:table-cell>
              <table:table-cell office:value-type="float" office:value="0.753447">
                <text:p>0.753447</text:p>
              </table:table-cell>
              <table:table-cell office:value-type="float" office:value="0.795888">
                <text:p>0.795888</text:p>
              </table:table-cell>
              <table:table-cell office:value-type="float" office:value="0.862274">
                <text:p>0.862274</text:p>
              </table:table-cell>
              <table:table-cell office:value-type="float" office:value="0.927239">
                <text:p>0.927239</text:p>
              </table:table-cell>
              <table:table-cell office:value-type="float" office:value="0.585147">
                <text:p>0.58514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11968">
                <text:p>0.011968</text:p>
              </table:table-cell>
              <table:table-cell office:value-type="float" office:value="0.39492">
                <text:p>0.39492</text:p>
              </table:table-cell>
              <table:table-cell office:value-type="float" office:value="0.481278">
                <text:p>0.481278</text:p>
              </table:table-cell>
              <table:table-cell office:value-type="float" office:value="0.524986">
                <text:p>0.524986</text:p>
              </table:table-cell>
              <table:table-cell office:value-type="float" office:value="0.576193">
                <text:p>0.576193</text:p>
              </table:table-cell>
              <table:table-cell office:value-type="float" office:value="0.641128">
                <text:p>0.641128</text:p>
              </table:table-cell>
              <table:table-cell office:value-type="float" office:value="0.688225">
                <text:p>0.688225</text:p>
              </table:table-cell>
              <table:table-cell office:value-type="float" office:value="0.755344">
                <text:p>0.755344</text:p>
              </table:table-cell>
              <table:table-cell office:value-type="float" office:value="0.79922">
                <text:p>0.79922</text:p>
              </table:table-cell>
              <table:table-cell office:value-type="float" office:value="0.865811">
                <text:p>0.865811</text:p>
              </table:table-cell>
              <table:table-cell office:value-type="float" office:value="0.927239">
                <text:p>0.927239</text:p>
              </table:table-cell>
              <table:table-cell office:value-type="float" office:value="0.573907">
                <text:p>0.57390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51813">
                <text:p>0.051813</text:p>
              </table:table-cell>
              <table:table-cell office:value-type="float" office:value="0.421107">
                <text:p>0.421107</text:p>
              </table:table-cell>
              <table:table-cell office:value-type="float" office:value="0.50245">
                <text:p>0.50245</text:p>
              </table:table-cell>
              <table:table-cell office:value-type="float" office:value="0.557183">
                <text:p>0.557183</text:p>
              </table:table-cell>
              <table:table-cell office:value-type="float" office:value="0.62643">
                <text:p>0.62643</text:p>
              </table:table-cell>
              <table:table-cell office:value-type="float" office:value="0.671858">
                <text:p>0.671858</text:p>
              </table:table-cell>
              <table:table-cell office:value-type="float" office:value="0.7174">
                <text:p>0.7174</text:p>
              </table:table-cell>
              <table:table-cell office:value-type="float" office:value="0.770254">
                <text:p>0.770254</text:p>
              </table:table-cell>
              <table:table-cell office:value-type="float" office:value="0.812545">
                <text:p>0.812545</text:p>
              </table:table-cell>
              <table:table-cell office:value-type="float" office:value="0.870035">
                <text:p>0.870035</text:p>
              </table:table-cell>
              <table:table-cell office:value-type="float" office:value="0.927239">
                <text:p>0.927239</text:p>
              </table:table-cell>
              <table:table-cell office:value-type="float" office:value="0.600107">
                <text:p>0.60010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99402">
                <text:p>0.099402</text:p>
              </table:table-cell>
              <table:table-cell office:value-type="float" office:value="0.426702">
                <text:p>0.426702</text:p>
              </table:table-cell>
              <table:table-cell office:value-type="float" office:value="0.499087">
                <text:p>0.499087</text:p>
              </table:table-cell>
              <table:table-cell office:value-type="float" office:value="0.552195">
                <text:p>0.552195</text:p>
              </table:table-cell>
              <table:table-cell office:value-type="float" office:value="0.610825">
                <text:p>0.610825</text:p>
              </table:table-cell>
              <table:table-cell office:value-type="float" office:value="0.661381">
                <text:p>0.661381</text:p>
              </table:table-cell>
              <table:table-cell office:value-type="float" office:value="0.701326">
                <text:p>0.701326</text:p>
              </table:table-cell>
              <table:table-cell office:value-type="float" office:value="0.760378">
                <text:p>0.760378</text:p>
              </table:table-cell>
              <table:table-cell office:value-type="float" office:value="0.814615">
                <text:p>0.814615</text:p>
              </table:table-cell>
              <table:table-cell office:value-type="float" office:value="0.86991">
                <text:p>0.86991</text:p>
              </table:table-cell>
              <table:table-cell office:value-type="float" office:value="0.927239">
                <text:p>0.927239</text:p>
              </table:table-cell>
              <table:table-cell office:value-type="float" office:value="0.599582">
                <text:p>0.59958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76591">
                <text:p>0.076591</text:p>
              </table:table-cell>
              <table:table-cell office:value-type="float" office:value="0.437365">
                <text:p>0.437365</text:p>
              </table:table-cell>
              <table:table-cell office:value-type="float" office:value="0.49988">
                <text:p>0.49988</text:p>
              </table:table-cell>
              <table:table-cell office:value-type="float" office:value="0.564375">
                <text:p>0.564375</text:p>
              </table:table-cell>
              <table:table-cell office:value-type="float" office:value="0.624893">
                <text:p>0.624893</text:p>
              </table:table-cell>
              <table:table-cell office:value-type="float" office:value="0.675076">
                <text:p>0.675076</text:p>
              </table:table-cell>
              <table:table-cell office:value-type="float" office:value="0.71396">
                <text:p>0.71396</text:p>
              </table:table-cell>
              <table:table-cell office:value-type="float" office:value="0.764694">
                <text:p>0.764694</text:p>
              </table:table-cell>
              <table:table-cell office:value-type="float" office:value="0.817978">
                <text:p>0.817978</text:p>
              </table:table-cell>
              <table:table-cell office:value-type="float" office:value="0.869671">
                <text:p>0.869671</text:p>
              </table:table-cell>
              <table:table-cell office:value-type="float" office:value="0.927239">
                <text:p>0.927239</text:p>
              </table:table-cell>
              <table:table-cell office:value-type="float" office:value="0.604448">
                <text:p>0.60444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109164">
                <text:p>0.109164</text:p>
              </table:table-cell>
              <table:table-cell office:value-type="float" office:value="0.456922">
                <text:p>0.456922</text:p>
              </table:table-cell>
              <table:table-cell office:value-type="float" office:value="0.518969">
                <text:p>0.518969</text:p>
              </table:table-cell>
              <table:table-cell office:value-type="float" office:value="0.578327">
                <text:p>0.578327</text:p>
              </table:table-cell>
              <table:table-cell office:value-type="float" office:value="0.635712">
                <text:p>0.635712</text:p>
              </table:table-cell>
              <table:table-cell office:value-type="float" office:value="0.685091">
                <text:p>0.685091</text:p>
              </table:table-cell>
              <table:table-cell office:value-type="float" office:value="0.716639">
                <text:p>0.716639</text:p>
              </table:table-cell>
              <table:table-cell office:value-type="float" office:value="0.761157">
                <text:p>0.761157</text:p>
              </table:table-cell>
              <table:table-cell office:value-type="float" office:value="0.807634">
                <text:p>0.807634</text:p>
              </table:table-cell>
              <table:table-cell office:value-type="float" office:value="0.866562">
                <text:p>0.866562</text:p>
              </table:table-cell>
              <table:table-cell office:value-type="float" office:value="0.927239">
                <text:p>0.927239</text:p>
              </table:table-cell>
              <table:table-cell office:value-type="float" office:value="0.613618">
                <text:p>0.61361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75057">
                <text:p>0.275057</text:p>
              </table:table-cell>
              <table:table-cell office:value-type="float" office:value="0.45364">
                <text:p>0.45364</text:p>
              </table:table-cell>
              <table:table-cell office:value-type="float" office:value="0.528287">
                <text:p>0.528287</text:p>
              </table:table-cell>
              <table:table-cell office:value-type="float" office:value="0.58659">
                <text:p>0.58659</text:p>
              </table:table-cell>
              <table:table-cell office:value-type="float" office:value="0.634777">
                <text:p>0.634777</text:p>
              </table:table-cell>
              <table:table-cell office:value-type="float" office:value="0.682172">
                <text:p>0.682172</text:p>
              </table:table-cell>
              <table:table-cell office:value-type="float" office:value="0.721819">
                <text:p>0.721819</text:p>
              </table:table-cell>
              <table:table-cell office:value-type="float" office:value="0.76922">
                <text:p>0.76922</text:p>
              </table:table-cell>
              <table:table-cell office:value-type="float" office:value="0.813239">
                <text:p>0.813239</text:p>
              </table:table-cell>
              <table:table-cell office:value-type="float" office:value="0.866058">
                <text:p>0.866058</text:p>
              </table:table-cell>
              <table:table-cell office:value-type="float" office:value="0.927239">
                <text:p>0.927239</text:p>
              </table:table-cell>
              <table:table-cell office:value-type="float" office:value="0.633086">
                <text:p>0.63308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62606">
                <text:p>0.062606</text:p>
              </table:table-cell>
              <table:table-cell office:value-type="float" office:value="0.425108">
                <text:p>0.425108</text:p>
              </table:table-cell>
              <table:table-cell office:value-type="float" office:value="0.513348">
                <text:p>0.513348</text:p>
              </table:table-cell>
              <table:table-cell office:value-type="float" office:value="0.561268">
                <text:p>0.561268</text:p>
              </table:table-cell>
              <table:table-cell office:value-type="float" office:value="0.619639">
                <text:p>0.619639</text:p>
              </table:table-cell>
              <table:table-cell office:value-type="float" office:value="0.66743">
                <text:p>0.66743</text:p>
              </table:table-cell>
              <table:table-cell office:value-type="float" office:value="0.710729">
                <text:p>0.710729</text:p>
              </table:table-cell>
              <table:table-cell office:value-type="float" office:value="0.75972">
                <text:p>0.75972</text:p>
              </table:table-cell>
              <table:table-cell office:value-type="float" office:value="0.812982">
                <text:p>0.812982</text:p>
              </table:table-cell>
              <table:table-cell office:value-type="float" office:value="0.866864">
                <text:p>0.866864</text:p>
              </table:table-cell>
              <table:table-cell office:value-type="float" office:value="0.927239">
                <text:p>0.927239</text:p>
              </table:table-cell>
              <table:table-cell office:value-type="float" office:value="0.599969">
                <text:p>0.59996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6031">
                <text:p>0.16031</text:p>
              </table:table-cell>
              <table:table-cell office:value-type="float" office:value="0.454328">
                <text:p>0.454328</text:p>
              </table:table-cell>
              <table:table-cell office:value-type="float" office:value="0.530771">
                <text:p>0.530771</text:p>
              </table:table-cell>
              <table:table-cell office:value-type="float" office:value="0.591852">
                <text:p>0.591852</text:p>
              </table:table-cell>
              <table:table-cell office:value-type="float" office:value="0.646997">
                <text:p>0.646997</text:p>
              </table:table-cell>
              <table:table-cell office:value-type="float" office:value="0.686098">
                <text:p>0.686098</text:p>
              </table:table-cell>
              <table:table-cell office:value-type="float" office:value="0.726593">
                <text:p>0.726593</text:p>
              </table:table-cell>
              <table:table-cell office:value-type="float" office:value="0.768284">
                <text:p>0.768284</text:p>
              </table:table-cell>
              <table:table-cell office:value-type="float" office:value="0.817132">
                <text:p>0.817132</text:p>
              </table:table-cell>
              <table:table-cell office:value-type="float" office:value="0.869256">
                <text:p>0.869256</text:p>
              </table:table-cell>
              <table:table-cell office:value-type="float" office:value="0.927239">
                <text:p>0.927239</text:p>
              </table:table-cell>
              <table:table-cell office:value-type="float" office:value="0.625162">
                <text:p>0.6251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40208">
                <text:p>0.040208</text:p>
              </table:table-cell>
              <table:table-cell office:value-type="float" office:value="0.435451">
                <text:p>0.435451</text:p>
              </table:table-cell>
              <table:table-cell office:value-type="float" office:value="0.505928">
                <text:p>0.505928</text:p>
              </table:table-cell>
              <table:table-cell office:value-type="float" office:value="0.567535">
                <text:p>0.567535</text:p>
              </table:table-cell>
              <table:table-cell office:value-type="float" office:value="0.626191">
                <text:p>0.626191</text:p>
              </table:table-cell>
              <table:table-cell office:value-type="float" office:value="0.677943">
                <text:p>0.677943</text:p>
              </table:table-cell>
              <table:table-cell office:value-type="float" office:value="0.728085">
                <text:p>0.728085</text:p>
              </table:table-cell>
              <table:table-cell office:value-type="float" office:value="0.772199">
                <text:p>0.772199</text:p>
              </table:table-cell>
              <table:table-cell office:value-type="float" office:value="0.827586">
                <text:p>0.827586</text:p>
              </table:table-cell>
              <table:table-cell office:value-type="float" office:value="0.871756">
                <text:p>0.871756</text:p>
              </table:table-cell>
              <table:table-cell office:value-type="float" office:value="0.927239">
                <text:p>0.927239</text:p>
              </table:table-cell>
              <table:table-cell office:value-type="float" office:value="0.605288">
                <text:p>0.60528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54077">
                <text:p>0.054077</text:p>
              </table:table-cell>
              <table:table-cell office:value-type="float" office:value="0.421161">
                <text:p>0.421161</text:p>
              </table:table-cell>
              <table:table-cell office:value-type="float" office:value="0.509617">
                <text:p>0.509617</text:p>
              </table:table-cell>
              <table:table-cell office:value-type="float" office:value="0.558203">
                <text:p>0.558203</text:p>
              </table:table-cell>
              <table:table-cell office:value-type="float" office:value="0.60798">
                <text:p>0.60798</text:p>
              </table:table-cell>
              <table:table-cell office:value-type="float" office:value="0.657093">
                <text:p>0.657093</text:p>
              </table:table-cell>
              <table:table-cell office:value-type="float" office:value="0.710744">
                <text:p>0.710744</text:p>
              </table:table-cell>
              <table:table-cell office:value-type="float" office:value="0.758729">
                <text:p>0.758729</text:p>
              </table:table-cell>
              <table:table-cell office:value-type="float" office:value="0.820771">
                <text:p>0.820771</text:p>
              </table:table-cell>
              <table:table-cell office:value-type="float" office:value="0.873829">
                <text:p>0.873829</text:p>
              </table:table-cell>
              <table:table-cell office:value-type="float" office:value="0.927239">
                <text:p>0.927239</text:p>
              </table:table-cell>
              <table:table-cell office:value-type="float" office:value="0.597221">
                <text:p>0.59722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10309">
                <text:p>0.10309</text:p>
              </table:table-cell>
              <table:table-cell office:value-type="float" office:value="0.445529">
                <text:p>0.445529</text:p>
              </table:table-cell>
              <table:table-cell office:value-type="float" office:value="0.522798">
                <text:p>0.522798</text:p>
              </table:table-cell>
              <table:table-cell office:value-type="float" office:value="0.572977">
                <text:p>0.572977</text:p>
              </table:table-cell>
              <table:table-cell office:value-type="float" office:value="0.629273">
                <text:p>0.629273</text:p>
              </table:table-cell>
              <table:table-cell office:value-type="float" office:value="0.675979">
                <text:p>0.675979</text:p>
              </table:table-cell>
              <table:table-cell office:value-type="float" office:value="0.720732">
                <text:p>0.720732</text:p>
              </table:table-cell>
              <table:table-cell office:value-type="float" office:value="0.764556">
                <text:p>0.764556</text:p>
              </table:table-cell>
              <table:table-cell office:value-type="float" office:value="0.824792">
                <text:p>0.824792</text:p>
              </table:table-cell>
              <table:table-cell office:value-type="float" office:value="0.875718">
                <text:p>0.875718</text:p>
              </table:table-cell>
              <table:table-cell office:value-type="float" office:value="0.927239">
                <text:p>0.927239</text:p>
              </table:table-cell>
              <table:table-cell office:value-type="float" office:value="0.613544">
                <text:p>0.61354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242783">
                <text:p>0.242783</text:p>
              </table:table-cell>
              <table:table-cell office:value-type="float" office:value="0.44605">
                <text:p>0.44605</text:p>
              </table:table-cell>
              <table:table-cell office:value-type="float" office:value="0.521838">
                <text:p>0.521838</text:p>
              </table:table-cell>
              <table:table-cell office:value-type="float" office:value="0.582125">
                <text:p>0.582125</text:p>
              </table:table-cell>
              <table:table-cell office:value-type="float" office:value="0.640801">
                <text:p>0.640801</text:p>
              </table:table-cell>
              <table:table-cell office:value-type="float" office:value="0.682767">
                <text:p>0.682767</text:p>
              </table:table-cell>
              <table:table-cell office:value-type="float" office:value="0.72457">
                <text:p>0.72457</text:p>
              </table:table-cell>
              <table:table-cell office:value-type="float" office:value="0.769249">
                <text:p>0.769249</text:p>
              </table:table-cell>
              <table:table-cell office:value-type="float" office:value="0.822915">
                <text:p>0.822915</text:p>
              </table:table-cell>
              <table:table-cell office:value-type="float" office:value="0.87618">
                <text:p>0.87618</text:p>
              </table:table-cell>
              <table:table-cell office:value-type="float" office:value="0.927239">
                <text:p>0.927239</text:p>
              </table:table-cell>
              <table:table-cell office:value-type="float" office:value="0.630928">
                <text:p>0.63092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74712">
                <text:p>0.074712</text:p>
              </table:table-cell>
              <table:table-cell office:value-type="float" office:value="0.445852">
                <text:p>0.445852</text:p>
              </table:table-cell>
              <table:table-cell office:value-type="float" office:value="0.51563">
                <text:p>0.51563</text:p>
              </table:table-cell>
              <table:table-cell office:value-type="float" office:value="0.595102">
                <text:p>0.595102</text:p>
              </table:table-cell>
              <table:table-cell office:value-type="float" office:value="0.644791">
                <text:p>0.644791</text:p>
              </table:table-cell>
              <table:table-cell office:value-type="float" office:value="0.686455">
                <text:p>0.686455</text:p>
              </table:table-cell>
              <table:table-cell office:value-type="float" office:value="0.730235">
                <text:p>0.730235</text:p>
              </table:table-cell>
              <table:table-cell office:value-type="float" office:value="0.780842">
                <text:p>0.780842</text:p>
              </table:table-cell>
              <table:table-cell office:value-type="float" office:value="0.828889">
                <text:p>0.828889</text:p>
              </table:table-cell>
              <table:table-cell office:value-type="float" office:value="0.88098">
                <text:p>0.88098</text:p>
              </table:table-cell>
              <table:table-cell office:value-type="float" office:value="0.927239">
                <text:p>0.927239</text:p>
              </table:table-cell>
              <table:table-cell office:value-type="float" office:value="0.618349">
                <text:p>0.61834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189712">
                <text:p>0.189712</text:p>
              </table:table-cell>
              <table:table-cell office:value-type="float" office:value="0.44914">
                <text:p>0.44914</text:p>
              </table:table-cell>
              <table:table-cell office:value-type="float" office:value="0.52117">
                <text:p>0.52117</text:p>
              </table:table-cell>
              <table:table-cell office:value-type="float" office:value="0.579907">
                <text:p>0.579907</text:p>
              </table:table-cell>
              <table:table-cell office:value-type="float" office:value="0.638651">
                <text:p>0.638651</text:p>
              </table:table-cell>
              <table:table-cell office:value-type="float" office:value="0.685178">
                <text:p>0.685178</text:p>
              </table:table-cell>
              <table:table-cell office:value-type="float" office:value="0.725487">
                <text:p>0.725487</text:p>
              </table:table-cell>
              <table:table-cell office:value-type="float" office:value="0.773791">
                <text:p>0.773791</text:p>
              </table:table-cell>
              <table:table-cell office:value-type="float" office:value="0.82221">
                <text:p>0.82221</text:p>
              </table:table-cell>
              <table:table-cell office:value-type="float" office:value="0.872386">
                <text:p>0.872386</text:p>
              </table:table-cell>
              <table:table-cell office:value-type="float" office:value="0.927239">
                <text:p>0.927239</text:p>
              </table:table-cell>
              <table:table-cell office:value-type="float" office:value="0.625763">
                <text:p>0.62576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205219">
                <text:p>0.205219</text:p>
              </table:table-cell>
              <table:table-cell office:value-type="float" office:value="0.46336">
                <text:p>0.46336</text:p>
              </table:table-cell>
              <table:table-cell office:value-type="float" office:value="0.520148">
                <text:p>0.520148</text:p>
              </table:table-cell>
              <table:table-cell office:value-type="float" office:value="0.567232">
                <text:p>0.567232</text:p>
              </table:table-cell>
              <table:table-cell office:value-type="float" office:value="0.62075">
                <text:p>0.62075</text:p>
              </table:table-cell>
              <table:table-cell office:value-type="float" office:value="0.670164">
                <text:p>0.670164</text:p>
              </table:table-cell>
              <table:table-cell office:value-type="float" office:value="0.711647">
                <text:p>0.711647</text:p>
              </table:table-cell>
              <table:table-cell office:value-type="float" office:value="0.758769">
                <text:p>0.758769</text:p>
              </table:table-cell>
              <table:table-cell office:value-type="float" office:value="0.82045">
                <text:p>0.82045</text:p>
              </table:table-cell>
              <table:table-cell office:value-type="float" office:value="0.878533">
                <text:p>0.878533</text:p>
              </table:table-cell>
              <table:table-cell office:value-type="float" office:value="0.927239">
                <text:p>0.927239</text:p>
              </table:table-cell>
              <table:table-cell office:value-type="float" office:value="0.621627">
                <text:p>0.62162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244489">
                <text:p>0.244489</text:p>
              </table:table-cell>
              <table:table-cell office:value-type="float" office:value="0.457919">
                <text:p>0.457919</text:p>
              </table:table-cell>
              <table:table-cell office:value-type="float" office:value="0.527074">
                <text:p>0.527074</text:p>
              </table:table-cell>
              <table:table-cell office:value-type="float" office:value="0.581203">
                <text:p>0.581203</text:p>
              </table:table-cell>
              <table:table-cell office:value-type="float" office:value="0.640629">
                <text:p>0.640629</text:p>
              </table:table-cell>
              <table:table-cell office:value-type="float" office:value="0.680651">
                <text:p>0.680651</text:p>
              </table:table-cell>
              <table:table-cell office:value-type="float" office:value="0.726856">
                <text:p>0.726856</text:p>
              </table:table-cell>
              <table:table-cell office:value-type="float" office:value="0.780886">
                <text:p>0.780886</text:p>
              </table:table-cell>
              <table:table-cell office:value-type="float" office:value="0.825197">
                <text:p>0.825197</text:p>
              </table:table-cell>
              <table:table-cell office:value-type="float" office:value="0.879939">
                <text:p>0.879939</text:p>
              </table:table-cell>
              <table:table-cell office:value-type="float" office:value="0.927239">
                <text:p>0.927239</text:p>
              </table:table-cell>
              <table:table-cell office:value-type="float" office:value="0.634484">
                <text:p>0.63448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95162">
                <text:p>0.095162</text:p>
              </table:table-cell>
              <table:table-cell office:value-type="float" office:value="0.450738">
                <text:p>0.450738</text:p>
              </table:table-cell>
              <table:table-cell office:value-type="float" office:value="0.518999">
                <text:p>0.518999</text:p>
              </table:table-cell>
              <table:table-cell office:value-type="float" office:value="0.569443">
                <text:p>0.569443</text:p>
              </table:table-cell>
              <table:table-cell office:value-type="float" office:value="0.625635">
                <text:p>0.625635</text:p>
              </table:table-cell>
              <table:table-cell office:value-type="float" office:value="0.667957">
                <text:p>0.667957</text:p>
              </table:table-cell>
              <table:table-cell office:value-type="float" office:value="0.712585">
                <text:p>0.712585</text:p>
              </table:table-cell>
              <table:table-cell office:value-type="float" office:value="0.77022">
                <text:p>0.77022</text:p>
              </table:table-cell>
              <table:table-cell office:value-type="float" office:value="0.823597">
                <text:p>0.823597</text:p>
              </table:table-cell>
              <table:table-cell office:value-type="float" office:value="0.874689">
                <text:p>0.874689</text:p>
              </table:table-cell>
              <table:table-cell office:value-type="float" office:value="0.927239">
                <text:p>0.927239</text:p>
              </table:table-cell>
              <table:table-cell office:value-type="float" office:value="0.610903">
                <text:p>0.6109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56312">
                <text:p>0.156312</text:p>
              </table:table-cell>
              <table:table-cell office:value-type="float" office:value="0.466153">
                <text:p>0.466153</text:p>
              </table:table-cell>
              <table:table-cell office:value-type="float" office:value="0.526899">
                <text:p>0.526899</text:p>
              </table:table-cell>
              <table:table-cell office:value-type="float" office:value="0.575754">
                <text:p>0.575754</text:p>
              </table:table-cell>
              <table:table-cell office:value-type="float" office:value="0.627008">
                <text:p>0.627008</text:p>
              </table:table-cell>
              <table:table-cell office:value-type="float" office:value="0.672751">
                <text:p>0.672751</text:p>
              </table:table-cell>
              <table:table-cell office:value-type="float" office:value="0.718097">
                <text:p>0.718097</text:p>
              </table:table-cell>
              <table:table-cell office:value-type="float" office:value="0.76896">
                <text:p>0.76896</text:p>
              </table:table-cell>
              <table:table-cell office:value-type="float" office:value="0.809908">
                <text:p>0.809908</text:p>
              </table:table-cell>
              <table:table-cell office:value-type="float" office:value="0.870606">
                <text:p>0.870606</text:p>
              </table:table-cell>
              <table:table-cell office:value-type="float" office:value="0.927239">
                <text:p>0.927239</text:p>
              </table:table-cell>
              <table:table-cell office:value-type="float" office:value="0.619245">
                <text:p>0.61924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257277">
                <text:p>0.257277</text:p>
              </table:table-cell>
              <table:table-cell office:value-type="float" office:value="0.465744">
                <text:p>0.465744</text:p>
              </table:table-cell>
              <table:table-cell office:value-type="float" office:value="0.518182">
                <text:p>0.518182</text:p>
              </table:table-cell>
              <table:table-cell office:value-type="float" office:value="0.562551">
                <text:p>0.562551</text:p>
              </table:table-cell>
              <table:table-cell office:value-type="float" office:value="0.62174">
                <text:p>0.62174</text:p>
              </table:table-cell>
              <table:table-cell office:value-type="float" office:value="0.667446">
                <text:p>0.667446</text:p>
              </table:table-cell>
              <table:table-cell office:value-type="float" office:value="0.720102">
                <text:p>0.720102</text:p>
              </table:table-cell>
              <table:table-cell office:value-type="float" office:value="0.767552">
                <text:p>0.767552</text:p>
              </table:table-cell>
              <table:table-cell office:value-type="float" office:value="0.808388">
                <text:p>0.808388</text:p>
              </table:table-cell>
              <table:table-cell office:value-type="float" office:value="0.872617">
                <text:p>0.872617</text:p>
              </table:table-cell>
              <table:table-cell office:value-type="float" office:value="0.927239">
                <text:p>0.927239</text:p>
              </table:table-cell>
              <table:table-cell office:value-type="float" office:value="0.62616">
                <text:p>0.6261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240619">
                <text:p>0.240619</text:p>
              </table:table-cell>
              <table:table-cell office:value-type="float" office:value="0.477529">
                <text:p>0.477529</text:p>
              </table:table-cell>
              <table:table-cell office:value-type="float" office:value="0.536262">
                <text:p>0.536262</text:p>
              </table:table-cell>
              <table:table-cell office:value-type="float" office:value="0.59666">
                <text:p>0.59666</text:p>
              </table:table-cell>
              <table:table-cell office:value-type="float" office:value="0.649207">
                <text:p>0.649207</text:p>
              </table:table-cell>
              <table:table-cell office:value-type="float" office:value="0.69359">
                <text:p>0.69359</text:p>
              </table:table-cell>
              <table:table-cell office:value-type="float" office:value="0.738217">
                <text:p>0.738217</text:p>
              </table:table-cell>
              <table:table-cell office:value-type="float" office:value="0.780667">
                <text:p>0.780667</text:p>
              </table:table-cell>
              <table:table-cell office:value-type="float" office:value="0.816733">
                <text:p>0.816733</text:p>
              </table:table-cell>
              <table:table-cell office:value-type="float" office:value="0.879428">
                <text:p>0.879428</text:p>
              </table:table-cell>
              <table:table-cell office:value-type="float" office:value="0.93966">
                <text:p>0.93966</text:p>
              </table:table-cell>
              <table:table-cell office:value-type="float" office:value="0.640891">
                <text:p>0.64089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209645">
                <text:p>0.209645</text:p>
              </table:table-cell>
              <table:table-cell office:value-type="float" office:value="0.482217">
                <text:p>0.482217</text:p>
              </table:table-cell>
              <table:table-cell office:value-type="float" office:value="0.53285">
                <text:p>0.53285</text:p>
              </table:table-cell>
              <table:table-cell office:value-type="float" office:value="0.59098">
                <text:p>0.59098</text:p>
              </table:table-cell>
              <table:table-cell office:value-type="float" office:value="0.648403">
                <text:p>0.648403</text:p>
              </table:table-cell>
              <table:table-cell office:value-type="float" office:value="0.690672">
                <text:p>0.690672</text:p>
              </table:table-cell>
              <table:table-cell office:value-type="float" office:value="0.731259">
                <text:p>0.731259</text:p>
              </table:table-cell>
              <table:table-cell office:value-type="float" office:value="0.772288">
                <text:p>0.772288</text:p>
              </table:table-cell>
              <table:table-cell office:value-type="float" office:value="0.807882">
                <text:p>0.807882</text:p>
              </table:table-cell>
              <table:table-cell office:value-type="float" office:value="0.873006">
                <text:p>0.873006</text:p>
              </table:table-cell>
              <table:table-cell office:value-type="float" office:value="0.93966">
                <text:p>0.93966</text:p>
              </table:table-cell>
              <table:table-cell office:value-type="float" office:value="0.63392">
                <text:p>0.6339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194481">
                <text:p>0.194481</text:p>
              </table:table-cell>
              <table:table-cell office:value-type="float" office:value="0.477797">
                <text:p>0.477797</text:p>
              </table:table-cell>
              <table:table-cell office:value-type="float" office:value="0.540905">
                <text:p>0.540905</text:p>
              </table:table-cell>
              <table:table-cell office:value-type="float" office:value="0.607313">
                <text:p>0.607313</text:p>
              </table:table-cell>
              <table:table-cell office:value-type="float" office:value="0.669963">
                <text:p>0.669963</text:p>
              </table:table-cell>
              <table:table-cell office:value-type="float" office:value="0.710321">
                <text:p>0.710321</text:p>
              </table:table-cell>
              <table:table-cell office:value-type="float" office:value="0.751619">
                <text:p>0.751619</text:p>
              </table:table-cell>
              <table:table-cell office:value-type="float" office:value="0.783506">
                <text:p>0.783506</text:p>
              </table:table-cell>
              <table:table-cell office:value-type="float" office:value="0.815163">
                <text:p>0.815163</text:p>
              </table:table-cell>
              <table:table-cell office:value-type="float" office:value="0.8746">
                <text:p>0.8746</text:p>
              </table:table-cell>
              <table:table-cell office:value-type="float" office:value="0.93966">
                <text:p>0.93966</text:p>
              </table:table-cell>
              <table:table-cell office:value-type="float" office:value="0.642567">
                <text:p>0.6425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236427">
                <text:p>0.236427</text:p>
              </table:table-cell>
              <table:table-cell office:value-type="float" office:value="0.446745">
                <text:p>0.446745</text:p>
              </table:table-cell>
              <table:table-cell office:value-type="float" office:value="0.523713">
                <text:p>0.523713</text:p>
              </table:table-cell>
              <table:table-cell office:value-type="float" office:value="0.565492">
                <text:p>0.565492</text:p>
              </table:table-cell>
              <table:table-cell office:value-type="float" office:value="0.615376">
                <text:p>0.615376</text:p>
              </table:table-cell>
              <table:table-cell office:value-type="float" office:value="0.672527">
                <text:p>0.672527</text:p>
              </table:table-cell>
              <table:table-cell office:value-type="float" office:value="0.71882">
                <text:p>0.71882</text:p>
              </table:table-cell>
              <table:table-cell office:value-type="float" office:value="0.768278">
                <text:p>0.768278</text:p>
              </table:table-cell>
              <table:table-cell office:value-type="float" office:value="0.807482">
                <text:p>0.807482</text:p>
              </table:table-cell>
              <table:table-cell office:value-type="float" office:value="0.875769">
                <text:p>0.875769</text:p>
              </table:table-cell>
              <table:table-cell office:value-type="float" office:value="0.93966">
                <text:p>0.93966</text:p>
              </table:table-cell>
              <table:table-cell office:value-type="float" office:value="0.623063">
                <text:p>0.6230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185726">
                <text:p>0.185726</text:p>
              </table:table-cell>
              <table:table-cell office:value-type="float" office:value="0.464341">
                <text:p>0.464341</text:p>
              </table:table-cell>
              <table:table-cell office:value-type="float" office:value="0.528605">
                <text:p>0.528605</text:p>
              </table:table-cell>
              <table:table-cell office:value-type="float" office:value="0.578355">
                <text:p>0.578355</text:p>
              </table:table-cell>
              <table:table-cell office:value-type="float" office:value="0.625116">
                <text:p>0.625116</text:p>
              </table:table-cell>
              <table:table-cell office:value-type="float" office:value="0.684245">
                <text:p>0.684245</text:p>
              </table:table-cell>
              <table:table-cell office:value-type="float" office:value="0.734306">
                <text:p>0.734306</text:p>
              </table:table-cell>
              <table:table-cell office:value-type="float" office:value="0.780039">
                <text:p>0.780039</text:p>
              </table:table-cell>
              <table:table-cell office:value-type="float" office:value="0.815951">
                <text:p>0.815951</text:p>
              </table:table-cell>
              <table:table-cell office:value-type="float" office:value="0.88145">
                <text:p>0.88145</text:p>
              </table:table-cell>
              <table:table-cell office:value-type="float" office:value="0.93966">
                <text:p>0.93966</text:p>
              </table:table-cell>
              <table:table-cell office:value-type="float" office:value="0.627813">
                <text:p>0.62781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274685">
                <text:p>0.274685</text:p>
              </table:table-cell>
              <table:table-cell office:value-type="float" office:value="0.475514">
                <text:p>0.475514</text:p>
              </table:table-cell>
              <table:table-cell office:value-type="float" office:value="0.535398">
                <text:p>0.535398</text:p>
              </table:table-cell>
              <table:table-cell office:value-type="float" office:value="0.586111">
                <text:p>0.586111</text:p>
              </table:table-cell>
              <table:table-cell office:value-type="float" office:value="0.642773">
                <text:p>0.642773</text:p>
              </table:table-cell>
              <table:table-cell office:value-type="float" office:value="0.69627">
                <text:p>0.69627</text:p>
              </table:table-cell>
              <table:table-cell office:value-type="float" office:value="0.743546">
                <text:p>0.743546</text:p>
              </table:table-cell>
              <table:table-cell office:value-type="float" office:value="0.780605">
                <text:p>0.780605</text:p>
              </table:table-cell>
              <table:table-cell office:value-type="float" office:value="0.818675">
                <text:p>0.818675</text:p>
              </table:table-cell>
              <table:table-cell office:value-type="float" office:value="0.88453">
                <text:p>0.88453</text:p>
              </table:table-cell>
              <table:table-cell office:value-type="float" office:value="0.93966">
                <text:p>0.93966</text:p>
              </table:table-cell>
              <table:table-cell office:value-type="float" office:value="0.643811">
                <text:p>0.64381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233353">
                <text:p>0.233353</text:p>
              </table:table-cell>
              <table:table-cell office:value-type="float" office:value="0.471608">
                <text:p>0.471608</text:p>
              </table:table-cell>
              <table:table-cell office:value-type="float" office:value="0.536932">
                <text:p>0.536932</text:p>
              </table:table-cell>
              <table:table-cell office:value-type="float" office:value="0.591514">
                <text:p>0.591514</text:p>
              </table:table-cell>
              <table:table-cell office:value-type="float" office:value="0.649067">
                <text:p>0.649067</text:p>
              </table:table-cell>
              <table:table-cell office:value-type="float" office:value="0.700202">
                <text:p>0.700202</text:p>
              </table:table-cell>
              <table:table-cell office:value-type="float" office:value="0.750921">
                <text:p>0.750921</text:p>
              </table:table-cell>
              <table:table-cell office:value-type="float" office:value="0.790427">
                <text:p>0.790427</text:p>
              </table:table-cell>
              <table:table-cell office:value-type="float" office:value="0.829351">
                <text:p>0.829351</text:p>
              </table:table-cell>
              <table:table-cell office:value-type="float" office:value="0.890539">
                <text:p>0.890539</text:p>
              </table:table-cell>
              <table:table-cell office:value-type="float" office:value="0.93966">
                <text:p>0.93966</text:p>
              </table:table-cell>
              <table:table-cell office:value-type="float" office:value="0.644391">
                <text:p>0.64439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83874">
                <text:p>0.183874</text:p>
              </table:table-cell>
              <table:table-cell office:value-type="float" office:value="0.459517">
                <text:p>0.459517</text:p>
              </table:table-cell>
              <table:table-cell office:value-type="float" office:value="0.534833">
                <text:p>0.534833</text:p>
              </table:table-cell>
              <table:table-cell office:value-type="float" office:value="0.588967">
                <text:p>0.588967</text:p>
              </table:table-cell>
              <table:table-cell office:value-type="float" office:value="0.646538">
                <text:p>0.646538</text:p>
              </table:table-cell>
              <table:table-cell office:value-type="float" office:value="0.690291">
                <text:p>0.690291</text:p>
              </table:table-cell>
              <table:table-cell office:value-type="float" office:value="0.747294">
                <text:p>0.747294</text:p>
              </table:table-cell>
              <table:table-cell office:value-type="float" office:value="0.789412">
                <text:p>0.789412</text:p>
              </table:table-cell>
              <table:table-cell office:value-type="float" office:value="0.828371">
                <text:p>0.828371</text:p>
              </table:table-cell>
              <table:table-cell office:value-type="float" office:value="0.885256">
                <text:p>0.885256</text:p>
              </table:table-cell>
              <table:table-cell office:value-type="float" office:value="0.93966">
                <text:p>0.93966</text:p>
              </table:table-cell>
              <table:table-cell office:value-type="float" office:value="0.635435">
                <text:p>0.6354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23581">
                <text:p>0.123581</text:p>
              </table:table-cell>
              <table:table-cell office:value-type="float" office:value="0.461551">
                <text:p>0.461551</text:p>
              </table:table-cell>
              <table:table-cell office:value-type="float" office:value="0.530735">
                <text:p>0.530735</text:p>
              </table:table-cell>
              <table:table-cell office:value-type="float" office:value="0.572573">
                <text:p>0.572573</text:p>
              </table:table-cell>
              <table:table-cell office:value-type="float" office:value="0.630824">
                <text:p>0.630824</text:p>
              </table:table-cell>
              <table:table-cell office:value-type="float" office:value="0.674081">
                <text:p>0.674081</text:p>
              </table:table-cell>
              <table:table-cell office:value-type="float" office:value="0.726571">
                <text:p>0.726571</text:p>
              </table:table-cell>
              <table:table-cell office:value-type="float" office:value="0.786059">
                <text:p>0.786059</text:p>
              </table:table-cell>
              <table:table-cell office:value-type="float" office:value="0.827834">
                <text:p>0.827834</text:p>
              </table:table-cell>
              <table:table-cell office:value-type="float" office:value="0.886862">
                <text:p>0.886862</text:p>
              </table:table-cell>
              <table:table-cell office:value-type="float" office:value="0.93966">
                <text:p>0.93966</text:p>
              </table:table-cell>
              <table:table-cell office:value-type="float" office:value="0.622067">
                <text:p>0.62206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263631">
                <text:p>0.263631</text:p>
              </table:table-cell>
              <table:table-cell office:value-type="float" office:value="0.45901">
                <text:p>0.45901</text:p>
              </table:table-cell>
              <table:table-cell office:value-type="float" office:value="0.525074">
                <text:p>0.525074</text:p>
              </table:table-cell>
              <table:table-cell office:value-type="float" office:value="0.571824">
                <text:p>0.571824</text:p>
              </table:table-cell>
              <table:table-cell office:value-type="float" office:value="0.626557">
                <text:p>0.626557</text:p>
              </table:table-cell>
              <table:table-cell office:value-type="float" office:value="0.681838">
                <text:p>0.681838</text:p>
              </table:table-cell>
              <table:table-cell office:value-type="float" office:value="0.734786">
                <text:p>0.734786</text:p>
              </table:table-cell>
              <table:table-cell office:value-type="float" office:value="0.789242">
                <text:p>0.789242</text:p>
              </table:table-cell>
              <table:table-cell office:value-type="float" office:value="0.836219">
                <text:p>0.836219</text:p>
              </table:table-cell>
              <table:table-cell office:value-type="float" office:value="0.894024">
                <text:p>0.894024</text:p>
              </table:table-cell>
              <table:table-cell office:value-type="float" office:value="0.93966">
                <text:p>0.93966</text:p>
              </table:table-cell>
              <table:table-cell office:value-type="float" office:value="0.63822">
                <text:p>0.6382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281275">
                <text:p>0.281275</text:p>
              </table:table-cell>
              <table:table-cell office:value-type="float" office:value="0.480157">
                <text:p>0.480157</text:p>
              </table:table-cell>
              <table:table-cell office:value-type="float" office:value="0.547385">
                <text:p>0.547385</text:p>
              </table:table-cell>
              <table:table-cell office:value-type="float" office:value="0.595696">
                <text:p>0.595696</text:p>
              </table:table-cell>
              <table:table-cell office:value-type="float" office:value="0.648424">
                <text:p>0.648424</text:p>
              </table:table-cell>
              <table:table-cell office:value-type="float" office:value="0.693633">
                <text:p>0.693633</text:p>
              </table:table-cell>
              <table:table-cell office:value-type="float" office:value="0.742993">
                <text:p>0.742993</text:p>
              </table:table-cell>
              <table:table-cell office:value-type="float" office:value="0.789738">
                <text:p>0.789738</text:p>
              </table:table-cell>
              <table:table-cell office:value-type="float" office:value="0.82846">
                <text:p>0.82846</text:p>
              </table:table-cell>
              <table:table-cell office:value-type="float" office:value="0.879992">
                <text:p>0.879992</text:p>
              </table:table-cell>
              <table:table-cell office:value-type="float" office:value="0.93966">
                <text:p>0.93966</text:p>
              </table:table-cell>
              <table:table-cell office:value-type="float" office:value="0.648775">
                <text:p>0.64877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258164">
                <text:p>0.258164</text:p>
              </table:table-cell>
              <table:table-cell office:value-type="float" office:value="0.490299">
                <text:p>0.490299</text:p>
              </table:table-cell>
              <table:table-cell office:value-type="float" office:value="0.542385">
                <text:p>0.542385</text:p>
              </table:table-cell>
              <table:table-cell office:value-type="float" office:value="0.585749">
                <text:p>0.585749</text:p>
              </table:table-cell>
              <table:table-cell office:value-type="float" office:value="0.636948">
                <text:p>0.636948</text:p>
              </table:table-cell>
              <table:table-cell office:value-type="float" office:value="0.69366">
                <text:p>0.69366</text:p>
              </table:table-cell>
              <table:table-cell office:value-type="float" office:value="0.739949">
                <text:p>0.739949</text:p>
              </table:table-cell>
              <table:table-cell office:value-type="float" office:value="0.7836">
                <text:p>0.7836</text:p>
              </table:table-cell>
              <table:table-cell office:value-type="float" office:value="0.818342">
                <text:p>0.818342</text:p>
              </table:table-cell>
              <table:table-cell office:value-type="float" office:value="0.880846">
                <text:p>0.880846</text:p>
              </table:table-cell>
              <table:table-cell office:value-type="float" office:value="0.93966">
                <text:p>0.93966</text:p>
              </table:table-cell>
              <table:table-cell office:value-type="float" office:value="0.642994">
                <text:p>0.64299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268537">
                <text:p>0.268537</text:p>
              </table:table-cell>
              <table:table-cell office:value-type="float" office:value="0.457543">
                <text:p>0.457543</text:p>
              </table:table-cell>
              <table:table-cell office:value-type="float" office:value="0.546751">
                <text:p>0.546751</text:p>
              </table:table-cell>
              <table:table-cell office:value-type="float" office:value="0.595316">
                <text:p>0.595316</text:p>
              </table:table-cell>
              <table:table-cell office:value-type="float" office:value="0.648601">
                <text:p>0.648601</text:p>
              </table:table-cell>
              <table:table-cell office:value-type="float" office:value="0.701942">
                <text:p>0.701942</text:p>
              </table:table-cell>
              <table:table-cell office:value-type="float" office:value="0.740969">
                <text:p>0.740969</text:p>
              </table:table-cell>
              <table:table-cell office:value-type="float" office:value="0.784117">
                <text:p>0.784117</text:p>
              </table:table-cell>
              <table:table-cell office:value-type="float" office:value="0.831932">
                <text:p>0.831932</text:p>
              </table:table-cell>
              <table:table-cell office:value-type="float" office:value="0.886881">
                <text:p>0.886881</text:p>
              </table:table-cell>
              <table:table-cell office:value-type="float" office:value="0.93966">
                <text:p>0.93966</text:p>
              </table:table-cell>
              <table:table-cell office:value-type="float" office:value="0.646259">
                <text:p>0.64625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246284">
                <text:p>0.246284</text:p>
              </table:table-cell>
              <table:table-cell office:value-type="float" office:value="0.445234">
                <text:p>0.445234</text:p>
              </table:table-cell>
              <table:table-cell office:value-type="float" office:value="0.539809">
                <text:p>0.539809</text:p>
              </table:table-cell>
              <table:table-cell office:value-type="float" office:value="0.600997">
                <text:p>0.600997</text:p>
              </table:table-cell>
              <table:table-cell office:value-type="float" office:value="0.647">
                <text:p>0.647</text:p>
              </table:table-cell>
              <table:table-cell office:value-type="float" office:value="0.692249">
                <text:p>0.692249</text:p>
              </table:table-cell>
              <table:table-cell office:value-type="float" office:value="0.731243">
                <text:p>0.731243</text:p>
              </table:table-cell>
              <table:table-cell office:value-type="float" office:value="0.779669">
                <text:p>0.779669</text:p>
              </table:table-cell>
              <table:table-cell office:value-type="float" office:value="0.82979">
                <text:p>0.82979</text:p>
              </table:table-cell>
              <table:table-cell office:value-type="float" office:value="0.888519">
                <text:p>0.888519</text:p>
              </table:table-cell>
              <table:table-cell office:value-type="float" office:value="0.93966">
                <text:p>0.93966</text:p>
              </table:table-cell>
              <table:table-cell office:value-type="float" office:value="0.640079">
                <text:p>0.64007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220937">
                <text:p>0.220937</text:p>
              </table:table-cell>
              <table:table-cell office:value-type="float" office:value="0.454051">
                <text:p>0.454051</text:p>
              </table:table-cell>
              <table:table-cell office:value-type="float" office:value="0.545203">
                <text:p>0.545203</text:p>
              </table:table-cell>
              <table:table-cell office:value-type="float" office:value="0.604512">
                <text:p>0.604512</text:p>
              </table:table-cell>
              <table:table-cell office:value-type="float" office:value="0.653008">
                <text:p>0.653008</text:p>
              </table:table-cell>
              <table:table-cell office:value-type="float" office:value="0.690094">
                <text:p>0.690094</text:p>
              </table:table-cell>
              <table:table-cell office:value-type="float" office:value="0.723578">
                <text:p>0.723578</text:p>
              </table:table-cell>
              <table:table-cell office:value-type="float" office:value="0.770199">
                <text:p>0.770199</text:p>
              </table:table-cell>
              <table:table-cell office:value-type="float" office:value="0.823394">
                <text:p>0.823394</text:p>
              </table:table-cell>
              <table:table-cell office:value-type="float" office:value="0.878126">
                <text:p>0.878126</text:p>
              </table:table-cell>
              <table:table-cell office:value-type="float" office:value="0.93966">
                <text:p>0.93966</text:p>
              </table:table-cell>
              <table:table-cell office:value-type="float" office:value="0.63631">
                <text:p>0.6363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275287">
                <text:p>0.275287</text:p>
              </table:table-cell>
              <table:table-cell office:value-type="float" office:value="0.483214">
                <text:p>0.483214</text:p>
              </table:table-cell>
              <table:table-cell office:value-type="float" office:value="0.556527">
                <text:p>0.556527</text:p>
              </table:table-cell>
              <table:table-cell office:value-type="float" office:value="0.627206">
                <text:p>0.627206</text:p>
              </table:table-cell>
              <table:table-cell office:value-type="float" office:value="0.668942">
                <text:p>0.668942</text:p>
              </table:table-cell>
              <table:table-cell office:value-type="float" office:value="0.704189">
                <text:p>0.704189</text:p>
              </table:table-cell>
              <table:table-cell office:value-type="float" office:value="0.734799">
                <text:p>0.734799</text:p>
              </table:table-cell>
              <table:table-cell office:value-type="float" office:value="0.778914">
                <text:p>0.778914</text:p>
              </table:table-cell>
              <table:table-cell office:value-type="float" office:value="0.824293">
                <text:p>0.824293</text:p>
              </table:table-cell>
              <table:table-cell office:value-type="float" office:value="0.881096">
                <text:p>0.881096</text:p>
              </table:table-cell>
              <table:table-cell office:value-type="float" office:value="0.93966">
                <text:p>0.93966</text:p>
              </table:table-cell>
              <table:table-cell office:value-type="float" office:value="0.653447">
                <text:p>0.65344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223414">
                <text:p>0.223414</text:p>
              </table:table-cell>
              <table:table-cell office:value-type="float" office:value="0.465009">
                <text:p>0.465009</text:p>
              </table:table-cell>
              <table:table-cell office:value-type="float" office:value="0.552116">
                <text:p>0.552116</text:p>
              </table:table-cell>
              <table:table-cell office:value-type="float" office:value="0.631459">
                <text:p>0.631459</text:p>
              </table:table-cell>
              <table:table-cell office:value-type="float" office:value="0.681582">
                <text:p>0.681582</text:p>
              </table:table-cell>
              <table:table-cell office:value-type="float" office:value="0.711707">
                <text:p>0.711707</text:p>
              </table:table-cell>
              <table:table-cell office:value-type="float" office:value="0.752046">
                <text:p>0.752046</text:p>
              </table:table-cell>
              <table:table-cell office:value-type="float" office:value="0.799064">
                <text:p>0.799064</text:p>
              </table:table-cell>
              <table:table-cell office:value-type="float" office:value="0.840042">
                <text:p>0.840042</text:p>
              </table:table-cell>
              <table:table-cell office:value-type="float" office:value="0.885753">
                <text:p>0.885753</text:p>
              </table:table-cell>
              <table:table-cell office:value-type="float" office:value="0.93966">
                <text:p>0.93966</text:p>
              </table:table-cell>
              <table:table-cell office:value-type="float" office:value="0.654219">
                <text:p>0.65421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313702">
                <text:p>0.313702</text:p>
              </table:table-cell>
              <table:table-cell office:value-type="float" office:value="0.483353">
                <text:p>0.483353</text:p>
              </table:table-cell>
              <table:table-cell office:value-type="float" office:value="0.570364">
                <text:p>0.570364</text:p>
              </table:table-cell>
              <table:table-cell office:value-type="float" office:value="0.631141">
                <text:p>0.631141</text:p>
              </table:table-cell>
              <table:table-cell office:value-type="float" office:value="0.671497">
                <text:p>0.671497</text:p>
              </table:table-cell>
              <table:table-cell office:value-type="float" office:value="0.71244">
                <text:p>0.71244</text:p>
              </table:table-cell>
              <table:table-cell office:value-type="float" office:value="0.759805">
                <text:p>0.759805</text:p>
              </table:table-cell>
              <table:table-cell office:value-type="float" office:value="0.804913">
                <text:p>0.804913</text:p>
              </table:table-cell>
              <table:table-cell office:value-type="float" office:value="0.844446">
                <text:p>0.844446</text:p>
              </table:table-cell>
              <table:table-cell office:value-type="float" office:value="0.888188">
                <text:p>0.888188</text:p>
              </table:table-cell>
              <table:table-cell office:value-type="float" office:value="0.93966">
                <text:p>0.93966</text:p>
              </table:table-cell>
              <table:table-cell office:value-type="float" office:value="0.667985">
                <text:p>0.66798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25916">
                <text:p>0.325916</text:p>
              </table:table-cell>
              <table:table-cell office:value-type="float" office:value="0.488936">
                <text:p>0.488936</text:p>
              </table:table-cell>
              <table:table-cell office:value-type="float" office:value="0.553924">
                <text:p>0.553924</text:p>
              </table:table-cell>
              <table:table-cell office:value-type="float" office:value="0.611662">
                <text:p>0.611662</text:p>
              </table:table-cell>
              <table:table-cell office:value-type="float" office:value="0.663701">
                <text:p>0.663701</text:p>
              </table:table-cell>
              <table:table-cell office:value-type="float" office:value="0.704774">
                <text:p>0.704774</text:p>
              </table:table-cell>
              <table:table-cell office:value-type="float" office:value="0.746316">
                <text:p>0.746316</text:p>
              </table:table-cell>
              <table:table-cell office:value-type="float" office:value="0.788236">
                <text:p>0.788236</text:p>
              </table:table-cell>
              <table:table-cell office:value-type="float" office:value="0.835917">
                <text:p>0.835917</text:p>
              </table:table-cell>
              <table:table-cell office:value-type="float" office:value="0.88022">
                <text:p>0.88022</text:p>
              </table:table-cell>
              <table:table-cell office:value-type="float" office:value="0.93966">
                <text:p>0.93966</text:p>
              </table:table-cell>
              <table:table-cell office:value-type="float" office:value="0.65996">
                <text:p>0.6599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198669">
                <text:p>0.198669</text:p>
              </table:table-cell>
              <table:table-cell office:value-type="float" office:value="0.468379">
                <text:p>0.468379</text:p>
              </table:table-cell>
              <table:table-cell office:value-type="float" office:value="0.563267">
                <text:p>0.563267</text:p>
              </table:table-cell>
              <table:table-cell office:value-type="float" office:value="0.629061">
                <text:p>0.629061</text:p>
              </table:table-cell>
              <table:table-cell office:value-type="float" office:value="0.6698">
                <text:p>0.6698</text:p>
              </table:table-cell>
              <table:table-cell office:value-type="float" office:value="0.708195">
                <text:p>0.708195</text:p>
              </table:table-cell>
              <table:table-cell office:value-type="float" office:value="0.746844">
                <text:p>0.746844</text:p>
              </table:table-cell>
              <table:table-cell office:value-type="float" office:value="0.786356">
                <text:p>0.786356</text:p>
              </table:table-cell>
              <table:table-cell office:value-type="float" office:value="0.832996">
                <text:p>0.832996</text:p>
              </table:table-cell>
              <table:table-cell office:value-type="float" office:value="0.880891">
                <text:p>0.880891</text:p>
              </table:table-cell>
              <table:table-cell office:value-type="float" office:value="0.93966">
                <text:p>0.93966</text:p>
              </table:table-cell>
              <table:table-cell office:value-type="float" office:value="0.648446">
                <text:p>0.64844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203505">
                <text:p>0.203505</text:p>
              </table:table-cell>
              <table:table-cell office:value-type="float" office:value="0.479034">
                <text:p>0.479034</text:p>
              </table:table-cell>
              <table:table-cell office:value-type="float" office:value="0.560199">
                <text:p>0.560199</text:p>
              </table:table-cell>
              <table:table-cell office:value-type="float" office:value="0.625854">
                <text:p>0.625854</text:p>
              </table:table-cell>
              <table:table-cell office:value-type="float" office:value="0.670373">
                <text:p>0.670373</text:p>
              </table:table-cell>
              <table:table-cell office:value-type="float" office:value="0.709837">
                <text:p>0.709837</text:p>
              </table:table-cell>
              <table:table-cell office:value-type="float" office:value="0.750283">
                <text:p>0.750283</text:p>
              </table:table-cell>
              <table:table-cell office:value-type="float" office:value="0.796611">
                <text:p>0.796611</text:p>
              </table:table-cell>
              <table:table-cell office:value-type="float" office:value="0.834418">
                <text:p>0.834418</text:p>
              </table:table-cell>
              <table:table-cell office:value-type="float" office:value="0.884416">
                <text:p>0.884416</text:p>
              </table:table-cell>
              <table:table-cell office:value-type="float" office:value="0.93966">
                <text:p>0.93966</text:p>
              </table:table-cell>
              <table:table-cell office:value-type="float" office:value="0.651453">
                <text:p>0.65145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345507">
                <text:p>0.345507</text:p>
              </table:table-cell>
              <table:table-cell office:value-type="float" office:value="0.490632">
                <text:p>0.490632</text:p>
              </table:table-cell>
              <table:table-cell office:value-type="float" office:value="0.571297">
                <text:p>0.571297</text:p>
              </table:table-cell>
              <table:table-cell office:value-type="float" office:value="0.627263">
                <text:p>0.627263</text:p>
              </table:table-cell>
              <table:table-cell office:value-type="float" office:value="0.671686">
                <text:p>0.671686</text:p>
              </table:table-cell>
              <table:table-cell office:value-type="float" office:value="0.715355">
                <text:p>0.715355</text:p>
              </table:table-cell>
              <table:table-cell office:value-type="float" office:value="0.758247">
                <text:p>0.758247</text:p>
              </table:table-cell>
              <table:table-cell office:value-type="float" office:value="0.803448">
                <text:p>0.803448</text:p>
              </table:table-cell>
              <table:table-cell office:value-type="float" office:value="0.838549">
                <text:p>0.838549</text:p>
              </table:table-cell>
              <table:table-cell office:value-type="float" office:value="0.881732">
                <text:p>0.881732</text:p>
              </table:table-cell>
              <table:table-cell office:value-type="float" office:value="0.928806">
                <text:p>0.928806</text:p>
              </table:table-cell>
              <table:table-cell office:value-type="float" office:value="0.670372">
                <text:p>0.67037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294159">
                <text:p>0.294159</text:p>
              </table:table-cell>
              <table:table-cell office:value-type="float" office:value="0.484305">
                <text:p>0.484305</text:p>
              </table:table-cell>
              <table:table-cell office:value-type="float" office:value="0.55704">
                <text:p>0.55704</text:p>
              </table:table-cell>
              <table:table-cell office:value-type="float" office:value="0.610432">
                <text:p>0.610432</text:p>
              </table:table-cell>
              <table:table-cell office:value-type="float" office:value="0.652881">
                <text:p>0.652881</text:p>
              </table:table-cell>
              <table:table-cell office:value-type="float" office:value="0.699302">
                <text:p>0.699302</text:p>
              </table:table-cell>
              <table:table-cell office:value-type="float" office:value="0.751182">
                <text:p>0.751182</text:p>
              </table:table-cell>
              <table:table-cell office:value-type="float" office:value="0.801428">
                <text:p>0.801428</text:p>
              </table:table-cell>
              <table:table-cell office:value-type="float" office:value="0.845279">
                <text:p>0.845279</text:p>
              </table:table-cell>
              <table:table-cell office:value-type="float" office:value="0.886112">
                <text:p>0.886112</text:p>
              </table:table-cell>
              <table:table-cell office:value-type="float" office:value="0.91743">
                <text:p>0.91743</text:p>
              </table:table-cell>
              <table:table-cell office:value-type="float" office:value="0.658212">
                <text:p>0.65821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317399">
                <text:p>0.317399</text:p>
              </table:table-cell>
              <table:table-cell office:value-type="float" office:value="0.484604">
                <text:p>0.484604</text:p>
              </table:table-cell>
              <table:table-cell office:value-type="float" office:value="0.5695">
                <text:p>0.5695</text:p>
              </table:table-cell>
              <table:table-cell office:value-type="float" office:value="0.628855">
                <text:p>0.628855</text:p>
              </table:table-cell>
              <table:table-cell office:value-type="float" office:value="0.678718">
                <text:p>0.678718</text:p>
              </table:table-cell>
              <table:table-cell office:value-type="float" office:value="0.724922">
                <text:p>0.724922</text:p>
              </table:table-cell>
              <table:table-cell office:value-type="float" office:value="0.766703">
                <text:p>0.766703</text:p>
              </table:table-cell>
              <table:table-cell office:value-type="float" office:value="0.807413">
                <text:p>0.807413</text:p>
              </table:table-cell>
              <table:table-cell office:value-type="float" office:value="0.847529">
                <text:p>0.847529</text:p>
              </table:table-cell>
              <table:table-cell office:value-type="float" office:value="0.887719">
                <text:p>0.887719</text:p>
              </table:table-cell>
              <table:table-cell office:value-type="float" office:value="0.927239">
                <text:p>0.927239</text:p>
              </table:table-cell>
              <table:table-cell office:value-type="float" office:value="0.671336">
                <text:p>0.67133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347243">
                <text:p>0.347243</text:p>
              </table:table-cell>
              <table:table-cell office:value-type="float" office:value="0.521129">
                <text:p>0.521129</text:p>
              </table:table-cell>
              <table:table-cell office:value-type="float" office:value="0.598422">
                <text:p>0.598422</text:p>
              </table:table-cell>
              <table:table-cell office:value-type="float" office:value="0.647545">
                <text:p>0.647545</text:p>
              </table:table-cell>
              <table:table-cell office:value-type="float" office:value="0.694301">
                <text:p>0.694301</text:p>
              </table:table-cell>
              <table:table-cell office:value-type="float" office:value="0.747675">
                <text:p>0.747675</text:p>
              </table:table-cell>
              <table:table-cell office:value-type="float" office:value="0.785209">
                <text:p>0.785209</text:p>
              </table:table-cell>
              <table:table-cell office:value-type="float" office:value="0.821669">
                <text:p>0.821669</text:p>
              </table:table-cell>
              <table:table-cell office:value-type="float" office:value="0.858602">
                <text:p>0.858602</text:p>
              </table:table-cell>
              <table:table-cell office:value-type="float" office:value="0.895035">
                <text:p>0.895035</text:p>
              </table:table-cell>
              <table:table-cell office:value-type="float" office:value="0.939436">
                <text:p>0.939436</text:p>
              </table:table-cell>
              <table:table-cell office:value-type="float" office:value="0.691683">
                <text:p>0.69168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272324">
                <text:p>0.272324</text:p>
              </table:table-cell>
              <table:table-cell office:value-type="float" office:value="0.508254">
                <text:p>0.508254</text:p>
              </table:table-cell>
              <table:table-cell office:value-type="float" office:value="0.587488">
                <text:p>0.587488</text:p>
              </table:table-cell>
              <table:table-cell office:value-type="float" office:value="0.64717">
                <text:p>0.64717</text:p>
              </table:table-cell>
              <table:table-cell office:value-type="float" office:value="0.698211">
                <text:p>0.698211</text:p>
              </table:table-cell>
              <table:table-cell office:value-type="float" office:value="0.74413">
                <text:p>0.74413</text:p>
              </table:table-cell>
              <table:table-cell office:value-type="float" office:value="0.782999">
                <text:p>0.782999</text:p>
              </table:table-cell>
              <table:table-cell office:value-type="float" office:value="0.818037">
                <text:p>0.818037</text:p>
              </table:table-cell>
              <table:table-cell office:value-type="float" office:value="0.855758">
                <text:p>0.855758</text:p>
              </table:table-cell>
              <table:table-cell office:value-type="float" office:value="0.894511">
                <text:p>0.894511</text:p>
              </table:table-cell>
              <table:table-cell office:value-type="float" office:value="0.940674">
                <text:p>0.940674</text:p>
              </table:table-cell>
              <table:table-cell office:value-type="float" office:value="0.680888">
                <text:p>0.68088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377869">
                <text:p>0.377869</text:p>
              </table:table-cell>
              <table:table-cell office:value-type="float" office:value="0.520393">
                <text:p>0.520393</text:p>
              </table:table-cell>
              <table:table-cell office:value-type="float" office:value="0.618711">
                <text:p>0.618711</text:p>
              </table:table-cell>
              <table:table-cell office:value-type="float" office:value="0.684345">
                <text:p>0.684345</text:p>
              </table:table-cell>
              <table:table-cell office:value-type="float" office:value="0.729713">
                <text:p>0.729713</text:p>
              </table:table-cell>
              <table:table-cell office:value-type="float" office:value="0.767665">
                <text:p>0.767665</text:p>
              </table:table-cell>
              <table:table-cell office:value-type="float" office:value="0.79755">
                <text:p>0.79755</text:p>
              </table:table-cell>
              <table:table-cell office:value-type="float" office:value="0.828989">
                <text:p>0.828989</text:p>
              </table:table-cell>
              <table:table-cell office:value-type="float" office:value="0.85618">
                <text:p>0.85618</text:p>
              </table:table-cell>
              <table:table-cell office:value-type="float" office:value="0.893368">
                <text:p>0.893368</text:p>
              </table:table-cell>
              <table:table-cell office:value-type="float" office:value="0.940674">
                <text:p>0.940674</text:p>
              </table:table-cell>
              <table:table-cell office:value-type="float" office:value="0.707478">
                <text:p>0.70747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348932">
                <text:p>0.348932</text:p>
              </table:table-cell>
              <table:table-cell office:value-type="float" office:value="0.544372">
                <text:p>0.544372</text:p>
              </table:table-cell>
              <table:table-cell office:value-type="float" office:value="0.637777">
                <text:p>0.637777</text:p>
              </table:table-cell>
              <table:table-cell office:value-type="float" office:value="0.68662">
                <text:p>0.68662</text:p>
              </table:table-cell>
              <table:table-cell office:value-type="float" office:value="0.720988">
                <text:p>0.720988</text:p>
              </table:table-cell>
              <table:table-cell office:value-type="float" office:value="0.754413">
                <text:p>0.754413</text:p>
              </table:table-cell>
              <table:table-cell office:value-type="float" office:value="0.789286">
                <text:p>0.789286</text:p>
              </table:table-cell>
              <table:table-cell office:value-type="float" office:value="0.81838">
                <text:p>0.81838</text:p>
              </table:table-cell>
              <table:table-cell office:value-type="float" office:value="0.849306">
                <text:p>0.849306</text:p>
              </table:table-cell>
              <table:table-cell office:value-type="float" office:value="0.891125">
                <text:p>0.891125</text:p>
              </table:table-cell>
              <table:table-cell office:value-type="float" office:value="0.940674">
                <text:p>0.940674</text:p>
              </table:table-cell>
              <table:table-cell office:value-type="float" office:value="0.70412">
                <text:p>0.704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07971">
                <text:p>0.307971</text:p>
              </table:table-cell>
              <table:table-cell office:value-type="float" office:value="0.483974">
                <text:p>0.483974</text:p>
              </table:table-cell>
              <table:table-cell office:value-type="float" office:value="0.585128">
                <text:p>0.585128</text:p>
              </table:table-cell>
              <table:table-cell office:value-type="float" office:value="0.660164">
                <text:p>0.660164</text:p>
              </table:table-cell>
              <table:table-cell office:value-type="float" office:value="0.704665">
                <text:p>0.704665</text:p>
              </table:table-cell>
              <table:table-cell office:value-type="float" office:value="0.74665">
                <text:p>0.74665</text:p>
              </table:table-cell>
              <table:table-cell office:value-type="float" office:value="0.775492">
                <text:p>0.775492</text:p>
              </table:table-cell>
              <table:table-cell office:value-type="float" office:value="0.808405">
                <text:p>0.808405</text:p>
              </table:table-cell>
              <table:table-cell office:value-type="float" office:value="0.843182">
                <text:p>0.843182</text:p>
              </table:table-cell>
              <table:table-cell office:value-type="float" office:value="0.88602">
                <text:p>0.88602</text:p>
              </table:table-cell>
              <table:table-cell office:value-type="float" office:value="0.940674">
                <text:p>0.940674</text:p>
              </table:table-cell>
              <table:table-cell office:value-type="float" office:value="0.680165">
                <text:p>0.68016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367786">
                <text:p>0.367786</text:p>
              </table:table-cell>
              <table:table-cell office:value-type="float" office:value="0.502603">
                <text:p>0.502603</text:p>
              </table:table-cell>
              <table:table-cell office:value-type="float" office:value="0.607617">
                <text:p>0.607617</text:p>
              </table:table-cell>
              <table:table-cell office:value-type="float" office:value="0.667537">
                <text:p>0.667537</text:p>
              </table:table-cell>
              <table:table-cell office:value-type="float" office:value="0.704236">
                <text:p>0.704236</text:p>
              </table:table-cell>
              <table:table-cell office:value-type="float" office:value="0.749091">
                <text:p>0.749091</text:p>
              </table:table-cell>
              <table:table-cell office:value-type="float" office:value="0.778423">
                <text:p>0.778423</text:p>
              </table:table-cell>
              <table:table-cell office:value-type="float" office:value="0.811788">
                <text:p>0.811788</text:p>
              </table:table-cell>
              <table:table-cell office:value-type="float" office:value="0.844139">
                <text:p>0.844139</text:p>
              </table:table-cell>
              <table:table-cell office:value-type="float" office:value="0.889356">
                <text:p>0.889356</text:p>
              </table:table-cell>
              <table:table-cell office:value-type="float" office:value="0.940895">
                <text:p>0.940895</text:p>
              </table:table-cell>
              <table:table-cell office:value-type="float" office:value="0.692257">
                <text:p>0.69225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365913">
                <text:p>0.365913</text:p>
              </table:table-cell>
              <table:table-cell office:value-type="float" office:value="0.532653">
                <text:p>0.532653</text:p>
              </table:table-cell>
              <table:table-cell office:value-type="float" office:value="0.62654">
                <text:p>0.62654</text:p>
              </table:table-cell>
              <table:table-cell office:value-type="float" office:value="0.673311">
                <text:p>0.673311</text:p>
              </table:table-cell>
              <table:table-cell office:value-type="float" office:value="0.709354">
                <text:p>0.709354</text:p>
              </table:table-cell>
              <table:table-cell office:value-type="float" office:value="0.745239">
                <text:p>0.745239</text:p>
              </table:table-cell>
              <table:table-cell office:value-type="float" office:value="0.777186">
                <text:p>0.777186</text:p>
              </table:table-cell>
              <table:table-cell office:value-type="float" office:value="0.806012">
                <text:p>0.806012</text:p>
              </table:table-cell>
              <table:table-cell office:value-type="float" office:value="0.839654">
                <text:p>0.839654</text:p>
              </table:table-cell>
              <table:table-cell office:value-type="float" office:value="0.884351">
                <text:p>0.884351</text:p>
              </table:table-cell>
              <table:table-cell office:value-type="float" office:value="0.928806">
                <text:p>0.928806</text:p>
              </table:table-cell>
              <table:table-cell office:value-type="float" office:value="0.696021">
                <text:p>0.69602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371235">
                <text:p>0.371235</text:p>
              </table:table-cell>
              <table:table-cell office:value-type="float" office:value="0.529455">
                <text:p>0.529455</text:p>
              </table:table-cell>
              <table:table-cell office:value-type="float" office:value="0.612198">
                <text:p>0.612198</text:p>
              </table:table-cell>
              <table:table-cell office:value-type="float" office:value="0.661272">
                <text:p>0.661272</text:p>
              </table:table-cell>
              <table:table-cell office:value-type="float" office:value="0.694294">
                <text:p>0.694294</text:p>
              </table:table-cell>
              <table:table-cell office:value-type="float" office:value="0.734634">
                <text:p>0.734634</text:p>
              </table:table-cell>
              <table:table-cell office:value-type="float" office:value="0.778311">
                <text:p>0.778311</text:p>
              </table:table-cell>
              <table:table-cell office:value-type="float" office:value="0.813932">
                <text:p>0.813932</text:p>
              </table:table-cell>
              <table:table-cell office:value-type="float" office:value="0.846745">
                <text:p>0.846745</text:p>
              </table:table-cell>
              <table:table-cell office:value-type="float" office:value="0.882044">
                <text:p>0.882044</text:p>
              </table:table-cell>
              <table:table-cell office:value-type="float" office:value="0.9152">
                <text:p>0.9152</text:p>
              </table:table-cell>
              <table:table-cell office:value-type="float" office:value="0.692412">
                <text:p>0.69241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212626">
                <text:p>0.212626</text:p>
              </table:table-cell>
              <table:table-cell office:value-type="float" office:value="0.514252">
                <text:p>0.514252</text:p>
              </table:table-cell>
              <table:table-cell office:value-type="float" office:value="0.586511">
                <text:p>0.586511</text:p>
              </table:table-cell>
              <table:table-cell office:value-type="float" office:value="0.647411">
                <text:p>0.647411</text:p>
              </table:table-cell>
              <table:table-cell office:value-type="float" office:value="0.687728">
                <text:p>0.687728</text:p>
              </table:table-cell>
              <table:table-cell office:value-type="float" office:value="0.729016">
                <text:p>0.729016</text:p>
              </table:table-cell>
              <table:table-cell office:value-type="float" office:value="0.773326">
                <text:p>0.773326</text:p>
              </table:table-cell>
              <table:table-cell office:value-type="float" office:value="0.809561">
                <text:p>0.809561</text:p>
              </table:table-cell>
              <table:table-cell office:value-type="float" office:value="0.847">
                <text:p>0.847</text:p>
              </table:table-cell>
              <table:table-cell office:value-type="float" office:value="0.883093">
                <text:p>0.883093</text:p>
              </table:table-cell>
              <table:table-cell office:value-type="float" office:value="0.9152">
                <text:p>0.9152</text:p>
              </table:table-cell>
              <table:table-cell office:value-type="float" office:value="0.669052">
                <text:p>0.66905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335625">
                <text:p>0.335625</text:p>
              </table:table-cell>
              <table:table-cell office:value-type="float" office:value="0.520155">
                <text:p>0.520155</text:p>
              </table:table-cell>
              <table:table-cell office:value-type="float" office:value="0.588049">
                <text:p>0.588049</text:p>
              </table:table-cell>
              <table:table-cell office:value-type="float" office:value="0.65802">
                <text:p>0.65802</text:p>
              </table:table-cell>
              <table:table-cell office:value-type="float" office:value="0.695477">
                <text:p>0.695477</text:p>
              </table:table-cell>
              <table:table-cell office:value-type="float" office:value="0.729377">
                <text:p>0.729377</text:p>
              </table:table-cell>
              <table:table-cell office:value-type="float" office:value="0.77143">
                <text:p>0.77143</text:p>
              </table:table-cell>
              <table:table-cell office:value-type="float" office:value="0.805952">
                <text:p>0.805952</text:p>
              </table:table-cell>
              <table:table-cell office:value-type="float" office:value="0.844268">
                <text:p>0.844268</text:p>
              </table:table-cell>
              <table:table-cell office:value-type="float" office:value="0.882216">
                <text:p>0.882216</text:p>
              </table:table-cell>
              <table:table-cell office:value-type="float" office:value="0.928304">
                <text:p>0.928304</text:p>
              </table:table-cell>
              <table:table-cell office:value-type="float" office:value="0.683057">
                <text:p>0.68305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320314">
                <text:p>0.320314</text:p>
              </table:table-cell>
              <table:table-cell office:value-type="float" office:value="0.526668">
                <text:p>0.526668</text:p>
              </table:table-cell>
              <table:table-cell office:value-type="float" office:value="0.600358">
                <text:p>0.600358</text:p>
              </table:table-cell>
              <table:table-cell office:value-type="float" office:value="0.663435">
                <text:p>0.663435</text:p>
              </table:table-cell>
              <table:table-cell office:value-type="float" office:value="0.699155">
                <text:p>0.699155</text:p>
              </table:table-cell>
              <table:table-cell office:value-type="float" office:value="0.736235">
                <text:p>0.736235</text:p>
              </table:table-cell>
              <table:table-cell office:value-type="float" office:value="0.773414">
                <text:p>0.773414</text:p>
              </table:table-cell>
              <table:table-cell office:value-type="float" office:value="0.807716">
                <text:p>0.807716</text:p>
              </table:table-cell>
              <table:table-cell office:value-type="float" office:value="0.847797">
                <text:p>0.847797</text:p>
              </table:table-cell>
              <table:table-cell office:value-type="float" office:value="0.889728">
                <text:p>0.889728</text:p>
              </table:table-cell>
              <table:table-cell office:value-type="float" office:value="0.940327">
                <text:p>0.940327</text:p>
              </table:table-cell>
              <table:table-cell office:value-type="float" office:value="0.686482">
                <text:p>0.68648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328551">
                <text:p>0.328551</text:p>
              </table:table-cell>
              <table:table-cell office:value-type="float" office:value="0.512267">
                <text:p>0.512267</text:p>
              </table:table-cell>
              <table:table-cell office:value-type="float" office:value="0.581246">
                <text:p>0.581246</text:p>
              </table:table-cell>
              <table:table-cell office:value-type="float" office:value="0.639934">
                <text:p>0.639934</text:p>
              </table:table-cell>
              <table:table-cell office:value-type="float" office:value="0.686214">
                <text:p>0.686214</text:p>
              </table:table-cell>
              <table:table-cell office:value-type="float" office:value="0.71881">
                <text:p>0.71881</text:p>
              </table:table-cell>
              <table:table-cell office:value-type="float" office:value="0.761179">
                <text:p>0.761179</text:p>
              </table:table-cell>
              <table:table-cell office:value-type="float" office:value="0.80446">
                <text:p>0.80446</text:p>
              </table:table-cell>
              <table:table-cell office:value-type="float" office:value="0.839229">
                <text:p>0.839229</text:p>
              </table:table-cell>
              <table:table-cell office:value-type="float" office:value="0.88885">
                <text:p>0.88885</text:p>
              </table:table-cell>
              <table:table-cell office:value-type="float" office:value="0.940327">
                <text:p>0.940327</text:p>
              </table:table-cell>
              <table:table-cell office:value-type="float" office:value="0.676074">
                <text:p>0.67607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154034">
                <text:p>0.154034</text:p>
              </table:table-cell>
              <table:table-cell office:value-type="float" office:value="0.495357">
                <text:p>0.495357</text:p>
              </table:table-cell>
              <table:table-cell office:value-type="float" office:value="0.572858">
                <text:p>0.572858</text:p>
              </table:table-cell>
              <table:table-cell office:value-type="float" office:value="0.626747">
                <text:p>0.626747</text:p>
              </table:table-cell>
              <table:table-cell office:value-type="float" office:value="0.681736">
                <text:p>0.681736</text:p>
              </table:table-cell>
              <table:table-cell office:value-type="float" office:value="0.713033">
                <text:p>0.713033</text:p>
              </table:table-cell>
              <table:table-cell office:value-type="float" office:value="0.750456">
                <text:p>0.750456</text:p>
              </table:table-cell>
              <table:table-cell office:value-type="float" office:value="0.795095">
                <text:p>0.795095</text:p>
              </table:table-cell>
              <table:table-cell office:value-type="float" office:value="0.837176">
                <text:p>0.837176</text:p>
              </table:table-cell>
              <table:table-cell office:value-type="float" office:value="0.885999">
                <text:p>0.885999</text:p>
              </table:table-cell>
              <table:table-cell office:value-type="float" office:value="0.939248">
                <text:p>0.939248</text:p>
              </table:table-cell>
              <table:table-cell office:value-type="float" office:value="0.651249">
                <text:p>0.65124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237346">
                <text:p>0.237346</text:p>
              </table:table-cell>
              <table:table-cell office:value-type="float" office:value="0.497418">
                <text:p>0.497418</text:p>
              </table:table-cell>
              <table:table-cell office:value-type="float" office:value="0.576964">
                <text:p>0.576964</text:p>
              </table:table-cell>
              <table:table-cell office:value-type="float" office:value="0.636729">
                <text:p>0.636729</text:p>
              </table:table-cell>
              <table:table-cell office:value-type="float" office:value="0.687984">
                <text:p>0.687984</text:p>
              </table:table-cell>
              <table:table-cell office:value-type="float" office:value="0.728083">
                <text:p>0.728083</text:p>
              </table:table-cell>
              <table:table-cell office:value-type="float" office:value="0.7673">
                <text:p>0.7673</text:p>
              </table:table-cell>
              <table:table-cell office:value-type="float" office:value="0.808332">
                <text:p>0.808332</text:p>
              </table:table-cell>
              <table:table-cell office:value-type="float" office:value="0.848253">
                <text:p>0.848253</text:p>
              </table:table-cell>
              <table:table-cell office:value-type="float" office:value="0.889181">
                <text:p>0.889181</text:p>
              </table:table-cell>
              <table:table-cell office:value-type="float" office:value="0.939248">
                <text:p>0.939248</text:p>
              </table:table-cell>
              <table:table-cell office:value-type="float" office:value="0.667759">
                <text:p>0.66775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57612">
                <text:p>0.357612</text:p>
              </table:table-cell>
              <table:table-cell office:value-type="float" office:value="0.51523">
                <text:p>0.51523</text:p>
              </table:table-cell>
              <table:table-cell office:value-type="float" office:value="0.595699">
                <text:p>0.595699</text:p>
              </table:table-cell>
              <table:table-cell office:value-type="float" office:value="0.642853">
                <text:p>0.642853</text:p>
              </table:table-cell>
              <table:table-cell office:value-type="float" office:value="0.689321">
                <text:p>0.689321</text:p>
              </table:table-cell>
              <table:table-cell office:value-type="float" office:value="0.728332">
                <text:p>0.728332</text:p>
              </table:table-cell>
              <table:table-cell office:value-type="float" office:value="0.773543">
                <text:p>0.773543</text:p>
              </table:table-cell>
              <table:table-cell office:value-type="float" office:value="0.810893">
                <text:p>0.810893</text:p>
              </table:table-cell>
              <table:table-cell office:value-type="float" office:value="0.847676">
                <text:p>0.847676</text:p>
              </table:table-cell>
              <table:table-cell office:value-type="float" office:value="0.886234">
                <text:p>0.886234</text:p>
              </table:table-cell>
              <table:table-cell office:value-type="float" office:value="0.939248">
                <text:p>0.939248</text:p>
              </table:table-cell>
              <table:table-cell office:value-type="float" office:value="0.684739">
                <text:p>0.68473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09502">
                <text:p>0.309502</text:p>
              </table:table-cell>
              <table:table-cell office:value-type="float" office:value="0.530053">
                <text:p>0.530053</text:p>
              </table:table-cell>
              <table:table-cell office:value-type="float" office:value="0.595353">
                <text:p>0.595353</text:p>
              </table:table-cell>
              <table:table-cell office:value-type="float" office:value="0.650275">
                <text:p>0.650275</text:p>
              </table:table-cell>
              <table:table-cell office:value-type="float" office:value="0.699277">
                <text:p>0.699277</text:p>
              </table:table-cell>
              <table:table-cell office:value-type="float" office:value="0.739205">
                <text:p>0.739205</text:p>
              </table:table-cell>
              <table:table-cell office:value-type="float" office:value="0.778229">
                <text:p>0.778229</text:p>
              </table:table-cell>
              <table:table-cell office:value-type="float" office:value="0.809921">
                <text:p>0.809921</text:p>
              </table:table-cell>
              <table:table-cell office:value-type="float" office:value="0.84205">
                <text:p>0.84205</text:p>
              </table:table-cell>
              <table:table-cell office:value-type="float" office:value="0.888341">
                <text:p>0.888341</text:p>
              </table:table-cell>
              <table:table-cell office:value-type="float" office:value="0.939248">
                <text:p>0.939248</text:p>
              </table:table-cell>
              <table:table-cell office:value-type="float" office:value="0.684221">
                <text:p>0.68422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90939">
                <text:p>0.390939</text:p>
              </table:table-cell>
              <table:table-cell office:value-type="float" office:value="0.558514">
                <text:p>0.558514</text:p>
              </table:table-cell>
              <table:table-cell office:value-type="float" office:value="0.630979">
                <text:p>0.630979</text:p>
              </table:table-cell>
              <table:table-cell office:value-type="float" office:value="0.676891">
                <text:p>0.676891</text:p>
              </table:table-cell>
              <table:table-cell office:value-type="float" office:value="0.720929">
                <text:p>0.720929</text:p>
              </table:table-cell>
              <table:table-cell office:value-type="float" office:value="0.754232">
                <text:p>0.754232</text:p>
              </table:table-cell>
              <table:table-cell office:value-type="float" office:value="0.790401">
                <text:p>0.790401</text:p>
              </table:table-cell>
              <table:table-cell office:value-type="float" office:value="0.820304">
                <text:p>0.820304</text:p>
              </table:table-cell>
              <table:table-cell office:value-type="float" office:value="0.847442">
                <text:p>0.847442</text:p>
              </table:table-cell>
              <table:table-cell office:value-type="float" office:value="0.893263">
                <text:p>0.893263</text:p>
              </table:table-cell>
              <table:table-cell office:value-type="float" office:value="0.939248">
                <text:p>0.939248</text:p>
              </table:table-cell>
              <table:table-cell office:value-type="float" office:value="0.70839">
                <text:p>0.7083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309574">
                <text:p>0.309574</text:p>
              </table:table-cell>
              <table:table-cell office:value-type="float" office:value="0.559451">
                <text:p>0.559451</text:p>
              </table:table-cell>
              <table:table-cell office:value-type="float" office:value="0.62997">
                <text:p>0.62997</text:p>
              </table:table-cell>
              <table:table-cell office:value-type="float" office:value="0.677217">
                <text:p>0.677217</text:p>
              </table:table-cell>
              <table:table-cell office:value-type="float" office:value="0.713606">
                <text:p>0.713606</text:p>
              </table:table-cell>
              <table:table-cell office:value-type="float" office:value="0.747402">
                <text:p>0.747402</text:p>
              </table:table-cell>
              <table:table-cell office:value-type="float" office:value="0.782455">
                <text:p>0.782455</text:p>
              </table:table-cell>
              <table:table-cell office:value-type="float" office:value="0.81834">
                <text:p>0.81834</text:p>
              </table:table-cell>
              <table:table-cell office:value-type="float" office:value="0.844188">
                <text:p>0.844188</text:p>
              </table:table-cell>
              <table:table-cell office:value-type="float" office:value="0.885143">
                <text:p>0.885143</text:p>
              </table:table-cell>
              <table:table-cell office:value-type="float" office:value="0.939248">
                <text:p>0.939248</text:p>
              </table:table-cell>
              <table:table-cell office:value-type="float" office:value="0.696735">
                <text:p>0.69673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339651">
                <text:p>0.339651</text:p>
              </table:table-cell>
              <table:table-cell office:value-type="float" office:value="0.558349">
                <text:p>0.558349</text:p>
              </table:table-cell>
              <table:table-cell office:value-type="float" office:value="0.626942">
                <text:p>0.626942</text:p>
              </table:table-cell>
              <table:table-cell office:value-type="float" office:value="0.68247">
                <text:p>0.68247</text:p>
              </table:table-cell>
              <table:table-cell office:value-type="float" office:value="0.72003">
                <text:p>0.72003</text:p>
              </table:table-cell>
              <table:table-cell office:value-type="float" office:value="0.752157">
                <text:p>0.752157</text:p>
              </table:table-cell>
              <table:table-cell office:value-type="float" office:value="0.78527">
                <text:p>0.78527</text:p>
              </table:table-cell>
              <table:table-cell office:value-type="float" office:value="0.825468">
                <text:p>0.825468</text:p>
              </table:table-cell>
              <table:table-cell office:value-type="float" office:value="0.854121">
                <text:p>0.854121</text:p>
              </table:table-cell>
              <table:table-cell office:value-type="float" office:value="0.892918">
                <text:p>0.892918</text:p>
              </table:table-cell>
              <table:table-cell office:value-type="float" office:value="0.940327">
                <text:p>0.940327</text:p>
              </table:table-cell>
              <table:table-cell office:value-type="float" office:value="0.703738">
                <text:p>0.70373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373598">
                <text:p>0.373598</text:p>
              </table:table-cell>
              <table:table-cell office:value-type="float" office:value="0.559175">
                <text:p>0.559175</text:p>
              </table:table-cell>
              <table:table-cell office:value-type="float" office:value="0.627734">
                <text:p>0.627734</text:p>
              </table:table-cell>
              <table:table-cell office:value-type="float" office:value="0.677185">
                <text:p>0.677185</text:p>
              </table:table-cell>
              <table:table-cell office:value-type="float" office:value="0.714445">
                <text:p>0.714445</text:p>
              </table:table-cell>
              <table:table-cell office:value-type="float" office:value="0.748856">
                <text:p>0.748856</text:p>
              </table:table-cell>
              <table:table-cell office:value-type="float" office:value="0.780467">
                <text:p>0.780467</text:p>
              </table:table-cell>
              <table:table-cell office:value-type="float" office:value="0.813914">
                <text:p>0.813914</text:p>
              </table:table-cell>
              <table:table-cell office:value-type="float" office:value="0.849905">
                <text:p>0.849905</text:p>
              </table:table-cell>
              <table:table-cell office:value-type="float" office:value="0.887735">
                <text:p>0.887735</text:p>
              </table:table-cell>
              <table:table-cell office:value-type="float" office:value="0.916205">
                <text:p>0.916205</text:p>
              </table:table-cell>
              <table:table-cell office:value-type="float" office:value="0.703301">
                <text:p>0.70330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395917">
                <text:p>0.395917</text:p>
              </table:table-cell>
              <table:table-cell office:value-type="float" office:value="0.559819">
                <text:p>0.559819</text:p>
              </table:table-cell>
              <table:table-cell office:value-type="float" office:value="0.638085">
                <text:p>0.638085</text:p>
              </table:table-cell>
              <table:table-cell office:value-type="float" office:value="0.691096">
                <text:p>0.691096</text:p>
              </table:table-cell>
              <table:table-cell office:value-type="float" office:value="0.730201">
                <text:p>0.730201</text:p>
              </table:table-cell>
              <table:table-cell office:value-type="float" office:value="0.767078">
                <text:p>0.767078</text:p>
              </table:table-cell>
              <table:table-cell office:value-type="float" office:value="0.79367">
                <text:p>0.79367</text:p>
              </table:table-cell>
              <table:table-cell office:value-type="float" office:value="0.825894">
                <text:p>0.825894</text:p>
              </table:table-cell>
              <table:table-cell office:value-type="float" office:value="0.856609">
                <text:p>0.856609</text:p>
              </table:table-cell>
              <table:table-cell office:value-type="float" office:value="0.891819">
                <text:p>0.891819</text:p>
              </table:table-cell>
              <table:table-cell office:value-type="float" office:value="0.916205">
                <text:p>0.916205</text:p>
              </table:table-cell>
              <table:table-cell office:value-type="float" office:value="0.715019">
                <text:p>0.71501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32684">
                <text:p>0.32684</text:p>
              </table:table-cell>
              <table:table-cell office:value-type="float" office:value="0.538406">
                <text:p>0.538406</text:p>
              </table:table-cell>
              <table:table-cell office:value-type="float" office:value="0.613838">
                <text:p>0.613838</text:p>
              </table:table-cell>
              <table:table-cell office:value-type="float" office:value="0.68187">
                <text:p>0.68187</text:p>
              </table:table-cell>
              <table:table-cell office:value-type="float" office:value="0.728644">
                <text:p>0.728644</text:p>
              </table:table-cell>
              <table:table-cell office:value-type="float" office:value="0.760899">
                <text:p>0.760899</text:p>
              </table:table-cell>
              <table:table-cell office:value-type="float" office:value="0.790148">
                <text:p>0.790148</text:p>
              </table:table-cell>
              <table:table-cell office:value-type="float" office:value="0.822627">
                <text:p>0.822627</text:p>
              </table:table-cell>
              <table:table-cell office:value-type="float" office:value="0.854539">
                <text:p>0.854539</text:p>
              </table:table-cell>
              <table:table-cell office:value-type="float" office:value="0.890624">
                <text:p>0.890624</text:p>
              </table:table-cell>
              <table:table-cell office:value-type="float" office:value="0.927689">
                <text:p>0.927689</text:p>
              </table:table-cell>
              <table:table-cell office:value-type="float" office:value="0.700843">
                <text:p>0.70084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414244">
                <text:p>0.414244</text:p>
              </table:table-cell>
              <table:table-cell office:value-type="float" office:value="0.538192">
                <text:p>0.538192</text:p>
              </table:table-cell>
              <table:table-cell office:value-type="float" office:value="0.616339">
                <text:p>0.616339</text:p>
              </table:table-cell>
              <table:table-cell office:value-type="float" office:value="0.687229">
                <text:p>0.687229</text:p>
              </table:table-cell>
              <table:table-cell office:value-type="float" office:value="0.73115">
                <text:p>0.73115</text:p>
              </table:table-cell>
              <table:table-cell office:value-type="float" office:value="0.763995">
                <text:p>0.763995</text:p>
              </table:table-cell>
              <table:table-cell office:value-type="float" office:value="0.795486">
                <text:p>0.795486</text:p>
              </table:table-cell>
              <table:table-cell office:value-type="float" office:value="0.825576">
                <text:p>0.825576</text:p>
              </table:table-cell>
              <table:table-cell office:value-type="float" office:value="0.856596">
                <text:p>0.856596</text:p>
              </table:table-cell>
              <table:table-cell office:value-type="float" office:value="0.893877">
                <text:p>0.893877</text:p>
              </table:table-cell>
              <table:table-cell office:value-type="float" office:value="0.939436">
                <text:p>0.939436</text:p>
              </table:table-cell>
              <table:table-cell office:value-type="float" office:value="0.712268">
                <text:p>0.71226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333923">
                <text:p>0.333923</text:p>
              </table:table-cell>
              <table:table-cell office:value-type="float" office:value="0.535612">
                <text:p>0.535612</text:p>
              </table:table-cell>
              <table:table-cell office:value-type="float" office:value="0.618105">
                <text:p>0.618105</text:p>
              </table:table-cell>
              <table:table-cell office:value-type="float" office:value="0.687835">
                <text:p>0.687835</text:p>
              </table:table-cell>
              <table:table-cell office:value-type="float" office:value="0.731429">
                <text:p>0.731429</text:p>
              </table:table-cell>
              <table:table-cell office:value-type="float" office:value="0.77094">
                <text:p>0.77094</text:p>
              </table:table-cell>
              <table:table-cell office:value-type="float" office:value="0.807374">
                <text:p>0.807374</text:p>
              </table:table-cell>
              <table:table-cell office:value-type="float" office:value="0.833506">
                <text:p>0.833506</text:p>
              </table:table-cell>
              <table:table-cell office:value-type="float" office:value="0.862642">
                <text:p>0.862642</text:p>
              </table:table-cell>
              <table:table-cell office:value-type="float" office:value="0.896544">
                <text:p>0.896544</text:p>
              </table:table-cell>
              <table:table-cell office:value-type="float" office:value="0.939436">
                <text:p>0.939436</text:p>
              </table:table-cell>
              <table:table-cell office:value-type="float" office:value="0.707791">
                <text:p>0.7077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436653">
                <text:p>0.436653</text:p>
              </table:table-cell>
              <table:table-cell office:value-type="float" office:value="0.580975">
                <text:p>0.580975</text:p>
              </table:table-cell>
              <table:table-cell office:value-type="float" office:value="0.650797">
                <text:p>0.650797</text:p>
              </table:table-cell>
              <table:table-cell office:value-type="float" office:value="0.71381">
                <text:p>0.71381</text:p>
              </table:table-cell>
              <table:table-cell office:value-type="float" office:value="0.758639">
                <text:p>0.758639</text:p>
              </table:table-cell>
              <table:table-cell office:value-type="float" office:value="0.7952">
                <text:p>0.7952</text:p>
              </table:table-cell>
              <table:table-cell office:value-type="float" office:value="0.819629">
                <text:p>0.819629</text:p>
              </table:table-cell>
              <table:table-cell office:value-type="float" office:value="0.843086">
                <text:p>0.843086</text:p>
              </table:table-cell>
              <table:table-cell office:value-type="float" office:value="0.869746">
                <text:p>0.869746</text:p>
              </table:table-cell>
              <table:table-cell office:value-type="float" office:value="0.900197">
                <text:p>0.900197</text:p>
              </table:table-cell>
              <table:table-cell office:value-type="float" office:value="0.939436">
                <text:p>0.939436</text:p>
              </table:table-cell>
              <table:table-cell office:value-type="float" office:value="0.736873">
                <text:p>0.73687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446601">
                <text:p>0.446601</text:p>
              </table:table-cell>
              <table:table-cell office:value-type="float" office:value="0.572243">
                <text:p>0.572243</text:p>
              </table:table-cell>
              <table:table-cell office:value-type="float" office:value="0.650954">
                <text:p>0.650954</text:p>
              </table:table-cell>
              <table:table-cell office:value-type="float" office:value="0.704534">
                <text:p>0.704534</text:p>
              </table:table-cell>
              <table:table-cell office:value-type="float" office:value="0.746296">
                <text:p>0.746296</text:p>
              </table:table-cell>
              <table:table-cell office:value-type="float" office:value="0.789265">
                <text:p>0.789265</text:p>
              </table:table-cell>
              <table:table-cell office:value-type="float" office:value="0.818959">
                <text:p>0.818959</text:p>
              </table:table-cell>
              <table:table-cell office:value-type="float" office:value="0.847375">
                <text:p>0.847375</text:p>
              </table:table-cell>
              <table:table-cell office:value-type="float" office:value="0.870509">
                <text:p>0.870509</text:p>
              </table:table-cell>
              <table:table-cell office:value-type="float" office:value="0.900826">
                <text:p>0.900826</text:p>
              </table:table-cell>
              <table:table-cell office:value-type="float" office:value="0.939697">
                <text:p>0.939697</text:p>
              </table:table-cell>
              <table:table-cell office:value-type="float" office:value="0.734756">
                <text:p>0.73475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475304">
                <text:p>0.475304</text:p>
              </table:table-cell>
              <table:table-cell office:value-type="float" office:value="0.589492">
                <text:p>0.589492</text:p>
              </table:table-cell>
              <table:table-cell office:value-type="float" office:value="0.659362">
                <text:p>0.659362</text:p>
              </table:table-cell>
              <table:table-cell office:value-type="float" office:value="0.718652">
                <text:p>0.718652</text:p>
              </table:table-cell>
              <table:table-cell office:value-type="float" office:value="0.755514">
                <text:p>0.755514</text:p>
              </table:table-cell>
              <table:table-cell office:value-type="float" office:value="0.79486">
                <text:p>0.79486</text:p>
              </table:table-cell>
              <table:table-cell office:value-type="float" office:value="0.814585">
                <text:p>0.814585</text:p>
              </table:table-cell>
              <table:table-cell office:value-type="float" office:value="0.839078">
                <text:p>0.839078</text:p>
              </table:table-cell>
              <table:table-cell office:value-type="float" office:value="0.862721">
                <text:p>0.862721</text:p>
              </table:table-cell>
              <table:table-cell office:value-type="float" office:value="0.897646">
                <text:p>0.897646</text:p>
              </table:table-cell>
              <table:table-cell office:value-type="float" office:value="0.939436">
                <text:p>0.939436</text:p>
              </table:table-cell>
              <table:table-cell office:value-type="float" office:value="0.740721">
                <text:p>0.74072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411215">
                <text:p>0.411215</text:p>
              </table:table-cell>
              <table:table-cell office:value-type="float" office:value="0.559358">
                <text:p>0.559358</text:p>
              </table:table-cell>
              <table:table-cell office:value-type="float" office:value="0.639264">
                <text:p>0.639264</text:p>
              </table:table-cell>
              <table:table-cell office:value-type="float" office:value="0.707957">
                <text:p>0.707957</text:p>
              </table:table-cell>
              <table:table-cell office:value-type="float" office:value="0.744347">
                <text:p>0.744347</text:p>
              </table:table-cell>
              <table:table-cell office:value-type="float" office:value="0.782863">
                <text:p>0.782863</text:p>
              </table:table-cell>
              <table:table-cell office:value-type="float" office:value="0.808164">
                <text:p>0.808164</text:p>
              </table:table-cell>
              <table:table-cell office:value-type="float" office:value="0.832804">
                <text:p>0.832804</text:p>
              </table:table-cell>
              <table:table-cell office:value-type="float" office:value="0.860745">
                <text:p>0.860745</text:p>
              </table:table-cell>
              <table:table-cell office:value-type="float" office:value="0.895098">
                <text:p>0.895098</text:p>
              </table:table-cell>
              <table:table-cell office:value-type="float" office:value="0.939918">
                <text:p>0.939918</text:p>
              </table:table-cell>
              <table:table-cell office:value-type="float" office:value="0.724182">
                <text:p>0.72418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309621">
                <text:p>0.309621</text:p>
              </table:table-cell>
              <table:table-cell office:value-type="float" office:value="0.561684">
                <text:p>0.561684</text:p>
              </table:table-cell>
              <table:table-cell office:value-type="float" office:value="0.657802">
                <text:p>0.657802</text:p>
              </table:table-cell>
              <table:table-cell office:value-type="float" office:value="0.710473">
                <text:p>0.710473</text:p>
              </table:table-cell>
              <table:table-cell office:value-type="float" office:value="0.741376">
                <text:p>0.741376</text:p>
              </table:table-cell>
              <table:table-cell office:value-type="float" office:value="0.777675">
                <text:p>0.777675</text:p>
              </table:table-cell>
              <table:table-cell office:value-type="float" office:value="0.808813">
                <text:p>0.808813</text:p>
              </table:table-cell>
              <table:table-cell office:value-type="float" office:value="0.827967">
                <text:p>0.827967</text:p>
              </table:table-cell>
              <table:table-cell office:value-type="float" office:value="0.858325">
                <text:p>0.858325</text:p>
              </table:table-cell>
              <table:table-cell office:value-type="float" office:value="0.899556">
                <text:p>0.899556</text:p>
              </table:table-cell>
              <table:table-cell office:value-type="float" office:value="0.939918">
                <text:p>0.939918</text:p>
              </table:table-cell>
              <table:table-cell office:value-type="float" office:value="0.715329">
                <text:p>0.71532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35551">
                <text:p>0.35551</text:p>
              </table:table-cell>
              <table:table-cell office:value-type="float" office:value="0.533077">
                <text:p>0.533077</text:p>
              </table:table-cell>
              <table:table-cell office:value-type="float" office:value="0.64311">
                <text:p>0.64311</text:p>
              </table:table-cell>
              <table:table-cell office:value-type="float" office:value="0.710662">
                <text:p>0.710662</text:p>
              </table:table-cell>
              <table:table-cell office:value-type="float" office:value="0.750333">
                <text:p>0.750333</text:p>
              </table:table-cell>
              <table:table-cell office:value-type="float" office:value="0.786378">
                <text:p>0.786378</text:p>
              </table:table-cell>
              <table:table-cell office:value-type="float" office:value="0.806724">
                <text:p>0.806724</text:p>
              </table:table-cell>
              <table:table-cell office:value-type="float" office:value="0.826347">
                <text:p>0.826347</text:p>
              </table:table-cell>
              <table:table-cell office:value-type="float" office:value="0.85303">
                <text:p>0.85303</text:p>
              </table:table-cell>
              <table:table-cell office:value-type="float" office:value="0.890386">
                <text:p>0.890386</text:p>
              </table:table-cell>
              <table:table-cell office:value-type="float" office:value="0.927239">
                <text:p>0.927239</text:p>
              </table:table-cell>
              <table:table-cell office:value-type="float" office:value="0.715556">
                <text:p>0.71555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364718">
                <text:p>0.364718</text:p>
              </table:table-cell>
              <table:table-cell office:value-type="float" office:value="0.520964">
                <text:p>0.520964</text:p>
              </table:table-cell>
              <table:table-cell office:value-type="float" office:value="0.600046">
                <text:p>0.600046</text:p>
              </table:table-cell>
              <table:table-cell office:value-type="float" office:value="0.679065">
                <text:p>0.679065</text:p>
              </table:table-cell>
              <table:table-cell office:value-type="float" office:value="0.734034">
                <text:p>0.734034</text:p>
              </table:table-cell>
              <table:table-cell office:value-type="float" office:value="0.773382">
                <text:p>0.773382</text:p>
              </table:table-cell>
              <table:table-cell office:value-type="float" office:value="0.796537">
                <text:p>0.796537</text:p>
              </table:table-cell>
              <table:table-cell office:value-type="float" office:value="0.82585">
                <text:p>0.82585</text:p>
              </table:table-cell>
              <table:table-cell office:value-type="float" office:value="0.85821">
                <text:p>0.85821</text:p>
              </table:table-cell>
              <table:table-cell office:value-type="float" office:value="0.890843">
                <text:p>0.890843</text:p>
              </table:table-cell>
              <table:table-cell office:value-type="float" office:value="0.91526">
                <text:p>0.91526</text:p>
              </table:table-cell>
              <table:table-cell office:value-type="float" office:value="0.704365">
                <text:p>0.70436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371244">
                <text:p>0.371244</text:p>
              </table:table-cell>
              <table:table-cell office:value-type="float" office:value="0.523429">
                <text:p>0.523429</text:p>
              </table:table-cell>
              <table:table-cell office:value-type="float" office:value="0.574935">
                <text:p>0.574935</text:p>
              </table:table-cell>
              <table:table-cell office:value-type="float" office:value="0.651604">
                <text:p>0.651604</text:p>
              </table:table-cell>
              <table:table-cell office:value-type="float" office:value="0.710584">
                <text:p>0.710584</text:p>
              </table:table-cell>
              <table:table-cell office:value-type="float" office:value="0.765524">
                <text:p>0.765524</text:p>
              </table:table-cell>
              <table:table-cell office:value-type="float" office:value="0.795626">
                <text:p>0.795626</text:p>
              </table:table-cell>
              <table:table-cell office:value-type="float" office:value="0.825878">
                <text:p>0.825878</text:p>
              </table:table-cell>
              <table:table-cell office:value-type="float" office:value="0.858649">
                <text:p>0.858649</text:p>
              </table:table-cell>
              <table:table-cell office:value-type="float" office:value="0.895007">
                <text:p>0.895007</text:p>
              </table:table-cell>
              <table:table-cell office:value-type="float" office:value="0.91582">
                <text:p>0.91582</text:p>
              </table:table-cell>
              <table:table-cell office:value-type="float" office:value="0.697248">
                <text:p>0.69724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405672">
                <text:p>0.405672</text:p>
              </table:table-cell>
              <table:table-cell office:value-type="float" office:value="0.537909">
                <text:p>0.537909</text:p>
              </table:table-cell>
              <table:table-cell office:value-type="float" office:value="0.62891">
                <text:p>0.62891</text:p>
              </table:table-cell>
              <table:table-cell office:value-type="float" office:value="0.700223">
                <text:p>0.700223</text:p>
              </table:table-cell>
              <table:table-cell office:value-type="float" office:value="0.739575">
                <text:p>0.739575</text:p>
              </table:table-cell>
              <table:table-cell office:value-type="float" office:value="0.780277">
                <text:p>0.780277</text:p>
              </table:table-cell>
              <table:table-cell office:value-type="float" office:value="0.804762">
                <text:p>0.804762</text:p>
              </table:table-cell>
              <table:table-cell office:value-type="float" office:value="0.830672">
                <text:p>0.830672</text:p>
              </table:table-cell>
              <table:table-cell office:value-type="float" office:value="0.85946">
                <text:p>0.85946</text:p>
              </table:table-cell>
              <table:table-cell office:value-type="float" office:value="0.897544">
                <text:p>0.897544</text:p>
              </table:table-cell>
              <table:table-cell office:value-type="float" office:value="0.916541">
                <text:p>0.91654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386442">
                <text:p>0.386442</text:p>
              </table:table-cell>
              <table:table-cell office:value-type="float" office:value="0.555579">
                <text:p>0.555579</text:p>
              </table:table-cell>
              <table:table-cell office:value-type="float" office:value="0.648165">
                <text:p>0.648165</text:p>
              </table:table-cell>
              <table:table-cell office:value-type="float" office:value="0.707454">
                <text:p>0.707454</text:p>
              </table:table-cell>
              <table:table-cell office:value-type="float" office:value="0.752716">
                <text:p>0.752716</text:p>
              </table:table-cell>
              <table:table-cell office:value-type="float" office:value="0.787585">
                <text:p>0.787585</text:p>
              </table:table-cell>
              <table:table-cell office:value-type="float" office:value="0.815327">
                <text:p>0.815327</text:p>
              </table:table-cell>
              <table:table-cell office:value-type="float" office:value="0.839014">
                <text:p>0.839014</text:p>
              </table:table-cell>
              <table:table-cell office:value-type="float" office:value="0.861134">
                <text:p>0.861134</text:p>
              </table:table-cell>
              <table:table-cell office:value-type="float" office:value="0.898595">
                <text:p>0.898595</text:p>
              </table:table-cell>
              <table:table-cell office:value-type="float" office:value="0.927689">
                <text:p>0.927689</text:p>
              </table:table-cell>
              <table:table-cell office:value-type="float" office:value="0.725201">
                <text:p>0.72520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427872">
                <text:p>0.427872</text:p>
              </table:table-cell>
              <table:table-cell office:value-type="float" office:value="0.566157">
                <text:p>0.566157</text:p>
              </table:table-cell>
              <table:table-cell office:value-type="float" office:value="0.635496">
                <text:p>0.635496</text:p>
              </table:table-cell>
              <table:table-cell office:value-type="float" office:value="0.696667">
                <text:p>0.696667</text:p>
              </table:table-cell>
              <table:table-cell office:value-type="float" office:value="0.741295">
                <text:p>0.741295</text:p>
              </table:table-cell>
              <table:table-cell office:value-type="float" office:value="0.784221">
                <text:p>0.784221</text:p>
              </table:table-cell>
              <table:table-cell office:value-type="float" office:value="0.813704">
                <text:p>0.813704</text:p>
              </table:table-cell>
              <table:table-cell office:value-type="float" office:value="0.837521">
                <text:p>0.837521</text:p>
              </table:table-cell>
              <table:table-cell office:value-type="float" office:value="0.863169">
                <text:p>0.863169</text:p>
              </table:table-cell>
              <table:table-cell office:value-type="float" office:value="0.896766">
                <text:p>0.896766</text:p>
              </table:table-cell>
              <table:table-cell office:value-type="float" office:value="0.927689">
                <text:p>0.927689</text:p>
              </table:table-cell>
              <table:table-cell office:value-type="float" office:value="0.726287">
                <text:p>0.72628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417546">
                <text:p>0.417546</text:p>
              </table:table-cell>
              <table:table-cell office:value-type="float" office:value="0.571181">
                <text:p>0.571181</text:p>
              </table:table-cell>
              <table:table-cell office:value-type="float" office:value="0.645863">
                <text:p>0.645863</text:p>
              </table:table-cell>
              <table:table-cell office:value-type="float" office:value="0.697456">
                <text:p>0.697456</text:p>
              </table:table-cell>
              <table:table-cell office:value-type="float" office:value="0.746209">
                <text:p>0.746209</text:p>
              </table:table-cell>
              <table:table-cell office:value-type="float" office:value="0.792784">
                <text:p>0.792784</text:p>
              </table:table-cell>
              <table:table-cell office:value-type="float" office:value="0.817577">
                <text:p>0.817577</text:p>
              </table:table-cell>
              <table:table-cell office:value-type="float" office:value="0.8422">
                <text:p>0.8422</text:p>
              </table:table-cell>
              <table:table-cell office:value-type="float" office:value="0.866258">
                <text:p>0.866258</text:p>
              </table:table-cell>
              <table:table-cell office:value-type="float" office:value="0.900895">
                <text:p>0.900895</text:p>
              </table:table-cell>
              <table:table-cell office:value-type="float" office:value="0.928155">
                <text:p>0.928155</text:p>
              </table:table-cell>
              <table:table-cell office:value-type="float" office:value="0.729797">
                <text:p>0.72979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453896">
                <text:p>0.453896</text:p>
              </table:table-cell>
              <table:table-cell office:value-type="float" office:value="0.585725">
                <text:p>0.585725</text:p>
              </table:table-cell>
              <table:table-cell office:value-type="float" office:value="0.661477">
                <text:p>0.661477</text:p>
              </table:table-cell>
              <table:table-cell office:value-type="float" office:value="0.702497">
                <text:p>0.702497</text:p>
              </table:table-cell>
              <table:table-cell office:value-type="float" office:value="0.748739">
                <text:p>0.748739</text:p>
              </table:table-cell>
              <table:table-cell office:value-type="float" office:value="0.791159">
                <text:p>0.791159</text:p>
              </table:table-cell>
              <table:table-cell office:value-type="float" office:value="0.815716">
                <text:p>0.815716</text:p>
              </table:table-cell>
              <table:table-cell office:value-type="float" office:value="0.845848">
                <text:p>0.845848</text:p>
              </table:table-cell>
              <table:table-cell office:value-type="float" office:value="0.873693">
                <text:p>0.873693</text:p>
              </table:table-cell>
              <table:table-cell office:value-type="float" office:value="0.906373">
                <text:p>0.906373</text:p>
              </table:table-cell>
              <table:table-cell office:value-type="float" office:value="0.940327">
                <text:p>0.940327</text:p>
              </table:table-cell>
              <table:table-cell office:value-type="float" office:value="0.738512">
                <text:p>0.73851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332035">
                <text:p>0.332035</text:p>
              </table:table-cell>
              <table:table-cell office:value-type="float" office:value="0.54899">
                <text:p>0.54899</text:p>
              </table:table-cell>
              <table:table-cell office:value-type="float" office:value="0.649539">
                <text:p>0.649539</text:p>
              </table:table-cell>
              <table:table-cell office:value-type="float" office:value="0.700132">
                <text:p>0.700132</text:p>
              </table:table-cell>
              <table:table-cell office:value-type="float" office:value="0.744312">
                <text:p>0.744312</text:p>
              </table:table-cell>
              <table:table-cell office:value-type="float" office:value="0.7801">
                <text:p>0.7801</text:p>
              </table:table-cell>
              <table:table-cell office:value-type="float" office:value="0.813792">
                <text:p>0.813792</text:p>
              </table:table-cell>
              <table:table-cell office:value-type="float" office:value="0.848635">
                <text:p>0.848635</text:p>
              </table:table-cell>
              <table:table-cell office:value-type="float" office:value="0.870852">
                <text:p>0.870852</text:p>
              </table:table-cell>
              <table:table-cell office:value-type="float" office:value="0.901744">
                <text:p>0.901744</text:p>
              </table:table-cell>
              <table:table-cell office:value-type="float" office:value="0.928155">
                <text:p>0.928155</text:p>
              </table:table-cell>
              <table:table-cell office:value-type="float" office:value="0.719013">
                <text:p>0.71901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360549">
                <text:p>0.360549</text:p>
              </table:table-cell>
              <table:table-cell office:value-type="float" office:value="0.54072">
                <text:p>0.54072</text:p>
              </table:table-cell>
              <table:table-cell office:value-type="float" office:value="0.635566">
                <text:p>0.635566</text:p>
              </table:table-cell>
              <table:table-cell office:value-type="float" office:value="0.692522">
                <text:p>0.692522</text:p>
              </table:table-cell>
              <table:table-cell office:value-type="float" office:value="0.731359">
                <text:p>0.731359</text:p>
              </table:table-cell>
              <table:table-cell office:value-type="float" office:value="0.765085">
                <text:p>0.765085</text:p>
              </table:table-cell>
              <table:table-cell office:value-type="float" office:value="0.803845">
                <text:p>0.803845</text:p>
              </table:table-cell>
              <table:table-cell office:value-type="float" office:value="0.845433">
                <text:p>0.845433</text:p>
              </table:table-cell>
              <table:table-cell office:value-type="float" office:value="0.869954">
                <text:p>0.869954</text:p>
              </table:table-cell>
              <table:table-cell office:value-type="float" office:value="0.901533">
                <text:p>0.901533</text:p>
              </table:table-cell>
              <table:table-cell office:value-type="float" office:value="0.927239">
                <text:p>0.927239</text:p>
              </table:table-cell>
              <table:table-cell office:value-type="float" office:value="0.714657">
                <text:p>0.71465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416555">
                <text:p>0.416555</text:p>
              </table:table-cell>
              <table:table-cell office:value-type="float" office:value="0.577064">
                <text:p>0.577064</text:p>
              </table:table-cell>
              <table:table-cell office:value-type="float" office:value="0.66389">
                <text:p>0.66389</text:p>
              </table:table-cell>
              <table:table-cell office:value-type="float" office:value="0.710823">
                <text:p>0.710823</text:p>
              </table:table-cell>
              <table:table-cell office:value-type="float" office:value="0.752031">
                <text:p>0.752031</text:p>
              </table:table-cell>
              <table:table-cell office:value-type="float" office:value="0.792295">
                <text:p>0.792295</text:p>
              </table:table-cell>
              <table:table-cell office:value-type="float" office:value="0.828091">
                <text:p>0.828091</text:p>
              </table:table-cell>
              <table:table-cell office:value-type="float" office:value="0.854446">
                <text:p>0.854446</text:p>
              </table:table-cell>
              <table:table-cell office:value-type="float" office:value="0.8768">
                <text:p>0.8768</text:p>
              </table:table-cell>
              <table:table-cell office:value-type="float" office:value="0.907034">
                <text:p>0.907034</text:p>
              </table:table-cell>
              <table:table-cell office:value-type="float" office:value="0.928806">
                <text:p>0.928806</text:p>
              </table:table-cell>
              <table:table-cell office:value-type="float" office:value="0.737903">
                <text:p>0.73790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350276">
                <text:p>0.350276</text:p>
              </table:table-cell>
              <table:table-cell office:value-type="float" office:value="0.548361">
                <text:p>0.548361</text:p>
              </table:table-cell>
              <table:table-cell office:value-type="float" office:value="0.642208">
                <text:p>0.642208</text:p>
              </table:table-cell>
              <table:table-cell office:value-type="float" office:value="0.69829">
                <text:p>0.69829</text:p>
              </table:table-cell>
              <table:table-cell office:value-type="float" office:value="0.748704">
                <text:p>0.748704</text:p>
              </table:table-cell>
              <table:table-cell office:value-type="float" office:value="0.792862">
                <text:p>0.792862</text:p>
              </table:table-cell>
              <table:table-cell office:value-type="float" office:value="0.825194">
                <text:p>0.825194</text:p>
              </table:table-cell>
              <table:table-cell office:value-type="float" office:value="0.851302">
                <text:p>0.851302</text:p>
              </table:table-cell>
              <table:table-cell office:value-type="float" office:value="0.870229">
                <text:p>0.870229</text:p>
              </table:table-cell>
              <table:table-cell office:value-type="float" office:value="0.905641">
                <text:p>0.905641</text:p>
              </table:table-cell>
              <table:table-cell office:value-type="float" office:value="0.928806">
                <text:p>0.928806</text:p>
              </table:table-cell>
              <table:table-cell office:value-type="float" office:value="0.723307">
                <text:p>0.72330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386796">
                <text:p>0.386796</text:p>
              </table:table-cell>
              <table:table-cell office:value-type="float" office:value="0.553756">
                <text:p>0.553756</text:p>
              </table:table-cell>
              <table:table-cell office:value-type="float" office:value="0.638022">
                <text:p>0.638022</text:p>
              </table:table-cell>
              <table:table-cell office:value-type="float" office:value="0.692291">
                <text:p>0.692291</text:p>
              </table:table-cell>
              <table:table-cell office:value-type="float" office:value="0.744859">
                <text:p>0.744859</text:p>
              </table:table-cell>
              <table:table-cell office:value-type="float" office:value="0.782251">
                <text:p>0.782251</text:p>
              </table:table-cell>
              <table:table-cell office:value-type="float" office:value="0.812054">
                <text:p>0.812054</text:p>
              </table:table-cell>
              <table:table-cell office:value-type="float" office:value="0.841689">
                <text:p>0.841689</text:p>
              </table:table-cell>
              <table:table-cell office:value-type="float" office:value="0.867125">
                <text:p>0.867125</text:p>
              </table:table-cell>
              <table:table-cell office:value-type="float" office:value="0.908093">
                <text:p>0.908093</text:p>
              </table:table-cell>
              <table:table-cell office:value-type="float" office:value="0.93992">
                <text:p>0.93992</text:p>
              </table:table-cell>
              <table:table-cell office:value-type="float" office:value="0.722694">
                <text:p>0.72269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363902">
                <text:p>0.363902</text:p>
              </table:table-cell>
              <table:table-cell office:value-type="float" office:value="0.55552">
                <text:p>0.55552</text:p>
              </table:table-cell>
              <table:table-cell office:value-type="float" office:value="0.632715">
                <text:p>0.632715</text:p>
              </table:table-cell>
              <table:table-cell office:value-type="float" office:value="0.694928">
                <text:p>0.694928</text:p>
              </table:table-cell>
              <table:table-cell office:value-type="float" office:value="0.751325">
                <text:p>0.751325</text:p>
              </table:table-cell>
              <table:table-cell office:value-type="float" office:value="0.787016">
                <text:p>0.787016</text:p>
              </table:table-cell>
              <table:table-cell office:value-type="float" office:value="0.818245">
                <text:p>0.818245</text:p>
              </table:table-cell>
              <table:table-cell office:value-type="float" office:value="0.851214">
                <text:p>0.851214</text:p>
              </table:table-cell>
              <table:table-cell office:value-type="float" office:value="0.875083">
                <text:p>0.875083</text:p>
              </table:table-cell>
              <table:table-cell office:value-type="float" office:value="0.906745">
                <text:p>0.906745</text:p>
              </table:table-cell>
              <table:table-cell office:value-type="float" office:value="0.928304">
                <text:p>0.928304</text:p>
              </table:table-cell>
              <table:table-cell office:value-type="float" office:value="0.723669">
                <text:p>0.72366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387461">
                <text:p>0.387461</text:p>
              </table:table-cell>
              <table:table-cell office:value-type="float" office:value="0.557352">
                <text:p>0.557352</text:p>
              </table:table-cell>
              <table:table-cell office:value-type="float" office:value="0.64217">
                <text:p>0.64217</text:p>
              </table:table-cell>
              <table:table-cell office:value-type="float" office:value="0.703328">
                <text:p>0.703328</text:p>
              </table:table-cell>
              <table:table-cell office:value-type="float" office:value="0.748422">
                <text:p>0.748422</text:p>
              </table:table-cell>
              <table:table-cell office:value-type="float" office:value="0.78417">
                <text:p>0.78417</text:p>
              </table:table-cell>
              <table:table-cell office:value-type="float" office:value="0.813864">
                <text:p>0.813864</text:p>
              </table:table-cell>
              <table:table-cell office:value-type="float" office:value="0.850141">
                <text:p>0.850141</text:p>
              </table:table-cell>
              <table:table-cell office:value-type="float" office:value="0.876674">
                <text:p>0.876674</text:p>
              </table:table-cell>
              <table:table-cell office:value-type="float" office:value="0.909417">
                <text:p>0.909417</text:p>
              </table:table-cell>
              <table:table-cell office:value-type="float" office:value="0.928304">
                <text:p>0.928304</text:p>
              </table:table-cell>
              <table:table-cell office:value-type="float" office:value="0.7273">
                <text:p>0.727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04832">
                <text:p>0.404832</text:p>
              </table:table-cell>
              <table:table-cell office:value-type="float" office:value="0.600653">
                <text:p>0.600653</text:p>
              </table:table-cell>
              <table:table-cell office:value-type="float" office:value="0.676554">
                <text:p>0.676554</text:p>
              </table:table-cell>
              <table:table-cell office:value-type="float" office:value="0.730399">
                <text:p>0.730399</text:p>
              </table:table-cell>
              <table:table-cell office:value-type="float" office:value="0.773847">
                <text:p>0.773847</text:p>
              </table:table-cell>
              <table:table-cell office:value-type="float" office:value="0.803537">
                <text:p>0.803537</text:p>
              </table:table-cell>
              <table:table-cell office:value-type="float" office:value="0.829882">
                <text:p>0.829882</text:p>
              </table:table-cell>
              <table:table-cell office:value-type="float" office:value="0.858189">
                <text:p>0.858189</text:p>
              </table:table-cell>
              <table:table-cell office:value-type="float" office:value="0.882784">
                <text:p>0.882784</text:p>
              </table:table-cell>
              <table:table-cell office:value-type="float" office:value="0.912053">
                <text:p>0.912053</text:p>
              </table:table-cell>
              <table:table-cell office:value-type="float" office:value="0.939918">
                <text:p>0.939918</text:p>
              </table:table-cell>
              <table:table-cell office:value-type="float" office:value="0.747273">
                <text:p>0.74727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483981">
                <text:p>0.483981</text:p>
              </table:table-cell>
              <table:table-cell office:value-type="float" office:value="0.627833">
                <text:p>0.627833</text:p>
              </table:table-cell>
              <table:table-cell office:value-type="float" office:value="0.707872">
                <text:p>0.707872</text:p>
              </table:table-cell>
              <table:table-cell office:value-type="float" office:value="0.756936">
                <text:p>0.756936</text:p>
              </table:table-cell>
              <table:table-cell office:value-type="float" office:value="0.789877">
                <text:p>0.789877</text:p>
              </table:table-cell>
              <table:table-cell office:value-type="float" office:value="0.812622">
                <text:p>0.812622</text:p>
              </table:table-cell>
              <table:table-cell office:value-type="float" office:value="0.834308">
                <text:p>0.834308</text:p>
              </table:table-cell>
              <table:table-cell office:value-type="float" office:value="0.854154">
                <text:p>0.854154</text:p>
              </table:table-cell>
              <table:table-cell office:value-type="float" office:value="0.880491">
                <text:p>0.880491</text:p>
              </table:table-cell>
              <table:table-cell office:value-type="float" office:value="0.908402">
                <text:p>0.908402</text:p>
              </table:table-cell>
              <table:table-cell office:value-type="float" office:value="0.927689">
                <text:p>0.927689</text:p>
              </table:table-cell>
              <table:table-cell office:value-type="float" office:value="0.765648">
                <text:p>0.76564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86648">
                <text:p>0.486648</text:p>
              </table:table-cell>
              <table:table-cell office:value-type="float" office:value="0.659574">
                <text:p>0.659574</text:p>
              </table:table-cell>
              <table:table-cell office:value-type="float" office:value="0.730189">
                <text:p>0.730189</text:p>
              </table:table-cell>
              <table:table-cell office:value-type="float" office:value="0.773872">
                <text:p>0.773872</text:p>
              </table:table-cell>
              <table:table-cell office:value-type="float" office:value="0.807929">
                <text:p>0.807929</text:p>
              </table:table-cell>
              <table:table-cell office:value-type="float" office:value="0.833539">
                <text:p>0.833539</text:p>
              </table:table-cell>
              <table:table-cell office:value-type="float" office:value="0.853696">
                <text:p>0.853696</text:p>
              </table:table-cell>
              <table:table-cell office:value-type="float" office:value="0.869607">
                <text:p>0.869607</text:p>
              </table:table-cell>
              <table:table-cell office:value-type="float" office:value="0.888182">
                <text:p>0.888182</text:p>
              </table:table-cell>
              <table:table-cell office:value-type="float" office:value="0.912091">
                <text:p>0.912091</text:p>
              </table:table-cell>
              <table:table-cell office:value-type="float" office:value="0.927689">
                <text:p>0.927689</text:p>
              </table:table-cell>
              <table:table-cell office:value-type="float" office:value="0.781533">
                <text:p>0.78153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452034">
                <text:p>0.452034</text:p>
              </table:table-cell>
              <table:table-cell office:value-type="float" office:value="0.635086">
                <text:p>0.635086</text:p>
              </table:table-cell>
              <table:table-cell office:value-type="float" office:value="0.732767">
                <text:p>0.732767</text:p>
              </table:table-cell>
              <table:table-cell office:value-type="float" office:value="0.772424">
                <text:p>0.772424</text:p>
              </table:table-cell>
              <table:table-cell office:value-type="float" office:value="0.807351">
                <text:p>0.807351</text:p>
              </table:table-cell>
              <table:table-cell office:value-type="float" office:value="0.828634">
                <text:p>0.828634</text:p>
              </table:table-cell>
              <table:table-cell office:value-type="float" office:value="0.851118">
                <text:p>0.851118</text:p>
              </table:table-cell>
              <table:table-cell office:value-type="float" office:value="0.869901">
                <text:p>0.869901</text:p>
              </table:table-cell>
              <table:table-cell office:value-type="float" office:value="0.886454">
                <text:p>0.886454</text:p>
              </table:table-cell>
              <table:table-cell office:value-type="float" office:value="0.910386">
                <text:p>0.910386</text:p>
              </table:table-cell>
              <table:table-cell office:value-type="float" office:value="0.928304">
                <text:p>0.928304</text:p>
              </table:table-cell>
              <table:table-cell office:value-type="float" office:value="0.774615">
                <text:p>0.77461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467295">
                <text:p>0.467295</text:p>
              </table:table-cell>
              <table:table-cell office:value-type="float" office:value="0.676307">
                <text:p>0.676307</text:p>
              </table:table-cell>
              <table:table-cell office:value-type="float" office:value="0.743496">
                <text:p>0.743496</text:p>
              </table:table-cell>
              <table:table-cell office:value-type="float" office:value="0.781543">
                <text:p>0.781543</text:p>
              </table:table-cell>
              <table:table-cell office:value-type="float" office:value="0.8124">
                <text:p>0.8124</text:p>
              </table:table-cell>
              <table:table-cell office:value-type="float" office:value="0.833585">
                <text:p>0.833585</text:p>
              </table:table-cell>
              <table:table-cell office:value-type="float" office:value="0.856648">
                <text:p>0.856648</text:p>
              </table:table-cell>
              <table:table-cell office:value-type="float" office:value="0.875432">
                <text:p>0.875432</text:p>
              </table:table-cell>
              <table:table-cell office:value-type="float" office:value="0.888481">
                <text:p>0.888481</text:p>
              </table:table-cell>
              <table:table-cell office:value-type="float" office:value="0.910637">
                <text:p>0.910637</text:p>
              </table:table-cell>
              <table:table-cell office:value-type="float" office:value="0.927689">
                <text:p>0.927689</text:p>
              </table:table-cell>
              <table:table-cell office:value-type="float" office:value="0.784582">
                <text:p>0.784582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495385">
                <text:p>0.495385</text:p>
              </table:table-cell>
              <table:table-cell office:value-type="float" office:value="0.669978">
                <text:p>0.669978</text:p>
              </table:table-cell>
              <table:table-cell office:value-type="float" office:value="0.74372">
                <text:p>0.74372</text:p>
              </table:table-cell>
              <table:table-cell office:value-type="float" office:value="0.785344">
                <text:p>0.785344</text:p>
              </table:table-cell>
              <table:table-cell office:value-type="float" office:value="0.810953">
                <text:p>0.810953</text:p>
              </table:table-cell>
              <table:table-cell office:value-type="float" office:value="0.830478">
                <text:p>0.830478</text:p>
              </table:table-cell>
              <table:table-cell office:value-type="float" office:value="0.849372">
                <text:p>0.849372</text:p>
              </table:table-cell>
              <table:table-cell office:value-type="float" office:value="0.864018">
                <text:p>0.864018</text:p>
              </table:table-cell>
              <table:table-cell office:value-type="float" office:value="0.881947">
                <text:p>0.881947</text:p>
              </table:table-cell>
              <table:table-cell office:value-type="float" office:value="0.905515">
                <text:p>0.905515</text:p>
              </table:table-cell>
              <table:table-cell office:value-type="float" office:value="0.927689">
                <text:p>0.927689</text:p>
              </table:table-cell>
              <table:table-cell office:value-type="float" office:value="0.783671">
                <text:p>0.78367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14694">
                <text:p>0.514694</text:p>
              </table:table-cell>
              <table:table-cell office:value-type="float" office:value="0.672393">
                <text:p>0.672393</text:p>
              </table:table-cell>
              <table:table-cell office:value-type="float" office:value="0.741091">
                <text:p>0.741091</text:p>
              </table:table-cell>
              <table:table-cell office:value-type="float" office:value="0.787456">
                <text:p>0.787456</text:p>
              </table:table-cell>
              <table:table-cell office:value-type="float" office:value="0.813653">
                <text:p>0.813653</text:p>
              </table:table-cell>
              <table:table-cell office:value-type="float" office:value="0.833288">
                <text:p>0.833288</text:p>
              </table:table-cell>
              <table:table-cell office:value-type="float" office:value="0.852048">
                <text:p>0.852048</text:p>
              </table:table-cell>
              <table:table-cell office:value-type="float" office:value="0.863771">
                <text:p>0.863771</text:p>
              </table:table-cell>
              <table:table-cell office:value-type="float" office:value="0.88099">
                <text:p>0.88099</text:p>
              </table:table-cell>
              <table:table-cell office:value-type="float" office:value="0.909891">
                <text:p>0.909891</text:p>
              </table:table-cell>
              <table:table-cell office:value-type="float" office:value="0.927689">
                <text:p>0.927689</text:p>
              </table:table-cell>
              <table:table-cell office:value-type="float" office:value="0.786928">
                <text:p>0.78692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5049">
                <text:p>0.45049</text:p>
              </table:table-cell>
              <table:table-cell office:value-type="float" office:value="0.640624">
                <text:p>0.640624</text:p>
              </table:table-cell>
              <table:table-cell office:value-type="float" office:value="0.715741">
                <text:p>0.715741</text:p>
              </table:table-cell>
              <table:table-cell office:value-type="float" office:value="0.764682">
                <text:p>0.764682</text:p>
              </table:table-cell>
              <table:table-cell office:value-type="float" office:value="0.801525">
                <text:p>0.801525</text:p>
              </table:table-cell>
              <table:table-cell office:value-type="float" office:value="0.824428">
                <text:p>0.824428</text:p>
              </table:table-cell>
              <table:table-cell office:value-type="float" office:value="0.846528">
                <text:p>0.846528</text:p>
              </table:table-cell>
              <table:table-cell office:value-type="float" office:value="0.860616">
                <text:p>0.860616</text:p>
              </table:table-cell>
              <table:table-cell office:value-type="float" office:value="0.877247">
                <text:p>0.877247</text:p>
              </table:table-cell>
              <table:table-cell office:value-type="float" office:value="0.909413">
                <text:p>0.909413</text:p>
              </table:table-cell>
              <table:table-cell office:value-type="float" office:value="0.939918">
                <text:p>0.939918</text:p>
              </table:table-cell>
              <table:table-cell office:value-type="float" office:value="0.769129">
                <text:p>0.76912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486916">
                <text:p>0.486916</text:p>
              </table:table-cell>
              <table:table-cell office:value-type="float" office:value="0.653289">
                <text:p>0.653289</text:p>
              </table:table-cell>
              <table:table-cell office:value-type="float" office:value="0.723322">
                <text:p>0.723322</text:p>
              </table:table-cell>
              <table:table-cell office:value-type="float" office:value="0.771312">
                <text:p>0.771312</text:p>
              </table:table-cell>
              <table:table-cell office:value-type="float" office:value="0.806583">
                <text:p>0.806583</text:p>
              </table:table-cell>
              <table:table-cell office:value-type="float" office:value="0.828365">
                <text:p>0.828365</text:p>
              </table:table-cell>
              <table:table-cell office:value-type="float" office:value="0.849925">
                <text:p>0.849925</text:p>
              </table:table-cell>
              <table:table-cell office:value-type="float" office:value="0.861358">
                <text:p>0.861358</text:p>
              </table:table-cell>
              <table:table-cell office:value-type="float" office:value="0.879696">
                <text:p>0.879696</text:p>
              </table:table-cell>
              <table:table-cell office:value-type="float" office:value="0.909673">
                <text:p>0.909673</text:p>
              </table:table-cell>
              <table:table-cell office:value-type="float" office:value="0.939436">
                <text:p>0.939436</text:p>
              </table:table-cell>
              <table:table-cell office:value-type="float" office:value="0.777044">
                <text:p>0.77704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31776">
                <text:p>0.531776</text:p>
              </table:table-cell>
              <table:table-cell office:value-type="float" office:value="0.692286">
                <text:p>0.692286</text:p>
              </table:table-cell>
              <table:table-cell office:value-type="float" office:value="0.74577">
                <text:p>0.74577</text:p>
              </table:table-cell>
              <table:table-cell office:value-type="float" office:value="0.78716">
                <text:p>0.78716</text:p>
              </table:table-cell>
              <table:table-cell office:value-type="float" office:value="0.812801">
                <text:p>0.812801</text:p>
              </table:table-cell>
              <table:table-cell office:value-type="float" office:value="0.834052">
                <text:p>0.834052</text:p>
              </table:table-cell>
              <table:table-cell office:value-type="float" office:value="0.851118">
                <text:p>0.851118</text:p>
              </table:table-cell>
              <table:table-cell office:value-type="float" office:value="0.861807">
                <text:p>0.861807</text:p>
              </table:table-cell>
              <table:table-cell office:value-type="float" office:value="0.880179">
                <text:p>0.880179</text:p>
              </table:table-cell>
              <table:table-cell office:value-type="float" office:value="0.912424">
                <text:p>0.912424</text:p>
              </table:table-cell>
              <table:table-cell office:value-type="float" office:value="0.939436">
                <text:p>0.939436</text:p>
              </table:table-cell>
              <table:table-cell office:value-type="float" office:value="0.790937">
                <text:p>0.7909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30487">
                <text:p>0.530487</text:p>
              </table:table-cell>
              <table:table-cell office:value-type="float" office:value="0.691112">
                <text:p>0.691112</text:p>
              </table:table-cell>
              <table:table-cell office:value-type="float" office:value="0.751142">
                <text:p>0.751142</text:p>
              </table:table-cell>
              <table:table-cell office:value-type="float" office:value="0.791089">
                <text:p>0.791089</text:p>
              </table:table-cell>
              <table:table-cell office:value-type="float" office:value="0.817362">
                <text:p>0.817362</text:p>
              </table:table-cell>
              <table:table-cell office:value-type="float" office:value="0.842652">
                <text:p>0.842652</text:p>
              </table:table-cell>
              <table:table-cell office:value-type="float" office:value="0.854077">
                <text:p>0.854077</text:p>
              </table:table-cell>
              <table:table-cell office:value-type="float" office:value="0.869465">
                <text:p>0.869465</text:p>
              </table:table-cell>
              <table:table-cell office:value-type="float" office:value="0.888757">
                <text:p>0.888757</text:p>
              </table:table-cell>
              <table:table-cell office:value-type="float" office:value="0.913611">
                <text:p>0.913611</text:p>
              </table:table-cell>
              <table:table-cell office:value-type="float" office:value="0.939436">
                <text:p>0.939436</text:p>
              </table:table-cell>
              <table:table-cell office:value-type="float" office:value="0.794976">
                <text:p>0.79497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92756">
                <text:p>0.592756</text:p>
              </table:table-cell>
              <table:table-cell office:value-type="float" office:value="0.705176">
                <text:p>0.705176</text:p>
              </table:table-cell>
              <table:table-cell office:value-type="float" office:value="0.756833">
                <text:p>0.756833</text:p>
              </table:table-cell>
              <table:table-cell office:value-type="float" office:value="0.791198">
                <text:p>0.791198</text:p>
              </table:table-cell>
              <table:table-cell office:value-type="float" office:value="0.817465">
                <text:p>0.817465</text:p>
              </table:table-cell>
              <table:table-cell office:value-type="float" office:value="0.843449">
                <text:p>0.843449</text:p>
              </table:table-cell>
              <table:table-cell office:value-type="float" office:value="0.856883">
                <text:p>0.856883</text:p>
              </table:table-cell>
              <table:table-cell office:value-type="float" office:value="0.872439">
                <text:p>0.872439</text:p>
              </table:table-cell>
              <table:table-cell office:value-type="float" office:value="0.886471">
                <text:p>0.886471</text:p>
              </table:table-cell>
              <table:table-cell office:value-type="float" office:value="0.910548">
                <text:p>0.910548</text:p>
              </table:table-cell>
              <table:table-cell office:value-type="float" office:value="0.928806">
                <text:p>0.928806</text:p>
              </table:table-cell>
              <table:table-cell office:value-type="float" office:value="0.803322">
                <text:p>0.80332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573131">
                <text:p>0.573131</text:p>
              </table:table-cell>
              <table:table-cell office:value-type="float" office:value="0.714968">
                <text:p>0.714968</text:p>
              </table:table-cell>
              <table:table-cell office:value-type="float" office:value="0.761321">
                <text:p>0.761321</text:p>
              </table:table-cell>
              <table:table-cell office:value-type="float" office:value="0.791946">
                <text:p>0.791946</text:p>
              </table:table-cell>
              <table:table-cell office:value-type="float" office:value="0.816006">
                <text:p>0.816006</text:p>
              </table:table-cell>
              <table:table-cell office:value-type="float" office:value="0.841157">
                <text:p>0.841157</text:p>
              </table:table-cell>
              <table:table-cell office:value-type="float" office:value="0.860404">
                <text:p>0.860404</text:p>
              </table:table-cell>
              <table:table-cell office:value-type="float" office:value="0.874798">
                <text:p>0.874798</text:p>
              </table:table-cell>
              <table:table-cell office:value-type="float" office:value="0.889375">
                <text:p>0.889375</text:p>
              </table:table-cell>
              <table:table-cell office:value-type="float" office:value="0.916796">
                <text:p>0.916796</text:p>
              </table:table-cell>
              <table:table-cell office:value-type="float" office:value="0.928806">
                <text:p>0.928806</text:p>
              </table:table-cell>
              <table:table-cell office:value-type="float" office:value="0.80399">
                <text:p>0.8039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05626">
                <text:p>0.505626</text:p>
              </table:table-cell>
              <table:table-cell office:value-type="float" office:value="0.667084">
                <text:p>0.667084</text:p>
              </table:table-cell>
              <table:table-cell office:value-type="float" office:value="0.742675">
                <text:p>0.742675</text:p>
              </table:table-cell>
              <table:table-cell office:value-type="float" office:value="0.787822">
                <text:p>0.787822</text:p>
              </table:table-cell>
              <table:table-cell office:value-type="float" office:value="0.81484">
                <text:p>0.81484</text:p>
              </table:table-cell>
              <table:table-cell office:value-type="float" office:value="0.837908">
                <text:p>0.837908</text:p>
              </table:table-cell>
              <table:table-cell office:value-type="float" office:value="0.857028">
                <text:p>0.857028</text:p>
              </table:table-cell>
              <table:table-cell office:value-type="float" office:value="0.874288">
                <text:p>0.874288</text:p>
              </table:table-cell>
              <table:table-cell office:value-type="float" office:value="0.890575">
                <text:p>0.890575</text:p>
              </table:table-cell>
              <table:table-cell office:value-type="float" office:value="0.913665">
                <text:p>0.913665</text:p>
              </table:table-cell>
              <table:table-cell office:value-type="float" office:value="0.927559">
                <text:p>0.927559</text:p>
              </table:table-cell>
              <table:table-cell office:value-type="float" office:value="0.789151">
                <text:p>0.789151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33462">
                <text:p>0.533462</text:p>
              </table:table-cell>
              <table:table-cell office:value-type="float" office:value="0.65319">
                <text:p>0.65319</text:p>
              </table:table-cell>
              <table:table-cell office:value-type="float" office:value="0.723902">
                <text:p>0.723902</text:p>
              </table:table-cell>
              <table:table-cell office:value-type="float" office:value="0.77775">
                <text:p>0.77775</text:p>
              </table:table-cell>
              <table:table-cell office:value-type="float" office:value="0.812155">
                <text:p>0.812155</text:p>
              </table:table-cell>
              <table:table-cell office:value-type="float" office:value="0.844176">
                <text:p>0.844176</text:p>
              </table:table-cell>
              <table:table-cell office:value-type="float" office:value="0.86272">
                <text:p>0.86272</text:p>
              </table:table-cell>
              <table:table-cell office:value-type="float" office:value="0.876596">
                <text:p>0.876596</text:p>
              </table:table-cell>
              <table:table-cell office:value-type="float" office:value="0.893969">
                <text:p>0.893969</text:p>
              </table:table-cell>
              <table:table-cell office:value-type="float" office:value="0.918109">
                <text:p>0.918109</text:p>
              </table:table-cell>
              <table:table-cell office:value-type="float" office:value="0.951687">
                <text:p>0.951687</text:p>
              </table:table-cell>
              <table:table-cell office:value-type="float" office:value="0.789603">
                <text:p>0.78960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26761">
                <text:p>0.526761</text:p>
              </table:table-cell>
              <table:table-cell office:value-type="float" office:value="0.647487">
                <text:p>0.647487</text:p>
              </table:table-cell>
              <table:table-cell office:value-type="float" office:value="0.728411">
                <text:p>0.728411</text:p>
              </table:table-cell>
              <table:table-cell office:value-type="float" office:value="0.779638">
                <text:p>0.779638</text:p>
              </table:table-cell>
              <table:table-cell office:value-type="float" office:value="0.808249">
                <text:p>0.808249</text:p>
              </table:table-cell>
              <table:table-cell office:value-type="float" office:value="0.83845">
                <text:p>0.83845</text:p>
              </table:table-cell>
              <table:table-cell office:value-type="float" office:value="0.856575">
                <text:p>0.856575</text:p>
              </table:table-cell>
              <table:table-cell office:value-type="float" office:value="0.874354">
                <text:p>0.874354</text:p>
              </table:table-cell>
              <table:table-cell office:value-type="float" office:value="0.892081">
                <text:p>0.892081</text:p>
              </table:table-cell>
              <table:table-cell office:value-type="float" office:value="0.916317">
                <text:p>0.916317</text:p>
              </table:table-cell>
              <table:table-cell office:value-type="float" office:value="0.951687">
                <text:p>0.951687</text:p>
              </table:table-cell>
              <table:table-cell office:value-type="float" office:value="0.786832">
                <text:p>0.78683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8583">
                <text:p>0.38583</text:p>
              </table:table-cell>
              <table:table-cell office:value-type="float" office:value="0.661343">
                <text:p>0.661343</text:p>
              </table:table-cell>
              <table:table-cell office:value-type="float" office:value="0.739091">
                <text:p>0.739091</text:p>
              </table:table-cell>
              <table:table-cell office:value-type="float" office:value="0.78801">
                <text:p>0.78801</text:p>
              </table:table-cell>
              <table:table-cell office:value-type="float" office:value="0.81819">
                <text:p>0.81819</text:p>
              </table:table-cell>
              <table:table-cell office:value-type="float" office:value="0.843906">
                <text:p>0.843906</text:p>
              </table:table-cell>
              <table:table-cell office:value-type="float" office:value="0.859811">
                <text:p>0.859811</text:p>
              </table:table-cell>
              <table:table-cell office:value-type="float" office:value="0.876545">
                <text:p>0.876545</text:p>
              </table:table-cell>
              <table:table-cell office:value-type="float" office:value="0.898221">
                <text:p>0.898221</text:p>
              </table:table-cell>
              <table:table-cell office:value-type="float" office:value="0.924127">
                <text:p>0.924127</text:p>
              </table:table-cell>
              <table:table-cell office:value-type="float" office:value="0.951836">
                <text:p>0.951836</text:p>
              </table:table-cell>
              <table:table-cell office:value-type="float" office:value="0.779507">
                <text:p>0.77950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21936">
                <text:p>0.521936</text:p>
              </table:table-cell>
              <table:table-cell office:value-type="float" office:value="0.675959">
                <text:p>0.675959</text:p>
              </table:table-cell>
              <table:table-cell office:value-type="float" office:value="0.740076">
                <text:p>0.740076</text:p>
              </table:table-cell>
              <table:table-cell office:value-type="float" office:value="0.780678">
                <text:p>0.780678</text:p>
              </table:table-cell>
              <table:table-cell office:value-type="float" office:value="0.807461">
                <text:p>0.807461</text:p>
              </table:table-cell>
              <table:table-cell office:value-type="float" office:value="0.836813">
                <text:p>0.836813</text:p>
              </table:table-cell>
              <table:table-cell office:value-type="float" office:value="0.857804">
                <text:p>0.857804</text:p>
              </table:table-cell>
              <table:table-cell office:value-type="float" office:value="0.873798">
                <text:p>0.873798</text:p>
              </table:table-cell>
              <table:table-cell office:value-type="float" office:value="0.894448">
                <text:p>0.894448</text:p>
              </table:table-cell>
              <table:table-cell office:value-type="float" office:value="0.918344">
                <text:p>0.918344</text:p>
              </table:table-cell>
              <table:table-cell office:value-type="float" office:value="0.951836">
                <text:p>0.951836</text:p>
              </table:table-cell>
              <table:table-cell office:value-type="float" office:value="0.790732">
                <text:p>0.79073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74342">
                <text:p>0.574342</text:p>
              </table:table-cell>
              <table:table-cell office:value-type="float" office:value="0.714237">
                <text:p>0.714237</text:p>
              </table:table-cell>
              <table:table-cell office:value-type="float" office:value="0.765399">
                <text:p>0.765399</text:p>
              </table:table-cell>
              <table:table-cell office:value-type="float" office:value="0.797197">
                <text:p>0.797197</text:p>
              </table:table-cell>
              <table:table-cell office:value-type="float" office:value="0.820829">
                <text:p>0.820829</text:p>
              </table:table-cell>
              <table:table-cell office:value-type="float" office:value="0.843467">
                <text:p>0.843467</text:p>
              </table:table-cell>
              <table:table-cell office:value-type="float" office:value="0.861586">
                <text:p>0.861586</text:p>
              </table:table-cell>
              <table:table-cell office:value-type="float" office:value="0.874748">
                <text:p>0.874748</text:p>
              </table:table-cell>
              <table:table-cell office:value-type="float" office:value="0.893489">
                <text:p>0.893489</text:p>
              </table:table-cell>
              <table:table-cell office:value-type="float" office:value="0.915664">
                <text:p>0.915664</text:p>
              </table:table-cell>
              <table:table-cell office:value-type="float" office:value="0.951836">
                <text:p>0.951836</text:p>
              </table:table-cell>
              <table:table-cell office:value-type="float" office:value="0.806096">
                <text:p>0.80609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552384">
                <text:p>0.552384</text:p>
              </table:table-cell>
              <table:table-cell office:value-type="float" office:value="0.707536">
                <text:p>0.707536</text:p>
              </table:table-cell>
              <table:table-cell office:value-type="float" office:value="0.763223">
                <text:p>0.763223</text:p>
              </table:table-cell>
              <table:table-cell office:value-type="float" office:value="0.79579">
                <text:p>0.79579</text:p>
              </table:table-cell>
              <table:table-cell office:value-type="float" office:value="0.819997">
                <text:p>0.819997</text:p>
              </table:table-cell>
              <table:table-cell office:value-type="float" office:value="0.840282">
                <text:p>0.840282</text:p>
              </table:table-cell>
              <table:table-cell office:value-type="float" office:value="0.858802">
                <text:p>0.858802</text:p>
              </table:table-cell>
              <table:table-cell office:value-type="float" office:value="0.872276">
                <text:p>0.872276</text:p>
              </table:table-cell>
              <table:table-cell office:value-type="float" office:value="0.894686">
                <text:p>0.894686</text:p>
              </table:table-cell>
              <table:table-cell office:value-type="float" office:value="0.919977">
                <text:p>0.919977</text:p>
              </table:table-cell>
              <table:table-cell office:value-type="float" office:value="0.951836">
                <text:p>0.951836</text:p>
              </table:table-cell>
              <table:table-cell office:value-type="float" office:value="0.802495">
                <text:p>0.80249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449096">
                <text:p>0.449096</text:p>
              </table:table-cell>
              <table:table-cell office:value-type="float" office:value="0.696174">
                <text:p>0.696174</text:p>
              </table:table-cell>
              <table:table-cell office:value-type="float" office:value="0.753877">
                <text:p>0.753877</text:p>
              </table:table-cell>
              <table:table-cell office:value-type="float" office:value="0.786528">
                <text:p>0.786528</text:p>
              </table:table-cell>
              <table:table-cell office:value-type="float" office:value="0.811561">
                <text:p>0.811561</text:p>
              </table:table-cell>
              <table:table-cell office:value-type="float" office:value="0.836122">
                <text:p>0.836122</text:p>
              </table:table-cell>
              <table:table-cell office:value-type="float" office:value="0.855658">
                <text:p>0.855658</text:p>
              </table:table-cell>
              <table:table-cell office:value-type="float" office:value="0.870078">
                <text:p>0.870078</text:p>
              </table:table-cell>
              <table:table-cell office:value-type="float" office:value="0.892171">
                <text:p>0.892171</text:p>
              </table:table-cell>
              <table:table-cell office:value-type="float" office:value="0.921839">
                <text:p>0.921839</text:p>
              </table:table-cell>
              <table:table-cell office:value-type="float" office:value="0.964095">
                <text:p>0.964095</text:p>
              </table:table-cell>
              <table:table-cell office:value-type="float" office:value="0.78731">
                <text:p>0.7873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28068">
                <text:p>0.628068</text:p>
              </table:table-cell>
              <table:table-cell office:value-type="float" office:value="0.7384">
                <text:p>0.7384</text:p>
              </table:table-cell>
              <table:table-cell office:value-type="float" office:value="0.776537">
                <text:p>0.776537</text:p>
              </table:table-cell>
              <table:table-cell office:value-type="float" office:value="0.804076">
                <text:p>0.804076</text:p>
              </table:table-cell>
              <table:table-cell office:value-type="float" office:value="0.824636">
                <text:p>0.824636</text:p>
              </table:table-cell>
              <table:table-cell office:value-type="float" office:value="0.843747">
                <text:p>0.843747</text:p>
              </table:table-cell>
              <table:table-cell office:value-type="float" office:value="0.857422">
                <text:p>0.857422</text:p>
              </table:table-cell>
              <table:table-cell office:value-type="float" office:value="0.872047">
                <text:p>0.872047</text:p>
              </table:table-cell>
              <table:table-cell office:value-type="float" office:value="0.892987">
                <text:p>0.892987</text:p>
              </table:table-cell>
              <table:table-cell office:value-type="float" office:value="0.919756">
                <text:p>0.919756</text:p>
              </table:table-cell>
              <table:table-cell office:value-type="float" office:value="0.964095">
                <text:p>0.964095</text:p>
              </table:table-cell>
              <table:table-cell office:value-type="float" office:value="0.815768">
                <text:p>0.81576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80541">
                <text:p>0.680541</text:p>
              </table:table-cell>
              <table:table-cell office:value-type="float" office:value="0.769228">
                <text:p>0.769228</text:p>
              </table:table-cell>
              <table:table-cell office:value-type="float" office:value="0.798488">
                <text:p>0.798488</text:p>
              </table:table-cell>
              <table:table-cell office:value-type="float" office:value="0.818739">
                <text:p>0.818739</text:p>
              </table:table-cell>
              <table:table-cell office:value-type="float" office:value="0.835036">
                <text:p>0.835036</text:p>
              </table:table-cell>
              <table:table-cell office:value-type="float" office:value="0.8506">
                <text:p>0.8506</text:p>
              </table:table-cell>
              <table:table-cell office:value-type="float" office:value="0.862489">
                <text:p>0.862489</text:p>
              </table:table-cell>
              <table:table-cell office:value-type="float" office:value="0.877787">
                <text:p>0.877787</text:p>
              </table:table-cell>
              <table:table-cell office:value-type="float" office:value="0.897337">
                <text:p>0.897337</text:p>
              </table:table-cell>
              <table:table-cell office:value-type="float" office:value="0.922069">
                <text:p>0.922069</text:p>
              </table:table-cell>
              <table:table-cell office:value-type="float" office:value="0.964095">
                <text:p>0.964095</text:p>
              </table:table-cell>
              <table:table-cell office:value-type="float" office:value="0.831231">
                <text:p>0.83123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612628">
                <text:p>0.612628</text:p>
              </table:table-cell>
              <table:table-cell office:value-type="float" office:value="0.761808">
                <text:p>0.761808</text:p>
              </table:table-cell>
              <table:table-cell office:value-type="float" office:value="0.799449">
                <text:p>0.799449</text:p>
              </table:table-cell>
              <table:table-cell office:value-type="float" office:value="0.823079">
                <text:p>0.823079</text:p>
              </table:table-cell>
              <table:table-cell office:value-type="float" office:value="0.841737">
                <text:p>0.841737</text:p>
              </table:table-cell>
              <table:table-cell office:value-type="float" office:value="0.855568">
                <text:p>0.855568</text:p>
              </table:table-cell>
              <table:table-cell office:value-type="float" office:value="0.867107">
                <text:p>0.867107</text:p>
              </table:table-cell>
              <table:table-cell office:value-type="float" office:value="0.884371">
                <text:p>0.884371</text:p>
              </table:table-cell>
              <table:table-cell office:value-type="float" office:value="0.898826">
                <text:p>0.898826</text:p>
              </table:table-cell>
              <table:table-cell office:value-type="float" office:value="0.923459">
                <text:p>0.923459</text:p>
              </table:table-cell>
              <table:table-cell office:value-type="float" office:value="0.964095">
                <text:p>0.964095</text:p>
              </table:table-cell>
              <table:table-cell office:value-type="float" office:value="0.826803">
                <text:p>0.82680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675663">
                <text:p>0.675663</text:p>
              </table:table-cell>
              <table:table-cell office:value-type="float" office:value="0.756743">
                <text:p>0.756743</text:p>
              </table:table-cell>
              <table:table-cell office:value-type="float" office:value="0.796502">
                <text:p>0.796502</text:p>
              </table:table-cell>
              <table:table-cell office:value-type="float" office:value="0.824288">
                <text:p>0.824288</text:p>
              </table:table-cell>
              <table:table-cell office:value-type="float" office:value="0.84437">
                <text:p>0.84437</text:p>
              </table:table-cell>
              <table:table-cell office:value-type="float" office:value="0.858256">
                <text:p>0.858256</text:p>
              </table:table-cell>
              <table:table-cell office:value-type="float" office:value="0.872577">
                <text:p>0.872577</text:p>
              </table:table-cell>
              <table:table-cell office:value-type="float" office:value="0.886859">
                <text:p>0.886859</text:p>
              </table:table-cell>
              <table:table-cell office:value-type="float" office:value="0.905561">
                <text:p>0.905561</text:p>
              </table:table-cell>
              <table:table-cell office:value-type="float" office:value="0.927898">
                <text:p>0.927898</text:p>
              </table:table-cell>
              <table:table-cell office:value-type="float" office:value="0.964095">
                <text:p>0.964095</text:p>
              </table:table-cell>
              <table:table-cell office:value-type="float" office:value="0.834872">
                <text:p>0.83487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677497">
                <text:p>0.677497</text:p>
              </table:table-cell>
              <table:table-cell office:value-type="float" office:value="0.75686">
                <text:p>0.75686</text:p>
              </table:table-cell>
              <table:table-cell office:value-type="float" office:value="0.797149">
                <text:p>0.797149</text:p>
              </table:table-cell>
              <table:table-cell office:value-type="float" office:value="0.827196">
                <text:p>0.827196</text:p>
              </table:table-cell>
              <table:table-cell office:value-type="float" office:value="0.846365">
                <text:p>0.846365</text:p>
              </table:table-cell>
              <table:table-cell office:value-type="float" office:value="0.858624">
                <text:p>0.858624</text:p>
              </table:table-cell>
              <table:table-cell office:value-type="float" office:value="0.872915">
                <text:p>0.872915</text:p>
              </table:table-cell>
              <table:table-cell office:value-type="float" office:value="0.88691">
                <text:p>0.88691</text:p>
              </table:table-cell>
              <table:table-cell office:value-type="float" office:value="0.902592">
                <text:p>0.902592</text:p>
              </table:table-cell>
              <table:table-cell office:value-type="float" office:value="0.928303">
                <text:p>0.928303</text:p>
              </table:table-cell>
              <table:table-cell office:value-type="float" office:value="0.964095">
                <text:p>0.964095</text:p>
              </table:table-cell>
              <table:table-cell office:value-type="float" office:value="0.835441">
                <text:p>0.83544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77803">
                <text:p>0.677803</text:p>
              </table:table-cell>
              <table:table-cell office:value-type="float" office:value="0.761148">
                <text:p>0.761148</text:p>
              </table:table-cell>
              <table:table-cell office:value-type="float" office:value="0.799076">
                <text:p>0.799076</text:p>
              </table:table-cell>
              <table:table-cell office:value-type="float" office:value="0.830649">
                <text:p>0.830649</text:p>
              </table:table-cell>
              <table:table-cell office:value-type="float" office:value="0.849508">
                <text:p>0.849508</text:p>
              </table:table-cell>
              <table:table-cell office:value-type="float" office:value="0.861831">
                <text:p>0.861831</text:p>
              </table:table-cell>
              <table:table-cell office:value-type="float" office:value="0.875278">
                <text:p>0.875278</text:p>
              </table:table-cell>
              <table:table-cell office:value-type="float" office:value="0.888992">
                <text:p>0.888992</text:p>
              </table:table-cell>
              <table:table-cell office:value-type="float" office:value="0.904363">
                <text:p>0.904363</text:p>
              </table:table-cell>
              <table:table-cell office:value-type="float" office:value="0.930816">
                <text:p>0.930816</text:p>
              </table:table-cell>
              <table:table-cell office:value-type="float" office:value="0.964095">
                <text:p>0.964095</text:p>
              </table:table-cell>
              <table:table-cell office:value-type="float" office:value="0.837947">
                <text:p>0.83794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88134">
                <text:p>0.688134</text:p>
              </table:table-cell>
              <table:table-cell office:value-type="float" office:value="0.767735">
                <text:p>0.767735</text:p>
              </table:table-cell>
              <table:table-cell office:value-type="float" office:value="0.803803">
                <text:p>0.803803</text:p>
              </table:table-cell>
              <table:table-cell office:value-type="float" office:value="0.834024">
                <text:p>0.834024</text:p>
              </table:table-cell>
              <table:table-cell office:value-type="float" office:value="0.852728">
                <text:p>0.852728</text:p>
              </table:table-cell>
              <table:table-cell office:value-type="float" office:value="0.864867">
                <text:p>0.864867</text:p>
              </table:table-cell>
              <table:table-cell office:value-type="float" office:value="0.875549">
                <text:p>0.875549</text:p>
              </table:table-cell>
              <table:table-cell office:value-type="float" office:value="0.888169">
                <text:p>0.888169</text:p>
              </table:table-cell>
              <table:table-cell office:value-type="float" office:value="0.904097">
                <text:p>0.904097</text:p>
              </table:table-cell>
              <table:table-cell office:value-type="float" office:value="0.92642">
                <text:p>0.92642</text:p>
              </table:table-cell>
              <table:table-cell office:value-type="float" office:value="0.964095">
                <text:p>0.964095</text:p>
              </table:table-cell>
              <table:table-cell office:value-type="float" office:value="0.840552">
                <text:p>0.84055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60376">
                <text:p>0.660376</text:p>
              </table:table-cell>
              <table:table-cell office:value-type="float" office:value="0.764479">
                <text:p>0.764479</text:p>
              </table:table-cell>
              <table:table-cell office:value-type="float" office:value="0.799039">
                <text:p>0.799039</text:p>
              </table:table-cell>
              <table:table-cell office:value-type="float" office:value="0.824361">
                <text:p>0.824361</text:p>
              </table:table-cell>
              <table:table-cell office:value-type="float" office:value="0.846174">
                <text:p>0.846174</text:p>
              </table:table-cell>
              <table:table-cell office:value-type="float" office:value="0.860002">
                <text:p>0.860002</text:p>
              </table:table-cell>
              <table:table-cell office:value-type="float" office:value="0.873486">
                <text:p>0.873486</text:p>
              </table:table-cell>
              <table:table-cell office:value-type="float" office:value="0.885964">
                <text:p>0.885964</text:p>
              </table:table-cell>
              <table:table-cell office:value-type="float" office:value="0.899069">
                <text:p>0.899069</text:p>
              </table:table-cell>
              <table:table-cell office:value-type="float" office:value="0.927077">
                <text:p>0.927077</text:p>
              </table:table-cell>
              <table:table-cell office:value-type="float" office:value="0.964095">
                <text:p>0.964095</text:p>
              </table:table-cell>
              <table:table-cell office:value-type="float" office:value="0.834003">
                <text:p>0.83400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28326">
                <text:p>0.628326</text:p>
              </table:table-cell>
              <table:table-cell office:value-type="float" office:value="0.755108">
                <text:p>0.755108</text:p>
              </table:table-cell>
              <table:table-cell office:value-type="float" office:value="0.797553">
                <text:p>0.797553</text:p>
              </table:table-cell>
              <table:table-cell office:value-type="float" office:value="0.824071">
                <text:p>0.824071</text:p>
              </table:table-cell>
              <table:table-cell office:value-type="float" office:value="0.84453">
                <text:p>0.84453</text:p>
              </table:table-cell>
              <table:table-cell office:value-type="float" office:value="0.858844">
                <text:p>0.858844</text:p>
              </table:table-cell>
              <table:table-cell office:value-type="float" office:value="0.872008">
                <text:p>0.872008</text:p>
              </table:table-cell>
              <table:table-cell office:value-type="float" office:value="0.884365">
                <text:p>0.884365</text:p>
              </table:table-cell>
              <table:table-cell office:value-type="float" office:value="0.895641">
                <text:p>0.895641</text:p>
              </table:table-cell>
              <table:table-cell office:value-type="float" office:value="0.922115">
                <text:p>0.922115</text:p>
              </table:table-cell>
              <table:table-cell office:value-type="float" office:value="0.964095">
                <text:p>0.964095</text:p>
              </table:table-cell>
              <table:table-cell office:value-type="float" office:value="0.828256">
                <text:p>0.82825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90114">
                <text:p>0.590114</text:p>
              </table:table-cell>
              <table:table-cell office:value-type="float" office:value="0.746717">
                <text:p>0.746717</text:p>
              </table:table-cell>
              <table:table-cell office:value-type="float" office:value="0.798214">
                <text:p>0.798214</text:p>
              </table:table-cell>
              <table:table-cell office:value-type="float" office:value="0.824139">
                <text:p>0.824139</text:p>
              </table:table-cell>
              <table:table-cell office:value-type="float" office:value="0.844281">
                <text:p>0.844281</text:p>
              </table:table-cell>
              <table:table-cell office:value-type="float" office:value="0.858147">
                <text:p>0.858147</text:p>
              </table:table-cell>
              <table:table-cell office:value-type="float" office:value="0.871157">
                <text:p>0.871157</text:p>
              </table:table-cell>
              <table:table-cell office:value-type="float" office:value="0.886182">
                <text:p>0.886182</text:p>
              </table:table-cell>
              <table:table-cell office:value-type="float" office:value="0.902769">
                <text:p>0.902769</text:p>
              </table:table-cell>
              <table:table-cell office:value-type="float" office:value="0.928135">
                <text:p>0.928135</text:p>
              </table:table-cell>
              <table:table-cell office:value-type="float" office:value="0.964095">
                <text:p>0.964095</text:p>
              </table:table-cell>
              <table:table-cell office:value-type="float" office:value="0.824985">
                <text:p>0.82498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39536">
                <text:p>0.639536</text:p>
              </table:table-cell>
              <table:table-cell office:value-type="float" office:value="0.750438">
                <text:p>0.750438</text:p>
              </table:table-cell>
              <table:table-cell office:value-type="float" office:value="0.800159">
                <text:p>0.800159</text:p>
              </table:table-cell>
              <table:table-cell office:value-type="float" office:value="0.826863">
                <text:p>0.826863</text:p>
              </table:table-cell>
              <table:table-cell office:value-type="float" office:value="0.846229">
                <text:p>0.846229</text:p>
              </table:table-cell>
              <table:table-cell office:value-type="float" office:value="0.861271">
                <text:p>0.861271</text:p>
              </table:table-cell>
              <table:table-cell office:value-type="float" office:value="0.875071">
                <text:p>0.875071</text:p>
              </table:table-cell>
              <table:table-cell office:value-type="float" office:value="0.889968">
                <text:p>0.889968</text:p>
              </table:table-cell>
              <table:table-cell office:value-type="float" office:value="0.906478">
                <text:p>0.906478</text:p>
              </table:table-cell>
              <table:table-cell office:value-type="float" office:value="0.927979">
                <text:p>0.927979</text:p>
              </table:table-cell>
              <table:table-cell office:value-type="float" office:value="0.952418">
                <text:p>0.952418</text:p>
              </table:table-cell>
              <table:table-cell office:value-type="float" office:value="0.832399">
                <text:p>0.83239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45878">
                <text:p>0.645878</text:p>
              </table:table-cell>
              <table:table-cell office:value-type="float" office:value="0.744778">
                <text:p>0.744778</text:p>
              </table:table-cell>
              <table:table-cell office:value-type="float" office:value="0.798528">
                <text:p>0.798528</text:p>
              </table:table-cell>
              <table:table-cell office:value-type="float" office:value="0.826261">
                <text:p>0.826261</text:p>
              </table:table-cell>
              <table:table-cell office:value-type="float" office:value="0.846885">
                <text:p>0.846885</text:p>
              </table:table-cell>
              <table:table-cell office:value-type="float" office:value="0.86034">
                <text:p>0.86034</text:p>
              </table:table-cell>
              <table:table-cell office:value-type="float" office:value="0.873781">
                <text:p>0.873781</text:p>
              </table:table-cell>
              <table:table-cell office:value-type="float" office:value="0.889899">
                <text:p>0.889899</text:p>
              </table:table-cell>
              <table:table-cell office:value-type="float" office:value="0.906156">
                <text:p>0.906156</text:p>
              </table:table-cell>
              <table:table-cell office:value-type="float" office:value="0.925087">
                <text:p>0.925087</text:p>
              </table:table-cell>
              <table:table-cell office:value-type="float" office:value="0.952418">
                <text:p>0.952418</text:p>
              </table:table-cell>
              <table:table-cell office:value-type="float" office:value="0.831759">
                <text:p>0.83175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30491">
                <text:p>0.630491</text:p>
              </table:table-cell>
              <table:table-cell office:value-type="float" office:value="0.735723">
                <text:p>0.735723</text:p>
              </table:table-cell>
              <table:table-cell office:value-type="float" office:value="0.794047">
                <text:p>0.794047</text:p>
              </table:table-cell>
              <table:table-cell office:value-type="float" office:value="0.822575">
                <text:p>0.822575</text:p>
              </table:table-cell>
              <table:table-cell office:value-type="float" office:value="0.844084">
                <text:p>0.844084</text:p>
              </table:table-cell>
              <table:table-cell office:value-type="float" office:value="0.85854">
                <text:p>0.85854</text:p>
              </table:table-cell>
              <table:table-cell office:value-type="float" office:value="0.869888">
                <text:p>0.869888</text:p>
              </table:table-cell>
              <table:table-cell office:value-type="float" office:value="0.888329">
                <text:p>0.888329</text:p>
              </table:table-cell>
              <table:table-cell office:value-type="float" office:value="0.903003">
                <text:p>0.903003</text:p>
              </table:table-cell>
              <table:table-cell office:value-type="float" office:value="0.927022">
                <text:p>0.927022</text:p>
              </table:table-cell>
              <table:table-cell office:value-type="float" office:value="0.952418">
                <text:p>0.952418</text:p>
              </table:table-cell>
              <table:table-cell office:value-type="float" office:value="0.82737">
                <text:p>0.8273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5184">
                <text:p>0.65184</text:p>
              </table:table-cell>
              <table:table-cell office:value-type="float" office:value="0.767709">
                <text:p>0.767709</text:p>
              </table:table-cell>
              <table:table-cell office:value-type="float" office:value="0.80377">
                <text:p>0.80377</text:p>
              </table:table-cell>
              <table:table-cell office:value-type="float" office:value="0.828805">
                <text:p>0.828805</text:p>
              </table:table-cell>
              <table:table-cell office:value-type="float" office:value="0.849556">
                <text:p>0.849556</text:p>
              </table:table-cell>
              <table:table-cell office:value-type="float" office:value="0.862203">
                <text:p>0.862203</text:p>
              </table:table-cell>
              <table:table-cell office:value-type="float" office:value="0.873497">
                <text:p>0.873497</text:p>
              </table:table-cell>
              <table:table-cell office:value-type="float" office:value="0.888145">
                <text:p>0.888145</text:p>
              </table:table-cell>
              <table:table-cell office:value-type="float" office:value="0.902226">
                <text:p>0.902226</text:p>
              </table:table-cell>
              <table:table-cell office:value-type="float" office:value="0.925746">
                <text:p>0.925746</text:p>
              </table:table-cell>
              <table:table-cell office:value-type="float" office:value="0.952418">
                <text:p>0.952418</text:p>
              </table:table-cell>
              <table:table-cell office:value-type="float" office:value="0.83535">
                <text:p>0.8353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657783">
                <text:p>0.657783</text:p>
              </table:table-cell>
              <table:table-cell office:value-type="float" office:value="0.773505">
                <text:p>0.773505</text:p>
              </table:table-cell>
              <table:table-cell office:value-type="float" office:value="0.814565">
                <text:p>0.814565</text:p>
              </table:table-cell>
              <table:table-cell office:value-type="float" office:value="0.837462">
                <text:p>0.837462</text:p>
              </table:table-cell>
              <table:table-cell office:value-type="float" office:value="0.851809">
                <text:p>0.851809</text:p>
              </table:table-cell>
              <table:table-cell office:value-type="float" office:value="0.862235">
                <text:p>0.862235</text:p>
              </table:table-cell>
              <table:table-cell office:value-type="float" office:value="0.87643">
                <text:p>0.87643</text:p>
              </table:table-cell>
              <table:table-cell office:value-type="float" office:value="0.890657">
                <text:p>0.890657</text:p>
              </table:table-cell>
              <table:table-cell office:value-type="float" office:value="0.906161">
                <text:p>0.906161</text:p>
              </table:table-cell>
              <table:table-cell office:value-type="float" office:value="0.926163">
                <text:p>0.926163</text:p>
              </table:table-cell>
              <table:table-cell office:value-type="float" office:value="0.952418">
                <text:p>0.952418</text:p>
              </table:table-cell>
              <table:table-cell office:value-type="float" office:value="0.839677">
                <text:p>0.83967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22937">
                <text:p>0.622937</text:p>
              </table:table-cell>
              <table:table-cell office:value-type="float" office:value="0.756535">
                <text:p>0.756535</text:p>
              </table:table-cell>
              <table:table-cell office:value-type="float" office:value="0.803005">
                <text:p>0.803005</text:p>
              </table:table-cell>
              <table:table-cell office:value-type="float" office:value="0.833596">
                <text:p>0.833596</text:p>
              </table:table-cell>
              <table:table-cell office:value-type="float" office:value="0.851513">
                <text:p>0.851513</text:p>
              </table:table-cell>
              <table:table-cell office:value-type="float" office:value="0.862271">
                <text:p>0.862271</text:p>
              </table:table-cell>
              <table:table-cell office:value-type="float" office:value="0.87437">
                <text:p>0.87437</text:p>
              </table:table-cell>
              <table:table-cell office:value-type="float" office:value="0.887609">
                <text:p>0.887609</text:p>
              </table:table-cell>
              <table:table-cell office:value-type="float" office:value="0.903012">
                <text:p>0.903012</text:p>
              </table:table-cell>
              <table:table-cell office:value-type="float" office:value="0.925554">
                <text:p>0.925554</text:p>
              </table:table-cell>
              <table:table-cell office:value-type="float" office:value="0.952418">
                <text:p>0.952418</text:p>
              </table:table-cell>
              <table:table-cell office:value-type="float" office:value="0.83204">
                <text:p>0.8320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30422">
                <text:p>0.630422</text:p>
              </table:table-cell>
              <table:table-cell office:value-type="float" office:value="0.752634">
                <text:p>0.752634</text:p>
              </table:table-cell>
              <table:table-cell office:value-type="float" office:value="0.798661">
                <text:p>0.798661</text:p>
              </table:table-cell>
              <table:table-cell office:value-type="float" office:value="0.829004">
                <text:p>0.829004</text:p>
              </table:table-cell>
              <table:table-cell office:value-type="float" office:value="0.848703">
                <text:p>0.848703</text:p>
              </table:table-cell>
              <table:table-cell office:value-type="float" office:value="0.86358">
                <text:p>0.86358</text:p>
              </table:table-cell>
              <table:table-cell office:value-type="float" office:value="0.879028">
                <text:p>0.879028</text:p>
              </table:table-cell>
              <table:table-cell office:value-type="float" office:value="0.893039">
                <text:p>0.893039</text:p>
              </table:table-cell>
              <table:table-cell office:value-type="float" office:value="0.906019">
                <text:p>0.906019</text:p>
              </table:table-cell>
              <table:table-cell office:value-type="float" office:value="0.926583">
                <text:p>0.926583</text:p>
              </table:table-cell>
              <table:table-cell office:value-type="float" office:value="0.964095">
                <text:p>0.964095</text:p>
              </table:table-cell>
              <table:table-cell office:value-type="float" office:value="0.832767">
                <text:p>0.832767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33583">
                <text:p>0.633583</text:p>
              </table:table-cell>
              <table:table-cell office:value-type="float" office:value="0.750092">
                <text:p>0.750092</text:p>
              </table:table-cell>
              <table:table-cell office:value-type="float" office:value="0.797732">
                <text:p>0.797732</text:p>
              </table:table-cell>
              <table:table-cell office:value-type="float" office:value="0.825995">
                <text:p>0.825995</text:p>
              </table:table-cell>
              <table:table-cell office:value-type="float" office:value="0.844449">
                <text:p>0.844449</text:p>
              </table:table-cell>
              <table:table-cell office:value-type="float" office:value="0.859732">
                <text:p>0.859732</text:p>
              </table:table-cell>
              <table:table-cell office:value-type="float" office:value="0.873886">
                <text:p>0.873886</text:p>
              </table:table-cell>
              <table:table-cell office:value-type="float" office:value="0.89037">
                <text:p>0.89037</text:p>
              </table:table-cell>
              <table:table-cell office:value-type="float" office:value="0.903148">
                <text:p>0.903148</text:p>
              </table:table-cell>
              <table:table-cell office:value-type="float" office:value="0.92233">
                <text:p>0.92233</text:p>
              </table:table-cell>
              <table:table-cell office:value-type="float" office:value="0.964095">
                <text:p>0.964095</text:p>
              </table:table-cell>
              <table:table-cell office:value-type="float" office:value="0.830132">
                <text:p>0.83013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03802">
                <text:p>0.603802</text:p>
              </table:table-cell>
              <table:table-cell office:value-type="float" office:value="0.730748">
                <text:p>0.730748</text:p>
              </table:table-cell>
              <table:table-cell office:value-type="float" office:value="0.783367">
                <text:p>0.783367</text:p>
              </table:table-cell>
              <table:table-cell office:value-type="float" office:value="0.814637">
                <text:p>0.814637</text:p>
              </table:table-cell>
              <table:table-cell office:value-type="float" office:value="0.841381">
                <text:p>0.841381</text:p>
              </table:table-cell>
              <table:table-cell office:value-type="float" office:value="0.859703">
                <text:p>0.859703</text:p>
              </table:table-cell>
              <table:table-cell office:value-type="float" office:value="0.874667">
                <text:p>0.874667</text:p>
              </table:table-cell>
              <table:table-cell office:value-type="float" office:value="0.888807">
                <text:p>0.888807</text:p>
              </table:table-cell>
              <table:table-cell office:value-type="float" office:value="0.906136">
                <text:p>0.906136</text:p>
              </table:table-cell>
              <table:table-cell office:value-type="float" office:value="0.923567">
                <text:p>0.923567</text:p>
              </table:table-cell>
              <table:table-cell office:value-type="float" office:value="0.952418">
                <text:p>0.952418</text:p>
              </table:table-cell>
              <table:table-cell office:value-type="float" office:value="0.822681">
                <text:p>0.82268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14435">
                <text:p>0.614435</text:p>
              </table:table-cell>
              <table:table-cell office:value-type="float" office:value="0.723249">
                <text:p>0.723249</text:p>
              </table:table-cell>
              <table:table-cell office:value-type="float" office:value="0.77457">
                <text:p>0.77457</text:p>
              </table:table-cell>
              <table:table-cell office:value-type="float" office:value="0.806167">
                <text:p>0.806167</text:p>
              </table:table-cell>
              <table:table-cell office:value-type="float" office:value="0.834896">
                <text:p>0.834896</text:p>
              </table:table-cell>
              <table:table-cell office:value-type="float" office:value="0.855623">
                <text:p>0.855623</text:p>
              </table:table-cell>
              <table:table-cell office:value-type="float" office:value="0.873143">
                <text:p>0.873143</text:p>
              </table:table-cell>
              <table:table-cell office:value-type="float" office:value="0.887957">
                <text:p>0.887957</text:p>
              </table:table-cell>
              <table:table-cell office:value-type="float" office:value="0.90581">
                <text:p>0.90581</text:p>
              </table:table-cell>
              <table:table-cell office:value-type="float" office:value="0.925314">
                <text:p>0.925314</text:p>
              </table:table-cell>
              <table:table-cell office:value-type="float" office:value="0.952418">
                <text:p>0.952418</text:p>
              </table:table-cell>
              <table:table-cell office:value-type="float" office:value="0.820116">
                <text:p>0.82011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85303">
                <text:p>0.585303</text:p>
              </table:table-cell>
              <table:table-cell office:value-type="float" office:value="0.7275">
                <text:p>0.7275</text:p>
              </table:table-cell>
              <table:table-cell office:value-type="float" office:value="0.780721">
                <text:p>0.780721</text:p>
              </table:table-cell>
              <table:table-cell office:value-type="float" office:value="0.805456">
                <text:p>0.805456</text:p>
              </table:table-cell>
              <table:table-cell office:value-type="float" office:value="0.830272">
                <text:p>0.830272</text:p>
              </table:table-cell>
              <table:table-cell office:value-type="float" office:value="0.849805">
                <text:p>0.849805</text:p>
              </table:table-cell>
              <table:table-cell office:value-type="float" office:value="0.867775">
                <text:p>0.867775</text:p>
              </table:table-cell>
              <table:table-cell office:value-type="float" office:value="0.882211">
                <text:p>0.882211</text:p>
              </table:table-cell>
              <table:table-cell office:value-type="float" office:value="0.89978">
                <text:p>0.89978</text:p>
              </table:table-cell>
              <table:table-cell office:value-type="float" office:value="0.923119">
                <text:p>0.923119</text:p>
              </table:table-cell>
              <table:table-cell office:value-type="float" office:value="0.952418">
                <text:p>0.952418</text:p>
              </table:table-cell>
              <table:table-cell office:value-type="float" office:value="0.815194">
                <text:p>0.81519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59992">
                <text:p>0.559992</text:p>
              </table:table-cell>
              <table:table-cell office:value-type="float" office:value="0.705">
                <text:p>0.705</text:p>
              </table:table-cell>
              <table:table-cell office:value-type="float" office:value="0.76434">
                <text:p>0.76434</text:p>
              </table:table-cell>
              <table:table-cell office:value-type="float" office:value="0.802904">
                <text:p>0.802904</text:p>
              </table:table-cell>
              <table:table-cell office:value-type="float" office:value="0.828738">
                <text:p>0.828738</text:p>
              </table:table-cell>
              <table:table-cell office:value-type="float" office:value="0.84916">
                <text:p>0.84916</text:p>
              </table:table-cell>
              <table:table-cell office:value-type="float" office:value="0.867276">
                <text:p>0.867276</text:p>
              </table:table-cell>
              <table:table-cell office:value-type="float" office:value="0.882342">
                <text:p>0.882342</text:p>
              </table:table-cell>
              <table:table-cell office:value-type="float" office:value="0.897286">
                <text:p>0.897286</text:p>
              </table:table-cell>
              <table:table-cell office:value-type="float" office:value="0.918448">
                <text:p>0.918448</text:p>
              </table:table-cell>
              <table:table-cell office:value-type="float" office:value="0.952418">
                <text:p>0.952418</text:p>
              </table:table-cell>
              <table:table-cell office:value-type="float" office:value="0.807549">
                <text:p>0.80754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87846">
                <text:p>0.587846</text:p>
              </table:table-cell>
              <table:table-cell office:value-type="float" office:value="0.718592">
                <text:p>0.718592</text:p>
              </table:table-cell>
              <table:table-cell office:value-type="float" office:value="0.77113">
                <text:p>0.77113</text:p>
              </table:table-cell>
              <table:table-cell office:value-type="float" office:value="0.804803">
                <text:p>0.804803</text:p>
              </table:table-cell>
              <table:table-cell office:value-type="float" office:value="0.831029">
                <text:p>0.831029</text:p>
              </table:table-cell>
              <table:table-cell office:value-type="float" office:value="0.852062">
                <text:p>0.852062</text:p>
              </table:table-cell>
              <table:table-cell office:value-type="float" office:value="0.867457">
                <text:p>0.867457</text:p>
              </table:table-cell>
              <table:table-cell office:value-type="float" office:value="0.882606">
                <text:p>0.882606</text:p>
              </table:table-cell>
              <table:table-cell office:value-type="float" office:value="0.896613">
                <text:p>0.896613</text:p>
              </table:table-cell>
              <table:table-cell office:value-type="float" office:value="0.918126">
                <text:p>0.918126</text:p>
              </table:table-cell>
              <table:table-cell office:value-type="float" office:value="0.952418">
                <text:p>0.952418</text:p>
              </table:table-cell>
              <table:table-cell office:value-type="float" office:value="0.813026">
                <text:p>0.81302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71329">
                <text:p>0.571329</text:p>
              </table:table-cell>
              <table:table-cell office:value-type="float" office:value="0.713239">
                <text:p>0.713239</text:p>
              </table:table-cell>
              <table:table-cell office:value-type="float" office:value="0.771457">
                <text:p>0.771457</text:p>
              </table:table-cell>
              <table:table-cell office:value-type="float" office:value="0.806426">
                <text:p>0.806426</text:p>
              </table:table-cell>
              <table:table-cell office:value-type="float" office:value="0.827889">
                <text:p>0.827889</text:p>
              </table:table-cell>
              <table:table-cell office:value-type="float" office:value="0.847439">
                <text:p>0.847439</text:p>
              </table:table-cell>
              <table:table-cell office:value-type="float" office:value="0.862774">
                <text:p>0.862774</text:p>
              </table:table-cell>
              <table:table-cell office:value-type="float" office:value="0.879747">
                <text:p>0.879747</text:p>
              </table:table-cell>
              <table:table-cell office:value-type="float" office:value="0.894294">
                <text:p>0.894294</text:p>
              </table:table-cell>
              <table:table-cell office:value-type="float" office:value="0.919738">
                <text:p>0.919738</text:p>
              </table:table-cell>
              <table:table-cell office:value-type="float" office:value="0.952418">
                <text:p>0.952418</text:p>
              </table:table-cell>
              <table:table-cell office:value-type="float" office:value="0.809433">
                <text:p>0.80943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71653">
                <text:p>0.571653</text:p>
              </table:table-cell>
              <table:table-cell office:value-type="float" office:value="0.69972">
                <text:p>0.69972</text:p>
              </table:table-cell>
              <table:table-cell office:value-type="float" office:value="0.763111">
                <text:p>0.763111</text:p>
              </table:table-cell>
              <table:table-cell office:value-type="float" office:value="0.807253">
                <text:p>0.807253</text:p>
              </table:table-cell>
              <table:table-cell office:value-type="float" office:value="0.83149">
                <text:p>0.83149</text:p>
              </table:table-cell>
              <table:table-cell office:value-type="float" office:value="0.849129">
                <text:p>0.849129</text:p>
              </table:table-cell>
              <table:table-cell office:value-type="float" office:value="0.86399">
                <text:p>0.86399</text:p>
              </table:table-cell>
              <table:table-cell office:value-type="float" office:value="0.879989">
                <text:p>0.879989</text:p>
              </table:table-cell>
              <table:table-cell office:value-type="float" office:value="0.895793">
                <text:p>0.895793</text:p>
              </table:table-cell>
              <table:table-cell office:value-type="float" office:value="0.917684">
                <text:p>0.917684</text:p>
              </table:table-cell>
              <table:table-cell office:value-type="float" office:value="0.952418">
                <text:p>0.952418</text:p>
              </table:table-cell>
              <table:table-cell office:value-type="float" office:value="0.807981">
                <text:p>0.80798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79917">
                <text:p>0.579917</text:p>
              </table:table-cell>
              <table:table-cell office:value-type="float" office:value="0.703649">
                <text:p>0.703649</text:p>
              </table:table-cell>
              <table:table-cell office:value-type="float" office:value="0.771236">
                <text:p>0.771236</text:p>
              </table:table-cell>
              <table:table-cell office:value-type="float" office:value="0.811329">
                <text:p>0.811329</text:p>
              </table:table-cell>
              <table:table-cell office:value-type="float" office:value="0.834629">
                <text:p>0.834629</text:p>
              </table:table-cell>
              <table:table-cell office:value-type="float" office:value="0.850797">
                <text:p>0.850797</text:p>
              </table:table-cell>
              <table:table-cell office:value-type="float" office:value="0.866865">
                <text:p>0.866865</text:p>
              </table:table-cell>
              <table:table-cell office:value-type="float" office:value="0.882572">
                <text:p>0.882572</text:p>
              </table:table-cell>
              <table:table-cell office:value-type="float" office:value="0.897924">
                <text:p>0.897924</text:p>
              </table:table-cell>
              <table:table-cell office:value-type="float" office:value="0.920396">
                <text:p>0.920396</text:p>
              </table:table-cell>
              <table:table-cell office:value-type="float" office:value="0.952418">
                <text:p>0.952418</text:p>
              </table:table-cell>
              <table:table-cell office:value-type="float" office:value="0.811931">
                <text:p>0.81193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533669">
                <text:p>0.533669</text:p>
              </table:table-cell>
              <table:table-cell office:value-type="float" office:value="0.68087">
                <text:p>0.68087</text:p>
              </table:table-cell>
              <table:table-cell office:value-type="float" office:value="0.750336">
                <text:p>0.750336</text:p>
              </table:table-cell>
              <table:table-cell office:value-type="float" office:value="0.795799">
                <text:p>0.795799</text:p>
              </table:table-cell>
              <table:table-cell office:value-type="float" office:value="0.826226">
                <text:p>0.826226</text:p>
              </table:table-cell>
              <table:table-cell office:value-type="float" office:value="0.845574">
                <text:p>0.845574</text:p>
              </table:table-cell>
              <table:table-cell office:value-type="float" office:value="0.862738">
                <text:p>0.862738</text:p>
              </table:table-cell>
              <table:table-cell office:value-type="float" office:value="0.879144">
                <text:p>0.879144</text:p>
              </table:table-cell>
              <table:table-cell office:value-type="float" office:value="0.892631">
                <text:p>0.892631</text:p>
              </table:table-cell>
              <table:table-cell office:value-type="float" office:value="0.918928">
                <text:p>0.918928</text:p>
              </table:table-cell>
              <table:table-cell office:value-type="float" office:value="0.952418">
                <text:p>0.952418</text:p>
              </table:table-cell>
              <table:table-cell office:value-type="float" office:value="0.798592">
                <text:p>0.79859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57863">
                <text:p>0.557863</text:p>
              </table:table-cell>
              <table:table-cell office:value-type="float" office:value="0.68035">
                <text:p>0.68035</text:p>
              </table:table-cell>
              <table:table-cell office:value-type="float" office:value="0.756471">
                <text:p>0.756471</text:p>
              </table:table-cell>
              <table:table-cell office:value-type="float" office:value="0.797192">
                <text:p>0.797192</text:p>
              </table:table-cell>
              <table:table-cell office:value-type="float" office:value="0.821545">
                <text:p>0.821545</text:p>
              </table:table-cell>
              <table:table-cell office:value-type="float" office:value="0.843258">
                <text:p>0.843258</text:p>
              </table:table-cell>
              <table:table-cell office:value-type="float" office:value="0.860869">
                <text:p>0.860869</text:p>
              </table:table-cell>
              <table:table-cell office:value-type="float" office:value="0.877063">
                <text:p>0.877063</text:p>
              </table:table-cell>
              <table:table-cell office:value-type="float" office:value="0.893331">
                <text:p>0.893331</text:p>
              </table:table-cell>
              <table:table-cell office:value-type="float" office:value="0.918189">
                <text:p>0.918189</text:p>
              </table:table-cell>
              <table:table-cell office:value-type="float" office:value="0.952418">
                <text:p>0.952418</text:p>
              </table:table-cell>
              <table:table-cell office:value-type="float" office:value="0.800613">
                <text:p>0.80061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551247">
                <text:p>0.551247</text:p>
              </table:table-cell>
              <table:table-cell office:value-type="float" office:value="0.684002">
                <text:p>0.684002</text:p>
              </table:table-cell>
              <table:table-cell office:value-type="float" office:value="0.764129">
                <text:p>0.764129</text:p>
              </table:table-cell>
              <table:table-cell office:value-type="float" office:value="0.802347">
                <text:p>0.802347</text:p>
              </table:table-cell>
              <table:table-cell office:value-type="float" office:value="0.826603">
                <text:p>0.826603</text:p>
              </table:table-cell>
              <table:table-cell office:value-type="float" office:value="0.852773">
                <text:p>0.852773</text:p>
              </table:table-cell>
              <table:table-cell office:value-type="float" office:value="0.867199">
                <text:p>0.867199</text:p>
              </table:table-cell>
              <table:table-cell office:value-type="float" office:value="0.881607">
                <text:p>0.881607</text:p>
              </table:table-cell>
              <table:table-cell office:value-type="float" office:value="0.897513">
                <text:p>0.897513</text:p>
              </table:table-cell>
              <table:table-cell office:value-type="float" office:value="0.922488">
                <text:p>0.922488</text:p>
              </table:table-cell>
              <table:table-cell office:value-type="float" office:value="0.952418">
                <text:p>0.952418</text:p>
              </table:table-cell>
              <table:table-cell office:value-type="float" office:value="0.804991">
                <text:p>0.80499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73164">
                <text:p>0.573164</text:p>
              </table:table-cell>
              <table:table-cell office:value-type="float" office:value="0.724582">
                <text:p>0.724582</text:p>
              </table:table-cell>
              <table:table-cell office:value-type="float" office:value="0.783254">
                <text:p>0.783254</text:p>
              </table:table-cell>
              <table:table-cell office:value-type="float" office:value="0.805771">
                <text:p>0.805771</text:p>
              </table:table-cell>
              <table:table-cell office:value-type="float" office:value="0.828607">
                <text:p>0.828607</text:p>
              </table:table-cell>
              <table:table-cell office:value-type="float" office:value="0.854633">
                <text:p>0.854633</text:p>
              </table:table-cell>
              <table:table-cell office:value-type="float" office:value="0.873784">
                <text:p>0.873784</text:p>
              </table:table-cell>
              <table:table-cell office:value-type="float" office:value="0.887038">
                <text:p>0.887038</text:p>
              </table:table-cell>
              <table:table-cell office:value-type="float" office:value="0.901878">
                <text:p>0.901878</text:p>
              </table:table-cell>
              <table:table-cell office:value-type="float" office:value="0.922845">
                <text:p>0.922845</text:p>
              </table:table-cell>
              <table:table-cell office:value-type="float" office:value="0.952418">
                <text:p>0.952418</text:p>
              </table:table-cell>
              <table:table-cell office:value-type="float" office:value="0.815556">
                <text:p>0.81555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54559">
                <text:p>0.554559</text:p>
              </table:table-cell>
              <table:table-cell office:value-type="float" office:value="0.715029">
                <text:p>0.715029</text:p>
              </table:table-cell>
              <table:table-cell office:value-type="float" office:value="0.779651">
                <text:p>0.779651</text:p>
              </table:table-cell>
              <table:table-cell office:value-type="float" office:value="0.810114">
                <text:p>0.810114</text:p>
              </table:table-cell>
              <table:table-cell office:value-type="float" office:value="0.837105">
                <text:p>0.837105</text:p>
              </table:table-cell>
              <table:table-cell office:value-type="float" office:value="0.858077">
                <text:p>0.858077</text:p>
              </table:table-cell>
              <table:table-cell office:value-type="float" office:value="0.874135">
                <text:p>0.874135</text:p>
              </table:table-cell>
              <table:table-cell office:value-type="float" office:value="0.888066">
                <text:p>0.888066</text:p>
              </table:table-cell>
              <table:table-cell office:value-type="float" office:value="0.901808">
                <text:p>0.901808</text:p>
              </table:table-cell>
              <table:table-cell office:value-type="float" office:value="0.923536">
                <text:p>0.923536</text:p>
              </table:table-cell>
              <table:table-cell office:value-type="float" office:value="0.952418">
                <text:p>0.952418</text:p>
              </table:table-cell>
              <table:table-cell office:value-type="float" office:value="0.814208">
                <text:p>0.81420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525605">
                <text:p>0.525605</text:p>
              </table:table-cell>
              <table:table-cell office:value-type="float" office:value="0.690027">
                <text:p>0.690027</text:p>
              </table:table-cell>
              <table:table-cell office:value-type="float" office:value="0.777085">
                <text:p>0.777085</text:p>
              </table:table-cell>
              <table:table-cell office:value-type="float" office:value="0.808505">
                <text:p>0.808505</text:p>
              </table:table-cell>
              <table:table-cell office:value-type="float" office:value="0.83205">
                <text:p>0.83205</text:p>
              </table:table-cell>
              <table:table-cell office:value-type="float" office:value="0.853294">
                <text:p>0.853294</text:p>
              </table:table-cell>
              <table:table-cell office:value-type="float" office:value="0.868939">
                <text:p>0.868939</text:p>
              </table:table-cell>
              <table:table-cell office:value-type="float" office:value="0.885156">
                <text:p>0.885156</text:p>
              </table:table-cell>
              <table:table-cell office:value-type="float" office:value="0.903739">
                <text:p>0.903739</text:p>
              </table:table-cell>
              <table:table-cell office:value-type="float" office:value="0.924997">
                <text:p>0.924997</text:p>
              </table:table-cell>
              <table:table-cell office:value-type="float" office:value="0.952418">
                <text:p>0.952418</text:p>
              </table:table-cell>
              <table:table-cell office:value-type="float" office:value="0.80694">
                <text:p>0.8069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551067">
                <text:p>0.551067</text:p>
              </table:table-cell>
              <table:table-cell office:value-type="float" office:value="0.724005">
                <text:p>0.724005</text:p>
              </table:table-cell>
              <table:table-cell office:value-type="float" office:value="0.777446">
                <text:p>0.777446</text:p>
              </table:table-cell>
              <table:table-cell office:value-type="float" office:value="0.804321">
                <text:p>0.804321</text:p>
              </table:table-cell>
              <table:table-cell office:value-type="float" office:value="0.83324">
                <text:p>0.83324</text:p>
              </table:table-cell>
              <table:table-cell office:value-type="float" office:value="0.851809">
                <text:p>0.851809</text:p>
              </table:table-cell>
              <table:table-cell office:value-type="float" office:value="0.870125">
                <text:p>0.870125</text:p>
              </table:table-cell>
              <table:table-cell office:value-type="float" office:value="0.885758">
                <text:p>0.885758</text:p>
              </table:table-cell>
              <table:table-cell office:value-type="float" office:value="0.902587">
                <text:p>0.902587</text:p>
              </table:table-cell>
              <table:table-cell office:value-type="float" office:value="0.925247">
                <text:p>0.925247</text:p>
              </table:table-cell>
              <table:table-cell office:value-type="float" office:value="0.952418">
                <text:p>0.952418</text:p>
              </table:table-cell>
              <table:table-cell office:value-type="float" office:value="0.812561">
                <text:p>0.81256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566769">
                <text:p>0.566769</text:p>
              </table:table-cell>
              <table:table-cell office:value-type="float" office:value="0.72841">
                <text:p>0.72841</text:p>
              </table:table-cell>
              <table:table-cell office:value-type="float" office:value="0.778407">
                <text:p>0.778407</text:p>
              </table:table-cell>
              <table:table-cell office:value-type="float" office:value="0.812956">
                <text:p>0.812956</text:p>
              </table:table-cell>
              <table:table-cell office:value-type="float" office:value="0.836298">
                <text:p>0.836298</text:p>
              </table:table-cell>
              <table:table-cell office:value-type="float" office:value="0.852615">
                <text:p>0.852615</text:p>
              </table:table-cell>
              <table:table-cell office:value-type="float" office:value="0.870816">
                <text:p>0.870816</text:p>
              </table:table-cell>
              <table:table-cell office:value-type="float" office:value="0.886152">
                <text:p>0.886152</text:p>
              </table:table-cell>
              <table:table-cell office:value-type="float" office:value="0.899758">
                <text:p>0.899758</text:p>
              </table:table-cell>
              <table:table-cell office:value-type="float" office:value="0.924702">
                <text:p>0.924702</text:p>
              </table:table-cell>
              <table:table-cell office:value-type="float" office:value="0.952418">
                <text:p>0.952418</text:p>
              </table:table-cell>
              <table:table-cell office:value-type="float" office:value="0.815688">
                <text:p>0.81568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573336">
                <text:p>0.573336</text:p>
              </table:table-cell>
              <table:table-cell office:value-type="float" office:value="0.73732">
                <text:p>0.73732</text:p>
              </table:table-cell>
              <table:table-cell office:value-type="float" office:value="0.783136">
                <text:p>0.783136</text:p>
              </table:table-cell>
              <table:table-cell office:value-type="float" office:value="0.807826">
                <text:p>0.807826</text:p>
              </table:table-cell>
              <table:table-cell office:value-type="float" office:value="0.837317">
                <text:p>0.837317</text:p>
              </table:table-cell>
              <table:table-cell office:value-type="float" office:value="0.856907">
                <text:p>0.856907</text:p>
              </table:table-cell>
              <table:table-cell office:value-type="float" office:value="0.873688">
                <text:p>0.873688</text:p>
              </table:table-cell>
              <table:table-cell office:value-type="float" office:value="0.890512">
                <text:p>0.890512</text:p>
              </table:table-cell>
              <table:table-cell office:value-type="float" office:value="0.907343">
                <text:p>0.907343</text:p>
              </table:table-cell>
              <table:table-cell office:value-type="float" office:value="0.929157">
                <text:p>0.929157</text:p>
              </table:table-cell>
              <table:table-cell office:value-type="float" office:value="0.952418">
                <text:p>0.952418</text:p>
              </table:table-cell>
              <table:table-cell office:value-type="float" office:value="0.819654">
                <text:p>0.81965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569531">
                <text:p>0.569531</text:p>
              </table:table-cell>
              <table:table-cell office:value-type="float" office:value="0.734893">
                <text:p>0.734893</text:p>
              </table:table-cell>
              <table:table-cell office:value-type="float" office:value="0.785905">
                <text:p>0.785905</text:p>
              </table:table-cell>
              <table:table-cell office:value-type="float" office:value="0.814619">
                <text:p>0.814619</text:p>
              </table:table-cell>
              <table:table-cell office:value-type="float" office:value="0.839548">
                <text:p>0.839548</text:p>
              </table:table-cell>
              <table:table-cell office:value-type="float" office:value="0.8578">
                <text:p>0.8578</text:p>
              </table:table-cell>
              <table:table-cell office:value-type="float" office:value="0.874621">
                <text:p>0.874621</text:p>
              </table:table-cell>
              <table:table-cell office:value-type="float" office:value="0.889321">
                <text:p>0.889321</text:p>
              </table:table-cell>
              <table:table-cell office:value-type="float" office:value="0.899982">
                <text:p>0.899982</text:p>
              </table:table-cell>
              <table:table-cell office:value-type="float" office:value="0.926603">
                <text:p>0.926603</text:p>
              </table:table-cell>
              <table:table-cell office:value-type="float" office:value="0.952418">
                <text:p>0.952418</text:p>
              </table:table-cell>
              <table:table-cell office:value-type="float" office:value="0.819282">
                <text:p>0.81928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536829">
                <text:p>0.536829</text:p>
              </table:table-cell>
              <table:table-cell office:value-type="float" office:value="0.744354">
                <text:p>0.744354</text:p>
              </table:table-cell>
              <table:table-cell office:value-type="float" office:value="0.79316">
                <text:p>0.79316</text:p>
              </table:table-cell>
              <table:table-cell office:value-type="float" office:value="0.820106">
                <text:p>0.820106</text:p>
              </table:table-cell>
              <table:table-cell office:value-type="float" office:value="0.839529">
                <text:p>0.839529</text:p>
              </table:table-cell>
              <table:table-cell office:value-type="float" office:value="0.857971">
                <text:p>0.857971</text:p>
              </table:table-cell>
              <table:table-cell office:value-type="float" office:value="0.872382">
                <text:p>0.872382</text:p>
              </table:table-cell>
              <table:table-cell office:value-type="float" office:value="0.887228">
                <text:p>0.887228</text:p>
              </table:table-cell>
              <table:table-cell office:value-type="float" office:value="0.896836">
                <text:p>0.896836</text:p>
              </table:table-cell>
              <table:table-cell office:value-type="float" office:value="0.919174">
                <text:p>0.919174</text:p>
              </table:table-cell>
              <table:table-cell office:value-type="float" office:value="0.952418">
                <text:p>0.952418</text:p>
              </table:table-cell>
              <table:table-cell office:value-type="float" office:value="0.816757">
                <text:p>0.81675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63731">
                <text:p>0.563731</text:p>
              </table:table-cell>
              <table:table-cell office:value-type="float" office:value="0.761966">
                <text:p>0.761966</text:p>
              </table:table-cell>
              <table:table-cell office:value-type="float" office:value="0.804703">
                <text:p>0.804703</text:p>
              </table:table-cell>
              <table:table-cell office:value-type="float" office:value="0.829881">
                <text:p>0.829881</text:p>
              </table:table-cell>
              <table:table-cell office:value-type="float" office:value="0.845828">
                <text:p>0.845828</text:p>
              </table:table-cell>
              <table:table-cell office:value-type="float" office:value="0.861202">
                <text:p>0.861202</text:p>
              </table:table-cell>
              <table:table-cell office:value-type="float" office:value="0.874429">
                <text:p>0.874429</text:p>
              </table:table-cell>
              <table:table-cell office:value-type="float" office:value="0.888226">
                <text:p>0.888226</text:p>
              </table:table-cell>
              <table:table-cell office:value-type="float" office:value="0.899062">
                <text:p>0.899062</text:p>
              </table:table-cell>
              <table:table-cell office:value-type="float" office:value="0.921228">
                <text:p>0.921228</text:p>
              </table:table-cell>
              <table:table-cell office:value-type="float" office:value="0.952418">
                <text:p>0.952418</text:p>
              </table:table-cell>
              <table:table-cell office:value-type="float" office:value="0.825026">
                <text:p>0.82502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29025">
                <text:p>0.629025</text:p>
              </table:table-cell>
              <table:table-cell office:value-type="float" office:value="0.760819">
                <text:p>0.760819</text:p>
              </table:table-cell>
              <table:table-cell office:value-type="float" office:value="0.800916">
                <text:p>0.800916</text:p>
              </table:table-cell>
              <table:table-cell office:value-type="float" office:value="0.825497">
                <text:p>0.825497</text:p>
              </table:table-cell>
              <table:table-cell office:value-type="float" office:value="0.841456">
                <text:p>0.841456</text:p>
              </table:table-cell>
              <table:table-cell office:value-type="float" office:value="0.85671">
                <text:p>0.85671</text:p>
              </table:table-cell>
              <table:table-cell office:value-type="float" office:value="0.86947">
                <text:p>0.86947</text:p>
              </table:table-cell>
              <table:table-cell office:value-type="float" office:value="0.883521">
                <text:p>0.883521</text:p>
              </table:table-cell>
              <table:table-cell office:value-type="float" office:value="0.89896">
                <text:p>0.89896</text:p>
              </table:table-cell>
              <table:table-cell office:value-type="float" office:value="0.922523">
                <text:p>0.922523</text:p>
              </table:table-cell>
              <table:table-cell office:value-type="float" office:value="0.952418">
                <text:p>0.952418</text:p>
              </table:table-cell>
              <table:table-cell office:value-type="float" office:value="0.82889">
                <text:p>0.828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44252">
                <text:p>0.644252</text:p>
              </table:table-cell>
              <table:table-cell office:value-type="float" office:value="0.755108">
                <text:p>0.755108</text:p>
              </table:table-cell>
              <table:table-cell office:value-type="float" office:value="0.797718">
                <text:p>0.797718</text:p>
              </table:table-cell>
              <table:table-cell office:value-type="float" office:value="0.826699">
                <text:p>0.826699</text:p>
              </table:table-cell>
              <table:table-cell office:value-type="float" office:value="0.843871">
                <text:p>0.843871</text:p>
              </table:table-cell>
              <table:table-cell office:value-type="float" office:value="0.85812">
                <text:p>0.85812</text:p>
              </table:table-cell>
              <table:table-cell office:value-type="float" office:value="0.871391">
                <text:p>0.871391</text:p>
              </table:table-cell>
              <table:table-cell office:value-type="float" office:value="0.882857">
                <text:p>0.882857</text:p>
              </table:table-cell>
              <table:table-cell office:value-type="float" office:value="0.898667">
                <text:p>0.898667</text:p>
              </table:table-cell>
              <table:table-cell office:value-type="float" office:value="0.921629">
                <text:p>0.921629</text:p>
              </table:table-cell>
              <table:table-cell office:value-type="float" office:value="0.964095">
                <text:p>0.964095</text:p>
              </table:table-cell>
              <table:table-cell office:value-type="float" office:value="0.830031">
                <text:p>0.83003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589941">
                <text:p>0.589941</text:p>
              </table:table-cell>
              <table:table-cell office:value-type="float" office:value="0.751317">
                <text:p>0.751317</text:p>
              </table:table-cell>
              <table:table-cell office:value-type="float" office:value="0.796378">
                <text:p>0.796378</text:p>
              </table:table-cell>
              <table:table-cell office:value-type="float" office:value="0.821339">
                <text:p>0.821339</text:p>
              </table:table-cell>
              <table:table-cell office:value-type="float" office:value="0.838779">
                <text:p>0.838779</text:p>
              </table:table-cell>
              <table:table-cell office:value-type="float" office:value="0.853739">
                <text:p>0.853739</text:p>
              </table:table-cell>
              <table:table-cell office:value-type="float" office:value="0.86723">
                <text:p>0.86723</text:p>
              </table:table-cell>
              <table:table-cell office:value-type="float" office:value="0.879372">
                <text:p>0.879372</text:p>
              </table:table-cell>
              <table:table-cell office:value-type="float" office:value="0.895281">
                <text:p>0.895281</text:p>
              </table:table-cell>
              <table:table-cell office:value-type="float" office:value="0.923402">
                <text:p>0.923402</text:p>
              </table:table-cell>
              <table:table-cell office:value-type="float" office:value="0.964095">
                <text:p>0.964095</text:p>
              </table:table-cell>
              <table:table-cell office:value-type="float" office:value="0.821678">
                <text:p>0.82167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539248">
                <text:p>0.539248</text:p>
              </table:table-cell>
              <table:table-cell office:value-type="float" office:value="0.741762">
                <text:p>0.741762</text:p>
              </table:table-cell>
              <table:table-cell office:value-type="float" office:value="0.79059">
                <text:p>0.79059</text:p>
              </table:table-cell>
              <table:table-cell office:value-type="float" office:value="0.820213">
                <text:p>0.820213</text:p>
              </table:table-cell>
              <table:table-cell office:value-type="float" office:value="0.83908">
                <text:p>0.83908</text:p>
              </table:table-cell>
              <table:table-cell office:value-type="float" office:value="0.855577">
                <text:p>0.855577</text:p>
              </table:table-cell>
              <table:table-cell office:value-type="float" office:value="0.869766">
                <text:p>0.869766</text:p>
              </table:table-cell>
              <table:table-cell office:value-type="float" office:value="0.881352">
                <text:p>0.881352</text:p>
              </table:table-cell>
              <table:table-cell office:value-type="float" office:value="0.898066">
                <text:p>0.898066</text:p>
              </table:table-cell>
              <table:table-cell office:value-type="float" office:value="0.927288">
                <text:p>0.927288</text:p>
              </table:table-cell>
              <table:table-cell office:value-type="float" office:value="0.964095">
                <text:p>0.964095</text:p>
              </table:table-cell>
              <table:table-cell office:value-type="float" office:value="0.816294">
                <text:p>0.81629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63164">
                <text:p>0.63164</text:p>
              </table:table-cell>
              <table:table-cell office:value-type="float" office:value="0.752246">
                <text:p>0.752246</text:p>
              </table:table-cell>
              <table:table-cell office:value-type="float" office:value="0.796695">
                <text:p>0.796695</text:p>
              </table:table-cell>
              <table:table-cell office:value-type="float" office:value="0.821911">
                <text:p>0.821911</text:p>
              </table:table-cell>
              <table:table-cell office:value-type="float" office:value="0.842157">
                <text:p>0.842157</text:p>
              </table:table-cell>
              <table:table-cell office:value-type="float" office:value="0.857269">
                <text:p>0.857269</text:p>
              </table:table-cell>
              <table:table-cell office:value-type="float" office:value="0.870697">
                <text:p>0.870697</text:p>
              </table:table-cell>
              <table:table-cell office:value-type="float" office:value="0.881319">
                <text:p>0.881319</text:p>
              </table:table-cell>
              <table:table-cell office:value-type="float" office:value="0.895303">
                <text:p>0.895303</text:p>
              </table:table-cell>
              <table:table-cell office:value-type="float" office:value="0.921826">
                <text:p>0.921826</text:p>
              </table:table-cell>
              <table:table-cell office:value-type="float" office:value="0.964095">
                <text:p>0.964095</text:p>
              </table:table-cell>
              <table:table-cell office:value-type="float" office:value="0.827106">
                <text:p>0.82710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630153">
                <text:p>0.630153</text:p>
              </table:table-cell>
              <table:table-cell office:value-type="float" office:value="0.738962">
                <text:p>0.738962</text:p>
              </table:table-cell>
              <table:table-cell office:value-type="float" office:value="0.790961">
                <text:p>0.790961</text:p>
              </table:table-cell>
              <table:table-cell office:value-type="float" office:value="0.819672">
                <text:p>0.819672</text:p>
              </table:table-cell>
              <table:table-cell office:value-type="float" office:value="0.841199">
                <text:p>0.841199</text:p>
              </table:table-cell>
              <table:table-cell office:value-type="float" office:value="0.859752">
                <text:p>0.859752</text:p>
              </table:table-cell>
              <table:table-cell office:value-type="float" office:value="0.87465">
                <text:p>0.87465</text:p>
              </table:table-cell>
              <table:table-cell office:value-type="float" office:value="0.88654">
                <text:p>0.88654</text:p>
              </table:table-cell>
              <table:table-cell office:value-type="float" office:value="0.900103">
                <text:p>0.900103</text:p>
              </table:table-cell>
              <table:table-cell office:value-type="float" office:value="0.924338">
                <text:p>0.924338</text:p>
              </table:table-cell>
              <table:table-cell office:value-type="float" office:value="0.964095">
                <text:p>0.964095</text:p>
              </table:table-cell>
              <table:table-cell office:value-type="float" office:value="0.826633">
                <text:p>0.82663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61738">
                <text:p>0.61738</text:p>
              </table:table-cell>
              <table:table-cell office:value-type="float" office:value="0.731225">
                <text:p>0.731225</text:p>
              </table:table-cell>
              <table:table-cell office:value-type="float" office:value="0.77542">
                <text:p>0.77542</text:p>
              </table:table-cell>
              <table:table-cell office:value-type="float" office:value="0.808724">
                <text:p>0.808724</text:p>
              </table:table-cell>
              <table:table-cell office:value-type="float" office:value="0.833013">
                <text:p>0.833013</text:p>
              </table:table-cell>
              <table:table-cell office:value-type="float" office:value="0.849914">
                <text:p>0.849914</text:p>
              </table:table-cell>
              <table:table-cell office:value-type="float" office:value="0.866265">
                <text:p>0.866265</text:p>
              </table:table-cell>
              <table:table-cell office:value-type="float" office:value="0.880653">
                <text:p>0.880653</text:p>
              </table:table-cell>
              <table:table-cell office:value-type="float" office:value="0.897163">
                <text:p>0.897163</text:p>
              </table:table-cell>
              <table:table-cell office:value-type="float" office:value="0.920938">
                <text:p>0.920938</text:p>
              </table:table-cell>
              <table:table-cell office:value-type="float" office:value="0.964095">
                <text:p>0.964095</text:p>
              </table:table-cell>
              <table:table-cell office:value-type="float" office:value="0.81807">
                <text:p>0.81807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578106">
                <text:p>0.578106</text:p>
              </table:table-cell>
              <table:table-cell office:value-type="float" office:value="0.728231">
                <text:p>0.728231</text:p>
              </table:table-cell>
              <table:table-cell office:value-type="float" office:value="0.773381">
                <text:p>0.773381</text:p>
              </table:table-cell>
              <table:table-cell office:value-type="float" office:value="0.805847">
                <text:p>0.805847</text:p>
              </table:table-cell>
              <table:table-cell office:value-type="float" office:value="0.830033">
                <text:p>0.830033</text:p>
              </table:table-cell>
              <table:table-cell office:value-type="float" office:value="0.845073">
                <text:p>0.845073</text:p>
              </table:table-cell>
              <table:table-cell office:value-type="float" office:value="0.865011">
                <text:p>0.865011</text:p>
              </table:table-cell>
              <table:table-cell office:value-type="float" office:value="0.88007">
                <text:p>0.88007</text:p>
              </table:table-cell>
              <table:table-cell office:value-type="float" office:value="0.895716">
                <text:p>0.895716</text:p>
              </table:table-cell>
              <table:table-cell office:value-type="float" office:value="0.924359">
                <text:p>0.924359</text:p>
              </table:table-cell>
              <table:table-cell office:value-type="float" office:value="0.952418">
                <text:p>0.952418</text:p>
              </table:table-cell>
              <table:table-cell office:value-type="float" office:value="0.812583">
                <text:p>0.81258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649636">
                <text:p>0.649636</text:p>
              </table:table-cell>
              <table:table-cell office:value-type="float" office:value="0.7543">
                <text:p>0.7543</text:p>
              </table:table-cell>
              <table:table-cell office:value-type="float" office:value="0.793993">
                <text:p>0.793993</text:p>
              </table:table-cell>
              <table:table-cell office:value-type="float" office:value="0.815772">
                <text:p>0.815772</text:p>
              </table:table-cell>
              <table:table-cell office:value-type="float" office:value="0.835443">
                <text:p>0.835443</text:p>
              </table:table-cell>
              <table:table-cell office:value-type="float" office:value="0.852129">
                <text:p>0.852129</text:p>
              </table:table-cell>
              <table:table-cell office:value-type="float" office:value="0.868235">
                <text:p>0.868235</text:p>
              </table:table-cell>
              <table:table-cell office:value-type="float" office:value="0.883108">
                <text:p>0.883108</text:p>
              </table:table-cell>
              <table:table-cell office:value-type="float" office:value="0.897684">
                <text:p>0.897684</text:p>
              </table:table-cell>
              <table:table-cell office:value-type="float" office:value="0.927114">
                <text:p>0.927114</text:p>
              </table:table-cell>
              <table:table-cell office:value-type="float" office:value="0.952418">
                <text:p>0.952418</text:p>
              </table:table-cell>
              <table:table-cell office:value-type="float" office:value="0.827741">
                <text:p>0.82774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589218">
                <text:p>0.589218</text:p>
              </table:table-cell>
              <table:table-cell office:value-type="float" office:value="0.753025">
                <text:p>0.753025</text:p>
              </table:table-cell>
              <table:table-cell office:value-type="float" office:value="0.788274">
                <text:p>0.788274</text:p>
              </table:table-cell>
              <table:table-cell office:value-type="float" office:value="0.811981">
                <text:p>0.811981</text:p>
              </table:table-cell>
              <table:table-cell office:value-type="float" office:value="0.834841">
                <text:p>0.834841</text:p>
              </table:table-cell>
              <table:table-cell office:value-type="float" office:value="0.855064">
                <text:p>0.855064</text:p>
              </table:table-cell>
              <table:table-cell office:value-type="float" office:value="0.87225">
                <text:p>0.87225</text:p>
              </table:table-cell>
              <table:table-cell office:value-type="float" office:value="0.88499">
                <text:p>0.88499</text:p>
              </table:table-cell>
              <table:table-cell office:value-type="float" office:value="0.901413">
                <text:p>0.901413</text:p>
              </table:table-cell>
              <table:table-cell office:value-type="float" office:value="0.925314">
                <text:p>0.925314</text:p>
              </table:table-cell>
              <table:table-cell office:value-type="float" office:value="0.952418">
                <text:p>0.952418</text:p>
              </table:table-cell>
              <table:table-cell office:value-type="float" office:value="0.821637">
                <text:p>0.82163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08465">
                <text:p>0.608465</text:p>
              </table:table-cell>
              <table:table-cell office:value-type="float" office:value="0.743786">
                <text:p>0.743786</text:p>
              </table:table-cell>
              <table:table-cell office:value-type="float" office:value="0.784413">
                <text:p>0.784413</text:p>
              </table:table-cell>
              <table:table-cell office:value-type="float" office:value="0.814896">
                <text:p>0.814896</text:p>
              </table:table-cell>
              <table:table-cell office:value-type="float" office:value="0.837181">
                <text:p>0.837181</text:p>
              </table:table-cell>
              <table:table-cell office:value-type="float" office:value="0.85481">
                <text:p>0.85481</text:p>
              </table:table-cell>
              <table:table-cell office:value-type="float" office:value="0.87059">
                <text:p>0.87059</text:p>
              </table:table-cell>
              <table:table-cell office:value-type="float" office:value="0.883415">
                <text:p>0.883415</text:p>
              </table:table-cell>
              <table:table-cell office:value-type="float" office:value="0.903682">
                <text:p>0.903682</text:p>
              </table:table-cell>
              <table:table-cell office:value-type="float" office:value="0.92654">
                <text:p>0.92654</text:p>
              </table:table-cell>
              <table:table-cell office:value-type="float" office:value="0.952418">
                <text:p>0.952418</text:p>
              </table:table-cell>
              <table:table-cell office:value-type="float" office:value="0.822778">
                <text:p>0.82277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53793">
                <text:p>0.653793</text:p>
              </table:table-cell>
              <table:table-cell office:value-type="float" office:value="0.75434">
                <text:p>0.75434</text:p>
              </table:table-cell>
              <table:table-cell office:value-type="float" office:value="0.79045">
                <text:p>0.79045</text:p>
              </table:table-cell>
              <table:table-cell office:value-type="float" office:value="0.820423">
                <text:p>0.820423</text:p>
              </table:table-cell>
              <table:table-cell office:value-type="float" office:value="0.840538">
                <text:p>0.840538</text:p>
              </table:table-cell>
              <table:table-cell office:value-type="float" office:value="0.861211">
                <text:p>0.861211</text:p>
              </table:table-cell>
              <table:table-cell office:value-type="float" office:value="0.877463">
                <text:p>0.877463</text:p>
              </table:table-cell>
              <table:table-cell office:value-type="float" office:value="0.888996">
                <text:p>0.888996</text:p>
              </table:table-cell>
              <table:table-cell office:value-type="float" office:value="0.906527">
                <text:p>0.906527</text:p>
              </table:table-cell>
              <table:table-cell office:value-type="float" office:value="0.925456">
                <text:p>0.925456</text:p>
              </table:table-cell>
              <table:table-cell office:value-type="float" office:value="0.952418">
                <text:p>0.952418</text:p>
              </table:table-cell>
              <table:table-cell office:value-type="float" office:value="0.83192">
                <text:p>0.8319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620061">
                <text:p>0.620061</text:p>
              </table:table-cell>
              <table:table-cell office:value-type="float" office:value="0.766795">
                <text:p>0.766795</text:p>
              </table:table-cell>
              <table:table-cell office:value-type="float" office:value="0.802923">
                <text:p>0.802923</text:p>
              </table:table-cell>
              <table:table-cell office:value-type="float" office:value="0.827228">
                <text:p>0.827228</text:p>
              </table:table-cell>
              <table:table-cell office:value-type="float" office:value="0.843733">
                <text:p>0.843733</text:p>
              </table:table-cell>
              <table:table-cell office:value-type="float" office:value="0.863339">
                <text:p>0.863339</text:p>
              </table:table-cell>
              <table:table-cell office:value-type="float" office:value="0.876261">
                <text:p>0.876261</text:p>
              </table:table-cell>
              <table:table-cell office:value-type="float" office:value="0.887884">
                <text:p>0.887884</text:p>
              </table:table-cell>
              <table:table-cell office:value-type="float" office:value="0.90538">
                <text:p>0.90538</text:p>
              </table:table-cell>
              <table:table-cell office:value-type="float" office:value="0.923558">
                <text:p>0.923558</text:p>
              </table:table-cell>
              <table:table-cell office:value-type="float" office:value="0.952418">
                <text:p>0.952418</text:p>
              </table:table-cell>
              <table:table-cell office:value-type="float" office:value="0.831716">
                <text:p>0.83171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59707">
                <text:p>0.59707</text:p>
              </table:table-cell>
              <table:table-cell office:value-type="float" office:value="0.759522">
                <text:p>0.759522</text:p>
              </table:table-cell>
              <table:table-cell office:value-type="float" office:value="0.801898">
                <text:p>0.801898</text:p>
              </table:table-cell>
              <table:table-cell office:value-type="float" office:value="0.827801">
                <text:p>0.827801</text:p>
              </table:table-cell>
              <table:table-cell office:value-type="float" office:value="0.843858">
                <text:p>0.843858</text:p>
              </table:table-cell>
              <table:table-cell office:value-type="float" office:value="0.862328">
                <text:p>0.862328</text:p>
              </table:table-cell>
              <table:table-cell office:value-type="float" office:value="0.877324">
                <text:p>0.877324</text:p>
              </table:table-cell>
              <table:table-cell office:value-type="float" office:value="0.891346">
                <text:p>0.891346</text:p>
              </table:table-cell>
              <table:table-cell office:value-type="float" office:value="0.906246">
                <text:p>0.906246</text:p>
              </table:table-cell>
              <table:table-cell office:value-type="float" office:value="0.925853">
                <text:p>0.925853</text:p>
              </table:table-cell>
              <table:table-cell office:value-type="float" office:value="0.952418">
                <text:p>0.952418</text:p>
              </table:table-cell>
              <table:table-cell office:value-type="float" office:value="0.829325">
                <text:p>0.829325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596317">
                <text:p>0.596317</text:p>
              </table:table-cell>
              <table:table-cell office:value-type="float" office:value="0.77706">
                <text:p>0.77706</text:p>
              </table:table-cell>
              <table:table-cell office:value-type="float" office:value="0.808695">
                <text:p>0.808695</text:p>
              </table:table-cell>
              <table:table-cell office:value-type="float" office:value="0.830945">
                <text:p>0.830945</text:p>
              </table:table-cell>
              <table:table-cell office:value-type="float" office:value="0.845385">
                <text:p>0.845385</text:p>
              </table:table-cell>
              <table:table-cell office:value-type="float" office:value="0.861109">
                <text:p>0.861109</text:p>
              </table:table-cell>
              <table:table-cell office:value-type="float" office:value="0.876557">
                <text:p>0.876557</text:p>
              </table:table-cell>
              <table:table-cell office:value-type="float" office:value="0.889572">
                <text:p>0.889572</text:p>
              </table:table-cell>
              <table:table-cell office:value-type="float" office:value="0.904294">
                <text:p>0.904294</text:p>
              </table:table-cell>
              <table:table-cell office:value-type="float" office:value="0.926419">
                <text:p>0.926419</text:p>
              </table:table-cell>
              <table:table-cell office:value-type="float" office:value="0.952418">
                <text:p>0.952418</text:p>
              </table:table-cell>
              <table:table-cell office:value-type="float" office:value="0.831635">
                <text:p>0.83163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666467">
                <text:p>0.666467</text:p>
              </table:table-cell>
              <table:table-cell office:value-type="float" office:value="0.780945">
                <text:p>0.780945</text:p>
              </table:table-cell>
              <table:table-cell office:value-type="float" office:value="0.81017">
                <text:p>0.81017</text:p>
              </table:table-cell>
              <table:table-cell office:value-type="float" office:value="0.829344">
                <text:p>0.829344</text:p>
              </table:table-cell>
              <table:table-cell office:value-type="float" office:value="0.849884">
                <text:p>0.849884</text:p>
              </table:table-cell>
              <table:table-cell office:value-type="float" office:value="0.863705">
                <text:p>0.863705</text:p>
              </table:table-cell>
              <table:table-cell office:value-type="float" office:value="0.878909">
                <text:p>0.878909</text:p>
              </table:table-cell>
              <table:table-cell office:value-type="float" office:value="0.892402">
                <text:p>0.892402</text:p>
              </table:table-cell>
              <table:table-cell office:value-type="float" office:value="0.907823">
                <text:p>0.907823</text:p>
              </table:table-cell>
              <table:table-cell office:value-type="float" office:value="0.925855">
                <text:p>0.925855</text:p>
              </table:table-cell>
              <table:table-cell office:value-type="float" office:value="0.952418">
                <text:p>0.952418</text:p>
              </table:table-cell>
              <table:table-cell office:value-type="float" office:value="0.840551">
                <text:p>0.84055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655878">
                <text:p>0.655878</text:p>
              </table:table-cell>
              <table:table-cell office:value-type="float" office:value="0.7871">
                <text:p>0.7871</text:p>
              </table:table-cell>
              <table:table-cell office:value-type="float" office:value="0.813897">
                <text:p>0.813897</text:p>
              </table:table-cell>
              <table:table-cell office:value-type="float" office:value="0.834519">
                <text:p>0.834519</text:p>
              </table:table-cell>
              <table:table-cell office:value-type="float" office:value="0.851736">
                <text:p>0.851736</text:p>
              </table:table-cell>
              <table:table-cell office:value-type="float" office:value="0.866928">
                <text:p>0.866928</text:p>
              </table:table-cell>
              <table:table-cell office:value-type="float" office:value="0.881402">
                <text:p>0.881402</text:p>
              </table:table-cell>
              <table:table-cell office:value-type="float" office:value="0.892703">
                <text:p>0.892703</text:p>
              </table:table-cell>
              <table:table-cell office:value-type="float" office:value="0.907864">
                <text:p>0.907864</text:p>
              </table:table-cell>
              <table:table-cell office:value-type="float" office:value="0.925519">
                <text:p>0.925519</text:p>
              </table:table-cell>
              <table:table-cell office:value-type="float" office:value="0.952418">
                <text:p>0.952418</text:p>
              </table:table-cell>
              <table:table-cell office:value-type="float" office:value="0.841755">
                <text:p>0.841755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629236">
                <text:p>0.629236</text:p>
              </table:table-cell>
              <table:table-cell office:value-type="float" office:value="0.764295">
                <text:p>0.764295</text:p>
              </table:table-cell>
              <table:table-cell office:value-type="float" office:value="0.802986">
                <text:p>0.802986</text:p>
              </table:table-cell>
              <table:table-cell office:value-type="float" office:value="0.828088">
                <text:p>0.828088</text:p>
              </table:table-cell>
              <table:table-cell office:value-type="float" office:value="0.847059">
                <text:p>0.847059</text:p>
              </table:table-cell>
              <table:table-cell office:value-type="float" office:value="0.861951">
                <text:p>0.861951</text:p>
              </table:table-cell>
              <table:table-cell office:value-type="float" office:value="0.876286">
                <text:p>0.876286</text:p>
              </table:table-cell>
              <table:table-cell office:value-type="float" office:value="0.891595">
                <text:p>0.891595</text:p>
              </table:table-cell>
              <table:table-cell office:value-type="float" office:value="0.905598">
                <text:p>0.905598</text:p>
              </table:table-cell>
              <table:table-cell office:value-type="float" office:value="0.927385">
                <text:p>0.927385</text:p>
              </table:table-cell>
              <table:table-cell office:value-type="float" office:value="0.952418">
                <text:p>0.952418</text:p>
              </table:table-cell>
              <table:table-cell office:value-type="float" office:value="0.833448">
                <text:p>0.83344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663906">
                <text:p>0.663906</text:p>
              </table:table-cell>
              <table:table-cell office:value-type="float" office:value="0.777252">
                <text:p>0.777252</text:p>
              </table:table-cell>
              <table:table-cell office:value-type="float" office:value="0.807436">
                <text:p>0.807436</text:p>
              </table:table-cell>
              <table:table-cell office:value-type="float" office:value="0.828756">
                <text:p>0.828756</text:p>
              </table:table-cell>
              <table:table-cell office:value-type="float" office:value="0.849076">
                <text:p>0.849076</text:p>
              </table:table-cell>
              <table:table-cell office:value-type="float" office:value="0.864327">
                <text:p>0.864327</text:p>
              </table:table-cell>
              <table:table-cell office:value-type="float" office:value="0.877724">
                <text:p>0.877724</text:p>
              </table:table-cell>
              <table:table-cell office:value-type="float" office:value="0.889447">
                <text:p>0.889447</text:p>
              </table:table-cell>
              <table:table-cell office:value-type="float" office:value="0.906719">
                <text:p>0.906719</text:p>
              </table:table-cell>
              <table:table-cell office:value-type="float" office:value="0.927541">
                <text:p>0.927541</text:p>
              </table:table-cell>
              <table:table-cell office:value-type="float" office:value="0.952418">
                <text:p>0.952418</text:p>
              </table:table-cell>
              <table:table-cell office:value-type="float" office:value="0.839218">
                <text:p>0.839218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669219">
                <text:p>0.669219</text:p>
              </table:table-cell>
              <table:table-cell office:value-type="float" office:value="0.798493">
                <text:p>0.798493</text:p>
              </table:table-cell>
              <table:table-cell office:value-type="float" office:value="0.815869">
                <text:p>0.815869</text:p>
              </table:table-cell>
              <table:table-cell office:value-type="float" office:value="0.838869">
                <text:p>0.838869</text:p>
              </table:table-cell>
              <table:table-cell office:value-type="float" office:value="0.855117">
                <text:p>0.855117</text:p>
              </table:table-cell>
              <table:table-cell office:value-type="float" office:value="0.86995">
                <text:p>0.86995</text:p>
              </table:table-cell>
              <table:table-cell office:value-type="float" office:value="0.881381">
                <text:p>0.881381</text:p>
              </table:table-cell>
              <table:table-cell office:value-type="float" office:value="0.891972">
                <text:p>0.891972</text:p>
              </table:table-cell>
              <table:table-cell office:value-type="float" office:value="0.908773">
                <text:p>0.908773</text:p>
              </table:table-cell>
              <table:table-cell office:value-type="float" office:value="0.930657">
                <text:p>0.930657</text:p>
              </table:table-cell>
              <table:table-cell office:value-type="float" office:value="0.952418">
                <text:p>0.952418</text:p>
              </table:table-cell>
              <table:table-cell office:value-type="float" office:value="0.84603">
                <text:p>0.8460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663982">
                <text:p>0.663982</text:p>
              </table:table-cell>
              <table:table-cell office:value-type="float" office:value="0.796075">
                <text:p>0.796075</text:p>
              </table:table-cell>
              <table:table-cell office:value-type="float" office:value="0.818181">
                <text:p>0.818181</text:p>
              </table:table-cell>
              <table:table-cell office:value-type="float" office:value="0.839137">
                <text:p>0.839137</text:p>
              </table:table-cell>
              <table:table-cell office:value-type="float" office:value="0.856398">
                <text:p>0.856398</text:p>
              </table:table-cell>
              <table:table-cell office:value-type="float" office:value="0.866639">
                <text:p>0.866639</text:p>
              </table:table-cell>
              <table:table-cell office:value-type="float" office:value="0.879045">
                <text:p>0.879045</text:p>
              </table:table-cell>
              <table:table-cell office:value-type="float" office:value="0.892388">
                <text:p>0.892388</text:p>
              </table:table-cell>
              <table:table-cell office:value-type="float" office:value="0.911123">
                <text:p>0.911123</text:p>
              </table:table-cell>
              <table:table-cell office:value-type="float" office:value="0.930427">
                <text:p>0.930427</text:p>
              </table:table-cell>
              <table:table-cell office:value-type="float" office:value="0.952418">
                <text:p>0.952418</text:p>
              </table:table-cell>
              <table:table-cell office:value-type="float" office:value="0.845339">
                <text:p>0.8453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81324">
                <text:p>0.681324</text:p>
              </table:table-cell>
              <table:table-cell office:value-type="float" office:value="0.799226">
                <text:p>0.799226</text:p>
              </table:table-cell>
              <table:table-cell office:value-type="float" office:value="0.821038">
                <text:p>0.821038</text:p>
              </table:table-cell>
              <table:table-cell office:value-type="float" office:value="0.840481">
                <text:p>0.840481</text:p>
              </table:table-cell>
              <table:table-cell office:value-type="float" office:value="0.855877">
                <text:p>0.855877</text:p>
              </table:table-cell>
              <table:table-cell office:value-type="float" office:value="0.87121">
                <text:p>0.87121</text:p>
              </table:table-cell>
              <table:table-cell office:value-type="float" office:value="0.884039">
                <text:p>0.884039</text:p>
              </table:table-cell>
              <table:table-cell office:value-type="float" office:value="0.895971">
                <text:p>0.895971</text:p>
              </table:table-cell>
              <table:table-cell office:value-type="float" office:value="0.912578">
                <text:p>0.912578</text:p>
              </table:table-cell>
              <table:table-cell office:value-type="float" office:value="0.930462">
                <text:p>0.930462</text:p>
              </table:table-cell>
              <table:table-cell office:value-type="float" office:value="0.952418">
                <text:p>0.952418</text:p>
              </table:table-cell>
              <table:table-cell office:value-type="float" office:value="0.849221">
                <text:p>0.84922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716277">
                <text:p>0.716277</text:p>
              </table:table-cell>
              <table:table-cell office:value-type="float" office:value="0.796775">
                <text:p>0.796775</text:p>
              </table:table-cell>
              <table:table-cell office:value-type="float" office:value="0.829884">
                <text:p>0.829884</text:p>
              </table:table-cell>
              <table:table-cell office:value-type="float" office:value="0.847525">
                <text:p>0.847525</text:p>
              </table:table-cell>
              <table:table-cell office:value-type="float" office:value="0.862597">
                <text:p>0.862597</text:p>
              </table:table-cell>
              <table:table-cell office:value-type="float" office:value="0.875262">
                <text:p>0.875262</text:p>
              </table:table-cell>
              <table:table-cell office:value-type="float" office:value="0.887176">
                <text:p>0.887176</text:p>
              </table:table-cell>
              <table:table-cell office:value-type="float" office:value="0.896653">
                <text:p>0.896653</text:p>
              </table:table-cell>
              <table:table-cell office:value-type="float" office:value="0.911162">
                <text:p>0.911162</text:p>
              </table:table-cell>
              <table:table-cell office:value-type="float" office:value="0.928486">
                <text:p>0.928486</text:p>
              </table:table-cell>
              <table:table-cell office:value-type="float" office:value="0.952418">
                <text:p>0.952418</text:p>
              </table:table-cell>
              <table:table-cell office:value-type="float" office:value="0.85518">
                <text:p>0.8551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729498">
                <text:p>0.729498</text:p>
              </table:table-cell>
              <table:table-cell office:value-type="float" office:value="0.798584">
                <text:p>0.798584</text:p>
              </table:table-cell>
              <table:table-cell office:value-type="float" office:value="0.827667">
                <text:p>0.827667</text:p>
              </table:table-cell>
              <table:table-cell office:value-type="float" office:value="0.84421">
                <text:p>0.84421</text:p>
              </table:table-cell>
              <table:table-cell office:value-type="float" office:value="0.858353">
                <text:p>0.858353</text:p>
              </table:table-cell>
              <table:table-cell office:value-type="float" office:value="0.872514">
                <text:p>0.872514</text:p>
              </table:table-cell>
              <table:table-cell office:value-type="float" office:value="0.887508">
                <text:p>0.887508</text:p>
              </table:table-cell>
              <table:table-cell office:value-type="float" office:value="0.898409">
                <text:p>0.898409</text:p>
              </table:table-cell>
              <table:table-cell office:value-type="float" office:value="0.912735">
                <text:p>0.912735</text:p>
              </table:table-cell>
              <table:table-cell office:value-type="float" office:value="0.931158">
                <text:p>0.931158</text:p>
              </table:table-cell>
              <table:table-cell office:value-type="float" office:value="0.952418">
                <text:p>0.952418</text:p>
              </table:table-cell>
              <table:table-cell office:value-type="float" office:value="0.856064">
                <text:p>0.85606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742365">
                <text:p>0.742365</text:p>
              </table:table-cell>
              <table:table-cell office:value-type="float" office:value="0.811993">
                <text:p>0.811993</text:p>
              </table:table-cell>
              <table:table-cell office:value-type="float" office:value="0.835967">
                <text:p>0.835967</text:p>
              </table:table-cell>
              <table:table-cell office:value-type="float" office:value="0.851478">
                <text:p>0.851478</text:p>
              </table:table-cell>
              <table:table-cell office:value-type="float" office:value="0.862764">
                <text:p>0.862764</text:p>
              </table:table-cell>
              <table:table-cell office:value-type="float" office:value="0.875693">
                <text:p>0.875693</text:p>
              </table:table-cell>
              <table:table-cell office:value-type="float" office:value="0.888047">
                <text:p>0.888047</text:p>
              </table:table-cell>
              <table:table-cell office:value-type="float" office:value="0.898696">
                <text:p>0.898696</text:p>
              </table:table-cell>
              <table:table-cell office:value-type="float" office:value="0.910645">
                <text:p>0.910645</text:p>
              </table:table-cell>
              <table:table-cell office:value-type="float" office:value="0.931838">
                <text:p>0.931838</text:p>
              </table:table-cell>
              <table:table-cell office:value-type="float" office:value="0.952418">
                <text:p>0.952418</text:p>
              </table:table-cell>
              <table:table-cell office:value-type="float" office:value="0.860949">
                <text:p>0.86094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749574">
                <text:p>0.749574</text:p>
              </table:table-cell>
              <table:table-cell office:value-type="float" office:value="0.818623">
                <text:p>0.818623</text:p>
              </table:table-cell>
              <table:table-cell office:value-type="float" office:value="0.83888">
                <text:p>0.83888</text:p>
              </table:table-cell>
              <table:table-cell office:value-type="float" office:value="0.854296">
                <text:p>0.854296</text:p>
              </table:table-cell>
              <table:table-cell office:value-type="float" office:value="0.867176">
                <text:p>0.867176</text:p>
              </table:table-cell>
              <table:table-cell office:value-type="float" office:value="0.877833">
                <text:p>0.877833</text:p>
              </table:table-cell>
              <table:table-cell office:value-type="float" office:value="0.888395">
                <text:p>0.888395</text:p>
              </table:table-cell>
              <table:table-cell office:value-type="float" office:value="0.896837">
                <text:p>0.896837</text:p>
              </table:table-cell>
              <table:table-cell office:value-type="float" office:value="0.912599">
                <text:p>0.912599</text:p>
              </table:table-cell>
              <table:table-cell office:value-type="float" office:value="0.930991">
                <text:p>0.930991</text:p>
              </table:table-cell>
              <table:table-cell office:value-type="float" office:value="0.952418">
                <text:p>0.952418</text:p>
              </table:table-cell>
              <table:table-cell office:value-type="float" office:value="0.863521">
                <text:p>0.86352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738872">
                <text:p>0.738872</text:p>
              </table:table-cell>
              <table:table-cell office:value-type="float" office:value="0.805839">
                <text:p>0.805839</text:p>
              </table:table-cell>
              <table:table-cell office:value-type="float" office:value="0.832803">
                <text:p>0.832803</text:p>
              </table:table-cell>
              <table:table-cell office:value-type="float" office:value="0.847591">
                <text:p>0.847591</text:p>
              </table:table-cell>
              <table:table-cell office:value-type="float" office:value="0.861525">
                <text:p>0.861525</text:p>
              </table:table-cell>
              <table:table-cell office:value-type="float" office:value="0.871988">
                <text:p>0.871988</text:p>
              </table:table-cell>
              <table:table-cell office:value-type="float" office:value="0.882847">
                <text:p>0.882847</text:p>
              </table:table-cell>
              <table:table-cell office:value-type="float" office:value="0.894219">
                <text:p>0.894219</text:p>
              </table:table-cell>
              <table:table-cell office:value-type="float" office:value="0.910833">
                <text:p>0.910833</text:p>
              </table:table-cell>
              <table:table-cell office:value-type="float" office:value="0.930264">
                <text:p>0.930264</text:p>
              </table:table-cell>
              <table:table-cell office:value-type="float" office:value="0.952418">
                <text:p>0.952418</text:p>
              </table:table-cell>
              <table:table-cell office:value-type="float" office:value="0.857678">
                <text:p>0.85767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735748">
                <text:p>0.735748</text:p>
              </table:table-cell>
              <table:table-cell office:value-type="float" office:value="0.818126">
                <text:p>0.818126</text:p>
              </table:table-cell>
              <table:table-cell office:value-type="float" office:value="0.837357">
                <text:p>0.837357</text:p>
              </table:table-cell>
              <table:table-cell office:value-type="float" office:value="0.850302">
                <text:p>0.850302</text:p>
              </table:table-cell>
              <table:table-cell office:value-type="float" office:value="0.862082">
                <text:p>0.862082</text:p>
              </table:table-cell>
              <table:table-cell office:value-type="float" office:value="0.872284">
                <text:p>0.872284</text:p>
              </table:table-cell>
              <table:table-cell office:value-type="float" office:value="0.88169">
                <text:p>0.88169</text:p>
              </table:table-cell>
              <table:table-cell office:value-type="float" office:value="0.892839">
                <text:p>0.892839</text:p>
              </table:table-cell>
              <table:table-cell office:value-type="float" office:value="0.905793">
                <text:p>0.905793</text:p>
              </table:table-cell>
              <table:table-cell office:value-type="float" office:value="0.928525">
                <text:p>0.928525</text:p>
              </table:table-cell>
              <table:table-cell office:value-type="float" office:value="0.952418">
                <text:p>0.952418</text:p>
              </table:table-cell>
              <table:table-cell office:value-type="float" office:value="0.858475">
                <text:p>0.85847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767794">
                <text:p>0.767794</text:p>
              </table:table-cell>
              <table:table-cell office:value-type="float" office:value="0.820567">
                <text:p>0.820567</text:p>
              </table:table-cell>
              <table:table-cell office:value-type="float" office:value="0.842015">
                <text:p>0.842015</text:p>
              </table:table-cell>
              <table:table-cell office:value-type="float" office:value="0.856045">
                <text:p>0.856045</text:p>
              </table:table-cell>
              <table:table-cell office:value-type="float" office:value="0.864533">
                <text:p>0.864533</text:p>
              </table:table-cell>
              <table:table-cell office:value-type="float" office:value="0.873401">
                <text:p>0.873401</text:p>
              </table:table-cell>
              <table:table-cell office:value-type="float" office:value="0.883518">
                <text:p>0.883518</text:p>
              </table:table-cell>
              <table:table-cell office:value-type="float" office:value="0.894486">
                <text:p>0.894486</text:p>
              </table:table-cell>
              <table:table-cell office:value-type="float" office:value="0.906872">
                <text:p>0.906872</text:p>
              </table:table-cell>
              <table:table-cell office:value-type="float" office:value="0.927576">
                <text:p>0.927576</text:p>
              </table:table-cell>
              <table:table-cell office:value-type="float" office:value="0.952418">
                <text:p>0.952418</text:p>
              </table:table-cell>
              <table:table-cell office:value-type="float" office:value="0.863681">
                <text:p>0.86368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736425">
                <text:p>0.736425</text:p>
              </table:table-cell>
              <table:table-cell office:value-type="float" office:value="0.805667">
                <text:p>0.805667</text:p>
              </table:table-cell>
              <table:table-cell office:value-type="float" office:value="0.828546">
                <text:p>0.828546</text:p>
              </table:table-cell>
              <table:table-cell office:value-type="float" office:value="0.846873">
                <text:p>0.846873</text:p>
              </table:table-cell>
              <table:table-cell office:value-type="float" office:value="0.859995">
                <text:p>0.859995</text:p>
              </table:table-cell>
              <table:table-cell office:value-type="float" office:value="0.870744">
                <text:p>0.870744</text:p>
              </table:table-cell>
              <table:table-cell office:value-type="float" office:value="0.881216">
                <text:p>0.881216</text:p>
              </table:table-cell>
              <table:table-cell office:value-type="float" office:value="0.889928">
                <text:p>0.889928</text:p>
              </table:table-cell>
              <table:table-cell office:value-type="float" office:value="0.903592">
                <text:p>0.903592</text:p>
              </table:table-cell>
              <table:table-cell office:value-type="float" office:value="0.926303">
                <text:p>0.926303</text:p>
              </table:table-cell>
              <table:table-cell office:value-type="float" office:value="0.952418">
                <text:p>0.952418</text:p>
              </table:table-cell>
              <table:table-cell office:value-type="float" office:value="0.854929">
                <text:p>0.854929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758808">
                <text:p>0.758808</text:p>
              </table:table-cell>
              <table:table-cell office:value-type="float" office:value="0.81514">
                <text:p>0.81514</text:p>
              </table:table-cell>
              <table:table-cell office:value-type="float" office:value="0.834549">
                <text:p>0.834549</text:p>
              </table:table-cell>
              <table:table-cell office:value-type="float" office:value="0.849635">
                <text:p>0.849635</text:p>
              </table:table-cell>
              <table:table-cell office:value-type="float" office:value="0.861584">
                <text:p>0.861584</text:p>
              </table:table-cell>
              <table:table-cell office:value-type="float" office:value="0.872563">
                <text:p>0.872563</text:p>
              </table:table-cell>
              <table:table-cell office:value-type="float" office:value="0.884012">
                <text:p>0.884012</text:p>
              </table:table-cell>
              <table:table-cell office:value-type="float" office:value="0.893712">
                <text:p>0.893712</text:p>
              </table:table-cell>
              <table:table-cell office:value-type="float" office:value="0.906636">
                <text:p>0.906636</text:p>
              </table:table-cell>
              <table:table-cell office:value-type="float" office:value="0.92665">
                <text:p>0.92665</text:p>
              </table:table-cell>
              <table:table-cell office:value-type="float" office:value="0.952418">
                <text:p>0.952418</text:p>
              </table:table-cell>
              <table:table-cell office:value-type="float" office:value="0.860329">
                <text:p>0.86032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51457">
                <text:p>0.751457</text:p>
              </table:table-cell>
              <table:table-cell office:value-type="float" office:value="0.807499">
                <text:p>0.807499</text:p>
              </table:table-cell>
              <table:table-cell office:value-type="float" office:value="0.832918">
                <text:p>0.832918</text:p>
              </table:table-cell>
              <table:table-cell office:value-type="float" office:value="0.848543">
                <text:p>0.848543</text:p>
              </table:table-cell>
              <table:table-cell office:value-type="float" office:value="0.861977">
                <text:p>0.861977</text:p>
              </table:table-cell>
              <table:table-cell office:value-type="float" office:value="0.873091">
                <text:p>0.873091</text:p>
              </table:table-cell>
              <table:table-cell office:value-type="float" office:value="0.882705">
                <text:p>0.882705</text:p>
              </table:table-cell>
              <table:table-cell office:value-type="float" office:value="0.893537">
                <text:p>0.893537</text:p>
              </table:table-cell>
              <table:table-cell office:value-type="float" office:value="0.908035">
                <text:p>0.908035</text:p>
              </table:table-cell>
              <table:table-cell office:value-type="float" office:value="0.926235">
                <text:p>0.926235</text:p>
              </table:table-cell>
              <table:table-cell office:value-type="float" office:value="0.952418">
                <text:p>0.952418</text:p>
              </table:table-cell>
              <table:table-cell office:value-type="float" office:value="0.8586">
                <text:p>0.858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707409">
                <text:p>0.707409</text:p>
              </table:table-cell>
              <table:table-cell office:value-type="float" office:value="0.808685">
                <text:p>0.808685</text:p>
              </table:table-cell>
              <table:table-cell office:value-type="float" office:value="0.831177">
                <text:p>0.831177</text:p>
              </table:table-cell>
              <table:table-cell office:value-type="float" office:value="0.847429">
                <text:p>0.847429</text:p>
              </table:table-cell>
              <table:table-cell office:value-type="float" office:value="0.860893">
                <text:p>0.860893</text:p>
              </table:table-cell>
              <table:table-cell office:value-type="float" office:value="0.873942">
                <text:p>0.873942</text:p>
              </table:table-cell>
              <table:table-cell office:value-type="float" office:value="0.885335">
                <text:p>0.885335</text:p>
              </table:table-cell>
              <table:table-cell office:value-type="float" office:value="0.899692">
                <text:p>0.899692</text:p>
              </table:table-cell>
              <table:table-cell office:value-type="float" office:value="0.914154">
                <text:p>0.914154</text:p>
              </table:table-cell>
              <table:table-cell office:value-type="float" office:value="0.930312">
                <text:p>0.930312</text:p>
              </table:table-cell>
              <table:table-cell office:value-type="float" office:value="0.952418">
                <text:p>0.952418</text:p>
              </table:table-cell>
              <table:table-cell office:value-type="float" office:value="0.855903">
                <text:p>0.855903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693374">
                <text:p>0.693374</text:p>
              </table:table-cell>
              <table:table-cell office:value-type="float" office:value="0.810574">
                <text:p>0.810574</text:p>
              </table:table-cell>
              <table:table-cell office:value-type="float" office:value="0.83632">
                <text:p>0.83632</text:p>
              </table:table-cell>
              <table:table-cell office:value-type="float" office:value="0.853194">
                <text:p>0.853194</text:p>
              </table:table-cell>
              <table:table-cell office:value-type="float" office:value="0.866926">
                <text:p>0.866926</text:p>
              </table:table-cell>
              <table:table-cell office:value-type="float" office:value="0.878244">
                <text:p>0.878244</text:p>
              </table:table-cell>
              <table:table-cell office:value-type="float" office:value="0.888316">
                <text:p>0.888316</text:p>
              </table:table-cell>
              <table:table-cell office:value-type="float" office:value="0.900644">
                <text:p>0.900644</text:p>
              </table:table-cell>
              <table:table-cell office:value-type="float" office:value="0.914784">
                <text:p>0.914784</text:p>
              </table:table-cell>
              <table:table-cell office:value-type="float" office:value="0.934427">
                <text:p>0.934427</text:p>
              </table:table-cell>
              <table:table-cell office:value-type="float" office:value="0.952418">
                <text:p>0.952418</text:p>
              </table:table-cell>
              <table:table-cell office:value-type="float" office:value="0.85768">
                <text:p>0.8576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745437">
                <text:p>0.745437</text:p>
              </table:table-cell>
              <table:table-cell office:value-type="float" office:value="0.814989">
                <text:p>0.814989</text:p>
              </table:table-cell>
              <table:table-cell office:value-type="float" office:value="0.840827">
                <text:p>0.840827</text:p>
              </table:table-cell>
              <table:table-cell office:value-type="float" office:value="0.856957">
                <text:p>0.856957</text:p>
              </table:table-cell>
              <table:table-cell office:value-type="float" office:value="0.870215">
                <text:p>0.870215</text:p>
              </table:table-cell>
              <table:table-cell office:value-type="float" office:value="0.881001">
                <text:p>0.881001</text:p>
              </table:table-cell>
              <table:table-cell office:value-type="float" office:value="0.889862">
                <text:p>0.889862</text:p>
              </table:table-cell>
              <table:table-cell office:value-type="float" office:value="0.900347">
                <text:p>0.900347</text:p>
              </table:table-cell>
              <table:table-cell office:value-type="float" office:value="0.914721">
                <text:p>0.914721</text:p>
              </table:table-cell>
              <table:table-cell office:value-type="float" office:value="0.931252">
                <text:p>0.931252</text:p>
              </table:table-cell>
              <table:table-cell office:value-type="float" office:value="0.964095">
                <text:p>0.964095</text:p>
              </table:table-cell>
              <table:table-cell office:value-type="float" office:value="0.864561">
                <text:p>0.864561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767379">
                <text:p>0.767379</text:p>
              </table:table-cell>
              <table:table-cell office:value-type="float" office:value="0.818269">
                <text:p>0.818269</text:p>
              </table:table-cell>
              <table:table-cell office:value-type="float" office:value="0.843495">
                <text:p>0.843495</text:p>
              </table:table-cell>
              <table:table-cell office:value-type="float" office:value="0.858451">
                <text:p>0.858451</text:p>
              </table:table-cell>
              <table:table-cell office:value-type="float" office:value="0.870766">
                <text:p>0.870766</text:p>
              </table:table-cell>
              <table:table-cell office:value-type="float" office:value="0.881433">
                <text:p>0.881433</text:p>
              </table:table-cell>
              <table:table-cell office:value-type="float" office:value="0.891175">
                <text:p>0.891175</text:p>
              </table:table-cell>
              <table:table-cell office:value-type="float" office:value="0.902528">
                <text:p>0.902528</text:p>
              </table:table-cell>
              <table:table-cell office:value-type="float" office:value="0.917109">
                <text:p>0.917109</text:p>
              </table:table-cell>
              <table:table-cell office:value-type="float" office:value="0.934129">
                <text:p>0.934129</text:p>
              </table:table-cell>
              <table:table-cell office:value-type="float" office:value="0.952418">
                <text:p>0.952418</text:p>
              </table:table-cell>
              <table:table-cell office:value-type="float" office:value="0.868473">
                <text:p>0.868473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750953">
                <text:p>0.750953</text:p>
              </table:table-cell>
              <table:table-cell office:value-type="float" office:value="0.813622">
                <text:p>0.813622</text:p>
              </table:table-cell>
              <table:table-cell office:value-type="float" office:value="0.837018">
                <text:p>0.837018</text:p>
              </table:table-cell>
              <table:table-cell office:value-type="float" office:value="0.853626">
                <text:p>0.853626</text:p>
              </table:table-cell>
              <table:table-cell office:value-type="float" office:value="0.866969">
                <text:p>0.866969</text:p>
              </table:table-cell>
              <table:table-cell office:value-type="float" office:value="0.878201">
                <text:p>0.878201</text:p>
              </table:table-cell>
              <table:table-cell office:value-type="float" office:value="0.887632">
                <text:p>0.887632</text:p>
              </table:table-cell>
              <table:table-cell office:value-type="float" office:value="0.898478">
                <text:p>0.898478</text:p>
              </table:table-cell>
              <table:table-cell office:value-type="float" office:value="0.912444">
                <text:p>0.912444</text:p>
              </table:table-cell>
              <table:table-cell office:value-type="float" office:value="0.93287">
                <text:p>0.93287</text:p>
              </table:table-cell>
              <table:table-cell office:value-type="float" office:value="0.952418">
                <text:p>0.952418</text:p>
              </table:table-cell>
              <table:table-cell office:value-type="float" office:value="0.863181">
                <text:p>0.86318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740982">
                <text:p>0.740982</text:p>
              </table:table-cell>
              <table:table-cell office:value-type="float" office:value="0.813303">
                <text:p>0.813303</text:p>
              </table:table-cell>
              <table:table-cell office:value-type="float" office:value="0.836401">
                <text:p>0.836401</text:p>
              </table:table-cell>
              <table:table-cell office:value-type="float" office:value="0.852939">
                <text:p>0.852939</text:p>
              </table:table-cell>
              <table:table-cell office:value-type="float" office:value="0.866696">
                <text:p>0.866696</text:p>
              </table:table-cell>
              <table:table-cell office:value-type="float" office:value="0.878304">
                <text:p>0.878304</text:p>
              </table:table-cell>
              <table:table-cell office:value-type="float" office:value="0.889814">
                <text:p>0.889814</text:p>
              </table:table-cell>
              <table:table-cell office:value-type="float" office:value="0.903016">
                <text:p>0.903016</text:p>
              </table:table-cell>
              <table:table-cell office:value-type="float" office:value="0.915136">
                <text:p>0.915136</text:p>
              </table:table-cell>
              <table:table-cell office:value-type="float" office:value="0.932885">
                <text:p>0.932885</text:p>
              </table:table-cell>
              <table:table-cell office:value-type="float" office:value="0.952418">
                <text:p>0.952418</text:p>
              </table:table-cell>
              <table:table-cell office:value-type="float" office:value="0.862948">
                <text:p>0.86294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693905">
                <text:p>0.693905</text:p>
              </table:table-cell>
              <table:table-cell office:value-type="float" office:value="0.815717">
                <text:p>0.815717</text:p>
              </table:table-cell>
              <table:table-cell office:value-type="float" office:value="0.840909">
                <text:p>0.840909</text:p>
              </table:table-cell>
              <table:table-cell office:value-type="float" office:value="0.857025">
                <text:p>0.857025</text:p>
              </table:table-cell>
              <table:table-cell office:value-type="float" office:value="0.872308">
                <text:p>0.872308</text:p>
              </table:table-cell>
              <table:table-cell office:value-type="float" office:value="0.882916">
                <text:p>0.882916</text:p>
              </table:table-cell>
              <table:table-cell office:value-type="float" office:value="0.89302">
                <text:p>0.89302</text:p>
              </table:table-cell>
              <table:table-cell office:value-type="float" office:value="0.904412">
                <text:p>0.904412</text:p>
              </table:table-cell>
              <table:table-cell office:value-type="float" office:value="0.914762">
                <text:p>0.914762</text:p>
              </table:table-cell>
              <table:table-cell office:value-type="float" office:value="0.9331">
                <text:p>0.9331</text:p>
              </table:table-cell>
              <table:table-cell office:value-type="float" office:value="0.952418">
                <text:p>0.952418</text:p>
              </table:table-cell>
              <table:table-cell office:value-type="float" office:value="0.860807">
                <text:p>0.860807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62553">
                <text:p>0.762553</text:p>
              </table:table-cell>
              <table:table-cell office:value-type="float" office:value="0.81395">
                <text:p>0.81395</text:p>
              </table:table-cell>
              <table:table-cell office:value-type="float" office:value="0.837125">
                <text:p>0.837125</text:p>
              </table:table-cell>
              <table:table-cell office:value-type="float" office:value="0.854719">
                <text:p>0.854719</text:p>
              </table:table-cell>
              <table:table-cell office:value-type="float" office:value="0.867897">
                <text:p>0.867897</text:p>
              </table:table-cell>
              <table:table-cell office:value-type="float" office:value="0.880634">
                <text:p>0.880634</text:p>
              </table:table-cell>
              <table:table-cell office:value-type="float" office:value="0.891722">
                <text:p>0.891722</text:p>
              </table:table-cell>
              <table:table-cell office:value-type="float" office:value="0.904474">
                <text:p>0.904474</text:p>
              </table:table-cell>
              <table:table-cell office:value-type="float" office:value="0.91696">
                <text:p>0.91696</text:p>
              </table:table-cell>
              <table:table-cell office:value-type="float" office:value="0.936224">
                <text:p>0.936224</text:p>
              </table:table-cell>
              <table:table-cell office:value-type="float" office:value="0.952418">
                <text:p>0.952418</text:p>
              </table:table-cell>
              <table:table-cell office:value-type="float" office:value="0.866626">
                <text:p>0.86662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693162">
                <text:p>0.693162</text:p>
              </table:table-cell>
              <table:table-cell office:value-type="float" office:value="0.804159">
                <text:p>0.804159</text:p>
              </table:table-cell>
              <table:table-cell office:value-type="float" office:value="0.825928">
                <text:p>0.825928</text:p>
              </table:table-cell>
              <table:table-cell office:value-type="float" office:value="0.846239">
                <text:p>0.846239</text:p>
              </table:table-cell>
              <table:table-cell office:value-type="float" office:value="0.864497">
                <text:p>0.864497</text:p>
              </table:table-cell>
              <table:table-cell office:value-type="float" office:value="0.875671">
                <text:p>0.875671</text:p>
              </table:table-cell>
              <table:table-cell office:value-type="float" office:value="0.889041">
                <text:p>0.889041</text:p>
              </table:table-cell>
              <table:table-cell office:value-type="float" office:value="0.901535">
                <text:p>0.901535</text:p>
              </table:table-cell>
              <table:table-cell office:value-type="float" office:value="0.916155">
                <text:p>0.916155</text:p>
              </table:table-cell>
              <table:table-cell office:value-type="float" office:value="0.932584">
                <text:p>0.932584</text:p>
              </table:table-cell>
              <table:table-cell office:value-type="float" office:value="0.952418">
                <text:p>0.952418</text:p>
              </table:table-cell>
              <table:table-cell office:value-type="float" office:value="0.854897">
                <text:p>0.8548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64199">
                <text:p>0.764199</text:p>
              </table:table-cell>
              <table:table-cell office:value-type="float" office:value="0.811158">
                <text:p>0.811158</text:p>
              </table:table-cell>
              <table:table-cell office:value-type="float" office:value="0.830429">
                <text:p>0.830429</text:p>
              </table:table-cell>
              <table:table-cell office:value-type="float" office:value="0.846768">
                <text:p>0.846768</text:p>
              </table:table-cell>
              <table:table-cell office:value-type="float" office:value="0.863422">
                <text:p>0.863422</text:p>
              </table:table-cell>
              <table:table-cell office:value-type="float" office:value="0.876699">
                <text:p>0.876699</text:p>
              </table:table-cell>
              <table:table-cell office:value-type="float" office:value="0.888758">
                <text:p>0.888758</text:p>
              </table:table-cell>
              <table:table-cell office:value-type="float" office:value="0.900292">
                <text:p>0.900292</text:p>
              </table:table-cell>
              <table:table-cell office:value-type="float" office:value="0.916237">
                <text:p>0.916237</text:p>
              </table:table-cell>
              <table:table-cell office:value-type="float" office:value="0.932833">
                <text:p>0.932833</text:p>
              </table:table-cell>
              <table:table-cell office:value-type="float" office:value="0.952418">
                <text:p>0.952418</text:p>
              </table:table-cell>
              <table:table-cell office:value-type="float" office:value="0.86308">
                <text:p>0.8630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747242">
                <text:p>0.747242</text:p>
              </table:table-cell>
              <table:table-cell office:value-type="float" office:value="0.813084">
                <text:p>0.813084</text:p>
              </table:table-cell>
              <table:table-cell office:value-type="float" office:value="0.835366">
                <text:p>0.835366</text:p>
              </table:table-cell>
              <table:table-cell office:value-type="float" office:value="0.852872">
                <text:p>0.852872</text:p>
              </table:table-cell>
              <table:table-cell office:value-type="float" office:value="0.866063">
                <text:p>0.866063</text:p>
              </table:table-cell>
              <table:table-cell office:value-type="float" office:value="0.877349">
                <text:p>0.877349</text:p>
              </table:table-cell>
              <table:table-cell office:value-type="float" office:value="0.888362">
                <text:p>0.888362</text:p>
              </table:table-cell>
              <table:table-cell office:value-type="float" office:value="0.900301">
                <text:p>0.900301</text:p>
              </table:table-cell>
              <table:table-cell office:value-type="float" office:value="0.914657">
                <text:p>0.914657</text:p>
              </table:table-cell>
              <table:table-cell office:value-type="float" office:value="0.930138">
                <text:p>0.930138</text:p>
              </table:table-cell>
              <table:table-cell office:value-type="float" office:value="0.952418">
                <text:p>0.952418</text:p>
              </table:table-cell>
              <table:table-cell office:value-type="float" office:value="0.862543">
                <text:p>0.86254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732851">
                <text:p>0.732851</text:p>
              </table:table-cell>
              <table:table-cell office:value-type="float" office:value="0.804317">
                <text:p>0.804317</text:p>
              </table:table-cell>
              <table:table-cell office:value-type="float" office:value="0.834183">
                <text:p>0.834183</text:p>
              </table:table-cell>
              <table:table-cell office:value-type="float" office:value="0.852717">
                <text:p>0.852717</text:p>
              </table:table-cell>
              <table:table-cell office:value-type="float" office:value="0.866239">
                <text:p>0.866239</text:p>
              </table:table-cell>
              <table:table-cell office:value-type="float" office:value="0.878512">
                <text:p>0.878512</text:p>
              </table:table-cell>
              <table:table-cell office:value-type="float" office:value="0.890878">
                <text:p>0.890878</text:p>
              </table:table-cell>
              <table:table-cell office:value-type="float" office:value="0.902514">
                <text:p>0.902514</text:p>
              </table:table-cell>
              <table:table-cell office:value-type="float" office:value="0.913211">
                <text:p>0.913211</text:p>
              </table:table-cell>
              <table:table-cell office:value-type="float" office:value="0.929243">
                <text:p>0.929243</text:p>
              </table:table-cell>
              <table:table-cell office:value-type="float" office:value="0.952418">
                <text:p>0.952418</text:p>
              </table:table-cell>
              <table:table-cell office:value-type="float" office:value="0.860467">
                <text:p>0.86046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745939">
                <text:p>0.745939</text:p>
              </table:table-cell>
              <table:table-cell office:value-type="float" office:value="0.810653">
                <text:p>0.810653</text:p>
              </table:table-cell>
              <table:table-cell office:value-type="float" office:value="0.838158">
                <text:p>0.838158</text:p>
              </table:table-cell>
              <table:table-cell office:value-type="float" office:value="0.856505">
                <text:p>0.856505</text:p>
              </table:table-cell>
              <table:table-cell office:value-type="float" office:value="0.867385">
                <text:p>0.867385</text:p>
              </table:table-cell>
              <table:table-cell office:value-type="float" office:value="0.8779">
                <text:p>0.8779</text:p>
              </table:table-cell>
              <table:table-cell office:value-type="float" office:value="0.892311">
                <text:p>0.892311</text:p>
              </table:table-cell>
              <table:table-cell office:value-type="float" office:value="0.903534">
                <text:p>0.903534</text:p>
              </table:table-cell>
              <table:table-cell office:value-type="float" office:value="0.915197">
                <text:p>0.915197</text:p>
              </table:table-cell>
              <table:table-cell office:value-type="float" office:value="0.93455">
                <text:p>0.93455</text:p>
              </table:table-cell>
              <table:table-cell office:value-type="float" office:value="0.952418">
                <text:p>0.952418</text:p>
              </table:table-cell>
              <table:table-cell office:value-type="float" office:value="0.864213">
                <text:p>0.864213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761175">
                <text:p>0.761175</text:p>
              </table:table-cell>
              <table:table-cell office:value-type="float" office:value="0.818014">
                <text:p>0.818014</text:p>
              </table:table-cell>
              <table:table-cell office:value-type="float" office:value="0.841702">
                <text:p>0.841702</text:p>
              </table:table-cell>
              <table:table-cell office:value-type="float" office:value="0.855798">
                <text:p>0.855798</text:p>
              </table:table-cell>
              <table:table-cell office:value-type="float" office:value="0.867455">
                <text:p>0.867455</text:p>
              </table:table-cell>
              <table:table-cell office:value-type="float" office:value="0.878974">
                <text:p>0.878974</text:p>
              </table:table-cell>
              <table:table-cell office:value-type="float" office:value="0.893078">
                <text:p>0.893078</text:p>
              </table:table-cell>
              <table:table-cell office:value-type="float" office:value="0.903827">
                <text:p>0.903827</text:p>
              </table:table-cell>
              <table:table-cell office:value-type="float" office:value="0.916781">
                <text:p>0.916781</text:p>
              </table:table-cell>
              <table:table-cell office:value-type="float" office:value="0.936603">
                <text:p>0.936603</text:p>
              </table:table-cell>
              <table:table-cell office:value-type="float" office:value="0.952418">
                <text:p>0.952418</text:p>
              </table:table-cell>
              <table:table-cell office:value-type="float" office:value="0.867341">
                <text:p>0.86734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60296">
                <text:p>0.760296</text:p>
              </table:table-cell>
              <table:table-cell office:value-type="float" office:value="0.825621">
                <text:p>0.825621</text:p>
              </table:table-cell>
              <table:table-cell office:value-type="float" office:value="0.847185">
                <text:p>0.847185</text:p>
              </table:table-cell>
              <table:table-cell office:value-type="float" office:value="0.861144">
                <text:p>0.861144</text:p>
              </table:table-cell>
              <table:table-cell office:value-type="float" office:value="0.871256">
                <text:p>0.871256</text:p>
              </table:table-cell>
              <table:table-cell office:value-type="float" office:value="0.881802">
                <text:p>0.881802</text:p>
              </table:table-cell>
              <table:table-cell office:value-type="float" office:value="0.893384">
                <text:p>0.893384</text:p>
              </table:table-cell>
              <table:table-cell office:value-type="float" office:value="0.902878">
                <text:p>0.902878</text:p>
              </table:table-cell>
              <table:table-cell office:value-type="float" office:value="0.914472">
                <text:p>0.914472</text:p>
              </table:table-cell>
              <table:table-cell office:value-type="float" office:value="0.936481">
                <text:p>0.936481</text:p>
              </table:table-cell>
              <table:table-cell office:value-type="float" office:value="0.952418">
                <text:p>0.952418</text:p>
              </table:table-cell>
              <table:table-cell office:value-type="float" office:value="0.869452">
                <text:p>0.86945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741435">
                <text:p>0.741435</text:p>
              </table:table-cell>
              <table:table-cell office:value-type="float" office:value="0.825163">
                <text:p>0.825163</text:p>
              </table:table-cell>
              <table:table-cell office:value-type="float" office:value="0.845609">
                <text:p>0.845609</text:p>
              </table:table-cell>
              <table:table-cell office:value-type="float" office:value="0.861386">
                <text:p>0.861386</text:p>
              </table:table-cell>
              <table:table-cell office:value-type="float" office:value="0.875068">
                <text:p>0.875068</text:p>
              </table:table-cell>
              <table:table-cell office:value-type="float" office:value="0.885981">
                <text:p>0.885981</text:p>
              </table:table-cell>
              <table:table-cell office:value-type="float" office:value="0.895708">
                <text:p>0.895708</text:p>
              </table:table-cell>
              <table:table-cell office:value-type="float" office:value="0.906118">
                <text:p>0.906118</text:p>
              </table:table-cell>
              <table:table-cell office:value-type="float" office:value="0.91948">
                <text:p>0.91948</text:p>
              </table:table-cell>
              <table:table-cell office:value-type="float" office:value="0.93552">
                <text:p>0.93552</text:p>
              </table:table-cell>
              <table:table-cell office:value-type="float" office:value="0.952418">
                <text:p>0.952418</text:p>
              </table:table-cell>
              <table:table-cell office:value-type="float" office:value="0.869147">
                <text:p>0.869147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767773">
                <text:p>0.767773</text:p>
              </table:table-cell>
              <table:table-cell office:value-type="float" office:value="0.829773">
                <text:p>0.829773</text:p>
              </table:table-cell>
              <table:table-cell office:value-type="float" office:value="0.847571">
                <text:p>0.847571</text:p>
              </table:table-cell>
              <table:table-cell office:value-type="float" office:value="0.864287">
                <text:p>0.864287</text:p>
              </table:table-cell>
              <table:table-cell office:value-type="float" office:value="0.876647">
                <text:p>0.876647</text:p>
              </table:table-cell>
              <table:table-cell office:value-type="float" office:value="0.886794">
                <text:p>0.886794</text:p>
              </table:table-cell>
              <table:table-cell office:value-type="float" office:value="0.896871">
                <text:p>0.896871</text:p>
              </table:table-cell>
              <table:table-cell office:value-type="float" office:value="0.907225">
                <text:p>0.907225</text:p>
              </table:table-cell>
              <table:table-cell office:value-type="float" office:value="0.918219">
                <text:p>0.918219</text:p>
              </table:table-cell>
              <table:table-cell office:value-type="float" office:value="0.934871">
                <text:p>0.934871</text:p>
              </table:table-cell>
              <table:table-cell office:value-type="float" office:value="0.952418">
                <text:p>0.952418</text:p>
              </table:table-cell>
              <table:table-cell office:value-type="float" office:value="0.873003">
                <text:p>0.873003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784919">
                <text:p>0.784919</text:p>
              </table:table-cell>
              <table:table-cell office:value-type="float" office:value="0.835824">
                <text:p>0.835824</text:p>
              </table:table-cell>
              <table:table-cell office:value-type="float" office:value="0.85424">
                <text:p>0.85424</text:p>
              </table:table-cell>
              <table:table-cell office:value-type="float" office:value="0.867619">
                <text:p>0.867619</text:p>
              </table:table-cell>
              <table:table-cell office:value-type="float" office:value="0.879911">
                <text:p>0.879911</text:p>
              </table:table-cell>
              <table:table-cell office:value-type="float" office:value="0.891215">
                <text:p>0.891215</text:p>
              </table:table-cell>
              <table:table-cell office:value-type="float" office:value="0.901815">
                <text:p>0.901815</text:p>
              </table:table-cell>
              <table:table-cell office:value-type="float" office:value="0.914333">
                <text:p>0.914333</text:p>
              </table:table-cell>
              <table:table-cell office:value-type="float" office:value="0.922172">
                <text:p>0.922172</text:p>
              </table:table-cell>
              <table:table-cell office:value-type="float" office:value="0.937306">
                <text:p>0.937306</text:p>
              </table:table-cell>
              <table:table-cell office:value-type="float" office:value="0.964095">
                <text:p>0.964095</text:p>
              </table:table-cell>
              <table:table-cell office:value-type="float" office:value="0.878935">
                <text:p>0.878935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765343">
                <text:p>0.765343</text:p>
              </table:table-cell>
              <table:table-cell office:value-type="float" office:value="0.826403">
                <text:p>0.826403</text:p>
              </table:table-cell>
              <table:table-cell office:value-type="float" office:value="0.843955">
                <text:p>0.843955</text:p>
              </table:table-cell>
              <table:table-cell office:value-type="float" office:value="0.861591">
                <text:p>0.861591</text:p>
              </table:table-cell>
              <table:table-cell office:value-type="float" office:value="0.874772">
                <text:p>0.874772</text:p>
              </table:table-cell>
              <table:table-cell office:value-type="float" office:value="0.884236">
                <text:p>0.884236</text:p>
              </table:table-cell>
              <table:table-cell office:value-type="float" office:value="0.895385">
                <text:p>0.895385</text:p>
              </table:table-cell>
              <table:table-cell office:value-type="float" office:value="0.909474">
                <text:p>0.909474</text:p>
              </table:table-cell>
              <table:table-cell office:value-type="float" office:value="0.919884">
                <text:p>0.919884</text:p>
              </table:table-cell>
              <table:table-cell office:value-type="float" office:value="0.940189">
                <text:p>0.940189</text:p>
              </table:table-cell>
              <table:table-cell office:value-type="float" office:value="0.964095">
                <text:p>0.964095</text:p>
              </table:table-cell>
              <table:table-cell office:value-type="float" office:value="0.872123">
                <text:p>0.87212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7933">
                <text:p>0.77933</text:p>
              </table:table-cell>
              <table:table-cell office:value-type="float" office:value="0.824247">
                <text:p>0.824247</text:p>
              </table:table-cell>
              <table:table-cell office:value-type="float" office:value="0.845785">
                <text:p>0.845785</text:p>
              </table:table-cell>
              <table:table-cell office:value-type="float" office:value="0.862522">
                <text:p>0.862522</text:p>
              </table:table-cell>
              <table:table-cell office:value-type="float" office:value="0.876487">
                <text:p>0.876487</text:p>
              </table:table-cell>
              <table:table-cell office:value-type="float" office:value="0.885565">
                <text:p>0.885565</text:p>
              </table:table-cell>
              <table:table-cell office:value-type="float" office:value="0.898385">
                <text:p>0.898385</text:p>
              </table:table-cell>
              <table:table-cell office:value-type="float" office:value="0.912462">
                <text:p>0.912462</text:p>
              </table:table-cell>
              <table:table-cell office:value-type="float" office:value="0.919875">
                <text:p>0.919875</text:p>
              </table:table-cell>
              <table:table-cell office:value-type="float" office:value="0.940778">
                <text:p>0.940778</text:p>
              </table:table-cell>
              <table:table-cell office:value-type="float" office:value="0.964095">
                <text:p>0.964095</text:p>
              </table:table-cell>
              <table:table-cell office:value-type="float" office:value="0.874544">
                <text:p>0.87454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774805">
                <text:p>0.774805</text:p>
              </table:table-cell>
              <table:table-cell office:value-type="float" office:value="0.825543">
                <text:p>0.825543</text:p>
              </table:table-cell>
              <table:table-cell office:value-type="float" office:value="0.848331">
                <text:p>0.848331</text:p>
              </table:table-cell>
              <table:table-cell office:value-type="float" office:value="0.86145">
                <text:p>0.86145</text:p>
              </table:table-cell>
              <table:table-cell office:value-type="float" office:value="0.875837">
                <text:p>0.875837</text:p>
              </table:table-cell>
              <table:table-cell office:value-type="float" office:value="0.888027">
                <text:p>0.888027</text:p>
              </table:table-cell>
              <table:table-cell office:value-type="float" office:value="0.900557">
                <text:p>0.900557</text:p>
              </table:table-cell>
              <table:table-cell office:value-type="float" office:value="0.912971">
                <text:p>0.912971</text:p>
              </table:table-cell>
              <table:table-cell office:value-type="float" office:value="0.920838">
                <text:p>0.920838</text:p>
              </table:table-cell>
              <table:table-cell office:value-type="float" office:value="0.93974">
                <text:p>0.93974</text:p>
              </table:table-cell>
              <table:table-cell office:value-type="float" office:value="0.964095">
                <text:p>0.964095</text:p>
              </table:table-cell>
              <table:table-cell office:value-type="float" office:value="0.87481">
                <text:p>0.8748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788047">
                <text:p>0.788047</text:p>
              </table:table-cell>
              <table:table-cell office:value-type="float" office:value="0.831376">
                <text:p>0.831376</text:p>
              </table:table-cell>
              <table:table-cell office:value-type="float" office:value="0.851309">
                <text:p>0.851309</text:p>
              </table:table-cell>
              <table:table-cell office:value-type="float" office:value="0.865386">
                <text:p>0.865386</text:p>
              </table:table-cell>
              <table:table-cell office:value-type="float" office:value="0.879735">
                <text:p>0.879735</text:p>
              </table:table-cell>
              <table:table-cell office:value-type="float" office:value="0.892227">
                <text:p>0.892227</text:p>
              </table:table-cell>
              <table:table-cell office:value-type="float" office:value="0.905332">
                <text:p>0.905332</text:p>
              </table:table-cell>
              <table:table-cell office:value-type="float" office:value="0.915641">
                <text:p>0.915641</text:p>
              </table:table-cell>
              <table:table-cell office:value-type="float" office:value="0.923549">
                <text:p>0.923549</text:p>
              </table:table-cell>
              <table:table-cell office:value-type="float" office:value="0.938936">
                <text:p>0.938936</text:p>
              </table:table-cell>
              <table:table-cell office:value-type="float" office:value="0.964095">
                <text:p>0.964095</text:p>
              </table:table-cell>
              <table:table-cell office:value-type="float" office:value="0.879154">
                <text:p>0.87915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78465">
                <text:p>0.78465</text:p>
              </table:table-cell>
              <table:table-cell office:value-type="float" office:value="0.833821">
                <text:p>0.833821</text:p>
              </table:table-cell>
              <table:table-cell office:value-type="float" office:value="0.852248">
                <text:p>0.852248</text:p>
              </table:table-cell>
              <table:table-cell office:value-type="float" office:value="0.86698">
                <text:p>0.86698</text:p>
              </table:table-cell>
              <table:table-cell office:value-type="float" office:value="0.881533">
                <text:p>0.881533</text:p>
              </table:table-cell>
              <table:table-cell office:value-type="float" office:value="0.895692">
                <text:p>0.895692</text:p>
              </table:table-cell>
              <table:table-cell office:value-type="float" office:value="0.910527">
                <text:p>0.910527</text:p>
              </table:table-cell>
              <table:table-cell office:value-type="float" office:value="0.917609">
                <text:p>0.917609</text:p>
              </table:table-cell>
              <table:table-cell office:value-type="float" office:value="0.928085">
                <text:p>0.928085</text:p>
              </table:table-cell>
              <table:table-cell office:value-type="float" office:value="0.943357">
                <text:p>0.943357</text:p>
              </table:table-cell>
              <table:table-cell office:value-type="float" office:value="0.952418">
                <text:p>0.952418</text:p>
              </table:table-cell>
              <table:table-cell office:value-type="float" office:value="0.88145">
                <text:p>0.8814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767873">
                <text:p>0.767873</text:p>
              </table:table-cell>
              <table:table-cell office:value-type="float" office:value="0.840218">
                <text:p>0.840218</text:p>
              </table:table-cell>
              <table:table-cell office:value-type="float" office:value="0.858508">
                <text:p>0.858508</text:p>
              </table:table-cell>
              <table:table-cell office:value-type="float" office:value="0.870616">
                <text:p>0.870616</text:p>
              </table:table-cell>
              <table:table-cell office:value-type="float" office:value="0.883289">
                <text:p>0.883289</text:p>
              </table:table-cell>
              <table:table-cell office:value-type="float" office:value="0.894969">
                <text:p>0.894969</text:p>
              </table:table-cell>
              <table:table-cell office:value-type="float" office:value="0.90761">
                <text:p>0.90761</text:p>
              </table:table-cell>
              <table:table-cell office:value-type="float" office:value="0.916345">
                <text:p>0.916345</text:p>
              </table:table-cell>
              <table:table-cell office:value-type="float" office:value="0.925718">
                <text:p>0.925718</text:p>
              </table:table-cell>
              <table:table-cell office:value-type="float" office:value="0.940885">
                <text:p>0.940885</text:p>
              </table:table-cell>
              <table:table-cell office:value-type="float" office:value="0.952418">
                <text:p>0.952418</text:p>
              </table:table-cell>
              <table:table-cell office:value-type="float" office:value="0.880603">
                <text:p>0.88060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760102">
                <text:p>0.760102</text:p>
              </table:table-cell>
              <table:table-cell office:value-type="float" office:value="0.834771">
                <text:p>0.834771</text:p>
              </table:table-cell>
              <table:table-cell office:value-type="float" office:value="0.853352">
                <text:p>0.853352</text:p>
              </table:table-cell>
              <table:table-cell office:value-type="float" office:value="0.864608">
                <text:p>0.864608</text:p>
              </table:table-cell>
              <table:table-cell office:value-type="float" office:value="0.872646">
                <text:p>0.872646</text:p>
              </table:table-cell>
              <table:table-cell office:value-type="float" office:value="0.886036">
                <text:p>0.886036</text:p>
              </table:table-cell>
              <table:table-cell office:value-type="float" office:value="0.897474">
                <text:p>0.897474</text:p>
              </table:table-cell>
              <table:table-cell office:value-type="float" office:value="0.911059">
                <text:p>0.911059</text:p>
              </table:table-cell>
              <table:table-cell office:value-type="float" office:value="0.922379">
                <text:p>0.922379</text:p>
              </table:table-cell>
              <table:table-cell office:value-type="float" office:value="0.940789">
                <text:p>0.940789</text:p>
              </table:table-cell>
              <table:table-cell office:value-type="float" office:value="0.952418">
                <text:p>0.952418</text:p>
              </table:table-cell>
              <table:table-cell office:value-type="float" office:value="0.874321">
                <text:p>0.87432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6958">
                <text:p>0.6958</text:p>
              </table:table-cell>
              <table:table-cell office:value-type="float" office:value="0.836179">
                <text:p>0.836179</text:p>
              </table:table-cell>
              <table:table-cell office:value-type="float" office:value="0.855876">
                <text:p>0.855876</text:p>
              </table:table-cell>
              <table:table-cell office:value-type="float" office:value="0.865727">
                <text:p>0.865727</text:p>
              </table:table-cell>
              <table:table-cell office:value-type="float" office:value="0.874986">
                <text:p>0.874986</text:p>
              </table:table-cell>
              <table:table-cell office:value-type="float" office:value="0.886254">
                <text:p>0.886254</text:p>
              </table:table-cell>
              <table:table-cell office:value-type="float" office:value="0.896546">
                <text:p>0.896546</text:p>
              </table:table-cell>
              <table:table-cell office:value-type="float" office:value="0.910114">
                <text:p>0.910114</text:p>
              </table:table-cell>
              <table:table-cell office:value-type="float" office:value="0.9211">
                <text:p>0.9211</text:p>
              </table:table-cell>
              <table:table-cell office:value-type="float" office:value="0.936704">
                <text:p>0.936704</text:p>
              </table:table-cell>
              <table:table-cell office:value-type="float" office:value="0.952418">
                <text:p>0.952418</text:p>
              </table:table-cell>
              <table:table-cell office:value-type="float" office:value="0.867928">
                <text:p>0.86792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719738">
                <text:p>0.719738</text:p>
              </table:table-cell>
              <table:table-cell office:value-type="float" office:value="0.836202">
                <text:p>0.836202</text:p>
              </table:table-cell>
              <table:table-cell office:value-type="float" office:value="0.85484">
                <text:p>0.85484</text:p>
              </table:table-cell>
              <table:table-cell office:value-type="float" office:value="0.864462">
                <text:p>0.864462</text:p>
              </table:table-cell>
              <table:table-cell office:value-type="float" office:value="0.876693">
                <text:p>0.876693</text:p>
              </table:table-cell>
              <table:table-cell office:value-type="float" office:value="0.888649">
                <text:p>0.888649</text:p>
              </table:table-cell>
              <table:table-cell office:value-type="float" office:value="0.895403">
                <text:p>0.895403</text:p>
              </table:table-cell>
              <table:table-cell office:value-type="float" office:value="0.908225">
                <text:p>0.908225</text:p>
              </table:table-cell>
              <table:table-cell office:value-type="float" office:value="0.918254">
                <text:p>0.918254</text:p>
              </table:table-cell>
              <table:table-cell office:value-type="float" office:value="0.93455">
                <text:p>0.93455</text:p>
              </table:table-cell>
              <table:table-cell office:value-type="float" office:value="0.952418">
                <text:p>0.952418</text:p>
              </table:table-cell>
              <table:table-cell office:value-type="float" office:value="0.869701">
                <text:p>0.86970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768592">
                <text:p>0.768592</text:p>
              </table:table-cell>
              <table:table-cell office:value-type="float" office:value="0.840013">
                <text:p>0.840013</text:p>
              </table:table-cell>
              <table:table-cell office:value-type="float" office:value="0.858818">
                <text:p>0.858818</text:p>
              </table:table-cell>
              <table:table-cell office:value-type="float" office:value="0.868869">
                <text:p>0.868869</text:p>
              </table:table-cell>
              <table:table-cell office:value-type="float" office:value="0.881637">
                <text:p>0.881637</text:p>
              </table:table-cell>
              <table:table-cell office:value-type="float" office:value="0.892216">
                <text:p>0.892216</text:p>
              </table:table-cell>
              <table:table-cell office:value-type="float" office:value="0.901152">
                <text:p>0.901152</text:p>
              </table:table-cell>
              <table:table-cell office:value-type="float" office:value="0.914526">
                <text:p>0.914526</text:p>
              </table:table-cell>
              <table:table-cell office:value-type="float" office:value="0.920685">
                <text:p>0.920685</text:p>
              </table:table-cell>
              <table:table-cell office:value-type="float" office:value="0.933887">
                <text:p>0.933887</text:p>
              </table:table-cell>
              <table:table-cell office:value-type="float" office:value="0.952418">
                <text:p>0.952418</text:p>
              </table:table-cell>
              <table:table-cell office:value-type="float" office:value="0.878039">
                <text:p>0.87803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762023">
                <text:p>0.762023</text:p>
              </table:table-cell>
              <table:table-cell office:value-type="float" office:value="0.835704">
                <text:p>0.835704</text:p>
              </table:table-cell>
              <table:table-cell office:value-type="float" office:value="0.857371">
                <text:p>0.857371</text:p>
              </table:table-cell>
              <table:table-cell office:value-type="float" office:value="0.868159">
                <text:p>0.868159</text:p>
              </table:table-cell>
              <table:table-cell office:value-type="float" office:value="0.880075">
                <text:p>0.880075</text:p>
              </table:table-cell>
              <table:table-cell office:value-type="float" office:value="0.890189">
                <text:p>0.890189</text:p>
              </table:table-cell>
              <table:table-cell office:value-type="float" office:value="0.897546">
                <text:p>0.897546</text:p>
              </table:table-cell>
              <table:table-cell office:value-type="float" office:value="0.909735">
                <text:p>0.909735</text:p>
              </table:table-cell>
              <table:table-cell office:value-type="float" office:value="0.91785">
                <text:p>0.91785</text:p>
              </table:table-cell>
              <table:table-cell office:value-type="float" office:value="0.934806">
                <text:p>0.934806</text:p>
              </table:table-cell>
              <table:table-cell office:value-type="float" office:value="0.952418">
                <text:p>0.952418</text:p>
              </table:table-cell>
              <table:table-cell office:value-type="float" office:value="0.875346">
                <text:p>0.87534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31713">
                <text:p>0.731713</text:p>
              </table:table-cell>
              <table:table-cell office:value-type="float" office:value="0.828888">
                <text:p>0.828888</text:p>
              </table:table-cell>
              <table:table-cell office:value-type="float" office:value="0.850512">
                <text:p>0.850512</text:p>
              </table:table-cell>
              <table:table-cell office:value-type="float" office:value="0.864411">
                <text:p>0.864411</text:p>
              </table:table-cell>
              <table:table-cell office:value-type="float" office:value="0.878972">
                <text:p>0.878972</text:p>
              </table:table-cell>
              <table:table-cell office:value-type="float" office:value="0.891025">
                <text:p>0.891025</text:p>
              </table:table-cell>
              <table:table-cell office:value-type="float" office:value="0.90042">
                <text:p>0.90042</text:p>
              </table:table-cell>
              <table:table-cell office:value-type="float" office:value="0.912486">
                <text:p>0.912486</text:p>
              </table:table-cell>
              <table:table-cell office:value-type="float" office:value="0.920302">
                <text:p>0.920302</text:p>
              </table:table-cell>
              <table:table-cell office:value-type="float" office:value="0.934995">
                <text:p>0.934995</text:p>
              </table:table-cell>
              <table:table-cell office:value-type="float" office:value="0.952418">
                <text:p>0.952418</text:p>
              </table:table-cell>
              <table:table-cell office:value-type="float" office:value="0.871372">
                <text:p>0.87137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756222">
                <text:p>0.756222</text:p>
              </table:table-cell>
              <table:table-cell office:value-type="float" office:value="0.836173">
                <text:p>0.836173</text:p>
              </table:table-cell>
              <table:table-cell office:value-type="float" office:value="0.856634">
                <text:p>0.856634</text:p>
              </table:table-cell>
              <table:table-cell office:value-type="float" office:value="0.87209">
                <text:p>0.87209</text:p>
              </table:table-cell>
              <table:table-cell office:value-type="float" office:value="0.884659">
                <text:p>0.884659</text:p>
              </table:table-cell>
              <table:table-cell office:value-type="float" office:value="0.893898">
                <text:p>0.893898</text:p>
              </table:table-cell>
              <table:table-cell office:value-type="float" office:value="0.903528">
                <text:p>0.903528</text:p>
              </table:table-cell>
              <table:table-cell office:value-type="float" office:value="0.913696">
                <text:p>0.913696</text:p>
              </table:table-cell>
              <table:table-cell office:value-type="float" office:value="0.920983">
                <text:p>0.920983</text:p>
              </table:table-cell>
              <table:table-cell office:value-type="float" office:value="0.936133">
                <text:p>0.936133</text:p>
              </table:table-cell>
              <table:table-cell office:value-type="float" office:value="0.952418">
                <text:p>0.952418</text:p>
              </table:table-cell>
              <table:table-cell office:value-type="float" office:value="0.877402">
                <text:p>0.87740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768647">
                <text:p>0.768647</text:p>
              </table:table-cell>
              <table:table-cell office:value-type="float" office:value="0.832723">
                <text:p>0.832723</text:p>
              </table:table-cell>
              <table:table-cell office:value-type="float" office:value="0.850986">
                <text:p>0.850986</text:p>
              </table:table-cell>
              <table:table-cell office:value-type="float" office:value="0.86786">
                <text:p>0.86786</text:p>
              </table:table-cell>
              <table:table-cell office:value-type="float" office:value="0.880441">
                <text:p>0.880441</text:p>
              </table:table-cell>
              <table:table-cell office:value-type="float" office:value="0.892487">
                <text:p>0.892487</text:p>
              </table:table-cell>
              <table:table-cell office:value-type="float" office:value="0.899614">
                <text:p>0.899614</text:p>
              </table:table-cell>
              <table:table-cell office:value-type="float" office:value="0.910912">
                <text:p>0.910912</text:p>
              </table:table-cell>
              <table:table-cell office:value-type="float" office:value="0.919724">
                <text:p>0.919724</text:p>
              </table:table-cell>
              <table:table-cell office:value-type="float" office:value="0.936074">
                <text:p>0.936074</text:p>
              </table:table-cell>
              <table:table-cell office:value-type="float" office:value="0.952418">
                <text:p>0.952418</text:p>
              </table:table-cell>
              <table:table-cell office:value-type="float" office:value="0.875947">
                <text:p>0.87594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787792">
                <text:p>0.787792</text:p>
              </table:table-cell>
              <table:table-cell office:value-type="float" office:value="0.83589">
                <text:p>0.83589</text:p>
              </table:table-cell>
              <table:table-cell office:value-type="float" office:value="0.854856">
                <text:p>0.854856</text:p>
              </table:table-cell>
              <table:table-cell office:value-type="float" office:value="0.869408">
                <text:p>0.869408</text:p>
              </table:table-cell>
              <table:table-cell office:value-type="float" office:value="0.881348">
                <text:p>0.881348</text:p>
              </table:table-cell>
              <table:table-cell office:value-type="float" office:value="0.893082">
                <text:p>0.893082</text:p>
              </table:table-cell>
              <table:table-cell office:value-type="float" office:value="0.901701">
                <text:p>0.901701</text:p>
              </table:table-cell>
              <table:table-cell office:value-type="float" office:value="0.914764">
                <text:p>0.914764</text:p>
              </table:table-cell>
              <table:table-cell office:value-type="float" office:value="0.920185">
                <text:p>0.920185</text:p>
              </table:table-cell>
              <table:table-cell office:value-type="float" office:value="0.935432">
                <text:p>0.935432</text:p>
              </table:table-cell>
              <table:table-cell office:value-type="float" office:value="0.964095">
                <text:p>0.964095</text:p>
              </table:table-cell>
              <table:table-cell office:value-type="float" office:value="0.879446">
                <text:p>0.87944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70542">
                <text:p>0.70542</text:p>
              </table:table-cell>
              <table:table-cell office:value-type="float" office:value="0.821335">
                <text:p>0.821335</text:p>
              </table:table-cell>
              <table:table-cell office:value-type="float" office:value="0.84725">
                <text:p>0.84725</text:p>
              </table:table-cell>
              <table:table-cell office:value-type="float" office:value="0.86385">
                <text:p>0.86385</text:p>
              </table:table-cell>
              <table:table-cell office:value-type="float" office:value="0.877786">
                <text:p>0.877786</text:p>
              </table:table-cell>
              <table:table-cell office:value-type="float" office:value="0.89125">
                <text:p>0.89125</text:p>
              </table:table-cell>
              <table:table-cell office:value-type="float" office:value="0.900622">
                <text:p>0.900622</text:p>
              </table:table-cell>
              <table:table-cell office:value-type="float" office:value="0.914868">
                <text:p>0.914868</text:p>
              </table:table-cell>
              <table:table-cell office:value-type="float" office:value="0.920721">
                <text:p>0.920721</text:p>
              </table:table-cell>
              <table:table-cell office:value-type="float" office:value="0.936575">
                <text:p>0.936575</text:p>
              </table:table-cell>
              <table:table-cell office:value-type="float" office:value="0.952418">
                <text:p>0.952418</text:p>
              </table:table-cell>
              <table:table-cell office:value-type="float" office:value="0.867968">
                <text:p>0.86796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778442">
                <text:p>0.778442</text:p>
              </table:table-cell>
              <table:table-cell office:value-type="float" office:value="0.832732">
                <text:p>0.832732</text:p>
              </table:table-cell>
              <table:table-cell office:value-type="float" office:value="0.85495">
                <text:p>0.85495</text:p>
              </table:table-cell>
              <table:table-cell office:value-type="float" office:value="0.866806">
                <text:p>0.866806</text:p>
              </table:table-cell>
              <table:table-cell office:value-type="float" office:value="0.879588">
                <text:p>0.879588</text:p>
              </table:table-cell>
              <table:table-cell office:value-type="float" office:value="0.892067">
                <text:p>0.892067</text:p>
              </table:table-cell>
              <table:table-cell office:value-type="float" office:value="0.900438">
                <text:p>0.900438</text:p>
              </table:table-cell>
              <table:table-cell office:value-type="float" office:value="0.912679">
                <text:p>0.912679</text:p>
              </table:table-cell>
              <table:table-cell office:value-type="float" office:value="0.919974">
                <text:p>0.919974</text:p>
              </table:table-cell>
              <table:table-cell office:value-type="float" office:value="0.93754">
                <text:p>0.93754</text:p>
              </table:table-cell>
              <table:table-cell office:value-type="float" office:value="0.964095">
                <text:p>0.964095</text:p>
              </table:table-cell>
              <table:table-cell office:value-type="float" office:value="0.877521">
                <text:p>0.877521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758449">
                <text:p>0.758449</text:p>
              </table:table-cell>
              <table:table-cell office:value-type="float" office:value="0.835351">
                <text:p>0.835351</text:p>
              </table:table-cell>
              <table:table-cell office:value-type="float" office:value="0.856496">
                <text:p>0.856496</text:p>
              </table:table-cell>
              <table:table-cell office:value-type="float" office:value="0.868389">
                <text:p>0.868389</text:p>
              </table:table-cell>
              <table:table-cell office:value-type="float" office:value="0.879931">
                <text:p>0.879931</text:p>
              </table:table-cell>
              <table:table-cell office:value-type="float" office:value="0.891632">
                <text:p>0.891632</text:p>
              </table:table-cell>
              <table:table-cell office:value-type="float" office:value="0.90195">
                <text:p>0.90195</text:p>
              </table:table-cell>
              <table:table-cell office:value-type="float" office:value="0.913815">
                <text:p>0.913815</text:p>
              </table:table-cell>
              <table:table-cell office:value-type="float" office:value="0.922614">
                <text:p>0.922614</text:p>
              </table:table-cell>
              <table:table-cell office:value-type="float" office:value="0.940429">
                <text:p>0.940429</text:p>
              </table:table-cell>
              <table:table-cell office:value-type="float" office:value="0.952418">
                <text:p>0.952418</text:p>
              </table:table-cell>
              <table:table-cell office:value-type="float" office:value="0.876906">
                <text:p>0.87690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763081">
                <text:p>0.763081</text:p>
              </table:table-cell>
              <table:table-cell office:value-type="float" office:value="0.835895">
                <text:p>0.835895</text:p>
              </table:table-cell>
              <table:table-cell office:value-type="float" office:value="0.858939">
                <text:p>0.858939</text:p>
              </table:table-cell>
              <table:table-cell office:value-type="float" office:value="0.872043">
                <text:p>0.872043</text:p>
              </table:table-cell>
              <table:table-cell office:value-type="float" office:value="0.884678">
                <text:p>0.884678</text:p>
              </table:table-cell>
              <table:table-cell office:value-type="float" office:value="0.89372">
                <text:p>0.89372</text:p>
              </table:table-cell>
              <table:table-cell office:value-type="float" office:value="0.904516">
                <text:p>0.904516</text:p>
              </table:table-cell>
              <table:table-cell office:value-type="float" office:value="0.91376">
                <text:p>0.91376</text:p>
              </table:table-cell>
              <table:table-cell office:value-type="float" office:value="0.918976">
                <text:p>0.918976</text:p>
              </table:table-cell>
              <table:table-cell office:value-type="float" office:value="0.935839">
                <text:p>0.935839</text:p>
              </table:table-cell>
              <table:table-cell office:value-type="float" office:value="0.952418">
                <text:p>0.952418</text:p>
              </table:table-cell>
              <table:table-cell office:value-type="float" office:value="0.878145">
                <text:p>0.87814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746578">
                <text:p>0.746578</text:p>
              </table:table-cell>
              <table:table-cell office:value-type="float" office:value="0.832907">
                <text:p>0.832907</text:p>
              </table:table-cell>
              <table:table-cell office:value-type="float" office:value="0.855801">
                <text:p>0.855801</text:p>
              </table:table-cell>
              <table:table-cell office:value-type="float" office:value="0.868286">
                <text:p>0.868286</text:p>
              </table:table-cell>
              <table:table-cell office:value-type="float" office:value="0.881569">
                <text:p>0.881569</text:p>
              </table:table-cell>
              <table:table-cell office:value-type="float" office:value="0.893607">
                <text:p>0.893607</text:p>
              </table:table-cell>
              <table:table-cell office:value-type="float" office:value="0.903443">
                <text:p>0.903443</text:p>
              </table:table-cell>
              <table:table-cell office:value-type="float" office:value="0.911304">
                <text:p>0.911304</text:p>
              </table:table-cell>
              <table:table-cell office:value-type="float" office:value="0.92105">
                <text:p>0.92105</text:p>
              </table:table-cell>
              <table:table-cell office:value-type="float" office:value="0.935802">
                <text:p>0.935802</text:p>
              </table:table-cell>
              <table:table-cell office:value-type="float" office:value="0.952418">
                <text:p>0.952418</text:p>
              </table:table-cell>
              <table:table-cell office:value-type="float" office:value="0.875035">
                <text:p>0.87503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750742">
                <text:p>0.750742</text:p>
              </table:table-cell>
              <table:table-cell office:value-type="float" office:value="0.831353">
                <text:p>0.831353</text:p>
              </table:table-cell>
              <table:table-cell office:value-type="float" office:value="0.853191">
                <text:p>0.853191</text:p>
              </table:table-cell>
              <table:table-cell office:value-type="float" office:value="0.866202">
                <text:p>0.866202</text:p>
              </table:table-cell>
              <table:table-cell office:value-type="float" office:value="0.880875">
                <text:p>0.880875</text:p>
              </table:table-cell>
              <table:table-cell office:value-type="float" office:value="0.89272">
                <text:p>0.89272</text:p>
              </table:table-cell>
              <table:table-cell office:value-type="float" office:value="0.903186">
                <text:p>0.903186</text:p>
              </table:table-cell>
              <table:table-cell office:value-type="float" office:value="0.911937">
                <text:p>0.911937</text:p>
              </table:table-cell>
              <table:table-cell office:value-type="float" office:value="0.921807">
                <text:p>0.921807</text:p>
              </table:table-cell>
              <table:table-cell office:value-type="float" office:value="0.938463">
                <text:p>0.938463</text:p>
              </table:table-cell>
              <table:table-cell office:value-type="float" office:value="0.952418">
                <text:p>0.952418</text:p>
              </table:table-cell>
              <table:table-cell office:value-type="float" office:value="0.875048">
                <text:p>0.87504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53434">
                <text:p>0.753434</text:p>
              </table:table-cell>
              <table:table-cell office:value-type="float" office:value="0.824453">
                <text:p>0.824453</text:p>
              </table:table-cell>
              <table:table-cell office:value-type="float" office:value="0.844961">
                <text:p>0.844961</text:p>
              </table:table-cell>
              <table:table-cell office:value-type="float" office:value="0.860767">
                <text:p>0.860767</text:p>
              </table:table-cell>
              <table:table-cell office:value-type="float" office:value="0.874565">
                <text:p>0.874565</text:p>
              </table:table-cell>
              <table:table-cell office:value-type="float" office:value="0.887507">
                <text:p>0.887507</text:p>
              </table:table-cell>
              <table:table-cell office:value-type="float" office:value="0.899066">
                <text:p>0.899066</text:p>
              </table:table-cell>
              <table:table-cell office:value-type="float" office:value="0.908908">
                <text:p>0.908908</text:p>
              </table:table-cell>
              <table:table-cell office:value-type="float" office:value="0.916313">
                <text:p>0.916313</text:p>
              </table:table-cell>
              <table:table-cell office:value-type="float" office:value="0.933639">
                <text:p>0.933639</text:p>
              </table:table-cell>
              <table:table-cell office:value-type="float" office:value="0.952418">
                <text:p>0.952418</text:p>
              </table:table-cell>
              <table:table-cell office:value-type="float" office:value="0.870361">
                <text:p>0.870361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77675">
                <text:p>0.77675</text:p>
              </table:table-cell>
              <table:table-cell office:value-type="float" office:value="0.829369">
                <text:p>0.829369</text:p>
              </table:table-cell>
              <table:table-cell office:value-type="float" office:value="0.84744">
                <text:p>0.84744</text:p>
              </table:table-cell>
              <table:table-cell office:value-type="float" office:value="0.865972">
                <text:p>0.865972</text:p>
              </table:table-cell>
              <table:table-cell office:value-type="float" office:value="0.879323">
                <text:p>0.879323</text:p>
              </table:table-cell>
              <table:table-cell office:value-type="float" office:value="0.891887">
                <text:p>0.891887</text:p>
              </table:table-cell>
              <table:table-cell office:value-type="float" office:value="0.904273">
                <text:p>0.904273</text:p>
              </table:table-cell>
              <table:table-cell office:value-type="float" office:value="0.914187">
                <text:p>0.914187</text:p>
              </table:table-cell>
              <table:table-cell office:value-type="float" office:value="0.921171">
                <text:p>0.921171</text:p>
              </table:table-cell>
              <table:table-cell office:value-type="float" office:value="0.934636">
                <text:p>0.934636</text:p>
              </table:table-cell>
              <table:table-cell office:value-type="float" office:value="0.952418">
                <text:p>0.952418</text:p>
              </table:table-cell>
              <table:table-cell office:value-type="float" office:value="0.876501">
                <text:p>0.876501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764854">
                <text:p>0.764854</text:p>
              </table:table-cell>
              <table:table-cell office:value-type="float" office:value="0.834732">
                <text:p>0.834732</text:p>
              </table:table-cell>
              <table:table-cell office:value-type="float" office:value="0.852854">
                <text:p>0.852854</text:p>
              </table:table-cell>
              <table:table-cell office:value-type="float" office:value="0.8696">
                <text:p>0.8696</text:p>
              </table:table-cell>
              <table:table-cell office:value-type="float" office:value="0.883607">
                <text:p>0.883607</text:p>
              </table:table-cell>
              <table:table-cell office:value-type="float" office:value="0.896932">
                <text:p>0.896932</text:p>
              </table:table-cell>
              <table:table-cell office:value-type="float" office:value="0.909789">
                <text:p>0.909789</text:p>
              </table:table-cell>
              <table:table-cell office:value-type="float" office:value="0.916279">
                <text:p>0.916279</text:p>
              </table:table-cell>
              <table:table-cell office:value-type="float" office:value="0.923263">
                <text:p>0.923263</text:p>
              </table:table-cell>
              <table:table-cell office:value-type="float" office:value="0.93878">
                <text:p>0.93878</text:p>
              </table:table-cell>
              <table:table-cell office:value-type="float" office:value="0.952418">
                <text:p>0.952418</text:p>
              </table:table-cell>
              <table:table-cell office:value-type="float" office:value="0.879069">
                <text:p>0.879069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783176">
                <text:p>0.783176</text:p>
              </table:table-cell>
              <table:table-cell office:value-type="float" office:value="0.83454">
                <text:p>0.83454</text:p>
              </table:table-cell>
              <table:table-cell office:value-type="float" office:value="0.855044">
                <text:p>0.855044</text:p>
              </table:table-cell>
              <table:table-cell office:value-type="float" office:value="0.869675">
                <text:p>0.869675</text:p>
              </table:table-cell>
              <table:table-cell office:value-type="float" office:value="0.88171">
                <text:p>0.88171</text:p>
              </table:table-cell>
              <table:table-cell office:value-type="float" office:value="0.892935">
                <text:p>0.892935</text:p>
              </table:table-cell>
              <table:table-cell office:value-type="float" office:value="0.908332">
                <text:p>0.908332</text:p>
              </table:table-cell>
              <table:table-cell office:value-type="float" office:value="0.916143">
                <text:p>0.916143</text:p>
              </table:table-cell>
              <table:table-cell office:value-type="float" office:value="0.92309">
                <text:p>0.92309</text:p>
              </table:table-cell>
              <table:table-cell office:value-type="float" office:value="0.937691">
                <text:p>0.937691</text:p>
              </table:table-cell>
              <table:table-cell office:value-type="float" office:value="0.952418">
                <text:p>0.952418</text:p>
              </table:table-cell>
              <table:table-cell office:value-type="float" office:value="0.880234">
                <text:p>0.88023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765458">
                <text:p>0.765458</text:p>
              </table:table-cell>
              <table:table-cell office:value-type="float" office:value="0.836745">
                <text:p>0.836745</text:p>
              </table:table-cell>
              <table:table-cell office:value-type="float" office:value="0.859462">
                <text:p>0.859462</text:p>
              </table:table-cell>
              <table:table-cell office:value-type="float" office:value="0.875299">
                <text:p>0.875299</text:p>
              </table:table-cell>
              <table:table-cell office:value-type="float" office:value="0.884968">
                <text:p>0.884968</text:p>
              </table:table-cell>
              <table:table-cell office:value-type="float" office:value="0.894186">
                <text:p>0.894186</text:p>
              </table:table-cell>
              <table:table-cell office:value-type="float" office:value="0.907818">
                <text:p>0.907818</text:p>
              </table:table-cell>
              <table:table-cell office:value-type="float" office:value="0.916">
                <text:p>0.916</text:p>
              </table:table-cell>
              <table:table-cell office:value-type="float" office:value="0.9237">
                <text:p>0.9237</text:p>
              </table:table-cell>
              <table:table-cell office:value-type="float" office:value="0.940089">
                <text:p>0.940089</text:p>
              </table:table-cell>
              <table:table-cell office:value-type="float" office:value="0.964095">
                <text:p>0.964095</text:p>
              </table:table-cell>
              <table:table-cell office:value-type="float" office:value="0.880372">
                <text:p>0.88037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75569">
                <text:p>0.75569</text:p>
              </table:table-cell>
              <table:table-cell office:value-type="float" office:value="0.833802">
                <text:p>0.833802</text:p>
              </table:table-cell>
              <table:table-cell office:value-type="float" office:value="0.859487">
                <text:p>0.859487</text:p>
              </table:table-cell>
              <table:table-cell office:value-type="float" office:value="0.877601">
                <text:p>0.877601</text:p>
              </table:table-cell>
              <table:table-cell office:value-type="float" office:value="0.887535">
                <text:p>0.887535</text:p>
              </table:table-cell>
              <table:table-cell office:value-type="float" office:value="0.896467">
                <text:p>0.896467</text:p>
              </table:table-cell>
              <table:table-cell office:value-type="float" office:value="0.910708">
                <text:p>0.910708</text:p>
              </table:table-cell>
              <table:table-cell office:value-type="float" office:value="0.916253">
                <text:p>0.916253</text:p>
              </table:table-cell>
              <table:table-cell office:value-type="float" office:value="0.925628">
                <text:p>0.925628</text:p>
              </table:table-cell>
              <table:table-cell office:value-type="float" office:value="0.941906">
                <text:p>0.941906</text:p>
              </table:table-cell>
              <table:table-cell office:value-type="float" office:value="0.952418">
                <text:p>0.952418</text:p>
              </table:table-cell>
              <table:table-cell office:value-type="float" office:value="0.880508">
                <text:p>0.880508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74429">
                <text:p>0.74429</text:p>
              </table:table-cell>
              <table:table-cell office:value-type="float" office:value="0.827779">
                <text:p>0.827779</text:p>
              </table:table-cell>
              <table:table-cell office:value-type="float" office:value="0.854778">
                <text:p>0.854778</text:p>
              </table:table-cell>
              <table:table-cell office:value-type="float" office:value="0.874081">
                <text:p>0.874081</text:p>
              </table:table-cell>
              <table:table-cell office:value-type="float" office:value="0.886697">
                <text:p>0.886697</text:p>
              </table:table-cell>
              <table:table-cell office:value-type="float" office:value="0.8957">
                <text:p>0.8957</text:p>
              </table:table-cell>
              <table:table-cell office:value-type="float" office:value="0.907229">
                <text:p>0.907229</text:p>
              </table:table-cell>
              <table:table-cell office:value-type="float" office:value="0.915925">
                <text:p>0.915925</text:p>
              </table:table-cell>
              <table:table-cell office:value-type="float" office:value="0.924651">
                <text:p>0.924651</text:p>
              </table:table-cell>
              <table:table-cell office:value-type="float" office:value="0.942014">
                <text:p>0.942014</text:p>
              </table:table-cell>
              <table:table-cell office:value-type="float" office:value="0.964095">
                <text:p>0.964095</text:p>
              </table:table-cell>
              <table:table-cell office:value-type="float" office:value="0.877314">
                <text:p>0.877314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74879">
                <text:p>0.74879</text:p>
              </table:table-cell>
              <table:table-cell office:value-type="float" office:value="0.832468">
                <text:p>0.832468</text:p>
              </table:table-cell>
              <table:table-cell office:value-type="float" office:value="0.858849">
                <text:p>0.858849</text:p>
              </table:table-cell>
              <table:table-cell office:value-type="float" office:value="0.873073">
                <text:p>0.873073</text:p>
              </table:table-cell>
              <table:table-cell office:value-type="float" office:value="0.886328">
                <text:p>0.886328</text:p>
              </table:table-cell>
              <table:table-cell office:value-type="float" office:value="0.895064">
                <text:p>0.895064</text:p>
              </table:table-cell>
              <table:table-cell office:value-type="float" office:value="0.905972">
                <text:p>0.905972</text:p>
              </table:table-cell>
              <table:table-cell office:value-type="float" office:value="0.915899">
                <text:p>0.915899</text:p>
              </table:table-cell>
              <table:table-cell office:value-type="float" office:value="0.922389">
                <text:p>0.922389</text:p>
              </table:table-cell>
              <table:table-cell office:value-type="float" office:value="0.93795">
                <text:p>0.93795</text:p>
              </table:table-cell>
              <table:table-cell office:value-type="float" office:value="0.964095">
                <text:p>0.964095</text:p>
              </table:table-cell>
              <table:table-cell office:value-type="float" office:value="0.877678">
                <text:p>0.87767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756656">
                <text:p>0.756656</text:p>
              </table:table-cell>
              <table:table-cell office:value-type="float" office:value="0.832852">
                <text:p>0.832852</text:p>
              </table:table-cell>
              <table:table-cell office:value-type="float" office:value="0.85931">
                <text:p>0.85931</text:p>
              </table:table-cell>
              <table:table-cell office:value-type="float" office:value="0.874455">
                <text:p>0.874455</text:p>
              </table:table-cell>
              <table:table-cell office:value-type="float" office:value="0.886596">
                <text:p>0.886596</text:p>
              </table:table-cell>
              <table:table-cell office:value-type="float" office:value="0.895116">
                <text:p>0.895116</text:p>
              </table:table-cell>
              <table:table-cell office:value-type="float" office:value="0.905001">
                <text:p>0.905001</text:p>
              </table:table-cell>
              <table:table-cell office:value-type="float" office:value="0.915825">
                <text:p>0.915825</text:p>
              </table:table-cell>
              <table:table-cell office:value-type="float" office:value="0.92336">
                <text:p>0.92336</text:p>
              </table:table-cell>
              <table:table-cell office:value-type="float" office:value="0.938852">
                <text:p>0.938852</text:p>
              </table:table-cell>
              <table:table-cell office:value-type="float" office:value="0.952418">
                <text:p>0.952418</text:p>
              </table:table-cell>
              <table:table-cell office:value-type="float" office:value="0.878802">
                <text:p>0.87880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786016">
                <text:p>0.786016</text:p>
              </table:table-cell>
              <table:table-cell office:value-type="float" office:value="0.836683">
                <text:p>0.836683</text:p>
              </table:table-cell>
              <table:table-cell office:value-type="float" office:value="0.856749">
                <text:p>0.856749</text:p>
              </table:table-cell>
              <table:table-cell office:value-type="float" office:value="0.874412">
                <text:p>0.874412</text:p>
              </table:table-cell>
              <table:table-cell office:value-type="float" office:value="0.885714">
                <text:p>0.885714</text:p>
              </table:table-cell>
              <table:table-cell office:value-type="float" office:value="0.894191">
                <text:p>0.894191</text:p>
              </table:table-cell>
              <table:table-cell office:value-type="float" office:value="0.904253">
                <text:p>0.904253</text:p>
              </table:table-cell>
              <table:table-cell office:value-type="float" office:value="0.914291">
                <text:p>0.914291</text:p>
              </table:table-cell>
              <table:table-cell office:value-type="float" office:value="0.921488">
                <text:p>0.921488</text:p>
              </table:table-cell>
              <table:table-cell office:value-type="float" office:value="0.936017">
                <text:p>0.936017</text:p>
              </table:table-cell>
              <table:table-cell office:value-type="float" office:value="0.952418">
                <text:p>0.952418</text:p>
              </table:table-cell>
              <table:table-cell office:value-type="float" office:value="0.880981">
                <text:p>0.88098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2819">
                <text:p>0.782819</text:p>
              </table:table-cell>
              <table:table-cell office:value-type="float" office:value="0.841601">
                <text:p>0.841601</text:p>
              </table:table-cell>
              <table:table-cell office:value-type="float" office:value="0.862495">
                <text:p>0.862495</text:p>
              </table:table-cell>
              <table:table-cell office:value-type="float" office:value="0.875156">
                <text:p>0.875156</text:p>
              </table:table-cell>
              <table:table-cell office:value-type="float" office:value="0.88664">
                <text:p>0.88664</text:p>
              </table:table-cell>
              <table:table-cell office:value-type="float" office:value="0.895978">
                <text:p>0.895978</text:p>
              </table:table-cell>
              <table:table-cell office:value-type="float" office:value="0.90476">
                <text:p>0.90476</text:p>
              </table:table-cell>
              <table:table-cell office:value-type="float" office:value="0.914388">
                <text:p>0.914388</text:p>
              </table:table-cell>
              <table:table-cell office:value-type="float" office:value="0.92125">
                <text:p>0.92125</text:p>
              </table:table-cell>
              <table:table-cell office:value-type="float" office:value="0.937072">
                <text:p>0.937072</text:p>
              </table:table-cell>
              <table:table-cell office:value-type="float" office:value="0.952418">
                <text:p>0.952418</text:p>
              </table:table-cell>
              <table:table-cell office:value-type="float" office:value="0.882216">
                <text:p>0.88221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786073">
                <text:p>0.786073</text:p>
              </table:table-cell>
              <table:table-cell office:value-type="float" office:value="0.841719">
                <text:p>0.841719</text:p>
              </table:table-cell>
              <table:table-cell office:value-type="float" office:value="0.862526">
                <text:p>0.862526</text:p>
              </table:table-cell>
              <table:table-cell office:value-type="float" office:value="0.878123">
                <text:p>0.878123</text:p>
              </table:table-cell>
              <table:table-cell office:value-type="float" office:value="0.888879">
                <text:p>0.888879</text:p>
              </table:table-cell>
              <table:table-cell office:value-type="float" office:value="0.897313">
                <text:p>0.897313</text:p>
              </table:table-cell>
              <table:table-cell office:value-type="float" office:value="0.907305">
                <text:p>0.907305</text:p>
              </table:table-cell>
              <table:table-cell office:value-type="float" office:value="0.915747">
                <text:p>0.915747</text:p>
              </table:table-cell>
              <table:table-cell office:value-type="float" office:value="0.924261">
                <text:p>0.924261</text:p>
              </table:table-cell>
              <table:table-cell office:value-type="float" office:value="0.937863">
                <text:p>0.937863</text:p>
              </table:table-cell>
              <table:table-cell office:value-type="float" office:value="0.952418">
                <text:p>0.952418</text:p>
              </table:table-cell>
              <table:table-cell office:value-type="float" office:value="0.883981">
                <text:p>0.88398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761553">
                <text:p>0.761553</text:p>
              </table:table-cell>
              <table:table-cell office:value-type="float" office:value="0.83077">
                <text:p>0.83077</text:p>
              </table:table-cell>
              <table:table-cell office:value-type="float" office:value="0.855944">
                <text:p>0.855944</text:p>
              </table:table-cell>
              <table:table-cell office:value-type="float" office:value="0.871479">
                <text:p>0.871479</text:p>
              </table:table-cell>
              <table:table-cell office:value-type="float" office:value="0.883144">
                <text:p>0.883144</text:p>
              </table:table-cell>
              <table:table-cell office:value-type="float" office:value="0.894253">
                <text:p>0.894253</text:p>
              </table:table-cell>
              <table:table-cell office:value-type="float" office:value="0.905183">
                <text:p>0.905183</text:p>
              </table:table-cell>
              <table:table-cell office:value-type="float" office:value="0.915313">
                <text:p>0.915313</text:p>
              </table:table-cell>
              <table:table-cell office:value-type="float" office:value="0.925385">
                <text:p>0.925385</text:p>
              </table:table-cell>
              <table:table-cell office:value-type="float" office:value="0.941095">
                <text:p>0.941095</text:p>
              </table:table-cell>
              <table:table-cell office:value-type="float" office:value="0.964095">
                <text:p>0.964095</text:p>
              </table:table-cell>
              <table:table-cell office:value-type="float" office:value="0.878412">
                <text:p>0.87841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697858">
                <text:p>0.697858</text:p>
              </table:table-cell>
              <table:table-cell office:value-type="float" office:value="0.821237">
                <text:p>0.821237</text:p>
              </table:table-cell>
              <table:table-cell office:value-type="float" office:value="0.850394">
                <text:p>0.850394</text:p>
              </table:table-cell>
              <table:table-cell office:value-type="float" office:value="0.867375">
                <text:p>0.867375</text:p>
              </table:table-cell>
              <table:table-cell office:value-type="float" office:value="0.879732">
                <text:p>0.879732</text:p>
              </table:table-cell>
              <table:table-cell office:value-type="float" office:value="0.893293">
                <text:p>0.893293</text:p>
              </table:table-cell>
              <table:table-cell office:value-type="float" office:value="0.904237">
                <text:p>0.904237</text:p>
              </table:table-cell>
              <table:table-cell office:value-type="float" office:value="0.914119">
                <text:p>0.914119</text:p>
              </table:table-cell>
              <table:table-cell office:value-type="float" office:value="0.924445">
                <text:p>0.924445</text:p>
              </table:table-cell>
              <table:table-cell office:value-type="float" office:value="0.937616">
                <text:p>0.937616</text:p>
              </table:table-cell>
              <table:table-cell office:value-type="float" office:value="0.952418">
                <text:p>0.952418</text:p>
              </table:table-cell>
              <table:table-cell office:value-type="float" office:value="0.869031">
                <text:p>0.86903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726211">
                <text:p>0.726211</text:p>
              </table:table-cell>
              <table:table-cell office:value-type="float" office:value="0.813839">
                <text:p>0.813839</text:p>
              </table:table-cell>
              <table:table-cell office:value-type="float" office:value="0.846245">
                <text:p>0.846245</text:p>
              </table:table-cell>
              <table:table-cell office:value-type="float" office:value="0.864222">
                <text:p>0.864222</text:p>
              </table:table-cell>
              <table:table-cell office:value-type="float" office:value="0.877713">
                <text:p>0.877713</text:p>
              </table:table-cell>
              <table:table-cell office:value-type="float" office:value="0.892841">
                <text:p>0.892841</text:p>
              </table:table-cell>
              <table:table-cell office:value-type="float" office:value="0.9047">
                <text:p>0.9047</text:p>
              </table:table-cell>
              <table:table-cell office:value-type="float" office:value="0.915075">
                <text:p>0.915075</text:p>
              </table:table-cell>
              <table:table-cell office:value-type="float" office:value="0.923644">
                <text:p>0.923644</text:p>
              </table:table-cell>
              <table:table-cell office:value-type="float" office:value="0.939261">
                <text:p>0.939261</text:p>
              </table:table-cell>
              <table:table-cell office:value-type="float" office:value="0.964095">
                <text:p>0.964095</text:p>
              </table:table-cell>
              <table:table-cell office:value-type="float" office:value="0.870375">
                <text:p>0.870375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720816">
                <text:p>0.720816</text:p>
              </table:table-cell>
              <table:table-cell office:value-type="float" office:value="0.819395">
                <text:p>0.819395</text:p>
              </table:table-cell>
              <table:table-cell office:value-type="float" office:value="0.854082">
                <text:p>0.854082</text:p>
              </table:table-cell>
              <table:table-cell office:value-type="float" office:value="0.872738">
                <text:p>0.872738</text:p>
              </table:table-cell>
              <table:table-cell office:value-type="float" office:value="0.886785">
                <text:p>0.886785</text:p>
              </table:table-cell>
              <table:table-cell office:value-type="float" office:value="0.89802">
                <text:p>0.89802</text:p>
              </table:table-cell>
              <table:table-cell office:value-type="float" office:value="0.908601">
                <text:p>0.908601</text:p>
              </table:table-cell>
              <table:table-cell office:value-type="float" office:value="0.916208">
                <text:p>0.916208</text:p>
              </table:table-cell>
              <table:table-cell office:value-type="float" office:value="0.926421">
                <text:p>0.926421</text:p>
              </table:table-cell>
              <table:table-cell office:value-type="float" office:value="0.940603">
                <text:p>0.940603</text:p>
              </table:table-cell>
              <table:table-cell office:value-type="float" office:value="0.952418">
                <text:p>0.952418</text:p>
              </table:table-cell>
              <table:table-cell office:value-type="float" office:value="0.874367">
                <text:p>0.87436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742242">
                <text:p>0.742242</text:p>
              </table:table-cell>
              <table:table-cell office:value-type="float" office:value="0.825271">
                <text:p>0.825271</text:p>
              </table:table-cell>
              <table:table-cell office:value-type="float" office:value="0.858846">
                <text:p>0.858846</text:p>
              </table:table-cell>
              <table:table-cell office:value-type="float" office:value="0.876038">
                <text:p>0.876038</text:p>
              </table:table-cell>
              <table:table-cell office:value-type="float" office:value="0.889013">
                <text:p>0.889013</text:p>
              </table:table-cell>
              <table:table-cell office:value-type="float" office:value="0.901032">
                <text:p>0.901032</text:p>
              </table:table-cell>
              <table:table-cell office:value-type="float" office:value="0.914014">
                <text:p>0.914014</text:p>
              </table:table-cell>
              <table:table-cell office:value-type="float" office:value="0.920743">
                <text:p>0.920743</text:p>
              </table:table-cell>
              <table:table-cell office:value-type="float" office:value="0.929084">
                <text:p>0.929084</text:p>
              </table:table-cell>
              <table:table-cell office:value-type="float" office:value="0.943132">
                <text:p>0.943132</text:p>
              </table:table-cell>
              <table:table-cell office:value-type="float" office:value="0.964095">
                <text:p>0.964095</text:p>
              </table:table-cell>
              <table:table-cell office:value-type="float" office:value="0.879941">
                <text:p>0.879941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690978">
                <text:p>0.690978</text:p>
              </table:table-cell>
              <table:table-cell office:value-type="float" office:value="0.821264">
                <text:p>0.821264</text:p>
              </table:table-cell>
              <table:table-cell office:value-type="float" office:value="0.858219">
                <text:p>0.858219</text:p>
              </table:table-cell>
              <table:table-cell office:value-type="float" office:value="0.875513">
                <text:p>0.875513</text:p>
              </table:table-cell>
              <table:table-cell office:value-type="float" office:value="0.887351">
                <text:p>0.887351</text:p>
              </table:table-cell>
              <table:table-cell office:value-type="float" office:value="0.903085">
                <text:p>0.903085</text:p>
              </table:table-cell>
              <table:table-cell office:value-type="float" office:value="0.915612">
                <text:p>0.915612</text:p>
              </table:table-cell>
              <table:table-cell office:value-type="float" office:value="0.922504">
                <text:p>0.922504</text:p>
              </table:table-cell>
              <table:table-cell office:value-type="float" office:value="0.930489">
                <text:p>0.930489</text:p>
              </table:table-cell>
              <table:table-cell office:value-type="float" office:value="0.942843">
                <text:p>0.942843</text:p>
              </table:table-cell>
              <table:table-cell office:value-type="float" office:value="0.952418">
                <text:p>0.952418</text:p>
              </table:table-cell>
              <table:table-cell office:value-type="float" office:value="0.874786">
                <text:p>0.87478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741677">
                <text:p>0.741677</text:p>
              </table:table-cell>
              <table:table-cell office:value-type="float" office:value="0.826423">
                <text:p>0.826423</text:p>
              </table:table-cell>
              <table:table-cell office:value-type="float" office:value="0.859539">
                <text:p>0.859539</text:p>
              </table:table-cell>
              <table:table-cell office:value-type="float" office:value="0.877486">
                <text:p>0.877486</text:p>
              </table:table-cell>
              <table:table-cell office:value-type="float" office:value="0.893919">
                <text:p>0.893919</text:p>
              </table:table-cell>
              <table:table-cell office:value-type="float" office:value="0.909871">
                <text:p>0.909871</text:p>
              </table:table-cell>
              <table:table-cell office:value-type="float" office:value="0.917218">
                <text:p>0.917218</text:p>
              </table:table-cell>
              <table:table-cell office:value-type="float" office:value="0.927275">
                <text:p>0.927275</text:p>
              </table:table-cell>
              <table:table-cell office:value-type="float" office:value="0.930315">
                <text:p>0.930315</text:p>
              </table:table-cell>
              <table:table-cell office:value-type="float" office:value="0.94466">
                <text:p>0.94466</text:p>
              </table:table-cell>
              <table:table-cell office:value-type="float" office:value="0.964095">
                <text:p>0.964095</text:p>
              </table:table-cell>
              <table:table-cell office:value-type="float" office:value="0.882838">
                <text:p>0.882838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747841">
                <text:p>0.747841</text:p>
              </table:table-cell>
              <table:table-cell office:value-type="float" office:value="0.826049">
                <text:p>0.826049</text:p>
              </table:table-cell>
              <table:table-cell office:value-type="float" office:value="0.858964">
                <text:p>0.858964</text:p>
              </table:table-cell>
              <table:table-cell office:value-type="float" office:value="0.877194">
                <text:p>0.877194</text:p>
              </table:table-cell>
              <table:table-cell office:value-type="float" office:value="0.895149">
                <text:p>0.895149</text:p>
              </table:table-cell>
              <table:table-cell office:value-type="float" office:value="0.908814">
                <text:p>0.908814</text:p>
              </table:table-cell>
              <table:table-cell office:value-type="float" office:value="0.916643">
                <text:p>0.916643</text:p>
              </table:table-cell>
              <table:table-cell office:value-type="float" office:value="0.926991">
                <text:p>0.926991</text:p>
              </table:table-cell>
              <table:table-cell office:value-type="float" office:value="0.931428">
                <text:p>0.931428</text:p>
              </table:table-cell>
              <table:table-cell office:value-type="float" office:value="0.94365">
                <text:p>0.94365</text:p>
              </table:table-cell>
              <table:table-cell office:value-type="float" office:value="0.952418">
                <text:p>0.952418</text:p>
              </table:table-cell>
              <table:table-cell office:value-type="float" office:value="0.883272">
                <text:p>0.88327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676951">
                <text:p>0.676951</text:p>
              </table:table-cell>
              <table:table-cell office:value-type="float" office:value="0.820608">
                <text:p>0.820608</text:p>
              </table:table-cell>
              <table:table-cell office:value-type="float" office:value="0.859797">
                <text:p>0.859797</text:p>
              </table:table-cell>
              <table:table-cell office:value-type="float" office:value="0.879432">
                <text:p>0.879432</text:p>
              </table:table-cell>
              <table:table-cell office:value-type="float" office:value="0.897373">
                <text:p>0.897373</text:p>
              </table:table-cell>
              <table:table-cell office:value-type="float" office:value="0.911857">
                <text:p>0.911857</text:p>
              </table:table-cell>
              <table:table-cell office:value-type="float" office:value="0.916264">
                <text:p>0.916264</text:p>
              </table:table-cell>
              <table:table-cell office:value-type="float" office:value="0.925384">
                <text:p>0.925384</text:p>
              </table:table-cell>
              <table:table-cell office:value-type="float" office:value="0.932144">
                <text:p>0.932144</text:p>
              </table:table-cell>
              <table:table-cell office:value-type="float" office:value="0.942965">
                <text:p>0.942965</text:p>
              </table:table-cell>
              <table:table-cell office:value-type="float" office:value="0.952418">
                <text:p>0.952418</text:p>
              </table:table-cell>
              <table:table-cell office:value-type="float" office:value="0.876277">
                <text:p>0.87627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74043">
                <text:p>0.74043</text:p>
              </table:table-cell>
              <table:table-cell office:value-type="float" office:value="0.828867">
                <text:p>0.828867</text:p>
              </table:table-cell>
              <table:table-cell office:value-type="float" office:value="0.869424">
                <text:p>0.869424</text:p>
              </table:table-cell>
              <table:table-cell office:value-type="float" office:value="0.889421">
                <text:p>0.889421</text:p>
              </table:table-cell>
              <table:table-cell office:value-type="float" office:value="0.906291">
                <text:p>0.906291</text:p>
              </table:table-cell>
              <table:table-cell office:value-type="float" office:value="0.915633">
                <text:p>0.915633</text:p>
              </table:table-cell>
              <table:table-cell office:value-type="float" office:value="0.921793">
                <text:p>0.921793</text:p>
              </table:table-cell>
              <table:table-cell office:value-type="float" office:value="0.92759">
                <text:p>0.92759</text:p>
              </table:table-cell>
              <table:table-cell office:value-type="float" office:value="0.936498">
                <text:p>0.936498</text:p>
              </table:table-cell>
              <table:table-cell office:value-type="float" office:value="0.945045">
                <text:p>0.945045</text:p>
              </table:table-cell>
              <table:table-cell office:value-type="float" office:value="0.952418">
                <text:p>0.952418</text:p>
              </table:table-cell>
              <table:table-cell office:value-type="float" office:value="0.888099">
                <text:p>0.88809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75727">
                <text:p>0.75727</text:p>
              </table:table-cell>
              <table:table-cell office:value-type="float" office:value="0.833751">
                <text:p>0.833751</text:p>
              </table:table-cell>
              <table:table-cell office:value-type="float" office:value="0.871637">
                <text:p>0.871637</text:p>
              </table:table-cell>
              <table:table-cell office:value-type="float" office:value="0.890206">
                <text:p>0.890206</text:p>
              </table:table-cell>
              <table:table-cell office:value-type="float" office:value="0.903786">
                <text:p>0.903786</text:p>
              </table:table-cell>
              <table:table-cell office:value-type="float" office:value="0.914109">
                <text:p>0.914109</text:p>
              </table:table-cell>
              <table:table-cell office:value-type="float" office:value="0.91754">
                <text:p>0.91754</text:p>
              </table:table-cell>
              <table:table-cell office:value-type="float" office:value="0.927321">
                <text:p>0.927321</text:p>
              </table:table-cell>
              <table:table-cell office:value-type="float" office:value="0.933789">
                <text:p>0.933789</text:p>
              </table:table-cell>
              <table:table-cell office:value-type="float" office:value="0.944249">
                <text:p>0.944249</text:p>
              </table:table-cell>
              <table:table-cell office:value-type="float" office:value="0.952418">
                <text:p>0.952418</text:p>
              </table:table-cell>
              <table:table-cell office:value-type="float" office:value="0.889366">
                <text:p>0.88936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718322">
                <text:p>0.718322</text:p>
              </table:table-cell>
              <table:table-cell office:value-type="float" office:value="0.834719">
                <text:p>0.834719</text:p>
              </table:table-cell>
              <table:table-cell office:value-type="float" office:value="0.882641">
                <text:p>0.882641</text:p>
              </table:table-cell>
              <table:table-cell office:value-type="float" office:value="0.899373">
                <text:p>0.899373</text:p>
              </table:table-cell>
              <table:table-cell office:value-type="float" office:value="0.908632">
                <text:p>0.908632</text:p>
              </table:table-cell>
              <table:table-cell office:value-type="float" office:value="0.915983">
                <text:p>0.915983</text:p>
              </table:table-cell>
              <table:table-cell office:value-type="float" office:value="0.921836">
                <text:p>0.921836</text:p>
              </table:table-cell>
              <table:table-cell office:value-type="float" office:value="0.927639">
                <text:p>0.927639</text:p>
              </table:table-cell>
              <table:table-cell office:value-type="float" office:value="0.935187">
                <text:p>0.935187</text:p>
              </table:table-cell>
              <table:table-cell office:value-type="float" office:value="0.943571">
                <text:p>0.943571</text:p>
              </table:table-cell>
              <table:table-cell office:value-type="float" office:value="0.952418">
                <text:p>0.952418</text:p>
              </table:table-cell>
              <table:table-cell office:value-type="float" office:value="0.88879">
                <text:p>0.8887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719411">
                <text:p>0.719411</text:p>
              </table:table-cell>
              <table:table-cell office:value-type="float" office:value="0.82384">
                <text:p>0.82384</text:p>
              </table:table-cell>
              <table:table-cell office:value-type="float" office:value="0.876511">
                <text:p>0.876511</text:p>
              </table:table-cell>
              <table:table-cell office:value-type="float" office:value="0.89598">
                <text:p>0.89598</text:p>
              </table:table-cell>
              <table:table-cell office:value-type="float" office:value="0.907503">
                <text:p>0.907503</text:p>
              </table:table-cell>
              <table:table-cell office:value-type="float" office:value="0.915778">
                <text:p>0.915778</text:p>
              </table:table-cell>
              <table:table-cell office:value-type="float" office:value="0.922439">
                <text:p>0.922439</text:p>
              </table:table-cell>
              <table:table-cell office:value-type="float" office:value="0.927566">
                <text:p>0.927566</text:p>
              </table:table-cell>
              <table:table-cell office:value-type="float" office:value="0.93401">
                <text:p>0.93401</text:p>
              </table:table-cell>
              <table:table-cell office:value-type="float" office:value="0.944006">
                <text:p>0.944006</text:p>
              </table:table-cell>
              <table:table-cell office:value-type="float" office:value="0.952418">
                <text:p>0.952418</text:p>
              </table:table-cell>
              <table:table-cell office:value-type="float" office:value="0.886704">
                <text:p>0.886704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680296">
                <text:p>0.680296</text:p>
              </table:table-cell>
              <table:table-cell office:value-type="float" office:value="0.795948">
                <text:p>0.795948</text:p>
              </table:table-cell>
              <table:table-cell office:value-type="float" office:value="0.860881">
                <text:p>0.860881</text:p>
              </table:table-cell>
              <table:table-cell office:value-type="float" office:value="0.885167">
                <text:p>0.885167</text:p>
              </table:table-cell>
              <table:table-cell office:value-type="float" office:value="0.899495">
                <text:p>0.899495</text:p>
              </table:table-cell>
              <table:table-cell office:value-type="float" office:value="0.913483">
                <text:p>0.913483</text:p>
              </table:table-cell>
              <table:table-cell office:value-type="float" office:value="0.921032">
                <text:p>0.921032</text:p>
              </table:table-cell>
              <table:table-cell office:value-type="float" office:value="0.92755">
                <text:p>0.92755</text:p>
              </table:table-cell>
              <table:table-cell office:value-type="float" office:value="0.935472">
                <text:p>0.935472</text:p>
              </table:table-cell>
              <table:table-cell office:value-type="float" office:value="0.945102">
                <text:p>0.945102</text:p>
              </table:table-cell>
              <table:table-cell office:value-type="float" office:value="0.964095">
                <text:p>0.964095</text:p>
              </table:table-cell>
              <table:table-cell office:value-type="float" office:value="0.876442">
                <text:p>0.876442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698584">
                <text:p>0.698584</text:p>
              </table:table-cell>
              <table:table-cell office:value-type="float" office:value="0.825141">
                <text:p>0.825141</text:p>
              </table:table-cell>
              <table:table-cell office:value-type="float" office:value="0.870006">
                <text:p>0.870006</text:p>
              </table:table-cell>
              <table:table-cell office:value-type="float" office:value="0.890369">
                <text:p>0.890369</text:p>
              </table:table-cell>
              <table:table-cell office:value-type="float" office:value="0.903436">
                <text:p>0.903436</text:p>
              </table:table-cell>
              <table:table-cell office:value-type="float" office:value="0.915025">
                <text:p>0.915025</text:p>
              </table:table-cell>
              <table:table-cell office:value-type="float" office:value="0.923823">
                <text:p>0.923823</text:p>
              </table:table-cell>
              <table:table-cell office:value-type="float" office:value="0.92788">
                <text:p>0.92788</text:p>
              </table:table-cell>
              <table:table-cell office:value-type="float" office:value="0.936828">
                <text:p>0.936828</text:p>
              </table:table-cell>
              <table:table-cell office:value-type="float" office:value="0.945852">
                <text:p>0.945852</text:p>
              </table:table-cell>
              <table:table-cell office:value-type="float" office:value="0.964095">
                <text:p>0.964095</text:p>
              </table:table-cell>
              <table:table-cell office:value-type="float" office:value="0.883694">
                <text:p>0.883694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665432">
                <text:p>0.665432</text:p>
              </table:table-cell>
              <table:table-cell office:value-type="float" office:value="0.818122">
                <text:p>0.818122</text:p>
              </table:table-cell>
              <table:table-cell office:value-type="float" office:value="0.860087">
                <text:p>0.860087</text:p>
              </table:table-cell>
              <table:table-cell office:value-type="float" office:value="0.882592">
                <text:p>0.882592</text:p>
              </table:table-cell>
              <table:table-cell office:value-type="float" office:value="0.89726">
                <text:p>0.89726</text:p>
              </table:table-cell>
              <table:table-cell office:value-type="float" office:value="0.910713">
                <text:p>0.910713</text:p>
              </table:table-cell>
              <table:table-cell office:value-type="float" office:value="0.9185">
                <text:p>0.9185</text:p>
              </table:table-cell>
              <table:table-cell office:value-type="float" office:value="0.927415">
                <text:p>0.927415</text:p>
              </table:table-cell>
              <table:table-cell office:value-type="float" office:value="0.93482">
                <text:p>0.93482</text:p>
              </table:table-cell>
              <table:table-cell office:value-type="float" office:value="0.944062">
                <text:p>0.944062</text:p>
              </table:table-cell>
              <table:table-cell office:value-type="float" office:value="0.964095">
                <text:p>0.964095</text:p>
              </table:table-cell>
              <table:table-cell office:value-type="float" office:value="0.8759">
                <text:p>0.875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589846">
                <text:p>0.589846</text:p>
              </table:table-cell>
              <table:table-cell office:value-type="float" office:value="0.818504">
                <text:p>0.818504</text:p>
              </table:table-cell>
              <table:table-cell office:value-type="float" office:value="0.860116">
                <text:p>0.860116</text:p>
              </table:table-cell>
              <table:table-cell office:value-type="float" office:value="0.885221">
                <text:p>0.885221</text:p>
              </table:table-cell>
              <table:table-cell office:value-type="float" office:value="0.898485">
                <text:p>0.898485</text:p>
              </table:table-cell>
              <table:table-cell office:value-type="float" office:value="0.911319">
                <text:p>0.911319</text:p>
              </table:table-cell>
              <table:table-cell office:value-type="float" office:value="0.921161">
                <text:p>0.921161</text:p>
              </table:table-cell>
              <table:table-cell office:value-type="float" office:value="0.927462">
                <text:p>0.927462</text:p>
              </table:table-cell>
              <table:table-cell office:value-type="float" office:value="0.93303">
                <text:p>0.93303</text:p>
              </table:table-cell>
              <table:table-cell office:value-type="float" office:value="0.94503">
                <text:p>0.94503</text:p>
              </table:table-cell>
              <table:table-cell office:value-type="float" office:value="0.964095">
                <text:p>0.964095</text:p>
              </table:table-cell>
              <table:table-cell office:value-type="float" office:value="0.869017">
                <text:p>0.869017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649889">
                <text:p>0.649889</text:p>
              </table:table-cell>
              <table:table-cell office:value-type="float" office:value="0.825636">
                <text:p>0.825636</text:p>
              </table:table-cell>
              <table:table-cell office:value-type="float" office:value="0.864838">
                <text:p>0.864838</text:p>
              </table:table-cell>
              <table:table-cell office:value-type="float" office:value="0.884654">
                <text:p>0.884654</text:p>
              </table:table-cell>
              <table:table-cell office:value-type="float" office:value="0.89875">
                <text:p>0.89875</text:p>
              </table:table-cell>
              <table:table-cell office:value-type="float" office:value="0.912015">
                <text:p>0.912015</text:p>
              </table:table-cell>
              <table:table-cell office:value-type="float" office:value="0.916312">
                <text:p>0.916312</text:p>
              </table:table-cell>
              <table:table-cell office:value-type="float" office:value="0.926758">
                <text:p>0.926758</text:p>
              </table:table-cell>
              <table:table-cell office:value-type="float" office:value="0.932125">
                <text:p>0.932125</text:p>
              </table:table-cell>
              <table:table-cell office:value-type="float" office:value="0.945066">
                <text:p>0.945066</text:p>
              </table:table-cell>
              <table:table-cell office:value-type="float" office:value="0.964095">
                <text:p>0.964095</text:p>
              </table:table-cell>
              <table:table-cell office:value-type="float" office:value="0.875604">
                <text:p>0.8756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16953">
                <text:p>0.716953</text:p>
              </table:table-cell>
              <table:table-cell office:value-type="float" office:value="0.832879">
                <text:p>0.832879</text:p>
              </table:table-cell>
              <table:table-cell office:value-type="float" office:value="0.869473">
                <text:p>0.869473</text:p>
              </table:table-cell>
              <table:table-cell office:value-type="float" office:value="0.889462">
                <text:p>0.889462</text:p>
              </table:table-cell>
              <table:table-cell office:value-type="float" office:value="0.904719">
                <text:p>0.904719</text:p>
              </table:table-cell>
              <table:table-cell office:value-type="float" office:value="0.915366">
                <text:p>0.915366</text:p>
              </table:table-cell>
              <table:table-cell office:value-type="float" office:value="0.919992">
                <text:p>0.919992</text:p>
              </table:table-cell>
              <table:table-cell office:value-type="float" office:value="0.927375">
                <text:p>0.927375</text:p>
              </table:table-cell>
              <table:table-cell office:value-type="float" office:value="0.932295">
                <text:p>0.932295</text:p>
              </table:table-cell>
              <table:table-cell office:value-type="float" office:value="0.946183">
                <text:p>0.946183</text:p>
              </table:table-cell>
              <table:table-cell office:value-type="float" office:value="0.952418">
                <text:p>0.952418</text:p>
              </table:table-cell>
              <table:table-cell office:value-type="float" office:value="0.88547">
                <text:p>0.8854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756288">
                <text:p>0.756288</text:p>
              </table:table-cell>
              <table:table-cell office:value-type="float" office:value="0.843835">
                <text:p>0.843835</text:p>
              </table:table-cell>
              <table:table-cell office:value-type="float" office:value="0.874484">
                <text:p>0.874484</text:p>
              </table:table-cell>
              <table:table-cell office:value-type="float" office:value="0.896513">
                <text:p>0.896513</text:p>
              </table:table-cell>
              <table:table-cell office:value-type="float" office:value="0.909703">
                <text:p>0.909703</text:p>
              </table:table-cell>
              <table:table-cell office:value-type="float" office:value="0.91576">
                <text:p>0.91576</text:p>
              </table:table-cell>
              <table:table-cell office:value-type="float" office:value="0.921897">
                <text:p>0.921897</text:p>
              </table:table-cell>
              <table:table-cell office:value-type="float" office:value="0.927539">
                <text:p>0.927539</text:p>
              </table:table-cell>
              <table:table-cell office:value-type="float" office:value="0.933929">
                <text:p>0.933929</text:p>
              </table:table-cell>
              <table:table-cell office:value-type="float" office:value="0.946535">
                <text:p>0.946535</text:p>
              </table:table-cell>
              <table:table-cell office:value-type="float" office:value="0.952418">
                <text:p>0.952418</text:p>
              </table:table-cell>
              <table:table-cell office:value-type="float" office:value="0.892648">
                <text:p>0.892648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731425">
                <text:p>0.731425</text:p>
              </table:table-cell>
              <table:table-cell office:value-type="float" office:value="0.825315">
                <text:p>0.825315</text:p>
              </table:table-cell>
              <table:table-cell office:value-type="float" office:value="0.86376">
                <text:p>0.86376</text:p>
              </table:table-cell>
              <table:table-cell office:value-type="float" office:value="0.885803">
                <text:p>0.885803</text:p>
              </table:table-cell>
              <table:table-cell office:value-type="float" office:value="0.903954">
                <text:p>0.903954</text:p>
              </table:table-cell>
              <table:table-cell office:value-type="float" office:value="0.915455">
                <text:p>0.915455</text:p>
              </table:table-cell>
              <table:table-cell office:value-type="float" office:value="0.921242">
                <text:p>0.921242</text:p>
              </table:table-cell>
              <table:table-cell office:value-type="float" office:value="0.927542">
                <text:p>0.927542</text:p>
              </table:table-cell>
              <table:table-cell office:value-type="float" office:value="0.933223">
                <text:p>0.933223</text:p>
              </table:table-cell>
              <table:table-cell office:value-type="float" office:value="0.944715">
                <text:p>0.944715</text:p>
              </table:table-cell>
              <table:table-cell office:value-type="float" office:value="0.952418">
                <text:p>0.952418</text:p>
              </table:table-cell>
              <table:table-cell office:value-type="float" office:value="0.885243">
                <text:p>0.88524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742413">
                <text:p>0.742413</text:p>
              </table:table-cell>
              <table:table-cell office:value-type="float" office:value="0.82488">
                <text:p>0.82488</text:p>
              </table:table-cell>
              <table:table-cell office:value-type="float" office:value="0.859144">
                <text:p>0.859144</text:p>
              </table:table-cell>
              <table:table-cell office:value-type="float" office:value="0.87919">
                <text:p>0.87919</text:p>
              </table:table-cell>
              <table:table-cell office:value-type="float" office:value="0.89693">
                <text:p>0.89693</text:p>
              </table:table-cell>
              <table:table-cell office:value-type="float" office:value="0.91246">
                <text:p>0.91246</text:p>
              </table:table-cell>
              <table:table-cell office:value-type="float" office:value="0.917857">
                <text:p>0.917857</text:p>
              </table:table-cell>
              <table:table-cell office:value-type="float" office:value="0.927537">
                <text:p>0.927537</text:p>
              </table:table-cell>
              <table:table-cell office:value-type="float" office:value="0.934129">
                <text:p>0.934129</text:p>
              </table:table-cell>
              <table:table-cell office:value-type="float" office:value="0.943967">
                <text:p>0.943967</text:p>
              </table:table-cell>
              <table:table-cell office:value-type="float" office:value="0.952418">
                <text:p>0.952418</text:p>
              </table:table-cell>
              <table:table-cell office:value-type="float" office:value="0.883851">
                <text:p>0.88385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753961">
                <text:p>0.753961</text:p>
              </table:table-cell>
              <table:table-cell office:value-type="float" office:value="0.819024">
                <text:p>0.819024</text:p>
              </table:table-cell>
              <table:table-cell office:value-type="float" office:value="0.853963">
                <text:p>0.853963</text:p>
              </table:table-cell>
              <table:table-cell office:value-type="float" office:value="0.880047">
                <text:p>0.880047</text:p>
              </table:table-cell>
              <table:table-cell office:value-type="float" office:value="0.900637">
                <text:p>0.900637</text:p>
              </table:table-cell>
              <table:table-cell office:value-type="float" office:value="0.913719">
                <text:p>0.913719</text:p>
              </table:table-cell>
              <table:table-cell office:value-type="float" office:value="0.91659">
                <text:p>0.91659</text:p>
              </table:table-cell>
              <table:table-cell office:value-type="float" office:value="0.92691">
                <text:p>0.92691</text:p>
              </table:table-cell>
              <table:table-cell office:value-type="float" office:value="0.931881">
                <text:p>0.931881</text:p>
              </table:table-cell>
              <table:table-cell office:value-type="float" office:value="0.944306">
                <text:p>0.944306</text:p>
              </table:table-cell>
              <table:table-cell office:value-type="float" office:value="0.952418">
                <text:p>0.952418</text:p>
              </table:table-cell>
              <table:table-cell office:value-type="float" office:value="0.884104">
                <text:p>0.88410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73519">
                <text:p>0.73519</text:p>
              </table:table-cell>
              <table:table-cell office:value-type="float" office:value="0.810289">
                <text:p>0.810289</text:p>
              </table:table-cell>
              <table:table-cell office:value-type="float" office:value="0.848798">
                <text:p>0.848798</text:p>
              </table:table-cell>
              <table:table-cell office:value-type="float" office:value="0.872934">
                <text:p>0.872934</text:p>
              </table:table-cell>
              <table:table-cell office:value-type="float" office:value="0.894285">
                <text:p>0.894285</text:p>
              </table:table-cell>
              <table:table-cell office:value-type="float" office:value="0.909845">
                <text:p>0.909845</text:p>
              </table:table-cell>
              <table:table-cell office:value-type="float" office:value="0.916133">
                <text:p>0.916133</text:p>
              </table:table-cell>
              <table:table-cell office:value-type="float" office:value="0.924749">
                <text:p>0.924749</text:p>
              </table:table-cell>
              <table:table-cell office:value-type="float" office:value="0.931888">
                <text:p>0.931888</text:p>
              </table:table-cell>
              <table:table-cell office:value-type="float" office:value="0.943274">
                <text:p>0.943274</text:p>
              </table:table-cell>
              <table:table-cell office:value-type="float" office:value="0.952418">
                <text:p>0.952418</text:p>
              </table:table-cell>
              <table:table-cell office:value-type="float" office:value="0.878738">
                <text:p>0.878738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719358">
                <text:p>0.719358</text:p>
              </table:table-cell>
              <table:table-cell office:value-type="float" office:value="0.816485">
                <text:p>0.816485</text:p>
              </table:table-cell>
              <table:table-cell office:value-type="float" office:value="0.858548">
                <text:p>0.858548</text:p>
              </table:table-cell>
              <table:table-cell office:value-type="float" office:value="0.880677">
                <text:p>0.880677</text:p>
              </table:table-cell>
              <table:table-cell office:value-type="float" office:value="0.900048">
                <text:p>0.900048</text:p>
              </table:table-cell>
              <table:table-cell office:value-type="float" office:value="0.913344">
                <text:p>0.913344</text:p>
              </table:table-cell>
              <table:table-cell office:value-type="float" office:value="0.918745">
                <text:p>0.918745</text:p>
              </table:table-cell>
              <table:table-cell office:value-type="float" office:value="0.927573">
                <text:p>0.927573</text:p>
              </table:table-cell>
              <table:table-cell office:value-type="float" office:value="0.933802">
                <text:p>0.933802</text:p>
              </table:table-cell>
              <table:table-cell office:value-type="float" office:value="0.943283">
                <text:p>0.943283</text:p>
              </table:table-cell>
              <table:table-cell office:value-type="float" office:value="0.952418">
                <text:p>0.952418</text:p>
              </table:table-cell>
              <table:table-cell office:value-type="float" office:value="0.881186">
                <text:p>0.88118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716902">
                <text:p>0.716902</text:p>
              </table:table-cell>
              <table:table-cell office:value-type="float" office:value="0.809663">
                <text:p>0.809663</text:p>
              </table:table-cell>
              <table:table-cell office:value-type="float" office:value="0.849452">
                <text:p>0.849452</text:p>
              </table:table-cell>
              <table:table-cell office:value-type="float" office:value="0.87501">
                <text:p>0.87501</text:p>
              </table:table-cell>
              <table:table-cell office:value-type="float" office:value="0.894581">
                <text:p>0.894581</text:p>
              </table:table-cell>
              <table:table-cell office:value-type="float" office:value="0.908667">
                <text:p>0.908667</text:p>
              </table:table-cell>
              <table:table-cell office:value-type="float" office:value="0.916254">
                <text:p>0.916254</text:p>
              </table:table-cell>
              <table:table-cell office:value-type="float" office:value="0.925431">
                <text:p>0.925431</text:p>
              </table:table-cell>
              <table:table-cell office:value-type="float" office:value="0.929371">
                <text:p>0.929371</text:p>
              </table:table-cell>
              <table:table-cell office:value-type="float" office:value="0.94392">
                <text:p>0.94392</text:p>
              </table:table-cell>
              <table:table-cell office:value-type="float" office:value="0.952418">
                <text:p>0.952418</text:p>
              </table:table-cell>
              <table:table-cell office:value-type="float" office:value="0.876925">
                <text:p>0.87692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652172">
                <text:p>0.652172</text:p>
              </table:table-cell>
              <table:table-cell office:value-type="float" office:value="0.807995">
                <text:p>0.807995</text:p>
              </table:table-cell>
              <table:table-cell office:value-type="float" office:value="0.8542">
                <text:p>0.8542</text:p>
              </table:table-cell>
              <table:table-cell office:value-type="float" office:value="0.881426">
                <text:p>0.881426</text:p>
              </table:table-cell>
              <table:table-cell office:value-type="float" office:value="0.899136">
                <text:p>0.899136</text:p>
              </table:table-cell>
              <table:table-cell office:value-type="float" office:value="0.912737">
                <text:p>0.912737</text:p>
              </table:table-cell>
              <table:table-cell office:value-type="float" office:value="0.91735">
                <text:p>0.91735</text:p>
              </table:table-cell>
              <table:table-cell office:value-type="float" office:value="0.927433">
                <text:p>0.927433</text:p>
              </table:table-cell>
              <table:table-cell office:value-type="float" office:value="0.930951">
                <text:p>0.930951</text:p>
              </table:table-cell>
              <table:table-cell office:value-type="float" office:value="0.943912">
                <text:p>0.943912</text:p>
              </table:table-cell>
              <table:table-cell office:value-type="float" office:value="0.952418">
                <text:p>0.952418</text:p>
              </table:table-cell>
              <table:table-cell office:value-type="float" office:value="0.872731">
                <text:p>0.872731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713664">
                <text:p>0.713664</text:p>
              </table:table-cell>
              <table:table-cell office:value-type="float" office:value="0.827667">
                <text:p>0.827667</text:p>
              </table:table-cell>
              <table:table-cell office:value-type="float" office:value="0.86635">
                <text:p>0.86635</text:p>
              </table:table-cell>
              <table:table-cell office:value-type="float" office:value="0.887835">
                <text:p>0.887835</text:p>
              </table:table-cell>
              <table:table-cell office:value-type="float" office:value="0.901612">
                <text:p>0.901612</text:p>
              </table:table-cell>
              <table:table-cell office:value-type="float" office:value="0.914116">
                <text:p>0.914116</text:p>
              </table:table-cell>
              <table:table-cell office:value-type="float" office:value="0.917623">
                <text:p>0.917623</text:p>
              </table:table-cell>
              <table:table-cell office:value-type="float" office:value="0.927442">
                <text:p>0.927442</text:p>
              </table:table-cell>
              <table:table-cell office:value-type="float" office:value="0.929592">
                <text:p>0.929592</text:p>
              </table:table-cell>
              <table:table-cell office:value-type="float" office:value="0.943818">
                <text:p>0.943818</text:p>
              </table:table-cell>
              <table:table-cell office:value-type="float" office:value="0.952418">
                <text:p>0.952418</text:p>
              </table:table-cell>
              <table:table-cell office:value-type="float" office:value="0.882972">
                <text:p>0.88297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679415">
                <text:p>0.679415</text:p>
              </table:table-cell>
              <table:table-cell office:value-type="float" office:value="0.826606">
                <text:p>0.826606</text:p>
              </table:table-cell>
              <table:table-cell office:value-type="float" office:value="0.868685">
                <text:p>0.868685</text:p>
              </table:table-cell>
              <table:table-cell office:value-type="float" office:value="0.89087">
                <text:p>0.89087</text:p>
              </table:table-cell>
              <table:table-cell office:value-type="float" office:value="0.905902">
                <text:p>0.905902</text:p>
              </table:table-cell>
              <table:table-cell office:value-type="float" office:value="0.915912">
                <text:p>0.915912</text:p>
              </table:table-cell>
              <table:table-cell office:value-type="float" office:value="0.920378">
                <text:p>0.920378</text:p>
              </table:table-cell>
              <table:table-cell office:value-type="float" office:value="0.927599">
                <text:p>0.927599</text:p>
              </table:table-cell>
              <table:table-cell office:value-type="float" office:value="0.9339">
                <text:p>0.9339</text:p>
              </table:table-cell>
              <table:table-cell office:value-type="float" office:value="0.944949">
                <text:p>0.944949</text:p>
              </table:table-cell>
              <table:table-cell office:value-type="float" office:value="0.964095">
                <text:p>0.964095</text:p>
              </table:table-cell>
              <table:table-cell office:value-type="float" office:value="0.881422">
                <text:p>0.88142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73586">
                <text:p>0.73586</text:p>
              </table:table-cell>
              <table:table-cell office:value-type="float" office:value="0.84361">
                <text:p>0.84361</text:p>
              </table:table-cell>
              <table:table-cell office:value-type="float" office:value="0.87978">
                <text:p>0.87978</text:p>
              </table:table-cell>
              <table:table-cell office:value-type="float" office:value="0.897258">
                <text:p>0.897258</text:p>
              </table:table-cell>
              <table:table-cell office:value-type="float" office:value="0.906918">
                <text:p>0.906918</text:p>
              </table:table-cell>
              <table:table-cell office:value-type="float" office:value="0.915945">
                <text:p>0.915945</text:p>
              </table:table-cell>
              <table:table-cell office:value-type="float" office:value="0.920671">
                <text:p>0.920671</text:p>
              </table:table-cell>
              <table:table-cell office:value-type="float" office:value="0.927503">
                <text:p>0.927503</text:p>
              </table:table-cell>
              <table:table-cell office:value-type="float" office:value="0.93319">
                <text:p>0.93319</text:p>
              </table:table-cell>
              <table:table-cell office:value-type="float" office:value="0.943898">
                <text:p>0.943898</text:p>
              </table:table-cell>
              <table:table-cell office:value-type="float" office:value="0.952418">
                <text:p>0.952418</text:p>
              </table:table-cell>
              <table:table-cell office:value-type="float" office:value="0.890463">
                <text:p>0.89046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734163">
                <text:p>0.734163</text:p>
              </table:table-cell>
              <table:table-cell office:value-type="float" office:value="0.842559">
                <text:p>0.842559</text:p>
              </table:table-cell>
              <table:table-cell office:value-type="float" office:value="0.87342">
                <text:p>0.87342</text:p>
              </table:table-cell>
              <table:table-cell office:value-type="float" office:value="0.894042">
                <text:p>0.894042</text:p>
              </table:table-cell>
              <table:table-cell office:value-type="float" office:value="0.906184">
                <text:p>0.906184</text:p>
              </table:table-cell>
              <table:table-cell office:value-type="float" office:value="0.915602">
                <text:p>0.915602</text:p>
              </table:table-cell>
              <table:table-cell office:value-type="float" office:value="0.920284">
                <text:p>0.920284</text:p>
              </table:table-cell>
              <table:table-cell office:value-type="float" office:value="0.927739">
                <text:p>0.927739</text:p>
              </table:table-cell>
              <table:table-cell office:value-type="float" office:value="0.934108">
                <text:p>0.934108</text:p>
              </table:table-cell>
              <table:table-cell office:value-type="float" office:value="0.943657">
                <text:p>0.943657</text:p>
              </table:table-cell>
              <table:table-cell office:value-type="float" office:value="0.952418">
                <text:p>0.952418</text:p>
              </table:table-cell>
              <table:table-cell office:value-type="float" office:value="0.889176">
                <text:p>0.88917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771997">
                <text:p>0.771997</text:p>
              </table:table-cell>
              <table:table-cell office:value-type="float" office:value="0.856745">
                <text:p>0.856745</text:p>
              </table:table-cell>
              <table:table-cell office:value-type="float" office:value="0.88384">
                <text:p>0.88384</text:p>
              </table:table-cell>
              <table:table-cell office:value-type="float" office:value="0.899103">
                <text:p>0.899103</text:p>
              </table:table-cell>
              <table:table-cell office:value-type="float" office:value="0.910295">
                <text:p>0.910295</text:p>
              </table:table-cell>
              <table:table-cell office:value-type="float" office:value="0.916248">
                <text:p>0.916248</text:p>
              </table:table-cell>
              <table:table-cell office:value-type="float" office:value="0.921834">
                <text:p>0.921834</text:p>
              </table:table-cell>
              <table:table-cell office:value-type="float" office:value="0.927861">
                <text:p>0.927861</text:p>
              </table:table-cell>
              <table:table-cell office:value-type="float" office:value="0.937697">
                <text:p>0.937697</text:p>
              </table:table-cell>
              <table:table-cell office:value-type="float" office:value="0.945004">
                <text:p>0.945004</text:p>
              </table:table-cell>
              <table:table-cell office:value-type="float" office:value="0.952418">
                <text:p>0.952418</text:p>
              </table:table-cell>
              <table:table-cell office:value-type="float" office:value="0.897062">
                <text:p>0.89706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737766">
                <text:p>0.737766</text:p>
              </table:table-cell>
              <table:table-cell office:value-type="float" office:value="0.851562">
                <text:p>0.851562</text:p>
              </table:table-cell>
              <table:table-cell office:value-type="float" office:value="0.884715">
                <text:p>0.884715</text:p>
              </table:table-cell>
              <table:table-cell office:value-type="float" office:value="0.901928">
                <text:p>0.901928</text:p>
              </table:table-cell>
              <table:table-cell office:value-type="float" office:value="0.914732">
                <text:p>0.914732</text:p>
              </table:table-cell>
              <table:table-cell office:value-type="float" office:value="0.91663">
                <text:p>0.91663</text:p>
              </table:table-cell>
              <table:table-cell office:value-type="float" office:value="0.925756">
                <text:p>0.925756</text:p>
              </table:table-cell>
              <table:table-cell office:value-type="float" office:value="0.930251">
                <text:p>0.930251</text:p>
              </table:table-cell>
              <table:table-cell office:value-type="float" office:value="0.939469">
                <text:p>0.939469</text:p>
              </table:table-cell>
              <table:table-cell office:value-type="float" office:value="0.946402">
                <text:p>0.946402</text:p>
              </table:table-cell>
              <table:table-cell office:value-type="float" office:value="0.952418">
                <text:p>0.952418</text:p>
              </table:table-cell>
              <table:table-cell office:value-type="float" office:value="0.894921">
                <text:p>0.894921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751213">
                <text:p>0.751213</text:p>
              </table:table-cell>
              <table:table-cell office:value-type="float" office:value="0.862866">
                <text:p>0.862866</text:p>
              </table:table-cell>
              <table:table-cell office:value-type="float" office:value="0.893468">
                <text:p>0.893468</text:p>
              </table:table-cell>
              <table:table-cell office:value-type="float" office:value="0.908969">
                <text:p>0.908969</text:p>
              </table:table-cell>
              <table:table-cell office:value-type="float" office:value="0.916066">
                <text:p>0.916066</text:p>
              </table:table-cell>
              <table:table-cell office:value-type="float" office:value="0.91858">
                <text:p>0.91858</text:p>
              </table:table-cell>
              <table:table-cell office:value-type="float" office:value="0.927469">
                <text:p>0.927469</text:p>
              </table:table-cell>
              <table:table-cell office:value-type="float" office:value="0.932696">
                <text:p>0.932696</text:p>
              </table:table-cell>
              <table:table-cell office:value-type="float" office:value="0.939466">
                <text:p>0.939466</text:p>
              </table:table-cell>
              <table:table-cell office:value-type="float" office:value="0.947175">
                <text:p>0.947175</text:p>
              </table:table-cell>
              <table:table-cell office:value-type="float" office:value="0.952418">
                <text:p>0.952418</text:p>
              </table:table-cell>
              <table:table-cell office:value-type="float" office:value="0.899797">
                <text:p>0.89979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761748">
                <text:p>0.761748</text:p>
              </table:table-cell>
              <table:table-cell office:value-type="float" office:value="0.859694">
                <text:p>0.859694</text:p>
              </table:table-cell>
              <table:table-cell office:value-type="float" office:value="0.890268">
                <text:p>0.890268</text:p>
              </table:table-cell>
              <table:table-cell office:value-type="float" office:value="0.908945">
                <text:p>0.908945</text:p>
              </table:table-cell>
              <table:table-cell office:value-type="float" office:value="0.915959">
                <text:p>0.915959</text:p>
              </table:table-cell>
              <table:table-cell office:value-type="float" office:value="0.917299">
                <text:p>0.917299</text:p>
              </table:table-cell>
              <table:table-cell office:value-type="float" office:value="0.927404">
                <text:p>0.927404</text:p>
              </table:table-cell>
              <table:table-cell office:value-type="float" office:value="0.932288">
                <text:p>0.932288</text:p>
              </table:table-cell>
              <table:table-cell office:value-type="float" office:value="0.939528">
                <text:p>0.939528</text:p>
              </table:table-cell>
              <table:table-cell office:value-type="float" office:value="0.948868">
                <text:p>0.948868</text:p>
              </table:table-cell>
              <table:table-cell office:value-type="float" office:value="0.964095">
                <text:p>0.964095</text:p>
              </table:table-cell>
              <table:table-cell office:value-type="float" office:value="0.9002">
                <text:p>0.9002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709536">
                <text:p>0.709536</text:p>
              </table:table-cell>
              <table:table-cell office:value-type="float" office:value="0.859185">
                <text:p>0.859185</text:p>
              </table:table-cell>
              <table:table-cell office:value-type="float" office:value="0.889421">
                <text:p>0.889421</text:p>
              </table:table-cell>
              <table:table-cell office:value-type="float" office:value="0.904702">
                <text:p>0.904702</text:p>
              </table:table-cell>
              <table:table-cell office:value-type="float" office:value="0.915508">
                <text:p>0.915508</text:p>
              </table:table-cell>
              <table:table-cell office:value-type="float" office:value="0.916693">
                <text:p>0.916693</text:p>
              </table:table-cell>
              <table:table-cell office:value-type="float" office:value="0.924261">
                <text:p>0.924261</text:p>
              </table:table-cell>
              <table:table-cell office:value-type="float" office:value="0.930024">
                <text:p>0.930024</text:p>
              </table:table-cell>
              <table:table-cell office:value-type="float" office:value="0.939447">
                <text:p>0.939447</text:p>
              </table:table-cell>
              <table:table-cell office:value-type="float" office:value="0.947879">
                <text:p>0.947879</text:p>
              </table:table-cell>
              <table:table-cell office:value-type="float" office:value="0.952418">
                <text:p>0.952418</text:p>
              </table:table-cell>
              <table:table-cell office:value-type="float" office:value="0.893666">
                <text:p>0.893666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685315">
                <text:p>0.685315</text:p>
              </table:table-cell>
              <table:table-cell office:value-type="float" office:value="0.856689">
                <text:p>0.856689</text:p>
              </table:table-cell>
              <table:table-cell office:value-type="float" office:value="0.888173">
                <text:p>0.888173</text:p>
              </table:table-cell>
              <table:table-cell office:value-type="float" office:value="0.904454">
                <text:p>0.904454</text:p>
              </table:table-cell>
              <table:table-cell office:value-type="float" office:value="0.91556">
                <text:p>0.91556</text:p>
              </table:table-cell>
              <table:table-cell office:value-type="float" office:value="0.916807">
                <text:p>0.916807</text:p>
              </table:table-cell>
              <table:table-cell office:value-type="float" office:value="0.925702">
                <text:p>0.925702</text:p>
              </table:table-cell>
              <table:table-cell office:value-type="float" office:value="0.930535">
                <text:p>0.930535</text:p>
              </table:table-cell>
              <table:table-cell office:value-type="float" office:value="0.939515">
                <text:p>0.939515</text:p>
              </table:table-cell>
              <table:table-cell office:value-type="float" office:value="0.94923">
                <text:p>0.94923</text:p>
              </table:table-cell>
              <table:table-cell office:value-type="float" office:value="0.964095">
                <text:p>0.964095</text:p>
              </table:table-cell>
              <table:table-cell office:value-type="float" office:value="0.891198">
                <text:p>0.89119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769769">
                <text:p>0.769769</text:p>
              </table:table-cell>
              <table:table-cell office:value-type="float" office:value="0.867218">
                <text:p>0.867218</text:p>
              </table:table-cell>
              <table:table-cell office:value-type="float" office:value="0.890917">
                <text:p>0.890917</text:p>
              </table:table-cell>
              <table:table-cell office:value-type="float" office:value="0.907971">
                <text:p>0.907971</text:p>
              </table:table-cell>
              <table:table-cell office:value-type="float" office:value="0.915596">
                <text:p>0.915596</text:p>
              </table:table-cell>
              <table:table-cell office:value-type="float" office:value="0.916734">
                <text:p>0.916734</text:p>
              </table:table-cell>
              <table:table-cell office:value-type="float" office:value="0.924556">
                <text:p>0.924556</text:p>
              </table:table-cell>
              <table:table-cell office:value-type="float" office:value="0.929119">
                <text:p>0.929119</text:p>
              </table:table-cell>
              <table:table-cell office:value-type="float" office:value="0.939493">
                <text:p>0.939493</text:p>
              </table:table-cell>
              <table:table-cell office:value-type="float" office:value="0.948559">
                <text:p>0.948559</text:p>
              </table:table-cell>
              <table:table-cell office:value-type="float" office:value="0.964095">
                <text:p>0.964095</text:p>
              </table:table-cell>
              <table:table-cell office:value-type="float" office:value="0.900993">
                <text:p>0.90099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764512">
                <text:p>0.764512</text:p>
              </table:table-cell>
              <table:table-cell office:value-type="float" office:value="0.865421">
                <text:p>0.865421</text:p>
              </table:table-cell>
              <table:table-cell office:value-type="float" office:value="0.889546">
                <text:p>0.889546</text:p>
              </table:table-cell>
              <table:table-cell office:value-type="float" office:value="0.902151">
                <text:p>0.902151</text:p>
              </table:table-cell>
              <table:table-cell office:value-type="float" office:value="0.91284">
                <text:p>0.91284</text:p>
              </table:table-cell>
              <table:table-cell office:value-type="float" office:value="0.916466">
                <text:p>0.916466</text:p>
              </table:table-cell>
              <table:table-cell office:value-type="float" office:value="0.921433">
                <text:p>0.921433</text:p>
              </table:table-cell>
              <table:table-cell office:value-type="float" office:value="0.928225">
                <text:p>0.928225</text:p>
              </table:table-cell>
              <table:table-cell office:value-type="float" office:value="0.939135">
                <text:p>0.939135</text:p>
              </table:table-cell>
              <table:table-cell office:value-type="float" office:value="0.948459">
                <text:p>0.948459</text:p>
              </table:table-cell>
              <table:table-cell office:value-type="float" office:value="0.964095">
                <text:p>0.964095</text:p>
              </table:table-cell>
              <table:table-cell office:value-type="float" office:value="0.898819">
                <text:p>0.89881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747911">
                <text:p>0.747911</text:p>
              </table:table-cell>
              <table:table-cell office:value-type="float" office:value="0.850302">
                <text:p>0.850302</text:p>
              </table:table-cell>
              <table:table-cell office:value-type="float" office:value="0.884301">
                <text:p>0.884301</text:p>
              </table:table-cell>
              <table:table-cell office:value-type="float" office:value="0.897835">
                <text:p>0.897835</text:p>
              </table:table-cell>
              <table:table-cell office:value-type="float" office:value="0.907987">
                <text:p>0.907987</text:p>
              </table:table-cell>
              <table:table-cell office:value-type="float" office:value="0.915807">
                <text:p>0.915807</text:p>
              </table:table-cell>
              <table:table-cell office:value-type="float" office:value="0.916738">
                <text:p>0.916738</text:p>
              </table:table-cell>
              <table:table-cell office:value-type="float" office:value="0.926613">
                <text:p>0.926613</text:p>
              </table:table-cell>
              <table:table-cell office:value-type="float" office:value="0.933141">
                <text:p>0.933141</text:p>
              </table:table-cell>
              <table:table-cell office:value-type="float" office:value="0.945974">
                <text:p>0.945974</text:p>
              </table:table-cell>
              <table:table-cell office:value-type="float" office:value="0.952418">
                <text:p>0.952418</text:p>
              </table:table-cell>
              <table:table-cell office:value-type="float" office:value="0.892661">
                <text:p>0.89266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733556">
                <text:p>0.733556</text:p>
              </table:table-cell>
              <table:table-cell office:value-type="float" office:value="0.837218">
                <text:p>0.837218</text:p>
              </table:table-cell>
              <table:table-cell office:value-type="float" office:value="0.875096">
                <text:p>0.875096</text:p>
              </table:table-cell>
              <table:table-cell office:value-type="float" office:value="0.897498">
                <text:p>0.897498</text:p>
              </table:table-cell>
              <table:table-cell office:value-type="float" office:value="0.905744">
                <text:p>0.905744</text:p>
              </table:table-cell>
              <table:table-cell office:value-type="float" office:value="0.915603">
                <text:p>0.915603</text:p>
              </table:table-cell>
              <table:table-cell office:value-type="float" office:value="0.916708">
                <text:p>0.916708</text:p>
              </table:table-cell>
              <table:table-cell office:value-type="float" office:value="0.926275">
                <text:p>0.926275</text:p>
              </table:table-cell>
              <table:table-cell office:value-type="float" office:value="0.934358">
                <text:p>0.934358</text:p>
              </table:table-cell>
              <table:table-cell office:value-type="float" office:value="0.946098">
                <text:p>0.946098</text:p>
              </table:table-cell>
              <table:table-cell office:value-type="float" office:value="0.964095">
                <text:p>0.964095</text:p>
              </table:table-cell>
              <table:table-cell office:value-type="float" office:value="0.888815">
                <text:p>0.888815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74664">
                <text:p>0.74664</text:p>
              </table:table-cell>
              <table:table-cell office:value-type="float" office:value="0.849141">
                <text:p>0.849141</text:p>
              </table:table-cell>
              <table:table-cell office:value-type="float" office:value="0.879079">
                <text:p>0.879079</text:p>
              </table:table-cell>
              <table:table-cell office:value-type="float" office:value="0.897334">
                <text:p>0.897334</text:p>
              </table:table-cell>
              <table:table-cell office:value-type="float" office:value="0.906653">
                <text:p>0.906653</text:p>
              </table:table-cell>
              <table:table-cell office:value-type="float" office:value="0.91594">
                <text:p>0.91594</text:p>
              </table:table-cell>
              <table:table-cell office:value-type="float" office:value="0.920417">
                <text:p>0.920417</text:p>
              </table:table-cell>
              <table:table-cell office:value-type="float" office:value="0.927632">
                <text:p>0.927632</text:p>
              </table:table-cell>
              <table:table-cell office:value-type="float" office:value="0.937385">
                <text:p>0.937385</text:p>
              </table:table-cell>
              <table:table-cell office:value-type="float" office:value="0.946397">
                <text:p>0.946397</text:p>
              </table:table-cell>
              <table:table-cell office:value-type="float" office:value="0.964095">
                <text:p>0.964095</text:p>
              </table:table-cell>
              <table:table-cell office:value-type="float" office:value="0.892662">
                <text:p>0.89266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767621">
                <text:p>0.767621</text:p>
              </table:table-cell>
              <table:table-cell office:value-type="float" office:value="0.856292">
                <text:p>0.856292</text:p>
              </table:table-cell>
              <table:table-cell office:value-type="float" office:value="0.882874">
                <text:p>0.882874</text:p>
              </table:table-cell>
              <table:table-cell office:value-type="float" office:value="0.900525">
                <text:p>0.900525</text:p>
              </table:table-cell>
              <table:table-cell office:value-type="float" office:value="0.909841">
                <text:p>0.909841</text:p>
              </table:table-cell>
              <table:table-cell office:value-type="float" office:value="0.916134">
                <text:p>0.916134</text:p>
              </table:table-cell>
              <table:table-cell office:value-type="float" office:value="0.921058">
                <text:p>0.921058</text:p>
              </table:table-cell>
              <table:table-cell office:value-type="float" office:value="0.927759">
                <text:p>0.927759</text:p>
              </table:table-cell>
              <table:table-cell office:value-type="float" office:value="0.936198">
                <text:p>0.936198</text:p>
              </table:table-cell>
              <table:table-cell office:value-type="float" office:value="0.948157">
                <text:p>0.948157</text:p>
              </table:table-cell>
              <table:table-cell office:value-type="float" office:value="0.964095">
                <text:p>0.964095</text:p>
              </table:table-cell>
              <table:table-cell office:value-type="float" office:value="0.896646">
                <text:p>0.89664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780964">
                <text:p>0.780964</text:p>
              </table:table-cell>
              <table:table-cell office:value-type="float" office:value="0.853452">
                <text:p>0.853452</text:p>
              </table:table-cell>
              <table:table-cell office:value-type="float" office:value="0.879372">
                <text:p>0.879372</text:p>
              </table:table-cell>
              <table:table-cell office:value-type="float" office:value="0.899773">
                <text:p>0.899773</text:p>
              </table:table-cell>
              <table:table-cell office:value-type="float" office:value="0.910802">
                <text:p>0.910802</text:p>
              </table:table-cell>
              <table:table-cell office:value-type="float" office:value="0.916457">
                <text:p>0.916457</text:p>
              </table:table-cell>
              <table:table-cell office:value-type="float" office:value="0.924165">
                <text:p>0.924165</text:p>
              </table:table-cell>
              <table:table-cell office:value-type="float" office:value="0.92816">
                <text:p>0.92816</text:p>
              </table:table-cell>
              <table:table-cell office:value-type="float" office:value="0.939541">
                <text:p>0.939541</text:p>
              </table:table-cell>
              <table:table-cell office:value-type="float" office:value="0.949875">
                <text:p>0.949875</text:p>
              </table:table-cell>
              <table:table-cell office:value-type="float" office:value="0.964095">
                <text:p>0.964095</text:p>
              </table:table-cell>
              <table:table-cell office:value-type="float" office:value="0.898256">
                <text:p>0.898256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751539">
                <text:p>0.751539</text:p>
              </table:table-cell>
              <table:table-cell office:value-type="float" office:value="0.847463">
                <text:p>0.847463</text:p>
              </table:table-cell>
              <table:table-cell office:value-type="float" office:value="0.882247">
                <text:p>0.882247</text:p>
              </table:table-cell>
              <table:table-cell office:value-type="float" office:value="0.901947">
                <text:p>0.901947</text:p>
              </table:table-cell>
              <table:table-cell office:value-type="float" office:value="0.914095">
                <text:p>0.914095</text:p>
              </table:table-cell>
              <table:table-cell office:value-type="float" office:value="0.916605">
                <text:p>0.916605</text:p>
              </table:table-cell>
              <table:table-cell office:value-type="float" office:value="0.92355">
                <text:p>0.92355</text:p>
              </table:table-cell>
              <table:table-cell office:value-type="float" office:value="0.927859">
                <text:p>0.927859</text:p>
              </table:table-cell>
              <table:table-cell office:value-type="float" office:value="0.936513">
                <text:p>0.936513</text:p>
              </table:table-cell>
              <table:table-cell office:value-type="float" office:value="0.947134">
                <text:p>0.947134</text:p>
              </table:table-cell>
              <table:table-cell office:value-type="float" office:value="0.964095">
                <text:p>0.964095</text:p>
              </table:table-cell>
              <table:table-cell office:value-type="float" office:value="0.894895">
                <text:p>0.894895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779892">
                <text:p>0.779892</text:p>
              </table:table-cell>
              <table:table-cell office:value-type="float" office:value="0.853341">
                <text:p>0.853341</text:p>
              </table:table-cell>
              <table:table-cell office:value-type="float" office:value="0.885198">
                <text:p>0.885198</text:p>
              </table:table-cell>
              <table:table-cell office:value-type="float" office:value="0.901589">
                <text:p>0.901589</text:p>
              </table:table-cell>
              <table:table-cell office:value-type="float" office:value="0.912182">
                <text:p>0.912182</text:p>
              </table:table-cell>
              <table:table-cell office:value-type="float" office:value="0.916399">
                <text:p>0.916399</text:p>
              </table:table-cell>
              <table:table-cell office:value-type="float" office:value="0.924908">
                <text:p>0.924908</text:p>
              </table:table-cell>
              <table:table-cell office:value-type="float" office:value="0.927782">
                <text:p>0.927782</text:p>
              </table:table-cell>
              <table:table-cell office:value-type="float" office:value="0.935534">
                <text:p>0.935534</text:p>
              </table:table-cell>
              <table:table-cell office:value-type="float" office:value="0.945385">
                <text:p>0.945385</text:p>
              </table:table-cell>
              <table:table-cell office:value-type="float" office:value="0.964095">
                <text:p>0.964095</text:p>
              </table:table-cell>
              <table:table-cell office:value-type="float" office:value="0.898221">
                <text:p>0.89822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735368">
                <text:p>0.735368</text:p>
              </table:table-cell>
              <table:table-cell office:value-type="float" office:value="0.853643">
                <text:p>0.853643</text:p>
              </table:table-cell>
              <table:table-cell office:value-type="float" office:value="0.88268">
                <text:p>0.88268</text:p>
              </table:table-cell>
              <table:table-cell office:value-type="float" office:value="0.898668">
                <text:p>0.898668</text:p>
              </table:table-cell>
              <table:table-cell office:value-type="float" office:value="0.90909">
                <text:p>0.90909</text:p>
              </table:table-cell>
              <table:table-cell office:value-type="float" office:value="0.916357">
                <text:p>0.916357</text:p>
              </table:table-cell>
              <table:table-cell office:value-type="float" office:value="0.924578">
                <text:p>0.924578</text:p>
              </table:table-cell>
              <table:table-cell office:value-type="float" office:value="0.927769">
                <text:p>0.927769</text:p>
              </table:table-cell>
              <table:table-cell office:value-type="float" office:value="0.93583">
                <text:p>0.93583</text:p>
              </table:table-cell>
              <table:table-cell office:value-type="float" office:value="0.946059">
                <text:p>0.946059</text:p>
              </table:table-cell>
              <table:table-cell office:value-type="float" office:value="0.964095">
                <text:p>0.964095</text:p>
              </table:table-cell>
              <table:table-cell office:value-type="float" office:value="0.893004">
                <text:p>0.89300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743327">
                <text:p>0.743327</text:p>
              </table:table-cell>
              <table:table-cell office:value-type="float" office:value="0.832924">
                <text:p>0.832924</text:p>
              </table:table-cell>
              <table:table-cell office:value-type="float" office:value="0.87054">
                <text:p>0.87054</text:p>
              </table:table-cell>
              <table:table-cell office:value-type="float" office:value="0.896879">
                <text:p>0.896879</text:p>
              </table:table-cell>
              <table:table-cell office:value-type="float" office:value="0.90813">
                <text:p>0.90813</text:p>
              </table:table-cell>
              <table:table-cell office:value-type="float" office:value="0.916214">
                <text:p>0.916214</text:p>
              </table:table-cell>
              <table:table-cell office:value-type="float" office:value="0.923065">
                <text:p>0.923065</text:p>
              </table:table-cell>
              <table:table-cell office:value-type="float" office:value="0.927661">
                <text:p>0.927661</text:p>
              </table:table-cell>
              <table:table-cell office:value-type="float" office:value="0.934785">
                <text:p>0.934785</text:p>
              </table:table-cell>
              <table:table-cell office:value-type="float" office:value="0.94568">
                <text:p>0.94568</text:p>
              </table:table-cell>
              <table:table-cell office:value-type="float" office:value="0.964095">
                <text:p>0.964095</text:p>
              </table:table-cell>
              <table:table-cell office:value-type="float" office:value="0.889921">
                <text:p>0.88992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7601">
                <text:p>0.7601</text:p>
              </table:table-cell>
              <table:table-cell office:value-type="float" office:value="0.84814">
                <text:p>0.84814</text:p>
              </table:table-cell>
              <table:table-cell office:value-type="float" office:value="0.878859">
                <text:p>0.878859</text:p>
              </table:table-cell>
              <table:table-cell office:value-type="float" office:value="0.899546">
                <text:p>0.899546</text:p>
              </table:table-cell>
              <table:table-cell office:value-type="float" office:value="0.910522">
                <text:p>0.910522</text:p>
              </table:table-cell>
              <table:table-cell office:value-type="float" office:value="0.916459">
                <text:p>0.916459</text:p>
              </table:table-cell>
              <table:table-cell office:value-type="float" office:value="0.927002">
                <text:p>0.927002</text:p>
              </table:table-cell>
              <table:table-cell office:value-type="float" office:value="0.928017">
                <text:p>0.928017</text:p>
              </table:table-cell>
              <table:table-cell office:value-type="float" office:value="0.937474">
                <text:p>0.937474</text:p>
              </table:table-cell>
              <table:table-cell office:value-type="float" office:value="0.946425">
                <text:p>0.946425</text:p>
              </table:table-cell>
              <table:table-cell office:value-type="float" office:value="0.964095">
                <text:p>0.964095</text:p>
              </table:table-cell>
              <table:table-cell office:value-type="float" office:value="0.895254">
                <text:p>0.895254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747164">
                <text:p>0.747164</text:p>
              </table:table-cell>
              <table:table-cell office:value-type="float" office:value="0.853091">
                <text:p>0.853091</text:p>
              </table:table-cell>
              <table:table-cell office:value-type="float" office:value="0.887785">
                <text:p>0.887785</text:p>
              </table:table-cell>
              <table:table-cell office:value-type="float" office:value="0.904335">
                <text:p>0.904335</text:p>
              </table:table-cell>
              <table:table-cell office:value-type="float" office:value="0.915733">
                <text:p>0.915733</text:p>
              </table:table-cell>
              <table:table-cell office:value-type="float" office:value="0.918165">
                <text:p>0.918165</text:p>
              </table:table-cell>
              <table:table-cell office:value-type="float" office:value="0.927541">
                <text:p>0.927541</text:p>
              </table:table-cell>
              <table:table-cell office:value-type="float" office:value="0.929502">
                <text:p>0.929502</text:p>
              </table:table-cell>
              <table:table-cell office:value-type="float" office:value="0.939576">
                <text:p>0.939576</text:p>
              </table:table-cell>
              <table:table-cell office:value-type="float" office:value="0.948587">
                <text:p>0.948587</text:p>
              </table:table-cell>
              <table:table-cell office:value-type="float" office:value="0.964095">
                <text:p>0.964095</text:p>
              </table:table-cell>
              <table:table-cell office:value-type="float" office:value="0.897148">
                <text:p>0.89714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749143">
                <text:p>0.749143</text:p>
              </table:table-cell>
              <table:table-cell office:value-type="float" office:value="0.854342">
                <text:p>0.854342</text:p>
              </table:table-cell>
              <table:table-cell office:value-type="float" office:value="0.884552">
                <text:p>0.884552</text:p>
              </table:table-cell>
              <table:table-cell office:value-type="float" office:value="0.902947">
                <text:p>0.902947</text:p>
              </table:table-cell>
              <table:table-cell office:value-type="float" office:value="0.913192">
                <text:p>0.913192</text:p>
              </table:table-cell>
              <table:table-cell office:value-type="float" office:value="0.916227">
                <text:p>0.916227</text:p>
              </table:table-cell>
              <table:table-cell office:value-type="float" office:value="0.920066">
                <text:p>0.920066</text:p>
              </table:table-cell>
              <table:table-cell office:value-type="float" office:value="0.927642">
                <text:p>0.927642</text:p>
              </table:table-cell>
              <table:table-cell office:value-type="float" office:value="0.934756">
                <text:p>0.934756</text:p>
              </table:table-cell>
              <table:table-cell office:value-type="float" office:value="0.946266">
                <text:p>0.946266</text:p>
              </table:table-cell>
              <table:table-cell office:value-type="float" office:value="0.964095">
                <text:p>0.964095</text:p>
              </table:table-cell>
              <table:table-cell office:value-type="float" office:value="0.894913">
                <text:p>0.89491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726992">
                <text:p>0.726992</text:p>
              </table:table-cell>
              <table:table-cell office:value-type="float" office:value="0.851691">
                <text:p>0.851691</text:p>
              </table:table-cell>
              <table:table-cell office:value-type="float" office:value="0.885015">
                <text:p>0.885015</text:p>
              </table:table-cell>
              <table:table-cell office:value-type="float" office:value="0.902048">
                <text:p>0.902048</text:p>
              </table:table-cell>
              <table:table-cell office:value-type="float" office:value="0.913684">
                <text:p>0.913684</text:p>
              </table:table-cell>
              <table:table-cell office:value-type="float" office:value="0.916345">
                <text:p>0.916345</text:p>
              </table:table-cell>
              <table:table-cell office:value-type="float" office:value="0.918168">
                <text:p>0.918168</text:p>
              </table:table-cell>
              <table:table-cell office:value-type="float" office:value="0.927548">
                <text:p>0.927548</text:p>
              </table:table-cell>
              <table:table-cell office:value-type="float" office:value="0.934618">
                <text:p>0.934618</text:p>
              </table:table-cell>
              <table:table-cell office:value-type="float" office:value="0.945498">
                <text:p>0.945498</text:p>
              </table:table-cell>
              <table:table-cell office:value-type="float" office:value="0.964095">
                <text:p>0.964095</text:p>
              </table:table-cell>
              <table:table-cell office:value-type="float" office:value="0.892161">
                <text:p>0.892161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6934">
                <text:p>0.6934</text:p>
              </table:table-cell>
              <table:table-cell office:value-type="float" office:value="0.841601">
                <text:p>0.841601</text:p>
              </table:table-cell>
              <table:table-cell office:value-type="float" office:value="0.879364">
                <text:p>0.879364</text:p>
              </table:table-cell>
              <table:table-cell office:value-type="float" office:value="0.900431">
                <text:p>0.900431</text:p>
              </table:table-cell>
              <table:table-cell office:value-type="float" office:value="0.913849">
                <text:p>0.913849</text:p>
              </table:table-cell>
              <table:table-cell office:value-type="float" office:value="0.916359">
                <text:p>0.916359</text:p>
              </table:table-cell>
              <table:table-cell office:value-type="float" office:value="0.91685">
                <text:p>0.91685</text:p>
              </table:table-cell>
              <table:table-cell office:value-type="float" office:value="0.927201">
                <text:p>0.927201</text:p>
              </table:table-cell>
              <table:table-cell office:value-type="float" office:value="0.931267">
                <text:p>0.931267</text:p>
              </table:table-cell>
              <table:table-cell office:value-type="float" office:value="0.943573">
                <text:p>0.943573</text:p>
              </table:table-cell>
              <table:table-cell office:value-type="float" office:value="0.964095">
                <text:p>0.964095</text:p>
              </table:table-cell>
              <table:table-cell office:value-type="float" office:value="0.88639">
                <text:p>0.8863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729103">
                <text:p>0.729103</text:p>
              </table:table-cell>
              <table:table-cell office:value-type="float" office:value="0.859502">
                <text:p>0.859502</text:p>
              </table:table-cell>
              <table:table-cell office:value-type="float" office:value="0.888793">
                <text:p>0.888793</text:p>
              </table:table-cell>
              <table:table-cell office:value-type="float" office:value="0.903498">
                <text:p>0.903498</text:p>
              </table:table-cell>
              <table:table-cell office:value-type="float" office:value="0.915658">
                <text:p>0.915658</text:p>
              </table:table-cell>
              <table:table-cell office:value-type="float" office:value="0.916652">
                <text:p>0.916652</text:p>
              </table:table-cell>
              <table:table-cell office:value-type="float" office:value="0.921044">
                <text:p>0.921044</text:p>
              </table:table-cell>
              <table:table-cell office:value-type="float" office:value="0.927549">
                <text:p>0.927549</text:p>
              </table:table-cell>
              <table:table-cell office:value-type="float" office:value="0.934268">
                <text:p>0.934268</text:p>
              </table:table-cell>
              <table:table-cell office:value-type="float" office:value="0.944931">
                <text:p>0.944931</text:p>
              </table:table-cell>
              <table:table-cell office:value-type="float" office:value="0.952418">
                <text:p>0.952418</text:p>
              </table:table-cell>
              <table:table-cell office:value-type="float" office:value="0.8941">
                <text:p>0.8941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7111">
                <text:p>0.7111</text:p>
              </table:table-cell>
              <table:table-cell office:value-type="float" office:value="0.857184">
                <text:p>0.857184</text:p>
              </table:table-cell>
              <table:table-cell office:value-type="float" office:value="0.888118">
                <text:p>0.888118</text:p>
              </table:table-cell>
              <table:table-cell office:value-type="float" office:value="0.901986">
                <text:p>0.901986</text:p>
              </table:table-cell>
              <table:table-cell office:value-type="float" office:value="0.913345">
                <text:p>0.913345</text:p>
              </table:table-cell>
              <table:table-cell office:value-type="float" office:value="0.916562">
                <text:p>0.916562</text:p>
              </table:table-cell>
              <table:table-cell office:value-type="float" office:value="0.921293">
                <text:p>0.921293</text:p>
              </table:table-cell>
              <table:table-cell office:value-type="float" office:value="0.927647">
                <text:p>0.927647</text:p>
              </table:table-cell>
              <table:table-cell office:value-type="float" office:value="0.934918">
                <text:p>0.934918</text:p>
              </table:table-cell>
              <table:table-cell office:value-type="float" office:value="0.945897">
                <text:p>0.945897</text:p>
              </table:table-cell>
              <table:table-cell office:value-type="float" office:value="0.952418">
                <text:p>0.952418</text:p>
              </table:table-cell>
              <table:table-cell office:value-type="float" office:value="0.891805">
                <text:p>0.89180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741811">
                <text:p>0.741811</text:p>
              </table:table-cell>
              <table:table-cell office:value-type="float" office:value="0.857577">
                <text:p>0.857577</text:p>
              </table:table-cell>
              <table:table-cell office:value-type="float" office:value="0.884943">
                <text:p>0.884943</text:p>
              </table:table-cell>
              <table:table-cell office:value-type="float" office:value="0.89955">
                <text:p>0.89955</text:p>
              </table:table-cell>
              <table:table-cell office:value-type="float" office:value="0.912173">
                <text:p>0.912173</text:p>
              </table:table-cell>
              <table:table-cell office:value-type="float" office:value="0.916384">
                <text:p>0.916384</text:p>
              </table:table-cell>
              <table:table-cell office:value-type="float" office:value="0.920525">
                <text:p>0.920525</text:p>
              </table:table-cell>
              <table:table-cell office:value-type="float" office:value="0.927565">
                <text:p>0.927565</text:p>
              </table:table-cell>
              <table:table-cell office:value-type="float" office:value="0.934201">
                <text:p>0.934201</text:p>
              </table:table-cell>
              <table:table-cell office:value-type="float" office:value="0.945268">
                <text:p>0.945268</text:p>
              </table:table-cell>
              <table:table-cell office:value-type="float" office:value="0.964095">
                <text:p>0.964095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762919">
                <text:p>0.762919</text:p>
              </table:table-cell>
              <table:table-cell office:value-type="float" office:value="0.854241">
                <text:p>0.854241</text:p>
              </table:table-cell>
              <table:table-cell office:value-type="float" office:value="0.885226">
                <text:p>0.885226</text:p>
              </table:table-cell>
              <table:table-cell office:value-type="float" office:value="0.901064">
                <text:p>0.901064</text:p>
              </table:table-cell>
              <table:table-cell office:value-type="float" office:value="0.910204">
                <text:p>0.910204</text:p>
              </table:table-cell>
              <table:table-cell office:value-type="float" office:value="0.916168">
                <text:p>0.916168</text:p>
              </table:table-cell>
              <table:table-cell office:value-type="float" office:value="0.919541">
                <text:p>0.919541</text:p>
              </table:table-cell>
              <table:table-cell office:value-type="float" office:value="0.927501">
                <text:p>0.927501</text:p>
              </table:table-cell>
              <table:table-cell office:value-type="float" office:value="0.934247">
                <text:p>0.934247</text:p>
              </table:table-cell>
              <table:table-cell office:value-type="float" office:value="0.946353">
                <text:p>0.946353</text:p>
              </table:table-cell>
              <table:table-cell office:value-type="float" office:value="0.964095">
                <text:p>0.964095</text:p>
              </table:table-cell>
              <table:table-cell office:value-type="float" office:value="0.895746">
                <text:p>0.89574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778028">
                <text:p>0.778028</text:p>
              </table:table-cell>
              <table:table-cell office:value-type="float" office:value="0.853335">
                <text:p>0.853335</text:p>
              </table:table-cell>
              <table:table-cell office:value-type="float" office:value="0.887189">
                <text:p>0.887189</text:p>
              </table:table-cell>
              <table:table-cell office:value-type="float" office:value="0.901324">
                <text:p>0.901324</text:p>
              </table:table-cell>
              <table:table-cell office:value-type="float" office:value="0.912379">
                <text:p>0.912379</text:p>
              </table:table-cell>
              <table:table-cell office:value-type="float" office:value="0.916217">
                <text:p>0.916217</text:p>
              </table:table-cell>
              <table:table-cell office:value-type="float" office:value="0.921935">
                <text:p>0.921935</text:p>
              </table:table-cell>
              <table:table-cell office:value-type="float" office:value="0.927691">
                <text:p>0.927691</text:p>
              </table:table-cell>
              <table:table-cell office:value-type="float" office:value="0.93559">
                <text:p>0.93559</text:p>
              </table:table-cell>
              <table:table-cell office:value-type="float" office:value="0.947078">
                <text:p>0.947078</text:p>
              </table:table-cell>
              <table:table-cell office:value-type="float" office:value="0.964095">
                <text:p>0.964095</text:p>
              </table:table-cell>
              <table:table-cell office:value-type="float" office:value="0.898077">
                <text:p>0.89807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755922">
                <text:p>0.755922</text:p>
              </table:table-cell>
              <table:table-cell office:value-type="float" office:value="0.837221">
                <text:p>0.837221</text:p>
              </table:table-cell>
              <table:table-cell office:value-type="float" office:value="0.879607">
                <text:p>0.879607</text:p>
              </table:table-cell>
              <table:table-cell office:value-type="float" office:value="0.897879">
                <text:p>0.897879</text:p>
              </table:table-cell>
              <table:table-cell office:value-type="float" office:value="0.909986">
                <text:p>0.909986</text:p>
              </table:table-cell>
              <table:table-cell office:value-type="float" office:value="0.91599">
                <text:p>0.91599</text:p>
              </table:table-cell>
              <table:table-cell office:value-type="float" office:value="0.918091">
                <text:p>0.918091</text:p>
              </table:table-cell>
              <table:table-cell office:value-type="float" office:value="0.927389">
                <text:p>0.927389</text:p>
              </table:table-cell>
              <table:table-cell office:value-type="float" office:value="0.932605">
                <text:p>0.932605</text:p>
              </table:table-cell>
              <table:table-cell office:value-type="float" office:value="0.945316">
                <text:p>0.945316</text:p>
              </table:table-cell>
              <table:table-cell office:value-type="float" office:value="0.964095">
                <text:p>0.96409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727086">
                <text:p>0.727086</text:p>
              </table:table-cell>
              <table:table-cell office:value-type="float" office:value="0.836858">
                <text:p>0.836858</text:p>
              </table:table-cell>
              <table:table-cell office:value-type="float" office:value="0.876901">
                <text:p>0.876901</text:p>
              </table:table-cell>
              <table:table-cell office:value-type="float" office:value="0.897878">
                <text:p>0.897878</text:p>
              </table:table-cell>
              <table:table-cell office:value-type="float" office:value="0.910078">
                <text:p>0.910078</text:p>
              </table:table-cell>
              <table:table-cell office:value-type="float" office:value="0.915881">
                <text:p>0.915881</text:p>
              </table:table-cell>
              <table:table-cell office:value-type="float" office:value="0.918733">
                <text:p>0.918733</text:p>
              </table:table-cell>
              <table:table-cell office:value-type="float" office:value="0.927409">
                <text:p>0.927409</text:p>
              </table:table-cell>
              <table:table-cell office:value-type="float" office:value="0.931205">
                <text:p>0.931205</text:p>
              </table:table-cell>
              <table:table-cell office:value-type="float" office:value="0.945581">
                <text:p>0.945581</text:p>
              </table:table-cell>
              <table:table-cell office:value-type="float" office:value="0.964095">
                <text:p>0.964095</text:p>
              </table:table-cell>
              <table:table-cell office:value-type="float" office:value="0.888761">
                <text:p>0.888761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696501">
                <text:p>0.696501</text:p>
              </table:table-cell>
              <table:table-cell office:value-type="float" office:value="0.849884">
                <text:p>0.849884</text:p>
              </table:table-cell>
              <table:table-cell office:value-type="float" office:value="0.876713">
                <text:p>0.876713</text:p>
              </table:table-cell>
              <table:table-cell office:value-type="float" office:value="0.895154">
                <text:p>0.895154</text:p>
              </table:table-cell>
              <table:table-cell office:value-type="float" office:value="0.909078">
                <text:p>0.909078</text:p>
              </table:table-cell>
              <table:table-cell office:value-type="float" office:value="0.915796">
                <text:p>0.915796</text:p>
              </table:table-cell>
              <table:table-cell office:value-type="float" office:value="0.918824">
                <text:p>0.918824</text:p>
              </table:table-cell>
              <table:table-cell office:value-type="float" office:value="0.927448">
                <text:p>0.927448</text:p>
              </table:table-cell>
              <table:table-cell office:value-type="float" office:value="0.93516">
                <text:p>0.93516</text:p>
              </table:table-cell>
              <table:table-cell office:value-type="float" office:value="0.945004">
                <text:p>0.945004</text:p>
              </table:table-cell>
              <table:table-cell office:value-type="float" office:value="0.964095">
                <text:p>0.964095</text:p>
              </table:table-cell>
              <table:table-cell office:value-type="float" office:value="0.886956">
                <text:p>0.88695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743526">
                <text:p>0.743526</text:p>
              </table:table-cell>
              <table:table-cell office:value-type="float" office:value="0.848458">
                <text:p>0.848458</text:p>
              </table:table-cell>
              <table:table-cell office:value-type="float" office:value="0.874152">
                <text:p>0.874152</text:p>
              </table:table-cell>
              <table:table-cell office:value-type="float" office:value="0.89326">
                <text:p>0.89326</text:p>
              </table:table-cell>
              <table:table-cell office:value-type="float" office:value="0.905883">
                <text:p>0.905883</text:p>
              </table:table-cell>
              <table:table-cell office:value-type="float" office:value="0.915677">
                <text:p>0.915677</text:p>
              </table:table-cell>
              <table:table-cell office:value-type="float" office:value="0.918501">
                <text:p>0.918501</text:p>
              </table:table-cell>
              <table:table-cell office:value-type="float" office:value="0.927445">
                <text:p>0.927445</text:p>
              </table:table-cell>
              <table:table-cell office:value-type="float" office:value="0.93508">
                <text:p>0.93508</text:p>
              </table:table-cell>
              <table:table-cell office:value-type="float" office:value="0.946738">
                <text:p>0.946738</text:p>
              </table:table-cell>
              <table:table-cell office:value-type="float" office:value="0.964095">
                <text:p>0.964095</text:p>
              </table:table-cell>
              <table:table-cell office:value-type="float" office:value="0.890872">
                <text:p>0.89087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74734">
                <text:p>0.74734</text:p>
              </table:table-cell>
              <table:table-cell office:value-type="float" office:value="0.832319">
                <text:p>0.832319</text:p>
              </table:table-cell>
              <table:table-cell office:value-type="float" office:value="0.865304">
                <text:p>0.865304</text:p>
              </table:table-cell>
              <table:table-cell office:value-type="float" office:value="0.88617">
                <text:p>0.88617</text:p>
              </table:table-cell>
              <table:table-cell office:value-type="float" office:value="0.900237">
                <text:p>0.900237</text:p>
              </table:table-cell>
              <table:table-cell office:value-type="float" office:value="0.910437">
                <text:p>0.910437</text:p>
              </table:table-cell>
              <table:table-cell office:value-type="float" office:value="0.916396">
                <text:p>0.916396</text:p>
              </table:table-cell>
              <table:table-cell office:value-type="float" office:value="0.924453">
                <text:p>0.924453</text:p>
              </table:table-cell>
              <table:table-cell office:value-type="float" office:value="0.931869">
                <text:p>0.931869</text:p>
              </table:table-cell>
              <table:table-cell office:value-type="float" office:value="0.946014">
                <text:p>0.946014</text:p>
              </table:table-cell>
              <table:table-cell office:value-type="float" office:value="0.964095">
                <text:p>0.964095</text:p>
              </table:table-cell>
              <table:table-cell office:value-type="float" office:value="0.886054">
                <text:p>0.88605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754467">
                <text:p>0.754467</text:p>
              </table:table-cell>
              <table:table-cell office:value-type="float" office:value="0.846712">
                <text:p>0.846712</text:p>
              </table:table-cell>
              <table:table-cell office:value-type="float" office:value="0.877652">
                <text:p>0.877652</text:p>
              </table:table-cell>
              <table:table-cell office:value-type="float" office:value="0.896521">
                <text:p>0.896521</text:p>
              </table:table-cell>
              <table:table-cell office:value-type="float" office:value="0.906165">
                <text:p>0.906165</text:p>
              </table:table-cell>
              <table:table-cell office:value-type="float" office:value="0.915779">
                <text:p>0.915779</text:p>
              </table:table-cell>
              <table:table-cell office:value-type="float" office:value="0.917035">
                <text:p>0.917035</text:p>
              </table:table-cell>
              <table:table-cell office:value-type="float" office:value="0.927332">
                <text:p>0.927332</text:p>
              </table:table-cell>
              <table:table-cell office:value-type="float" office:value="0.934123">
                <text:p>0.934123</text:p>
              </table:table-cell>
              <table:table-cell office:value-type="float" office:value="0.945789">
                <text:p>0.945789</text:p>
              </table:table-cell>
              <table:table-cell office:value-type="float" office:value="0.964095">
                <text:p>0.964095</text:p>
              </table:table-cell>
              <table:table-cell office:value-type="float" office:value="0.892158">
                <text:p>0.89215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720112">
                <text:p>0.720112</text:p>
              </table:table-cell>
              <table:table-cell office:value-type="float" office:value="0.819702">
                <text:p>0.819702</text:p>
              </table:table-cell>
              <table:table-cell office:value-type="float" office:value="0.867518">
                <text:p>0.867518</text:p>
              </table:table-cell>
              <table:table-cell office:value-type="float" office:value="0.894268">
                <text:p>0.894268</text:p>
              </table:table-cell>
              <table:table-cell office:value-type="float" office:value="0.906216">
                <text:p>0.906216</text:p>
              </table:table-cell>
              <table:table-cell office:value-type="float" office:value="0.915771">
                <text:p>0.915771</text:p>
              </table:table-cell>
              <table:table-cell office:value-type="float" office:value="0.918105">
                <text:p>0.918105</text:p>
              </table:table-cell>
              <table:table-cell office:value-type="float" office:value="0.927347">
                <text:p>0.927347</text:p>
              </table:table-cell>
              <table:table-cell office:value-type="float" office:value="0.9335">
                <text:p>0.9335</text:p>
              </table:table-cell>
              <table:table-cell office:value-type="float" office:value="0.946824">
                <text:p>0.946824</text:p>
              </table:table-cell>
              <table:table-cell office:value-type="float" office:value="0.964095">
                <text:p>0.964095</text:p>
              </table:table-cell>
              <table:table-cell office:value-type="float" office:value="0.884936">
                <text:p>0.88493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729098">
                <text:p>0.729098</text:p>
              </table:table-cell>
              <table:table-cell office:value-type="float" office:value="0.827251">
                <text:p>0.827251</text:p>
              </table:table-cell>
              <table:table-cell office:value-type="float" office:value="0.866363">
                <text:p>0.866363</text:p>
              </table:table-cell>
              <table:table-cell office:value-type="float" office:value="0.890094">
                <text:p>0.890094</text:p>
              </table:table-cell>
              <table:table-cell office:value-type="float" office:value="0.900843">
                <text:p>0.900843</text:p>
              </table:table-cell>
              <table:table-cell office:value-type="float" office:value="0.914229">
                <text:p>0.914229</text:p>
              </table:table-cell>
              <table:table-cell office:value-type="float" office:value="0.918561">
                <text:p>0.918561</text:p>
              </table:table-cell>
              <table:table-cell office:value-type="float" office:value="0.927422">
                <text:p>0.927422</text:p>
              </table:table-cell>
              <table:table-cell office:value-type="float" office:value="0.932263">
                <text:p>0.932263</text:p>
              </table:table-cell>
              <table:table-cell office:value-type="float" office:value="0.941824">
                <text:p>0.941824</text:p>
              </table:table-cell>
              <table:table-cell office:value-type="float" office:value="0.951836">
                <text:p>0.951836</text:p>
              </table:table-cell>
              <table:table-cell office:value-type="float" office:value="0.884795">
                <text:p>0.88479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7176">
                <text:p>0.7176</text:p>
              </table:table-cell>
              <table:table-cell office:value-type="float" office:value="0.83373">
                <text:p>0.83373</text:p>
              </table:table-cell>
              <table:table-cell office:value-type="float" office:value="0.874159">
                <text:p>0.874159</text:p>
              </table:table-cell>
              <table:table-cell office:value-type="float" office:value="0.892927">
                <text:p>0.892927</text:p>
              </table:table-cell>
              <table:table-cell office:value-type="float" office:value="0.903987">
                <text:p>0.903987</text:p>
              </table:table-cell>
              <table:table-cell office:value-type="float" office:value="0.91391">
                <text:p>0.91391</text:p>
              </table:table-cell>
              <table:table-cell office:value-type="float" office:value="0.916903">
                <text:p>0.916903</text:p>
              </table:table-cell>
              <table:table-cell office:value-type="float" office:value="0.927384">
                <text:p>0.927384</text:p>
              </table:table-cell>
              <table:table-cell office:value-type="float" office:value="0.931683">
                <text:p>0.931683</text:p>
              </table:table-cell>
              <table:table-cell office:value-type="float" office:value="0.942435">
                <text:p>0.942435</text:p>
              </table:table-cell>
              <table:table-cell office:value-type="float" office:value="0.951836">
                <text:p>0.951836</text:p>
              </table:table-cell>
              <table:table-cell office:value-type="float" office:value="0.885472">
                <text:p>0.88547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740041">
                <text:p>0.740041</text:p>
              </table:table-cell>
              <table:table-cell office:value-type="float" office:value="0.837135">
                <text:p>0.837135</text:p>
              </table:table-cell>
              <table:table-cell office:value-type="float" office:value="0.877383">
                <text:p>0.877383</text:p>
              </table:table-cell>
              <table:table-cell office:value-type="float" office:value="0.898104">
                <text:p>0.898104</text:p>
              </table:table-cell>
              <table:table-cell office:value-type="float" office:value="0.907998">
                <text:p>0.907998</text:p>
              </table:table-cell>
              <table:table-cell office:value-type="float" office:value="0.915932">
                <text:p>0.915932</text:p>
              </table:table-cell>
              <table:table-cell office:value-type="float" office:value="0.919674">
                <text:p>0.919674</text:p>
              </table:table-cell>
              <table:table-cell office:value-type="float" office:value="0.927585">
                <text:p>0.927585</text:p>
              </table:table-cell>
              <table:table-cell office:value-type="float" office:value="0.933675">
                <text:p>0.933675</text:p>
              </table:table-cell>
              <table:table-cell office:value-type="float" office:value="0.943497">
                <text:p>0.943497</text:p>
              </table:table-cell>
              <table:table-cell office:value-type="float" office:value="0.951836">
                <text:p>0.951836</text:p>
              </table:table-cell>
              <table:table-cell office:value-type="float" office:value="0.890102">
                <text:p>0.890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